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4000001126AEAB463.jpg"/>
  <manifest:file-entry manifest:media-type="image/jpeg" manifest:full-path="Pictures/10000000000002CB0000012935F99A85.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C000000872F4514CC.jpg"/>
  <manifest:file-entry manifest:media-type="image/jpeg" manifest:full-path="Pictures/10000000000002CA0000012AEBA20E9C.jpg"/>
  <manifest:file-entry manifest:media-type="image/jpeg" manifest:full-path="Pictures/10000000000002CA0000034E3168A19E.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D20000035472C8A261.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表格166" style:family="table">
      <style:table-properties style:width="18.927cm" table:align="margins" style:shadow="#808080 0.079cm 0.079cm" style:writing-mode="lr-tb"/>
    </style:style>
    <style:style style:name="表格166.A" style:family="table-column">
      <style:table-column-properties style:column-width="6.329cm" style:rel-column-width="21913*"/>
    </style:style>
    <style:style style:name="表格166.B" style:family="table-column">
      <style:table-column-properties style:column-width="12.598cm" style:rel-column-width="43622*"/>
    </style:style>
    <style:style style:name="表格166.A1" style:family="table-cell">
      <style:table-cell-properties fo:background-color="#e6e6ff" fo:padding="0.097cm" fo:border-left="0.002cm solid #ffffff" fo:border-right="none" fo:border-top="0.002cm solid #ffffff" fo:border-bottom="none">
        <style:background-image/>
      </style:table-cell-properties>
    </style:style>
    <style:style style:name="表格1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66.A2" style:family="table-cell">
      <style:table-cell-properties fo:background-color="#e6e6ff" fo:padding="0.097cm" fo:border-left="0.002cm solid #ffffff" fo:border-right="none" fo:border-top="none" fo:border-bottom="none">
        <style:background-image/>
      </style:table-cell-properties>
    </style:style>
    <style:style style:name="表格166.B2" style:family="table-cell">
      <style:table-cell-properties fo:background-color="#e6e6ff" fo:padding="0.097cm" fo:border-left="0.002cm solid #ffffff" fo:border-right="0.002cm solid #ffffff" fo:border-top="none" fo:border-bottom="none">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padding="0.097cm" fo:border="0.002cm solid #ffffff"/>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padding="0.097cm" fo:border="0.002cm solid #ffffff"/>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padding="0.097cm" fo:border="0.002cm solid #ffffff"/>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padding="0.097cm" fo:border="0.002cm solid #ffffff"/>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padding="0.097cm" fo:border="0.002cm solid #ffffff"/>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padding="0.097cm" fo:border="0.002cm solid #ffffff"/>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padding="0.097cm" fo:border="0.002cm solid #ffffff"/>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padding="0.097cm" fo:border="0.002cm solid #ffffff"/>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padding="0.097cm" fo:border="0.002cm solid #ffffff"/>
    </style:style>
    <style:style style:name="表格176" style:family="table">
      <style:table-properties style:width="18.927cm" table:align="margins" style:shadow="#808080 0.079cm 0.079cm" style:writing-mode="lr-tb"/>
    </style:style>
    <style:style style:name="表格176.A" style:family="table-column">
      <style:table-column-properties style:column-width="6.329cm" style:rel-column-width="21913*"/>
    </style:style>
    <style:style style:name="表格176.B" style:family="table-column">
      <style:table-column-properties style:column-width="12.598cm" style:rel-column-width="43622*"/>
    </style:style>
    <style:style style:name="表格176.A1" style:family="table-cell">
      <style:table-cell-properties fo:background-color="#e6e6ff" fo:padding="0.097cm" fo:border-left="0.002cm solid #ffffff" fo:border-right="none" fo:border-top="0.002cm solid #ffffff" fo:border-bottom="none">
        <style:background-image/>
      </style:table-cell-properties>
    </style:style>
    <style:style style:name="表格17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6.A2" style:family="table-cell">
      <style:table-cell-properties fo:background-color="#e6e6ff" fo:padding="0.097cm" fo:border-left="0.002cm solid #ffffff" fo:border-right="none" fo:border-top="none" fo:border-bottom="none">
        <style:background-image/>
      </style:table-cell-properties>
    </style:style>
    <style:style style:name="表格176.B2" style:family="table-cell">
      <style:table-cell-properties fo:background-color="#e6e6ff" fo:padding="0.097cm" fo:border-left="0.002cm solid #ffffff" fo:border-right="0.002cm solid #ffffff" fo:border-top="none" fo:border-bottom="none">
        <style:background-image/>
      </style:table-cell-properties>
    </style:style>
    <style:style style:name="表格177" style:family="table">
      <style:table-properties style:width="18.927cm" table:align="margins" style:shadow="#808080 0.079cm 0.079cm" style:writing-mode="lr-tb"/>
    </style:style>
    <style:style style:name="表格177.A" style:family="table-column">
      <style:table-column-properties style:column-width="6.329cm" style:rel-column-width="21913*"/>
    </style:style>
    <style:style style:name="表格177.B" style:family="table-column">
      <style:table-column-properties style:column-width="12.598cm" style:rel-column-width="43622*"/>
    </style:style>
    <style:style style:name="表格177.A1" style:family="table-cell">
      <style:table-cell-properties fo:background-color="#e6e6ff" fo:padding="0.097cm" fo:border-left="0.002cm solid #ffffff" fo:border-right="none" fo:border-top="0.002cm solid #ffffff" fo:border-bottom="none">
        <style:background-image/>
      </style:table-cell-properties>
    </style:style>
    <style:style style:name="表格17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7.A2" style:family="table-cell">
      <style:table-cell-properties fo:background-color="#e6e6ff" fo:padding="0.097cm" fo:border-left="0.002cm solid #ffffff" fo:border-right="none" fo:border-top="none" fo:border-bottom="none">
        <style:background-image/>
      </style:table-cell-properties>
    </style:style>
    <style:style style:name="表格177.B2" style:family="table-cell">
      <style:table-cell-properties fo:background-color="#e6e6ff" fo:padding="0.097cm" fo:border-left="0.002cm solid #ffffff" fo:border-right="0.002cm solid #ffffff" fo:border-top="none" fo:border-bottom="none">
        <style:background-image/>
      </style:table-cell-properties>
    </style:style>
    <style:style style:name="表格178" style:family="table">
      <style:table-properties style:width="18.927cm" table:align="margins" style:shadow="#808080 0.079cm 0.079cm" style:writing-mode="lr-tb"/>
    </style:style>
    <style:style style:name="表格178.A" style:family="table-column">
      <style:table-column-properties style:column-width="6.329cm" style:rel-column-width="21913*"/>
    </style:style>
    <style:style style:name="表格178.B" style:family="table-column">
      <style:table-column-properties style:column-width="12.598cm" style:rel-column-width="43622*"/>
    </style:style>
    <style:style style:name="表格178.A1" style:family="table-cell">
      <style:table-cell-properties fo:background-color="#e6e6ff" fo:padding="0.097cm" fo:border-left="0.002cm solid #ffffff" fo:border-right="none" fo:border-top="0.002cm solid #ffffff" fo:border-bottom="none">
        <style:background-image/>
      </style:table-cell-properties>
    </style:style>
    <style:style style:name="表格1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8.A2" style:family="table-cell">
      <style:table-cell-properties fo:background-color="#e6e6ff" fo:padding="0.097cm" fo:border-left="0.002cm solid #ffffff" fo:border-right="none" fo:border-top="none" fo:border-bottom="none">
        <style:background-image/>
      </style:table-cell-properties>
    </style:style>
    <style:style style:name="表格178.B2" style:family="table-cell">
      <style:table-cell-properties fo:background-color="#e6e6ff" fo:padding="0.097cm" fo:border-left="0.002cm solid #ffffff" fo:border-right="0.002cm solid #ffffff" fo:border-top="none" fo:border-bottom="none">
        <style:background-image/>
      </style:table-cell-properties>
    </style:style>
    <style:style style:name="表格179" style:family="table">
      <style:table-properties style:width="18.927cm" table:align="margins" style:shadow="#808080 0.079cm 0.079cm" style:writing-mode="lr-tb"/>
    </style:style>
    <style:style style:name="表格179.A" style:family="table-column">
      <style:table-column-properties style:column-width="6.329cm" style:rel-column-width="21913*"/>
    </style:style>
    <style:style style:name="表格179.B" style:family="table-column">
      <style:table-column-properties style:column-width="12.598cm" style:rel-column-width="43622*"/>
    </style:style>
    <style:style style:name="表格179.A1" style:family="table-cell">
      <style:table-cell-properties fo:background-color="#e6e6ff" fo:padding="0.097cm" fo:border-left="0.002cm solid #ffffff" fo:border-right="none" fo:border-top="0.002cm solid #ffffff" fo:border-bottom="none">
        <style:background-image/>
      </style:table-cell-properties>
    </style:style>
    <style:style style:name="表格1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9.A2" style:family="table-cell">
      <style:table-cell-properties fo:background-color="#e6e6ff" fo:padding="0.097cm" fo:border-left="0.002cm solid #ffffff" fo:border-right="none" fo:border-top="none" fo:border-bottom="none">
        <style:background-image/>
      </style:table-cell-properties>
    </style:style>
    <style:style style:name="表格179.B2" style:family="table-cell">
      <style:table-cell-properties fo:background-color="#e6e6ff" fo:padding="0.097cm" fo:border-left="0.002cm solid #ffffff" fo:border-right="0.002cm solid #ffffff" fo:border-top="none" fo:border-bottom="none">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padding="0.097cm" fo:border="0.002cm solid #ffffff"/>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2" style:family="paragraph" style:parent-style-name="Standard">
      <style:text-properties style:font-name="Courier New" fo:font-weight="bold" style:font-weight-asian="bold" style:font-name-complex="Courier New" style:font-size-complex="10.5pt"/>
    </style:style>
    <style:style style:name="P13"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4"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5" style:family="paragraph" style:parent-style-name="Standard">
      <style:text-properties style:font-name="Courier New" style:font-name-complex="Courier New" style:font-size-complex="10.5pt"/>
    </style:style>
    <style:style style:name="P16" style:family="paragraph" style:parent-style-name="Standard">
      <style:paragraph-properties style:snap-to-layout-grid="false"/>
      <style:text-properties style:font-name="Courier New" style:font-name-complex="Courier New" style:font-size-complex="10.5pt"/>
    </style:style>
    <style:style style:name="P17"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18" style:family="paragraph" style:parent-style-name="Standard">
      <style:paragraph-properties style:snap-to-layout-grid="false"/>
    </style:style>
    <style:style style:name="P19"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0"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1"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3"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4"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25"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26" style:family="paragraph" style:parent-style-name="Standard">
      <style:text-properties style:font-name="Times New Roman" style:font-name-asian="宋体1"/>
    </style:style>
    <style:style style:name="P27" style:family="paragraph" style:parent-style-name="Standard">
      <style:text-properties style:font-name="Times New Roman" style:font-name-asian="宋体1" style:font-size-complex="10.5pt"/>
    </style:style>
    <style:style style:name="P28" style:family="paragraph" style:parent-style-name="Standard">
      <style:text-properties style:font-name="Times New Roman" style:font-name-asian="宋体1" style:font-name-complex="Courier New" style:font-size-complex="10.5pt"/>
    </style:style>
    <style:style style:name="P29" style:family="paragraph" style:parent-style-name="Standard">
      <style:text-properties style:font-name="Times New Roman" fo:font-weight="bold" style:font-name-asian="宋体1" style:font-weight-asian="bold" style:font-name-complex="Courier New" style:font-size-complex="10.5pt"/>
    </style:style>
    <style:style style:name="P30"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1"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32" style:family="paragraph" style:parent-style-name="Standard">
      <style:text-properties style:font-name="Times New Roman" fo:font-weight="normal" style:font-name-asian="宋体1" style:font-weight-asian="normal" style:font-name-complex="Courier New" style:font-weight-complex="normal"/>
    </style:style>
    <style:style style:name="P33" style:family="paragraph" style:parent-style-name="Standard">
      <style:paragraph-properties fo:text-align="start" style:justify-single-word="false"/>
    </style:style>
    <style:style style:name="P34" style:family="paragraph" style:parent-style-name="Standard">
      <style:text-properties style:font-name="宋体1"/>
    </style:style>
    <style:style style:name="P35" style:family="paragraph" style:parent-style-name="Standard">
      <style:text-properties style:font-name="宋体1" style:font-name-asian="宋体1"/>
    </style:style>
    <style:style style:name="P36" style:family="paragraph" style:parent-style-name="Standard">
      <style:text-properties style:font-name="宋体1" style:font-name-asian="宋体1" style:font-name-complex="Courier New"/>
    </style:style>
    <style:style style:name="P37" style:family="paragraph" style:parent-style-name="Standard">
      <style:text-properties style:font-name="宋体1" style:font-name-asian="宋体1" style:font-name-complex="Courier New" style:font-size-complex="10.5pt"/>
    </style:style>
    <style:style style:name="P38" style:family="paragraph" style:parent-style-name="Standard">
      <style:paragraph-properties fo:text-align="center" style:justify-single-word="false"/>
      <style:text-properties style:font-name="宋体1" style:font-name-asian="宋体1" style:font-name-complex="Courier New" style:font-size-complex="10.5pt"/>
    </style:style>
    <style:style style:name="P39" style:family="paragraph" style:parent-style-name="Standard">
      <style:paragraph-properties fo:text-align="center" style:justify-single-word="false"/>
      <style:text-properties style:font-name="宋体1" style:font-name-asian="宋体1"/>
    </style:style>
    <style:style style:name="P40" style:family="paragraph" style:parent-style-name="Standard">
      <style:text-properties style:font-name="宋体1" fo:font-weight="bold" style:font-name-asian="宋体1" style:font-weight-asian="bold" style:font-name-complex="Courier New"/>
    </style:style>
    <style:style style:name="P41" style:family="paragraph" style:parent-style-name="Standard">
      <style:text-properties style:font-name="宋体1" fo:font-weight="bold" style:font-name-asian="宋体1" style:font-weight-asian="bold" style:font-name-complex="Courier New" style:font-size-complex="10.5pt"/>
    </style:style>
    <style:style style:name="P42"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43" style:family="paragraph" style:parent-style-name="Standard">
      <style:text-properties style:font-name="宋体1" fo:language="zxx" fo:country="none" style:font-name-asian="宋体1" style:language-asian="zxx" style:country-asian="none"/>
    </style:style>
    <style:style style:name="P44"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45"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46"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style>
    <style:style style:name="P47"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48"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4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50"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51"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52" style:family="paragraph" style:parent-style-name="Standard">
      <style:text-properties style:font-name="宋体1" fo:font-weight="normal" style:font-name-asian="宋体1" style:font-weight-asian="normal" style:font-name-complex="Courier New" style:font-weight-complex="normal"/>
    </style:style>
    <style:style style:name="P53" style:family="paragraph" style:parent-style-name="Standard">
      <style:text-properties style:font-name="宋体1" fo:font-weight="normal" style:font-name-asian="宋体1" style:font-weight-asian="normal" style:font-weight-complex="normal"/>
    </style:style>
    <style:style style:name="P54" style:family="paragraph" style:parent-style-name="Standard">
      <style:text-properties style:font-name="宋体1" style:font-name-complex="Courier New" style:font-size-complex="10.5pt"/>
    </style:style>
    <style:style style:name="P55" style:family="paragraph" style:parent-style-name="Standard">
      <style:text-properties style:font-name="Courier New1" fo:font-weight="bold" style:font-name-asian="宋体1" style:font-weight-asian="bold" style:font-name-complex="Courier New"/>
    </style:style>
    <style:style style:name="P56" style:family="paragraph" style:parent-style-name="Standard">
      <style:text-properties style:font-name="Courier New1" fo:font-weight="bold" style:font-name-asian="宋体1" style:font-weight-asian="bold" style:font-name-complex="Courier New" style:font-size-complex="10.5pt"/>
    </style:style>
    <style:style style:name="P57"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58" style:family="paragraph" style:parent-style-name="Standard">
      <style:text-properties style:font-name="Courier New1" fo:font-weight="bold" style:font-name-asian="宋体1" style:font-weight-asian="bold" style:font-name-complex="Courier New" style:font-weight-complex="bold"/>
    </style:style>
    <style:style style:name="P59" style:family="paragraph" style:parent-style-name="Standard">
      <style:text-properties style:font-name="Courier New1" fo:font-weight="bold" style:font-name-asian="Courier New1" style:font-weight-asian="bold" style:font-name-complex="Courier New" style:font-size-complex="10.5pt"/>
    </style:style>
    <style:style style:name="P60"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1" style:family="paragraph" style:parent-style-name="Standard">
      <style:text-properties style:font-name="Courier New1" fo:font-weight="bold" style:font-name-asian="Courier New1" style:font-weight-asian="bold" style:font-weight-complex="bold"/>
    </style:style>
    <style:style style:name="P62"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63" style:family="paragraph" style:parent-style-name="Standard">
      <style:text-properties style:font-name="Courier New1" fo:font-weight="normal" style:font-name-asian="宋体1" style:font-weight-asian="normal" style:font-weight-complex="normal"/>
    </style:style>
    <style:style style:name="P64" style:family="paragraph" style:parent-style-name="Standard">
      <style:text-properties style:font-name="Courier New1" style:font-name-asian="宋体1"/>
    </style:style>
    <style:style style:name="P65" style:family="paragraph" style:parent-style-name="Standard">
      <style:text-properties style:use-window-font-color="true" style:font-name="Courier New1" fo:font-weight="bold" style:font-weight-asian="bold" style:font-weight-complex="bold"/>
    </style:style>
    <style:style style:name="P66"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67"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68" style:family="paragraph" style:parent-style-name="Standard">
      <style:paragraph-properties fo:text-align="center" style:justify-single-word="false"/>
    </style:style>
    <style:style style:name="P69" style:family="paragraph" style:parent-style-name="Standard">
      <style:paragraph-properties fo:margin-left="0cm" fo:margin-right="0cm" fo:text-indent="0.741cm" style:auto-text-indent="false"/>
    </style:style>
    <style:style style:name="P70"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1"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72"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73" style:family="paragraph" style:parent-style-name="Standard">
      <style:paragraph-properties fo:margin-left="0cm" fo:margin-right="0cm" fo:text-indent="0.741cm" style:auto-text-indent="false"/>
      <style:text-properties style:font-name="宋体1" style:font-name-asian="宋体1"/>
    </style:style>
    <style:style style:name="P74"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75"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76"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77"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78"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79"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80" style:family="paragraph" style:parent-style-name="Standard">
      <style:paragraph-properties fo:margin-left="0cm" fo:margin-right="0cm" fo:text-indent="0cm" style:auto-text-indent="false"/>
      <style:text-properties style:font-name="宋体1" style:font-name-asian="宋体1"/>
    </style:style>
    <style:style style:name="P81"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82"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83"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84"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85" style:family="paragraph" style:parent-style-name="Table_20_Contents">
      <style:text-properties style:font-name="Courier New1" fo:font-weight="bold" style:font-name-asian="Courier New1" style:font-weight-asian="bold" style:font-weight-complex="bold"/>
    </style:style>
    <style:style style:name="P86"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87" style:family="paragraph" style:parent-style-name="Table_20_Contents">
      <style:text-properties style:font-name="Courier New1" fo:font-weight="bold" style:font-name-asian="Courier New1" style:font-weight-asian="bold" style:font-name-complex="Courier New" style:font-weight-complex="bold"/>
    </style:style>
    <style:style style:name="P88"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89" style:family="paragraph" style:parent-style-name="Table_20_Contents">
      <style:text-properties style:font-name="Courier New1" fo:font-weight="bold" style:font-name-asian="宋体1" style:font-weight-asian="bold" style:font-name-complex="Courier New" style:font-weight-complex="bold"/>
    </style:style>
    <style:style style:name="P90"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91"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92"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93"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94" style:family="paragraph" style:parent-style-name="Table_20_Contents">
      <style:text-properties style:font-name="Times New Roman" fo:font-weight="normal" style:font-name-asian="Courier New1" style:font-weight-asian="normal" style:font-name-complex="Courier New" style:font-weight-complex="normal"/>
    </style:style>
    <style:style style:name="P95" style:family="paragraph" style:parent-style-name="Table_20_Contents">
      <style:text-properties style:font-name="Times New Roman" style:font-name-asian="宋体1" style:font-name-complex="Courier New" style:font-size-complex="10.5pt"/>
    </style:style>
    <style:style style:name="P96" style:family="paragraph" style:parent-style-name="Table_20_Contents">
      <style:text-properties style:font-name="Times New Roman" style:font-name-asian="Times New Roman"/>
    </style:style>
    <style:style style:name="P97" style:family="paragraph" style:parent-style-name="Table_20_Contents">
      <style:text-properties style:font-name="宋体1" style:font-name-asian="宋体1"/>
    </style:style>
    <style:style style:name="P98" style:family="paragraph" style:parent-style-name="Table_20_Contents">
      <style:text-properties style:font-name="宋体1" style:font-name-asian="宋体1" style:font-name-complex="Courier New" style:font-size-complex="10.5pt"/>
    </style:style>
    <style:style style:name="P99"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10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03"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04"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05"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06"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07"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08"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09"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10"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11"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12"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13"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14"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15"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16"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17"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18"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19"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20"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21"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22"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23"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24"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25"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26"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27"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28"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29"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30"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31"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32"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33"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34"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35"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36"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114">
      <style:text-properties style:font-name="Times New Roman" fo:font-weight="normal" style:font-name-asian="宋体1" style:font-weight-asian="normal" style:font-name-complex="Courier New" style:font-size-complex="10.5pt" style:font-weight-complex="normal"/>
    </style:style>
    <style:style style:name="P139" style:family="paragraph" style:parent-style-name="Standard" style:list-style-name="L115">
      <style:text-properties style:font-name="Times New Roman" fo:font-weight="normal" style:font-name-asian="宋体1" style:font-weight-asian="normal" style:font-name-complex="Courier New" style:font-size-complex="10.5pt" style:font-weight-complex="normal"/>
    </style:style>
    <style:style style:name="P140" style:family="paragraph" style:parent-style-name="Standard" style:list-style-name="L116">
      <style:text-properties style:font-name="Times New Roman" fo:font-weight="normal" style:font-name-asian="宋体1" style:font-weight-asian="normal" style:font-name-complex="Courier New" style:font-size-complex="10.5pt" style:font-weight-complex="normal"/>
    </style:style>
    <style:style style:name="P141" style:family="paragraph" style:parent-style-name="Standard" style:list-style-name="L117">
      <style:text-properties style:font-name="Times New Roman" fo:font-weight="normal" style:font-name-asian="宋体1" style:font-weight-asian="normal" style:font-name-complex="Courier New" style:font-size-complex="10.5pt" style:font-weight-complex="normal"/>
    </style:style>
    <style:style style:name="P142" style:family="paragraph" style:parent-style-name="Standard" style:list-style-name="L118">
      <style:text-properties style:font-name="Times New Roman" fo:font-weight="normal" style:font-name-asian="宋体1" style:font-weight-asian="normal" style:font-name-complex="Courier New" style:font-size-complex="10.5pt" style:font-weight-complex="normal"/>
    </style:style>
    <style:style style:name="P143" style:family="paragraph" style:parent-style-name="Standard" style:list-style-name="L119">
      <style:text-properties style:font-name="Times New Roman" fo:font-weight="normal" style:font-name-asian="宋体1" style:font-weight-asian="normal" style:font-name-complex="Courier New" style:font-size-complex="10.5pt" style:font-weight-complex="normal"/>
    </style:style>
    <style:style style:name="P144" style:family="paragraph" style:parent-style-name="Standard" style:list-style-name="L120">
      <style:text-properties style:font-name="Times New Roman" fo:font-weight="normal" style:font-name-asian="宋体1" style:font-weight-asian="normal" style:font-name-complex="Courier New" style:font-size-complex="10.5pt" style:font-weight-complex="normal"/>
    </style:style>
    <style:style style:name="P145" style:family="paragraph" style:parent-style-name="Standard" style:list-style-name="L121">
      <style:text-properties style:font-name="Times New Roman" fo:font-weight="normal" style:font-name-asian="宋体1" style:font-weight-asian="normal" style:font-name-complex="Courier New" style:font-size-complex="10.5pt" style:font-weight-complex="normal"/>
    </style:style>
    <style:style style:name="P146" style:family="paragraph" style:parent-style-name="Standard" style:list-style-name="L122">
      <style:text-properties style:font-name="Times New Roman" fo:font-weight="normal" style:font-name-asian="宋体1" style:font-weight-asian="normal" style:font-name-complex="Courier New" style:font-size-complex="10.5pt" style:font-weight-complex="normal"/>
    </style:style>
    <style:style style:name="P147" style:family="paragraph" style:parent-style-name="Standard" style:list-style-name="L123">
      <style:text-properties style:font-name="Times New Roman" fo:font-weight="normal" style:font-name-asian="宋体1" style:font-weight-asian="normal" style:font-name-complex="Courier New" style:font-size-complex="10.5pt" style:font-weight-complex="normal"/>
    </style:style>
    <style:style style:name="P148" style:family="paragraph" style:parent-style-name="Standard" style:list-style-name="L124">
      <style:text-properties style:font-name="Times New Roman" fo:font-weight="normal" style:font-name-asian="宋体1" style:font-weight-asian="normal" style:font-name-complex="Courier New" style:font-size-complex="10.5pt" style:font-weight-complex="normal"/>
    </style:style>
    <style:style style:name="P149" style:family="paragraph" style:parent-style-name="Standard" style:list-style-name="L125">
      <style:text-properties style:font-name="Times New Roman" fo:font-weight="normal" style:font-name-asian="宋体1" style:font-weight-asian="normal" style:font-name-complex="Courier New" style:font-size-complex="10.5pt" style:font-weight-complex="normal"/>
    </style:style>
    <style:style style:name="P150" style:family="paragraph" style:parent-style-name="Standard" style:list-style-name="L126">
      <style:text-properties style:font-name="Times New Roman" fo:font-weight="normal" style:font-name-asian="宋体1" style:font-weight-asian="normal" style:font-name-complex="Courier New" style:font-size-complex="10.5pt" style:font-weight-complex="normal"/>
    </style:style>
    <style:style style:name="P151" style:family="paragraph" style:parent-style-name="Standard" style:list-style-name="L127">
      <style:text-properties style:font-name="Times New Roman" fo:font-weight="normal" style:font-name-asian="宋体1" style:font-weight-asian="normal" style:font-name-complex="Courier New" style:font-size-complex="10.5pt" style:font-weight-complex="normal"/>
    </style:style>
    <style:style style:name="P152" style:family="paragraph" style:parent-style-name="Standard" style:list-style-name="L128">
      <style:text-properties style:font-name="Times New Roman" fo:font-weight="normal" style:font-name-asian="宋体1" style:font-weight-asian="normal" style:font-name-complex="Courier New" style:font-size-complex="10.5pt" style:font-weight-complex="normal"/>
    </style:style>
    <style:style style:name="P153" style:family="paragraph" style:parent-style-name="Standard" style:list-style-name="L129">
      <style:text-properties style:font-name="Times New Roman" fo:font-weight="normal" style:font-name-asian="宋体1" style:font-weight-asian="normal" style:font-name-complex="Courier New" style:font-size-complex="10.5pt" style:font-weight-complex="normal"/>
    </style:style>
    <style:style style:name="P154" style:family="paragraph" style:parent-style-name="Standard" style:list-style-name="L130">
      <style:text-properties style:font-name="Times New Roman" fo:font-weight="normal" style:font-name-asian="宋体1" style:font-weight-asian="normal" style:font-name-complex="Courier New" style:font-size-complex="10.5pt" style:font-weight-complex="normal"/>
    </style:style>
    <style:style style:name="P155" style:family="paragraph" style:parent-style-name="Standard" style:list-style-name="L131">
      <style:text-properties style:font-name="Times New Roman" fo:font-weight="normal" style:font-name-asian="宋体1" style:font-weight-asian="normal" style:font-name-complex="Courier New" style:font-size-complex="10.5pt" style:font-weight-complex="normal"/>
    </style:style>
    <style:style style:name="P156" style:family="paragraph" style:parent-style-name="Standard" style:list-style-name="L132">
      <style:text-properties style:font-name="Times New Roman" fo:font-weight="normal" style:font-name-asian="宋体1" style:font-weight-asian="normal" style:font-name-complex="Courier New" style:font-size-complex="10.5pt" style:font-weight-complex="normal"/>
    </style:style>
    <style:style style:name="P157" style:family="paragraph" style:parent-style-name="Standard" style:list-style-name="L133">
      <style:text-properties style:font-name="Times New Roman" fo:font-weight="normal" style:font-name-asian="宋体1" style:font-weight-asian="normal" style:font-name-complex="Courier New" style:font-size-complex="10.5pt" style:font-weight-complex="normal"/>
    </style:style>
    <style:style style:name="P158" style:family="paragraph" style:parent-style-name="Standard" style:list-style-name="L134">
      <style:text-properties style:font-name="Times New Roman" fo:font-weight="normal" style:font-name-asian="宋体1" style:font-weight-asian="normal" style:font-name-complex="Courier New" style:font-size-complex="10.5pt" style:font-weight-complex="normal"/>
    </style:style>
    <style:style style:name="P159" style:family="paragraph" style:parent-style-name="Standard" style:list-style-name="L135">
      <style:text-properties style:font-name="Times New Roman" fo:font-weight="normal" style:font-name-asian="宋体1" style:font-weight-asian="normal" style:font-name-complex="Courier New" style:font-size-complex="10.5pt" style:font-weight-complex="normal"/>
    </style:style>
    <style:style style:name="P160" style:family="paragraph" style:parent-style-name="Standard" style:list-style-name="L136">
      <style:text-properties style:font-name="Times New Roman" fo:font-weight="normal" style:font-name-asian="宋体1" style:font-weight-asian="normal" style:font-name-complex="Courier New" style:font-size-complex="10.5pt" style:font-weight-complex="normal"/>
    </style:style>
    <style:style style:name="P161" style:family="paragraph" style:parent-style-name="Standard" style:list-style-name="L137">
      <style:text-properties style:font-name="Times New Roman" fo:font-weight="normal" style:font-name-asian="宋体1" style:font-weight-asian="normal" style:font-name-complex="Courier New" style:font-size-complex="10.5pt" style:font-weight-complex="normal"/>
    </style:style>
    <style:style style:name="P162" style:family="paragraph" style:parent-style-name="Standard" style:list-style-name="L138">
      <style:text-properties style:font-name="Times New Roman" fo:font-weight="normal" style:font-name-asian="宋体1" style:font-weight-asian="normal" style:font-name-complex="Courier New" style:font-size-complex="10.5pt" style:font-weight-complex="normal"/>
    </style:style>
    <style:style style:name="P163" style:family="paragraph" style:parent-style-name="Standard" style:list-style-name="L165">
      <style:text-properties style:font-name="Times New Roman" fo:font-weight="normal" style:font-name-asian="宋体1" style:font-weight-asian="normal" style:font-name-complex="Courier New" style:font-size-complex="10.5pt" style:font-weight-complex="normal"/>
    </style:style>
    <style:style style:name="P164" style:family="paragraph" style:parent-style-name="Standard" style:list-style-name="L166">
      <style:text-properties style:font-name="Times New Roman" fo:font-weight="normal" style:font-name-asian="宋体1" style:font-weight-asian="normal" style:font-name-complex="Courier New" style:font-size-complex="10.5pt" style:font-weight-complex="normal"/>
    </style:style>
    <style:style style:name="P165" style:family="paragraph" style:parent-style-name="Standard" style:list-style-name="L167">
      <style:text-properties style:font-name="Times New Roman" fo:font-weight="normal" style:font-name-asian="宋体1" style:font-weight-asian="normal" style:font-name-complex="Courier New" style:font-size-complex="10.5pt" style:font-weight-complex="normal"/>
    </style:style>
    <style:style style:name="P166" style:family="paragraph" style:parent-style-name="Standard" style:list-style-name="L168">
      <style:text-properties style:font-name="Times New Roman" fo:font-weight="normal" style:font-name-asian="宋体1" style:font-weight-asian="normal" style:font-name-complex="Courier New" style:font-size-complex="10.5pt" style:font-weight-complex="normal"/>
    </style:style>
    <style:style style:name="P167" style:family="paragraph" style:parent-style-name="Standard" style:list-style-name="L169">
      <style:text-properties style:font-name="Times New Roman" fo:font-weight="normal" style:font-name-asian="宋体1" style:font-weight-asian="normal" style:font-name-complex="Courier New" style:font-size-complex="10.5pt" style:font-weight-complex="normal"/>
    </style:style>
    <style:style style:name="P168" style:family="paragraph" style:parent-style-name="Standard" style:list-style-name="L170">
      <style:text-properties style:font-name="Times New Roman" fo:font-weight="normal" style:font-name-asian="宋体1" style:font-weight-asian="normal" style:font-name-complex="Courier New" style:font-size-complex="10.5pt" style:font-weight-complex="normal"/>
    </style:style>
    <style:style style:name="P169" style:family="paragraph" style:parent-style-name="Standard" style:list-style-name="L171">
      <style:text-properties style:font-name="Times New Roman" fo:font-weight="normal" style:font-name-asian="宋体1" style:font-weight-asian="normal" style:font-name-complex="Courier New" style:font-size-complex="10.5pt" style:font-weight-complex="normal"/>
    </style:style>
    <style:style style:name="P170" style:family="paragraph" style:parent-style-name="Standard" style:list-style-name="L172">
      <style:text-properties style:font-name="Times New Roman" fo:font-weight="normal" style:font-name-asian="宋体1" style:font-weight-asian="normal" style:font-name-complex="Courier New" style:font-size-complex="10.5pt" style:font-weight-complex="normal"/>
    </style:style>
    <style:style style:name="P171" style:family="paragraph" style:parent-style-name="Standard" style:list-style-name="L173">
      <style:text-properties style:font-name="Times New Roman" fo:font-weight="normal" style:font-name-asian="宋体1" style:font-weight-asian="normal" style:font-name-complex="Courier New" style:font-size-complex="10.5pt" style:font-weight-complex="normal"/>
    </style:style>
    <style:style style:name="P172" style:family="paragraph" style:parent-style-name="Standard" style:list-style-name="L174">
      <style:text-properties style:font-name="Times New Roman" fo:font-weight="normal" style:font-name-asian="宋体1" style:font-weight-asian="normal" style:font-name-complex="Courier New" style:font-size-complex="10.5pt" style:font-weight-complex="normal"/>
    </style:style>
    <style:style style:name="P173" style:family="paragraph" style:parent-style-name="Standard" style:list-style-name="L175">
      <style:text-properties style:font-name="Times New Roman" fo:font-weight="normal" style:font-name-asian="宋体1" style:font-weight-asian="normal" style:font-name-complex="Courier New" style:font-size-complex="10.5pt" style:font-weight-complex="normal"/>
    </style:style>
    <style:style style:name="P174" style:family="paragraph" style:parent-style-name="Standard" style:list-style-name="L176">
      <style:text-properties style:font-name="Times New Roman" fo:font-weight="normal" style:font-name-asian="宋体1" style:font-weight-asian="normal" style:font-name-complex="Courier New" style:font-size-complex="10.5pt" style:font-weight-complex="normal"/>
    </style:style>
    <style:style style:name="P175" style:family="paragraph" style:parent-style-name="Standard" style:list-style-name="L177">
      <style:text-properties style:font-name="Times New Roman" fo:font-weight="normal" style:font-name-asian="宋体1" style:font-weight-asian="normal" style:font-name-complex="Courier New" style:font-size-complex="10.5pt" style:font-weight-complex="normal"/>
    </style:style>
    <style:style style:name="P176" style:family="paragraph" style:parent-style-name="Standard" style:list-style-name="L178">
      <style:text-properties style:font-name="Times New Roman" fo:font-weight="normal" style:font-name-asian="宋体1" style:font-weight-asian="normal" style:font-name-complex="Courier New" style:font-size-complex="10.5pt" style:font-weight-complex="normal"/>
    </style:style>
    <style:style style:name="P177" style:family="paragraph" style:parent-style-name="Standard" style:list-style-name="L179">
      <style:text-properties style:font-name="Times New Roman" fo:font-weight="normal" style:font-name-asian="宋体1" style:font-weight-asian="normal" style:font-name-complex="Courier New" style:font-size-complex="10.5pt" style:font-weight-complex="normal"/>
    </style:style>
    <style:style style:name="P178" style:family="paragraph" style:parent-style-name="Standard" style:list-style-name="L180">
      <style:text-properties style:font-name="Times New Roman" fo:font-weight="normal" style:font-name-asian="宋体1" style:font-weight-asian="normal" style:font-name-complex="Courier New" style:font-size-complex="10.5pt" style:font-weight-complex="normal"/>
    </style:style>
    <style:style style:name="P179" style:family="paragraph" style:parent-style-name="Standard" style:list-style-name="L181">
      <style:text-properties style:font-name="Times New Roman" fo:font-weight="normal" style:font-name-asian="宋体1" style:font-weight-asian="normal" style:font-name-complex="Courier New" style:font-size-complex="10.5pt" style:font-weight-complex="normal"/>
    </style:style>
    <style:style style:name="P180" style:family="paragraph" style:parent-style-name="Standard" style:list-style-name="L182">
      <style:text-properties style:font-name="Times New Roman" fo:font-weight="normal" style:font-name-asian="宋体1" style:font-weight-asian="normal" style:font-name-complex="Courier New" style:font-size-complex="10.5pt" style:font-weight-complex="normal"/>
    </style:style>
    <style:style style:name="P181" style:family="paragraph" style:parent-style-name="Standard" style:list-style-name="L183">
      <style:text-properties style:font-name="Times New Roman" fo:font-weight="normal" style:font-name-asian="宋体1" style:font-weight-asian="normal" style:font-name-complex="Courier New" style:font-size-complex="10.5pt" style:font-weight-complex="normal"/>
    </style:style>
    <style:style style:name="P182" style:family="paragraph" style:parent-style-name="Standard" style:list-style-name="L184">
      <style:text-properties style:font-name="Times New Roman" fo:font-weight="normal" style:font-name-asian="宋体1" style:font-weight-asian="normal" style:font-name-complex="Courier New" style:font-size-complex="10.5pt" style:font-weight-complex="normal"/>
    </style:style>
    <style:style style:name="P183" style:family="paragraph" style:parent-style-name="Standard" style:list-style-name="L185">
      <style:text-properties style:font-name="Times New Roman" fo:font-weight="normal" style:font-name-asian="宋体1" style:font-weight-asian="normal" style:font-name-complex="Courier New" style:font-size-complex="10.5pt" style:font-weight-complex="normal"/>
    </style:style>
    <style:style style:name="P184" style:family="paragraph" style:parent-style-name="Standard" style:list-style-name="L186">
      <style:text-properties style:font-name="Times New Roman" fo:font-weight="normal" style:font-name-asian="宋体1" style:font-weight-asian="normal" style:font-name-complex="Courier New" style:font-size-complex="10.5pt" style:font-weight-complex="normal"/>
    </style:style>
    <style:style style:name="P185" style:family="paragraph" style:parent-style-name="Standard" style:list-style-name="L187">
      <style:text-properties style:font-name="Times New Roman" fo:font-weight="normal" style:font-name-asian="宋体1" style:font-weight-asian="normal" style:font-name-complex="Courier New" style:font-size-complex="10.5pt" style:font-weight-complex="normal"/>
    </style:style>
    <style:style style:name="P186" style:family="paragraph" style:parent-style-name="Standard" style:list-style-name="L188">
      <style:text-properties style:font-name="Times New Roman" fo:font-weight="normal" style:font-name-asian="宋体1" style:font-weight-asian="normal" style:font-name-complex="Courier New" style:font-size-complex="10.5pt" style:font-weight-complex="normal"/>
    </style:style>
    <style:style style:name="P187" style:family="paragraph" style:parent-style-name="Standard" style:list-style-name="L189">
      <style:text-properties style:font-name="Times New Roman" fo:font-weight="normal" style:font-name-asian="宋体1" style:font-weight-asian="normal" style:font-name-complex="Courier New" style:font-size-complex="10.5pt" style:font-weight-complex="normal"/>
    </style:style>
    <style:style style:name="P188" style:family="paragraph" style:parent-style-name="Standard" style:list-style-name="L190">
      <style:text-properties style:font-name="Times New Roman" fo:font-weight="normal" style:font-name-asian="宋体1" style:font-weight-asian="normal" style:font-name-complex="Courier New" style:font-size-complex="10.5pt" style:font-weight-complex="normal"/>
    </style:style>
    <style:style style:name="P189" style:family="paragraph" style:parent-style-name="Standard" style:list-style-name="L191">
      <style:text-properties style:font-name="Times New Roman" fo:font-weight="normal" style:font-name-asian="宋体1" style:font-weight-asian="normal" style:font-name-complex="Courier New" style:font-size-complex="10.5pt" style:font-weight-complex="normal"/>
    </style:style>
    <style:style style:name="P190" style:family="paragraph" style:parent-style-name="Standard" style:list-style-name="L192">
      <style:text-properties style:font-name="Times New Roman" fo:font-weight="normal" style:font-name-asian="宋体1" style:font-weight-asian="normal" style:font-name-complex="Courier New" style:font-size-complex="10.5pt" style:font-weight-complex="normal"/>
    </style:style>
    <style:style style:name="P191" style:family="paragraph" style:parent-style-name="Standard" style:list-style-name="L193">
      <style:text-properties style:font-name="Times New Roman" fo:font-weight="normal" style:font-name-asian="宋体1" style:font-weight-asian="normal" style:font-name-complex="Courier New" style:font-size-complex="10.5pt" style:font-weight-complex="normal"/>
    </style:style>
    <style:style style:name="P192" style:family="paragraph" style:parent-style-name="Standard" style:list-style-name="L194">
      <style:text-properties style:font-name="Times New Roman" fo:font-weight="normal" style:font-name-asian="宋体1" style:font-weight-asian="normal" style:font-name-complex="Courier New" style:font-size-complex="10.5pt" style:font-weight-complex="normal"/>
    </style:style>
    <style:style style:name="P193" style:family="paragraph" style:parent-style-name="Standard" style:list-style-name="L195">
      <style:text-properties style:font-name="Times New Roman" fo:font-weight="normal" style:font-name-asian="宋体1" style:font-weight-asian="normal" style:font-name-complex="Courier New" style:font-size-complex="10.5pt" style:font-weight-complex="normal"/>
    </style:style>
    <style:style style:name="P194" style:family="paragraph" style:parent-style-name="Standard" style:list-style-name="L196">
      <style:text-properties style:font-name="Times New Roman" fo:font-weight="normal" style:font-name-asian="宋体1" style:font-weight-asian="normal" style:font-name-complex="Courier New" style:font-size-complex="10.5pt" style:font-weight-complex="normal"/>
    </style:style>
    <style:style style:name="P195" style:family="paragraph" style:parent-style-name="Standard" style:list-style-name="L197">
      <style:text-properties style:font-name="Times New Roman" fo:font-weight="normal" style:font-name-asian="宋体1" style:font-weight-asian="normal" style:font-name-complex="Courier New" style:font-size-complex="10.5pt" style:font-weight-complex="normal"/>
    </style:style>
    <style:style style:name="P196" style:family="paragraph" style:parent-style-name="Standard" style:list-style-name="L198">
      <style:text-properties style:font-name="Times New Roman" fo:font-weight="normal" style:font-name-asian="宋体1" style:font-weight-asian="normal" style:font-name-complex="Courier New" style:font-size-complex="10.5pt" style:font-weight-complex="normal"/>
    </style:style>
    <style:style style:name="P197" style:family="paragraph" style:parent-style-name="Standard" style:list-style-name="L199">
      <style:text-properties style:font-name="Times New Roman" fo:font-weight="normal" style:font-name-asian="宋体1" style:font-weight-asian="normal" style:font-name-complex="Courier New" style:font-size-complex="10.5pt" style:font-weight-complex="normal"/>
    </style:style>
    <style:style style:name="P198" style:family="paragraph" style:parent-style-name="Standard" style:list-style-name="L200">
      <style:text-properties style:font-name="Times New Roman" fo:font-weight="normal" style:font-name-asian="宋体1" style:font-weight-asian="normal" style:font-name-complex="Courier New" style:font-size-complex="10.5pt" style:font-weight-complex="normal"/>
    </style:style>
    <style:style style:name="P199" style:family="paragraph" style:parent-style-name="Standard" style:list-style-name="L2"/>
    <style:style style:name="P200" style:family="paragraph" style:parent-style-name="Standard" style:list-style-name="L12">
      <style:text-properties style:font-name="宋体1" style:font-name-asian="宋体1"/>
    </style:style>
    <style:style style:name="P201" style:family="paragraph" style:parent-style-name="Standard" style:list-style-name="L13">
      <style:text-properties style:font-name="宋体1" style:font-name-asian="宋体1"/>
    </style:style>
    <style:style style:name="P202" style:family="paragraph" style:parent-style-name="Standard" style:list-style-name="L15">
      <style:text-properties style:font-name="宋体1" style:font-name-asian="宋体1"/>
    </style:style>
    <style:style style:name="P203" style:family="paragraph" style:parent-style-name="Standard" style:list-style-name="L19">
      <style:text-properties style:font-name="宋体1" style:font-name-asian="宋体1" style:font-name-complex="Courier New" style:font-size-complex="10.5pt"/>
    </style:style>
    <style:style style:name="P204" style:family="paragraph" style:parent-style-name="Standard" style:list-style-name="L20">
      <style:text-properties style:font-name="宋体1" style:font-name-asian="宋体1" style:font-name-complex="Courier New" style:font-size-complex="10.5pt"/>
    </style:style>
    <style:style style:name="P205" style:family="paragraph" style:parent-style-name="Standard" style:list-style-name="L71">
      <style:text-properties style:font-name="宋体1" style:font-name-asian="宋体1" style:font-name-complex="Courier New" style:font-size-complex="10.5pt"/>
    </style:style>
    <style:style style:name="P206" style:family="paragraph" style:parent-style-name="Standard" style:list-style-name="L72">
      <style:text-properties style:font-name="宋体1" style:font-name-asian="宋体1" style:font-name-complex="Courier New" style:font-size-complex="10.5pt"/>
    </style:style>
    <style:style style:name="P207" style:family="paragraph" style:parent-style-name="Standard" style:list-style-name="L78">
      <style:text-properties style:font-name="宋体1" style:font-name-asian="宋体1" style:font-name-complex="Courier New" style:font-size-complex="10.5pt"/>
    </style:style>
    <style:style style:name="P208" style:family="paragraph" style:parent-style-name="Standard" style:list-style-name="L79">
      <style:text-properties style:font-name="宋体1" style:font-name-asian="宋体1" style:font-name-complex="Courier New" style:font-size-complex="10.5pt"/>
    </style:style>
    <style:style style:name="P209" style:family="paragraph" style:parent-style-name="Standard" style:list-style-name="L108">
      <style:text-properties style:font-name="宋体1" style:font-name-asian="宋体1" style:font-name-complex="Courier New" style:font-size-complex="10.5pt"/>
    </style:style>
    <style:style style:name="P210" style:family="paragraph" style:parent-style-name="Standard" style:list-style-name="L97">
      <style:text-properties style:font-name="宋体1" style:font-name-asian="宋体1" style:font-name-complex="Courier New"/>
    </style:style>
    <style:style style:name="P211" style:family="paragraph" style:parent-style-name="Standard" style:list-style-name="L103">
      <style:text-properties style:font-name="宋体1" style:font-name-asian="宋体1" style:font-name-complex="Courier New"/>
    </style:style>
    <style:style style:name="P212" style:family="paragraph" style:parent-style-name="Standard" style:list-style-name="L104">
      <style:text-properties style:font-name="宋体1" style:font-name-asian="宋体1" style:font-name-complex="Courier New"/>
    </style:style>
    <style:style style:name="P213" style:family="paragraph" style:parent-style-name="Standard" style:list-style-name="L47">
      <style:text-properties style:font-name="宋体1" style:font-name-asian="宋体1"/>
    </style:style>
    <style:style style:name="P214" style:family="paragraph" style:parent-style-name="Standard" style:list-style-name="L48">
      <style:text-properties style:font-name="宋体1" style:font-name-asian="宋体1"/>
    </style:style>
    <style:style style:name="P215" style:family="paragraph" style:parent-style-name="Standard" style:list-style-name="L49">
      <style:text-properties style:font-name="宋体1" style:font-name-asian="宋体1"/>
    </style:style>
    <style:style style:name="P216" style:family="paragraph" style:parent-style-name="Standard" style:list-style-name="L70">
      <style:text-properties style:font-name="宋体1" style:font-name-asian="宋体1"/>
    </style:style>
    <style:style style:name="P217" style:family="paragraph" style:parent-style-name="Standard" style:list-style-name="L84">
      <style:text-properties style:font-name="宋体1" style:font-name-asian="宋体1"/>
    </style:style>
    <style:style style:name="P218" style:family="paragraph" style:parent-style-name="Standard" style:list-style-name="L91">
      <style:text-properties style:font-name="宋体1" style:font-name-asian="宋体1"/>
    </style:style>
    <style:style style:name="P219" style:family="paragraph" style:parent-style-name="Standard" style:list-style-name="L98">
      <style:text-properties style:font-name="宋体1" style:font-name-asian="宋体1"/>
    </style:style>
    <style:style style:name="P220" style:family="paragraph" style:parent-style-name="Standard" style:list-style-name="L113">
      <style:text-properties style:font-name="宋体1" style:font-name-asian="宋体1"/>
    </style:style>
    <style:style style:name="P221" style:family="paragraph" style:parent-style-name="Standard" style:list-style-name="L41">
      <style:text-properties style:font-name="宋体1" fo:font-weight="bold" style:font-name-asian="宋体1" style:font-weight-asian="bold" style:font-name-complex="Courier New" style:font-size-complex="10.5pt"/>
    </style:style>
    <style:style style:name="P222" style:family="paragraph" style:parent-style-name="Standard" style:list-style-name="L44">
      <style:text-properties style:font-name="宋体1" fo:font-weight="bold" style:font-name-asian="宋体1" style:font-weight-asian="bold" style:font-name-complex="Courier New" style:font-size-complex="10.5pt"/>
    </style:style>
    <style:style style:name="P223" style:family="paragraph" style:parent-style-name="Standard" style:list-style-name="L45">
      <style:text-properties style:font-name="宋体1" fo:font-weight="bold" style:font-name-asian="宋体1" style:font-weight-asian="bold" style:font-name-complex="Courier New" style:font-size-complex="10.5pt"/>
    </style:style>
    <style:style style:name="P224"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225"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226"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227"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228"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229"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230"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231"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232"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233"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234"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235"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236"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237"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238"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239"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240"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241"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242"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43"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44"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45"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46"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47"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48"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49"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50"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51"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52"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53"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54"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55"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56"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57"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58"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59"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60"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61"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62"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63"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64"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65"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66"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67" style:family="paragraph" style:parent-style-name="Standard" style:list-style-name="L106">
      <style:text-properties style:font-name="宋体1" fo:font-weight="normal" style:font-name-asian="宋体1" style:font-weight-asian="normal" style:font-name-complex="Courier New" style:font-size-complex="10.5pt" style:font-weight-complex="normal"/>
    </style:style>
    <style:style style:name="P268" style:family="paragraph" style:parent-style-name="Standard" style:list-style-name="L107">
      <style:text-properties style:font-name="宋体1" fo:font-weight="normal" style:font-name-asian="宋体1" style:font-weight-asian="normal" style:font-name-complex="Courier New" style:font-size-complex="10.5pt" style:font-weight-complex="normal"/>
    </style:style>
    <style:style style:name="P269"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70" style:family="paragraph" style:parent-style-name="Standard" style:list-style-name="L110">
      <style:text-properties style:font-name="宋体1" fo:font-weight="normal" style:font-name-asian="宋体1" style:font-weight-asian="normal" style:font-name-complex="Courier New" style:font-size-complex="10.5pt" style:font-weight-complex="normal"/>
    </style:style>
    <style:style style:name="P271" style:family="paragraph" style:parent-style-name="Standard" style:list-style-name="L111">
      <style:text-properties style:font-name="宋体1" fo:font-weight="normal" style:font-name-asian="宋体1" style:font-weight-asian="normal" style:font-name-complex="Courier New" style:font-size-complex="10.5pt" style:font-weight-complex="normal"/>
    </style:style>
    <style:style style:name="P272" style:family="paragraph" style:parent-style-name="Standard" style:list-style-name="L112">
      <style:text-properties style:font-name="宋体1" fo:font-weight="normal" style:font-name-asian="宋体1" style:font-weight-asian="normal" style:font-name-complex="Courier New" style:font-size-complex="10.5pt" style:font-weight-complex="normal"/>
    </style:style>
    <style:style style:name="P273" style:family="paragraph" style:parent-style-name="Standard" style:list-style-name="L46"/>
    <style:style style:name="P274" style:family="paragraph" style:parent-style-name="Standard" style:list-style-name="L53">
      <style:text-properties style:font-name="Courier New1" fo:font-weight="bold" style:font-name-asian="宋体1" style:font-weight-asian="bold" style:font-name-complex="Courier New" style:font-size-complex="10.5pt"/>
    </style:style>
    <style:style style:name="P275" style:family="paragraph" style:parent-style-name="Standard" style:list-style-name="L54">
      <style:text-properties style:font-name="Courier New1" fo:font-weight="bold" style:font-name-asian="宋体1" style:font-weight-asian="bold" style:font-name-complex="Courier New" style:font-size-complex="10.5pt"/>
    </style:style>
    <style:style style:name="P276" style:family="paragraph" style:parent-style-name="Standard" style:list-style-name="L78"/>
    <style:style style:name="P277" style:family="paragraph" style:parent-style-name="Standard" style:list-style-name="L79"/>
    <style:style style:name="P278" style:family="paragraph" style:parent-style-name="Standard" style:list-style-name="L113"/>
    <style:style style:name="P279" style:family="paragraph" style:parent-style-name="Standard" style:list-style-name="L139"/>
    <style:style style:name="P280" style:family="paragraph" style:parent-style-name="Standard" style:list-style-name="L140"/>
    <style:style style:name="P281" style:family="paragraph" style:parent-style-name="Standard" style:list-style-name="L141"/>
    <style:style style:name="P282" style:family="paragraph" style:parent-style-name="Standard" style:list-style-name="L142"/>
    <style:style style:name="P283" style:family="paragraph" style:parent-style-name="Standard" style:list-style-name="L143"/>
    <style:style style:name="P284" style:family="paragraph" style:parent-style-name="Standard" style:list-style-name="L144"/>
    <style:style style:name="P285" style:family="paragraph" style:parent-style-name="Standard" style:list-style-name="L145"/>
    <style:style style:name="P286" style:family="paragraph" style:parent-style-name="Standard" style:list-style-name="L146"/>
    <style:style style:name="P287" style:family="paragraph" style:parent-style-name="Standard" style:list-style-name="L147"/>
    <style:style style:name="P288" style:family="paragraph" style:parent-style-name="Standard" style:list-style-name="L148"/>
    <style:style style:name="P289" style:family="paragraph" style:parent-style-name="Standard" style:list-style-name="L149"/>
    <style:style style:name="P290" style:family="paragraph" style:parent-style-name="Standard" style:list-style-name="L150"/>
    <style:style style:name="P291" style:family="paragraph" style:parent-style-name="Standard" style:list-style-name="L151"/>
    <style:style style:name="P292" style:family="paragraph" style:parent-style-name="Standard" style:list-style-name="L152"/>
    <style:style style:name="P293" style:family="paragraph" style:parent-style-name="Standard" style:list-style-name="L153"/>
    <style:style style:name="P294" style:family="paragraph" style:parent-style-name="Standard" style:list-style-name="L154"/>
    <style:style style:name="P295" style:family="paragraph" style:parent-style-name="Standard" style:list-style-name="L155"/>
    <style:style style:name="P296" style:family="paragraph" style:parent-style-name="Standard" style:list-style-name="L156"/>
    <style:style style:name="P297" style:family="paragraph" style:parent-style-name="Standard" style:list-style-name="L157"/>
    <style:style style:name="P298" style:family="paragraph" style:parent-style-name="Standard" style:list-style-name="L158"/>
    <style:style style:name="P299" style:family="paragraph" style:parent-style-name="Standard" style:list-style-name="L159"/>
    <style:style style:name="P300" style:family="paragraph" style:parent-style-name="Standard" style:list-style-name="L160"/>
    <style:style style:name="P301" style:family="paragraph" style:parent-style-name="Standard" style:list-style-name="L161"/>
    <style:style style:name="P302" style:family="paragraph" style:parent-style-name="Standard" style:list-style-name="L162"/>
    <style:style style:name="P303" style:family="paragraph" style:parent-style-name="Standard" style:list-style-name="L163"/>
    <style:style style:name="P304" style:family="paragraph" style:parent-style-name="Standard" style:list-style-name="L164"/>
    <style:style style:name="P305" style:family="paragraph" style:parent-style-name="Standard">
      <style:text-properties style:font-name="宋体" fo:font-size="12pt" fo:font-weight="bold" style:font-size-asian="12pt" style:font-weight-asian="bold"/>
    </style:style>
    <style:style style:name="P306"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307" style:family="paragraph" style:parent-style-name="Standard">
      <style:paragraph-properties style:snap-to-layout-grid="false"/>
      <style:text-properties style:font-name="宋体1" fo:font-size="10.5pt" fo:font-weight="normal" style:font-name-asian="宋体1" style:font-size-asian="10.5pt" style:font-weight-asian="normal" style:font-size-complex="10.5pt" style:font-weight-complex="normal"/>
    </style:style>
    <style:style style:name="P308"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309" style:family="paragraph" style:parent-style-name="Standard">
      <style:paragraph-properties style:snap-to-layout-grid="false"/>
      <style:text-properties style:font-name="宋体1" fo:font-size="10.5pt" fo:font-weight="normal" style:font-name-asian="宋体1" style:font-size-asian="10.5pt" style:font-weight-asian="normal" style:font-name-complex="Courier New" style:font-size-complex="10.5pt" style:font-weight-complex="normal"/>
    </style:style>
    <style:style style:name="P310" style:family="paragraph" style:parent-style-name="Standard">
      <style:text-properties style:font-name="宋体1" fo:font-size="10.5pt" fo:language="zxx" fo:country="none" fo:font-weight="normal" style:font-name-asian="宋体1" style:font-size-asian="10.5pt" style:language-asian="zxx" style:country-asian="none" style:font-weight-asian="normal" style:font-name-complex="Courier New" style:font-size-complex="10.5pt" style:font-weight-complex="normal"/>
    </style:style>
    <style:style style:name="P311" style:family="paragraph" style:parent-style-name="Standard">
      <style:text-properties style:font-name="Courier New1" fo:font-size="10.5pt" fo:font-weight="bold" style:font-name-asian="宋体1" style:font-size-asian="10.5pt" style:font-weight-asian="bold" style:font-size-complex="10.5pt" style:font-weight-complex="bold"/>
    </style:style>
    <style:style style:name="P312"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313" style:family="paragraph" style:parent-style-name="Standard" style:list-style-name="L14">
      <style:paragraph-properties fo:margin-left="0cm" fo:margin-right="0cm" fo:text-indent="0.741cm" style:auto-text-indent="false"/>
    </style:style>
    <style:style style:name="P314"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315" style:family="paragraph" style:parent-style-name="Standard">
      <style:paragraph-properties fo:margin-left="0cm" fo:margin-right="0cm" fo:text-indent="0.741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316" style:family="paragraph" style:parent-style-name="Standard">
      <style:paragraph-properties fo:margin-left="0cm" fo:margin-right="0cm" fo:text-indent="0.741cm" style:auto-text-indent="false"/>
      <style:text-properties style:font-name="宋体1" fo:font-size="10.5pt" fo:font-weight="normal" style:font-name-asian="宋体1" style:font-size-asian="10.5pt" style:font-weight-asian="normal" style:font-size-complex="10.5pt" style:font-weight-complex="normal"/>
    </style:style>
    <style:style style:name="P317"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318" style:family="paragraph" style:parent-style-name="Standard">
      <style:paragraph-properties fo:margin-left="0.741cm" fo:margin-right="0cm"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319" style:family="paragraph" style:parent-style-name="Standard">
      <style:paragraph-properties fo:margin-left="0.741cm" fo:margin-right="0cm" fo:text-indent="0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320" style:family="paragraph" style:parent-style-name="Standard">
      <style:paragraph-properties fo:margin-left="0.741cm" fo:margin-right="0cm" fo:text-indent="0.741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321" style:family="paragraph" style:parent-style-name="Standard">
      <style:paragraph-properties fo:margin-left="2.223cm" fo:margin-right="0cm" fo:text-indent="0.741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322" style:family="paragraph" style:parent-style-name="Heading_20_1" style:list-style-name="WW8Num13">
      <style:paragraph-properties fo:margin-left="0.75cm" fo:margin-right="0cm" fo:text-indent="-0.75cm" style:auto-text-indent="false"/>
    </style:style>
    <style:style style:name="P32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324"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325" style:family="paragraph" style:parent-style-name="Heading_20_1" style:list-style-name="WW8Num13">
      <style:paragraph-properties fo:margin-left="0.75cm" fo:margin-right="0cm" fo:text-indent="-0.75cm" style:auto-text-indent="false"/>
      <style:text-properties style:font-name="宋体1" fo:font-size="10.5pt" fo:font-weight="normal" style:font-name-asian="宋体1" style:font-size-asian="10.5pt" style:font-weight-asian="normal" style:font-size-complex="10.5pt" style:font-weight-complex="normal"/>
    </style:style>
    <style:style style:name="P32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32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32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32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3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33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33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 fo:language="en" fo:country="US" style:letter-kerning="true" style:font-name-asian="宋体1" style:language-asian="zh" style:country-asian="CN" style:font-name-complex="Courier New" style:language-complex="ar" style:country-complex="SA"/>
    </style:style>
    <style:style style:name="P33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Courier New" style:font-name-asian="宋体1" style:font-name-complex="Courier New"/>
    </style:style>
    <style:style style:name="P33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335"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336"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337"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
    </style:style>
    <style:style style:name="P338"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339"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340" style:family="paragraph" style:parent-style-name="Heading_20_2" style:list-style-name="WW8Num13">
      <style:paragraph-properties fo:margin-left="1cm" fo:margin-right="0cm" fo:text-indent="-1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341" style:family="paragraph" style:parent-style-name="Contents_20_2">
      <style:paragraph-properties>
        <style:tab-stops>
          <style:tab-stop style:position="19.006cm" style:type="right" style:leader-style="dotted" style:leader-text="."/>
        </style:tab-stops>
      </style:paragraph-properties>
    </style:style>
    <style:style style:name="P34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34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4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34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34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4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4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34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350"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351"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352"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353" style:family="paragraph" style:parent-style-name="Heading_20_3" style:list-style-name="WW8Num13">
      <style:paragraph-properties fo:margin-left="1.251cm" fo:margin-right="0cm" fo:text-indent="-1.251cm" style:auto-text-indent="false"/>
    </style:style>
    <style:style style:name="P354"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355"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 style:font-size-complex="14pt"/>
    </style:style>
    <style:style style:name="P356"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 style:font-size-complex="14pt" style:font-weight-complex="bold"/>
    </style:style>
    <style:style style:name="P357" style:family="paragraph" style:parent-style-name="Heading_20_3" style:list-style-name="WW8Num13">
      <style:paragraph-properties fo:margin-left="1.251cm" fo:margin-right="0cm" fo:text-indent="-1.251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358" style:family="paragraph" style:parent-style-name="Contents_20_1">
      <style:paragraph-properties>
        <style:tab-stops>
          <style:tab-stop style:position="19.006cm" style:type="right" style:leader-style="dotted" style:leader-text="."/>
        </style:tab-stops>
      </style:paragraph-properties>
    </style:style>
    <style:style style:name="P359" style:family="paragraph" style:parent-style-name="Contents_20_3">
      <style:paragraph-properties>
        <style:tab-stops>
          <style:tab-stop style:position="19.006cm" style:type="right" style:leader-style="dotted" style:leader-text="."/>
        </style:tab-stops>
      </style:paragraph-properties>
    </style:style>
    <style:style style:name="P360" style:family="paragraph" style:parent-style-name="Table_20_Contents">
      <style:text-properties style:font-name="Times New Roman" style:font-name-asian="Times New Roman"/>
    </style:style>
    <style:style style:name="P361" style:family="paragraph" style:parent-style-name="Table_20_Contents">
      <style:text-properties style:font-name="宋体1" style:font-name-asian="宋体1"/>
    </style:style>
    <style:style style:name="P362"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363" style:family="paragraph">
      <style:paragraph-properties fo:text-align="center" style:writing-mode="lr-tb"/>
      <style:text-properties fo:font-size="24pt"/>
    </style:style>
    <style:style style:name="P364" style:family="paragraph">
      <style:paragraph-properties fo:text-align="center" style:writing-mode="lr-tb"/>
    </style:style>
    <style:style style:name="P365" style:family="paragraph">
      <style:paragraph-properties fo:margin-left="0cm" fo:margin-right="0cm" fo:text-align="justify" fo:text-indent="3.332cm" style:writing-mode="lr-tb"/>
    </style:style>
    <style:style style:name="P366" style:family="paragraph">
      <style:paragraph-properties fo:text-align="justify" style:writing-mode="lr-tb"/>
    </style:style>
    <style:style style:name="P367" style:family="paragraph">
      <style:paragraph-properties style:writing-mode="lr-tb"/>
    </style:style>
    <style:style style:name="T1" style:family="text">
      <style:text-properties style:font-name="宋体" fo:font-size="12pt" fo:font-weight="bold" style:font-size-asian="12pt" style:font-weight-asian="bold"/>
    </style:style>
    <style:style style:name="T2" style:family="text">
      <style:text-properties style:font-name="宋体" fo:font-size="12pt" fo:font-weight="bold" style:font-size-asian="12pt" style:font-weight-asian="bold" style:font-name-complex="Courier New"/>
    </style:style>
    <style:style style:name="T3" style:family="text">
      <style:text-properties style:font-name="宋体" style:font-size-complex="10.5pt"/>
    </style:style>
    <style:style style:name="T4" style:family="text">
      <style:text-properties style:font-name="宋体" style:font-name-complex="Courier New" style:font-size-complex="10.5pt"/>
    </style:style>
    <style:style style:name="T5" style:family="text">
      <style:text-properties style:font-name="宋体" fo:font-size="10.5pt" fo:font-weight="normal" style:font-size-asian="10.5pt" style:font-weight-asian="normal" style:font-name-complex="Courier New" style:font-size-complex="10.5pt" style:font-weight-complex="normal"/>
    </style:style>
    <style:style style:name="T6" style:family="text">
      <style:text-properties style:font-name="宋体" fo:font-size="10.5pt" fo:font-weight="normal" style:font-name-asian="宋体1" style:font-size-asian="10.5pt" style:font-weight-asian="normal" style:font-name-complex="Courier New" style:font-size-complex="10.5pt" style:font-weight-complex="normal"/>
    </style:style>
    <style:style style:name="T7" style:family="text">
      <style:text-properties style:font-name="Courier New" fo:font-weight="bold" style:font-weight-asian="bold" style:font-name-complex="Courier New" style:font-size-complex="10.5pt"/>
    </style:style>
    <style:style style:name="T8" style:family="text">
      <style:text-properties style:font-name="Courier New" style:font-name-complex="Courier New" style:font-size-complex="10.5pt"/>
    </style:style>
    <style:style style:name="T9" style:family="text">
      <style:text-properties fo:font-size="10.5pt"/>
    </style:style>
    <style:style style:name="T10" style:family="text">
      <style:text-properties fo:font-size="10.5pt" fo:font-weight="normal" style:font-size-asian="10.5pt" style:font-weight-asian="normal" style:font-name-complex="Courier New" style:font-size-complex="10.5pt" style:font-weight-complex="normal"/>
    </style:style>
    <style:style style:name="T11" style:family="text">
      <style:text-properties fo:font-size="12pt" fo:font-weight="bold" style:font-size-asian="12pt" style:font-weight-asian="bold" style:font-size-complex="10.5pt" style:font-weight-complex="normal"/>
    </style:style>
    <style:style style:name="T12" style:family="text">
      <style:text-properties fo:font-size="12pt" fo:font-weight="bold" style:font-size-asian="12pt" style:font-weight-asian="bold" style:font-name-complex="Courier New"/>
    </style:style>
    <style:style style:name="T13" style:family="text">
      <style:text-properties fo:font-size="12pt" fo:font-weight="bold" style:font-size-asian="12pt" style:font-weight-asian="bold" style:font-name-complex="Courier New" style:font-size-complex="10.5pt"/>
    </style:style>
    <style:style style:name="T14" style:family="text">
      <style:text-properties fo:font-style="italic" style:font-style-asian="italic" style:font-style-complex="italic"/>
    </style:style>
    <style:style style:name="T15" style:family="text">
      <style:text-properties style:font-name-asian="宋体1"/>
    </style:style>
    <style:style style:name="T16" style:family="text">
      <style:text-properties style:font-name-asian="宋体1" style:font-size-complex="10.5pt"/>
    </style:style>
    <style:style style:name="T17" style:family="text">
      <style:text-properties style:font-size-complex="10.5pt"/>
    </style:style>
    <style:style style:name="T18" style:family="text">
      <style:text-properties style:font-name="Times New Roman"/>
    </style:style>
    <style:style style:name="T19" style:family="text">
      <style:text-properties style:font-name="Times New Roman" fo:font-size="10.5pt" fo:font-weight="normal" style:font-size-asian="10.5pt" style:font-weight-asian="normal" style:font-size-complex="10.5pt" style:font-weight-complex="normal"/>
    </style:style>
    <style:style style:name="T20" style:family="text">
      <style:text-properties style:font-name="Times New Roman" fo:font-size="10.5pt" fo:font-weight="normal" style:font-size-asian="10.5pt" style:font-weight-asian="normal" style:font-weight-complex="normal"/>
    </style:style>
    <style:style style:name="T21" style:family="text">
      <style:text-properties style:font-name="Times New Roman" fo:font-size="10.5pt" fo:font-weight="normal" style:font-size-asian="10.5pt" style:font-weight-asian="normal" style:font-name-complex="Courier New" style:font-size-complex="10.5pt" style:font-weight-complex="normal"/>
    </style:style>
    <style:style style:name="T22" style:family="text">
      <style:text-properties style:font-name="Times New Roman" fo:font-size="10.5pt" fo:font-weight="normal" style:font-name-asian="宋体1" style:font-size-asian="10.5pt" style:font-weight-asian="normal" style:font-size-complex="10.5pt" style:font-weight-complex="normal"/>
    </style:style>
    <style:style style:name="T23"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24" style:family="text">
      <style:text-properties style:font-name="Times New Roman" fo:font-size="10.5pt" fo:font-weight="bold" style:font-size-asian="10.5pt" style:font-weight-asian="bold" style:font-name-complex="Courier New" style:font-size-complex="10.5pt" style:font-weight-complex="normal"/>
    </style:style>
    <style:style style:name="T25" style:family="text">
      <style:text-properties style:font-name="Times New Roman" fo:font-size="12pt" fo:font-weight="bold" style:font-size-asian="12pt" style:font-weight-asian="bold" style:font-size-complex="10.5pt" style:font-weight-complex="normal"/>
    </style:style>
    <style:style style:name="T26" style:family="text">
      <style:text-properties style:font-name="Times New Roman" fo:font-size="12pt" fo:font-weight="bold" style:font-name-asian="宋体1" style:font-size-asian="12pt" style:font-weight-asian="bold" style:font-size-complex="10.5pt" style:font-weight-complex="normal"/>
    </style:style>
    <style:style style:name="T27" style:family="text">
      <style:text-properties style:font-name="Times New Roman" style:font-name-asian="宋体1"/>
    </style:style>
    <style:style style:name="T28" style:family="text">
      <style:text-properties style:font-name="Times New Roman" style:font-name-asian="宋体1" style:font-size-complex="10.5pt"/>
    </style:style>
    <style:style style:name="T29" style:family="text">
      <style:text-properties style:font-name="Times New Roman" style:font-name-asian="宋体1" style:font-name-complex="Courier New" style:font-size-complex="10.5pt"/>
    </style:style>
    <style:style style:name="T30" style:family="text">
      <style:text-properties style:font-name="Times New Roman" style:font-size-complex="10.5pt"/>
    </style:style>
    <style:style style:name="T31" style:family="text">
      <style:text-properties style:font-name="Times New Roman" style:font-name-complex="Courier New"/>
    </style:style>
    <style:style style:name="T32" style:family="text">
      <style:text-properties style:font-name="Times New Roman" style:font-name-complex="Courier New" style:font-size-complex="10.5pt"/>
    </style:style>
    <style:style style:name="T33" style:family="text">
      <style:text-properties style:font-name="Times New Roman" fo:font-weight="bold" style:font-weight-asian="bold" style:font-name-complex="Courier New" style:font-size-complex="10.5pt"/>
    </style:style>
    <style:style style:name="T34" style:family="text">
      <style:text-properties style:font-name="Times New Roman" fo:font-weight="bold" style:font-name-asian="宋体1" style:font-weight-asian="bold" style:font-name-complex="Courier New" style:font-size-complex="10.5pt" style:font-weight-complex="bold"/>
    </style:style>
    <style:style style:name="T35" style:family="text">
      <style:text-properties style:font-name="Times New Roman" fo:font-weight="normal" style:font-weight-asian="normal" style:font-name-complex="Courier New" style:font-size-complex="10.5pt" style:font-weight-complex="normal"/>
    </style:style>
    <style:style style:name="T36" style:family="text">
      <style:text-properties style:font-name="Times New Roman" fo:font-weight="normal" style:font-weight-asian="normal" style:font-name-complex="Courier New" style:font-weight-complex="normal"/>
    </style:style>
    <style:style style:name="T37" style:family="text">
      <style:text-properties style:font-name="Times New Roman" fo:font-weight="normal" style:font-weight-asian="normal" style:font-weight-complex="normal"/>
    </style:style>
    <style:style style:name="T38" style:family="text">
      <style:text-properties style:font-name="Times New Roman" fo:font-weight="normal" style:font-name-asian="Courier New1" style:font-weight-asian="normal" style:font-weight-complex="normal"/>
    </style:style>
    <style:style style:name="T39" style:family="text">
      <style:text-properties style:font-name="Times New Roman" fo:font-weight="normal" style:font-name-asian="宋体1" style:font-weight-asian="normal" style:font-weight-complex="normal"/>
    </style:style>
    <style:style style:name="T40" style:family="text">
      <style:text-properties style:font-name="Times New Roman" fo:font-weight="normal" style:font-name-asian="宋体1" style:font-weight-asian="normal" style:font-name-complex="Courier New" style:font-size-complex="10.5pt" style:font-weight-complex="normal"/>
    </style:style>
    <style:style style:name="T41" style:family="text">
      <style:text-properties style:font-name="Times New Roman" fo:font-weight="normal" style:font-name-asian="Times New Roman" style:font-weight-asian="normal" style:font-weight-complex="normal"/>
    </style:style>
    <style:style style:name="T42" style:family="text">
      <style:text-properties style:font-name="Times New Roman" fo:font-weight="normal" style:font-name-asian="Times New Roman" style:font-weight-asian="normal" style:font-name-complex="Courier New" style:font-weight-complex="normal"/>
    </style:style>
    <style:style style:name="T43" style:family="text">
      <style:text-properties style:font-name="Times New Roman" style:font-name-asian="Times New Roman"/>
    </style:style>
    <style:style style:name="T44" style:family="text">
      <style:text-properties style:font-name="Times New Roman" style:font-name-asian="Times New Roman" style:font-name-complex="Courier New" style:font-size-complex="10.5pt"/>
    </style:style>
    <style:style style:name="T45" style:family="text">
      <style:text-properties style:font-name="Times New Roman" style:font-name-asian="Courier New1"/>
    </style:style>
    <style:style style:name="T46" style:family="text">
      <style:text-properties style:font-name="Times New Roman" fo:language="zxx" fo:country="none" style:language-asian="zxx" style:country-asian="none"/>
    </style:style>
    <style:style style:name="T47" style:family="text">
      <style:text-properties fo:font-size="16pt" fo:font-weight="bold" style:font-size-asian="16pt" style:font-weight-asian="bold" style:font-size-complex="16pt" style:font-weight-complex="normal"/>
    </style:style>
    <style:style style:name="T48" style:family="text">
      <style:text-properties fo:font-weight="bold" style:font-weight-asian="bold"/>
    </style:style>
    <style:style style:name="T49" style:family="text">
      <style:text-properties fo:font-weight="bold" style:font-weight-asian="bold" style:font-name-complex="Courier New"/>
    </style:style>
    <style:style style:name="T50" style:family="text">
      <style:text-properties fo:font-weight="bold" style:font-weight-asian="bold" style:font-name-complex="Courier New" style:font-size-complex="10.5pt"/>
    </style:style>
    <style:style style:name="T51" style:family="text">
      <style:text-properties fo:font-weight="bold" style:font-weight-asian="bold" style:font-name-complex="Courier New" style:font-size-complex="10.5pt" style:font-weight-complex="bold"/>
    </style:style>
    <style:style style:name="T52" style:family="text">
      <style:text-properties fo:font-weight="bold" style:font-weight-asian="bold" style:font-weight-complex="bold"/>
    </style:style>
    <style:style style:name="T53" style:family="text">
      <style:text-properties style:font-name-complex="Courier New"/>
    </style:style>
    <style:style style:name="T54" style:family="text">
      <style:text-properties style:font-name-complex="Courier New" style:font-size-complex="10.5pt"/>
    </style:style>
    <style:style style:name="T55" style:family="text">
      <style:text-properties fo:font-variant="normal" fo:text-transform="none" fo:color="#006666" fo:font-size="9pt" fo:letter-spacing="normal" fo:font-style="normal" fo:font-weight="normal" style:font-name-complex="Courier New" style:font-size-complex="10.5pt"/>
    </style:style>
    <style:style style:name="T56" style:family="text">
      <style:text-properties style:font-name="宋体1" style:font-name-asian="宋体1"/>
    </style:style>
    <style:style style:name="T57" style:family="text">
      <style:text-properties style:font-name="宋体1" style:font-name-asian="宋体1" style:font-name-complex="Courier New" style:font-size-complex="10.5pt"/>
    </style:style>
    <style:style style:name="T58" style:family="text">
      <style:text-properties style:font-name="宋体1" fo:font-weight="normal" style:font-name-asian="宋体1" style:font-weight-asian="normal" style:font-weight-complex="normal"/>
    </style:style>
    <style:style style:name="T59" style:family="text">
      <style:text-properties style:font-name="宋体1" fo:font-weight="normal" style:font-name-asian="宋体1" style:font-weight-asian="normal" style:font-name-complex="Courier New" style:font-size-complex="10.5pt" style:font-weight-complex="normal"/>
    </style:style>
    <style:style style:name="T60" style:family="text">
      <style:text-properties fo:font-weight="normal"/>
    </style:style>
    <style:style style:name="T61" style:family="text">
      <style:text-properties fo:font-weight="normal" style:font-weight-asian="normal" style:font-weight-complex="normal"/>
    </style:style>
    <style:style style:name="T62" style:family="text">
      <style:text-properties fo:font-weight="normal" style:font-weight-asian="normal" style:font-name-complex="Courier New" style:font-size-complex="10.5pt" style:font-weight-complex="normal"/>
    </style:style>
    <style:style style:name="T63" style:family="text">
      <style:text-properties fo:font-weight="normal" style:font-weight-asian="normal" style:font-name-complex="Courier New" style:font-weight-complex="normal"/>
    </style:style>
    <style:style style:name="T64" style:family="text">
      <style:text-properties fo:font-weight="normal" style:font-name-asian="宋体1" style:font-weight-asian="normal" style:font-weight-complex="normal"/>
    </style:style>
    <style:style style:name="T65" style:family="text">
      <style:text-properties fo:font-weight="normal" style:font-name-asian="Haettenschweiler" style:font-weight-asian="normal" style:font-weight-complex="normal"/>
    </style:style>
    <style:style style:name="T66" style:family="text">
      <style:text-properties style:font-name="Courier New1" fo:font-weight="normal" style:font-name-asian="宋体1" style:font-weight-asian="normal" style:font-weight-complex="normal"/>
    </style:style>
    <style:style style:name="T67" style:family="text">
      <style:text-properties style:font-name="Courier New1" fo:font-weight="bold" style:font-weight-asian="bold" style:font-name-complex="Courier New" style:font-size-complex="10.5pt"/>
    </style:style>
    <style:style style:name="T68" style:family="text">
      <style:text-properties style:font-name-asian="Courier New1"/>
    </style:style>
    <style:style style:name="T69" style:family="text">
      <style:text-properties style:use-window-font-color="true"/>
    </style:style>
    <style:style style:name="T70"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1" style:family="text">
      <style:text-properties fo:language="zxx" fo:country="none" style:language-asian="zxx" style:country-asian="none"/>
    </style:style>
    <style:style style:name="T72" style:family="text">
      <style:text-properties style:font-name="Times New Roman"/>
    </style:style>
    <style:style style:name="T73" style:family="text">
      <style:text-properties style:font-name="Times New Roman" style:font-name-complex="Courier New"/>
    </style:style>
    <style:style style:name="T74" style:family="text">
      <style:text-properties style:font-name="Times New Roman" style:font-name-asian="Courier New1" style:font-name-complex="Courier New"/>
    </style:style>
    <style:style style:name="T75" style:family="text">
      <style:text-properties style:font-name="Times New Roman" style:font-name-asian="Times New Roman" style:font-name-complex="Courier New"/>
    </style:style>
    <style:style style:name="T76" style:family="text">
      <style:text-properties style:font-name="Times New Roman" style:font-size-asian="10.5pt"/>
    </style:style>
    <style:style style:name="T77" style:family="text">
      <style:text-properties fo:language="en" fo:country="US"/>
    </style:style>
    <style:style style:name="T78" style:family="text">
      <style:text-properties style:letter-kerning="true"/>
    </style:style>
    <style:style style:name="T79" style:family="text">
      <style:text-properties style:language-asian="zh" style:country-asian="CN"/>
    </style:style>
    <style:style style:name="T80" style:family="text">
      <style:text-properties style:language-complex="ar" style:country-complex="SA"/>
    </style:style>
    <style:style style:name="T81" style:family="text">
      <style:text-properties style:font-name="宋体1"/>
    </style:style>
    <style:style style:name="T82" style:family="text">
      <style:text-properties style:font-name="宋体1" fo:font-size="10.5pt" fo:font-weight="normal" style:font-name-asian="宋体1" style:font-size-asian="10.5pt" style:font-weight-asian="normal" style:font-size-complex="10.5pt" style:font-weight-complex="normal"/>
    </style:style>
    <style:style style:name="T83" style:family="text">
      <style:text-properties style:font-name-asian="宋体1"/>
    </style:style>
    <style:style style:name="T84" style:family="text">
      <style:text-properties style:font-size-asian="10.5pt"/>
    </style:style>
    <style:style style:name="T85" style:family="text">
      <style:text-properties style:font-weight-asian="normal"/>
    </style:style>
    <style:style style:name="T86" style:family="text">
      <style:text-properties style:font-weight-complex="normal"/>
    </style:style>
    <style:style style:name="T87"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8"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9"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90"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91"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T92"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93"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94"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7"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2"/>
      <text:p text:style-name="P19">The libcstl Library User Guide</text:p>
      <text:p text:style-name="P5"><text:s text:c="48"/></text:p>
      <text:p text:style-name="P11"/>
      <text:p text:style-name="P11"><draw:frame draw:style-name="fr1" draw:name="图形1" text:anchor-type="paragraph" svg:width="7.938cm" svg:height="10.266cm" draw:z-index="3"><draw:image xlink:href="Pictures/100000000000012C000001849CDF3839.jpg" xlink:type="simple" xlink:show="embed" xlink:actuate="onLoad"/></draw:frame></text:p>
      <text:p text:style-name="P11"><text:soft-page-break/></text:p>
      <text:p text:style-name="P11"/>
      <text:p text:style-name="P20">The libcstl Library User Guide</text:p>
      <text:p text:style-name="P21">for libcstl 2.0</text:p>
      <text:p text:style-name="P21"/>
      <text:p text:style-name="P21">Wangbo</text:p>
      <text:p text:style-name="P21">2010-04-22</text:p>
      <text:p text:style-name="P11"/>
      <text:p text:style-name="P11"/>
      <text:p text:style-name="P11"/>
      <text:p text:style-name="P11"/>
      <text:p text:style-name="P11"/>
      <text:p text:style-name="P22">This file documents the libcstl library.</text:p>
      <text:p text:style-name="P22">This is edition 1.0, last updated 2010-04-22, of <text:s/><text:span text:style-name="T14">The libcstl Library User Guide</text:span> for libcstl 2.0.</text:p>
      <text:p text:style-name="P22">Copyright (C) 2008, 2009, 2010 Wangbo &lt;activesys.wb@gmail.com&gt;</text:p>
      <text:p text:style-name="P33"><text:span text:style-name="Internet_20_link"><text:span text:style-name="T1"/></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8">第一章简介<text:tab/>7</text:p>
          <text:p text:style-name="P341">第一节关于这本指南 <text:tab/>7</text:p>
          <text:p text:style-name="P341">第二节关于libcstl<text:tab/>8</text:p>
          <text:p text:style-name="P341">第三节libcstl的编译和安装<text:tab/>10</text:p>
          <text:p text:style-name="P359">1.编译和安装<text:tab/>10</text:p>
          <text:p text:style-name="P359">2.特殊的编译选项<text:tab/>10</text:p>
          <text:p text:style-name="P358">第二章libcstl库的基本概念<text:tab/>11</text:p>
          <text:p text:style-name="P341">第一节libcstl的组成部分<text:tab/>11</text:p>
          <text:p text:style-name="P341">第二节容器<text:tab/>12</text:p>
          <text:p text:style-name="P359">1.序列容器<text:tab/>14</text:p>
          <text:p text:style-name="P359">2.关联容器<text:tab/>19</text:p>
          <text:p text:style-name="P359">3.容器适配器<text:tab/>20</text:p>
          <text:p text:style-name="P341">第三节迭代器<text:tab/>20</text:p>
          <text:p text:style-name="P359">1.使用关联容器的例子<text:tab/>23</text:p>
          <text:p text:style-name="P359">2.迭代器种类<text:tab/>29</text:p>
          <text:p text:style-name="P341">第四节算法和函数<text:tab/>30</text:p>
          <text:p text:style-name="P359">1.数据区间<text:tab/>32</text:p>
          <text:p text:style-name="P359">2.处理多个数据区间<text:tab/>34</text:p>
          <text:p text:style-name="P359">3.质变算法<text:tab/>36</text:p>
          <text:p text:style-name="P359">4.质变算法和关联容器<text:tab/>40</text:p>
          <text:p text:style-name="P359">5.算法和容器操作函数<text:tab/>42</text:p>
          <text:p text:style-name="P359">6.用户自定义规则<text:tab/>43</text:p>
          <text:p text:style-name="P359">7.自定义规则，函数和谓词<text:tab/>46</text:p>
          <text:p text:style-name="P359">8.libcstl函数<text:tab/>52</text:p>
          <text:p text:style-name="P341">第五节libcstl容器的使用过程<text:tab/>53</text:p>
          <text:p text:style-name="P359">1.libcstl容器的使用过程<text:tab/>53</text:p>
          <text:p text:style-name="P359">2.数据类型的使用<text:tab/>54</text:p>
          <text:p text:style-name="P358">第三章libcstl工具类型<text:tab/>55</text:p>
          <text:p text:style-name="P341">第一节bool_t<text:tab/>55</text:p>
          <text:p text:style-name="P341">第二节pair_t<text:tab/>55</text:p>
          <text:p text:style-name="P359">1.pair_t的使用过程<text:tab/>55</text:p>
          <text:p text:style-name="P359">2.pair_t的主要操作<text:tab/>56</text:p>
          <text:p text:style-name="P359">3.pair_t的应用实例 <text:tab/>56</text:p>
          <text:p text:style-name="P341">第三节range_t<text:tab/>60</text:p>
          <text:p text:style-name="P358">第四章libcstl容器<text:tab/>60</text:p>
          <text:p text:style-name="P341">第一节容器的特点和共同的操作<text:tab/>60</text:p>
          <text:p text:style-name="P359">1.容器的共同特点<text:tab/>61</text:p>
          <text:p text:style-name="P359">2.容器的共同操作<text:tab/>61</text:p>
          <text:p text:style-name="P341">第二节vector_t<text:tab/>62</text:p>
          <text:p text:style-name="P359">1.vector_t的能力<text:tab/>62</text:p>
          <text:p text:style-name="P359">2.vector_t的操作<text:tab/>62</text:p>
          <text:p text:style-name="P359"><text:soft-page-break/>3.将vector_t作为数组使用<text:tab/>65</text:p>
          <text:p text:style-name="P359">4.vector_t的使用实例<text:tab/>66</text:p>
          <text:p text:style-name="P341">第三节deque_t<text:tab/>68</text:p>
          <text:p text:style-name="P359">1.deque_t的能力<text:tab/>68</text:p>
          <text:p text:style-name="P359">2.deque_t的操作<text:tab/>68</text:p>
          <text:p text:style-name="P359">3.deque_t的应用实例<text:tab/>70</text:p>
          <text:p text:style-name="P341">第四节list_t<text:tab/>71</text:p>
          <text:p text:style-name="P359">1.list_t的能力<text:tab/>72</text:p>
          <text:p text:style-name="P359">2.list_t的操作<text:tab/>72</text:p>
          <text:p text:style-name="P359">3.list_t的使用实例<text:tab/>75</text:p>
          <text:p text:style-name="P341">第五节slist_t<text:tab/>77</text:p>
          <text:p text:style-name="P359">1.slist_t的能力<text:tab/>77</text:p>
          <text:p text:style-name="P359">2.slist_t的操作<text:tab/>77</text:p>
          <text:p text:style-name="P359">3.slist_t使用实例<text:tab/>79</text:p>
          <text:p text:style-name="P341">第六节set_t和multiset_t<text:tab/>82</text:p>
          <text:p text:style-name="P359">1.set_t和multiset_t的能力<text:tab/>82</text:p>
          <text:p text:style-name="P359">2.set_t和multiset_t操作<text:tab/>83</text:p>
          <text:p text:style-name="P359">3.set_t和multiset_t的使用实例<text:tab/>86</text:p>
          <text:p text:style-name="P341">第七节map_t和multimap_t<text:tab/>91</text:p>
          <text:p text:style-name="P359">1.map_t和multimap_t的能力<text:tab/>92</text:p>
          <text:p text:style-name="P359">2.map_t和multimap_t的操作<text:tab/>92</text:p>
          <text:p text:style-name="P359">3.将map_t作为关联数组使用<text:tab/>94</text:p>
          <text:p text:style-name="P359">4.map_t和multimap_t的使用实例<text:tab/>94</text:p>
          <text:p text:style-name="P341">第八节hash_set_t，hash_multiset_t，hash_map_t，hash_multimap_t<text:tab/>101</text:p>
          <text:p text:style-name="P359">1.基于哈希结构的关联容器的能力<text:tab/>102</text:p>
          <text:p text:style-name="P359">2.基于哈希结构的关联容器的操作<text:tab/>102</text:p>
          <text:p text:style-name="P359">3.将hash_map_t作为关联数组使用<text:tab/>104</text:p>
          <text:p text:style-name="P359">4.基于哈希结构的关联容器的使用实例<text:tab/>104</text:p>
          <text:p text:style-name="P341">第九节怎样选择容器类型<text:tab/>108</text:p>
          <text:p text:style-name="P358">第五章libcstl迭代器<text:tab/>111</text:p>
          <text:p text:style-name="P341">第一节迭代器的种类<text:tab/>112</text:p>
          <text:p text:style-name="P359">1.input_iterator_t<text:tab/>114</text:p>
          <text:p text:style-name="P359">2.output_iterator_t<text:tab/>114</text:p>
          <text:p text:style-name="P359">3.forward_iterator_t<text:tab/>114</text:p>
          <text:p text:style-name="P359">4.bidirectional_iterator_t<text:tab/>115</text:p>
          <text:p text:style-name="P359">5.random_access_iterator_t<text:tab/>115</text:p>
          <text:p text:style-name="P341">第二节迭代器的辅助操作<text:tab/>118</text:p>
          <text:p text:style-name="P359">1.使用iterator_advance()移动迭代器<text:tab/>118</text:p>
          <text:p text:style-name="P359">2.使用iterator_distance()计算迭代器之间的距离<text:tab/>120</text:p>
          <text:p text:style-name="P358">第六章libcstl算法<text:tab/>121</text:p>
          <text:p text:style-name="P341">第一节算法的概述<text:tab/>121</text:p>
          <text:p text:style-name="P359">1.算法头文件<text:tab/>121</text:p>
          <text:p text:style-name="P359">2.算法的共同特点<text:tab/>121</text:p>
          <text:p text:style-name="P359">3.算法的种类<text:tab/>122</text:p>
          <text:p text:style-name="P341"><text:soft-page-break/>第二节非质变算法<text:tab/>122</text:p>
          <text:p text:style-name="P359">1.algo_for_each算法<text:tab/>123</text:p>
          <text:p text:style-name="P359">2.搜索数据<text:tab/>126</text:p>
          <text:p text:style-name="P359">3.统计数据个数<text:tab/>141</text:p>
          <text:p text:style-name="P359">4.数据区间的比较<text:tab/>142</text:p>
          <text:p text:style-name="P341">第三节质变算法<text:tab/>147</text:p>
          <text:p text:style-name="P359">1.拷贝数据<text:tab/>148</text:p>
          <text:p text:style-name="P359">2.交换数据<text:tab/>156</text:p>
          <text:p text:style-name="P359">3.转换和合并<text:tab/>160</text:p>
          <text:p text:style-name="P359">4.替换数据<text:tab/>164</text:p>
          <text:p text:style-name="P359">5.赋值新数据<text:tab/>168</text:p>
          <text:p text:style-name="P359">6.移除数据<text:tab/>172</text:p>
          <text:p text:style-name="P359">7.数据唯一<text:tab/>176</text:p>
          <text:p text:style-name="P359">8.逆序<text:tab/>182</text:p>
          <text:p text:style-name="P359">9.数据轮换<text:tab/>183</text:p>
          <text:p text:style-name="P359">10.随机算法<text:tab/>186</text:p>
          <text:p text:style-name="P359">11.数据划分<text:tab/>190</text:p>
          <text:p text:style-name="P341">第四节排序算法<text:tab/>192</text:p>
          <text:p text:style-name="P359">1.排序整个数据区间<text:tab/>195</text:p>
          <text:p text:style-name="P359">2.部分排序<text:tab/>199</text:p>
          <text:p text:style-name="P359">3.测试数据区间是否排序<text:tab/>203</text:p>
          <text:p text:style-name="P359">4.根据第n个数据排序<text:tab/>206</text:p>
          <text:p text:style-name="P359">5.二分查找<text:tab/>208</text:p>
          <text:p text:style-name="P359">6.合并<text:tab/>213</text:p>
          <text:p text:style-name="P359">7.集合算法<text:tab/>218</text:p>
          <text:p text:style-name="P359">8.堆算法<text:tab/>223</text:p>
          <text:p text:style-name="P359">9.最大值与最小值<text:tab/>226</text:p>
          <text:p text:style-name="P359">10.按照辞典顺序比较<text:tab/>229</text:p>
          <text:p text:style-name="P359">11.数据排列<text:tab/>232</text:p>
          <text:p text:style-name="P341">第五节算数算法<text:tab/>234</text:p>
          <text:p text:style-name="P359">1.对整个区间计算<text:tab/>235</text:p>
          <text:p text:style-name="P359">2.相对值和绝对值转换<text:tab/>239</text:p>
          <text:p text:style-name="P358">第七章libcstl函数<text:tab/>246</text:p>
          <text:p text:style-name="P341">第一节函数的种类<text:tab/>246</text:p>
          <text:p text:style-name="P359">1.函数的例子<text:tab/>246</text:p>
          <text:p text:style-name="P359">2.一元函数和二元函数<text:tab/>249</text:p>
          <text:p text:style-name="P359">3.谓词<text:tab/>249</text:p>
          <text:p text:style-name="P341">第二节预定义函数<text:tab/>250</text:p>
          <text:p text:style-name="P359">1.算数函数<text:tab/>251</text:p>
          <text:p text:style-name="P359">2.关系函数<text:tab/>251</text:p>
          <text:p text:style-name="P359">3.逻辑函数<text:tab/>252</text:p>
          <text:p text:style-name="P359">4.其他函数<text:tab/>252</text:p>
          <text:p text:style-name="P359">5.预定义函数的例子<text:tab/>252</text:p>
          <text:p text:style-name="P358">第八章libcstl容器适配器<text:tab/>255</text:p>
          <text:p text:style-name="P341"><text:soft-page-break/>第一节stack_t<text:tab/>255</text:p>
          <text:p text:style-name="P359">1.stack_t的操作<text:tab/>255</text:p>
          <text:p text:style-name="P359">2.stack_t的使用实例<text:tab/>256</text:p>
          <text:p text:style-name="P341">第二节queue_t<text:tab/>257</text:p>
          <text:p text:style-name="P359">1.queue_t的操作<text:tab/>258</text:p>
          <text:p text:style-name="P359">2.queue_t的使用实例<text:tab/>258</text:p>
          <text:p text:style-name="P341">第三节priority_queue_t<text:tab/>259</text:p>
          <text:p text:style-name="P359">1.priority_queue_t的操作<text:tab/>259</text:p>
          <text:p text:style-name="P359">2.priority_queue_t的使用实例<text:tab/>260</text:p>
          <text:p text:style-name="P358">第九章libcstl字符串<text:tab/>261</text:p>
          <text:p text:style-name="P341">第一节两个string_t的使用实例<text:tab/>261</text:p>
          <text:p text:style-name="P359">1.第一个例子:提取文件名模版<text:tab/>261</text:p>
          <text:p text:style-name="P359">2.第二个例子:提取单词并逆序打印<text:tab/>264</text:p>
          <text:p text:style-name="P341">第二节string_t类型的描述<text:tab/>266</text:p>
          <text:p text:style-name="P359">1.strint_t的能力<text:tab/>266</text:p>
          <text:p text:style-name="P359">2.string_t的操作概览<text:tab/>266</text:p>
          <text:p text:style-name="P359">3.初始化和销毁<text:tab/>267</text:p>
          <text:p text:style-name="P359">4.string_t和C字符串<text:tab/>267</text:p>
          <text:p text:style-name="P359">5.string_t的大小和容量<text:tab/>268</text:p>
          <text:p text:style-name="P359">6.string_t数据访问<text:tab/>268</text:p>
          <text:p text:style-name="P359">7.string_t比较操作<text:tab/>269</text:p>
          <text:p text:style-name="P359">8.赋值<text:tab/>269</text:p>
          <text:p text:style-name="P359">9.数据交换<text:tab/>270</text:p>
          <text:p text:style-name="P359">10.添加和连接<text:tab/>270</text:p>
          <text:p text:style-name="P359">11.插入数据<text:tab/>271</text:p>
          <text:p text:style-name="P359">12.删除数据<text:tab/>271</text:p>
          <text:p text:style-name="P359">13.替换<text:tab/>272</text:p>
          <text:p text:style-name="P359">14.子串<text:tab/>272</text:p>
          <text:p text:style-name="P359">15.输入输出<text:tab/>272</text:p>
          <text:p text:style-name="P359">16.查找<text:tab/>273</text:p>
          <text:p text:style-name="P359">17.NPOS值<text:tab/>274</text:p>
          <text:p text:style-name="P359">18.迭代器支持<text:tab/>274</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list xml:id="list1829147179" text:style-name="WW8Num13">
        <text:list-item>
          <text:h text:style-name="P322" text:outline-level="1"><text:soft-page-break/>简介</text:h>
          <text:list>
            <text:list-item>
              <text:h text:style-name="P327" text:outline-level="2"><text:span text:style-name="T47">关于这本指南</text:span><text:span text:style-name="T11"><text:tab/></text:span></text:h>
            </text:list-item>
          </text:list>
        </text:list-item>
      </text:list>
      <text:p text:style-name="P35"><text:span text:style-name="T25"><text:tab/></text:span><text:span text:style-name="T19">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3"><text:tab/>在阅读这本指南之前您只需要了解基本的C语言编程，了解库的使用方法就可以了。下面简单的介绍了这本书的各个章节的内容：</text:p>
      <text:list xml:id="list497324229" text:style-name="L1">
        <text:list-item>
          <text:p text:style-name="P103">第一章：简介</text:p>
        </text:list-item>
      </text:list>
      <text:p text:style-name="P23"><text:tab/> <text:s text:c="4"/>简单介绍本书的结构和相关的内容，简单介绍libcstl库。</text:p>
      <text:list xml:id="list431112452" text:style-name="L2">
        <text:list-item>
          <text:p text:style-name="P199">第二章：libcstl库的基本概念</text:p>
        </text:list-item>
      </text:list>
      <text:p text:style-name="P23"><text:tab/> <text:s text:c="4"/>介绍使用libcstl库需要知道的基本概念，库的组成部分，包含的头文件，要使用到的数据机构等。</text:p>
      <text:list xml:id="list2163644219" text:style-name="L3">
        <text:list-item>
          <text:p text:style-name="P104">第三章：工具类型</text:p>
        </text:list-item>
      </text:list>
      <text:p text:style-name="P23"><text:tab/> <text:s text:c="4"/>这一章主要介绍libcstl提供的小的工具类型，一些辅助的数据结构和宏定义。</text:p>
      <text:list xml:id="list892089300" text:style-name="L4">
        <text:list-item>
          <text:p text:style-name="P105">第四章：容器</text:p>
        </text:list-item>
      </text:list>
      <text:p text:style-name="P23"><text:tab/> <text:s text:c="4"/>这一章解释容器的概念，介绍各个容器的功能以及对各个容器的能力进行对比。</text:p>
      <text:list xml:id="list456141986" text:style-name="L5">
        <text:list-item>
          <text:p text:style-name="P106">第五章：迭代器</text:p>
        </text:list-item>
      </text:list>
      <text:p text:style-name="P23"><text:tab/> <text:s text:c="4"/>详细讨论迭代器的概念，功能，用途以及迭代器的一些辅助函数。</text:p>
      <text:list xml:id="list1610261853" text:style-name="L6">
        <text:list-item>
          <text:p text:style-name="P107">第六章：算法</text:p>
        </text:list-item>
      </text:list>
      <text:p text:style-name="P23"><text:tab/> <text:s text:c="4"/>列举了讨论了算法的应用，详细的讨论了算法的适用范围，对各种算法进行了比较。</text:p>
      <text:list xml:id="list535317402" text:style-name="L7">
        <text:list-item>
          <text:p text:style-name="P108">第七章：函数</text:p>
        </text:list-item>
      </text:list>
      <text:p text:style-name="P23"><text:tab/> <text:s text:c="4"/>讨论libcstl库的一元函数，二元函数以及谓词的用法。</text:p>
      <text:list xml:id="list1692910135" text:style-name="L8">
        <text:list-item>
          <text:p text:style-name="P109">第八章：容器适配器</text:p>
        </text:list-item>
      </text:list>
      <text:p text:style-name="P23"><text:tab/> <text:s text:c="4"/>详细描述了特殊的容器 – 容器适配器，介绍了适配器的特点和用法。</text:p>
      <text:list xml:id="list100300512" text:style-name="L9">
        <text:list-item>
          <text:p text:style-name="P110">第九章：字符串</text:p>
        </text:list-item>
      </text:list>
      <text:p text:style-name="P23"><text:tab/> <text:s text:c="4"/>描述了libcstl提供的字符串类型，它不同于传统的C字符串。</text:p>
      <text:list xml:id="list708559124" text:style-name="L10">
        <text:list-item>
          <text:p text:style-name="P111">第十章：类型机制</text:p>
        </text:list-item>
      </text:list>
      <text:p text:style-name="P23"><text:tab/> <text:s text:c="4"/>描述了libcstl对于用户自定义类型的处理，以及类型的注册和管理机制。</text:p>
      <text:list xml:id="list1525102302" text:style-name="L11">
        <text:list-item>
          <text:p text:style-name="P112">附录：对于直接以数据为参数的函数的使用</text:p>
        </text:list-item>
      </text:list>
      <text:p text:style-name="P23"><text:tab/> <text:s text:c="4"/>讨论了一种特殊的接口函数的使用方法和技巧。</text:p>
      <text:p text:style-name="P23"/>
      <text:p text:style-name="P23"><text:tab/>本书中使用浅黄色背景表示命令行输入或者输出，例如：</text:p>
      <table:table table:name="表格7" table:style-name="表格7">
        <table:table-column table:style-name="表格7.A"/>
        <table:table-row>
          <table:table-cell table:style-name="表格7.A1" office:value-type="string">
            <text:p text:style-name="P66">[wb@ActiveSys ~]$ tar zxvf libcstl-2.0.0.tar.gz</text:p>
            <text:p text:style-name="P66">...</text:p>
            <text:p text:style-name="P67">[wb@ActiveSys ~]$ cd libcstl-2.0.0</text:p>
          </table:table-cell>
        </table:table-row>
      </table:table>
      <text:p text:style-name="P23"/>
      <text:p text:style-name="P23"><text:tab/>使用蓝灰色表示代码，例如:</text:p>
      <table:table table:name="表格8" table:style-name="表格8">
        <table:table-column table:style-name="表格8.A"/>
        <text:soft-page-break/>
        <table:table-row>
          <table:table-cell table:style-name="表格8.A1" office:value-type="string">
            <text:p text:style-name="P60">#include &lt;stdio.h&gt; </text:p>
            <text:p text:style-name="P60">#include &lt;cstl/cvector.h&gt; </text:p>
            <text:p text:style-name="P60"/>
            <text:p text:style-name="P60">int main(int argc, char* argv[]) </text:p>
            <text:p text:style-name="P60">{ </text:p>
            <text:p text:style-name="P60"><text:s text:c="4"/>vector_t* pvec_v1 = create_vector(int); </text:p>
            <text:p text:style-name="P60"/>
            <text:p text:style-name="P60"><text:s text:c="4"/>if(pvec_v1 == NULL) </text:p>
            <text:p text:style-name="P60"><text:s text:c="4"/>{ </text:p>
            <text:p text:style-name="P60"><text:s text:c="8"/>return -1; </text:p>
            <text:p text:style-name="P60"><text:s text:c="4"/>} </text:p>
            <text:p text:style-name="P60"/>
            <text:p text:style-name="P60"><text:s text:c="4"/>vector_init(pvec_v1); </text:p>
            <text:p text:style-name="P60"/>
            <text:p text:style-name="P60"><text:s text:c="4"/>vector_push_back(pvec_v1, 1); </text:p>
            <text:p text:style-name="P60"><text:s text:c="4"/>printf("Vector length is %d.\n", vector_size(pvec_v1)); </text:p>
            <text:p text:style-name="P60"/>
            <text:p text:style-name="P60"><text:s text:c="4"/>vector_push_back(pvec_v1, 2); </text:p>
            <text:p text:style-name="P60"><text:s text:c="4"/>printf("Vector length is now %d.\n", vector_size(pvec_v1)); </text:p>
            <text:p text:style-name="P60"/>
            <text:p text:style-name="P60"><text:s text:c="4"/>vector_destroy(pvec_v1); </text:p>
            <text:p text:style-name="P60"/>
            <text:p text:style-name="P60"><text:s text:c="4"/>return 0; </text:p>
            <text:p text:style-name="P60">}</text:p>
          </table:table-cell>
        </table:table-row>
      </table:table>
      <text:p text:style-name="P23"/>
      <text:list xml:id="list1143911767" text:continue-list="list1829147179" text:style-name="WW8Num13">
        <text:list-item>
          <text:list>
            <text:list-item>
              <text:h text:style-name="P328" text:outline-level="2">关于<text:span text:style-name="T18">libcstl</text:span></text:h>
            </text:list-item>
          </text:list>
        </text:list-item>
      </text:list>
      <text:p text:style-name="P34"><text:span text:style-name="T26"><text:tab/></text:span><text:span text:style-name="T22">libcstl</text:span><text:span text:style-name="T16">是使用</text:span><text:span text:style-name="T28">ANSI C</text:span><text:span text:style-name="T16">编写的通用的数据结构和常用算法的库, 它模仿</text:span><text:span text:style-name="T28">STL</text:span><text:span text:style-name="T16">的接口形式, 包括序列容器,关联容器,容器适配器,迭代器,函数,算法等.</text:span><text:span text:style-name="T22">libcstl</text:span><text:span text:style-name="T16">为</text:span><text:span text:style-name="T28">C</text:span><text:span text:style-name="T16">编程中的数据管理提供了方便易用的程序库。</text:span></text:p>
      <text:p text:style-name="P34"><text:span text:style-name="T16"><text:tab/></text:span><text:span text:style-name="T28">libcstl分为容器，迭代器，函数和算法四部分，此外2.0版本还添加了类型机制，这是一种为用户提供了方便使用自定义类型的机制。</text:span></text:p>
      <text:p text:style-name="P27"><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27"><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27"><text:tab/>算法是通用的，它通过迭代器来操作数据区间中的数据，这样就可以对任何符合要求的容器以及数据区间应用算法。正式因为通用的关系，相同功能的算法和容器本身的操作函数，后者更高效。</text:p>
      <text:p text:style-name="P27"><text:tab/>函数以及谓词是规范算法行为的，可以使用特定的函数或者算法来改变算法的行为，带有_if后缀的算法都要求使用函数或者谓词。</text:p>
      <text:p text:style-name="P27"><text:soft-page-break/><text:tab/>字符串是一种特殊的容器，它只保存字符类型，同时也支持许多针对字符串特有的操作。</text:p>
      <text:p text:style-name="P27"><text:tab/>类型机制是2.0添加的新功能，它为用户使用自定义类型提供了便利，可以让用户像使用基本类型一样使用自定义类型。</text:p>
      <text:p text:style-name="P27"/>
      <text:p text:style-name="P27"><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27"/>
      <text:list xml:id="list378315863" text:continue-numbering="true" text:style-name="WW8Num13">
        <text:list-item>
          <text:list>
            <text:list-item>
              <text:h text:style-name="P330" text:outline-level="2"><text:span text:style-name="T30">libcstl</text:span><text:span text:style-name="T3">的编译和安装</text:span></text:h>
              <text:list>
                <text:list-item>
                  <text:h text:style-name="P342" text:outline-level="3">编译和安装</text:h>
                </text:list-item>
              </text:list>
            </text:list-item>
          </text:list>
        </text:list-item>
      </text:list>
      <text:p text:style-name="P35"><text:span text:style-name="T17"><text:tab/>首先需要在</text:span><text:span text:style-name="T30">libcstl</text:span><text:span text:style-name="T17">的主页中下载源代码压缩包</text:span><text:span text:style-name="T30">libcstl-2.0.0.tar.gz</text:span><text:span text:style-name="T17">，解压后进入目录</text:span><text:span text:style-name="T30">libcstl-2.0.0</text:span><text:span text:style-name="T17">：</text:span></text:p>
      <table:table table:name="表格2" table:style-name="表格2">
        <table:table-column table:style-name="表格2.A"/>
        <table:table-row>
          <table:table-cell table:style-name="表格2.A1" office:value-type="string">
            <text:p text:style-name="P66">[wb@ActiveSys ~]$ tar zxvf libcstl-2.0.0.tar.gz</text:p>
            <text:p text:style-name="P66">...</text:p>
            <text:p text:style-name="P67">[wb@ActiveSys ~]$ cd libcstl-2.0.0</text:p>
          </table:table-cell>
        </table:table-row>
      </table:table>
      <text:p text:style-name="P80"><text:span text:style-name="T55"><text:tab/></text:span><text:span text:style-name="T54">然后执行</text:span><text:span text:style-name="T32">make</text:span><text:span text:style-name="T54">编译</text:span><text:span text:style-name="T21">libcstl</text:span><text:span text:style-name="T32">:</text:span></text:p>
      <table:table table:name="表格3" table:style-name="表格3">
        <table:table-column table:style-name="表格3.A"/>
        <table:table-row>
          <table:table-cell table:style-name="表格3.A1" office:value-type="string">
            <text:p text:style-name="P67"><text:bookmark text:name="编译和安装"/>[wb@ActiveSys libcstl-2.0.0]$ make</text:p>
          </table:table-cell>
        </table:table-row>
      </table:table>
      <text:p text:style-name="P81"><text:span text:style-name="T48"><text:tab/></text:span>接下来安装<text:span text:style-name="T20">libcstl</text:span>库(需要<text:span text:style-name="T18">root</text:span>权限):</text:p>
      <table:table table:name="表格4" table:style-name="表格4">
        <table:table-column table:style-name="表格4.A"/>
        <table:table-row>
          <table:table-cell table:style-name="表格4.A1" office:value-type="string">
            <text:p text:style-name="P65"><text:bookmark text:name="编译和安装1"/>[wb@ActiveSys libcstl-2.0.0]# make install</text:p>
          </table:table-cell>
        </table:table-row>
      </table:table>
      <text:p text:style-name="P81"><text:span text:style-name="T48"><text:tab/></text:span>这样编译并安装了<text:span text:style-name="T20">libcstl</text:span>库.</text:p>
      <text:p text:style-name="P75">卸载<text:span text:style-name="T20">libcstl</text:span>库同样需要<text:span text:style-name="T18">root</text:span>权限:</text:p>
      <table:table table:name="表格5" table:style-name="表格5">
        <table:table-column table:style-name="表格5.A"/>
        <table:table-row>
          <table:table-cell table:style-name="表格5.A1" office:value-type="string">
            <text:p text:style-name="P67"><text:bookmark text:name="编译和安装2"/>[wb@ActiveSys libcstl-2.0.0]# make uninstall</text:p>
          </table:table-cell>
        </table:table-row>
      </table:table>
      <text:p text:style-name="P82"><text:tab/>如果哦以前安装过<text:span text:style-name="T18">libcstl</text:span>库，清使用更新更新命令:</text:p>
      <table:table table:name="表格6" table:style-name="表格6">
        <table:table-column table:style-name="表格6.A"/>
        <table:table-row>
          <table:table-cell table:style-name="表格6.A1" office:value-type="string">
            <text:p text:style-name="P67">[wb@ActiveSys libcstl-2.0.0]# make update</text:p>
          </table:table-cell>
        </table:table-row>
      </table:table>
      <text:p text:style-name="P82"/>
      <text:p text:style-name="P82"><text:tab/>上面介绍的是<text:span text:style-name="T18">Linux</text:span>下的编译安装方法，<text:span text:style-name="T18">libcstl-2.0也提供了Windows下的编译工程，在解压后的目录中有目录build-win，其中两个目录vc8和vc9分别对应VS2005和VS2008的工程文件。</text:span></text:p>
      <text:p text:style-name="P84"/>
      <text:list xml:id="list1224256846" text:continue-numbering="true" text:style-name="WW8Num13">
        <text:list-item>
          <text:list>
            <text:list-item>
              <text:list>
                <text:list-item>
                  <text:h text:style-name="P342" text:outline-level="3">特殊的编译选项</text:h>
                </text:list-item>
              </text:list>
            </text:list-item>
          </text:list>
        </text:list-item>
      </text:list>
      <text:p text:style-name="P1"><text:span text:style-name="T54"><text:tab/></text:span><text:span text:style-name="T57">在</text:span><text:span text:style-name="T23">libcstl</text:span><text:span text:style-name="T29">-2.0.0</text:span><text:span text:style-name="T57">目录下有一个</text:span><text:span text:style-name="T29">Makefile</text:span><text:span text:style-name="T57">文件,文件中定义了一个有关编译选项的变量:</text:span></text:p>
      <table:table table:name="表格10" table:style-name="表格10">
        <table:table-column table:style-name="表格10.A"/>
        <table:table-row>
          <table:table-cell table:style-name="表格10.A1" office:value-type="string">
            <text:p text:style-name="P55">CFLAGS_EX = -DNDEBUG</text:p>
          </table:table-cell>
        </table:table-row>
      </table:table>
      <text:p text:style-name="P35"><text:span text:style-name="T50"><text:tab/></text:span><text:span text:style-name="T54">其中</text:span><text:span text:style-name="T32">NDEBUG</text:span><text:span text:style-name="T54">都是</text:span><text:span text:style-name="T21">libcstl</text:span><text:span text:style-name="T54">的默认编译选项, 如果想要修改默认编译选项就请修改</text:span><text:span text:style-name="T35">CFLAGS_EX </text:span><text:span text:style-name="T54">变量: 想要添加编译选项请在这一行的后面添加</text:span><text:span text:style-name="T44"> -DXXXX </text:span><text:span text:style-name="T54">(其中</text:span><text:span text:style-name="T32">XXXX</text:span><text:span text:style-name="T54">是要添加的编译选项),如果要删除就直接删除</text:span><text:span text:style-name="T32">-DXXXX</text:span><text:span text:style-name="T54">选项.</text:span></text:p>
      <text:p text:style-name="P37"><text:tab/><text:span text:style-name="T18">l</text:span><text:span text:style-name="T20">ibcstl</text:span>编译过程中的可用编译选项有:</text:p>
      <text:p text:style-name="P37"/>
      <text:list xml:id="list794175068" text:style-name="L12">
        <text:list-item>
          <text:p text:style-name="P200"><text:span text:style-name="T33">NDEBUG</text:span><text:span text:style-name="T50"> </text:span><text:span text:style-name="T54">控制断言.</text:span></text:p>
        </text:list-item>
      </text:list>
      <text:p text:style-name="P75">定义这个编译选项可以去掉库中的断言.当库函数接受到非法参数时,断言就会报错,但是有断言的版本执行效率<text:soft-page-break/>低(非断言版本效率大约是有断言版本的<text:span text:style-name="T18">20~40</text:span>倍).</text:p>
      <text:p text:style-name="P75"/>
      <text:list xml:id="list1354933414" text:style-name="L13">
        <text:list-item>
          <text:p text:style-name="P201"><text:span text:style-name="T33">CSTL_STACK_VECTOR_SEQUENCE</text:span><text:span text:style-name="T50"> </text:span><text:span text:style-name="T54">以</text:span><text:span text:style-name="T32">vector_t</text:span><text:span text:style-name="T54">容器为</text:span><text:span text:style-name="T32">stack_t</text:span><text:span text:style-name="T54">适配器的底层实现.</text:span></text:p>
        </text:list-item>
        <text:list-item>
          <text:p text:style-name="P201"><text:span text:style-name="T33">CSTL_STACK_LIST_SEQUENCE</text:span><text:span text:style-name="T54"> 以</text:span><text:span text:style-name="T32">list_t</text:span><text:span text:style-name="T54">容器为</text:span><text:span text:style-name="T32">stack_t</text:span><text:span text:style-name="T54">适配器的底层实现.</text:span></text:p>
        </text:list-item>
      </text:list>
      <text:p text:style-name="P75">这两个选项都是控制<text:span text:style-name="T18">stack_t</text:span>适配器的底层实现的.如果不指定则使用<text:span text:style-name="T18">deque_t</text:span>作为<text:span text:style-name="T18">stack_t</text:span>的底层实现.</text:p>
      <text:p text:style-name="P75"/>
      <text:list xml:id="list2129086144" text:style-name="L14">
        <text:list-item>
          <text:p text:style-name="P313"><text:span text:style-name="T52">CSTL_QUEUE_LIST_SEQUENCE</text:span><text:span text:style-name="T34"> </text:span><text:span text:style-name="T57">以</text:span><text:span text:style-name="T29">list_t</text:span><text:span text:style-name="T57">容器为</text:span><text:span text:style-name="T29">queue_t</text:span><text:span text:style-name="T57">适配器的底层实现.</text:span></text:p>
        </text:list-item>
      </text:list>
      <text:p text:style-name="P75">这个选项控制<text:span text:style-name="T18">queue_t</text:span>的底层实现.如果不指定则使用<text:span text:style-name="T18">deque_t</text:span>为<text:span text:style-name="T18">queue_t</text:span>的底层实现.</text:p>
      <text:p text:style-name="P75"/>
      <text:list xml:id="list948683798" text:style-name="L15">
        <text:list-item>
          <text:p text:style-name="P202"><text:span text:style-name="T33">CSTL_SET_AVL_TREE</text:span><text:span text:style-name="T32"> </text:span><text:span text:style-name="T54">以</text:span><text:span text:style-name="T32">avl</text:span><text:span text:style-name="T54">树作为</text:span><text:span text:style-name="T32">set_t</text:span><text:span text:style-name="T54">的底层实现.</text:span></text:p>
        </text:list-item>
        <text:list-item>
          <text:p text:style-name="P202"><text:span text:style-name="T33">CSTL_MULTISET_AVL_TREE</text:span><text:span text:style-name="T32"> </text:span><text:span text:style-name="T54">以</text:span><text:span text:style-name="T32">avl</text:span><text:span text:style-name="T54">树作为</text:span><text:span text:style-name="T32">multiset_t</text:span><text:span text:style-name="T54">的底层实现.</text:span></text:p>
        </text:list-item>
        <text:list-item>
          <text:p text:style-name="P202"><text:span text:style-name="T33">CSTL_MAP_AVL_TREE</text:span><text:span text:style-name="T32"> </text:span><text:span text:style-name="T54">以</text:span><text:span text:style-name="T32">avl</text:span><text:span text:style-name="T54">树作为</text:span><text:span text:style-name="T32">map_t</text:span><text:span text:style-name="T54">的底层实现.</text:span></text:p>
        </text:list-item>
        <text:list-item>
          <text:p text:style-name="P202"><text:span text:style-name="T33">CSTL_MULTISET_AVL_TREE</text:span><text:span text:style-name="T54"> 以</text:span><text:span text:style-name="T32">avl</text:span><text:span text:style-name="T54">树作为</text:span><text:span text:style-name="T32">multimap_t</text:span><text:span text:style-name="T54">的底层实现.</text:span></text:p>
        </text:list-item>
      </text:list>
      <text:p text:style-name="P75">以上四个选项是控制关联容器的底层实现的,如果不指定则对应的关联容器使用红黑树作为底层实现(红黑树比<text:span text:style-name="T18">avl</text:span>树快<text:span text:style-name="T18">40%</text:span>).默认使用红黑树作为底层实现.</text:p>
      <text:p text:style-name="P81"/>
      <text:p text:style-name="P81"/>
      <text:list xml:id="list1051160939" text:continue-list="list1224256846" text:style-name="WW8Num13">
        <text:list-item>
          <text:h text:style-name="P323" text:outline-level="1">libcstl库的基本概念</text:h>
        </text:list-item>
      </text:list>
      <text:p text:style-name="P49"><text:span text:style-name="T53"><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1">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4"/>
      <text:list xml:id="list730150562" text:continue-numbering="true" text:style-name="WW8Num13">
        <text:list-item>
          <text:list>
            <text:list-item>
              <text:h text:style-name="P329" text:outline-level="2"><text:span text:style-name="T18">libcstl</text:span>的组成部分</text:h>
            </text:list-item>
          </text:list>
        </text:list-item>
      </text:list>
      <text:p text:style-name="P24"><text:tab/>libcstl由很多部分组成，其中最主要的有容器，迭代器，算法以及函数。</text:p>
      <text:list xml:id="list308118496" text:style-name="L16">
        <text:list-item>
          <text:p text:style-name="P113">容器</text:p>
        </text:list-item>
      </text:list>
      <text:p text:style-name="P24"><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51556454" text:style-name="L17">
        <text:list-item>
          <text:p text:style-name="P114">迭代器</text:p>
        </text:list-item>
      </text:list>
      <text:p text:style-name="P24"><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571151961" text:style-name="L18">
        <text:list-item>
          <text:p text:style-name="P115">算法和函数</text:p>
        </text:list-item>
      </text:list>
      <text:p text:style-name="P24"><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4"><text:soft-page-break/></text:p>
      <text:p text:style-name="P24"><text:tab/>libcstl通过迭代器将数据和算法分离，任何算法都可以和任何容器交互作用。</text:p>
      <text:p text:style-name="P25"><draw:frame draw:style-name="fr2" draw:name="图形2" text:anchor-type="paragraph" svg:width="19.006cm" svg:height="9.608cm" draw:z-index="4"><draw:image xlink:href="Pictures/10000000000002CE0000016BCBA0ABAA.jpg" xlink:type="simple" xlink:show="embed" xlink:actuate="onLoad"/></draw:frame>图2.1 libcstl 组件之间的关系</text:p>
      <text:p text:style-name="P24"/>
      <text:p text:style-name="P24"><text:tab/>除了上面基本主要的组成部分，libcstl还提供了容器适配器，工具类型，字符串和类型机制。</text:p>
      <text:list xml:id="list1474178128" text:continue-list="list730150562" text:style-name="WW8Num13">
        <text:list-item>
          <text:list>
            <text:list-item>
              <text:h text:style-name="P334" text:outline-level="2">容器</text:h>
            </text:list-item>
          </text:list>
        </text:list-item>
      </text:list>
      <text:p text:style-name="P35"><text:span text:style-name="T12"><text:tab/></text:span><text:span text:style-name="T54">容器是用来保存和管理数据的，为了满足不同的需要</text:span><text:span text:style-name="T32">libcstl</text:span><text:span text:style-name="T54">提供了多种容器：</text:span></text:p>
      <text:p text:style-name="P39"><draw:frame draw:style-name="fr2" draw:name="图形3" text:anchor-type="paragraph" svg:width="19.006cm" svg:height="9.703cm" draw:z-index="5"><draw:image xlink:href="Pictures/10000000000002C300000169831C3E19.jpg" xlink:type="simple" xlink:show="embed" xlink:actuate="onLoad"/></draw:frame><text:soft-page-break/><text:span text:style-name="T54">图</text:span><text:span text:style-name="T32">2.2 </text:span><text:span text:style-name="T54">序列容器</text:span></text:p>
      <text:p text:style-name="P39"><draw:frame draw:style-name="fr2" draw:name="图形4" text:anchor-type="paragraph" svg:width="19.006cm" svg:height="12.155cm" draw:z-index="6"><draw:image xlink:href="Pictures/10000000000002BE000001C1430EB966.jpg" xlink:type="simple" xlink:show="embed" xlink:actuate="onLoad"/></draw:frame>图<text:span text:style-name="T18">2.3 <text:s/></text:span>关联容器</text:p>
      <text:p text:style-name="P37"/>
      <text:p text:style-name="P37"><text:soft-page-break/><text:tab/>总的来说容器分为两大类，序列容器和关联容器：</text:p>
      <text:list xml:id="list1008974527" text:style-name="L19">
        <text:list-item>
          <text:p text:style-name="P203">序列容器</text:p>
        </text:list-item>
      </text:list>
      <text:p text:style-name="P37"><text:tab/>序列容器中的数据的顺序与数据插入到容器中的次序有关,而与数据本身的值无关.<text:span text:style-name="T20">libcstl</text:span>提供的序列容器有:<text:span text:style-name="T18">vector_t, list_t, deque_t, slist_t.</text:span></text:p>
      <text:list xml:id="list1330364396" text:style-name="L20">
        <text:list-item>
          <text:p text:style-name="P204">关联容器</text:p>
        </text:list-item>
      </text:list>
      <text:p text:style-name="P37"><text:tab/>关联容器中数据是有序的,容器中数据的顺序取决于特定的排序规则而与数据插入到容器中的次序无关.<text:span text:style-name="T20">libcstl</text:span>提供的关联容器有:<text:span text:style-name="T18">set_t, map_t, multiset_t, multimap_t, hash_set_t, hash_map_t, hash_multiset_t, hash_multimap_t.</text:span></text:p>
      <text:p text:style-name="P28"/>
      <text:p text:style-name="P28"><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28"/>
      <text:list xml:id="list1444767656" text:continue-list="list1474178128" text:style-name="WW8Num13">
        <text:list-item>
          <text:list>
            <text:list-item>
              <text:list>
                <text:list-item>
                  <text:h text:style-name="P350" text:outline-level="3">序列容器</text:h>
                </text:list-item>
              </text:list>
            </text:list-item>
          </text:list>
        </text:list-item>
      </text:list>
      <text:p text:style-name="P37"><text:tab/><text:span text:style-name="T20">libcstl</text:span>提供四种序列容器<text:span text:style-name="T18">:vector_t, list_t, deque_t, slist_t.</text:span></text:p>
      <text:list xml:id="list1936927094" text:style-name="L21">
        <text:list-item>
          <text:p text:style-name="P116">vector_t</text:p>
        </text:list-item>
      </text:list>
      <text:p text:style-name="P37"><text:tab/><text:span text:style-name="T18">vector_t的行为类似于数组，但是它可以根据需要动态的生长，这样就可以</text:span>使用下标来随即的访问<text:span text:style-name="T18">vector_t</text:span>中的数据.在<text:span text:style-name="T18">vector_t</text:span>的末尾插入或者删除数据是非常高效的，但是在开头或者中间插入或者删除数据效率就会很低，因为<text:span text:style-name="T18">vector_t要移动后面的数据。</text:span></text:p>
      <text:p text:style-name="P37"><text:tab/>下面的例子定义了一个保存整型数据的<text:span text:style-name="T18">vector_t，然后向其中插入6个数据并打印出来：</text:span></text:p>
      <table:table table:name="表格9" table:style-name="表格9">
        <table:table-column table:style-name="表格9.A"/>
        <table:table-row>
          <table:table-cell table:style-name="表格9.A1" office:value-type="string">
            <text:p text:style-name="P59">/* </text:p>
            <text:p text:style-name="P59"><text:s/>* vector1.c </text:p>
            <text:p text:style-name="P59"><text:s/>* compile with : -lcstl </text:p>
            <text:p text:style-name="P59"><text:s/>*/ </text:p>
            <text:p text:style-name="P59"/>
            <text:p text:style-name="P59">#include &lt;stdio.h&gt; </text:p>
            <text:p text:style-name="P59">#include &lt;cstl/cvector.h&gt; </text:p>
            <text:p text:style-name="P59"/>
            <text:p text:style-name="P59">int main(int argc, char* argv[]) </text:p>
            <text:p text:style-name="P59">{ </text:p>
            <text:p text:style-name="P59"><text:s text:c="4"/>/* vector conatiner for integer elements */ </text:p>
            <text:p text:style-name="P59"><text:s text:c="4"/>vector_t* pvec_coll = create_vector(int); </text:p>
            <text:p text:style-name="P59"><text:s text:c="4"/>int i = 0; </text:p>
            <text:p text:style-name="P59"/>
            <text:p text:style-name="P59"><text:s text:c="4"/>if(pvec_coll == NULL) </text:p>
            <text:p text:style-name="P59"><text:s text:c="4"/>{ </text:p>
            <text:p text:style-name="P59"><text:s text:c="8"/>return -1; </text:p>
            <text:p text:style-name="P59"><text:s text:c="4"/>} </text:p>
            <text:p text:style-name="P59"/>
            <text:p text:style-name="P59"><text:s text:c="4"/>vector_init(pvec_coll); </text:p>
            <text:p text:style-name="P59"/>
            <text:p text:style-name="P59"><text:s text:c="4"/>/* append elements with 1 to 6 */ </text:p>
            <text:p text:style-name="P59"><text:soft-page-break/><text:s text:c="4"/>for(i = 1; i &lt;= 6; ++i) </text:p>
            <text:p text:style-name="P59"><text:s text:c="4"/>{ </text:p>
            <text:p text:style-name="P59"><text:s text:c="8"/>vector_push_back(pvec_coll, i); </text:p>
            <text:p text:style-name="P59"><text:s text:c="4"/>} </text:p>
            <text:p text:style-name="P59"/>
            <text:p text:style-name="P59"><text:s text:c="4"/>/* print all elements followed by space */ </text:p>
            <text:p text:style-name="P59"><text:s text:c="4"/>for(i = 0; i &lt; vector_size(pvec_coll); ++i) </text:p>
            <text:p text:style-name="P59"><text:s text:c="4"/>{ </text:p>
            <text:p text:style-name="P59"><text:s text:c="8"/>printf("%d ", *(int*)vector_at(pvec_coll, i)); </text:p>
            <text:p text:style-name="P59"><text:s text:c="4"/>} </text:p>
            <text:p text:style-name="P59"><text:s text:c="4"/>printf("\n"); </text:p>
            <text:p text:style-name="P59"/>
            <text:p text:style-name="P59"><text:s text:c="4"/>vector_destroy(pvec_coll); </text:p>
            <text:p text:style-name="P59"/>
            <text:p text:style-name="P59"><text:s text:c="4"/>return 0; </text:p>
            <text:p text:style-name="P59">}</text:p>
          </table:table-cell>
        </table:table-row>
      </table:table>
      <text:p text:style-name="P41"/>
      <text:p text:style-name="P37">使用<text:span text:style-name="T18">vector_t</text:span>容器必须包含头文件</text:p>
      <text:p text:style-name="P56">#include &lt;cstl/cvector.h&gt;</text:p>
      <text:p text:style-name="P37">创建一个存储<text:span text:style-name="T18">int</text:span>类型数据的<text:span text:style-name="T18">vector_t</text:span></text:p>
      <text:p text:style-name="P59">vector_t* pvec_coll = create_vector(int); </text:p>
      <text:p text:style-name="P37"><text:span text:style-name="T18">vector_t</text:span>在没有初始化的时候是不能使用的，下面是初始化的代码</text:p>
      <text:p text:style-name="P59">vector_init(pvec_coll); </text:p>
      <text:p text:style-name="P37">我们使用<text:span text:style-name="T38">vector_push_back()</text:span>函数向<text:span text:style-name="T18">vector_t</text:span>中添加数据</text:p>
      <text:p text:style-name="P59">for(i = 1; i &lt;= 6; ++i) </text:p>
      <text:p text:style-name="P59">{ </text:p>
      <text:p text:style-name="P59"><text:s text:c="4"/>vector_push_back(pvec_coll, i); </text:p>
      <text:p text:style-name="P59">} </text:p>
      <text:p text:style-name="P37"><text:span text:style-name="T18">vector_size()</text:span>函数返回<text:span text:style-name="T18">vector_t</text:span>容器中数据的个数, <text:span text:style-name="T18">vector_at()</text:span>是通过下标对<text:span text:style-name="T18">vector_t</text:span>容器中数据进行访问，它返回的是指向容器中相应数据的指针，要打印出数据的内容我们使用如下的代码：</text:p>
      <text:p text:style-name="P59">for(i = 0; i &lt; vector_size(pvec_coll); ++i) </text:p>
      <text:p text:style-name="P59">{ </text:p>
      <text:p text:style-name="P59"><text:s text:c="4"/>printf("%d ", *(int*)vector_at(pvec_coll, i)); </text:p>
      <text:p text:style-name="P59">} </text:p>
      <text:p text:style-name="P37">最后销毁<text:span text:style-name="T18">vector_t</text:span>容器，以释放容器本身和为了保存数据申请的资源</text:p>
      <text:p text:style-name="P59">vector_destroy(pvec_coll); </text:p>
      <text:p text:style-name="P37"/>
      <text:p text:style-name="P37">这段代码输出的结果如下：</text:p>
      <text:p text:style-name="P29">1 2 3 4 5 6 </text:p>
      <text:p text:style-name="P41"/>
      <text:list xml:id="list2109294441" text:style-name="L22">
        <text:list-item>
          <text:p text:style-name="P117">deque_t</text:p>
        </text:list-item>
      </text:list>
      <text:p text:style-name="P37"><text:tab/><text:span text:style-name="T18">deque_t</text:span>是双端队列,它也是一个动态数组,但是可以在两端生长,所以在开头和结尾插入和删除数据都很高效,但是在中间插入和删除数据很慢，因为它也要移动数据。</text:p>
      <text:p text:style-name="P37"><text:soft-page-break/><text:tab/>与上面的例子类似，这次向<text:span text:style-name="T18">deque_t</text:span>中添加<text:span text:style-name="T18">6</text:span>个浮点数并打印出来：</text:p>
      <table:table table:name="表格11" table:style-name="表格11">
        <table:table-column table:style-name="表格11.A"/>
        <table:table-row>
          <table:table-cell table:style-name="表格11.A1" office:value-type="string">
            <text:p text:style-name="P85">/* </text:p>
            <text:p text:style-name="P85"><text:s/>* deque1.c </text:p>
            <text:p text:style-name="P85"><text:s/>* compile with : -lcstl </text:p>
            <text:p text:style-name="P85"><text:s/>*/ </text:p>
            <text:p text:style-name="P85"/>
            <text:p text:style-name="P85">#include &lt;stdio.h&gt; </text:p>
            <text:p text:style-name="P85">#include &lt;cstl/cdeque.h&gt; </text:p>
            <text:p text:style-name="P85"/>
            <text:p text:style-name="P85">int main(int argc, char* argv[]) </text:p>
            <text:p text:style-name="P85">{ </text:p>
            <text:p text:style-name="P85"><text:s text:c="4"/>/* deque container for float-point elements */ </text:p>
            <text:p text:style-name="P85"><text:s text:c="4"/>deque_t* pdq_coll = create_deque(float); </text:p>
            <text:p text:style-name="P85"><text:s text:c="4"/>int i = 0; </text:p>
            <text:p text:style-name="P85"/>
            <text:p text:style-name="P85"><text:s text:c="4"/>if(pdq_coll == NULL) </text:p>
            <text:p text:style-name="P85"><text:s text:c="4"/>{ </text:p>
            <text:p text:style-name="P85"><text:s text:c="8"/>return -1; </text:p>
            <text:p text:style-name="P85"><text:s text:c="4"/>} </text:p>
            <text:p text:style-name="P85"/>
            <text:p text:style-name="P85"><text:s text:c="4"/>deque_init(pdq_coll); </text:p>
            <text:p text:style-name="P85"/>
            <text:p text:style-name="P85"><text:s text:c="4"/>/* insert elements from 1.1 to 6.6 each at the front */ </text:p>
            <text:p text:style-name="P85"><text:s text:c="4"/>for(i = 1; i &lt;= 6; ++i) </text:p>
            <text:p text:style-name="P85"><text:s text:c="4"/>{ </text:p>
            <text:p text:style-name="P85"><text:s text:c="8"/>/* insert at the front */ </text:p>
            <text:p text:style-name="P85"><text:s text:c="8"/>deque_push_front(pdq_coll, i * 1.1); </text:p>
            <text:p text:style-name="P85"><text:s text:c="4"/>} </text:p>
            <text:p text:style-name="P85"/>
            <text:p text:style-name="P85"><text:s text:c="4"/>/* print all elements followed by a space */ </text:p>
            <text:p text:style-name="P85"><text:s text:c="4"/>for(i = 0; i &lt; deque_size(pdq_coll); ++i) </text:p>
            <text:p text:style-name="P85"><text:s text:c="4"/>{ </text:p>
            <text:p text:style-name="P85"><text:s text:c="8"/>printf("%f ", *(float*)deque_at(pdq_coll, i)); </text:p>
            <text:p text:style-name="P85"><text:s text:c="4"/>} </text:p>
            <text:p text:style-name="P85"><text:s text:c="4"/>printf("\n"); </text:p>
            <text:p text:style-name="P85"/>
            <text:p text:style-name="P85"><text:s text:c="4"/>deque_destroy(pdq_coll); </text:p>
            <text:p text:style-name="P85"/>
            <text:p text:style-name="P85"><text:s text:c="4"/>return 0; </text:p>
            <text:p text:style-name="P85">}</text:p>
          </table:table-cell>
        </table:table-row>
      </table:table>
      <text:p text:style-name="P41"/>
      <text:p text:style-name="P37">使用<text:span text:style-name="T18">deque_t</text:span>需要包含头文件</text:p>
      <text:p text:style-name="P86">#include &lt;cstl/cdeque.h&gt; </text:p>
      <text:p text:style-name="P37"><text:soft-page-break/>创建一个保存浮点数类型数据的<text:span text:style-name="T18">deque_t</text:span>容器并初始化</text:p>
      <text:p text:style-name="P85">deque_t* pdq_coll = create_deque(float); </text:p>
      <text:p text:style-name="P85">...</text:p>
      <text:p text:style-name="P86">deque_init(pdq_coll); </text:p>
      <text:p text:style-name="P37">在<text:span text:style-name="T18">deque_t</text:span>开头插入数据</text:p>
      <text:p text:style-name="P86">deque_push_front(pdq_coll, i * 1.1); </text:p>
      <text:p text:style-name="P90">以这种方式插入数据得到的结果是与插入顺序相反的序列，结果如下：</text:p>
      <text:p text:style-name="P93">6.600000 5.500000 4.400000 3.300000 2.200000 1.100000 </text:p>
      <text:p text:style-name="P93">这是因为每一个数据都插入到了第一个数据的前面。</text:p>
      <text:p text:style-name="P95"><text:span text:style-name="T64">deque_t</text:span><text:span text:style-name="T58">容器也提供了</text:span><text:span text:style-name="T64">deque_size()</text:span><text:span text:style-name="T58">函数和</text:span><text:span text:style-name="T64">deque_at()</text:span><text:span text:style-name="T58">函数，所以我们也可以使用与第一个例子相同的方式打印数据：</text:span></text:p>
      <text:p text:style-name="P61">for(i = 0; i &lt; deque_size(pdq_coll); ++i) </text:p>
      <text:p text:style-name="P85">{ </text:p>
      <text:p text:style-name="P85"><text:s text:c="4"/>printf("%f ", *(float*)deque_at(pdq_coll, i)); </text:p>
      <text:p text:style-name="P86">} </text:p>
      <text:p text:style-name="P37">最后也要销毁<text:span text:style-name="T18">deque_t</text:span></text:p>
      <text:p text:style-name="P86">deque_destroy(pdq_coll); </text:p>
      <text:p text:style-name="P41"/>
      <text:p text:style-name="P37"><text:tab/>因为<text:span text:style-name="T18">deque_t是双端队列，所以它也提供了deque_push_back()</text:span>函数向<text:span text:style-name="T18">deque_t的末尾</text:span>插入数据,相反<text:span text:style-name="T18">vector_t</text:span>并没有提供<text:span text:style-name="T18">vector_push_front()</text:span>这样的函数,因为在<text:span text:style-name="T18">vector_t</text:span>开头插入数据效率很低.</text:p>
      <text:p text:style-name="P37"/>
      <text:list xml:id="list790760713" text:style-name="L23">
        <text:list-item>
          <text:p text:style-name="P118">list_t</text:p>
        </text:list-item>
      </text:list>
      <text:p text:style-name="P37"><text:tab/><text:span text:style-name="T18">list_t</text:span>是一个双向链表.它不具备随即访问数据的能力,如果要访问第十个元素就必须从第一个开始向后遍历,一直找到第十个元素为止,但是对于一个给定的元素找到它的前驱和后继都是非常快的.<text:span text:style-name="T18">list_t</text:span>的优点是在任意位置删除和插入数据都非常快.</text:p>
      <text:p text:style-name="P37"><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85">/* </text:p>
            <text:p text:style-name="P85"><text:s/>* list1.c </text:p>
            <text:p text:style-name="P85"><text:s/>* compile with : -lcstl </text:p>
            <text:p text:style-name="P85"><text:s/>*/ </text:p>
            <text:p text:style-name="P85"/>
            <text:p text:style-name="P85">#include &lt;stdio.h&gt; </text:p>
            <text:p text:style-name="P85">#include &lt;cstl/clist.h&gt; </text:p>
            <text:p text:style-name="P85"/>
            <text:p text:style-name="P85">int main(int argc, char* argv[]) </text:p>
            <text:p text:style-name="P85">{ </text:p>
            <text:p text:style-name="P85"><text:s text:c="4"/>/* list container for character elements */ </text:p>
            <text:p text:style-name="P85"><text:s text:c="4"/>list_t* plist_coll = create_list(char); </text:p>
            <text:p text:style-name="P85"><text:s text:c="4"/>char c = '\0'; </text:p>
            <text:p text:style-name="P85"/>
            <text:p text:style-name="P85"><text:s text:c="4"/>if(plist_coll == NULL) </text:p>
            <text:p text:style-name="P85"><text:s text:c="4"/>{ </text:p>
            <text:p text:style-name="P85"><text:s text:c="8"/>return -1; </text:p>
            <text:p text:style-name="P85"><text:s text:c="4"/>} </text:p>
            <text:p text:style-name="P85"><text:soft-page-break/><text:s/></text:p>
            <text:p text:style-name="P85"><text:s text:c="4"/>list_init(plist_coll); </text:p>
            <text:p text:style-name="P85"/>
            <text:p text:style-name="P85"><text:s text:c="4"/>/* append elements from 'a' to 'z' */ </text:p>
            <text:p text:style-name="P85"><text:s text:c="4"/>for(c = 'a'; c &lt;= 'z'; ++c) </text:p>
            <text:p text:style-name="P85"><text:s text:c="4"/>{ </text:p>
            <text:p text:style-name="P85"><text:s text:c="8"/>list_push_back(plist_coll, c); </text:p>
            <text:p text:style-name="P85"><text:s text:c="4"/>} </text:p>
            <text:p text:style-name="P85"/>
            <text:p text:style-name="P85"><text:s text:c="4"/>/* print all elements </text:p>
            <text:p text:style-name="P85"><text:s text:c="5"/>* - while there are elements </text:p>
            <text:p text:style-name="P85"><text:s text:c="5"/>* - print and remove the first element </text:p>
            <text:p text:style-name="P85"><text:s text:c="5"/>*/ </text:p>
            <text:p text:style-name="P85"><text:s text:c="4"/>while(!list_empty(plist_coll)) </text:p>
            <text:p text:style-name="P85"><text:s text:c="4"/>{ </text:p>
            <text:p text:style-name="P85"><text:s text:c="8"/>printf("%c ", *(char*)list_front(plist_coll)); </text:p>
            <text:p text:style-name="P85"><text:s text:c="8"/>list_pop_front(plist_coll); </text:p>
            <text:p text:style-name="P85"><text:s text:c="4"/>} </text:p>
            <text:p text:style-name="P85"><text:s text:c="4"/>printf("\n"); </text:p>
            <text:p text:style-name="P85"/>
            <text:p text:style-name="P85"><text:s text:c="4"/>list_destroy(plist_coll); </text:p>
            <text:p text:style-name="P85"/>
            <text:p text:style-name="P85"><text:s text:c="4"/>return 0; </text:p>
            <text:p text:style-name="P85">}</text:p>
          </table:table-cell>
        </table:table-row>
      </table:table>
      <text:p text:style-name="P41"/>
      <text:p text:style-name="P37">使用<text:span text:style-name="T18">list_t</text:span>需要包含头文件</text:p>
      <text:p text:style-name="P86">#include &lt;cstl/clist.h&gt; </text:p>
      <text:p text:style-name="P37">创建一个字符类型的<text:span text:style-name="T18">list_t</text:span>并初始化</text:p>
      <text:p text:style-name="P86">list_t* plist_coll = create_list(char); </text:p>
      <text:p text:style-name="P86">...</text:p>
      <text:p text:style-name="P86">list_init(plist_coll); </text:p>
      <text:p text:style-name="P37">向<text:span text:style-name="T18">list_t</text:span>中插入字符</text:p>
      <text:p text:style-name="P61">for(c = 'a'; c &lt;= 'z'; ++c) </text:p>
      <text:p text:style-name="P85">{ </text:p>
      <text:p text:style-name="P85"><text:s text:c="4"/>list_push_back(plist_coll, c); </text:p>
      <text:p text:style-name="P86">} </text:p>
      <text:p text:style-name="P37"><text:span text:style-name="T18">list_empty()</text:span>判断<text:span text:style-name="T18">list_t</text:span>是否为空,<text:span text:style-name="T18">list_front()</text:span>访问第一个元素,<text:span text:style-name="T18">list_pop_front()</text:span>删除第一个元素，打印并删除数据的代码：</text:p>
      <text:p text:style-name="P61">while(!list_empty(plist_coll)) </text:p>
      <text:p text:style-name="P85">{ </text:p>
      <text:p text:style-name="P85"><text:s text:c="4"/>printf("%c ", *(char*)list_front(plist_coll)); </text:p>
      <text:p text:style-name="P85"><text:s text:c="4"/>list_pop_front(plist_coll); </text:p>
      <text:p text:style-name="P86">} </text:p>
      <text:p text:style-name="P37">销毁<text:span text:style-name="T18">list_t</text:span></text:p>
      <text:p text:style-name="P86"><text:soft-page-break/>list_destroy(plist_coll); </text:p>
      <text:p text:style-name="P37">最后的结果:</text:p>
      <text:p text:style-name="P30">a b c d e f g h i j k l m n o p q r s t u v w x y z </text:p>
      <text:p text:style-name="P29"/>
      <text:p text:style-name="P51"><text:tab/>向上面这样遍历一个链表后链表中的数据就都被删除了，如果要保留数据清使用迭代器对链表进行遍历，迭代器在后面具体介绍。</text:p>
      <text:p text:style-name="P41"/>
      <text:list xml:id="list58370950" text:style-name="L24">
        <text:list-item>
          <text:p text:style-name="P119">slist_t</text:p>
        </text:list-item>
      </text:list>
      <text:p text:style-name="P37"><text:tab/><text:span text:style-name="T18">slist_t</text:span>是一个单链表<text:span text:style-name="T18">(stl</text:span>标准中并不包含<text:span text:style-name="T18">slist</text:span>,但是<text:span text:style-name="T18">sgi stl</text:span>包含一个单链表<text:span text:style-name="T18">slist)</text:span>.它与<text:span text:style-name="T18">list_t</text:span>的特点相同,对于任意位置的插入和删除数据都是非常快的.但是<text:span text:style-name="T18">slist_t</text:span>寻找前驱的操作效率很低,因为它必须从第一个元素开始查找.</text:p>
      <text:p text:style-name="P37"><text:tab/></text:p>
      <text:list xml:id="list1084060725" text:style-name="L25">
        <text:list-item>
          <text:p text:style-name="P120">string_t</text:p>
        </text:list-item>
      </text:list>
      <text:p text:style-name="P37"><text:tab/><text:span text:style-name="T18">string_t</text:span>的行为与<text:span text:style-name="T18">vector_t</text:span>相似,但是它主要用来存储字符串,同时它还提供了很多关于字符串的特殊操作.</text:p>
      <text:list xml:id="list927515829" text:continue-list="list1444767656" text:style-name="WW8Num13">
        <text:list-item>
          <text:list>
            <text:list-item>
              <text:list>
                <text:list-item>
                  <text:h text:style-name="P350" text:outline-level="3">关联容器</text:h>
                </text:list-item>
              </text:list>
            </text:list-item>
          </text:list>
        </text:list-item>
      </text:list>
      <text:p text:style-name="P35"><text:span text:style-name="T50"><text:tab/></text:span><text:span text:style-name="T54">关联容器对容器中保存的数据自动排序,这种排序是基于数据本身的值或者数据定义的键值。关联容器对数据排序的默认规则是小于操作，对于基本类型和</text:span><text:span text:style-name="T32">libcstl</text:span><text:span text:style-name="T54">内部的容器类型还有一些工具类型等</text:span><text:span text:style-name="T32">libcstl</text:span><text:span text:style-name="T54">库都提供了默认的小于操作函数，但是用户自定义类型的默认小于操作函数可以在注册这个类型的时候指定(类型注册机制在第十章介绍)。</text:span></text:p>
      <text:p text:style-name="P37"><text:tab/>关联容器分集合和映射两种，集合和映射的不同点在于集合对数据的排序是基于数据本身，但是映射是以键/值对的方式保存数据，所以映射对数据的排序是基于键的。</text:p>
      <text:p text:style-name="P37"><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35"><text:span text:style-name="T54"><text:tab/>关联容器为了实现对数据进行自动排序的功能一般都采用平衡二叉树的结构，</text:span><text:span text:style-name="T32">libcstl</text:span><text:span text:style-name="T54">采用了两种平衡二叉树来实现关联容器，</text:span><text:span text:style-name="T32">AVL</text:span><text:span text:style-name="T54">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2">libcstl</text:span><text:span text:style-name="T54">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37"><text:tab/>下面列出了<text:span text:style-name="T18">libcstl</text:span>库提供的全部关联容器类型：</text:p>
      <text:list xml:id="list605736126" text:style-name="L26">
        <text:list-item>
          <text:p text:style-name="P121">set_t</text:p>
        </text:list-item>
      </text:list>
      <text:p text:style-name="P37"><text:tab/><text:span text:style-name="T18">set_t</text:span>容器根据它保存的数据进行自动排序,每一个数据在容器中只出现一次,重复的数据是不允许的。</text:p>
      <text:list xml:id="list314106879" text:style-name="L27">
        <text:list-item>
          <text:p text:style-name="P122">mulitset_t</text:p>
        </text:list-item>
      </text:list>
      <text:p text:style-name="P37"><text:tab/><text:span text:style-name="T18">multiset_t</text:span>容器除了允许保存的数据重复,其他的与<text:span text:style-name="T18">set_t</text:span>容器相同。</text:p>
      <text:list xml:id="list1007840664" text:style-name="L28">
        <text:list-item>
          <text:p text:style-name="P123">map_t</text:p>
        </text:list-item>
      </text:list>
      <text:p text:style-name="P37"><text:tab/><text:span text:style-name="T18">map_t</text:span>容器中保存的是数据<text:span text:style-name="T18">key/value</text:span>对,数据根据<text:span text:style-name="T18">key</text:span>值自动排序,不允许有<text:span text:style-name="T18">key</text:span>重复的数据.同时<text:span text:style-name="T18">map_t</text:span>具有关联数组的能力,使用<text:span text:style-name="T18">key</text:span>值可以随即访问<text:span text:style-name="T18">map_t</text:span>中相应的<text:span text:style-name="T18">value</text:span>值。</text:p>
      <text:list xml:id="list338769676" text:style-name="L29">
        <text:list-item>
          <text:p text:style-name="P124">multimap_t</text:p>
        </text:list-item>
      </text:list>
      <text:p text:style-name="P75"><text:span text:style-name="T18">multimap_t</text:span>允许有<text:span text:style-name="T18">key</text:span>值重复的<text:span text:style-name="T18">key/value</text:span>数据,并且它不具备关联数组的性质,除此之外与<text:span text:style-name="T18">map_t</text:span>特点相同。</text:p>
      <text:list xml:id="list833100806" text:style-name="L30">
        <text:list-item>
          <text:p text:style-name="P125">hash_set_t</text:p>
        </text:list-item>
      </text:list>
      <text:p text:style-name="P75"><text:span text:style-name="T18">hash_set_t</text:span>除了底层采用<text:span text:style-name="T18">hash</text:span>表实现外其他的特性与<text:span text:style-name="T18">set_t</text:span>相同。</text:p>
      <text:list xml:id="list1967254611" text:style-name="L31">
        <text:list-item>
          <text:p text:style-name="P126"><text:soft-page-break/>hash_multiset_t</text:p>
        </text:list-item>
      </text:list>
      <text:p text:style-name="P75"><text:span text:style-name="T18">hash_multiset_t</text:span>除了底层采用<text:span text:style-name="T18">hash</text:span>表实现外其他的特性与<text:span text:style-name="T18">multiset_t</text:span>相同。</text:p>
      <text:list xml:id="list797658375" text:style-name="L32">
        <text:list-item>
          <text:p text:style-name="P127">hash_map_t</text:p>
        </text:list-item>
      </text:list>
      <text:p text:style-name="P75"><text:span text:style-name="T18">hash_map_t</text:span>除了底层采用<text:span text:style-name="T18">hash</text:span>表实现外其他的特性与<text:span text:style-name="T18">map_t</text:span>相同。</text:p>
      <text:list xml:id="list1225777728" text:style-name="L33">
        <text:list-item>
          <text:p text:style-name="P128">hash_multimap_t</text:p>
        </text:list-item>
      </text:list>
      <text:p text:style-name="P75"><text:span text:style-name="T18">hash_multimap_t</text:span>除了底层采用<text:span text:style-name="T18">hash</text:span>实现外其他的特性与<text:span text:style-name="T18">multimap_t</text:span>相同。</text:p>
      <text:p text:style-name="P75"/>
      <text:p text:style-name="P75">由于操作关联容器要用到迭代器，所以关联容器的例子在介绍完迭代器之后给出。</text:p>
      <text:list xml:id="list2125943513" text:continue-list="list927515829" text:style-name="WW8Num13">
        <text:list-item>
          <text:list>
            <text:list-item>
              <text:list>
                <text:list-item>
                  <text:h text:style-name="P350" text:outline-level="3">容器适配器</text:h>
                </text:list-item>
              </text:list>
            </text:list-item>
          </text:list>
        </text:list-item>
      </text:list>
      <text:p text:style-name="P75">除了以上这些容器之外,<text:span text:style-name="T20">libcstl</text:span>为了特殊的目的还提供了容器适配器,它们都是基本的容器实现的。</text:p>
      <text:list xml:id="list1944979652" text:style-name="L34">
        <text:list-item>
          <text:p text:style-name="P129">stack_t</text:p>
        </text:list-item>
      </text:list>
      <text:p text:style-name="P75"><text:span text:style-name="T18">stack_t</text:span>是堆栈,它采用<text:span text:style-name="T18">LIFO</text:span>(后进先出)的原则来管理数据。</text:p>
      <text:list xml:id="list1651312146" text:style-name="L35">
        <text:list-item>
          <text:p text:style-name="P130">queue_t</text:p>
        </text:list-item>
      </text:list>
      <text:p text:style-name="P75"><text:span text:style-name="T18">queue_t</text:span>是队列,它采用<text:span text:style-name="T18">FIFO</text:span>(先进先出)的原则管理数据。</text:p>
      <text:list xml:id="list1643484184" text:style-name="L36">
        <text:list-item>
          <text:p text:style-name="P131">priority_queue_t</text:p>
        </text:list-item>
      </text:list>
      <text:p text:style-name="P75"><text:span text:style-name="T18">priority_queue_t</text:span>是优先队列,它保存的数据具有优先级,<text:span text:style-name="T20">libcstl</text:span>默认的数据值越大优先级越大.每次从队列中取出的都是具有最大优先级的数据。</text:p>
      <text:p text:style-name="P75"/>
      <text:p text:style-name="P75">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156969633" text:continue-list="list2125943513" text:style-name="WW8Num13">
        <text:list-item>
          <text:list>
            <text:list-item>
              <text:h text:style-name="P334" text:outline-level="2">迭代器</text:h>
            </text:list-item>
          </text:list>
        </text:list-item>
      </text:list>
      <text:p text:style-name="P75">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75">迭代器是将容器的内部结构隐藏，通过使用它可以对不同的容器进行同样的操作，同时对于不同的容器迭代器也有特殊的操作，但是下面的这些操作是迭代器共同的：</text:p>
      <text:list xml:id="list1369322327" text:style-name="L37">
        <text:list-item>
          <text:p text:style-name="P132">iterator_get_value()</text:p>
        </text:list-item>
      </text:list>
      <text:p text:style-name="P75">获得迭代器所指的数据,将迭代器所指的数据拷贝到指定的缓冲区中。</text:p>
      <text:list xml:id="list2148194018" text:style-name="L38">
        <text:list-item>
          <text:p text:style-name="P133">iterator_get_pointer()</text:p>
        </text:list-item>
      </text:list>
      <text:p text:style-name="P75">获得迭代器所指的数据的指针。</text:p>
      <text:list xml:id="list1150475141" text:style-name="L39">
        <text:list-item>
          <text:p text:style-name="P134">iterator_next()</text:p>
        </text:list-item>
      </text:list>
      <text:p text:style-name="P75">指向下一个数据,使迭代器向前行进一步。</text:p>
      <text:list xml:id="list1431187309" text:style-name="L40">
        <text:list-item>
          <text:p text:style-name="P135">iterator_equal() <text:span text:style-name="T61">和</text:span> iterator_not_equal()</text:p>
        </text:list-item>
      </text:list>
      <text:p text:style-name="P75">判断两个迭代器是否指向相同的位置。</text:p>
      <text:list xml:id="list670833964" text:style-name="L41">
        <text:list-item>
          <text:p text:style-name="P221"><text:span text:style-name="T61">赋值运算符</text:span> =</text:p>
        </text:list-item>
      </text:list>
      <text:p text:style-name="P75"><text:soft-page-break/>在<text:span text:style-name="T18">libcstl</text:span>中，迭代器类型可以直接使用赋值运算符 = 来进行赋值。</text:p>
      <text:p text:style-name="P81"/>
      <text:p text:style-name="P81"><text:tab/>上面都是迭代器本身的操作，下面我们来看一看容器是怎样和迭代器建立联系的：</text:p>
      <text:p text:style-name="P75">为了实现容器和迭代器的相互操作,所有的容器都提供了基本的函数。</text:p>
      <text:list xml:id="list489658266" text:style-name="L42">
        <text:list-item>
          <text:p text:style-name="P136">xxxx_begin()</text:p>
        </text:list-item>
      </text:list>
      <text:p text:style-name="P75">获得指向特定容器中第一个数据的迭代器(如果有第一个数据)。例如<text:span text:style-name="T18">vector_t</text:span>容器就是<text:span text:style-name="T18">vector_begin()。</text:span></text:p>
      <text:list xml:id="list39443200" text:style-name="L43">
        <text:list-item>
          <text:p text:style-name="P137">xxxx_end()</text:p>
        </text:list-item>
      </text:list>
      <text:p text:style-name="P75">获得指向特定容器末尾的迭代器，这个末尾是指容器中最后一个数据的下一个位置。例如<text:span text:style-name="T18">vector_t</text:span>容器就是<text:span text:style-name="T18">vector_end()。</text:span></text:p>
      <text:p text:style-name="P45"><draw:frame draw:style-name="fr3" draw:name="图形5" text:anchor-type="paragraph" svg:width="19.006cm" svg:height="6.468cm" draw:z-index="7"><draw:image xlink:href="Pictures/10000000000002CA000000F35AC7D34C.jpg" xlink:type="simple" xlink:show="embed" xlink:actuate="onLoad"/></draw:frame>图<text:span text:style-name="T43"> 2.4 xxxx_begin()</text:span><text:span text:style-name="T56"> 和 </text:span><text:span text:style-name="T43">xxxx_end()</text:span></text:p>
      <text:p text:style-name="P44"/>
      <text:p text:style-name="P37"><text:tab/>这样的xxxx_begin()和xxxx_end()就组成了一个左闭右开区间[xxxx_begin(), xxxx_end())，这样的好处是便利时对结束条件判断比较方便，如果容器为空那么xxxx_begin()就等于xxxx_end()。</text:p>
      <text:p text:style-name="P75">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85">/* </text:p>
            <text:p text:style-name="P85"><text:s/>* list2.c </text:p>
            <text:p text:style-name="P85"><text:s/>* compile with : -lcstl </text:p>
            <text:p text:style-name="P85"><text:s/>*/ </text:p>
            <text:p text:style-name="P85"/>
            <text:p text:style-name="P85">#include &lt;stdio.h&gt; </text:p>
            <text:p text:style-name="P85">#include &lt;cstl/clist.h&gt; </text:p>
            <text:p text:style-name="P85"/>
            <text:p text:style-name="P85">int main(int argc, char* argv[]) </text:p>
            <text:p text:style-name="P85">{ </text:p>
            <text:p text:style-name="P85"><text:s text:c="4"/>/* list container for character elements */ </text:p>
            <text:p text:style-name="P85"><text:s text:c="4"/>list_t* plist_coll = create_list(char); </text:p>
            <text:p text:style-name="P85"><text:s text:c="4"/>list_iterator_t it_pos; </text:p>
            <text:p text:style-name="P85"><text:s text:c="4"/>char c = '\0'; </text:p>
            <text:p text:style-name="P85"/>
            <text:p text:style-name="P85"><text:s text:c="4"/>if(plist_coll == NULL) </text:p>
            <text:p text:style-name="P85"><text:s text:c="4"/>{ </text:p>
            <text:p text:style-name="P85"><text:soft-page-break/><text:s text:c="8"/>return -1; </text:p>
            <text:p text:style-name="P85"><text:s text:c="4"/>} </text:p>
            <text:p text:style-name="P85"/>
            <text:p text:style-name="P85"><text:s text:c="4"/>list_init(plist_coll); </text:p>
            <text:p text:style-name="P85"/>
            <text:p text:style-name="P85"><text:s text:c="4"/>/* append elements from 'a' to 'z' */ </text:p>
            <text:p text:style-name="P85"><text:s text:c="4"/>for(c = 'a'; c &lt;= 'z'; ++c) </text:p>
            <text:p text:style-name="P85"><text:s text:c="4"/>{ </text:p>
            <text:p text:style-name="P85"><text:s text:c="8"/>list_push_back(plist_coll, c); </text:p>
            <text:p text:style-name="P85"><text:s text:c="4"/>} </text:p>
            <text:p text:style-name="P85"/>
            <text:p text:style-name="P85"><text:s text:c="4"/>/* print all elements </text:p>
            <text:p text:style-name="P85"><text:s text:c="5"/>* - iterate over all elements </text:p>
            <text:p text:style-name="P85"><text:s text:c="5"/>*/ </text:p>
            <text:p text:style-name="P85"><text:s text:c="4"/>for(it_pos = list_begin(plist_coll); </text:p>
            <text:p text:style-name="P85"><text:s text:c="8"/>!iterator_equal(it_pos, list_end(plist_coll)); </text:p>
            <text:p text:style-name="P85"><text:s text:c="8"/>it_pos = iterator_next(it_pos)) </text:p>
            <text:p text:style-name="P85"><text:s text:c="4"/>{ </text:p>
            <text:p text:style-name="P85"><text:s text:c="8"/>printf("%c ", *(char*)iterator_get_pointer(it_pos)); </text:p>
            <text:p text:style-name="P85"><text:s text:c="4"/>} </text:p>
            <text:p text:style-name="P85"><text:s text:c="4"/>printf("\n"); </text:p>
            <text:p text:style-name="P85"/>
            <text:p text:style-name="P85"><text:s text:c="4"/>list_destroy(plist_coll); </text:p>
            <text:p text:style-name="P85"/>
            <text:p text:style-name="P85"><text:s text:c="4"/>return 0; </text:p>
            <text:p text:style-name="P85">}</text:p>
          </table:table-cell>
        </table:table-row>
      </table:table>
      <text:p text:style-name="P83"/>
      <text:p text:style-name="P37">首先要定义一个迭代器：</text:p>
      <text:p text:style-name="P86">list_iterator_t it_pos; </text:p>
      <text:p text:style-name="P90">迭代器与容器不同它不需要创建和初始化，定义之后直接就可以使用，使用之后也无需销毁。</text:p>
      <text:p text:style-name="P37">使用<text:span text:style-name="T38">it_pos </text:span>遍历<text:span text:style-name="T18">list_t</text:span>容器,并获得每一个数据的指针,将每一个数据打印出来:</text:p>
      <text:p text:style-name="P85">for(it_pos = list_begin(plist_coll); </text:p>
      <text:p text:style-name="P85"><text:s text:c="4"/>!iterator_equal(it_pos, list_end(plist_coll)); </text:p>
      <text:p text:style-name="P85"><text:s text:c="4"/>it_pos = iterator_next(it_pos)) </text:p>
      <text:p text:style-name="P85">{ </text:p>
      <text:p text:style-name="P85"><text:s text:c="4"/>printf("%c ", *(char*)iterator_get_pointer(it_pos)); </text:p>
      <text:p text:style-name="P86">} </text:p>
      <text:p text:style-name="P37">操作过程如图:</text:p>
      <text:p text:style-name="P45"><draw:frame draw:style-name="fr2" draw:name="图形6" text:anchor-type="paragraph" svg:width="19.006cm" svg:height="6.405cm" draw:z-index="8"><draw:image xlink:href="Pictures/10000000000002CB000000F18D932DDF.jpg" xlink:type="simple" xlink:show="embed" xlink:actuate="onLoad"/></draw:frame><text:soft-page-break/>图 <text:span text:style-name="T18">2.5 </text:span>使用迭代器遍历链表中的数据</text:p>
      <text:p text:style-name="P44"/>
      <text:p text:style-name="P44">在遍历的开始首先让迭代器<text:span text:style-name="T18">it_pos</text:span>指向链表的第一个数据：</text:p>
      <text:p text:style-name="P91">it_pos = list_begin(plist_coll); </text:p>
      <text:p text:style-name="P44">然后判断当前位置是否为链表的末尾：</text:p>
      <text:p text:style-name="P91">!iterator_equal(it_pos, list_end(plist_coll)); </text:p>
      <text:p text:style-name="P92">如果不是链表的末尾就或者指向当前数据的指针，并将数据打印出来：</text:p>
      <text:p text:style-name="P91">printf("%c ", *(char*)iterator_get_pointer(it_pos)); </text:p>
      <text:p text:style-name="P92">然后在移动到下一个数据的位置：</text:p>
      <text:p text:style-name="P91">it_pos = iterator_next(it_pos)</text:p>
      <text:list xml:id="list1431325551" text:continue-list="list1156969633" text:style-name="WW8Num13">
        <text:list-item>
          <text:list>
            <text:list-item>
              <text:list>
                <text:list-item>
                  <text:h text:style-name="P350" text:outline-level="3">使用关联容器的例子</text:h>
                </text:list-item>
              </text:list>
            </text:list-item>
          </text:list>
        </text:list-item>
      </text:list>
      <text:p text:style-name="P41"><text:tab/><text:span text:style-name="T58">上面例子</text:span><text:span text:style-name="T65">中的</text:span><text:span text:style-name="T58">遍历是通用的，它可以用在任何容器中，下面就将这种便利用在关联容器中。下面这些例子都是使用关联容器的例子：</text:span></text:p>
      <text:list xml:id="list1987331849" text:style-name="L44">
        <text:list-item>
          <text:p text:style-name="P222"><text:span text:style-name="T39">set_t</text:span><text:span text:style-name="T58">和</text:span><text:span text:style-name="T39">multiset_t</text:span><text:span text:style-name="T58">的例子</text:span></text:p>
        </text:list-item>
      </text:list>
      <text:p text:style-name="P51"><text:tab/>下面的例子展示了如何向<text:span text:style-name="T18">set_t</text:span>中插入数据并使用迭代器将数据打印出来：</text:p>
      <table:table table:name="表格14" table:style-name="表格14">
        <table:table-column table:style-name="表格14.A"/>
        <table:table-row>
          <table:table-cell table:style-name="表格14.A1" office:value-type="string">
            <text:p text:style-name="P85">/* </text:p>
            <text:p text:style-name="P85"><text:s/>* set1.c </text:p>
            <text:p text:style-name="P85"><text:s/>* compile with : -lcstl </text:p>
            <text:p text:style-name="P85"><text:s/>*/ </text:p>
            <text:p text:style-name="P85"/>
            <text:p text:style-name="P85">#include &lt;stdio.h&gt; </text:p>
            <text:p text:style-name="P85">#include &lt;cstl/cset.h&gt; </text:p>
            <text:p text:style-name="P85"/>
            <text:p text:style-name="P85">int main(int argc, char* argv[]) </text:p>
            <text:p text:style-name="P85">{ </text:p>
            <text:p text:style-name="P85"><text:s text:c="4"/>/* set container for int values */ </text:p>
            <text:p text:style-name="P85"><text:s text:c="4"/>set_t* pset_coll = create_set(int); </text:p>
            <text:p text:style-name="P85"><text:s text:c="4"/>set_iterator_t it_pos; </text:p>
            <text:p text:style-name="P85"><text:soft-page-break/><text:s/></text:p>
            <text:p text:style-name="P85"><text:s text:c="4"/>if(pset_coll == NULL) </text:p>
            <text:p text:style-name="P85"><text:s text:c="4"/>{ </text:p>
            <text:p text:style-name="P85"><text:s text:c="8"/>return -1; </text:p>
            <text:p text:style-name="P85"><text:s text:c="4"/>} </text:p>
            <text:p text:style-name="P85"/>
            <text:p text:style-name="P85"><text:s text:c="4"/>set_init(pset_coll); </text:p>
            <text:p text:style-name="P85"/>
            <text:p text:style-name="P85"><text:s text:c="4"/>/* </text:p>
            <text:p text:style-name="P85"><text:s text:c="5"/>* insert elements for 1 to 6 in arbitray order </text:p>
            <text:p text:style-name="P85"><text:s text:c="5"/>* - value 1 gets inserted twice </text:p>
            <text:p text:style-name="P85"><text:s text:c="5"/>*/ </text:p>
            <text:p text:style-name="P85"><text:s text:c="4"/>set_insert(pset_coll, 3); </text:p>
            <text:p text:style-name="P85"><text:s text:c="4"/>set_insert(pset_coll, 1); </text:p>
            <text:p text:style-name="P85"><text:s text:c="4"/>set_insert(pset_coll, 6); </text:p>
            <text:p text:style-name="P85"><text:s text:c="4"/>set_insert(pset_coll, 4); </text:p>
            <text:p text:style-name="P85"><text:s text:c="4"/>set_insert(pset_coll, 1); </text:p>
            <text:p text:style-name="P85"><text:s text:c="4"/>set_insert(pset_coll, 2); </text:p>
            <text:p text:style-name="P85"><text:s text:c="4"/>set_insert(pset_coll, 5); </text:p>
            <text:p text:style-name="P85"/>
            <text:p text:style-name="P85"><text:s text:c="4"/>/* </text:p>
            <text:p text:style-name="P85"><text:s text:c="5"/>* print all elements </text:p>
            <text:p text:style-name="P85"><text:s text:c="5"/>* - iterate over all elements </text:p>
            <text:p text:style-name="P85"><text:s text:c="5"/>*/ </text:p>
            <text:p text:style-name="P85"><text:s text:c="4"/>for(it_pos = set_begin(pset_coll); </text:p>
            <text:p text:style-name="P85"><text:s text:c="8"/>!iterator_equal(it_pos, set_end(p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set_destroy(pset_coll); </text:p>
            <text:p text:style-name="P85"/>
            <text:p text:style-name="P85"><text:s text:c="4"/>return 0; </text:p>
            <text:p text:style-name="P85">}</text:p>
          </table:table-cell>
        </table:table-row>
      </table:table>
      <text:p text:style-name="P41"/>
      <text:p text:style-name="P37">要使用<text:span text:style-name="T18">set_t</text:span>必须包含头文件</text:p>
      <text:p text:style-name="P86">#include &lt;cstl/cset.h&gt; </text:p>
      <text:p text:style-name="P51">然后创建并初始化一个保存<text:span text:style-name="T18">int</text:span>类型的<text:span text:style-name="T18">set_t</text:span></text:p>
      <text:p text:style-name="P30">set_t提供了set_insert()函数，使用它向容器中插入数据。set_t并没有提供set_push_back()或者set_push_front()这样的操作函数，因为在数据插入到容器之前它的位置是未知的。</text:p>
      <text:p text:style-name="P85">set_insert(pset_coll, 3); </text:p>
      <text:p text:style-name="P85"><text:soft-page-break/>set_insert(pset_coll, 1); </text:p>
      <text:p text:style-name="P85">set_insert(pset_coll, 6); </text:p>
      <text:p text:style-name="P85">set_insert(pset_coll, 4); </text:p>
      <text:p text:style-name="P85">set_insert(pset_coll, 1); </text:p>
      <text:p text:style-name="P85">set_insert(pset_coll, 2); </text:p>
      <text:p text:style-name="P86">set_insert(pset_coll, 5); </text:p>
      <text:p text:style-name="P86"/>
      <text:p text:style-name="P37">向<text:span text:style-name="T18">set_t</text:span>中插入了<text:span text:style-name="T18">7</text:span>个数据但是实际上容器只保存了<text:span text:style-name="T18">6</text:span>个,第二次插入数据1的时候因为容器中已经有数据1了所以插入失败,数据在<text:span text:style-name="T18">set_t</text:span>中的可能保存形式:</text:p>
      <text:p text:style-name="P48"><draw:frame draw:style-name="fr3" draw:name="图形7" text:anchor-type="paragraph" svg:width="19.006cm" svg:height="7.26cm" draw:z-index="9"><draw:image xlink:href="Pictures/10000000000002C800000110898A491B.jpg" xlink:type="simple" xlink:show="embed" xlink:actuate="onLoad"/></draw:frame>图 <text:span text:style-name="T18">2.6</text:span> 插入数据后的<text:span text:style-name="T18">set_t</text:span>容器</text:p>
      <text:p text:style-name="P42"/>
      <text:p text:style-name="P37">接下来是使用迭代器遍历<text:span text:style-name="T18">set_t</text:span>,使用了和上面的例子相同的遍历方式:</text:p>
      <text:p text:style-name="P61">for(it_pos = set_begin(pset_coll); </text:p>
      <text:p text:style-name="P85"><text:s text:c="4"/>!iterator_equal(it_pos, set_end(pset_coll)); </text:p>
      <text:p text:style-name="P85"><text:s text:c="4"/>it_pos = iterator_next(it_pos)) </text:p>
      <text:p text:style-name="P85">{ </text:p>
      <text:p text:style-name="P85"><text:s text:c="4"/>printf("%d ", *(int*)iterator_get_pointer(it_pos)); </text:p>
      <text:p text:style-name="P86">} </text:p>
      <text:p text:style-name="P37"/>
      <text:p text:style-name="P37">虽然用户在遍历的时候使用的操作是一样的，但是由于内部结构不同迭代器遍历的过程中内部实现还是要根据各个容器的具体情况，让我们来看看关联容器使用迭代器遍历时是什么情况：</text:p>
      <text:p text:style-name="P48"><draw:frame draw:style-name="fr2" draw:name="图形8" text:anchor-type="paragraph" svg:width="19.006cm" svg:height="10.634cm" draw:z-index="10"><draw:image xlink:href="Pictures/10000000000002C90000018F9956E6C7.jpg" xlink:type="simple" xlink:show="embed" xlink:actuate="onLoad"/></draw:frame><text:soft-page-break/>图 <text:span text:style-name="T18">2.7 </text:span>通过迭代器遍历关联容器</text:p>
      <text:p text:style-name="P37">上面例子的结果:</text:p>
      <text:p text:style-name="P30">1 2 3 4 5 6 </text:p>
      <text:p text:style-name="P37">如果使用<text:span text:style-name="T18">multiset_t</text:span>代替<text:span text:style-name="T18">set_t</text:span>,第二次插入数据1就不会失败,输出结果如下:</text:p>
      <text:p text:style-name="P30">1 1 2 3 4 5 6 </text:p>
      <text:p text:style-name="P41"/>
      <text:list xml:id="list432825232" text:style-name="L45">
        <text:list-item>
          <text:p text:style-name="P223"><text:span text:style-name="T58">使用</text:span><text:span text:style-name="T39">map_t</text:span><text:span text:style-name="T58">和</text:span><text:span text:style-name="T39">multimap_t</text:span><text:span text:style-name="T58">的例子</text:span></text:p>
        </text:list-item>
      </text:list>
      <text:p text:style-name="P41"><text:span text:style-name="T58"><text:tab/></text:span><text:span text:style-name="T39">map_t</text:span><text:span text:style-name="T58">和</text:span><text:span text:style-name="T39">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85">/* </text:p>
            <text:p text:style-name="P85"><text:s/>* multimap1.c </text:p>
            <text:p text:style-name="P85"><text:s/>* compile with : -lcstl </text:p>
            <text:p text:style-name="P85"><text:s/>*/ </text:p>
            <text:p text:style-name="P85"/>
            <text:p text:style-name="P85">#include &lt;stdio.h&gt; </text:p>
            <text:p text:style-name="P85">#include &lt;cstl/cmap.h&gt; </text:p>
            <text:p text:style-name="P85">#include &lt;cstl/cutility.h&gt; </text:p>
            <text:p text:style-name="P85"/>
            <text:p text:style-name="P85">int main(int argc, char* argv[]) </text:p>
            <text:p text:style-name="P85">{ </text:p>
            <text:p text:style-name="P85"><text:s text:c="4"/>/* multimap container for int/c-string value */ </text:p>
            <text:p text:style-name="P85"><text:s text:c="4"/>multimap_t* pmmap_coll = create_multimap(int, char*); </text:p>
            <text:p text:style-name="P85"><text:s text:c="4"/>multimap_iterator_t it_pos; </text:p>
            <text:p text:style-name="P85"><text:soft-page-break/><text:s text:c="4"/>pair_t* ppair_elem = create_pair(int, char*); </text:p>
            <text:p text:style-name="P85"/>
            <text:p text:style-name="P85"><text:s text:c="4"/>if(pmmap_coll == NULL || ppair_elem == NULL) </text:p>
            <text:p text:style-name="P85"><text:s text:c="4"/>{ </text:p>
            <text:p text:style-name="P85"><text:s text:c="8"/>return -1; </text:p>
            <text:p text:style-name="P85"><text:s text:c="4"/>} </text:p>
            <text:p text:style-name="P85"/>
            <text:p text:style-name="P85"><text:s text:c="4"/>multimap_init(pmmap_coll); </text:p>
            <text:p text:style-name="P85"><text:s text:c="4"/>pair_init(ppair_elem); </text:p>
            <text:p text:style-name="P85"/>
            <text:p text:style-name="P85"><text:s text:c="4"/>/* </text:p>
            <text:p text:style-name="P85"><text:s text:c="5"/>* insert some elements in arbitray order </text:p>
            <text:p text:style-name="P85"><text:s text:c="5"/>* - a value with key 1 gets inserted twice </text:p>
            <text:p text:style-name="P85"><text:s text:c="5"/>*/ </text:p>
            <text:p text:style-name="P85"><text:s text:c="4"/>pair_make(ppair_elem, 5, "tagged"); </text:p>
            <text:p text:style-name="P85"><text:s text:c="4"/>multimap_insert(pmmap_coll, ppair_elem); </text:p>
            <text:p text:style-name="P85"><text:s text:c="4"/>pair_make(ppair_elem, 2, "a"); </text:p>
            <text:p text:style-name="P85"><text:s text:c="4"/>multimap_insert(pmmap_coll, ppair_elem); </text:p>
            <text:p text:style-name="P85"><text:s text:c="4"/>pair_make(ppair_elem, 1, "this"); </text:p>
            <text:p text:style-name="P85"><text:s text:c="4"/>multimap_insert(pmmap_coll, ppair_elem); </text:p>
            <text:p text:style-name="P85"><text:s text:c="4"/>pair_make(ppair_elem, 4, "of"); </text:p>
            <text:p text:style-name="P85"><text:s text:c="4"/>multimap_insert(pmmap_coll, ppair_elem); </text:p>
            <text:p text:style-name="P85"><text:s text:c="4"/>pair_make(ppair_elem, 6, "strings"); </text:p>
            <text:p text:style-name="P85"><text:s text:c="4"/>multimap_insert(pmmap_coll, ppair_elem); </text:p>
            <text:p text:style-name="P85"><text:s text:c="4"/>pair_make(ppair_elem, 1, "is"); </text:p>
            <text:p text:style-name="P85"><text:s text:c="4"/>multimap_insert(pmmap_coll, ppair_elem); </text:p>
            <text:p text:style-name="P85"><text:s text:c="4"/>pair_make(ppair_elem, 3, "multimap"); </text:p>
            <text:p text:style-name="P85"><text:s text:c="4"/>multimap_insert(pmmap_coll, ppair_elem); </text:p>
            <text:p text:style-name="P85"/>
            <text:p text:style-name="P85"><text:s text:c="4"/>/* </text:p>
            <text:p text:style-name="P85"><text:s text:c="5"/>* print all element values </text:p>
            <text:p text:style-name="P85"><text:s text:c="5"/>* - iterate over all elements </text:p>
            <text:p text:style-name="P85"><text:s text:c="5"/>* - element member second is value </text:p>
            <text:p text:style-name="P85"><text:s text:c="5"/>*/ </text:p>
            <text:p text:style-name="P85"><text:s text:c="4"/>for(it_pos = multimap_begin(pmmap_coll); </text:p>
            <text:p text:style-name="P85"><text:s text:c="8"/>!iterator_equal(it_pos, multimap_end(pmmap_coll)); </text:p>
            <text:p text:style-name="P85"><text:s text:c="8"/>it_pos = iterator_next(it_pos)) </text:p>
            <text:p text:style-name="P85"><text:s text:c="4"/>{ </text:p>
            <text:p text:style-name="P85"><text:s text:c="8"/>printf("%s ", (char*)pair_second(iterator_get_pointer(it_pos))); </text:p>
            <text:p text:style-name="P85"><text:s text:c="4"/>} </text:p>
            <text:p text:style-name="P85"><text:s text:c="4"/>printf("\n"); </text:p>
            <text:p text:style-name="P85"/>
            <text:p text:style-name="P85"><text:s text:c="4"/>multimap_destroy(pmmap_coll); </text:p>
            <text:p text:style-name="P85"><text:soft-page-break/><text:s text:c="4"/>pair_destroy(ppair_elem); </text:p>
            <text:p text:style-name="P85"/>
            <text:p text:style-name="P85"><text:s text:c="4"/>return 0; </text:p>
            <text:p text:style-name="P85">}</text:p>
          </table:table-cell>
        </table:table-row>
      </table:table>
      <text:p text:style-name="P41"/>
      <text:p text:style-name="P37">输出的结果是:</text:p>
      <text:p text:style-name="P30">this is a multimap of tagged strings </text:p>
      <text:p text:style-name="P30">this和is的键都是1，所以在结果中this和is有可能顺序颠倒。虽然this和is具有同样的键但是multimap_t允许键重复。</text:p>
      <text:p text:style-name="P35"><text:span text:style-name="T50"><text:tab/></text:span><text:span text:style-name="T54">这个例子有点复杂</text:span></text:p>
      <text:p text:style-name="P37"><text:tab/>首先, <text:span text:style-name="T18">multiset_t</text:span>使用<text:span text:style-name="T18">pair_t</text:span>来描述<text:span text:style-name="T18">key/value，</text:span>所以<text:span text:style-name="T18">multimap_t</text:span>中保存的是<text:span text:style-name="T18">pair_t。因此在程序中要声明一个pair_t并将数据保存在其中，然后插入到multimap_t中。这也是代码中在调用</text:span><text:span text:style-name="T43"> </text:span><text:span text:style-name="T41">multimap_insert(</text:span><text:span text:style-name="T38">)</text:span><text:span text:style-name="T39">之前都调用了</text:span><text:span text:style-name="T38">pair_make()</text:span><text:span text:style-name="T39">。</text:span></text:p>
      <text:p text:style-name="P37"><text:tab/>其次,由于<text:span text:style-name="T18">multimap_t</text:span>中保存的是<text:span text:style-name="T18">pair_t，所以在遍历的过程中获得的数据的指针都是指向pair_t类型的，我们要获得的值要通过pair_t的操作函数</text:span><text:span text:style-name="T41"> pair_second()</text:span><text:span text:style-name="T39">来获得：</text:span></text:p>
      <text:p text:style-name="P86">printf("%s ", (char*)pair_second(iterator_get_pointer(it_pos))); </text:p>
      <text:p text:style-name="P37"><text:tab/><text:span text:style-name="T18">pair_t</text:span>类型第三章中详细的介绍。</text:p>
      <text:p text:style-name="P37"/>
      <text:list xml:id="list949691468" text:style-name="L46">
        <text:list-item>
          <text:p text:style-name="P273"><text:span text:style-name="T59">将</text:span><text:span text:style-name="T40">map_t</text:span><text:span text:style-name="T59">作为关联数组</text:span></text:p>
        </text:list-item>
      </text:list>
      <text:p text:style-name="P37"><text:tab/><text:span text:style-name="T18">map_t</text:span>和<text:span text:style-name="T18">multimap_t</text:span>的主要区别在于<text:span text:style-name="T18">map_t</text:span>不允许键重复。除了这些，<text:span text:style-name="T18">map_t</text:span>还可以作为关联数组使用：</text:p>
      <table:table table:name="表格16" table:style-name="表格16">
        <table:table-column table:style-name="表格16.A"/>
        <table:table-row>
          <table:table-cell table:style-name="表格16.A1" office:value-type="string">
            <text:p text:style-name="P85">/* </text:p>
            <text:p text:style-name="P85"><text:s/>* map1.c </text:p>
            <text:p text:style-name="P85"><text:s/>* compile with : -lcstl </text:p>
            <text:p text:style-name="P85"><text:s/>*/ </text:p>
            <text:p text:style-name="P85"/>
            <text:p text:style-name="P85">#include &lt;stdio.h&gt; </text:p>
            <text:p text:style-name="P85">#include &lt;cstl/cmap.h&gt; </text:p>
            <text:p text:style-name="P85"/>
            <text:p text:style-name="P85">int main(int argc, char* argv[]) </text:p>
            <text:p text:style-name="P85">{ </text:p>
            <text:p text:style-name="P85"><text:s text:c="4"/>/* map container for c-string/double value */ </text:p>
            <text:p text:style-name="P85"><text:s text:c="4"/>map_t* pmap_coll = create_map(char*, double); </text:p>
            <text:p text:style-name="P85"><text:s text:c="4"/>map_iterator_t it_pos; </text:p>
            <text:p text:style-name="P85"/>
            <text:p text:style-name="P85"><text:s text:c="4"/>if(pmap_coll == NULL) </text:p>
            <text:p text:style-name="P85"><text:s text:c="4"/>{ </text:p>
            <text:p text:style-name="P85"><text:s text:c="8"/>return -1; </text:p>
            <text:p text:style-name="P85"><text:s text:c="4"/>} </text:p>
            <text:p text:style-name="P85"/>
            <text:p text:style-name="P85"><text:s text:c="4"/>map_init(pmap_coll); </text:p>
            <text:p text:style-name="P85"/>
            <text:p text:style-name="P85"><text:s text:c="4"/>/* insert some element into the collection */ </text:p>
            <text:p text:style-name="P85"><text:s text:c="4"/>*(double*)map_at(pmap_coll, "VAT") = 0.15; </text:p>
            <text:p text:style-name="P85"><text:s text:c="4"/>*(double*)map_at(pmap_coll, "Pi") = 3.1415; </text:p>
            <text:p text:style-name="P85"><text:s text:c="4"/>*(double*)map_at(pmap_coll, "an arbitray number") = 445.903; </text:p>
            <text:p text:style-name="P85"><text:soft-page-break/><text:s text:c="4"/>*(double*)map_at(pmap_coll, "Null") = 0.0; </text:p>
            <text:p text:style-name="P85"/>
            <text:p text:style-name="P85"><text:s text:c="4"/>/* </text:p>
            <text:p text:style-name="P85"><text:s text:c="5"/>* print all element values </text:p>
            <text:p text:style-name="P85"><text:s text:c="5"/>* - iterate over all elements </text:p>
            <text:p text:style-name="P85"><text:s text:c="5"/>* - element member first is key </text:p>
            <text:p text:style-name="P85"><text:s text:c="5"/>* - element member second is value </text:p>
            <text:p text:style-name="P85"><text:s text:c="5"/>*/ </text:p>
            <text:p text:style-name="P85"><text:s text:c="4"/>for(it_pos = map_begin(pmap_coll); </text:p>
            <text:p text:style-name="P85"><text:s text:c="8"/>!iterator_equal(it_pos, map_end(pmap_coll)); </text:p>
            <text:p text:style-name="P85"><text:s text:c="8"/>it_pos = iterator_next(it_pos)) </text:p>
            <text:p text:style-name="P85"><text:s text:c="4"/>{ </text:p>
            <text:p text:style-name="P85"><text:s text:c="8"/>printf("key: \"%s\" value: %lf\n", </text:p>
            <text:p text:style-name="P85"><text:s text:c="12"/>(char*)pair_first(iterator_get_pointer(it_pos)), </text:p>
            <text:p text:style-name="P85"><text:s text:c="12"/>*(double*)pair_second(iterator_get_pointer(it_pos))); </text:p>
            <text:p text:style-name="P85"><text:s text:c="4"/>} </text:p>
            <text:p text:style-name="P85"/>
            <text:p text:style-name="P85"><text:s text:c="4"/>map_destroy(pmap_coll); </text:p>
            <text:p text:style-name="P85"/>
            <text:p text:style-name="P85"><text:s text:c="4"/>return 0; </text:p>
            <text:p text:style-name="P85">}</text:p>
          </table:table-cell>
        </table:table-row>
      </table:table>
      <text:p text:style-name="P41"/>
      <text:p text:style-name="P37"><text:span text:style-name="T18">map_t提供了map_at()操作函数，</text:span>允许使用以键值为下标直接修改<text:span text:style-name="T18">map_t</text:span>中的数据。<text:span text:style-name="T39">map_at()</text:span><text:span text:style-name="T58">与其他容器的</text:span><text:span text:style-name="T39">at()</text:span><text:span text:style-name="T58">函数不同，它可以以任何类型作为索引，它也没有下标失效的情况。当使用一个容器中不存在的键作下标的时候，</text:span><text:span text:style-name="T39">map_at()会首先在容器中生成一个默认的数据，这个数据的键就是当前的下标，值是值类型的默认值。例如：</text:span></text:p>
      <text:p text:style-name="P88">*(double*)map_at(pmap_coll, "VAT") = 0.15; </text:p>
      <text:p text:style-name="P90">如果像下面这样的写法：</text:p>
      <text:p text:style-name="P88">map_at(pmap_coll, "VAT"); </text:p>
      <text:p text:style-name="P98"><text:span text:style-name="T41">“VAT”</text:span><text:span text:style-name="T61">键对应的值就是双精度浮点值的默认值</text:span><text:span text:style-name="T37">0.0</text:span><text:span text:style-name="T61">。</text:span></text:p>
      <text:p text:style-name="P99"/>
      <text:p text:style-name="P37">执行结果:</text:p>
      <text:p text:style-name="P30">key: "Null" value: 0.000000 </text:p>
      <text:p text:style-name="P30">key: "Pi" value: 3.141500 </text:p>
      <text:p text:style-name="P30">key: "VAT" value: 0.150000 </text:p>
      <text:p text:style-name="P30">key: "an arbitray number" value: 445.903000</text:p>
      <text:list xml:id="list1975003876" text:continue-list="list1431325551" text:style-name="WW8Num13">
        <text:list-item>
          <text:list>
            <text:list-item>
              <text:list>
                <text:list-item>
                  <text:h text:style-name="P350" text:outline-level="3">迭代器种类</text:h>
                </text:list-item>
              </text:list>
            </text:list-item>
          </text:list>
        </text:list-item>
      </text:list>
      <text:p text:style-name="P51"><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35"><text:span text:style-name="T62"><text:tab/>根据迭代已经访问数据的能力，可以将迭代器分为五大类(具体的种类在第五章中介绍)，所有的</text:span><text:span text:style-name="T35">libcstl</text:span><text:span text:style-name="T62">提供的容器的迭代器都属于其中的三类：</text:span></text:p>
      <text:list xml:id="list109531167" text:style-name="L47">
        <text:list-item>
          <text:p text:style-name="P213"><text:soft-page-break/><text:span text:style-name="T54">单向迭代器</text:span><text:span text:style-name="T35">(forward_iterator_t)</text:span></text:p>
        </text:list-item>
      </text:list>
      <text:p text:style-name="P37"><text:tab/>单向迭代器只能向下一个元素移动:使用<text:span text:style-name="T18">iterator_next()</text:span>操作,拥有这类迭代器类型的容器只有<text:span text:style-name="T18">slist_t</text:span>。</text:p>
      <text:list xml:id="list445946156" text:style-name="L48">
        <text:list-item>
          <text:p text:style-name="P214"><text:span text:style-name="T54">双向迭代器</text:span><text:span text:style-name="T35">(bidirectional_iterator_t)</text:span></text:p>
        </text:list-item>
      </text:list>
      <text:p text:style-name="P37"><text:tab/>双向迭代器可以向两个方向迭代，向下一个元素使用<text:span text:style-name="T18">iterator_next()</text:span>操作，向前一个元素使用<text:span text:style-name="T18">iterator_prev()</text:span>操作，拥有这类迭代器类型的容器有<text:span text:style-name="T18">list_t</text:span>, <text:span text:style-name="T18">set_t</text:span>, <text:span text:style-name="T18">multiset_t</text:span>, <text:span text:style-name="T18">map_t</text:span>, <text:span text:style-name="T18">multimap_t, hash_set_t, hash_multiset_t, hash_map_t,</text:span></text:p>
      <text:p text:style-name="P28">hash_multimap_t。</text:p>
      <text:list xml:id="list1482407899" text:style-name="L49">
        <text:list-item>
          <text:p text:style-name="P215"><text:span text:style-name="T54">随机访问迭代器</text:span><text:span text:style-name="T35">(random_access_iterator_t)</text:span></text:p>
        </text:list-item>
      </text:list>
      <text:p text:style-name="P37"><text:tab/>随即访问迭代器具有随即访问的能力,此为还可以进行关系比较，可以一次移动多个数据，还可以计算两个迭代器的差值。拥有这类迭代器类型的容器有<text:span text:style-name="T18">vector_t</text:span>和<text:span text:style-name="T18">deque_t。</text:span></text:p>
      <text:list xml:id="list1480502408" text:continue-list="list1975003876" text:style-name="WW8Num13">
        <text:list-item>
          <text:list>
            <text:list-item>
              <text:h text:style-name="P334" text:outline-level="2">算法和函数</text:h>
            </text:list-item>
          </text:list>
        </text:list-item>
      </text:list>
      <text:p text:style-name="P35"><text:span text:style-name="T12"><text:tab/></text:span><text:span text:style-name="T21">libcstl</text:span><text:span text:style-name="T54">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85">/* </text:p>
            <text:p text:style-name="P85"><text:s/>* algo1.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
            <text:p text:style-name="P85">int main(int argc, char* argv[]) </text:p>
            <text:p text:style-name="P85">{ </text:p>
            <text:p text:style-name="P85"><text:s text:c="4"/>vector_t* pvec_coll = create_vector(int); </text:p>
            <text:p text:style-name="P85"><text:s text:c="4"/>vector_iterator_t it_pos;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pvec_coll); </text:p>
            <text:p text:style-name="P85"/>
            <text:p text:style-name="P85"><text:s text:c="4"/>/* insert elements from 1 to 6 in arbitrary order */ </text:p>
            <text:p text:style-name="P85"><text:s text:c="4"/>vector_push_back(pvec_coll, 3); </text:p>
            <text:p text:style-name="P85"><text:s text:c="4"/>vector_push_back(pvec_coll, 2); </text:p>
            <text:p text:style-name="P85"><text:s text:c="4"/>vector_push_back(pvec_coll, 5); </text:p>
            <text:p text:style-name="P85"><text:s text:c="4"/>vector_push_back(pvec_coll, 6); </text:p>
            <text:p text:style-name="P85"><text:soft-page-break/><text:s text:c="4"/>vector_push_back(pvec_coll, 4); </text:p>
            <text:p text:style-name="P85"><text:s text:c="4"/>vector_push_back(pvec_coll, 1); </text:p>
            <text:p text:style-name="P85"/>
            <text:p text:style-name="P85"><text:s text:c="4"/>/* find and print minimum and maximum element */ </text:p>
            <text:p text:style-name="P85"><text:s text:c="4"/>it_pos = algo_min_element(vector_begin(pvec_coll), vector_end(pvec_coll)); </text:p>
            <text:p text:style-name="P85"><text:s text:c="4"/>printf("min: %d\n", *(int*)iterator_get_pointer(it_pos)); </text:p>
            <text:p text:style-name="P85"><text:s text:c="4"/>it_pos = algo_max_element(vector_begin(pvec_coll), vector_end(pvec_coll)); </text:p>
            <text:p text:style-name="P85"><text:s text:c="4"/>printf("max: %d\n", *(int*)iterator_get_pointer(it_pos)); </text:p>
            <text:p text:style-name="P85"/>
            <text:p text:style-name="P85"><text:s text:c="4"/>/* sort all elements */ </text:p>
            <text:p text:style-name="P85"><text:s text:c="4"/>algo_sort(vector_begin(pvec_coll), vector_end(pvec_coll)); </text:p>
            <text:p text:style-name="P85"/>
            <text:p text:style-name="P85"><text:s text:c="4"/>/* find the first element with value 3 */ </text:p>
            <text:p text:style-name="P85"><text:s text:c="4"/>it_pos = algo_find(vector_begin(pvec_coll), vector_end(pvec_coll), 3); </text:p>
            <text:p text:style-name="P85"/>
            <text:p text:style-name="P85"><text:s text:c="4"/>/* </text:p>
            <text:p text:style-name="P85"><text:s text:c="5"/>* reverse the order of the found element with value 3 </text:p>
            <text:p text:style-name="P85"><text:s text:c="5"/>* and all following elements </text:p>
            <text:p text:style-name="P85"><text:s text:c="5"/>*/ </text:p>
            <text:p text:style-name="P85"><text:s text:c="4"/>algo_reverse(it_pos, vector_end(pvec_coll)); </text:p>
            <text:p text:style-name="P85"/>
            <text:p text:style-name="P85"><text:s text:c="4"/>/* print all elements */ </text:p>
            <text:p text:style-name="P85"><text:s text:c="4"/>for(it_pos = vector_begin(pvec_coll); </text:p>
            <text:p text:style-name="P85"><text:s text:c="8"/>!iterator_equal(it_pos, vector_end(pvec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41"/>
      <text:p text:style-name="P37">要使用<text:span text:style-name="T20">libcstl</text:span>算法必须包含头文件</text:p>
      <text:p text:style-name="P86">#include &lt;cstl/calgorithm.h&gt; </text:p>
      <text:p text:style-name="P37">最开始的两个算法是<text:span text:style-name="T18">algo_min_element()</text:span>和<text:span text:style-name="T18">algo_max_element()</text:span>这两个算法都是接受两个迭代器作为参数,并把它视为一个数据区间，在这个区间内分别找出最小的元素和最大的元素，返回指向找到的元素的迭代器。</text:p>
      <text:p text:style-name="P37">接下来的算法<text:span text:style-name="T18">algo_sort()</text:span>是将两个迭代器表示的数据区间中的数据进行排序，结果是：</text:p>
      <text:p text:style-name="P30">1 2 3 4 5 6</text:p>
      <text:p text:style-name="P37">然后通过<text:span text:style-name="T18">algo_find()</text:span>算法找到元素<text:span text:style-name="T18">3</text:span>的位置</text:p>
      <text:p text:style-name="P86">it_pos = algo_find(vector_begin(pvec_coll), vector_end(pvec_coll), 3); </text:p>
      <text:p text:style-name="P37"><text:soft-page-break/>成功就返回指向数据3的位置的迭代器，如果失败返回数据区间末尾的迭代器。</text:p>
      <text:p text:style-name="P37">然后把从数据<text:span text:style-name="T18">3</text:span>的位置开始到容器的末尾数据逆序</text:p>
      <text:p text:style-name="P86">algo_reverse(it_pos, vector_end(pvec_coll)); </text:p>
      <text:p text:style-name="P37">这样例子中程序的输出结果就是：</text:p>
      <text:p text:style-name="P30">min: 1 </text:p>
      <text:p text:style-name="P30">max: 6 </text:p>
      <text:p text:style-name="P30">1 2 6 5 4 3 </text:p>
      <text:list xml:id="list1011848296" text:continue-numbering="true" text:style-name="WW8Num13">
        <text:list-item>
          <text:list>
            <text:list-item>
              <text:list>
                <text:list-item>
                  <text:h text:style-name="P350" text:outline-level="3">数据区间</text:h>
                </text:list-item>
              </text:list>
            </text:list-item>
          </text:list>
        </text:list-item>
      </text:list>
      <text:p text:style-name="P37"><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37"><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37"><text:tab/>虽然这样做会有很多好处,但是也有不足:</text:p>
      <table:table table:name="表格18" table:style-name="表格18">
        <table:table-column table:style-name="表格18.A"/>
        <table:table-row>
          <table:table-cell table:style-name="表格18.A1" office:value-type="string">
            <text:p text:style-name="P85">/* </text:p>
            <text:p text:style-name="P85"><text:s/>* find1.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int main(int argc, char* argv[]) </text:p>
            <text:p text:style-name="P85">{ </text:p>
            <text:p text:style-name="P85"><text:s text:c="4"/>list_t* plist_coll = create_list(int); </text:p>
            <text:p text:style-name="P85"><text:s text:c="4"/>list_iterator_t it_pos; </text:p>
            <text:p text:style-name="P85"><text:s text:c="4"/>list_iterator_t it_pos25; </text:p>
            <text:p text:style-name="P85"><text:s text:c="4"/>list_iterator_t it_pos35;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oft-page-break/><text:s text:c="4"/>/* insert elements from 20 to 40 */ </text:p>
            <text:p text:style-name="P85"><text:s text:c="4"/>for(i = 20; i &lt;= 40; ++i) </text:p>
            <text:p text:style-name="P85"><text:s text:c="4"/>{ </text:p>
            <text:p text:style-name="P85"><text:s text:c="8"/>list_push_back(plist_coll, i); </text:p>
            <text:p text:style-name="P85"><text:s text:c="4"/>} </text:p>
            <text:p text:style-name="P85"/>
            <text:p text:style-name="P85"><text:s text:c="4"/>/* </text:p>
            <text:p text:style-name="P85"><text:s text:c="5"/>* find position of element with value 3 </text:p>
            <text:p text:style-name="P85"><text:s text:c="5"/>* - there is none, so it_pos gets end() </text:p>
            <text:p text:style-name="P85"><text:s text:c="5"/>*/ </text:p>
            <text:p text:style-name="P85"><text:s text:c="4"/>it_pos = algo_find(list_begin(plist_coll), list_end(plist_coll), 3); </text:p>
            <text:p text:style-name="P85"/>
            <text:p text:style-name="P85"><text:s text:c="4"/>/* </text:p>
            <text:p text:style-name="P85"><text:s text:c="5"/>* reverse the order of element between found element and then end </text:p>
            <text:p text:style-name="P85"><text:s text:c="5"/>* - because the it_pos is end(), it reverses an empty range </text:p>
            <text:p text:style-name="P85"><text:s text:c="5"/>*/ </text:p>
            <text:p text:style-name="P85"><text:s text:c="4"/>algo_reverse(it_pos, list_end(plist_coll)); </text:p>
            <text:p text:style-name="P85"/>
            <text:p text:style-name="P85"><text:s text:c="4"/>/* find the position of value 25 and 35 */ </text:p>
            <text:p text:style-name="P85"><text:s text:c="4"/>it_pos25 = algo_find(list_begin(plist_coll), list_end(plist_coll), 25); </text:p>
            <text:p text:style-name="P85"><text:s text:c="4"/>it_pos35 = algo_find(list_begin(plist_coll), list_end(plist_coll), 35); </text:p>
            <text:p text:style-name="P85"/>
            <text:p text:style-name="P85"><text:s text:c="4"/>/* </text:p>
            <text:p text:style-name="P85"><text:s text:c="5"/>* print the maximum of corresponding range </text:p>
            <text:p text:style-name="P85"><text:s text:c="5"/>* - note: including pos25 and exculding pos35 </text:p>
            <text:p text:style-name="P85"><text:s text:c="5"/>*/ </text:p>
            <text:p text:style-name="P85"><text:s text:c="4"/>printf("max: %d\n",</text:p>
            <text:p text:style-name="P85"><text:s text:c="8"/>*(int*)iterator_get_pointer(algo_max_element(it_pos25, it_pos35))); </text:p>
            <text:p text:style-name="P85"/>
            <text:p text:style-name="P85"><text:s text:c="4"/>list_destroy(plist_coll); </text:p>
            <text:p text:style-name="P85"/>
            <text:p text:style-name="P85"><text:s text:c="4"/>return 0; </text:p>
            <text:p text:style-name="P85">}</text:p>
          </table:table-cell>
        </table:table-row>
      </table:table>
      <text:p text:style-name="P41"/>
      <text:p text:style-name="P37">首先使用<text:span text:style-name="T18">20</text:span>到<text:span text:style-name="T18">40</text:span>的整数填充<text:span text:style-name="T18">list_t，</text:span>当查找数据<text:span text:style-name="T18">3</text:span>的位置时会失败，<text:span text:style-name="T18">algo_find()</text:span>返回要处理的数据区间的末尾，在这个例子中是<text:span text:style-name="T18">list_end()。</text:span>接下来我们调用<text:span text:style-name="T18">algo_reverse()</text:span>对<text:span text:style-name="T38">it_pos </text:span>和<text:span text:style-name="T18">list_end()</text:span>范围进行逆序的处理，这是没有问题的，<text:span text:style-name="T38">it_pos </text:span>等于<text:span text:style-name="T18">list_end()</text:span>相当于调用</text:p>
      <text:p text:style-name="P86">algo_reverse(list_end(plist_coll), list_end(plist_coll)); </text:p>
      <text:p text:style-name="P37">这个算法空转，没有任何效果。</text:p>
      <text:p text:style-name="P37">然后在<text:span text:style-name="T18">list_t</text:span>中查找<text:span text:style-name="T18">25</text:span>和<text:span text:style-name="T18">35</text:span>两个数据的位置,分别是<text:span text:style-name="T38">it_pos25</text:span>和<text:span text:style-name="T38">it_pos35</text:span><text:span text:style-name="T66">，</text:span>然后调用<text:span text:style-name="T18">algo_max_element()</text:span>算法找出范围<text:span text:style-name="T18">[</text:span><text:span text:style-name="T38">it_pos25</text:span><text:span text:style-name="T18">, </text:span><text:span text:style-name="T38">it_pos35</text:span><text:span text:style-name="T18">)</text:span>中的最大元素，结果是<text:span text:style-name="T18">34</text:span>而不是<text:span text:style-name="T18">35</text:span>。</text:p>
      <text:p text:style-name="P30">max: 34</text:p>
      <text:p text:style-name="P37">这是因为指向数据<text:span text:style-name="T18">35</text:span>的迭代器<text:span text:style-name="T38">it_pos35 </text:span>是区间的末端，不会被处理，要想处理数据<text:span text:style-name="T18">35</text:span>就必须将<text:span text:style-name="T38">it_pos35 </text:span>指向下一个<text:soft-page-break/>数据:</text:p>
      <text:p text:style-name="P57">it_pos35 = iterator_next(it_pos35);</text:p>
      <text:p text:style-name="P37">这次再查找得到了正确的结果：</text:p>
      <text:p text:style-name="P30">max: 35</text:p>
      <text:p text:style-name="P37">这个例子中有个问题，如果想要处理区间末端的迭代器所指向的数据，就必须把迭代器指向下一个数据。另一个问题在上面的例子中我们已经知道了<text:span text:style-name="T38">it_pos25 </text:span>在 <text:span text:style-name="T38">it_pos35 </text:span>的前面<text:span text:style-name="T18">[</text:span><text:span text:style-name="T38">it_pos25</text:span><text:span text:style-name="T18">, </text:span><text:span text:style-name="T38">it_pos35</text:span><text:span text:style-name="T18">)</text:span>是有效的区间，如果<text:span text:style-name="T38">it_pos25</text:span>在<text:span text:style-name="T38">it_pos35 </text:span>之后，那么就会使区间无效，<text:span text:style-name="T18">algo_max_element()</text:span>会执行未定义的操作，造成危险。</text:p>
      <text:list xml:id="list96701742" text:continue-numbering="true" text:style-name="WW8Num13">
        <text:list-item>
          <text:list>
            <text:list-item>
              <text:list>
                <text:list-item>
                  <text:h text:style-name="P350" text:outline-level="3">处理多个数据区间</text:h>
                </text:list-item>
              </text:list>
            </text:list-item>
          </text:list>
        </text:list-item>
      </text:list>
      <text:p text:style-name="P35"><text:span text:style-name="T50"><text:tab/></text:span><text:span text:style-name="T54">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85">/* </text:p>
            <text:p text:style-name="P85"><text:s/>* copy1.c </text:p>
            <text:p text:style-name="P85"><text:s/>* compile with : -lcstl </text:p>
            <text:p text:style-name="P85"><text:s/>*/ </text:p>
            <text:p text:style-name="P85"/>
            <text:p text:style-name="P85">#include &lt;stdio.h&gt; </text:p>
            <text:p text:style-name="P85">#include &lt;cstl/cvector.h&gt; </text:p>
            <text:p text:style-name="P85">#include &lt;cstl/clist.h&gt; </text:p>
            <text:p text:style-name="P85">#include &lt;cstl/calgorithm.h&gt; </text:p>
            <text:p text:style-name="P85"/>
            <text:p text:style-name="P85">int main(int argc, char* argv[]) </text:p>
            <text:p text:style-name="P85">{ </text:p>
            <text:p text:style-name="P85"><text:s text:c="4"/>list_t* plist_coll1 = create_list(int); </text:p>
            <text:p text:style-name="P85"><text:s text:c="4"/>vector_t* pvec_coll2 = create_vector(int); </text:p>
            <text:p text:style-name="P85"><text:s text:c="4"/>int i = 0; </text:p>
            <text:p text:style-name="P85"/>
            <text:p text:style-name="P85"><text:s text:c="4"/>if(plist_coll1 == NULL || pvec_coll2 == NULL) </text:p>
            <text:p text:style-name="P85"><text:s text:c="4"/>{ </text:p>
            <text:p text:style-name="P85"><text:s text:c="8"/>return -1; </text:p>
            <text:p text:style-name="P85"><text:s text:c="4"/>} </text:p>
            <text:p text:style-name="P85"/>
            <text:p text:style-name="P85"><text:s text:c="4"/>list_init(plist_coll1); </text:p>
            <text:p text:style-name="P85"><text:s text:c="4"/>vector_init(pvec_coll2); </text:p>
            <text:p text:style-name="P85"/>
            <text:p text:style-name="P85"><text:s text:c="4"/>for(i = 1; i &lt;= 9; ++i) </text:p>
            <text:p text:style-name="P85"><text:s text:c="4"/>{ </text:p>
            <text:p text:style-name="P85"><text:s text:c="8"/>list_push_back(plist_coll1, i); </text:p>
            <text:p text:style-name="P85"><text:s text:c="4"/>} </text:p>
            <text:p text:style-name="P85"><text:soft-page-break/><text:s/></text:p>
            <text:p text:style-name="P85"><text:s text:c="4"/>/* </text:p>
            <text:p text:style-name="P85"><text:s text:c="5"/>* RUNTIME ERROR. </text:p>
            <text:p text:style-name="P85"><text:s text:c="5"/>* overwrites nonexisting elements in the destination. </text:p>
            <text:p text:style-name="P85"><text:s text:c="5"/>*/ </text:p>
            <text:p text:style-name="P85"><text:s text:c="4"/>algo_copy(list_begin(plist_coll1), list_end(plist_coll1), /* source */ </text:p>
            <text:p text:style-name="P85"><text:s text:c="8"/>vector_begin(pvec_coll2)); <text:s text:c="27"/>/* destination */ </text:p>
            <text:p text:style-name="P85"/>
            <text:p text:style-name="P85"><text:s text:c="4"/>list_destroy(plist_coll1); </text:p>
            <text:p text:style-name="P85"><text:s text:c="4"/>vector_destroy(pvec_coll2); </text:p>
            <text:p text:style-name="P85"/>
            <text:p text:style-name="P85"><text:s text:c="4"/>return 0; </text:p>
            <text:p text:style-name="P85">}</text:p>
          </table:table-cell>
        </table:table-row>
      </table:table>
      <text:p text:style-name="P41"/>
      <text:p text:style-name="P37">在调用算法<text:span text:style-name="T18">algo_copy</text:span>时将第一个范围内的所有数据<text:span text:style-name="T18">[list_begin(), list_end())</text:span>拷贝到以<text:span text:style-name="T18">vector_begin()</text:span>开始的第二个范围内,算法执行的都是覆盖的操作而不是插入，所以要求第二个范围有足够的空间，如果没有足够的空间(像上面的例子中那样)那么结果是为定义的。使用断言版本的<text:span text:style-name="T18">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85">/* </text:p>
            <text:p text:style-name="P85"><text:s/>* copy2.c </text:p>
            <text:p text:style-name="P85"><text:s/>* compile with : -lcstl </text:p>
            <text:p text:style-name="P85"><text:s/>*/ </text:p>
            <text:p text:style-name="P85"/>
            <text:p text:style-name="P85">#include &lt;stdio.h&gt; </text:p>
            <text:p text:style-name="P85">#include &lt;cstl/clist.h&gt; </text:p>
            <text:p text:style-name="P85">#include &lt;cstl/cdeque.h&gt; </text:p>
            <text:p text:style-name="P85">#include &lt;cstl/cvector.h&gt; </text:p>
            <text:p text:style-name="P85">#include &lt;cstl/calgorithm.h&gt; </text:p>
            <text:p text:style-name="P85"/>
            <text:p text:style-name="P85">int main(int argc, char* argv[]) </text:p>
            <text:p text:style-name="P85">{ </text:p>
            <text:p text:style-name="P85"><text:s text:c="4"/>list_t* plist_coll1 = create_list(int); </text:p>
            <text:p text:style-name="P85"><text:s text:c="4"/>vector_t* pvec_coll2 = create_vector(int); </text:p>
            <text:p text:style-name="P85"><text:s text:c="4"/>deque_t* pdeq_coll3 = create_deque(int); </text:p>
            <text:p text:style-name="P85"><text:s text:c="4"/>int i = 0; </text:p>
            <text:p text:style-name="P85"/>
            <text:p text:style-name="P85"><text:s text:c="4"/>if(plist_coll1 == NULL || pvec_coll2 == NULL || pdeq_coll3 == NULL) </text:p>
            <text:p text:style-name="P85"><text:s text:c="4"/>{ </text:p>
            <text:p text:style-name="P85"><text:s text:c="8"/>return -1; </text:p>
            <text:p text:style-name="P85"><text:s text:c="4"/>} </text:p>
            <text:p text:style-name="P85"/>
            <text:p text:style-name="P85"><text:s text:c="4"/>list_init(plist_coll1); </text:p>
            <text:p text:style-name="P85"><text:s text:c="4"/>vector_init(pvec_coll2); </text:p>
            <text:p text:style-name="P85"><text:soft-page-break/><text:s/></text:p>
            <text:p text:style-name="P85"><text:s text:c="4"/>/* insert elements from 1 to 9 */ </text:p>
            <text:p text:style-name="P85"><text:s text:c="4"/>for(i = 1; i &lt;= 9; ++i) </text:p>
            <text:p text:style-name="P85"><text:s text:c="4"/>{ </text:p>
            <text:p text:style-name="P85"><text:s text:c="8"/>list_push_back(plist_coll1, i); </text:p>
            <text:p text:style-name="P85"><text:s text:c="4"/>} </text:p>
            <text:p text:style-name="P85"/>
            <text:p text:style-name="P85"><text:s text:c="4"/>/* </text:p>
            <text:p text:style-name="P85"><text:s text:c="5"/>* resize distination to have enough room for </text:p>
            <text:p text:style-name="P85"><text:s text:c="5"/>* the overwrite algorithm </text:p>
            <text:p text:style-name="P85"><text:s text:c="5"/>*/ </text:p>
            <text:p text:style-name="P85"><text:s text:c="4"/>vector_resize(pvec_coll2, list_size(plist_coll1)); </text:p>
            <text:p text:style-name="P85"/>
            <text:p text:style-name="P85"><text:s text:c="4"/>/* copy elements from first to second collection */ </text:p>
            <text:p text:style-name="P85"><text:s text:c="4"/>algo_copy(list_begin(plist_coll1), list_end(plist_coll1),</text:p>
            <text:p text:style-name="P85"><text:s text:c="8"/>vector_begin(pvec_coll2)); </text:p>
            <text:p text:style-name="P85"/>
            <text:p text:style-name="P85"><text:s text:c="4"/>/* initialize third collection with enough room */ </text:p>
            <text:p text:style-name="P85"><text:s text:c="4"/>deque_init_n(pdeq_coll3, list_size(plist_coll1)); </text:p>
            <text:p text:style-name="P85"/>
            <text:p text:style-name="P85"><text:s text:c="4"/>/* copy elements from first to third collection */ </text:p>
            <text:p text:style-name="P85"><text:s text:c="4"/>algo_copy(list_begin(plist_coll1), list_end(plist_coll1), </text:p>
            <text:p text:style-name="P85"><text:s text:c="8"/>deque_begin(pdeq_coll3)); </text:p>
            <text:p text:style-name="P85"/>
            <text:p text:style-name="P85"><text:s text:c="4"/>list_destroy(plist_coll1); </text:p>
            <text:p text:style-name="P85"><text:s text:c="4"/>vector_destroy(pvec_coll2); </text:p>
            <text:p text:style-name="P85"><text:s text:c="4"/>deque_destroy(pdeq_coll3); </text:p>
            <text:p text:style-name="P85"/>
            <text:p text:style-name="P85"><text:s text:c="4"/>return 0; </text:p>
            <text:p text:style-name="P85">}</text:p>
          </table:table-cell>
        </table:table-row>
      </table:table>
      <text:p text:style-name="P41"/>
      <text:p text:style-name="P37"><text:span text:style-name="T18">vector_resize()</text:span>保证了<text:span text:style-name="T38">pvec_coll2 </text:span>具有和<text:span text:style-name="T38">plist_coll1 </text:span>相同数目的数据，使得第二个范围足够大。而<text:span text:style-name="T41"> pdeq_coll3在初始化的时候就保证了拥有和</text:span><text:span text:style-name="T38">plist_coll1</text:span><text:span text:style-name="T39">同样大的空间。</text:span></text:p>
      <text:list xml:id="list911911037" text:continue-numbering="true" text:style-name="WW8Num13">
        <text:list-item>
          <text:list>
            <text:list-item>
              <text:list>
                <text:list-item>
                  <text:h text:style-name="P350" text:outline-level="3">质变算法</text:h>
                </text:list-item>
              </text:list>
            </text:list-item>
          </text:list>
        </text:list-item>
      </text:list>
      <text:p text:style-name="P37"><text:tab/>有些算法对数据区间内的数据进行修改，这些算法可能移除，或者修改了数据，我们把这样的算法叫质变算法。</text:p>
      <text:p text:style-name="P37"><text:tab/>典型的质变算法<text:span text:style-name="T18">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85">/* </text:p>
            <text:p text:style-name="P85"><text:s/>* remove1.c </text:p>
            <text:p text:style-name="P85"><text:s/>* compile with : -lcstl </text:p>
            <text:p text:style-name="P85"><text:soft-page-break/><text:s/>*/ </text:p>
            <text:p text:style-name="P85"/>
            <text:p text:style-name="P85">#include &lt;stdio.h&gt; </text:p>
            <text:p text:style-name="P85">#include &lt;cstl/clist.h&gt; </text:p>
            <text:p text:style-name="P85">#include &lt;cstl/calgorithm.h&gt; </text:p>
            <text:p text:style-name="P85"/>
            <text:p text:style-name="P85">int main(int argc, char* argv[]) </text:p>
            <text:p text:style-name="P85">{ </text:p>
            <text:p text:style-name="P85"><text:s text:c="4"/>list_t* plist_coll = create_list(int); </text:p>
            <text:p text:style-name="P85"><text:s text:c="4"/>list_iterator_t it_pos;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 insert element from 1 to 6 and 6 to 1 */ </text:p>
            <text:p text:style-name="P85"><text:s text:c="4"/>for(i = 1; i &lt;= 6; ++i) </text:p>
            <text:p text:style-name="P85"><text:s text:c="4"/>{ </text:p>
            <text:p text:style-name="P85"><text:s text:c="8"/>list_push_back(plist_coll, i); </text:p>
            <text:p text:style-name="P85"><text:s text:c="8"/>list_push_front(plist_coll, i); </text:p>
            <text:p text:style-name="P85"><text:s text:c="4"/>} </text:p>
            <text:p text:style-name="P85"/>
            <text:p text:style-name="P85"><text:s text:c="4"/>/* print all elements of the list */ </text:p>
            <text:p text:style-name="P85"><text:s text:c="4"/>printf("Pre: <text:s/>"); </text:p>
            <text:p text:style-name="P85"><text:s text:c="4"/>for(it_pos = list_begin(plist_coll); </text:p>
            <text:p text:style-name="P85"><text:s text:c="8"/>!iterator_equal(it_pos, list_end(plis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with value 3 */ </text:p>
            <text:p text:style-name="P85"><text:s text:c="4"/>algo_remove(list_begin(plist_coll), list_end(plist_coll), 3); </text:p>
            <text:p text:style-name="P85"/>
            <text:p text:style-name="P85"><text:s text:c="4"/>printf("Post: "); </text:p>
            <text:p text:style-name="P85"><text:s text:c="4"/>for(it_pos = list_begin(plist_coll); </text:p>
            <text:p text:style-name="P85"><text:s text:c="8"/>!iterator_equal(it_pos, list_end(plist_coll)); </text:p>
            <text:p text:style-name="P85"><text:s text:c="8"/>it_pos = iterator_next(it_pos)) </text:p>
            <text:p text:style-name="P85"><text:soft-page-break/><text:s text:c="4"/>{ </text:p>
            <text:p text:style-name="P85"><text:s text:c="8"/>printf("%d ", *(int*)iterator_get_pointer(it_pos)); </text:p>
            <text:p text:style-name="P85"><text:s text:c="4"/>} </text:p>
            <text:p text:style-name="P85"><text:s text:c="4"/>printf("\n"); </text:p>
            <text:p text:style-name="P85"/>
            <text:p text:style-name="P85"><text:s text:c="4"/>list_destroy(plist_coll); </text:p>
            <text:p text:style-name="P85"/>
            <text:p text:style-name="P85"><text:s text:c="4"/>return 0; </text:p>
            <text:p text:style-name="P85">}</text:p>
          </table:table-cell>
        </table:table-row>
      </table:table>
      <text:p text:style-name="P41"/>
      <text:p text:style-name="P37">您可能认为结果是所有数值等于3的数据都被从数据区间中删除了，然而结果却不像想象中那样：</text:p>
      <text:p text:style-name="P30">Pre: <text:s/>6 5 4 3 2 1 1 2 3 4 5 6 </text:p>
      <text:p text:style-name="P30">Post: 6 5 4 2 1 1 2 4 5 6 5 6 </text:p>
      <text:p text:style-name="P41"/>
      <text:p text:style-name="P75">执行<text:span text:style-name="T18">algo_remove()</text:span>后数据的数目并没有减少，改变的是所有的3被后面的数据覆盖，在范围的末尾两个数据并没有被覆盖。这个算法更应该叫做移除而不是删除。</text:p>
      <text:p text:style-name="P45"><draw:frame draw:style-name="fr1" draw:name="图形9" text:anchor-type="paragraph" svg:width="19.006cm" svg:height="3.604cm" draw:z-index="11"><draw:image xlink:href="Pictures/10000000000002CD00000088B6FD58E5.jpg" xlink:type="simple" xlink:show="embed" xlink:actuate="onLoad"/></draw:frame>图 <text:span text:style-name="T18">2.8 algo_remove()</text:span></text:p>
      <text:p text:style-name="P37">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85">/* </text:p>
            <text:p text:style-name="P85"><text:s/>* remove2.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int main(int argc, char* argv[]) </text:p>
            <text:p text:style-name="P85">{ </text:p>
            <text:p text:style-name="P85"><text:s text:c="4"/>list_t* plist_coll = create_list(int); </text:p>
            <text:p text:style-name="P85"><text:s text:c="4"/>list_iterator_t it_pos; </text:p>
            <text:p text:style-name="P85"><text:s text:c="4"/>list_iterator_t it_end; </text:p>
            <text:p text:style-name="P85"><text:s text:c="4"/>int i = 0; </text:p>
            <text:p text:style-name="P85"/>
            <text:p text:style-name="P85"><text:s text:c="4"/>if(plist_coll == NULL) </text:p>
            <text:p text:style-name="P85"><text:soft-page-break/><text:s text:c="4"/>{ </text:p>
            <text:p text:style-name="P85"><text:s text:c="8"/>return -1; </text:p>
            <text:p text:style-name="P85"><text:s text:c="4"/>} </text:p>
            <text:p text:style-name="P85"/>
            <text:p text:style-name="P85"><text:s text:c="4"/>list_init(plist_coll); </text:p>
            <text:p text:style-name="P85"/>
            <text:p text:style-name="P85"><text:s text:c="4"/>/* insert element from 1 to 6 and 6 to 1 */ </text:p>
            <text:p text:style-name="P85"><text:s text:c="4"/>for(i = 1; i &lt;= 6; ++i) </text:p>
            <text:p text:style-name="P85"><text:s text:c="4"/>{ </text:p>
            <text:p text:style-name="P85"><text:s text:c="8"/>list_push_back(plist_coll, i); </text:p>
            <text:p text:style-name="P85"><text:s text:c="8"/>list_push_front(plist_coll, i); </text:p>
            <text:p text:style-name="P85"><text:s text:c="4"/>} </text:p>
            <text:p text:style-name="P85"/>
            <text:p text:style-name="P85"><text:s text:c="4"/>/* print all elements of the list */ </text:p>
            <text:p text:style-name="P85"><text:s text:c="4"/>for(it_pos = list_begin(plist_coll); </text:p>
            <text:p text:style-name="P85"><text:s text:c="8"/>!iterator_equal(it_pos, list_end(plis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with value 3 */ </text:p>
            <text:p text:style-name="P85"><text:s text:c="4"/>it_end = algo_remove(list_begin(plist_coll), list_end(plist_coll), 3); </text:p>
            <text:p text:style-name="P85"/>
            <text:p text:style-name="P85"><text:s text:c="4"/>/* print resulting elements of the collection */ </text:p>
            <text:p text:style-name="P85"><text:s text:c="4"/>for(it_pos = list_begin(plist_coll); </text:p>
            <text:p text:style-name="P85"><text:s text:c="8"/>!iterator_equal(it_pos, it_end);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print number of resulting elements */ </text:p>
            <text:p text:style-name="P85"><text:s text:c="4"/>printf("number of removed elements: %d\n", </text:p>
            <text:p text:style-name="P85"><text:s text:c="8"/>iterator_distance(it_end, list_end(plist_coll))); </text:p>
            <text:p text:style-name="P85"/>
            <text:p text:style-name="P85"><text:s text:c="4"/>/* remove "removed" elements */ </text:p>
            <text:p text:style-name="P85"><text:s text:c="4"/>list_erase_range(plist_coll, it_end, list_end(plist_coll)); </text:p>
            <text:p text:style-name="P85"/>
            <text:p text:style-name="P85"><text:s text:c="4"/>/* print all elements of modified collection */ </text:p>
            <text:p text:style-name="P85"><text:s text:c="4"/>for(it_pos = list_begin(plist_coll); </text:p>
            <text:p text:style-name="P85"><text:soft-page-break/><text:s text:c="8"/>!iterator_equal(it_pos, list_end(plis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list_destroy(plist_coll); </text:p>
            <text:p text:style-name="P85"/>
            <text:p text:style-name="P85"><text:s text:c="4"/>return 0; </text:p>
            <text:p text:style-name="P85">}</text:p>
          </table:table-cell>
        </table:table-row>
      </table:table>
      <text:p text:style-name="P41"/>
      <text:p text:style-name="P37">在这个例子中<text:span text:style-name="T18">algo_remove()</text:span>返回了删除数据<text:span text:style-name="T18">3</text:span>后的有效数据区间的结尾迭代器。</text:p>
      <text:p text:style-name="P86">it_end = algo_remove(list_begin(plist_coll), list_end(plist_coll), 3); </text:p>
      <text:p text:style-name="P37">可以使用这个新的结尾做很多工作,如获得这个新结尾和实际结尾之间的距离，也就是实际删除的数据的数目。</text:p>
      <text:p text:style-name="P86">iterator_distance(it_end, list_end(plist_coll));</text:p>
      <text:p text:style-name="P37">还可以把残余的数据从<text:span text:style-name="T43"> </text:span><text:span text:style-name="T41">plist_coll </text:span>中真正的删除掉。</text:p>
      <text:p text:style-name="P86">list_erase_range(plist_coll, it_end, list_end(plist_coll)); </text:p>
      <text:p text:style-name="P37">输出结果：</text:p>
      <text:p text:style-name="P30">6 5 4 3 2 1 1 2 3 4 5 6 </text:p>
      <text:p text:style-name="P30">6 5 4 2 1 1 2 4 5 6 </text:p>
      <text:p text:style-name="P30">number of removed elements: 2 </text:p>
      <text:p text:style-name="P30">6 5 4 2 1 1 2 4 5 6 </text:p>
      <text:p text:style-name="P37"/>
      <text:p text:style-name="P37"><text:tab/>为什么<text:span text:style-name="T18">algo_remove()</text:span>不真正的删除数据呢，这是因为算法是独立于容器的，算法并不知道容器内部数据的保存形式，由容器自己执行删除操作更容易和高效，同时<text:span text:style-name="T18">algo_remove()</text:span>返回新的结尾迭代器这样对于将这个容器用于其他算法也不会产生任何影响。</text:p>
      <text:list xml:id="list839869650" text:continue-numbering="true" text:style-name="WW8Num13">
        <text:list-item>
          <text:list>
            <text:list-item>
              <text:list>
                <text:list-item>
                  <text:h text:style-name="P350" text:outline-level="3">质变算法和关联容器</text:h>
                </text:list-item>
              </text:list>
            </text:list-item>
          </text:list>
        </text:list-item>
      </text:list>
      <text:p text:style-name="P37"><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85">/* </text:p>
            <text:p text:style-name="P85"><text:s/>* remove3.c </text:p>
            <text:p text:style-name="P85"><text:s/>* compile with : -lcstl </text:p>
            <text:p text:style-name="P85"><text:s/>*/ </text:p>
            <text:p text:style-name="P85"/>
            <text:p text:style-name="P85">#include &lt;stdio.h&gt; </text:p>
            <text:p text:style-name="P85">#include &lt;cstl/cset.h&gt; </text:p>
            <text:p text:style-name="P85">#include &lt;cstl/calgorithm.h&gt; </text:p>
            <text:p text:style-name="P85"><text:soft-page-break/><text:s/></text:p>
            <text:p text:style-name="P85">int main(int argc, char* argv[]) </text:p>
            <text:p text:style-name="P85">{ </text:p>
            <text:p text:style-name="P85"><text:s text:c="4"/>set_t* pset_coll = create_set(int); </text:p>
            <text:p text:style-name="P85"><text:s text:c="4"/>set_iterator_t it_pos; </text:p>
            <text:p text:style-name="P85"><text:s text:c="4"/>size_t t_num = 0; </text:p>
            <text:p text:style-name="P85"><text:s text:c="4"/>int i = 0; </text:p>
            <text:p text:style-name="P85"/>
            <text:p text:style-name="P85"><text:s text:c="4"/>if(pset_coll == NULL) </text:p>
            <text:p text:style-name="P85"><text:s text:c="4"/>{ </text:p>
            <text:p text:style-name="P85"><text:s text:c="8"/>return -1; </text:p>
            <text:p text:style-name="P85"><text:s text:c="4"/>} </text:p>
            <text:p text:style-name="P85"/>
            <text:p text:style-name="P85"><text:s text:c="4"/>set_init(pset_coll); </text:p>
            <text:p text:style-name="P85"/>
            <text:p text:style-name="P85"><text:s text:c="4"/>for(i = 1; i &lt;= 9; ++i) </text:p>
            <text:p text:style-name="P85"><text:s text:c="4"/>{ </text:p>
            <text:p text:style-name="P85"><text:s text:c="8"/>set_insert(pset_coll, i); </text:p>
            <text:p text:style-name="P85"><text:s text:c="4"/>} </text:p>
            <text:p text:style-name="P85"/>
            <text:p text:style-name="P85"><text:s text:c="4"/>/* print all elements of set */ </text:p>
            <text:p text:style-name="P85"><text:s text:c="4"/>for(it_pos = set_begin(pset_coll); </text:p>
            <text:p text:style-name="P85"><text:s text:c="8"/>!iterator_equal(it_pos, set_end(p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 with value 3 */ </text:p>
            <text:p text:style-name="P85"><text:s text:c="4"/>t_num = set_erase(pset_coll, 3); </text:p>
            <text:p text:style-name="P85"><text:s text:c="4"/>printf("number of removed elements: %u.\n", t_num); </text:p>
            <text:p text:style-name="P85"/>
            <text:p text:style-name="P85"><text:s text:c="4"/>/* printf all elements of the modified set */ </text:p>
            <text:p text:style-name="P85"><text:s text:c="4"/>for(it_pos = set_begin(pset_coll); </text:p>
            <text:p text:style-name="P85"><text:s text:c="8"/>!iterator_equal(it_pos, set_end(p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set_destroy(pset_coll); </text:p>
            <text:p text:style-name="P85"><text:soft-page-break/><text:s/></text:p>
            <text:p text:style-name="P85"><text:s text:c="4"/>return 0; </text:p>
            <text:p text:style-name="P85">}</text:p>
          </table:table-cell>
        </table:table-row>
      </table:table>
      <text:p text:style-name="P41"/>
      <text:p text:style-name="P37">可见关联容器本身也提供了很多修改数据的操作函数，这个例子的输出结果:</text:p>
      <text:p text:style-name="P30">1 2 3 4 5 6 7 8 9 </text:p>
      <text:p text:style-name="P30">number of removed elements: 1. </text:p>
      <text:p text:style-name="P30">1 2 4 5 6 7 8 9 </text:p>
      <text:list xml:id="list502073343" text:continue-numbering="true" text:style-name="WW8Num13">
        <text:list-item>
          <text:list>
            <text:list-item>
              <text:list>
                <text:list-item>
                  <text:h text:style-name="P350" text:outline-level="3">算法和容器操作函数</text:h>
                </text:list-item>
              </text:list>
            </text:list-item>
          </text:list>
        </text:list-item>
      </text:list>
      <text:p text:style-name="P35"><text:span text:style-name="T62"><text:tab/></text:span><text:span text:style-name="T35">libcstl</text:span><text:span text:style-name="T62">提供了很多的算法，但是有时算法未必是最高效的，如果容器提供了实现同样功能的操作函数的话，那么使用操作函数会更高效。主要的原因是</text:span><text:span text:style-name="T54">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85">/* </text:p>
            <text:p text:style-name="P85"><text:s/>* remove4.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int main(int argc, char* argv[]) </text:p>
            <text:p text:style-name="P85">{ </text:p>
            <text:p text:style-name="P85"><text:s text:c="4"/>list_t* plist_coll = create_list(int);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for(i = 1; i &lt;= 6; ++i) </text:p>
            <text:p text:style-name="P85"><text:s text:c="4"/>{ </text:p>
            <text:p text:style-name="P85"><text:s text:c="8"/>list_push_back(plist_coll, i); </text:p>
            <text:p text:style-name="P85"><text:s text:c="8"/>list_push_front(plist_coll, i); </text:p>
            <text:p text:style-name="P85"><text:s text:c="4"/>} </text:p>
            <text:p text:style-name="P85"><text:soft-page-break/><text:s/></text:p>
            <text:p text:style-name="P85"><text:s text:c="4"/>/* </text:p>
            <text:p text:style-name="P85"><text:s text:c="5"/>* remove all elements with value 3 </text:p>
            <text:p text:style-name="P85"><text:s text:c="5"/>* - poor performance </text:p>
            <text:p text:style-name="P85"><text:s text:c="5"/>*/ </text:p>
            <text:p text:style-name="P85"><text:s text:c="4"/>list_erase_range(plist_coll, </text:p>
            <text:p text:style-name="P85"><text:s text:c="8"/>algo_remove(list_begin(plist_coll), list_end(plist_coll), 3), </text:p>
            <text:p text:style-name="P85"><text:s text:c="8"/>list_end(plist_coll)); </text:p>
            <text:p text:style-name="P85"/>
            <text:p text:style-name="P85"><text:s text:c="4"/>/* </text:p>
            <text:p text:style-name="P85"><text:s text:c="5"/>* remove all elements with value 4 </text:p>
            <text:p text:style-name="P85"><text:s text:c="5"/>* - good performance </text:p>
            <text:p text:style-name="P85"><text:s text:c="5"/>*/ </text:p>
            <text:p text:style-name="P85"><text:s text:c="4"/>list_remove(plist_coll, 4); </text:p>
            <text:p text:style-name="P85"/>
            <text:p text:style-name="P85"><text:s text:c="4"/>list_destroy(plist_coll); </text:p>
            <text:p text:style-name="P85"/>
            <text:p text:style-name="P85"><text:s text:c="4"/>return 0; </text:p>
            <text:p text:style-name="P85">}</text:p>
          </table:table-cell>
        </table:table-row>
      </table:table>
      <text:p text:style-name="P41"/>
      <text:p text:style-name="P37">上面的例子中进行了两次删除操作，第一次使用先调用<text:span text:style-name="T18">algo_remove()</text:span>算法用后面的数据覆盖了值为3的数据之后在调用<text:span text:style-name="T18">list_erase_range()</text:span>来删除后面的”无效数据”。而第二次删除直接在链表结构中将值等于4的数据节点移除并销毁，真样就比第一种方法效率高了很多。</text:p>
      <text:list xml:id="list2065717026" text:continue-numbering="true" text:style-name="WW8Num13">
        <text:list-item>
          <text:list>
            <text:list-item>
              <text:list>
                <text:list-item>
                  <text:h text:style-name="P350" text:outline-level="3">用户自定义规则</text:h>
                </text:list-item>
              </text:list>
            </text:list-item>
          </text:list>
        </text:list-item>
      </text:list>
      <text:p text:style-name="P35"><text:span text:style-name="T50"><text:tab/></text:span><text:span text:style-name="T54">为了使算法更具有扩展性和功能更强大，</text:span><text:span text:style-name="T32">libcstl</text:span><text:span text:style-name="T54">的算法大部分都提供了扩展的版本，允许使用自定义的规则来改变算法的行为。用户可以将自定义的规则作为算法的参数传递给</text:span><text:span text:style-name="T32">algo_xxxx_if()</text:span><text:span text:style-name="T54">这样的算法版本。大部分的算法都提供了这种带有</text:span><text:span text:style-name="T32">_if</text:span><text:span text:style-name="T54">的版本，如</text:span><text:span text:style-name="T32">algo_remove()</text:span><text:span text:style-name="T54">和</text:span><text:span text:style-name="T32">algo_remove_if()，</text:span><text:span text:style-name="T54">第一个算法删除与指定数据相等的数据，第二个算法删除符合指定条件的数据。有些算法要求用户必须提供自定义的规则，如</text:span><text:span text:style-name="T32">algo_for_each()</text:span><text:span text:style-name="T54">这个算法对范围内的每一个数据进行用户定义的操作：</text:span></text:p>
      <table:table table:name="表格25" table:style-name="表格25">
        <table:table-column table:style-name="表格25.A"/>
        <table:table-row>
          <table:table-cell table:style-name="表格25.A1" office:value-type="string">
            <text:p text:style-name="P85">/* </text:p>
            <text:p text:style-name="P85"><text:s/>* foreach1.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
            <text:p text:style-name="P85">static void _print(const void* cpv_input, void* pv_output) </text:p>
            <text:p text:style-name="P85"><text:soft-page-break/>{ </text:p>
            <text:p text:style-name="P85"><text:s text:c="4"/>printf("%d ", *(int*)cpv_input); </text:p>
            <text:p text:style-name="P85">} </text:p>
            <text:p text:style-name="P85"/>
            <text:p text:style-name="P85">int main(int argc, char* argv[]) </text:p>
            <text:p text:style-name="P85">{ </text:p>
            <text:p text:style-name="P85"><text:s text:c="4"/>vector_t* pvec_coll = create_vector(int); </text:p>
            <text:p text:style-name="P85"><text:s text:c="4"/>int i = 0;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pvec_coll); </text:p>
            <text:p text:style-name="P85"/>
            <text:p text:style-name="P85"><text:s text:c="4"/>for(i = 1; i &lt;= 9; ++i) </text:p>
            <text:p text:style-name="P85"><text:s text:c="4"/>{ </text:p>
            <text:p text:style-name="P85"><text:s text:c="8"/>vector_push_back(pvec_coll, i); </text:p>
            <text:p text:style-name="P85"><text:s text:c="4"/>} </text:p>
            <text:p text:style-name="P85"/>
            <text:p text:style-name="P85"><text:s text:c="4"/>algo_for_each(vector_begin(pvec_coll), vector_end(pvec_coll), _print);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41"/>
      <text:p text:style-name="P37"><text:span text:style-name="T18">algo_for_each()</text:span>算法对于<text:span text:style-name="T18">[vector_begin(), vector_end())</text:span>中的每一个数据应用函数<text:span text:style-name="T18">_print</text:span>输出其值，结果：</text:p>
      <text:p text:style-name="P30">1 2 3 4 5 6 7 8 9 </text:p>
      <text:p text:style-name="P37"/>
      <text:p text:style-name="P37">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85">/* </text:p>
            <text:p text:style-name="P85"><text:s/>* transform1.c </text:p>
            <text:p text:style-name="P85"><text:s/>* compile with : -lcstl </text:p>
            <text:p text:style-name="P85"><text:s/>*/ </text:p>
            <text:p text:style-name="P85"/>
            <text:p text:style-name="P85">#include &lt;stdio.h&gt; </text:p>
            <text:p text:style-name="P85">#include &lt;cstl/cvector.h&gt; </text:p>
            <text:p text:style-name="P85">#include &lt;cstl/cset.h&gt; </text:p>
            <text:p text:style-name="P85">#include &lt;cstl/calgorithm.h&gt; </text:p>
            <text:p text:style-name="P85"><text:soft-page-break/><text:s/></text:p>
            <text:p text:style-name="P85">static void _print(const void* cpv_input, void* pv_output) </text:p>
            <text:p text:style-name="P85">{ </text:p>
            <text:p text:style-name="P85"><text:s text:c="4"/>printf("%d ", *(int*)cpv_input); </text:p>
            <text:p text:style-name="P85">} </text:p>
            <text:p text:style-name="P85"/>
            <text:p text:style-name="P85">static void _square(const void* cpv_input, void* pv_output) </text:p>
            <text:p text:style-name="P85">{ </text:p>
            <text:p text:style-name="P85"><text:s text:c="4"/>*(int*)pv_output = *(int*)cpv_input * *(int*)cpv_input; </text:p>
            <text:p text:style-name="P85">} </text:p>
            <text:p text:style-name="P85"/>
            <text:p text:style-name="P85">int main(int argc, char* argv[]) </text:p>
            <text:p text:style-name="P85">{ </text:p>
            <text:p text:style-name="P85"><text:s text:c="4"/>set_t* pset_coll1 = create_set(int); </text:p>
            <text:p text:style-name="P85"><text:s text:c="4"/>vector_t* pvec_coll2 = create_vector(int); </text:p>
            <text:p text:style-name="P85"><text:s text:c="4"/>int i = 0; </text:p>
            <text:p text:style-name="P85"/>
            <text:p text:style-name="P85"><text:s text:c="4"/>if(pset_coll1 == NULL || pvec_coll2 == NULL) </text:p>
            <text:p text:style-name="P85"><text:s text:c="4"/>{ </text:p>
            <text:p text:style-name="P85"><text:s text:c="8"/>return -1; </text:p>
            <text:p text:style-name="P85"><text:s text:c="4"/>} </text:p>
            <text:p text:style-name="P85"/>
            <text:p text:style-name="P85"><text:s text:c="4"/>set_init(pset_coll1); </text:p>
            <text:p text:style-name="P85"><text:s text:c="4"/>vector_init(pvec_coll2); </text:p>
            <text:p text:style-name="P85"/>
            <text:p text:style-name="P85"><text:s text:c="4"/>for(i = 1; i &lt;= 9; ++i) </text:p>
            <text:p text:style-name="P85"><text:s text:c="4"/>{ </text:p>
            <text:p text:style-name="P85"><text:s text:c="8"/>set_insert(pset_coll1, i); </text:p>
            <text:p text:style-name="P85"><text:s text:c="4"/>} </text:p>
            <text:p text:style-name="P85"/>
            <text:p text:style-name="P85"><text:s text:c="4"/>printf("initialized: "); </text:p>
            <text:p text:style-name="P85"><text:s text:c="4"/>algo_for_each(set_begin(pset_coll1), set_end(pset_coll1), _print); </text:p>
            <text:p text:style-name="P85"><text:s text:c="4"/>printf("\n"); </text:p>
            <text:p text:style-name="P85"/>
            <text:p text:style-name="P85"><text:s text:c="4"/>/* transform each element from coll1 to coll2 */ </text:p>
            <text:p text:style-name="P85"><text:s text:c="4"/>vector_resize(pvec_coll2, set_size(pset_coll1)); </text:p>
            <text:p text:style-name="P85"><text:s text:c="4"/>algo_transform(set_begin(pset_coll1), set_end(pset_coll1), </text:p>
            <text:p text:style-name="P85"><text:s text:c="8"/>vector_begin(pvec_coll2), _square); </text:p>
            <text:p text:style-name="P85"/>
            <text:p text:style-name="P85"><text:s text:c="4"/>printf("squared: "); </text:p>
            <text:p text:style-name="P85"><text:s text:c="4"/>algo_for_each(vector_begin(pvec_coll2), vector_end(pvec_coll2), _print); </text:p>
            <text:p text:style-name="P85"><text:s text:c="4"/>printf("\n"); </text:p>
            <text:p text:style-name="P85"/>
            <text:p text:style-name="P85"><text:soft-page-break/><text:s text:c="4"/>set_destroy(pset_coll1); </text:p>
            <text:p text:style-name="P85"><text:s text:c="4"/>vector_destroy(pvec_coll2); </text:p>
            <text:p text:style-name="P85"/>
            <text:p text:style-name="P85"><text:s text:c="4"/>return 0; </text:p>
            <text:p text:style-name="P85">}</text:p>
          </table:table-cell>
        </table:table-row>
      </table:table>
      <text:p text:style-name="P41"/>
      <text:p text:style-name="P37">上面的例子中<text:span text:style-name="T18">_square</text:span>为了在从<text:span text:style-name="T38">pset_coll1 </text:span>到<text:span text:style-name="T38">pvec_coll2 </text:span>的数据传送过程中产生整数的平方。</text:p>
      <text:p text:style-name="P48"><draw:frame draw:style-name="fr4" draw:name="图形10" text:anchor-type="paragraph" svg:y="-0.194cm" svg:width="19.006cm" svg:height="8.915cm" draw:z-index="12"><draw:image xlink:href="Pictures/10000000000002C80000014EA6625447.jpg" xlink:type="simple" xlink:show="embed" xlink:actuate="onLoad"/></draw:frame>图 <text:span text:style-name="T18">2.9 algo_transform()</text:span>的执行方式</text:p>
      <text:p text:style-name="P37">输出结果:</text:p>
      <text:p text:style-name="P30">initialized: 1 2 3 4 5 6 7 8 9 </text:p>
      <text:p text:style-name="P30">squared: 1 4 9 16 25 36 49 64 81 </text:p>
      <text:list xml:id="list680434830" text:continue-numbering="true" text:style-name="WW8Num13">
        <text:list-item>
          <text:list>
            <text:list-item>
              <text:list>
                <text:list-item>
                  <text:h text:style-name="P350" text:outline-level="3">自定义规则，函数和谓词</text:h>
                </text:list-item>
              </text:list>
            </text:list-item>
          </text:list>
        </text:list-item>
      </text:list>
      <text:p text:style-name="P53"><text:span text:style-name="T54"><text:tab/>观察上面两个例子所使用的自定义规则，你会发现这些规则的形式很奇怪，不论是</text:span><text:span text:style-name="T32">_print</text:span><text:span text:style-name="T54">还是</text:span><text:span text:style-name="T32">_square它们都是这样的形式：</text:span></text:p>
      <text:p text:style-name="P86">void xxxx(const void* cpv_input, void* pv_output) ;</text:p>
      <text:p text:style-name="P53"><text:span text:style-name="T54">这就是</text:span><text:span text:style-name="T32">libcstl</text:span><text:span text:style-name="T54">规定的自定义规则的函数形式，只有这样形式的规则才会被算法接受。将规则限定为这种形式是为了能够处理任何的数据类型，无论什么数据类型都可以采用这样的方式来制定规则。</text:span></text:p>
      <text:p text:style-name="P51"><text:tab/>除了上面的形式之外，还有一种形式的规则也是被算法接受的：</text:p>
      <text:p text:style-name="P86">void xxxx(const void* cpv_first, const void* cpv_second, void* pv_output) ;</text:p>
      <text:p text:style-name="P51">只有这两种形式被算法接受，我们把前者叫做一元函数，把后者叫做二元函数。它们是不同的规则形式不能混淆，有的函数只接受一元函数作为规则，有的函数只接受二元函数作为规则。</text:p>
      <text:p text:style-name="P51"><text:tab/>对于一元函数和二元函数来说最后一个参数都是输出，前面的参数是输入。</text:p>
      <text:p text:style-name="P35"><text:span text:style-name="T62"><text:tab/>算法在使用这些自定义规则的时候，大部分的规则的输出参数都是</text:span><text:span text:style-name="T35">bool_t</text:span><text:span text:style-name="T62">类型的(</text:span><text:span text:style-name="T35">bool_t是辅助类型在第三章介</text:span><text:soft-page-break/><text:span text:style-name="T35">绍</text:span><text:span text:style-name="T62">)，还有些输出参数不是</text:span><text:span text:style-name="T35">bool_t</text:span><text:span text:style-name="T62">类型的如上面两个例子中的自定义规则</text:span><text:span text:style-name="T35">_print</text:span><text:span text:style-name="T62">和</text:span><text:span text:style-name="T35">_square</text:span><text:span text:style-name="T62">。我们把输出参数是</text:span><text:span text:style-name="T35">bool_t</text:span><text:span text:style-name="T62">类型的函数叫做谓词。因此谓词也有一元谓词和二元谓词。下面的这些例子展示了如何定义和使用谓词：</text:span></text:p>
      <text:p text:style-name="P35"><text:span text:style-name="T50"><text:tab/></text:span><text:span text:style-name="T54">下面是一个使用一元谓词判断素数的例子:</text:span></text:p>
      <table:table table:name="表格27" table:style-name="表格27">
        <table:table-column table:style-name="表格27.A"/>
        <table:table-row>
          <table:table-cell table:style-name="表格27.A1" office:value-type="string">
            <text:p text:style-name="P85">/* </text:p>
            <text:p text:style-name="P85"><text:s/>* prime1.c </text:p>
            <text:p text:style-name="P85"><text:s/>* compile with : -lcstl </text:p>
            <text:p text:style-name="P85"><text:s/>*/ </text:p>
            <text:p text:style-name="P85"/>
            <text:p text:style-name="P85">#include &lt;stdio.h&gt; </text:p>
            <text:p text:style-name="P85">#include &lt;stdlib.h&gt; </text:p>
            <text:p text:style-name="P85">#include &lt;cstl/clist.h&gt; </text:p>
            <text:p text:style-name="P85">#include &lt;cstl/calgorithm.h&gt; </text:p>
            <text:p text:style-name="P85"/>
            <text:p text:style-name="P85">static void _is_prime(const void* cpv_input, void* pv_output) </text:p>
            <text:p text:style-name="P85">{ </text:p>
            <text:p text:style-name="P85"><text:s text:c="4"/>int number = abs(*(int*)cpv_input); </text:p>
            <text:p text:style-name="P85"><text:s text:c="4"/>int divisor = 0; </text:p>
            <text:p text:style-name="P85"/>
            <text:p text:style-name="P85"><text:s text:c="4"/>/* 0 and 1 are prime number */ </text:p>
            <text:p text:style-name="P85"><text:s text:c="4"/>if(number == 0 || number == 1) </text:p>
            <text:p text:style-name="P85"><text:s text:c="4"/>{ </text:p>
            <text:p text:style-name="P85"><text:s text:c="8"/>*(bool_t*)pv_output = true; </text:p>
            <text:p text:style-name="P85"><text:s text:c="8"/>return; </text:p>
            <text:p text:style-name="P85"><text:s text:c="4"/>} </text:p>
            <text:p text:style-name="P85"/>
            <text:p text:style-name="P85"><text:s text:c="4"/>for(divisor = number / 2; number % divisor != 0; --divisor) </text:p>
            <text:p text:style-name="P85"><text:s text:c="4"/>{ </text:p>
            <text:p text:style-name="P85"><text:s text:c="8"/>continue; </text:p>
            <text:p text:style-name="P85"><text:s text:c="4"/>} </text:p>
            <text:p text:style-name="P85"/>
            <text:p text:style-name="P85"><text:s text:c="4"/>*(bool_t*)pv_output = divisor == 1 ? true : false; </text:p>
            <text:p text:style-name="P85">} </text:p>
            <text:p text:style-name="P85"/>
            <text:p text:style-name="P85">int main(int argc, char* argv[]) </text:p>
            <text:p text:style-name="P85">{ </text:p>
            <text:p text:style-name="P85"><text:s text:c="4"/>list_t* plist_coll = create_list(int); </text:p>
            <text:p text:style-name="P85"><text:s text:c="4"/>list_iterator_t it_pos; </text:p>
            <text:p text:style-name="P85"><text:s text:c="4"/>int i = 0; </text:p>
            <text:p text:style-name="P85"><text:s/></text:p>
            <text:p text:style-name="P85"><text:s text:c="4"/>if(plist_coll == NULL) </text:p>
            <text:p text:style-name="P85"><text:s text:c="4"/>{ </text:p>
            <text:p text:style-name="P85"><text:s text:c="8"/>return -1; </text:p>
            <text:p text:style-name="P85"><text:s text:c="4"/>} </text:p>
            <text:p text:style-name="P85"><text:soft-page-break/></text:p>
            <text:p text:style-name="P85"><text:s text:c="4"/>list_init(plist_coll); </text:p>
            <text:p text:style-name="P85"/>
            <text:p text:style-name="P85"><text:s text:c="4"/>for(i = 24; i &lt;= 30; ++i) </text:p>
            <text:p text:style-name="P85"><text:s text:c="4"/>{ </text:p>
            <text:p text:style-name="P85"><text:s text:c="8"/>list_push_back(plist_coll, i); </text:p>
            <text:p text:style-name="P85"><text:s text:c="4"/>} </text:p>
            <text:p text:style-name="P85"/>
            <text:p text:style-name="P85"><text:s text:c="4"/>/* search for prime number */ </text:p>
            <text:p text:style-name="P85"><text:s text:c="4"/>it_pos = algo_find_if(list_begin(plist_coll), list_end(plist_coll), _is_prime); </text:p>
            <text:p text:style-name="P85"><text:s text:c="4"/>if(iterator_equal(it_pos, list_end(plist_coll))) </text:p>
            <text:p text:style-name="P85"><text:s text:c="4"/>{ </text:p>
            <text:p text:style-name="P85"><text:s text:c="8"/>printf("no prime number found.\n"); </text:p>
            <text:p text:style-name="P85"><text:s text:c="4"/>} </text:p>
            <text:p text:style-name="P85"><text:s text:c="4"/>else </text:p>
            <text:p text:style-name="P85"><text:s text:c="4"/>{ </text:p>
            <text:p text:style-name="P85"><text:s text:c="8"/>printf("%d is the first prime.\n", *(int*)iterator_get_pointer(it_pos)); </text:p>
            <text:p text:style-name="P85"><text:s text:c="4"/>} </text:p>
            <text:p text:style-name="P85"/>
            <text:p text:style-name="P85"><text:s text:c="4"/>list_destroy(plist_coll); </text:p>
            <text:p text:style-name="P85"/>
            <text:p text:style-name="P85"><text:s text:c="4"/>return 0; </text:p>
            <text:p text:style-name="P85">}</text:p>
          </table:table-cell>
        </table:table-row>
      </table:table>
      <text:p text:style-name="P41"/>
      <text:p text:style-name="P37">在这个例子中<text:span text:style-name="T18">algo_find_if()</text:span>算法在制定的范围内查找第一个使一元谓词获得<text:span text:style-name="T18">true</text:span>输出的数据，这个一元谓词就是<text:span text:style-name="T18">_is_prime</text:span>函数.在一元谓词<text:span text:style-name="T18">_is_prime</text:span>中计算数据是否为素数，如果是将输出<text:span text:style-name="T18">pv_output</text:span>设置为<text:span text:style-name="T18">true</text:span>否则设置为<text:span text:style-name="T18">false。</text:span>输出结果：</text:p>
      <text:p text:style-name="P30">29 is the first prime.</text:p>
      <text:p text:style-name="P41"/>
      <text:p text:style-name="P51"><text:tab/>下面再来看一个使用二元谓词的例子：</text:p>
      <table:table table:name="表格28" table:style-name="表格28">
        <table:table-column table:style-name="表格28.A"/>
        <table:table-row>
          <table:table-cell table:style-name="表格28.A1" office:value-type="string">
            <text:p text:style-name="P85">/* </text:p>
            <text:p text:style-name="P85"><text:s/>* sort1.c </text:p>
            <text:p text:style-name="P85"><text:s/>* compile with : -lcstl </text:p>
            <text:p text:style-name="P85"><text:s/>*/ </text:p>
            <text:p text:style-name="P85"/>
            <text:p text:style-name="P85">#include &lt;stdio.h&gt; </text:p>
            <text:p text:style-name="P85">#include &lt;string.h&gt; </text:p>
            <text:p text:style-name="P85">#include &lt;cstl/cdeque.h&gt; </text:p>
            <text:p text:style-name="P85">#include &lt;cstl/calgorithm.h&gt; </text:p>
            <text:p text:style-name="P85"/>
            <text:p text:style-name="P85">typedef struct _tagperson </text:p>
            <text:p text:style-name="P85">{ </text:p>
            <text:p text:style-name="P85"><text:s text:c="4"/>char s_firstname[21]; </text:p>
            <text:p text:style-name="P85"><text:soft-page-break/><text:s text:c="4"/>char s_lastname[21]; </text:p>
            <text:p text:style-name="P85">}person_t; </text:p>
            <text:p text:style-name="P85"/>
            <text:p text:style-name="P85">static void _print(const void* cpv_input, void* pv_output) </text:p>
            <text:p text:style-name="P85">{ </text:p>
            <text:p text:style-name="P85"><text:s text:c="4"/>printf("%s.%s ", </text:p>
            <text:p text:style-name="P85"><text:s text:c="8"/>((person_t*)cpv_input)-&gt;s_firstname, </text:p>
            <text:p text:style-name="P85"><text:s text:c="8"/>((person_t*)cpv_input)-&gt;s_lastname); </text:p>
            <text:p text:style-name="P85">} </text:p>
            <text:p text:style-name="P85"/>
            <text:p text:style-name="P85">static void _person_sort_criterion( </text:p>
            <text:p text:style-name="P85"><text:s text:c="4"/>const void* cpv_first, const void* cpv_second, void* pv_output) </text:p>
            <text:p text:style-name="P85">{ </text:p>
            <text:p text:style-name="P85"><text:s text:c="4"/>person_t* pt_first = (person_t*)cpv_first; </text:p>
            <text:p text:style-name="P85"><text:s text:c="4"/>person_t* pt_second = (person_t*)cpv_second; </text:p>
            <text:p text:style-name="P85"><text:s text:c="4"/>int n_result1 = strncmp(pt_first-&gt;s_firstname, pt_second-&gt;s_firstname, 21); </text:p>
            <text:p text:style-name="P85"><text:s text:c="4"/>int n_result2 = strncmp(pt_first-&gt;s_lastname, pt_second-&gt;s_lastname, 21); </text:p>
            <text:p text:style-name="P85"/>
            <text:p text:style-name="P85"><text:s text:c="4"/>if(n_result1 &lt; 0 || (n_result1 == 0 &amp;&amp; n_result2 &lt; 0)) </text:p>
            <text:p text:style-name="P85"><text:s text:c="4"/>{ </text:p>
            <text:p text:style-name="P85"><text:s text:c="8"/>*(bool_t*)pv_output = true; </text:p>
            <text:p text:style-name="P85"><text:s text:c="4"/>} </text:p>
            <text:p text:style-name="P85"><text:s text:c="4"/>else </text:p>
            <text:p text:style-name="P85"><text:s text:c="4"/>{ </text:p>
            <text:p text:style-name="P85"><text:s text:c="8"/>*(bool_t*)pv_output = false; </text:p>
            <text:p text:style-name="P85"><text:s text:c="4"/>} </text:p>
            <text:p text:style-name="P85">} </text:p>
            <text:p text:style-name="P85"/>
            <text:p text:style-name="P85">int main(int argc, char* argv[]) </text:p>
            <text:p text:style-name="P85">{ </text:p>
            <text:p text:style-name="P85"><text:s text:c="4"/>deque_t* pdeq_coll = NULL; </text:p>
            <text:p text:style-name="P85"><text:s text:c="4"/>person_t t_person; </text:p>
            <text:p text:style-name="P85"/>
            <text:p text:style-name="P85"><text:s text:c="4"/>type_register(person_t, NULL, NULL, NULL, NULL); </text:p>
            <text:p text:style-name="P85"><text:s text:c="4"/>pdeq_coll = create_deque(person_t); </text:p>
            <text:p text:style-name="P85"><text:s text:c="4"/>if(pdeq_coll == NULL) </text:p>
            <text:p text:style-name="P85"><text:s text:c="4"/>{ </text:p>
            <text:p text:style-name="P85"><text:s text:c="8"/>return -1; </text:p>
            <text:p text:style-name="P85"><text:s text:c="4"/>} </text:p>
            <text:p text:style-name="P85"/>
            <text:p text:style-name="P85"><text:s text:c="4"/>deque_init(pdeq_coll); </text:p>
            <text:p text:style-name="P85"/>
            <text:p text:style-name="P85"><text:s text:c="4"/>memset(t_person.s_firstname, '\0', 21); </text:p>
            <text:p text:style-name="P85"><text:soft-page-break/><text:s text:c="4"/>memset(t_person.s_lastname, '\0', 21); </text:p>
            <text:p text:style-name="P85"><text:s text:c="4"/>strcpy(t_person.s_firstname, "Jonh"); </text:p>
            <text:p text:style-name="P85"><text:s text:c="4"/>strcpy(t_person.s_lastname, "right"); </text:p>
            <text:p text:style-name="P85"><text:s text:c="4"/>deque_push_back(pdeq_coll, &amp;t_person); </text:p>
            <text:p text:style-name="P85"><text:s text:c="4"/>memset(t_person.s_firstname, '\0', 21); </text:p>
            <text:p text:style-name="P85"><text:s text:c="4"/>memset(t_person.s_lastname, '\0', 21); </text:p>
            <text:p text:style-name="P85"><text:s text:c="4"/>strcpy(t_person.s_firstname, "Bill"); </text:p>
            <text:p text:style-name="P85"><text:s text:c="4"/>strcpy(t_person.s_lastname, "killer"); </text:p>
            <text:p text:style-name="P85"><text:s text:c="4"/>deque_push_back(pdeq_coll, &amp;t_person); </text:p>
            <text:p text:style-name="P85"><text:s text:c="4"/>memset(t_person.s_firstname, '\0', 21); </text:p>
            <text:p text:style-name="P85"><text:s text:c="4"/>memset(t_person.s_lastname, '\0', 21); </text:p>
            <text:p text:style-name="P85"><text:s text:c="4"/>strcpy(t_person.s_firstname, "Jonh"); </text:p>
            <text:p text:style-name="P85"><text:s text:c="4"/>strcpy(t_person.s_lastname, "sound"); </text:p>
            <text:p text:style-name="P85"><text:s text:c="4"/>deque_push_back(pdeq_coll, &amp;t_person); </text:p>
            <text:p text:style-name="P85"><text:s text:c="4"/>memset(t_person.s_firstname, '\0', 21); </text:p>
            <text:p text:style-name="P85"><text:s text:c="4"/>memset(t_person.s_lastname, '\0', 21); </text:p>
            <text:p text:style-name="P85"><text:s text:c="4"/>strcpy(t_person.s_firstname, "Bin"); </text:p>
            <text:p text:style-name="P85"><text:s text:c="4"/>strcpy(t_person.s_lastname, "lee"); </text:p>
            <text:p text:style-name="P85"><text:s text:c="4"/>deque_push_back(pdeq_coll, &amp;t_person); </text:p>
            <text:p text:style-name="P85"><text:s text:c="4"/>memset(t_person.s_firstname, '\0', 21); </text:p>
            <text:p text:style-name="P85"><text:s text:c="4"/>memset(t_person.s_lastname, '\0', 21); </text:p>
            <text:p text:style-name="P85"><text:s text:c="4"/>strcpy(t_person.s_firstname, "Lee"); </text:p>
            <text:p text:style-name="P85"><text:s text:c="4"/>strcpy(t_person.s_lastname, "bird"); </text:p>
            <text:p text:style-name="P85"><text:s text:c="4"/>deque_push_back(pdeq_coll, &amp;t_person); </text:p>
            <text:p text:style-name="P85"/>
            <text:p text:style-name="P85"><text:s text:c="4"/>algo_for_each(deque_begin(pdeq_coll), deque_end(pdeq_coll), _print); </text:p>
            <text:p text:style-name="P85"><text:s text:c="4"/>printf("\n"); </text:p>
            <text:p text:style-name="P85"/>
            <text:p text:style-name="P85"><text:s text:c="4"/>algo_sort_if(deque_begin(pdeq_coll), deque_end(pdeq_coll),</text:p>
            <text:p text:style-name="P85"><text:s text:c="8"/>_person_sort_criterion); </text:p>
            <text:p text:style-name="P85"/>
            <text:p text:style-name="P85"><text:s text:c="4"/>algo_for_each(deque_begin(pdeq_coll), deque_end(pdeq_coll), _print); </text:p>
            <text:p text:style-name="P85"><text:s text:c="4"/>printf("\n"); </text:p>
            <text:p text:style-name="P85"/>
            <text:p text:style-name="P85"><text:s text:c="4"/>deque_destroy(pdeq_coll); </text:p>
            <text:p text:style-name="P85"/>
            <text:p text:style-name="P85"><text:s text:c="4"/>return 0; </text:p>
            <text:p text:style-name="P85">}</text:p>
          </table:table-cell>
        </table:table-row>
      </table:table>
      <text:p text:style-name="P51">输出的结果是：</text:p>
      <text:p text:style-name="P30">Jonh.right Bill.killer Jonh.sound Bin.lee Lee.bird </text:p>
      <text:p text:style-name="P30">Bill.killer Bin.lee Jonh.right Jonh.sound Lee.bird </text:p>
      <text:p text:style-name="P30">可以看出是按照<text:span text:style-name="T68">_person_sort_criterion()</text:span>制定的规则排序的。</text:p>
      <text:list xml:id="list182347026" text:continue-numbering="true" text:style-name="WW8Num13">
        <text:list-item>
          <text:list>
            <text:list-item>
              <text:list>
                <text:list-item>
                  <text:h text:style-name="P353" text:outline-level="3"><text:soft-page-break/>libcstl函数</text:h>
                </text:list-item>
              </text:list>
            </text:list-item>
          </text:list>
        </text:list-item>
      </text:list>
      <text:p text:style-name="P35"><text:span text:style-name="T50"><text:tab/></text:span><text:span text:style-name="T62">通过前面的例子我们知道可以通过自定义规则来扩展或者改变算法的行为，从而增强算法的能力和扩展性。那是不是只要使用自定义规则我们就要自己去编写新的规则呢？答案是否定的，因为</text:span><text:span text:style-name="T35">libcstl</text:span><text:span text:style-name="T62">库提供了大量的自定义规则，在这里我们把这些</text:span><text:span text:style-name="T35">libcstl</text:span><text:span text:style-name="T62">库预定以的自定义规则叫做</text:span><text:span text:style-name="T35">libcstl</text:span><text:span text:style-name="T62">函数，这些函数中一大部分是谓词。它们的形式都符合上面我们看到的算法接受的函数形式。要使用这些预定义的函数必须包含头文件：</text:span></text:p>
      <text:p text:style-name="P56">#include &lt;cstl/cfunctional.h&gt;</text:p>
      <text:p text:style-name="P37">下面是一个使用了<text:span text:style-name="T20">libcstl</text:span>预定义的二元函数的例子：</text:p>
      <table:table table:name="表格29" table:style-name="表格29">
        <table:table-column table:style-name="表格29.A"/>
        <table:table-row>
          <table:table-cell table:style-name="表格29.A1" office:value-type="string">
            <text:p text:style-name="P85">/* </text:p>
            <text:p text:style-name="P85"><text:s/>* sort2.c </text:p>
            <text:p text:style-name="P85"><text:s/>* compile with : -lcstl </text:p>
            <text:p text:style-name="P85"><text:s/>*/ </text:p>
            <text:p text:style-name="P85"/>
            <text:p text:style-name="P85">#include &lt;stdio.h&gt; </text:p>
            <text:p text:style-name="P85">#include &lt;cstl/cdeque.h&gt; </text:p>
            <text:p text:style-name="P85">#include &lt;cstl/calgorithm.h&gt; </text:p>
            <text:p text:style-name="P85">#include &lt;cstl/cfunctional.h&gt; </text:p>
            <text:p text:style-name="P85"/>
            <text:p text:style-name="P85">int main(int argc, char* argv[]) </text:p>
            <text:p text:style-name="P85">{ </text:p>
            <text:p text:style-name="P85"><text:s text:c="4"/>deque_t* pdeq_coll = create_deque(int); </text:p>
            <text:p text:style-name="P85"><text:s text:c="4"/>deque_iterator_t it_pos; </text:p>
            <text:p text:style-name="P85"/>
            <text:p text:style-name="P85"><text:s text:c="4"/>if(pdeq_coll == NULL) </text:p>
            <text:p text:style-name="P85"><text:s text:c="4"/>{ </text:p>
            <text:p text:style-name="P85"><text:s text:c="8"/>return -1; </text:p>
            <text:p text:style-name="P85"><text:s text:c="4"/>} </text:p>
            <text:p text:style-name="P85"/>
            <text:p text:style-name="P85"><text:s text:c="4"/>deque_init(pdeq_coll); </text:p>
            <text:p text:style-name="P85"/>
            <text:p text:style-name="P85"><text:s text:c="4"/>deque_push_back(pdeq_coll, 34); </text:p>
            <text:p text:style-name="P85"><text:s text:c="4"/>deque_push_back(pdeq_coll, 22); </text:p>
            <text:p text:style-name="P85"><text:s text:c="4"/>deque_push_back(pdeq_coll, 90); </text:p>
            <text:p text:style-name="P85"><text:s text:c="4"/>deque_push_back(pdeq_coll, 51); </text:p>
            <text:p text:style-name="P85"><text:s text:c="4"/>deque_push_back(pdeq_coll, 11); </text:p>
            <text:p text:style-name="P85"><text:s text:c="4"/>deque_push_back(pdeq_coll, 47); </text:p>
            <text:p text:style-name="P85"><text:s text:c="4"/>deque_push_back(pdeq_coll, 33); </text:p>
            <text:p text:style-name="P85"/>
            <text:p text:style-name="P85"><text:s text:c="4"/>for(it_pos = deque_begin(pdeq_coll); </text:p>
            <text:p text:style-name="P85"><text:s text:c="8"/>!iterator_equal(it_pos, deque_end(pdeq_coll)); </text:p>
            <text:p text:style-name="P85"><text:s text:c="8"/>it_pos = iterator_next(it_pos)) </text:p>
            <text:p text:style-name="P85"><text:soft-page-break/><text:s text:c="4"/>{ </text:p>
            <text:p text:style-name="P85"><text:s text:c="8"/>printf("%d ", *(int*)iterator_get_pointer(it_pos)); </text:p>
            <text:p text:style-name="P85"><text:s text:c="4"/>} </text:p>
            <text:p text:style-name="P85"><text:s text:c="4"/>printf("\n"); </text:p>
            <text:p text:style-name="P85"/>
            <text:p text:style-name="P85"><text:s text:c="4"/>algo_sort(deque_begin(pdeq_coll), deque_end(pdeq_coll)); </text:p>
            <text:p text:style-name="P85"><text:s text:c="4"/>for(it_pos = deque_begin(pdeq_coll); </text:p>
            <text:p text:style-name="P85"><text:s text:c="8"/>!iterator_equal(it_pos, deque_end(pdeq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algo_sort_if(deque_begin(pdeq_coll), deque_end(pdeq_coll), fun_greater_int); </text:p>
            <text:p text:style-name="P85"><text:s text:c="4"/>for(it_pos = deque_begin(pdeq_coll); </text:p>
            <text:p text:style-name="P85"><text:s text:c="8"/>!iterator_equal(it_pos, deque_end(pdeq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deque_destroy(pdeq_coll); </text:p>
            <text:p text:style-name="P85"/>
            <text:p text:style-name="P85"><text:s text:c="4"/>return 0; </text:p>
            <text:p text:style-name="P85">}</text:p>
          </table:table-cell>
        </table:table-row>
      </table:table>
      <text:p text:style-name="P41"/>
      <text:p text:style-name="P37">在向<text:span text:style-name="T38">pdeq_coll</text:span>中插入了数据后使用<text:span text:style-name="T18">algo_sort()</text:span>排序，这个算法其实是<text:span text:style-name="T18">algo_sort_if()</text:span>的使用默认关系二元函数的缩写版本，如果容器中的数据是<text:span text:style-name="T18">int</text:span>类型那么这个默认的关系二元函数就是<text:span text:style-name="T18">fun_less_int()。</text:span>最后使用了<text:span text:style-name="T18">algo_sort_if()</text:span>使用<text:span text:style-name="T18">fun_greater_int()</text:span>作为排序规则从大到小排序，所以结果：</text:p>
      <text:p text:style-name="P30">34 22 90 51 11 47 33 </text:p>
      <text:p text:style-name="P30">11 22 33 34 47 51 90 </text:p>
      <text:p text:style-name="P30">90 51 47 34 33 22 11 </text:p>
      <text:list xml:id="list1797680766" text:continue-numbering="true" text:style-name="WW8Num13">
        <text:list-item>
          <text:list>
            <text:list-item>
              <text:h text:style-name="P335" text:outline-level="2"><text:span text:style-name="T18">libcstl容器</text:span>的使用过程</text:h>
              <text:list>
                <text:list-item>
                  <text:h text:style-name="P345" text:outline-level="3">libcstl容器的使用过程</text:h>
                </text:list-item>
              </text:list>
            </text:list-item>
          </text:list>
        </text:list-item>
      </text:list>
      <text:p text:style-name="P35"><text:span text:style-name="T24"><text:tab/></text:span><text:span text:style-name="T21">libcstl</text:span><text:span text:style-name="T54">提供定义的一系列的新类型，包括容器，容器适配器，迭代器，工具类型，函数类型。其中容器(序列容器</text:span><text:soft-page-break/><text:span text:style-name="T32">vector_t，deque_t，list_t，slist_t，</text:span><text:span text:style-name="T54">关联容器</text:span><text:span text:style-name="T32">set_t，map_t，multiset_t，multimap_t，hash_set_t，hash_map_t，</text:span><text:span text:style-name="T54"> </text:span><text:span text:style-name="T32">hash_multiset_t，</text:span><text:span text:style-name="T54">容器适配器</text:span><text:span text:style-name="T32">stack_t，queue_t，priority_queue_t，</text:span><text:span text:style-name="T54">字符串</text:span><text:span text:style-name="T32">string_t</text:span><text:span text:style-name="T54">)和工具类型中的</text:span><text:span text:style-name="T32">pair_t</text:span><text:span text:style-name="T54">在使用的时候都要遵循以下的过程：</text:span></text:p>
      <text:p text:style-name="P37"><text:tab/>首先要创建一个容器，然后初始化，使用完成后要销毁。下面以<text:span text:style-name="T18">vector_t</text:span>为例：</text:p>
      <text:list xml:id="list1080070264" text:style-name="L50">
        <text:list-item>
          <text:p text:style-name="P224">创建</text:p>
        </text:list-item>
      </text:list>
      <text:p text:style-name="P37"><text:tab/>使用<text:span text:style-name="T18">vector_t</text:span>之前要根据容器中存储的数据的类型创建容器，如果要存储<text:span text:style-name="T18">int</text:span>类型的数据调用<text:span text:style-name="T18">create_vector()</text:span>函数：</text:p>
      <text:p text:style-name="P56">vector_t* pvec_coll = create_vector(int);</text:p>
      <text:p text:style-name="P37">如果如果创建成功<text:span text:style-name="T18">pvec_coll</text:span>就是指向新创建的保存<text:span text:style-name="T18">int</text:span>类型的<text:span text:style-name="T18">vector_t</text:span>容器，如果创建过程失败那么<text:span text:style-name="T18">pvec_coll</text:span>就等于<text:span text:style-name="T18">NULL</text:span>。所以在创建一个类型之后要判断是否创建成功。每一个需要创建的类型都有一个以<text:span text:style-name="T18">create_</text:span>为前缀的函数，具体请参考《<text:span text:style-name="T18">The libcstl Library Reference Manual</text:span>》。</text:p>
      <text:list xml:id="list1737875123" text:style-name="L51">
        <text:list-item>
          <text:p text:style-name="P225">初始化</text:p>
        </text:list-item>
      </text:list>
      <text:p text:style-name="P37"><text:tab/>当<text:span text:style-name="T18">vector_t</text:span>被创建后要对容器进行初始化，这样才能使用，如果使用未初始化的容器，行为是未定义的，因为有很多事情要在初始化的过程中做。对于一个<text:span text:style-name="T18">libcstl容器</text:span>来说往往有多种初始化函数，这些初始化函数可以以不同的方式初始化这个<text:span text:style-name="T18">libcstl容器</text:span>。</text:p>
      <text:p text:style-name="P35"><text:span text:style-name="T54"><text:tab/>例如</text:span><text:span text:style-name="T32">vector_t</text:span><text:span text:style-name="T54">有</text:span><text:span text:style-name="T32">vector_init()，vector_init_n()，vector_init_elem()，vector_init_copy()，vector_init_copy_range()</text:span><text:span text:style-name="T54"> </text:span><text:span text:style-name="T32">5</text:span><text:span text:style-name="T54">个初始化函数，它们根据不同的方式对</text:span><text:span text:style-name="T32">vector_t</text:span><text:span text:style-name="T54">容器进行初始化，在创建</text:span><text:span text:style-name="T32">vector_t</text:span><text:span text:style-name="T54">容器后可以调用其中的任意一个，但是只能调用一次，如果对一个容器类型初始化多次那么程序的行为是未定义的：</text:span></text:p>
      <text:p text:style-name="P56">vector_init_n(pvec_coll, 100);</text:p>
      <text:p text:style-name="P37">初始化<text:span text:style-name="T18">vector_t</text:span>后容器中有<text:span text:style-name="T18">100</text:span>个元素，每个元素的值都是<text:span text:style-name="T18">0</text:span>。</text:p>
      <text:list xml:id="list1233415916" text:style-name="L52">
        <text:list-item>
          <text:p text:style-name="P226">销毁</text:p>
        </text:list-item>
      </text:list>
      <text:p text:style-name="P37"><text:tab/><text:span text:style-name="T18">vector_t</text:span>使用完毕后一定要销毁，如果未销毁那么容器所占的内存就不会被释放。每一个容器都有销毁函数如：</text:p>
      <text:p text:style-name="P56">vector_destroy(pvec_coll);</text:p>
      <text:p text:style-name="P56"/>
      <text:list xml:id="list1254645769" text:continue-list="list1797680766" text:style-name="WW8Num13">
        <text:list-item>
          <text:list>
            <text:list-item>
              <text:list>
                <text:list-item>
                  <text:h text:style-name="P343" text:outline-level="3">数据类型的使用</text:h>
                </text:list-item>
              </text:list>
            </text:list-item>
          </text:list>
        </text:list-item>
      </text:list>
      <text:p text:style-name="P56"><text:tab/><text:span text:style-name="T37">l</text:span><text:span text:style-name="T39">ibcstl 2.0</text:span><text:span text:style-name="T58">版本对数据类型的处理做了很大改进，现在能够处理任何数据类型，</text:span><text:span text:style-name="T39">libcstl</text:span><text:span text:style-name="T58">将数据类型分为三类：</text:span></text:p>
      <text:list xml:id="list1003445527" text:style-name="L53">
        <text:list-item>
          <text:p text:style-name="P274"><text:span text:style-name="T39">C</text:span><text:span text:style-name="T58">语言内建类型</text:span></text:p>
        </text:list-item>
      </text:list>
      <text:p text:style-name="P56"><text:span text:style-name="T58"><text:tab/></text:span><text:span text:style-name="T39">C</text:span><text:span text:style-name="T58">语言支持的基本类型如，</text:span><text:span text:style-name="T39">int</text:span><text:span text:style-name="T58">, </text:span><text:span text:style-name="T39">double</text:span><text:span text:style-name="T58">, </text:span><text:span text:style-name="T39">long</text:span><text:span text:style-name="T58">, </text:span><text:span text:style-name="T39">char</text:span><text:span text:style-name="T58">等，</text:span><text:span text:style-name="T39">C</text:span><text:span text:style-name="T58">字符串也属于这一类。</text:span></text:p>
      <text:list xml:id="list342716558" text:style-name="L54">
        <text:list-item>
          <text:p text:style-name="P275"><text:span text:style-name="T39">libcstl</text:span><text:span text:style-name="T58">内建类型</text:span></text:p>
        </text:list-item>
      </text:list>
      <text:p text:style-name="P56"><text:span text:style-name="T58"><text:tab/></text:span><text:span text:style-name="T39">libcstl</text:span><text:span text:style-name="T58">库内部的容器类型，迭代器类型等等。</text:span></text:p>
      <text:list xml:id="list1253351236" text:style-name="L55">
        <text:list-item>
          <text:p text:style-name="P227">用户自定义类型</text:p>
        </text:list-item>
      </text:list>
      <text:p text:style-name="P56"><text:tab/><text:span text:style-name="T61">用户自己定义的结构，联合，枚举或者重定义的类型。</text:span></text:p>
      <text:p text:style-name="P56"/>
      <text:p text:style-name="P56"><text:tab/><text:span text:style-name="T61">对于前两种类型可以在创建容器中直接使用如：</text:span></text:p>
      <text:p text:style-name="P57">vector_t* pvec_coll = create_vector(int);</text:p>
      <text:p text:style-name="P57">vector_t* pvec_coll = create_vector(double);</text:p>
      <text:p text:style-name="P57">vector_t* pvec_coll = create_vector(char*);</text:p>
      <text:p text:style-name="P57">vector_t* pvec_coll = create_vector(list_t&lt;int&gt;);</text:p>
      <text:p text:style-name="P56"><text:span text:style-name="T61">等等(这里创建保存</text:span><text:span text:style-name="T39">libcstl</text:span><text:span text:style-name="T58">内建类型的容器时类型的描述有些特别，我会在第十章中详细介绍</text:span><text:span text:style-name="T61">)。但是对于用户自定义类型这样的方式就会创建失败，如有一种用户自定义类型</text:span><text:span text:style-name="T37">abc_t</text:span><text:span text:style-name="T61">，现在要创建一个保存</text:span><text:span text:style-name="T37">abc_t</text:span><text:span text:style-name="T61">类型的</text:span><text:span text:style-name="T37">vector_t</text:span><text:span text:style-name="T61">容器：</text:span></text:p>
      <text:p text:style-name="P57">vector_t* pvec_coll = create_vector(abc_t);</text:p>
      <text:p text:style-name="P56"><text:soft-page-break/><text:span text:style-name="T61">直接这样创建 </text:span><text:span text:style-name="T37">pvec_coll一定为NULL，因为libcstl库并不知道关于abc_t类型的任何信息。要使用这种新类型就必须在使用它之前注册这种类型：</text:span></text:p>
      <text:p text:style-name="P57">type_register(abc_t, abc_init, abc_copy, abc_less, abc_destroy);</text:p>
      <text:p text:style-name="P30">注册之后libcstl就知道了该类型的信息如初始化方法abc_init，拷贝方法abc_copy，比较规则abc_less，销毁方法abc_destroy，这样就可以使用这个类型了而且是“一次注册到处使用”。具体在第十章中介绍类型机制。</text:p>
      <text:p text:style-name="P62"/>
      <text:list xml:id="list1087309066" text:continue-list="list1254645769" text:style-name="WW8Num13">
        <text:list-item>
          <text:h text:style-name="P324" text:outline-level="1"><text:span text:style-name="T18">libcstl</text:span>工具类型</text:h>
        </text:list-item>
      </text:list>
      <text:p text:style-name="P49"><text:span text:style-name="T53"><text:tab/><text:tab/>为了使用方便，</text:span><text:span text:style-name="T31">libcstl</text:span><text:span text:style-name="T53">提供了很多实用的小工具类型。使用这些小工具的时候几乎没有什么开销，有的甚至不需要为了使用它特意的去包含特殊的头文件。这些工具类型包括</text:span><text:span text:style-name="T31">libcstl</text:span><text:span text:style-name="T53">定义的布尔类型</text:span><text:span text:style-name="T31">bool_t</text:span><text:span text:style-name="T53">，用于保存对数据的</text:span><text:span text:style-name="T31">pair_t</text:span><text:span text:style-name="T53">，用于表示数据区间的</text:span><text:span text:style-name="T31">range_t</text:span><text:span text:style-name="T53">。</text:span></text:p>
      <text:p text:style-name="P50"/>
      <text:list xml:id="list741178775" text:continue-numbering="true" text:style-name="WW8Num13">
        <text:list-item>
          <text:list>
            <text:list-item>
              <text:h text:style-name="P331" text:outline-level="2">bool_t</text:h>
            </text:list-item>
          </text:list>
        </text:list-item>
      </text:list>
      <text:p text:style-name="P35"><text:span text:style-name="T13"><text:tab/></text:span><text:span text:style-name="T10">标准</text:span><text:span text:style-name="T21">C</text:span><text:span text:style-name="T10">语言中是没有布尔类型的，</text:span><text:span text:style-name="T54">为了使用方便和能够清楚的表达布尔的语义，</text:span><text:span text:style-name="T21">libcstl</text:span><text:span text:style-name="T54">引入了一个新的工具类型</text:span><text:span text:style-name="T32">bool_t</text:span><text:span text:style-name="T54">来表示布尔值，同时定义了</text:span><text:span text:style-name="T32">true</text:span><text:span text:style-name="T54">, </text:span><text:span text:style-name="T32">TRUE</text:span><text:span text:style-name="T54">, </text:span><text:span text:style-name="T32">false</text:span><text:span text:style-name="T54">, </text:span><text:span text:style-name="T32">FLASE。使用bool_t类型不需要包含特殊的头文件，</text:span><text:span text:style-name="T54">包含任何一个</text:span><text:span text:style-name="T21">libcstl</text:span><text:span text:style-name="T54">头文件就可以使用</text:span><text:span text:style-name="T32">bool_t</text:span><text:span text:style-name="T54">了。</text:span></text:p>
      <text:list xml:id="list165712892" text:continue-numbering="true" text:style-name="WW8Num13">
        <text:list-item>
          <text:list>
            <text:list-item>
              <text:h text:style-name="P336" text:outline-level="2">pair_t</text:h>
            </text:list-item>
          </text:list>
        </text:list-item>
      </text:list>
      <text:p text:style-name="P35"><text:span text:style-name="T54"><text:tab/>在前面的章节中已经知道映射，多重映射等是以键/值对这样的形式保存数据的，但是实际存储在容器中的值却是</text:span><text:span text:style-name="T32">pair_t</text:span><text:span text:style-name="T54">类型，有它来管理键/值对。不只是键/值对，所有成对的数据可以使用</text:span><text:span text:style-name="T32">pair_t</text:span><text:span text:style-name="T54">类型来描述。</text:span><text:span text:style-name="T32">pair_t</text:span><text:span text:style-name="T54">不是容器所以它不能够保存多对数据，一个</text:span><text:span text:style-name="T32">pair_t</text:span><text:span text:style-name="T54">只能保存一对数据。使用</text:span><text:span text:style-name="T32">pair_t</text:span><text:span text:style-name="T54">要求包含头文件：</text:span></text:p>
      <text:p text:style-name="P56">#include &lt;cstl/cutility.h&gt;</text:p>
      <text:p text:style-name="P62">但是如果程序已经包含了头文件</text:p>
      <text:p text:style-name="P64"><text:span text:style-name="T50">#include &lt;cstl/cmap.h&gt; </text:span><text:span text:style-name="T62">或者 </text:span><text:span text:style-name="T50">#include &lt;cstl/chash_map.h&gt;</text:span></text:p>
      <text:p text:style-name="P63"><text:span text:style-name="T54">就不必包含</text:span><text:span text:style-name="T51">&lt;cstl/cutility.h&gt;</text:span><text:span text:style-name="T54">头文件了，这是因为映射容器要用到</text:span><text:span text:style-name="T32">pair_t</text:span><text:span text:style-name="T54">，在它的头文件中已经包含了</text:span><text:span text:style-name="T51">&lt;cstl/cutility.h&gt;</text:span><text:span text:style-name="T54">头文件了。</text:span></text:p>
      <text:p text:style-name="P62"/>
      <text:list xml:id="list590669805" text:continue-numbering="true" text:style-name="WW8Num13">
        <text:list-item>
          <text:list>
            <text:list-item>
              <text:list>
                <text:list-item>
                  <text:h text:style-name="P347" text:outline-level="3"><text:span text:style-name="T18">pair_t</text:span>的使用过程</text:h>
                </text:list-item>
              </text:list>
            </text:list-item>
          </text:list>
        </text:list-item>
      </text:list>
      <text:p text:style-name="P35"><text:span text:style-name="T54"><text:tab/>虽然</text:span><text:span text:style-name="T32">pair_t</text:span><text:span text:style-name="T54">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35"><text:span text:style-name="T54"><text:tab/>上面的表格列出了</text:span><text:span text:style-name="T32">pair_t</text:span><text:span text:style-name="T54">创建，初始化和销毁的函数(本书中只类出了讲解相关的函数并且没有具体参数，全面俩解各个操作函数和参数的情况请参考《</text:span><text:span text:style-name="T32">The libcstl Library Reference Manual</text:span><text:span text:style-name="T54">》)。</text:span></text:p>
      <text:p text:style-name="P44"/>
      <text:list xml:id="list1522952438" text:continue-numbering="true" text:style-name="WW8Num13">
        <text:list-item>
          <text:list>
            <text:list-item>
              <text:list>
                <text:list-item>
                  <text:h text:style-name="P351" text:outline-level="3"><text:span text:style-name="T18">pair_t</text:span>的主要操作</text:h>
                </text:list-item>
              </text:list>
            </text:list-item>
          </text:list>
        </text:list-item>
      </text:list>
      <text:p text:style-name="P35"><text:span text:style-name="T54"><text:tab/></text:span><text:span text:style-name="T32">pair_t</text:span><text:span text:style-name="T54">是表示一对数据的，所以通过</text:span><text:span text:style-name="T32">pair_t</text:span><text:span text:style-name="T54">类型我们应该能够获得和设置这两个数据。依据这样的要求</text:span><text:span text:style-name="T32">pair_t</text:span><text:span text:style-name="T54">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82"><text:tab/>通过上面的操作函数我们就能够自由的使用<text:span text:style-name="T18">pair_t</text:span>中的数据了。</text:p>
      <text:p text:style-name="P82"><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73"><text:span text:style-name="T62">除了这些以外</text:span><text:span text:style-name="T35">pair_t</text:span><text:span text:style-name="T62">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53"><text:span text:style-name="T54"><text:tab/></text:span><text:span text:style-name="T32">pair_t</text:span><text:span text:style-name="T54">的比较过程都是首先比较第一个数据，当第一个数据是大于关系的时候整个关系操作就是大于关系，小于也如此，只有等于的时候再比较第二个数据，只有两个数据都相等的时候两个</text:span><text:span text:style-name="T32">pair_t</text:span><text:span text:style-name="T54">才相等。</text:span></text:p>
      <text:list xml:id="list884892316" text:continue-numbering="true" text:style-name="WW8Num13">
        <text:list-item>
          <text:list>
            <text:list-item>
              <text:list>
                <text:list-item>
                  <text:h text:style-name="P349" text:outline-level="3"><text:span text:style-name="T70">pair_t的应用实例</text:span><text:span text:style-name="T54"><text:tab/></text:span></text:h>
                </text:list-item>
              </text:list>
            </text:list-item>
          </text:list>
        </text:list-item>
      </text:list>
      <text:p text:style-name="P53"><text:span text:style-name="T54"><text:tab/>上面列举了有关</text:span><text:span text:style-name="T32">pair_t</text:span><text:span text:style-name="T54">的操作函数，下面用例子来演示以下如何使用</text:span><text:span text:style-name="T32">pair_t</text:span><text:span text:style-name="T54">:</text:span></text:p>
      <table:table table:name="表格34" table:style-name="表格34">
        <table:table-column table:style-name="表格34.A"/>
        <table:table-row>
          <table:table-cell table:style-name="表格34.A1" office:value-type="string">
            <text:p text:style-name="P85">/* </text:p>
            <text:p text:style-name="P85"><text:s/>* pair1.c </text:p>
            <text:p text:style-name="P85"><text:soft-page-break/><text:s/>* compile with : -lcstl </text:p>
            <text:p text:style-name="P85"><text:s/>*/ </text:p>
            <text:p text:style-name="P85"/>
            <text:p text:style-name="P85">#include &lt;stdio.h&gt; </text:p>
            <text:p text:style-name="P85">#include &lt;cstl/cutility.h&gt; </text:p>
            <text:p text:style-name="P85"/>
            <text:p text:style-name="P85">int main(int argc, char* argv[]) </text:p>
            <text:p text:style-name="P85">{ </text:p>
            <text:p text:style-name="P85"><text:s text:c="4"/>pair_t* ppair_p1 = create_pair(int, double); </text:p>
            <text:p text:style-name="P85"><text:s text:c="4"/>pair_t* ppair_p2 = create_pair(int, double); </text:p>
            <text:p text:style-name="P85"><text:s text:c="4"/>pair_t* ppair_p3 = create_pair(int, double); </text:p>
            <text:p text:style-name="P85"/>
            <text:p text:style-name="P85"><text:s text:c="4"/>if(ppair_p1 == NULL || ppair_p2 == NULL || ppair_p3 == NULL) </text:p>
            <text:p text:style-name="P85"><text:s text:c="4"/>{ </text:p>
            <text:p text:style-name="P85"><text:s text:c="8"/>return -1; </text:p>
            <text:p text:style-name="P85"><text:s text:c="4"/>} </text:p>
            <text:p text:style-name="P85"/>
            <text:p text:style-name="P85"><text:s text:c="4"/>pair_init(ppair_p1); </text:p>
            <text:p text:style-name="P85"><text:s text:c="4"/>pair_init_elem(ppair_p2, 10, 1.1e-2); </text:p>
            <text:p text:style-name="P85"><text:s text:c="4"/>pair_init_copy(ppair_p3, ppair_p2); </text:p>
            <text:p text:style-name="P85"/>
            <text:p text:style-name="P85"><text:s text:c="4"/>printf("Original pair:\n"); </text:p>
            <text:p text:style-name="P85"><text:s text:c="4"/>printf("p1(%d, %lf)\n", </text:p>
            <text:p text:style-name="P85"><text:s text:c="8"/>*(int*)pair_first(ppair_p1), </text:p>
            <text:p text:style-name="P85"><text:s text:c="8"/>*(double*)pair_second(ppair_p1)); </text:p>
            <text:p text:style-name="P85"><text:s text:c="4"/>printf("p2(%d, %lf)\n", </text:p>
            <text:p text:style-name="P85"><text:s text:c="8"/>*(int*)pair_first(ppair_p2), </text:p>
            <text:p text:style-name="P85"><text:s text:c="8"/>*(double*)pair_second(ppair_p2)); </text:p>
            <text:p text:style-name="P85"><text:s text:c="4"/>printf("p3(%d, %lf)\n", </text:p>
            <text:p text:style-name="P85"><text:s text:c="8"/>*(int*)pair_first(ppair_p3), </text:p>
            <text:p text:style-name="P85"><text:s text:c="8"/>*(double*)pair_second(ppair_p3)); </text:p>
            <text:p text:style-name="P85"/>
            <text:p text:style-name="P85"><text:s text:c="4"/>pair_make(ppair_p1, 10, 2.222); </text:p>
            <text:p text:style-name="P85"><text:s text:c="4"/>pair_assign(ppair_p3, ppair_p1); </text:p>
            <text:p text:style-name="P85"><text:s text:c="4"/>printf("After modifying:\n"); </text:p>
            <text:p text:style-name="P85"><text:s text:c="4"/>printf("p1(%d, %lf)\n", </text:p>
            <text:p text:style-name="P85"><text:s text:c="8"/>*(int*)pair_first(ppair_p1), </text:p>
            <text:p text:style-name="P85"><text:s text:c="8"/>*(double*)pair_second(ppair_p1)); </text:p>
            <text:p text:style-name="P85"><text:s text:c="4"/>printf("p2(%d, %lf)\n", </text:p>
            <text:p text:style-name="P85"><text:s text:c="8"/>*(int*)pair_first(ppair_p2), </text:p>
            <text:p text:style-name="P85"><text:s text:c="8"/>*(double*)pair_second(ppair_p2)); </text:p>
            <text:p text:style-name="P85"><text:s text:c="4"/>printf("p3(%d, %lf)\n", </text:p>
            <text:p text:style-name="P85"><text:s text:c="8"/>*(int*)pair_first(ppair_p3), </text:p>
            <text:p text:style-name="P85"><text:soft-page-break/><text:s text:c="8"/>*(double*)pair_second(ppair_p3)); </text:p>
            <text:p text:style-name="P85"/>
            <text:p text:style-name="P85"><text:s text:c="4"/>printf("Compare:\n"); </text:p>
            <text:p text:style-name="P85"><text:s text:c="4"/>if(pair_equal(ppair_p1, ppair_p3)) </text:p>
            <text:p text:style-name="P85"><text:s text:c="4"/>{ </text:p>
            <text:p text:style-name="P85"><text:s text:c="8"/>printf("p1(%d, %lf) ==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else </text:p>
            <text:p text:style-name="P85"><text:s text:c="4"/>{ </text:p>
            <text:p text:style-name="P85"><text:s text:c="8"/>printf("p1(%d, %lf) !=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if(pair_not_equal(ppair_p1, ppair_p2)) </text:p>
            <text:p text:style-name="P85"><text:s text:c="4"/>{ </text:p>
            <text:p text:style-name="P85"><text:s text:c="8"/>printf("p1(%d, %lf) !=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text:s text:c="4"/>else </text:p>
            <text:p text:style-name="P85"><text:s text:c="4"/>{ </text:p>
            <text:p text:style-name="P85"><text:s text:c="8"/>printf("p1(%d, %lf) ==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
            <text:p text:style-name="P85"><text:s text:c="4"/>pair_make(ppair_p1, 22, 35.2); </text:p>
            <text:p text:style-name="P85"><text:s text:c="4"/>pair_make(ppair_p2, 62, 35.2); </text:p>
            <text:p text:style-name="P85"><text:s text:c="4"/>pair_make(ppair_p3, 22, 70.0); </text:p>
            <text:p text:style-name="P85"><text:s text:c="4"/>if(pair_less(ppair_p1, ppair_p2)) </text:p>
            <text:p text:style-name="P85"><text:s text:c="4"/>{ </text:p>
            <text:p text:style-name="P85"><text:s text:c="8"/>printf("p1(%d, %lf) &lt; p2(%d, %lf)\n", </text:p>
            <text:p text:style-name="P85"><text:s text:c="12"/>*(int*)pair_first(ppair_p1), </text:p>
            <text:p text:style-name="P85"><text:soft-page-break/><text:s text:c="12"/>*(double*)pair_second(ppair_p1), </text:p>
            <text:p text:style-name="P85"><text:s text:c="12"/>*(int*)pair_first(ppair_p2), </text:p>
            <text:p text:style-name="P85"><text:s text:c="12"/>*(double*)pair_second(ppair_p2)); </text:p>
            <text:p text:style-name="P85"><text:s text:c="4"/>} </text:p>
            <text:p text:style-name="P85"><text:s text:c="4"/>else </text:p>
            <text:p text:style-name="P85"><text:s text:c="4"/>{ </text:p>
            <text:p text:style-name="P85"><text:s text:c="8"/>printf("p1(%d, %lf) &gt;=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text:s text:c="4"/>if(pair_less(ppair_p1, ppair_p3)) </text:p>
            <text:p text:style-name="P85"><text:s text:c="4"/>{ </text:p>
            <text:p text:style-name="P85"><text:s text:c="8"/>printf("p1(%d, %lf) &lt;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else </text:p>
            <text:p text:style-name="P85"><text:s text:c="4"/>{ </text:p>
            <text:p text:style-name="P85"><text:s text:c="8"/>printf("p1(%d, %lf) &gt;=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
            <text:p text:style-name="P85"><text:s text:c="4"/>pair_destroy(ppair_p1); </text:p>
            <text:p text:style-name="P85"><text:s text:c="4"/>pair_destroy(ppair_p2); </text:p>
            <text:p text:style-name="P85"><text:s text:c="4"/>pair_destroy(ppair_p3); </text:p>
            <text:p text:style-name="P85"/>
            <text:p text:style-name="P85"><text:s text:c="4"/>return 0; </text:p>
            <text:p text:style-name="P85">}</text:p>
          </table:table-cell>
        </table:table-row>
      </table:table>
      <text:p text:style-name="P51">这个例子的输出结果：</text:p>
      <text:p text:style-name="P30">Original pair: </text:p>
      <text:p text:style-name="P30">p1(0, 0.000000) </text:p>
      <text:p text:style-name="P30">p2(10, 0.011000) </text:p>
      <text:p text:style-name="P30">p3(10, 0.011000) </text:p>
      <text:p text:style-name="P30">After modifying: </text:p>
      <text:p text:style-name="P30">p1(10, 2.222000) </text:p>
      <text:p text:style-name="P30">p2(10, 0.011000) </text:p>
      <text:p text:style-name="P30"><text:soft-page-break/>p3(10, 2.222000) </text:p>
      <text:p text:style-name="P30">Compare: </text:p>
      <text:p text:style-name="P30">p1(10, 2.222000) == p3(10, 2.222000) </text:p>
      <text:p text:style-name="P30">p1(10, 2.222000) != p2(10, 0.011000) </text:p>
      <text:p text:style-name="P30">p1(22, 35.200000) &lt; p2(62, 35.200000) </text:p>
      <text:p text:style-name="P30">p1(22, 35.200000) &lt; p3(22, 70.000000)</text:p>
      <text:p text:style-name="P41"/>
      <text:list xml:id="list1694049643" text:continue-numbering="true" text:style-name="WW8Num13">
        <text:list-item>
          <text:list>
            <text:list-item>
              <text:h text:style-name="P331" text:outline-level="2">range_t</text:h>
            </text:list-item>
          </text:list>
        </text:list-item>
      </text:list>
      <text:p text:style-name="P51"><text:tab/>有些函数的返回值是一个数据区间，例如关联容器的<text:span text:style-name="T18">equal_range</text:span>操作函数，在<text:span text:style-name="T18">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18">range_t</text:span>类型来表示数据区间就不用再有上面的烦恼了。<text:span text:style-name="T18">这个</text:span>类型本身就是一个结构体，用两个成员来表示数据区间的界限迭代器。使用之后可以直接丢弃，没有手动调用释放资源的烦恼了。</text:p>
      <text:p text:style-name="P51"><text:tab/><text:span text:style-name="T18">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51">这样通过<text:span text:style-name="T18">range_t</text:span>的两个成员就可以表示数据区间<text:span text:style-name="T18">[it_begin, it_end)</text:span>。使用<text:span text:style-name="T18">range_t</text:span>于使用<text:span text:style-name="T18">bool_t</text:span>一样无需包含特殊的头文件，只要包含任意的<text:span text:style-name="T18">libcstl</text:span>头文件就能够使用它了。</text:p>
      <text:p text:style-name="P41"/>
      <text:p text:style-name="P41"/>
      <text:list xml:id="list1323697927" text:continue-numbering="true" text:style-name="WW8Num13">
        <text:list-item>
          <text:h text:style-name="P324" text:outline-level="1"><text:span text:style-name="T18">libcstl</text:span>容器</text:h>
        </text:list-item>
      </text:list>
      <text:p text:style-name="P35"><text:span text:style-name="T10"><text:tab/>在接下来的一章中我们将详细讨论</text:span><text:span text:style-name="T21">libcstl各个容器的结构，特点，操作性能以及各种操作如何使用。在本章的最后还对比各个容器的优缺点，以便用户按照需求适当的选择容器类型。</text:span></text:p>
      <text:list xml:id="list816823713" text:continue-numbering="true" text:style-name="WW8Num13">
        <text:list-item>
          <text:list>
            <text:list-item>
              <text:h text:style-name="P335" text:outline-level="2">容器的特点和共同的操作</text:h>
            </text:list-item>
          </text:list>
        </text:list-item>
      </text:list>
      <text:p text:style-name="P51"><text:tab/>在详细讨论各个容器之前我们先来讨论下一容器的共同特点和共同的操作。</text:p>
      <text:list xml:id="list2031833376" text:continue-numbering="true" text:style-name="WW8Num13">
        <text:list-item>
          <text:list>
            <text:list-item>
              <text:list>
                <text:list-item>
                  <text:h text:style-name="P342" text:outline-level="3"><text:soft-page-break/>容器的共同特点</text:h>
                </text:list-item>
              </text:list>
            </text:list-item>
          </text:list>
        </text:list-item>
      </text:list>
      <text:p text:style-name="P51"><text:tab/>各种类型的容器它们都有如下的共同特点:</text:p>
      <text:list xml:id="list2049070622" text:style-name="L56">
        <text:list-item>
          <text:p text:style-name="P228">容器中保存的是数据的拷贝</text:p>
        </text:list-item>
      </text:list>
      <text:p text:style-name="P53"><text:span text:style-name="T54"><text:tab/>容器中保存的都是数据的拷贝，而不是指向实际数据的指针，这样就要求数据本身都是有明确的拷贝操作函数的。对于</text:span><text:span text:style-name="T32">C</text:span><text:span text:style-name="T54">内建类型和</text:span><text:span text:style-name="T32">libcstl</text:span><text:span text:style-name="T54">内建类型库本身提供了这些类型的拷贝操作，但是对于用户自定义类型就要求在注册这个类型的时候提供拷贝操作函数，如果没有提供拷贝操作函数，那么</text:span><text:span text:style-name="T32">libcstl</text:span><text:span text:style-name="T54">库会提供一个默认的拷贝操作，这样的话有些自定义类型的拷贝操作就不准确了。</text:span></text:p>
      <text:list xml:id="list910017055" text:style-name="L57">
        <text:list-item>
          <text:p text:style-name="P229">数据能够初始化和销毁</text:p>
        </text:list-item>
      </text:list>
      <text:p text:style-name="P53"><text:span text:style-name="T54"><text:tab/>这是因为在容器中插入新数据时要求对数据进行初始化，在删除数据的时候要对数据进行销毁。因为对于一个特定的数据类型，只有定义数据类型的人最清除数据内部的情况，</text:span><text:span text:style-name="T32">libcstl</text:span><text:span text:style-name="T54">库本身并不知道数据内部的事情，要求有初始化和销毁操作是为了保证数据能够在被创建和销毁的过程中做很多操作。有可能数据在初始化的时候要申请资源在销毁的时候要释放资源。</text:span></text:p>
      <text:list xml:id="list1529022486" text:style-name="L58">
        <text:list-item>
          <text:p text:style-name="P230">数据的比较操作</text:p>
        </text:list-item>
      </text:list>
      <text:p text:style-name="P51"><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870992008" text:style-name="L59">
        <text:list-item>
          <text:p text:style-name="P231">操作函数并非安全</text:p>
        </text:list-item>
      </text:list>
      <text:p text:style-name="P51"><text:tab/>容器的操作函数并非安全，用户要保证传入操作函数的参数是合法并且有效的，非法或者是无效的参数导致操作函数的行为未定义。</text:p>
      <text:list xml:id="list359938995" text:continue-list="list2031833376" text:style-name="WW8Num13">
        <text:list-item>
          <text:list>
            <text:list-item>
              <text:list>
                <text:list-item>
                  <text:h text:style-name="P348" text:outline-level="3">容器的共同操作</text:h>
                </text:list-item>
              </text:list>
            </text:list-item>
          </text:list>
        </text:list-item>
      </text:list>
      <text:p text:style-name="P51"><text:tab/>无论是那种容器类型都有如下这几种操作：</text:p>
      <text:list xml:id="list1210351101" text:style-name="L60">
        <text:list-item>
          <text:p text:style-name="P232">创建容器</text:p>
        </text:list-item>
      </text:list>
      <text:p text:style-name="P51"><text:tab/>容器在使用之前都要创建，创建是为了确定容器中保存数据的类型。</text:p>
      <text:list xml:id="list176204014" text:style-name="L61">
        <text:list-item>
          <text:p text:style-name="P233">初始化和销毁</text:p>
        </text:list-item>
      </text:list>
      <text:p text:style-name="P51"><text:tab/>初始化和销毁是为了申请和释放容器占用的资源，同时初始化和销毁还对容器中的数据进行了初始化和销毁。</text:p>
      <text:list xml:id="list652327341" text:style-name="L62">
        <text:list-item>
          <text:p text:style-name="P234">与数据数量有关的操作</text:p>
        </text:list-item>
      </text:list>
      <text:p text:style-name="P51"><text:tab/>每个容器都有下面三个与数据数量有关的操作函数。</text:p>
      <text:p text:style-name="P35"><text:span text:style-name="T62"><text:tab/></text:span><text:span text:style-name="T35">xxxx_size()</text:span></text:p>
      <text:p text:style-name="P51"><text:tab/>返回容器中数据的数量。</text:p>
      <text:p text:style-name="P35"><text:span text:style-name="T62"><text:tab/></text:span><text:span text:style-name="T35">xxxx_empty()</text:span></text:p>
      <text:p text:style-name="P51"><text:tab/>判断容器是否为空。</text:p>
      <text:p text:style-name="P35"><text:span text:style-name="T62"><text:tab/></text:span><text:span text:style-name="T35">xxxx_max_size()</text:span></text:p>
      <text:p text:style-name="P51"><text:tab/>返回容器可以容纳的数据的最大数量，这个值是一个与系统相关的常量，同时它还与保存在容器中的数据类型相关。</text:p>
      <text:list xml:id="list1969573847" text:style-name="L63">
        <text:list-item>
          <text:p text:style-name="P235">比较操作</text:p>
        </text:list-item>
      </text:list>
      <text:p text:style-name="P51"><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1363546112" text:style-name="L64">
        <text:list-item>
          <text:p text:style-name="P236"><text:soft-page-break/>赋值和交换</text:p>
        </text:list-item>
      </text:list>
      <text:p text:style-name="P51"><text:tab/>赋值是使用现有的数据将容器中原有的数据替换掉，交换就是交换两个容器中的内容。</text:p>
      <text:p text:style-name="P51"/>
      <text:list xml:id="list1827452522" text:continue-list="list359938995" text:style-name="WW8Num13">
        <text:list-item>
          <text:list>
            <text:list-item>
              <text:h text:style-name="P336" text:outline-level="2">vector_t</text:h>
            </text:list-item>
          </text:list>
        </text:list-item>
      </text:list>
      <text:p text:style-name="P35"><text:span text:style-name="T12"><text:tab/></text:span><text:span text:style-name="T32">vector_t</text:span><text:span text:style-name="T54">容器类似一个动态的数组，但是它可以根据需要动态的生长。</text:span></text:p>
      <text:p text:style-name="P48"><draw:frame draw:style-name="fr3" draw:name="图形11" text:anchor-type="paragraph" svg:width="19.006cm" svg:height="2.473cm" draw:z-index="13"><draw:image xlink:href="Pictures/10000000000002C30000005C3F52F8AE.jpg" xlink:type="simple" xlink:show="embed" xlink:actuate="onLoad"/></draw:frame>图<text:span text:style-name="T18">4.1 vector_t</text:span>的结构</text:p>
      <text:p text:style-name="P35"><text:span text:style-name="T54">要使用</text:span><text:span text:style-name="T32">vector_t</text:span><text:span text:style-name="T54">必须包含头文件</text:span><text:span text:style-name="T67">&lt;cstl/cvector.h&gt;</text:span></text:p>
      <text:list xml:id="list573968160" text:continue-numbering="true" text:style-name="WW8Num13">
        <text:list-item>
          <text:list>
            <text:list-item>
              <text:list>
                <text:list-item>
                  <text:h text:style-name="P351" text:outline-level="3"><text:span text:style-name="T18">vector_t</text:span>的能力</text:h>
                </text:list-item>
              </text:list>
            </text:list-item>
          </text:list>
        </text:list-item>
      </text:list>
      <text:p text:style-name="P35"><text:span text:style-name="T50"><text:tab/></text:span><text:span text:style-name="T32">vector_t</text:span><text:span text:style-name="T54">将数据拷贝到内部的动态数组中，数据的顺序与插入的顺序有关与数据本身无关。</text:span><text:span text:style-name="T32">vector_t</text:span><text:span text:style-name="T54">是随机访问容器，可以使用下标随机访问容器中的数据，</text:span><text:span text:style-name="T32">vector_t</text:span><text:span text:style-name="T54">的迭代器也是随即访问迭代器。任何</text:span><text:span text:style-name="T21">libcstl</text:span><text:span text:style-name="T54">算法都可以作用于</text:span><text:span text:style-name="T32">vector_t</text:span><text:span text:style-name="T54">容器。</text:span></text:p>
      <text:p text:style-name="P37"><text:tab/>在<text:span text:style-name="T18">vector_t</text:span>末尾插入或删除数据效率很高，在中间或开头插入或删除数据效率很低，因为这样会移动大量数据。</text:p>
      <text:p text:style-name="P37"/>
      <text:list xml:id="list411387715" text:style-name="L65">
        <text:list-item>
          <text:p text:style-name="P237">尺寸和容量</text:p>
        </text:list-item>
      </text:list>
      <text:p text:style-name="P35"><text:span text:style-name="T50"><text:tab/></text:span><text:span text:style-name="T54">为数据分配更多的内存往往比分配正好的内存有更好的效率。为了正确和有效的使用</text:span><text:span text:style-name="T32">vector_t</text:span><text:span text:style-name="T54">必须理解尺寸和容量之间的关系。</text:span><text:span text:style-name="T32">vector_t</text:span><text:span text:style-name="T54">提供了一个函数</text:span><text:span text:style-name="T32">vector_size()</text:span><text:span text:style-name="T54">获得容器的尺寸，也就是实际保存的数据的个数，同时提供了一个</text:span><text:span text:style-name="T32">vector_capacity()</text:span><text:span text:style-name="T54">函数获得容器的容量，容量就是在</text:span><text:span text:style-name="T32">vector_t</text:span><text:span text:style-name="T54">不重新分配内存的情况下</text:span><text:span text:style-name="T32">vector_t</text:span><text:span text:style-name="T54">中能够保存的数据的总量。如果要保存的数据的个数超过的容器的容量，那么容器就会重新分配内存来容纳下这些数据。</text:span></text:p>
      <text:p text:style-name="P37"><text:tab/>重现分配内存后容器以前的迭代器就失效了，同时重新分配内存也很耗时。为了避免重新分配内存，使用<text:span text:style-name="T18">vector_reserve()</text:span>函数来指定容量的大小，或者使用<text:span text:style-name="T18">vector_init_n()</text:span>函数来指定容其中数据的个数，或者使用<text:span text:style-name="T18">vector_resize()</text:span>函数来改变容器中数据的个数。</text:p>
      <text:p text:style-name="P37"><text:tab/>我们可以使用<text:span text:style-name="T18">vector_reserve()来增大vector_t的容量，但是并不能使用vector_reserve()来缩小vector_t的容量，及时传递个vector_reserve()的参数小于当前vector_t的容量，那么这个容量也是不会改变的。</text:span></text:p>
      <text:list xml:id="list1793584993" text:continue-list="list573968160" text:style-name="WW8Num13">
        <text:list-item>
          <text:list>
            <text:list-item>
              <text:list>
                <text:list-item>
                  <text:h text:style-name="P354" text:outline-level="3"><text:span text:style-name="T18">vector_t</text:span>的操作</text:h>
                </text:list-item>
              </text:list>
            </text:list-item>
          </text:list>
        </text:list-item>
      </text:list>
      <text:list xml:id="list1434966715" text:style-name="L66">
        <text:list-item>
          <text:p text:style-name="P238">创建，初始化和销毁操作</text:p>
        </text:list-item>
      </text:list>
      <text:p text:style-name="P8"><text:tab/><text:span text:style-name="T56">上面已经提到了创建是为了确定</text:span><text:span text:style-name="T27">vector_t</text:span><text:span text:style-name="T56">中保存的数据类型，初始化是为</text:span><text:span text:style-name="T27">vector_t</text:span><text:span text:style-name="T56">保存数据申请资源，同时有多种方式初始化一个</text:span><text:span text:style-name="T27">vector_t</text:span><text:span text:style-name="T56">，如初始化一个空的</text:span><text:span text:style-name="T27">vector_t</text:span><text:span text:style-name="T56">，或者使用多个数据初始化一个</text:span><text:span text:style-name="T27">vector_t</text:span><text:span text:style-name="T56">等等，销毁是释放</text:span><text:span text:style-name="T27">vector_t</text:span><text:span text:style-name="T56">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54"><text:span text:style-name="T27">vector_init_copy_range()</text:span><text:span text:style-name="T15">中要求使用一个数据区间来初始化</text:span><text:span text:style-name="T27">vector_t，</text:span><text:span text:style-name="T15">这个区间必须属于另一个</text:span><text:span text:style-name="T27">vector_t</text:span><text:span text:style-name="T15">, </text:span><text:span text:style-name="T18">libcstl</text:span><text:span text:style-name="T15">不支持使用不同种类的数据区间进行初始化。</text:span></text:p>
      <text:p text:style-name="P37"/>
      <text:list xml:id="list821111019" text:style-name="L67">
        <text:list-item>
          <text:p text:style-name="P239">非质变操作</text:p>
        </text:list-item>
      </text:list>
      <text:p text:style-name="P35"><text:span text:style-name="T50"><text:tab/></text:span><text:span text:style-name="T54">质变操作是指修改容器数据，非质变操作就是指操作后容器种的数据内容和数量不会改变。</text:span><text:span text:style-name="T32">vector_t</text:span><text:span text:style-name="T54">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37"><text:tab/>这些函数中前面两个是与容器中数据的实际数量相关的，第三个函数的返回值是一个与系统和保存数据的类型相关的常数，后两个是与容器容量相关的函数。</text:p>
      <text:p text:style-name="P37"><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37"/>
      <text:list xml:id="list1742274412" text:style-name="L68">
        <text:list-item>
          <text:p text:style-name="P240">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37"><text:span text:style-name="T18">vector_assign_range()</text:span>也要求使用属于<text:span text:style-name="T18">vector_t</text:span>的数据区间。<text:span text:style-name="T18">vector_swap()</text:span>要求两个<text:span text:style-name="T18">vector_t</text:span>保存的数据类型是相同的否则导致函数的行为未定义。</text:p>
      <text:p text:style-name="P41"><text:soft-page-break/></text:p>
      <text:list xml:id="list1397241455" text:style-name="L69">
        <text:list-item>
          <text:p text:style-name="P241">数据访问</text:p>
        </text:list-item>
      </text:list>
      <text:p text:style-name="P35"><text:span text:style-name="T62"><text:tab/>数据的访问是直接对数据进行操作，这些函数返回的都是</text:span><text:span text:style-name="T35">void</text:span><text:span text:style-name="T62">*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37">对数据进行访问的时候要确保待访问的数据是存在的，访问不存在的数据结果是未定义的，例如使用了超出范围的下标或者要访问空<text:span text:style-name="T18">vector_t</text:span>中的第一个或者最后一个数据。</text:p>
      <text:p text:style-name="P37"/>
      <text:list xml:id="list1933150530" text:style-name="L70">
        <text:list-item>
          <text:p text:style-name="P216"><text:span text:style-name="T54">与</text:span><text:span text:style-name="T62">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41"><text:tab/><text:span text:style-name="T37">vector_t</text:span><text:span text:style-name="T61">的迭代器是随机访问迭代器，同时vector_t迭代器只有在下面这两种情况下才会失效：第一当在迭代器所指数据的前面出入了数据，第二整个容器的内存重新分配。</text:span></text:p>
      <text:p text:style-name="P41"/>
      <text:p text:style-name="P41"><text:tab/><text:span text:style-name="T61">插入和删除</text:span></text:p>
      <text:p text:style-name="P35"><text:span text:style-name="T50"><text:tab/></text:span><text:span text:style-name="T54">调用插入和删除函数是一定要保证迭代器或数据区间是有效的，否则操作函数行为未定义。插入或删除操作在下面的情况下更快一些：</text:span></text:p>
      <text:p text:style-name="P37"><text:tab/>在末尾插入或删除数据。</text:p>
      <text:p text:style-name="P37"><text:tab/>容量足够大。</text:p>
      <text:p text:style-name="P37"><text:tab/>一次操作比多次操作更快。</text:p>
      <text:p text:style-name="P37">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1084204401" text:continue-list="list1793584993" text:style-name="WW8Num13">
        <text:list-item>
          <text:list>
            <text:list-item>
              <text:list>
                <text:list-item>
                  <text:h text:style-name="P351" text:outline-level="3"><text:soft-page-break/>将<text:span text:style-name="T18">vector_t</text:span>作为数组使用</text:h>
                </text:list-item>
              </text:list>
            </text:list-item>
          </text:list>
        </text:list-item>
      </text:list>
      <text:p text:style-name="P35"><text:span text:style-name="T50"><text:tab/></text:span><text:span text:style-name="T32">vector_t</text:span><text:span text:style-name="T54">内部是连续的内存空间，所以可以当作数组使用，不过使用时一定好注意越界的问题，下面是把</text:span><text:span text:style-name="T32">vector_t</text:span><text:span text:style-name="T54">当作数组使用的例子：</text:span></text:p>
      <table:table table:name="表格43" table:style-name="表格43">
        <table:table-column table:style-name="表格43.A"/>
        <table:table-row>
          <table:table-cell table:style-name="表格43.A1" office:value-type="string">
            <text:p text:style-name="P85">/* </text:p>
            <text:p text:style-name="P85"><text:s/>* vector2.c </text:p>
            <text:p text:style-name="P85"><text:s/>* compile with : -lcstl </text:p>
            <text:p text:style-name="P85"><text:s/>*/ </text:p>
            <text:p text:style-name="P85"/>
            <text:p text:style-name="P85">#include &lt;stdio.h&gt; </text:p>
            <text:p text:style-name="P85">#include &lt;string.h&gt; </text:p>
            <text:p text:style-name="P85">#include &lt;cstl/cvector.h&gt; </text:p>
            <text:p text:style-name="P85"/>
            <text:p text:style-name="P85">int main(int argc, char* argv[]) </text:p>
            <text:p text:style-name="P85">{ </text:p>
            <text:p text:style-name="P85"><text:s text:c="4"/>vector_t* pvec_coll = create_vector(char);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pvec_coll); </text:p>
            <text:p text:style-name="P85"><text:s text:c="4"/>vector_resize_elem(pvec_coll, 30, '\0'); </text:p>
            <text:p text:style-name="P85"/>
            <text:p text:style-name="P85"><text:s text:c="4"/>strcpy((char*)vector_at(pvec_coll, 0), "Hello World!"); </text:p>
            <text:p text:style-name="P85"><text:s text:c="4"/>printf("%s\n", (char*)vector_front(pvec_coll)); </text:p>
            <text:p text:style-name="P85"/>
            <text:p text:style-name="P85"><text:s text:c="4"/>vector_destroy(pvec_coll); </text:p>
            <text:p text:style-name="P85"/>
            <text:p text:style-name="P85"><text:s text:c="4"/>return 0; </text:p>
            <text:p text:style-name="P85">}</text:p>
          </table:table-cell>
        </table:table-row>
      </table:table>
      <text:p text:style-name="P41"/>
      <text:p text:style-name="P37">下面这句将<text:span text:style-name="T18">vector_t</text:span>视为数据并将数据拷贝到<text:span text:style-name="T18">vector_t</text:span>中</text:p>
      <text:p text:style-name="P86">strcpy((char*)vector_at(pvec_coll, 0), "Hello World!"); </text:p>
      <text:p text:style-name="P37">结果是:</text:p>
      <text:p text:style-name="P30">Hello World!</text:p>
      <text:list xml:id="list1460951859" text:continue-numbering="true" text:style-name="WW8Num13">
        <text:list-item>
          <text:list>
            <text:list-item>
              <text:list>
                <text:list-item>
                  <text:h text:style-name="P351" text:outline-level="3"><text:soft-page-break/><text:span text:style-name="T18">vector_t</text:span>的使用实例</text:h>
                </text:list-item>
              </text:list>
            </text:list-item>
          </text:list>
        </text:list-item>
      </text:list>
      <text:p text:style-name="P35"><text:span text:style-name="T50"><text:tab/></text:span><text:span text:style-name="T54">下面是</text:span><text:span text:style-name="T32">vector_t</text:span><text:span text:style-name="T54">的一个简单的使用实例：</text:span></text:p>
      <table:table table:name="表格44" table:style-name="表格44">
        <table:table-column table:style-name="表格44.A"/>
        <table:table-row>
          <table:table-cell table:style-name="表格44.A1" office:value-type="string">
            <text:p text:style-name="P85">/* </text:p>
            <text:p text:style-name="P85"><text:s/>* vector3.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
            <text:p text:style-name="P85">static void _print(const void* cpv_input, void* pv_output) </text:p>
            <text:p text:style-name="P85">{ </text:p>
            <text:p text:style-name="P85"><text:s text:c="4"/>printf("%s ", (char*)cpv_input); </text:p>
            <text:p text:style-name="P85">} </text:p>
            <text:p text:style-name="P85"/>
            <text:p text:style-name="P85">int main(int argc, char* argv[]) </text:p>
            <text:p text:style-name="P85">{ </text:p>
            <text:p text:style-name="P85"><text:s text:c="4"/>vector_t* pvec_sentence = create_vector(char*); </text:p>
            <text:p text:style-name="P85"><text:s text:c="4"/>vector_iterator_t it_pos; </text:p>
            <text:p text:style-name="P85"/>
            <text:p text:style-name="P85"><text:s text:c="4"/>if(pvec_sentence == NULL) </text:p>
            <text:p text:style-name="P85"><text:s text:c="4"/>{ </text:p>
            <text:p text:style-name="P85"><text:s text:c="8"/>return -1; </text:p>
            <text:p text:style-name="P85"><text:s text:c="4"/>} </text:p>
            <text:p text:style-name="P85"/>
            <text:p text:style-name="P85"><text:s text:c="4"/>vector_init(pvec_sentence); </text:p>
            <text:p text:style-name="P85"/>
            <text:p text:style-name="P85"><text:s text:c="4"/>/* reserve memory for five elements to avoid reallocation */ </text:p>
            <text:p text:style-name="P85"><text:s text:c="4"/>vector_reserve(pvec_sentence, 5); </text:p>
            <text:p text:style-name="P85"/>
            <text:p text:style-name="P85"><text:s text:c="4"/>/* append some element */ </text:p>
            <text:p text:style-name="P85"><text:s text:c="4"/>vector_push_back(pvec_sentence, "Hello,"); </text:p>
            <text:p text:style-name="P85"><text:s text:c="4"/>vector_push_back(pvec_sentence, "how"); </text:p>
            <text:p text:style-name="P85"><text:s text:c="4"/>vector_push_back(pvec_sentence, "are"); </text:p>
            <text:p text:style-name="P85"><text:s text:c="4"/>vector_push_back(pvec_sentence, "you"); </text:p>
            <text:p text:style-name="P85"><text:s text:c="4"/>vector_push_back(pvec_sentence, "?"); </text:p>
            <text:p text:style-name="P85"/>
            <text:p text:style-name="P85"><text:s text:c="4"/>/* print all elements with space */ </text:p>
            <text:p text:style-name="P85"><text:s text:c="4"/>algo_for_each(vector_begin(pvec_sentence), vector_end(pvec_sentence), _print); </text:p>
            <text:p text:style-name="P85"><text:soft-page-break/><text:s text:c="4"/>printf("\n"); </text:p>
            <text:p text:style-name="P85"/>
            <text:p text:style-name="P85"><text:s text:c="4"/>/* print technial data */ </text:p>
            <text:p text:style-name="P85"><text:s text:c="4"/>printf("max size: %u\n", vector_max_size(pvec_sentence)); </text:p>
            <text:p text:style-name="P85"><text:s text:c="4"/>printf("size <text:s text:c="3"/>: %u\n", vector_size(pvec_sentence)); </text:p>
            <text:p text:style-name="P85"><text:s text:c="4"/>printf("capacity: %u\n", vector_capacity(pvec_sentence)); </text:p>
            <text:p text:style-name="P85"/>
            <text:p text:style-name="P85"><text:s text:c="4"/>/* swap the second and fourth elements */ </text:p>
            <text:p text:style-name="P85"><text:s text:c="4"/>algo_iter_swap(iterator_next(vector_begin(pvec_sentence)), </text:p>
            <text:p text:style-name="P85"><text:s text:c="8"/>iterator_next_n(vector_begin(pvec_sentence), 3)); </text:p>
            <text:p text:style-name="P85"/>
            <text:p text:style-name="P85"><text:s text:c="4"/>/* insert "always" before "?" */ </text:p>
            <text:p text:style-name="P85"><text:s text:c="4"/>it_pos = algo_find(vector_begin(pvec_sentence), vector_end(pvec_sentence), "?"); </text:p>
            <text:p text:style-name="P85"><text:s text:c="4"/>vector_insert(pvec_sentence, it_pos, "always"); </text:p>
            <text:p text:style-name="P85"/>
            <text:p text:style-name="P85"><text:s text:c="4"/>/* print all elements with space */ </text:p>
            <text:p text:style-name="P85"><text:s text:c="4"/>algo_for_each(vector_begin(pvec_sentence), vector_end(pvec_sentence), _print); </text:p>
            <text:p text:style-name="P85"><text:s text:c="4"/>printf("\n"); </text:p>
            <text:p text:style-name="P85"/>
            <text:p text:style-name="P85"><text:s text:c="4"/>/* print technial data again */ </text:p>
            <text:p text:style-name="P85"><text:s text:c="4"/>printf("max size: %u\n", vector_max_size(pvec_sentence)); </text:p>
            <text:p text:style-name="P85"><text:s text:c="4"/>printf("size <text:s text:c="3"/>: %u\n", vector_size(pvec_sentence)); </text:p>
            <text:p text:style-name="P85"><text:s text:c="4"/>printf("capacity: %u\n", vector_capacity(pvec_sentence)); </text:p>
            <text:p text:style-name="P85"/>
            <text:p text:style-name="P85"><text:s text:c="4"/>vector_destroy(pvec_sentence); </text:p>
            <text:p text:style-name="P85"/>
            <text:p text:style-name="P85"><text:s text:c="4"/>return 0; </text:p>
            <text:p text:style-name="P85">}</text:p>
          </table:table-cell>
        </table:table-row>
      </table:table>
      <text:p text:style-name="P51">程序的输出可能是这样的：</text:p>
      <text:p text:style-name="P30">Hello, how are you ? </text:p>
      <text:p text:style-name="P30">max size: 11930464 </text:p>
      <text:p text:style-name="P30">size <text:s text:c="3"/>: 5 </text:p>
      <text:p text:style-name="P30">capacity: 5 </text:p>
      <text:p text:style-name="P30">Hello, you are how always ? </text:p>
      <text:p text:style-name="P30">max size: 11930464 </text:p>
      <text:p text:style-name="P30">size <text:s text:c="3"/>: 6 </text:p>
      <text:p text:style-name="P30">capacity: 7</text:p>
      <text:p text:style-name="P51">为什么可能呢？因为max size的值是与系统相关的。</text:p>
      <text:p text:style-name="P51"/>
      <text:list xml:id="list1731512728" text:continue-numbering="true" text:style-name="WW8Num13">
        <text:list-item>
          <text:list>
            <text:list-item>
              <text:h text:style-name="P336" text:outline-level="2"><text:soft-page-break/>deque_t</text:h>
            </text:list-item>
          </text:list>
        </text:list-item>
      </text:list>
      <text:p text:style-name="P35"><text:span text:style-name="T12"><text:tab/></text:span><text:span text:style-name="T32">deque_t</text:span><text:span text:style-name="T54">与</text:span><text:span text:style-name="T32">vector_t</text:span><text:span text:style-name="T54">十分相似，同样是使用动态数组管理数据，提供随机访问，大部分操作函数都一样。不同点是</text:span><text:span text:style-name="T32">deque_t</text:span><text:span text:style-name="T54">的开始和结尾两端都是开放的，所以在开始和结尾插入或删除数据都是高效的。</text:span></text:p>
      <text:p text:style-name="P45"><draw:frame draw:style-name="fr3" draw:name="图形12" text:anchor-type="paragraph" svg:width="19.006cm" svg:height="2.445cm" draw:z-index="14"><draw:image xlink:href="Pictures/10000000000002C30000005B606C8470.jpg" xlink:type="simple" xlink:show="embed" xlink:actuate="onLoad"/></draw:frame>图 <text:span text:style-name="T18">4.2 deque_t</text:span>的内部结构</text:p>
      <text:p text:style-name="P35"><text:span text:style-name="T54">为了使用</text:span><text:span text:style-name="T32">deque_t，</text:span><text:span text:style-name="T54">必须包含头文件</text:span><text:span text:style-name="T33">&lt;cstl/cdeque.h&gt;</text:span></text:p>
      <text:list xml:id="list53158256" text:continue-numbering="true" text:style-name="WW8Num13">
        <text:list-item>
          <text:list>
            <text:list-item>
              <text:list>
                <text:list-item>
                  <text:h text:style-name="P351" text:outline-level="3"><text:span text:style-name="T18">deque_t</text:span>的能力</text:h>
                </text:list-item>
              </text:list>
            </text:list-item>
          </text:list>
        </text:list-item>
      </text:list>
      <text:p text:style-name="P35"><text:span text:style-name="T50"><text:tab/></text:span><text:span text:style-name="T35">与vector_t相比deque_t有很多不同之处：</text:span></text:p>
      <text:list xml:id="list987542444" text:style-name="L71">
        <text:list-item>
          <text:p text:style-name="P205"><text:span text:style-name="T18">deque_t</text:span>在开头和结尾插入或删除数据都是高效的。</text:p>
        </text:list-item>
        <text:list-item>
          <text:p text:style-name="P205"><text:tab/>没有容量的概念和内存再分配的概念，所以没有deque_capacity()函数。</text:p>
        </text:list-item>
        <text:list-item>
          <text:p text:style-name="P205"><text:tab/>当数据被删除后deque_t会成块的释放占用的内存。</text:p>
        </text:list-item>
      </text:list>
      <text:p text:style-name="P37"><text:tab/><text:span text:style-name="T18">deque_t</text:span>与<text:span text:style-name="T18">vector_t</text:span>相似之处：</text:p>
      <text:list xml:id="list2029639789" text:style-name="L72">
        <text:list-item>
          <text:p text:style-name="P206">在中间插入或者删除数据比较慢，因为要移动数据。</text:p>
        </text:list-item>
        <text:list-item>
          <text:p text:style-name="P206"><text:tab/>支持随即访问,提供随即访问迭代器。</text:p>
        </text:list-item>
      </text:list>
      <text:list xml:id="list704261633" text:continue-list="list53158256" text:style-name="WW8Num13">
        <text:list-item>
          <text:list>
            <text:list-item>
              <text:list>
                <text:list-item>
                  <text:h text:style-name="P351" text:outline-level="3"><text:span text:style-name="T18">deque_t</text:span>的操作</text:h>
                </text:list-item>
              </text:list>
            </text:list-item>
          </text:list>
        </text:list-item>
      </text:list>
      <text:list xml:id="list236889518" text:style-name="L73">
        <text:list-item>
          <text:p text:style-name="P242">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82"/>
      <text:list xml:id="list988550014" text:style-name="L74">
        <text:list-item>
          <text:p text:style-name="P243">非质变操作</text:p>
        </text:list-item>
      </text:list>
      <text:p text:style-name="P35"><text:tab/><text:span text:style-name="T18">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26">deque_t没有容量的概念了所以没有就与容量相关操作函数deque_capacity()和deque_reserve()。</text:p>
      <text:p text:style-name="P26"><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83"/>
      <text:list xml:id="list1831052360" text:style-name="L75">
        <text:list-item>
          <text:p text:style-name="P244">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37"/>
      <text:list xml:id="list631279121" text:style-name="L76">
        <text:list-item>
          <text:p text:style-name="P245">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41"/>
      <text:list xml:id="list1899805852" text:style-name="L77">
        <text:list-item>
          <text:p text:style-name="P246">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37"/>
      <text:p text:style-name="P41"><text:tab/><text:span text:style-name="T61">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75"><text:span text:style-name="T18">deque_t</text:span>与<text:span text:style-name="T18">vector_t</text:span>不同的是提供了针对第一个数据的插入和删除操作<text:span text:style-name="T18">(deque_push_front()</text:span>和<text:span text:style-name="T18">deque_pop_front())。</text:span></text:p>
      <text:list xml:id="list1518500726" text:continue-list="list704261633" text:style-name="WW8Num13">
        <text:list-item>
          <text:list>
            <text:list-item>
              <text:list>
                <text:list-item>
                  <text:h text:style-name="P351" text:outline-level="3"><text:span text:style-name="T18">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85">/* </text:p>
            <text:p text:style-name="P85"><text:s/>* deque2.c </text:p>
            <text:p text:style-name="P85"><text:s/>* compile with : -lcstl </text:p>
            <text:p text:style-name="P85"><text:s/>*/ </text:p>
            <text:p text:style-name="P85"/>
            <text:p text:style-name="P85">#include &lt;stdio.h&gt; </text:p>
            <text:p text:style-name="P85">#include &lt;cstl/cdeque.h&gt; </text:p>
            <text:p text:style-name="P85">#include &lt;cstl/calgorithm.h&gt; </text:p>
            <text:p text:style-name="P85"/>
            <text:p text:style-name="P85">static void _print(const void* cpv_input, void* pv_output) </text:p>
            <text:p text:style-name="P85">{ </text:p>
            <text:p text:style-name="P85"><text:s text:c="4"/>printf("%s\n", (char*)cpv_input); </text:p>
            <text:p text:style-name="P85">} </text:p>
            <text:p text:style-name="P85"/>
            <text:p text:style-name="P85">int main(int argc, char* argv[]) </text:p>
            <text:p text:style-name="P85">{ </text:p>
            <text:p text:style-name="P85"><text:s text:c="4"/>deque_t* pdeq_coll = create_deque(char*); </text:p>
            <text:p text:style-name="P85"/>
            <text:p text:style-name="P85"><text:s text:c="4"/>if(pdeq_coll == NULL) </text:p>
            <text:p text:style-name="P85"><text:s text:c="4"/>{ </text:p>
            <text:p text:style-name="P85"><text:s text:c="8"/>return -1; </text:p>
            <text:p text:style-name="P85"><text:s text:c="4"/>} </text:p>
            <text:p text:style-name="P85"/>
            <text:p text:style-name="P85"><text:s text:c="4"/>deque_init(pdeq_coll); </text:p>
            <text:p text:style-name="P85"/>
            <text:p text:style-name="P85"><text:s text:c="4"/>deque_assign_elem(pdeq_coll, 3, "string"); </text:p>
            <text:p text:style-name="P85"><text:s text:c="4"/>deque_push_back(pdeq_coll, "last string"); </text:p>
            <text:p text:style-name="P85"><text:s text:c="4"/>deque_push_front(pdeq_coll, "first string"); </text:p>
            <text:p text:style-name="P85"/>
            <text:p text:style-name="P85"><text:s text:c="4"/>/* print all elements with new line */ </text:p>
            <text:p text:style-name="P85"><text:s text:c="4"/>algo_for_each(deque_begin(pdeq_coll), deque_end(pdeq_coll), _print); </text:p>
            <text:p text:style-name="P85"><text:soft-page-break/><text:s text:c="4"/>printf("\n"); </text:p>
            <text:p text:style-name="P85"/>
            <text:p text:style-name="P85"><text:s text:c="4"/>/* remove first and last elements */ </text:p>
            <text:p text:style-name="P85"><text:s text:c="4"/>deque_pop_back(pdeq_coll); </text:p>
            <text:p text:style-name="P85"><text:s text:c="4"/>deque_pop_front(pdeq_coll); </text:p>
            <text:p text:style-name="P85"/>
            <text:p text:style-name="P85"><text:s text:c="4"/>/* print all elements with new line */ </text:p>
            <text:p text:style-name="P85"><text:s text:c="4"/>algo_for_each(deque_begin(pdeq_coll), deque_end(pdeq_coll), _print); </text:p>
            <text:p text:style-name="P85"><text:s text:c="4"/>printf("\n"); </text:p>
            <text:p text:style-name="P85"/>
            <text:p text:style-name="P85"><text:s text:c="4"/>/* change size to four elements */ </text:p>
            <text:p text:style-name="P85"><text:s text:c="4"/>deque_resize_elem(pdeq_coll, 4, "resized string"); </text:p>
            <text:p text:style-name="P85"/>
            <text:p text:style-name="P85"><text:s text:c="4"/>/* print all elements with new line */ </text:p>
            <text:p text:style-name="P85"><text:s text:c="4"/>algo_for_each(deque_begin(pdeq_coll), deque_end(pdeq_coll), _print); </text:p>
            <text:p text:style-name="P85"><text:s text:c="4"/>printf("\n"); </text:p>
            <text:p text:style-name="P85"/>
            <text:p text:style-name="P85"><text:s text:c="4"/>deque_destroy(pdeq_coll); </text:p>
            <text:p text:style-name="P85"/>
            <text:p text:style-name="P85"><text:s text:c="4"/>return 0; </text:p>
            <text:p text:style-name="P85">}</text:p>
          </table:table-cell>
        </table:table-row>
      </table:table>
      <text:p text:style-name="P41"/>
      <text:p text:style-name="P51">输出的结果如下：</text:p>
      <text:p text:style-name="P30">first string </text:p>
      <text:p text:style-name="P30">string </text:p>
      <text:p text:style-name="P30">string </text:p>
      <text:p text:style-name="P30">string </text:p>
      <text:p text:style-name="P30">last string </text:p>
      <text:p text:style-name="P30"/>
      <text:p text:style-name="P30">string </text:p>
      <text:p text:style-name="P30">string </text:p>
      <text:p text:style-name="P30">string </text:p>
      <text:p text:style-name="P30"/>
      <text:p text:style-name="P30">string </text:p>
      <text:p text:style-name="P30">string </text:p>
      <text:p text:style-name="P30">string </text:p>
      <text:p text:style-name="P30">resized string </text:p>
      <text:p text:style-name="P30"/>
      <text:list xml:id="list1493128434" text:continue-numbering="true" text:style-name="WW8Num13">
        <text:list-item>
          <text:list>
            <text:list-item>
              <text:h text:style-name="P336" text:outline-level="2">list_t</text:h>
            </text:list-item>
          </text:list>
        </text:list-item>
      </text:list>
      <text:p text:style-name="P35"><text:span text:style-name="T12"><text:tab/></text:span><text:span text:style-name="T32">list_t</text:span><text:span text:style-name="T54">是双向链表。</text:span></text:p>
      <text:p text:style-name="P48"><draw:frame draw:style-name="fr3" draw:name="图形13" text:anchor-type="paragraph" svg:width="19.006cm" svg:height="2.552cm" draw:z-index="15"><draw:image xlink:href="Pictures/10000000000002C30000005F2FEE1A06.jpg" xlink:type="simple" xlink:show="embed" xlink:actuate="onLoad"/></draw:frame><text:soft-page-break/>图 <text:span text:style-name="T18">4.3 list_t</text:span>的结构</text:p>
      <text:p text:style-name="P35"><text:span text:style-name="T54">要使用</text:span><text:span text:style-name="T32">list_t</text:span><text:span text:style-name="T54">必须包含头文件</text:span><text:span text:style-name="T35">&lt;cstl/clist.h&gt;</text:span></text:p>
      <text:p text:style-name="P56">#include &lt;cstl/clist.h&gt;</text:p>
      <text:list xml:id="list1675577699" text:continue-numbering="true" text:style-name="WW8Num13">
        <text:list-item>
          <text:list>
            <text:list-item>
              <text:list>
                <text:list-item>
                  <text:h text:style-name="P351" text:outline-level="3"><text:span text:style-name="T18">list_t</text:span>的能力</text:h>
                </text:list-item>
              </text:list>
            </text:list-item>
          </text:list>
        </text:list-item>
      </text:list>
      <text:p text:style-name="P35"><text:span text:style-name="T50"><text:tab/></text:span><text:span text:style-name="T32">list_t</text:span><text:span text:style-name="T54">的结构与</text:span><text:span text:style-name="T32">vector_t</text:span><text:span text:style-name="T54">和</text:span><text:span text:style-name="T32">deque_t</text:span><text:span text:style-name="T54">有很大的不同,因此</text:span><text:span text:style-name="T32">list_t</text:span><text:span text:style-name="T54">与它们的能力也有很大的不同：</text:span></text:p>
      <text:list xml:id="list1902147997" text:style-name="L78">
        <text:list-item>
          <text:p text:style-name="P207"><text:span text:style-name="T18">list_t</text:span>不支持随即访问，例如要访问的五个数据，就必须从头开始查找，一直到的五个数据，所以要访问<text:span text:style-name="T18">list_t</text:span>中的任意数据是低效的。</text:p>
        </text:list-item>
        <text:list-item>
          <text:p text:style-name="P276"><text:span text:style-name="T29">list_t</text:span><text:span text:style-name="T57">支持在任意位置高效的插入和删除数据，不仅仅实在开头和结尾。</text:span></text:p>
        </text:list-item>
        <text:list-item>
          <text:p text:style-name="P276"><text:span text:style-name="T57">在</text:span><text:span text:style-name="T29">list_t</text:span><text:span text:style-name="T57">中插入或删除数据不会使迭代器失效。</text:span></text:p>
        </text:list-item>
      </text:list>
      <text:p text:style-name="P37"><text:tab/>因此<text:span text:style-name="T18">list_t</text:span>也同了与<text:span text:style-name="T18">vector_t</text:span>和<text:span text:style-name="T18">deque_t</text:span>不同的操作函数：</text:p>
      <text:list xml:id="list1038789747" text:style-name="L79">
        <text:list-item>
          <text:p text:style-name="P208"><text:span text:style-name="T18">list_t</text:span>不支持随机访问数据所以不提供<text:span text:style-name="T18">list_at()</text:span>函数。</text:p>
        </text:list-item>
        <text:list-item>
          <text:p text:style-name="P277"><text:span text:style-name="T29">list_t</text:span><text:span text:style-name="T57">不支持容量和内存的重新分配所以不提供</text:span><text:span text:style-name="T29">list_capacity()</text:span><text:span text:style-name="T57">和</text:span><text:span text:style-name="T29">list_reserve()</text:span><text:span text:style-name="T57">函数。</text:span></text:p>
        </text:list-item>
        <text:list-item>
          <text:p text:style-name="P277"><text:span text:style-name="T29">list_t</text:span><text:span text:style-name="T57">还提供了和很多特有的函数如</text:span><text:span text:style-name="T29">list_sort()</text:span><text:span text:style-name="T57">等。</text:span></text:p>
        </text:list-item>
      </text:list>
      <text:list xml:id="list1574670238" text:continue-list="list1675577699" text:style-name="WW8Num13">
        <text:list-item>
          <text:list>
            <text:list-item>
              <text:list>
                <text:list-item>
                  <text:h text:style-name="P351" text:outline-level="3"><text:span text:style-name="T18">list_t</text:span>的操作</text:h>
                </text:list-item>
              </text:list>
            </text:list-item>
          </text:list>
        </text:list-item>
      </text:list>
      <text:list xml:id="list1196294573" text:style-name="L80">
        <text:list-item>
          <text:p text:style-name="P247">创建,初始化和销毁操作</text:p>
        </text:list-item>
      </text:list>
      <text:p text:style-name="P35"><text:span text:style-name="T62"><text:tab/></text:span><text:span text:style-name="T35">list_t</text:span><text:span text:style-name="T62">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83"/>
      <text:list xml:id="list796298883" text:style-name="L81">
        <text:list-item>
          <text:p text:style-name="P248">非质变操作</text:p>
        </text:list-item>
      </text:list>
      <text:p text:style-name="P80"><text:span text:style-name="T62"><text:tab/></text:span><text:span text:style-name="T35">list_t</text:span><text:span text:style-name="T62">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35"/>
      <text:list xml:id="list590745492" text:style-name="L82">
        <text:list-item>
          <text:p text:style-name="P249">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37"/>
      <text:list xml:id="list243791111" text:style-name="L83">
        <text:list-item>
          <text:p text:style-name="P250">数据访问</text:p>
        </text:list-item>
      </text:list>
      <text:p text:style-name="P35"><text:span text:style-name="T62"><text:tab/></text:span><text:span text:style-name="T35">list_t</text:span><text:span text:style-name="T62">没有随机访问能力所以不提供</text:span><text:span text:style-name="T35">list_at()</text:span><text:span text:style-name="T62">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37"/>
      <text:list xml:id="list1761308681" text:style-name="L84">
        <text:list-item>
          <text:p text:style-name="P217"><text:span text:style-name="T54">与</text:span><text:span text:style-name="T62">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37"><text:span text:style-name="T18">list_t</text:span>提供的是双向迭代器，不是所有的算法都接受双向迭代器，在对<text:span text:style-name="T18">list_t</text:span>的数据区间使用算法时请注意。</text:p>
      <text:p text:style-name="P37"/>
      <text:list xml:id="list895026321" text:style-name="L85">
        <text:list-item>
          <text:p text:style-name="P251">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37"><text:tab/><text:span text:style-name="T18">list_t</text:span>添加了两个新的删除数据的操作函数：<text:span text:style-name="T18">list_remove()</text:span>和<text:span text:style-name="T18">list_remove_if()这个操作函数是删除满足特定规则的数据，对于list_t容器本身来说它们要比算法版本的algo_remove()和algo_remove_if()函数好快的多。</text:span></text:p>
      <text:p text:style-name="P37"/>
      <text:list xml:id="list1458706618" text:style-name="L86">
        <text:list-item>
          <text:p text:style-name="P252">特有的操作</text:p>
        </text:list-item>
      </text:list>
      <text:p text:style-name="P37"><draw:frame draw:style-name="fr5" draw:name="图形14" text:anchor-type="paragraph" svg:x="0cm" svg:y="2.341cm" svg:width="19.006cm" svg:height="5.161cm" draw:z-index="16"><draw:image xlink:href="Pictures/10000000000002CE000000C3CBBA94A8.jpg" xlink:type="simple" xlink:show="embed" xlink:actuate="onLoad"/></draw:frame><text:tab/>除了上述操作函数值为<text:span text:style-name="T18">list_t</text:span>还提供了很多特有的操作函数，这些操作函数都是基于<text:span text:style-name="T18">list_t</text:span>本身结构的特点，<text:span text:style-name="T18">list_t</text:span>具有在任意位置插入或删除数据都是常量时间的特点。如果从一个<text:span text:style-name="T18">list_t</text:span>向另一个<text:span text:style-name="T18">list_t</text:span>转移数据那么这个特点就得到了更大的发挥。</text:p>
      <text:p text:style-name="P37"/>
      <text:p text:style-name="P38">图 <text:span text:style-name="T18">4.4 list_t</text:span>之间的数据转移</text:p>
      <text:p text:style-name="P38"/>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37"/>
      <text:list xml:id="list217023593" text:continue-list="list1574670238" text:style-name="WW8Num13">
        <text:list-item>
          <text:list>
            <text:list-item>
              <text:list>
                <text:list-item>
                  <text:h text:style-name="P351" text:outline-level="3"><text:soft-page-break/><text:span text:style-name="T18">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85">/* </text:p>
            <text:p text:style-name="P85"><text:s/>* list3.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static void _print(const void* cpv_input, void* pv_output) </text:p>
            <text:p text:style-name="P85">{ </text:p>
            <text:p text:style-name="P85"><text:s text:c="4"/>printf("%d ", *(int*)cpv_input); </text:p>
            <text:p text:style-name="P85">} </text:p>
            <text:p text:style-name="P85"/>
            <text:p text:style-name="P85">static void _print_list(const list_t* cplist_coll1, const list_t* cplist_coll2) </text:p>
            <text:p text:style-name="P85">{ </text:p>
            <text:p text:style-name="P85"><text:s text:c="4"/>printf("list1: "); </text:p>
            <text:p text:style-name="P85"><text:s text:c="4"/>algo_for_each(list_begin(cplist_coll1), list_end(cplist_coll1), _print); </text:p>
            <text:p text:style-name="P85"><text:s text:c="4"/>printf("\n"); </text:p>
            <text:p text:style-name="P85"><text:s text:c="4"/>printf("list2: "); </text:p>
            <text:p text:style-name="P85"><text:s text:c="4"/>algo_for_each(list_begin(cplist_coll2), list_end(cplist_coll2), _print); </text:p>
            <text:p text:style-name="P85"><text:s text:c="4"/>printf("\n"); </text:p>
            <text:p text:style-name="P85">} </text:p>
            <text:p text:style-name="P85"/>
            <text:p text:style-name="P85">int main(int argc, char* argv[]) </text:p>
            <text:p text:style-name="P85">{ </text:p>
            <text:p text:style-name="P85"><text:s text:c="4"/>list_t* plist_coll1 = create_list(int); </text:p>
            <text:p text:style-name="P85"><text:s text:c="4"/>list_t* plist_coll2 = create_list(int); </text:p>
            <text:p text:style-name="P85"><text:s text:c="4"/>list_iterator_t it_pos; </text:p>
            <text:p text:style-name="P85"><text:s text:c="4"/>int i = 0; </text:p>
            <text:p text:style-name="P85"/>
            <text:p text:style-name="P85"><text:s text:c="4"/>if(plist_coll1 == NULL || plist_coll2 == NULL) </text:p>
            <text:p text:style-name="P85"><text:s text:c="4"/>{ </text:p>
            <text:p text:style-name="P85"><text:s text:c="8"/>return -1; </text:p>
            <text:p text:style-name="P85"><text:s text:c="4"/>} </text:p>
            <text:p text:style-name="P85"/>
            <text:p text:style-name="P85"><text:s text:c="4"/>list_init(plist_coll1); </text:p>
            <text:p text:style-name="P85"><text:s text:c="4"/>list_init(plist_coll2); </text:p>
            <text:p text:style-name="P85"/>
            <text:p text:style-name="P85"><text:soft-page-break/><text:s text:c="4"/>for(i = 0; i &lt; 6; ++i) </text:p>
            <text:p text:style-name="P85"><text:s text:c="4"/>{ </text:p>
            <text:p text:style-name="P85"><text:s text:c="8"/>list_push_back(plist_coll1, i); </text:p>
            <text:p text:style-name="P85"><text:s text:c="8"/>list_push_front(plist_coll2, i); </text:p>
            <text:p text:style-name="P85"><text:s text:c="4"/>} </text:p>
            <text:p text:style-name="P85"><text:s text:c="4"/>_print_list(plist_coll1, plist_coll2); </text:p>
            <text:p text:style-name="P85"/>
            <text:p text:style-name="P85"><text:s text:c="4"/>it_pos = algo_find(list_begin(plist_coll1), list_end(plist_coll1), 3); </text:p>
            <text:p text:style-name="P85"><text:s text:c="4"/>list_splice(plist_coll1, it_pos, plist_coll2); </text:p>
            <text:p text:style-name="P85"/>
            <text:p text:style-name="P85"><text:s text:c="4"/>_print_list(plist_coll1, plist_coll2); </text:p>
            <text:p text:style-name="P85"/>
            <text:p text:style-name="P85"><text:s text:c="4"/>list_splice_pos(plist_coll1, list_end(plist_coll1), </text:p>
            <text:p text:style-name="P85"><text:s text:c="8"/>plist_coll1, list_begin(plist_coll1)); </text:p>
            <text:p text:style-name="P85"><text:s text:c="4"/>_print_list(plist_coll1, plist_coll2); </text:p>
            <text:p text:style-name="P85"/>
            <text:p text:style-name="P85"><text:s text:c="4"/>list_sort(plist_coll1); </text:p>
            <text:p text:style-name="P85"/>
            <text:p text:style-name="P85"><text:s text:c="4"/>list_assign(plist_coll2, plist_coll1); </text:p>
            <text:p text:style-name="P85"><text:s text:c="4"/>list_unique(plist_coll2); </text:p>
            <text:p text:style-name="P85"><text:s text:c="4"/>_print_list(plist_coll1, plist_coll2); </text:p>
            <text:p text:style-name="P85"/>
            <text:p text:style-name="P85"><text:s text:c="4"/>list_merge(plist_coll1, plist_coll2); </text:p>
            <text:p text:style-name="P85"><text:s text:c="4"/>_print_list(plist_coll1, plist_coll2); </text:p>
            <text:p text:style-name="P85"/>
            <text:p text:style-name="P85"><text:s text:c="4"/>list_destroy(plist_coll1); </text:p>
            <text:p text:style-name="P85"><text:s text:c="4"/>list_destroy(plist_coll2); </text:p>
            <text:p text:style-name="P85"/>
            <text:p text:style-name="P85"><text:s text:c="4"/>return 0; </text:p>
            <text:p text:style-name="P85">}</text:p>
          </table:table-cell>
        </table:table-row>
      </table:table>
      <text:p text:style-name="P41"/>
      <text:p text:style-name="P37">输出结果：</text:p>
      <text:p text:style-name="P30">list1: 0 1 2 3 4 5 </text:p>
      <text:p text:style-name="P30">list2: 5 4 3 2 1 0 </text:p>
      <text:p text:style-name="P30">list1: 0 1 2 5 4 3 2 1 0 3 4 5 </text:p>
      <text:p text:style-name="P30">list2: </text:p>
      <text:p text:style-name="P30">list1: 1 2 5 4 3 2 1 0 3 4 5 0 </text:p>
      <text:p text:style-name="P30">list2: </text:p>
      <text:p text:style-name="P30">list1: 0 0 1 1 2 2 3 3 4 4 5 5 </text:p>
      <text:p text:style-name="P30">list2: 0 1 2 3 4 5 </text:p>
      <text:p text:style-name="P30">list1: 0 0 0 1 1 1 2 2 2 3 3 3 4 4 4 5 5 5 </text:p>
      <text:p text:style-name="P30">list2: </text:p>
      <text:p text:style-name="P41"/>
      <text:p text:style-name="P41"><text:soft-page-break/></text:p>
      <text:list xml:id="list327431471" text:continue-numbering="true" text:style-name="WW8Num13">
        <text:list-item>
          <text:list>
            <text:list-item>
              <text:h text:style-name="P336" text:outline-level="2">slist_t</text:h>
            </text:list-item>
          </text:list>
        </text:list-item>
      </text:list>
      <text:p text:style-name="P35"><text:span text:style-name="T12"><text:tab/></text:span><text:span text:style-name="T32">slist_t</text:span><text:span text:style-name="T54">的单链表。</text:span></text:p>
      <text:p text:style-name="P48"><draw:frame draw:style-name="fr3" draw:name="图形15" text:anchor-type="paragraph" svg:width="19.006cm" svg:height="2.445cm" draw:z-index="17"><draw:image xlink:href="Pictures/10000000000002C30000005BCF257714.jpg" xlink:type="simple" xlink:show="embed" xlink:actuate="onLoad"/></draw:frame>图 <text:span text:style-name="T18">4.5 slist_t</text:span>的结构</text:p>
      <text:p text:style-name="P35"><text:span text:style-name="T54">要使用</text:span><text:span text:style-name="T32">slist_t</text:span><text:span text:style-name="T54">必须包含头文件</text:span><text:span text:style-name="T35">&lt;cstl/slist_t&gt;</text:span></text:p>
      <text:p text:style-name="P56">#include &lt;cstl/slist_t&gt;</text:p>
      <text:list xml:id="list2036211352" text:continue-numbering="true" text:style-name="WW8Num13">
        <text:list-item>
          <text:list>
            <text:list-item>
              <text:list>
                <text:list-item>
                  <text:h text:style-name="P351" text:outline-level="3"><text:span text:style-name="T18">slist_t</text:span>的能力</text:h>
                </text:list-item>
              </text:list>
            </text:list-item>
          </text:list>
        </text:list-item>
      </text:list>
      <text:p text:style-name="P35"><text:span text:style-name="T50"><text:tab/></text:span><text:span text:style-name="T32">slist_t</text:span><text:span text:style-name="T54">是单链表，所以它的很多功能与</text:span><text:span text:style-name="T32">list_t</text:span><text:span text:style-name="T54">相比有很大不同。</text:span></text:p>
      <text:p text:style-name="P37"><text:tab/><text:span text:style-name="T18">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37"><text:tab/>由于上面的原因，在<text:span text:style-name="T18">slist_t</text:span>的任意位置后面插入或删除效率很高，但是插入或删除任意位置的数据效率很低，所以<text:span text:style-name="T18">slist_t</text:span>提供了很多针对任意位置后面的插入和删除操作。</text:p>
      <text:p text:style-name="P37"><text:tab/><text:span text:style-name="T18">slist_t</text:span>提供向前迭代器。</text:p>
      <text:list xml:id="list94724741" text:continue-numbering="true" text:style-name="WW8Num13">
        <text:list-item>
          <text:list>
            <text:list-item>
              <text:list>
                <text:list-item>
                  <text:h text:style-name="P351" text:outline-level="3"><text:span text:style-name="T18">slist_t</text:span>的操作</text:h>
                </text:list-item>
              </text:list>
            </text:list-item>
          </text:list>
        </text:list-item>
      </text:list>
      <text:list xml:id="list1624459925" text:style-name="L87">
        <text:list-item>
          <text:p text:style-name="P253">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37"/>
      <text:list xml:id="list1766607646" text:style-name="L88">
        <text:list-item>
          <text:p text:style-name="P254">非质变操作</text:p>
        </text:list-item>
      </text:list>
      <text:p text:style-name="P76">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37"/>
      <text:list xml:id="list801809726" text:style-name="L89">
        <text:list-item>
          <text:p text:style-name="P255">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37"/>
      <text:list xml:id="list309532556" text:style-name="L90">
        <text:list-item>
          <text:p text:style-name="P256">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37">因为<text:span text:style-name="T18">slist_t</text:span>访问最后一个数据效率很低，所以只能访问第一个数据。同样，对最后一个数据的操作函数也没有提供。</text:p>
      <text:p text:style-name="P37"/>
      <text:list xml:id="list791039369" text:style-name="L91">
        <text:list-item>
          <text:p text:style-name="P218"><text:span text:style-name="T54">与</text:span><text:span text:style-name="T62">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37">为了简便访问前驱的操作，<text:span text:style-name="T18">slist_t</text:span>增加了<text:span text:style-name="T18">slist_previous()</text:span>。</text:p>
      <text:p text:style-name="P37"/>
      <text:list xml:id="list939578010" text:style-name="L92">
        <text:list-item>
          <text:p text:style-name="P257">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37">由于在当前位置的后面对数据进行插入和删除效率更高，所以插入和删除操作都增加了<text:span text:style-name="T18">after</text:span>版本。</text:p>
      <text:p text:style-name="P37"/>
      <text:list xml:id="list923424167" text:style-name="L93">
        <text:list-item>
          <text:p text:style-name="P258">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37"/>
      <text:list xml:id="list967334171" text:continue-list="list94724741" text:style-name="WW8Num13">
        <text:list-item>
          <text:list>
            <text:list-item>
              <text:list>
                <text:list-item>
                  <text:h text:style-name="P351" text:outline-level="3"><text:span text:style-name="T18">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85">/* </text:p>
            <text:p text:style-name="P85"><text:s/>* slist1.c </text:p>
            <text:p text:style-name="P85"><text:s/>* compile with : -lcstl </text:p>
            <text:p text:style-name="P85"><text:s/>*/ </text:p>
            <text:p text:style-name="P85"/>
            <text:p text:style-name="P85"><text:soft-page-break/>#include &lt;stdio.h&gt; </text:p>
            <text:p text:style-name="P85">#include &lt;cstl/cslist.h&gt; </text:p>
            <text:p text:style-name="P85">#include &lt;cstl/calgorithm.h&gt; </text:p>
            <text:p text:style-name="P85"/>
            <text:p text:style-name="P85">static void _print(const void* cpv_input, void* pv_output) </text:p>
            <text:p text:style-name="P85">{ </text:p>
            <text:p text:style-name="P85"><text:s text:c="4"/>printf("%d ", *(int*)cpv_input); </text:p>
            <text:p text:style-name="P85">} </text:p>
            <text:p text:style-name="P85"/>
            <text:p text:style-name="P85">static void _print_slist(const slist_t* cpslist_coll1, const slist_t* cpslist_coll2, </text:p>
            <text:p text:style-name="P85"><text:s text:c="4"/>const slist_t* cpslist_coll3, const slist_t* cpslist_coll4) </text:p>
            <text:p text:style-name="P85">{ </text:p>
            <text:p text:style-name="P85"><text:s text:c="4"/>printf("slist1: "); </text:p>
            <text:p text:style-name="P85"><text:s text:c="4"/>algo_for_each(slist_begin(cpslist_coll1), slist_end(cpslist_coll1), _print); </text:p>
            <text:p text:style-name="P85"><text:s text:c="4"/>printf("\n"); </text:p>
            <text:p text:style-name="P85"><text:s text:c="4"/>printf("slist2: "); </text:p>
            <text:p text:style-name="P85"><text:s text:c="4"/>algo_for_each(slist_begin(cpslist_coll2), slist_end(cpslist_coll2), _print); </text:p>
            <text:p text:style-name="P85"><text:s text:c="4"/>printf("\n"); </text:p>
            <text:p text:style-name="P85"><text:s text:c="4"/>printf("slist3: "); </text:p>
            <text:p text:style-name="P85"><text:s text:c="4"/>algo_for_each(slist_begin(cpslist_coll3), slist_end(cpslist_coll3), _print); </text:p>
            <text:p text:style-name="P85"><text:s text:c="4"/>printf("\n"); </text:p>
            <text:p text:style-name="P85"><text:s text:c="4"/>printf("slist4: "); </text:p>
            <text:p text:style-name="P85"><text:s text:c="4"/>algo_for_each(slist_begin(cpslist_coll4), slist_end(cpslist_coll4), _print); </text:p>
            <text:p text:style-name="P85"><text:s text:c="4"/>printf("\n\n"); </text:p>
            <text:p text:style-name="P85">} </text:p>
            <text:p text:style-name="P85"/>
            <text:p text:style-name="P85">int main(int argc, char* argv[]) </text:p>
            <text:p text:style-name="P85">{ </text:p>
            <text:p text:style-name="P85"><text:s text:c="4"/>slist_t* pslist_coll1 = create_slist(int); </text:p>
            <text:p text:style-name="P85"><text:s text:c="4"/>slist_t* pslist_coll2 = create_slist(int); </text:p>
            <text:p text:style-name="P85"><text:s text:c="4"/>slist_t* pslist_coll3 = create_slist(int); </text:p>
            <text:p text:style-name="P85"><text:s text:c="4"/>slist_t* pslist_coll4 = create_slist(int); </text:p>
            <text:p text:style-name="P85"><text:s text:c="4"/>int i = 0; </text:p>
            <text:p text:style-name="P85"/>
            <text:p text:style-name="P85"><text:s text:c="4"/>if(pslist_coll1 == NULL || pslist_coll2 == NULL || </text:p>
            <text:p text:style-name="P85"><text:s text:c="7"/>pslist_coll3 == NULL || pslist_coll4 == NULL) </text:p>
            <text:p text:style-name="P85"><text:s text:c="4"/>{ </text:p>
            <text:p text:style-name="P85"><text:s text:c="8"/>return -1; </text:p>
            <text:p text:style-name="P85"><text:s text:c="4"/>} </text:p>
            <text:p text:style-name="P85"/>
            <text:p text:style-name="P85"><text:s text:c="4"/>slist_init(pslist_coll1); </text:p>
            <text:p text:style-name="P85"><text:s text:c="4"/>slist_init(pslist_coll2); </text:p>
            <text:p text:style-name="P85"><text:s text:c="4"/>slist_init(pslist_coll3); </text:p>
            <text:p text:style-name="P85"><text:soft-page-break/><text:s text:c="4"/>slist_init(pslist_coll4); </text:p>
            <text:p text:style-name="P85"/>
            <text:p text:style-name="P85"><text:s text:c="4"/>for(i = 0; i &lt; 6; ++i) </text:p>
            <text:p text:style-name="P85"><text:s text:c="4"/>{ </text:p>
            <text:p text:style-name="P85"><text:s text:c="8"/>slist_push_front(pslist_coll1, i + 1); </text:p>
            <text:p text:style-name="P85"><text:s text:c="8"/>slist_push_front(pslist_coll2, - i - 1); </text:p>
            <text:p text:style-name="P85"><text:s text:c="8"/>slist_push_front(pslist_coll3, i + 1); </text:p>
            <text:p text:style-name="P85"><text:s text:c="8"/>slist_push_front(pslist_coll4, - i - 1); </text:p>
            <text:p text:style-name="P85"><text:s text:c="4"/>} </text:p>
            <text:p text:style-name="P85"><text:s text:c="4"/>_print_slist(pslist_coll1, pslist_coll2, pslist_coll3, pslist_coll4); </text:p>
            <text:p text:style-name="P85"/>
            <text:p text:style-name="P85"><text:s text:c="4"/>slist_splice_pos( </text:p>
            <text:p text:style-name="P85"><text:s text:c="8"/>pslist_coll1, </text:p>
            <text:p text:style-name="P85"><text:s text:c="8"/>algo_find(slist_begin(pslist_coll1), slist_end(pslist_coll1), 3), </text:p>
            <text:p text:style-name="P85"><text:s text:c="8"/>pslist_coll2, </text:p>
            <text:p text:style-name="P85"><text:s text:c="8"/>algo_find(slist_begin(pslist_coll2), slist_end(pslist_coll2), -3)); </text:p>
            <text:p text:style-name="P85"><text:s text:c="4"/>slist_splice_after_pos( </text:p>
            <text:p text:style-name="P85"><text:s text:c="8"/>pslist_coll3, </text:p>
            <text:p text:style-name="P85"><text:s text:c="8"/>algo_find(slist_begin(pslist_coll3), slist_end(pslist_coll3), 3), </text:p>
            <text:p text:style-name="P85"><text:s text:c="8"/>pslist_coll4, </text:p>
            <text:p text:style-name="P85"><text:s text:c="8"/>algo_find(slist_begin(pslist_coll4), slist_end(pslist_coll4), -3)); </text:p>
            <text:p text:style-name="P85"/>
            <text:p text:style-name="P85"><text:s text:c="4"/>_print_slist(pslist_coll1, pslist_coll2, pslist_coll3, pslist_coll4); </text:p>
            <text:p text:style-name="P85"/>
            <text:p text:style-name="P85"><text:s text:c="4"/>slist_destroy(pslist_coll1); </text:p>
            <text:p text:style-name="P85"><text:s text:c="4"/>slist_destroy(pslist_coll2); </text:p>
            <text:p text:style-name="P85"><text:s text:c="4"/>slist_destroy(pslist_coll3); </text:p>
            <text:p text:style-name="P85"><text:s text:c="4"/>slist_destroy(pslist_coll4); </text:p>
            <text:p text:style-name="P85"/>
            <text:p text:style-name="P85"><text:s text:c="4"/>return 0; </text:p>
            <text:p text:style-name="P85">}</text:p>
          </table:table-cell>
        </table:table-row>
      </table:table>
      <text:p text:style-name="P41"/>
      <text:p text:style-name="P37">结果:</text:p>
      <text:p text:style-name="P30">slist1: 6 5 4 3 2 1 </text:p>
      <text:p text:style-name="P30">slist2: -6 -5 -4 -3 -2 -1 </text:p>
      <text:p text:style-name="P30">slist3: 6 5 4 3 2 1 </text:p>
      <text:p text:style-name="P30">slist4: -6 -5 -4 -3 -2 -1 </text:p>
      <text:p text:style-name="P30"/>
      <text:p text:style-name="P30">slist1: 6 5 4 -3 3 2 1 </text:p>
      <text:p text:style-name="P30">slist2: -6 -5 -4 -2 -1 </text:p>
      <text:p text:style-name="P30">slist3: 6 5 4 3 -2 2 1 </text:p>
      <text:p text:style-name="P30">slist4: -6 -5 -4 -3 -1</text:p>
      <text:p text:style-name="P30"/>
      <text:p text:style-name="P30"><text:soft-page-break/><text:s text:c="2"/></text:p>
      <text:list xml:id="list2178026248" text:continue-numbering="true" text:style-name="WW8Num13">
        <text:list-item>
          <text:list>
            <text:list-item>
              <text:h text:style-name="P335" text:outline-level="2"><text:span text:style-name="T18">set_t</text:span>和<text:span text:style-name="T18">multiset_t</text:span></text:h>
            </text:list-item>
          </text:list>
        </text:list-item>
      </text:list>
      <text:p text:style-name="P35"><text:span text:style-name="T12"><text:tab/></text:span><text:span text:style-name="T32">set_t</text:span><text:span text:style-name="T54">和</text:span><text:span text:style-name="T32">multiset_t</text:span><text:span text:style-name="T54">按照某种规则自动排序容器中保存的数据，它们的区别在于</text:span><text:span text:style-name="T32">multiset_t</text:span><text:span text:style-name="T54">允许数据重复但是</text:span><text:span text:style-name="T32">set_t</text:span><text:span text:style-name="T54">不允许。</text:span></text:p>
      <text:p text:style-name="P48"><draw:frame draw:style-name="fr3" draw:name="图形16" text:anchor-type="paragraph" svg:width="19.006cm" svg:height="5.634cm" draw:z-index="18"><draw:image xlink:href="Pictures/10000000000002CB000000D4F52EA0D4.jpg" xlink:type="simple" xlink:show="embed" xlink:actuate="onLoad"/></draw:frame>图 <text:span text:style-name="T18">4.6 set_t</text:span>和<text:span text:style-name="T18">multiset_t</text:span></text:p>
      <text:p text:style-name="P35"><text:span text:style-name="T54">为了使用</text:span><text:span text:style-name="T32">set_t</text:span><text:span text:style-name="T54">和</text:span><text:span text:style-name="T32">multiset_t，</text:span><text:span text:style-name="T54">必须包含头文件</text:span><text:span text:style-name="T35">&lt;cstl/cset_t&gt;</text:span></text:p>
      <text:p text:style-name="P56">#include &lt;cstl/cset_t&gt;</text:p>
      <text:p text:style-name="P35"><text:span text:style-name="T50"><text:tab/></text:span><text:span text:style-name="T32">set_t</text:span><text:span text:style-name="T54">和</text:span><text:span text:style-name="T32">multiset_t在初始化的时候可以指定排序规则，如果用户没有指定排序规则，set_t和multiset_t使用默认的排序规则，这个默认的规则是与数据类型关联的小于操作函数。</text:span></text:p>
      <text:p text:style-name="P28"/>
      <text:list xml:id="list1851873377" text:continue-numbering="true" text:style-name="WW8Num13">
        <text:list-item>
          <text:list>
            <text:list-item>
              <text:list>
                <text:list-item>
                  <text:h text:style-name="P351" text:outline-level="3"><text:span text:style-name="T18">set_t</text:span>和<text:span text:style-name="T18">multiset_t</text:span>的能力</text:h>
                </text:list-item>
              </text:list>
            </text:list-item>
          </text:list>
        </text:list-item>
      </text:list>
      <text:p text:style-name="P37"><text:tab/><text:span text:style-name="T18">set_t</text:span>和<text:span text:style-name="T18">multiset_t</text:span>通常采用平衡二叉树来保存数据(<text:span text:style-name="T18">set_t</text:span>和<text:span text:style-name="T18">multiset_t</text:span>可以采用<text:span text:style-name="T18">avl</text:span>树或红黑树作为底层实现)。</text:p>
      <text:p text:style-name="P45"><draw:frame draw:style-name="fr1" draw:name="图形17" text:anchor-type="paragraph" svg:width="19.006cm" svg:height="7.932cm" draw:z-index="19"><draw:image xlink:href="Pictures/10000000000002CA0000012AEBA20E9C.jpg" xlink:type="simple" xlink:show="embed" xlink:actuate="onLoad"/></draw:frame><text:soft-page-break/>图 <text:span text:style-name="T18">4.7 set_t</text:span>和<text:span text:style-name="T18">multiset_t</text:span>的内部结构</text:p>
      <text:p text:style-name="P37">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18">set_t</text:span>和<text:span text:style-name="T18">multiset_t</text:span>没有提供数据访问的操作，同时要注意的是用户也不能通过迭代器来修改数据。</text:p>
      <text:p text:style-name="P44"/>
      <text:list xml:id="list2181447711" text:continue-numbering="true" text:style-name="WW8Num13">
        <text:list-item>
          <text:list>
            <text:list-item>
              <text:list>
                <text:list-item>
                  <text:h text:style-name="P351" text:outline-level="3"><text:span text:style-name="T18">set_t</text:span>和<text:span text:style-name="T18">multiset_t</text:span>操作</text:h>
                </text:list-item>
              </text:list>
            </text:list-item>
          </text:list>
        </text:list-item>
      </text:list>
      <text:p text:style-name="P35"><text:span text:style-name="T54"><text:tab/></text:span><text:span text:style-name="T32">set_t</text:span><text:span text:style-name="T54">和</text:span><text:span text:style-name="T32">multiset_t</text:span><text:span text:style-name="T54">的操作函数完全一样，这里以</text:span><text:span text:style-name="T32">set_t</text:span><text:span text:style-name="T54">为例介绍，详细的清参考</text:span><text:span text:style-name="T44">《The libcstl Library Reference Manual》</text:span><text:span text:style-name="T44">。</text:span></text:p>
      <text:list xml:id="list574693838" text:style-name="L94">
        <text:list-item>
          <text:p text:style-name="P259">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37"/>
      <text:list xml:id="list117204744" text:style-name="L95">
        <text:list-item>
          <text:p text:style-name="P260">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35"/>
      <text:list xml:id="list1296376153" text:style-name="L96">
        <text:list-item>
          <text:p text:style-name="P261">特殊的查找函数</text:p>
        </text:list-item>
      </text:list>
      <text:p text:style-name="P35"><text:span text:style-name="T50"><text:tab/></text:span><text:span text:style-name="T32">set_t</text:span><text:span text:style-name="T54">和</text:span><text:span text:style-name="T32">multiset_t</text:span><text:span text:style-name="T54">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35"><text:span text:style-name="T18">set_find()</text:span>获得第一个与指定值相等的数据的迭代器，如果没有则返回<text:span text:style-name="T18">set_end()。</text:span></text:p>
      <text:p text:style-name="P35"><text:span text:style-name="T18">set_lower_bound()</text:span>和<text:span text:style-name="T18">set_upper_bound()</text:span>获得一个数据区间的第一个会最后一个迭代器，这个区间中的数据都等于指定的数据，而<text:span text:style-name="T18">set_equal_range()</text:span>的结果是与上面两个操作的总体结果相同，但是它获得的是一个两个元素都是迭代器的<text:span text:style-name="T18">range_t</text:span>者两个迭代器就是区间的边界。</text:p>
      <text:p text:style-name="P43"/>
      <text:p text:style-name="P35">下面是一个如何使用<text:span text:style-name="T18">set_lower_bound()，set_upper_bound()</text:span>和<text:span text:style-name="T18">set_equal_range()</text:span>的例子：</text:p>
      <table:table table:name="表格72" table:style-name="表格72">
        <table:table-column table:style-name="表格72.A"/>
        <table:table-row>
          <table:table-cell table:style-name="表格72.A1" office:value-type="string">
            <text:p text:style-name="P85">/* </text:p>
            <text:p text:style-name="P85"><text:s/>* set2.c </text:p>
            <text:p text:style-name="P85"><text:s/>* compile with : -lcstl </text:p>
            <text:p text:style-name="P85"><text:s/>*/ </text:p>
            <text:p text:style-name="P85"/>
            <text:p text:style-name="P85">#include &lt;stdio.h&gt; </text:p>
            <text:p text:style-name="P85">#include &lt;cstl/cset.h&gt; </text:p>
            <text:p text:style-name="P85"/>
            <text:p text:style-name="P85">int main(int argc, char* argv[]) </text:p>
            <text:p text:style-name="P85">{ </text:p>
            <text:p text:style-name="P85"><text:s text:c="4"/>set_t* pset_coll = create_set(int); </text:p>
            <text:p text:style-name="P85"><text:s text:c="4"/>set_iterator_t it_lower; </text:p>
            <text:p text:style-name="P85"><text:s text:c="4"/>set_iterator_t it_upper; </text:p>
            <text:p text:style-name="P85"><text:s text:c="4"/>range_t t_range; </text:p>
            <text:p text:style-name="P85"/>
            <text:p text:style-name="P85"><text:s text:c="4"/>if(pset_coll == NULL) </text:p>
            <text:p text:style-name="P85"><text:s text:c="4"/>{ </text:p>
            <text:p text:style-name="P85"><text:s text:c="8"/>return -1; </text:p>
            <text:p text:style-name="P85"><text:soft-page-break/><text:s text:c="4"/>} </text:p>
            <text:p text:style-name="P85"/>
            <text:p text:style-name="P85"><text:s text:c="4"/>set_init(pset_coll); </text:p>
            <text:p text:style-name="P85"/>
            <text:p text:style-name="P85"><text:s text:c="4"/>set_insert(pset_coll, 1); </text:p>
            <text:p text:style-name="P85"><text:s text:c="4"/>set_insert(pset_coll, 2); </text:p>
            <text:p text:style-name="P85"><text:s text:c="4"/>set_insert(pset_coll, 4); </text:p>
            <text:p text:style-name="P85"><text:s text:c="4"/>set_insert(pset_coll, 5); </text:p>
            <text:p text:style-name="P85"><text:s text:c="4"/>set_insert(pset_coll, 6); </text:p>
            <text:p text:style-name="P85"/>
            <text:p text:style-name="P85"><text:s text:c="4"/>it_lower = set_lower_bound(pset_coll, 3); </text:p>
            <text:p text:style-name="P85"><text:s text:c="4"/>it_upper = set_upper_bound(pset_coll, 3); </text:p>
            <text:p text:style-name="P85"><text:s text:c="4"/>t_range = set_equal_range(pset_coll, 3); </text:p>
            <text:p text:style-name="P85"><text:s text:c="4"/>printf("set_lower_bound(3) : %d\n", *(int*)iterator_get_pointer(it_lower)); </text:p>
            <text:p text:style-name="P85"><text:s text:c="4"/>printf("set_upper_bound(3) : %d\n", *(int*)iterator_get_pointer(it_upper)); </text:p>
            <text:p text:style-name="P85"><text:s text:c="4"/>printf("set_equal_range(3) : %d %d\n", </text:p>
            <text:p text:style-name="P85"><text:s text:c="8"/>*(int*)iterator_get_pointer(t_range.it_begin), </text:p>
            <text:p text:style-name="P85"><text:s text:c="8"/>*(int*)iterator_get_pointer(t_range.it_end)); </text:p>
            <text:p text:style-name="P85"/>
            <text:p text:style-name="P85"><text:s text:c="4"/>printf("\n"); </text:p>
            <text:p text:style-name="P85"><text:s text:c="4"/>it_lower = set_lower_bound(pset_coll, 5); </text:p>
            <text:p text:style-name="P85"><text:s text:c="4"/>it_upper = set_upper_bound(pset_coll, 5); </text:p>
            <text:p text:style-name="P85"><text:s text:c="4"/>t_range = set_equal_range(pset_coll, 5); </text:p>
            <text:p text:style-name="P85"><text:s text:c="4"/>printf("set_lower_bound(5) : %d\n", *(int*)iterator_get_pointer(it_lower)); </text:p>
            <text:p text:style-name="P85"><text:s text:c="4"/>printf("set_upper_bound(5) : %d\n", *(int*)iterator_get_pointer(it_upper)); </text:p>
            <text:p text:style-name="P85"><text:s text:c="4"/>printf("set_equal_range(5) : %d %d\n", </text:p>
            <text:p text:style-name="P85"><text:s text:c="8"/>*(int*)iterator_get_pointer(t_range.it_begin), </text:p>
            <text:p text:style-name="P85"><text:s text:c="8"/>*(int*)iterator_get_pointer(t_range.it_end)); </text:p>
            <text:p text:style-name="P85"/>
            <text:p text:style-name="P85"><text:s text:c="4"/>set_destroy(pset_coll); </text:p>
            <text:p text:style-name="P85"/>
            <text:p text:style-name="P85"><text:s text:c="4"/>return 0; </text:p>
            <text:p text:style-name="P85">}</text:p>
          </table:table-cell>
        </table:table-row>
      </table:table>
      <text:p text:style-name="P40"/>
      <text:p text:style-name="P36">输出结果：</text:p>
      <text:p text:style-name="P32">set_lower_bound(3) : 4 </text:p>
      <text:p text:style-name="P32">set_upper_bound(3) : 4 </text:p>
      <text:p text:style-name="P32">set_equal_range(3) : 4 4 </text:p>
      <text:p text:style-name="P32"/>
      <text:p text:style-name="P32">set_lower_bound(5) : 5 </text:p>
      <text:p text:style-name="P32">set_upper_bound(5) : 6 </text:p>
      <text:p text:style-name="P32">set_equal_range(5) : 5 6</text:p>
      <text:p text:style-name="P36">如果使用<text:span text:style-name="T18">multiset_t</text:span>会得到同样的结果。</text:p>
      <text:p text:style-name="P36"><text:soft-page-break/></text:p>
      <text:list xml:id="list1971224823" text:style-name="L97">
        <text:list-item>
          <text:p text:style-name="P210">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36"><text:span text:style-name="T18">set_t</text:span>和<text:span text:style-name="T18">multiset_t</text:span>只提供了简单的赋值操作。</text:p>
      <text:p text:style-name="P36"/>
      <text:list xml:id="list899880033" text:style-name="L98">
        <text:list-item>
          <text:p text:style-name="P219"><text:span text:style-name="T63">与</text:span><text:span text:style-name="T62">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36"><text:span text:style-name="T18">set_t</text:span>和<text:span text:style-name="T18">multiset_t</text:span>提供双向迭代器。禁止通过迭代器操作间接的修改容器中的数据，同样禁止将质变算法作用于关联容器。</text:p>
      <text:p text:style-name="P36"/>
      <text:list xml:id="list852731187" text:style-name="L99">
        <text:list-item>
          <text:p text:style-name="P262">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36"><text:tab/>由于<text:span text:style-name="T18">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18">器中与指定数据相等的唯一数据删除，但是multiset_t将容器中所有与指定数据相等的数据都删掉了。</text:span></text:p>
      <text:list xml:id="list1077319436" text:continue-list="list2181447711" text:style-name="WW8Num13">
        <text:list-item>
          <text:list>
            <text:list-item>
              <text:list>
                <text:list-item>
                  <text:h text:style-name="P351" text:outline-level="3"><text:span text:style-name="T18">set_t</text:span>和<text:span text:style-name="T18">multiset_t</text:span>的使用实例</text:h>
                </text:list-item>
              </text:list>
            </text:list-item>
          </text:list>
        </text:list-item>
      </text:list>
      <text:p text:style-name="P41"><text:tab/><text:span text:style-name="T61">下面这个例子展示了</text:span><text:span text:style-name="T37">set_t</text:span><text:span text:style-name="T61">的一些能力：</text:span></text:p>
      <table:table table:name="表格76" table:style-name="表格76">
        <table:table-column table:style-name="表格76.A"/>
        <table:table-row>
          <table:table-cell table:style-name="表格76.A1" office:value-type="string">
            <text:p text:style-name="P85">/* </text:p>
            <text:p text:style-name="P85"><text:s/>* set3.c </text:p>
            <text:p text:style-name="P85"><text:s/>* compile with : -lcstl </text:p>
            <text:p text:style-name="P85"><text:s/>*/ </text:p>
            <text:p text:style-name="P85"/>
            <text:p text:style-name="P85">#include &lt;stdio.h&gt; </text:p>
            <text:p text:style-name="P85">#include &lt;cstl/cset.h&gt; </text:p>
            <text:p text:style-name="P85">#include &lt;cstl/cfunctional.h&gt; /* for fun_greater_int */ </text:p>
            <text:p text:style-name="P85"/>
            <text:p text:style-name="P85"><text:soft-page-break/>int main(int argc, char* argv[]) </text:p>
            <text:p text:style-name="P85">{ </text:p>
            <text:p text:style-name="P85"><text:s text:c="4"/>set_t* pset_coll1 = create_set(int); </text:p>
            <text:p text:style-name="P85"><text:s text:c="4"/>set_t* pset_coll2 = create_set(int); </text:p>
            <text:p text:style-name="P85"><text:s text:c="4"/>set_iterator_t it_pos; </text:p>
            <text:p text:style-name="P85"><text:s text:c="4"/>size_t t_count = 0; </text:p>
            <text:p text:style-name="P85"/>
            <text:p text:style-name="P85"/>
            <text:p text:style-name="P85"><text:s text:c="4"/>if(pset_coll1 == NULL || pset_coll2 == NULL) </text:p>
            <text:p text:style-name="P85"><text:s text:c="4"/>{ </text:p>
            <text:p text:style-name="P85"><text:s text:c="8"/>return -1; </text:p>
            <text:p text:style-name="P85"><text:s text:c="4"/>} </text:p>
            <text:p text:style-name="P85"/>
            <text:p text:style-name="P85"><text:s text:c="4"/>/* empty set container and descending order */ </text:p>
            <text:p text:style-name="P85"><text:s text:c="4"/>set_init_ex(pset_coll1, fun_greater_int); </text:p>
            <text:p text:style-name="P85"/>
            <text:p text:style-name="P85"><text:s text:c="4"/>/* insert elements in random order */ </text:p>
            <text:p text:style-name="P85"><text:s text:c="4"/>set_insert(pset_coll1, 4); </text:p>
            <text:p text:style-name="P85"><text:s text:c="4"/>set_insert(pset_coll1, 3); </text:p>
            <text:p text:style-name="P85"><text:s text:c="4"/>set_insert(pset_coll1, 5); </text:p>
            <text:p text:style-name="P85"><text:s text:c="4"/>set_insert(pset_coll1, 1); </text:p>
            <text:p text:style-name="P85"><text:s text:c="4"/>set_insert(pset_coll1, 6); </text:p>
            <text:p text:style-name="P85"><text:s text:c="4"/>set_insert(pset_coll1, 2); </text:p>
            <text:p text:style-name="P85"><text:s text:c="4"/>set_insert(pset_coll1, 5); </text:p>
            <text:p text:style-name="P85"/>
            <text:p text:style-name="P85"><text:s text:c="4"/>/* iterate over all elements and print them */ </text:p>
            <text:p text:style-name="P85"><text:s text:c="4"/>for(it_pos = set_begin(pset_coll1); </text:p>
            <text:p text:style-name="P85"><text:s text:c="8"/>!iterator_equal(it_pos, set_end(pset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insert 4 again */ </text:p>
            <text:p text:style-name="P85"><text:s text:c="4"/>it_pos = set_insert(pset_coll1, 4); </text:p>
            <text:p text:style-name="P85"><text:s text:c="4"/>if(iterator_equal(it_pos, set_end(pset_coll1))) </text:p>
            <text:p text:style-name="P85"><text:s text:c="4"/>{ </text:p>
            <text:p text:style-name="P85"><text:s text:c="8"/>printf("4 already exists\n"); </text:p>
            <text:p text:style-name="P85"><text:s text:c="4"/>} </text:p>
            <text:p text:style-name="P85"><text:s text:c="4"/>else </text:p>
            <text:p text:style-name="P85"><text:s text:c="4"/>{ </text:p>
            <text:p text:style-name="P85"><text:s text:c="8"/>printf("4 inserted as element %d\n", </text:p>
            <text:p text:style-name="P85"><text:soft-page-break/><text:s text:c="12"/>iterator_distance(set_begin(pset_coll1), it_pos)); </text:p>
            <text:p text:style-name="P85"><text:s text:c="4"/>} </text:p>
            <text:p text:style-name="P85"/>
            <text:p text:style-name="P85"><text:s text:c="4"/>/* initialize set_t with another and ascending order */ </text:p>
            <text:p text:style-name="P85"><text:s text:c="4"/>set_init_copy_range(pset_coll2, set_begin(pset_coll1), set_end(pset_coll1)); </text:p>
            <text:p text:style-name="P85"/>
            <text:p text:style-name="P85"><text:s text:c="4"/>/* print all elements of the copy */ </text:p>
            <text:p text:style-name="P85"><text:s text:c="4"/>for(it_pos = set_begin(pset_coll2); </text:p>
            <text:p text:style-name="P85"><text:s text:c="8"/>!iterator_equal(it_pos, set_end(p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up to element with value 3 */ </text:p>
            <text:p text:style-name="P85"><text:s text:c="4"/>set_erase_range(pset_coll2, set_begin(pset_coll2), set_find(pset_coll2, 3)); </text:p>
            <text:p text:style-name="P85"/>
            <text:p text:style-name="P85"><text:s text:c="4"/>/* remove all elements with value 5 */ </text:p>
            <text:p text:style-name="P85"><text:s text:c="4"/>t_count = set_erase(pset_coll2, 5); </text:p>
            <text:p text:style-name="P85"><text:s text:c="4"/>printf("%u elements removed\n", t_count); </text:p>
            <text:p text:style-name="P85"/>
            <text:p text:style-name="P85"><text:s text:c="4"/>/* print all elements of the copy */ </text:p>
            <text:p text:style-name="P85"><text:s text:c="4"/>for(it_pos = set_begin(pset_coll2); </text:p>
            <text:p text:style-name="P85"><text:s text:c="8"/>!iterator_equal(it_pos, set_end(p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set_destroy(pset_coll1); </text:p>
            <text:p text:style-name="P85"><text:s text:c="4"/>set_destroy(pset_coll2); </text:p>
            <text:p text:style-name="P85"/>
            <text:p text:style-name="P85"><text:s text:c="4"/>return 0; </text:p>
            <text:p text:style-name="P85">}</text:p>
          </table:table-cell>
        </table:table-row>
      </table:table>
      <text:p text:style-name="P51"><text:tab/>在初始化<text:span text:style-name="T18">pset_coll1</text:span>的时候使用了自定义的排序规则<text:span text:style-name="T43">fun_greater_int</text:span><text:span text:style-name="T27">，这是为了让set_t中的数据按照从大到小的顺序排序。在第二次插入数据5的时候</text:span><text:span text:style-name="T45">set_insert(pset_coll1, 5); </text:span><text:span text:style-name="T27">操作失败，同样的还有再次插入数据4的时候插入操作函数也是失败的，并且</text:span><text:span text:style-name="T45">it_pos = set_insert(pset_coll1, 4); </text:span><text:span text:style-name="T27">的返回值是set_end()。在初始化pset_coll2的时候我们使用了拷贝初始化操作函数，从pset_coll1拷贝数据，但是排序规则使用默认的排序规则。</text:span></text:p>
      <text:p text:style-name="P37">输出结果：</text:p>
      <text:p text:style-name="P30">6 5 4 3 2 1 </text:p>
      <text:p text:style-name="P30">4 already exists </text:p>
      <text:p text:style-name="P30"><text:soft-page-break/>1 2 3 4 5 6 </text:p>
      <text:p text:style-name="P30">1 elements removed </text:p>
      <text:p text:style-name="P30">3 4 6 </text:p>
      <text:p text:style-name="P41"/>
      <text:p text:style-name="P37">同样的程序如果使用<text:span text:style-name="T18">multiset_t</text:span>会出现不同的结果：</text:p>
      <table:table table:name="表格77" table:style-name="表格77">
        <table:table-column table:style-name="表格77.A"/>
        <table:table-row>
          <table:table-cell table:style-name="表格77.A1" office:value-type="string">
            <text:p text:style-name="P85">/* </text:p>
            <text:p text:style-name="P85"><text:s/>* multiset2.c </text:p>
            <text:p text:style-name="P85"><text:s/>* compile with : -lcstl </text:p>
            <text:p text:style-name="P85"><text:s/>*/ </text:p>
            <text:p text:style-name="P85"/>
            <text:p text:style-name="P85">#include &lt;stdio.h&gt; </text:p>
            <text:p text:style-name="P85">#include &lt;cstl/cset.h&gt; </text:p>
            <text:p text:style-name="P85">#include &lt;cstl/cfunctional.h&gt; /* for fun_greater_int */ </text:p>
            <text:p text:style-name="P85"/>
            <text:p text:style-name="P85">int main(int argc, char* argv[]) </text:p>
            <text:p text:style-name="P85">{ </text:p>
            <text:p text:style-name="P85"><text:s text:c="4"/>multiset_t* pmset_coll1 = create_multiset(int); </text:p>
            <text:p text:style-name="P85"><text:s text:c="4"/>multiset_t* pmset_coll2 = create_multiset(int); </text:p>
            <text:p text:style-name="P85"><text:s text:c="4"/>multiset_iterator_t it_pos; </text:p>
            <text:p text:style-name="P85"><text:s text:c="4"/>size_t t_count = 0; </text:p>
            <text:p text:style-name="P85"/>
            <text:p text:style-name="P85"/>
            <text:p text:style-name="P85"><text:s text:c="4"/>if(pmset_coll1 == NULL || pmset_coll2 == NULL) </text:p>
            <text:p text:style-name="P85"><text:s text:c="4"/>{ </text:p>
            <text:p text:style-name="P85"><text:s text:c="8"/>return -1; </text:p>
            <text:p text:style-name="P85"><text:s text:c="4"/>} </text:p>
            <text:p text:style-name="P85"/>
            <text:p text:style-name="P85"><text:s text:c="4"/>/* empty multiset container and descending order */ </text:p>
            <text:p text:style-name="P85"><text:s text:c="4"/>multiset_init_ex(pmset_coll1, fun_greater_int); </text:p>
            <text:p text:style-name="P85"/>
            <text:p text:style-name="P85"><text:s text:c="4"/>/* insert elements in random order */ </text:p>
            <text:p text:style-name="P85"><text:s text:c="4"/>multiset_insert(pmset_coll1, 4); </text:p>
            <text:p text:style-name="P85"><text:s text:c="4"/>multiset_insert(pmset_coll1, 3); </text:p>
            <text:p text:style-name="P85"><text:s text:c="4"/>multiset_insert(pmset_coll1, 5); </text:p>
            <text:p text:style-name="P85"><text:s text:c="4"/>multiset_insert(pmset_coll1, 1); </text:p>
            <text:p text:style-name="P85"><text:s text:c="4"/>multiset_insert(pmset_coll1, 6); </text:p>
            <text:p text:style-name="P85"><text:s text:c="4"/>multiset_insert(pmset_coll1, 2); </text:p>
            <text:p text:style-name="P85"><text:s text:c="4"/>multiset_insert(pmset_coll1, 5); </text:p>
            <text:p text:style-name="P85"/>
            <text:p text:style-name="P85"><text:s text:c="4"/>/* iterate over all elements and print them */ </text:p>
            <text:p text:style-name="P85"><text:s text:c="4"/>for(it_pos = multiset_begin(pmset_coll1); </text:p>
            <text:p text:style-name="P85"><text:s text:c="8"/>!iterator_equal(it_pos, multiset_end(pmset_coll1)); </text:p>
            <text:p text:style-name="P85"><text:s text:c="8"/>it_pos = iterator_next(it_pos)) </text:p>
            <text:p text:style-name="P85"><text:soft-page-break/><text:s text:c="4"/>{ </text:p>
            <text:p text:style-name="P85"><text:s text:c="8"/>printf("%d ", *(int*)iterator_get_pointer(it_pos)); </text:p>
            <text:p text:style-name="P85"><text:s text:c="4"/>} </text:p>
            <text:p text:style-name="P85"><text:s text:c="4"/>printf("\n"); </text:p>
            <text:p text:style-name="P85"/>
            <text:p text:style-name="P85"><text:s text:c="4"/>/* insert 4 again */ </text:p>
            <text:p text:style-name="P85"><text:s text:c="4"/>it_pos = multiset_insert(pmset_coll1, 4); </text:p>
            <text:p text:style-name="P85"><text:s text:c="4"/>if(iterator_equal(it_pos, multiset_end(pmset_coll1))) </text:p>
            <text:p text:style-name="P85"><text:s text:c="4"/>{ </text:p>
            <text:p text:style-name="P85"><text:s text:c="8"/>printf("4 already exists\n"); </text:p>
            <text:p text:style-name="P85"><text:s text:c="4"/>} </text:p>
            <text:p text:style-name="P85"><text:s text:c="4"/>else </text:p>
            <text:p text:style-name="P85"><text:s text:c="4"/>{ </text:p>
            <text:p text:style-name="P85"><text:s text:c="8"/>printf("4 inserted as element %d\n", </text:p>
            <text:p text:style-name="P85"><text:s text:c="12"/>iterator_distance(multiset_begin(pmset_coll1), it_pos)); </text:p>
            <text:p text:style-name="P85"><text:s text:c="4"/>} </text:p>
            <text:p text:style-name="P85"/>
            <text:p text:style-name="P85"><text:s text:c="4"/>/* initialize multiset_t with another and ascending order */ </text:p>
            <text:p text:style-name="P85"><text:s text:c="4"/>multiset_init_copy_range(pmset_coll2, </text:p>
            <text:p text:style-name="P85"><text:s text:c="8"/>multiset_begin(pmset_coll1), multiset_end(pmset_coll1)); </text:p>
            <text:p text:style-name="P85"/>
            <text:p text:style-name="P85"><text:s text:c="4"/>/* print all elements of the copy */ </text:p>
            <text:p text:style-name="P85"><text:s text:c="4"/>for(it_pos = multiset_begin(pmset_coll2); </text:p>
            <text:p text:style-name="P85"><text:s text:c="8"/>!iterator_equal(it_pos, multiset_end(pm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up to element with value 3 */ </text:p>
            <text:p text:style-name="P85"><text:s text:c="4"/>multiset_erase_range(pmset_coll2, </text:p>
            <text:p text:style-name="P85"><text:s text:c="8"/>multiset_begin(pmset_coll2), multiset_find(pmset_coll2, 3)); </text:p>
            <text:p text:style-name="P85"/>
            <text:p text:style-name="P85"><text:s text:c="4"/>/* remove all elements with value 5 */ </text:p>
            <text:p text:style-name="P85"><text:s text:c="4"/>t_count = multiset_erase(pmset_coll2, 5); </text:p>
            <text:p text:style-name="P85"><text:s text:c="4"/>printf("%u elements removed\n", t_count); </text:p>
            <text:p text:style-name="P85"/>
            <text:p text:style-name="P85"><text:s text:c="4"/>/* print all elements of the copy */ </text:p>
            <text:p text:style-name="P85"><text:s text:c="4"/>for(it_pos = multiset_begin(pmset_coll2); </text:p>
            <text:p text:style-name="P85"><text:s text:c="8"/>!iterator_equal(it_pos, multiset_end(pmset_coll2)); </text:p>
            <text:p text:style-name="P85"><text:s text:c="8"/>it_pos = iterator_next(it_pos)) </text:p>
            <text:p text:style-name="P85"><text:s text:c="4"/>{ </text:p>
            <text:p text:style-name="P85"><text:soft-page-break/><text:s text:c="8"/>printf("%d ", *(int*)iterator_get_pointer(it_pos)); </text:p>
            <text:p text:style-name="P85"><text:s text:c="4"/>} </text:p>
            <text:p text:style-name="P85"><text:s text:c="4"/>printf("\n"); </text:p>
            <text:p text:style-name="P85"/>
            <text:p text:style-name="P85"><text:s text:c="4"/>multiset_destroy(pmset_coll1); </text:p>
            <text:p text:style-name="P85"><text:s text:c="4"/>multiset_destroy(pmset_coll2); </text:p>
            <text:p text:style-name="P85"/>
            <text:p text:style-name="P85"><text:s text:c="4"/>return 0; </text:p>
            <text:p text:style-name="P85">}</text:p>
          </table:table-cell>
        </table:table-row>
      </table:table>
      <text:p text:style-name="P41"/>
      <text:p text:style-name="P37">输出的结果：</text:p>
      <text:p text:style-name="P30">6 5 5 4 3 2 1 </text:p>
      <text:p text:style-name="P30">4 inserted as element 4 </text:p>
      <text:p text:style-name="P30">1 2 3 4 4 5 5 6 </text:p>
      <text:p text:style-name="P30">2 elements removed </text:p>
      <text:p text:style-name="P30">3 4 4 6 </text:p>
      <text:p text:style-name="P30"/>
      <text:p text:style-name="P30"/>
      <text:list xml:id="list405036274" text:continue-numbering="true" text:style-name="WW8Num13">
        <text:list-item>
          <text:list>
            <text:list-item>
              <text:h text:style-name="P335" text:outline-level="2"><text:span text:style-name="T18">map_t</text:span>和<text:span text:style-name="T18">multimap_t</text:span></text:h>
            </text:list-item>
          </text:list>
        </text:list-item>
      </text:list>
      <text:p text:style-name="P35"><text:span text:style-name="T50"><text:tab/></text:span><text:span text:style-name="T32">map_t</text:span><text:span text:style-name="T54">和</text:span><text:span text:style-name="T32">multimap_t</text:span><text:span text:style-name="T54">都是已</text:span><text:span text:style-name="T32">key/value</text:span><text:span text:style-name="T54">这种形式保存数据，所以</text:span><text:span text:style-name="T32">map_t</text:span><text:span text:style-name="T54">和</text:span><text:span text:style-name="T32">multimap_t</text:span><text:span text:style-name="T54">中保存的都是</text:span><text:span text:style-name="T32">pair_t</text:span><text:span text:style-name="T54">类型。容器使用</text:span><text:span text:style-name="T32">key</text:span><text:span text:style-name="T54">通过某种规则对保存在其中的数据进行排序。这两个容器的不同点就是</text:span><text:span text:style-name="T32">multimap_t</text:span><text:span text:style-name="T54">允许</text:span><text:span text:style-name="T32">key</text:span><text:span text:style-name="T54">重复。</text:span></text:p>
      <text:p text:style-name="P48"><draw:frame draw:style-name="fr2" draw:name="图形18" text:anchor-type="paragraph" svg:width="19.006cm" svg:height="6.539cm" draw:z-index="20"><draw:image xlink:href="Pictures/10000000000002CB000000F60A365ACD.jpg" xlink:type="simple" xlink:show="embed" xlink:actuate="onLoad"/></draw:frame>图 <text:span text:style-name="T18">4.8 map_t</text:span>和<text:span text:style-name="T18">multimap_t</text:span></text:p>
      <text:p text:style-name="P35"><text:span text:style-name="T54">要使用</text:span><text:span text:style-name="T32">map_t</text:span><text:span text:style-name="T54">和</text:span><text:span text:style-name="T32">multimap_t</text:span><text:span text:style-name="T54">必须包含头文件</text:span><text:span text:style-name="T35">&lt;cstl/cmap.h&gt;</text:span></text:p>
      <text:p text:style-name="P56">#include &lt;cstl/cmap.h&gt;</text:p>
      <text:p text:style-name="P35"><text:span text:style-name="T50"><text:tab/></text:span><text:span text:style-name="T62">用户可以在初始化容器的时候指定排序规则，如果没有指定排序规则使用默认的排序规则。</text:span><text:span text:style-name="T35">map_t</text:span><text:span text:style-name="T62">和</text:span><text:span text:style-name="T35">multimap_t</text:span><text:span text:style-name="T62">类型都是根据</text:span><text:span text:style-name="T35">key</text:span><text:span text:style-name="T62">排序的，不管是默认的排序规则还是用户指定的排序规则都是针对与</text:span><text:span text:style-name="T35">key</text:span><text:span text:style-name="T62">的，与</text:span><text:span text:style-name="T35">value</text:span><text:span text:style-name="T62">无关。</text:span></text:p>
      <text:p text:style-name="P51"><text:soft-page-break/></text:p>
      <text:list xml:id="list159144725" text:continue-numbering="true" text:style-name="WW8Num13">
        <text:list-item>
          <text:list>
            <text:list-item>
              <text:list>
                <text:list-item>
                  <text:h text:style-name="P351" text:outline-level="3"><text:span text:style-name="T18">map_t</text:span>和<text:span text:style-name="T18">multimap_t</text:span>的能力</text:h>
                </text:list-item>
              </text:list>
            </text:list-item>
          </text:list>
        </text:list-item>
      </text:list>
      <text:p text:style-name="P37"><text:tab/>与其他的关联容器一样，<text:span text:style-name="T18">map_t</text:span>和<text:span text:style-name="T18">multimap_t</text:span>也是使用平衡二叉树实现的。其实<text:span text:style-name="T18">set_t，multiset_t，map_t，</text:span></text:p>
      <text:p text:style-name="P37"><text:span text:style-name="T18">multimap_t</text:span>都是使用统一的内部实现，所以你可以认为<text:span text:style-name="T18">set_t，</text:span><text:span text:style-name="T43"> multiset_t</text:span>是特殊<text:span text:style-name="T18">map_t，multimap_t，</text:span>只是它们的<text:span text:style-name="T18">key</text:span>和<text:span text:style-name="T18">value</text:span>是一样的都是数据本身。</text:p>
      <text:p text:style-name="P38"><draw:frame draw:style-name="fr3" draw:name="图形19" text:anchor-type="paragraph" svg:width="19.006cm" svg:height="7.65cm" draw:z-index="21"><draw:image xlink:href="Pictures/10000000000002CE00000121E24E060B.jpg" xlink:type="simple" xlink:show="embed" xlink:actuate="onLoad"/></draw:frame><text:span text:style-name="T71">图 </text:span><text:span text:style-name="T46">4.9 map_t</text:span><text:span text:style-name="T71">和</text:span><text:span text:style-name="T46">multimap_t</text:span><text:span text:style-name="T71">的内部结构</text:span></text:p>
      <text:p text:style-name="P75">容器根据数据的<text:span text:style-name="T18">key</text:span>排序数据，所以根据某个<text:span text:style-name="T18">key</text:span>查找数据很高效，但是根据某个<text:span text:style-name="T18">value</text:span>查找数据效率很低。 <text:span text:style-name="T18">map_t</text:span>和<text:span text:style-name="T18">multimap_t</text:span>具有与<text:span text:style-name="T18">set_t</text:span>和<text:span text:style-name="T18">multiset_t</text:span>相同的操作函数，同时也具有同样的特定：不能直接或间接修改容器中的数据<text:span text:style-name="T18">(map_t</text:span>和<text:span text:style-name="T18">multimap_t</text:span>中是不能修改数据的<text:span text:style-name="T18">key，</text:span>但是<text:span text:style-name="T18">value</text:span>可以修改<text:span text:style-name="T18">)</text:span>。</text:p>
      <text:list xml:id="list1627457012" text:continue-numbering="true" text:style-name="WW8Num13">
        <text:list-item>
          <text:list>
            <text:list-item>
              <text:list>
                <text:list-item>
                  <text:h text:style-name="P351" text:outline-level="3"><text:span text:style-name="T18">map_t</text:span>和<text:span text:style-name="T18">multimap_t</text:span>的操作</text:h>
                </text:list-item>
              </text:list>
            </text:list-item>
          </text:list>
        </text:list-item>
      </text:list>
      <text:p text:style-name="P35"><text:span text:style-name="T54"><text:tab/></text:span><text:span text:style-name="T32">map_t</text:span><text:span text:style-name="T54">和</text:span><text:span text:style-name="T32">multimap_t</text:span><text:span text:style-name="T54">的操作都是相同的，只有一个地方不同，会在后面的章节介绍。下面只列出了</text:span><text:span text:style-name="T32">map_t</text:span><text:span text:style-name="T54">的相关的操作函数，具体的清参考</text:span><text:span text:style-name="T44">《The libcstl Library Reference Manual》</text:span><text:span text:style-name="T54">。</text:span></text:p>
      <text:list xml:id="list1182546900" text:style-name="L100">
        <text:list-item>
          <text:p text:style-name="P263">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37"><text:tab/><text:span text:style-name="T18">map_t</text:span>和<text:span text:style-name="T18">multimap_t</text:span>保存的都是<text:span text:style-name="T18">key/value</text:span>，所以在创建的时候<text:span text:style-name="T18">key</text:span>和<text:span text:style-name="T18">value</text:span>的类型都要指明。</text:p>
      <text:p text:style-name="P37"/>
      <text:list xml:id="list647111186" text:style-name="L101">
        <text:list-item>
          <text:p text:style-name="P264">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35"/>
      <text:list xml:id="list1801837901" text:style-name="L102">
        <text:list-item>
          <text:p text:style-name="P265">特殊的查找函数</text:p>
        </text:list-item>
      </text:list>
      <text:p text:style-name="P35"><text:span text:style-name="T50"><text:tab/></text:span><text:span text:style-name="T32">map_t</text:span><text:span text:style-name="T54">和</text:span><text:span text:style-name="T32">multimap_t</text:span><text:span text:style-name="T54">同样提供了特殊查找函数，但是这些函数是基于数据的</text:span><text:span text:style-name="T32">key，</text:span><text:span text:style-name="T54">例如要查找指定的</text:span><text:span text:style-name="T32">key</text:span><text:span text:style-name="T54">使用</text:span><text:span text:style-name="T32">map_find()</text:span><text:span text:style-name="T54">操作函数，但是如果要查找指定的</text:span><text:span text:style-name="T32">value</text:span><text:span text:style-name="T54">就不能使用</text:span><text:span text:style-name="T32">map_find()</text:span><text:span text:style-name="T54">了，使用</text:span><text:span text:style-name="T32">algo_find_if()</text:span><text:span text:style-name="T54">可用做到，但是没有</text:span><text:span text:style-name="T32">map_find()</text:span><text:span text:style-name="T54">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37"/>
      <text:list xml:id="list1026267312" text:style-name="L103">
        <text:list-item>
          <text:p text:style-name="P211">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37"/>
      <text:list xml:id="list845564974" text:style-name="L104">
        <text:list-item>
          <text:p text:style-name="P212">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36"><text:span text:style-name="T18">map_t</text:span>和<text:span text:style-name="T18">multimap_t</text:span>提供双向迭代器。禁止通过迭代器操作间接的修改容器中数据的<text:span text:style-name="T18">key，</text:span>但是可以修改数据的<text:span text:style-name="T18">value，</text:span>同样禁止将质变算法作用于关联容器。</text:p>
      <text:p text:style-name="P37"/>
      <text:list xml:id="list604468637" text:style-name="L105">
        <text:list-item>
          <text:p text:style-name="P266">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36"><text:tab/>由于<text:span text:style-name="T18">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37"/>
      <text:list xml:id="list1887456483" text:continue-list="list1627457012" text:style-name="WW8Num13">
        <text:list-item>
          <text:list>
            <text:list-item>
              <text:list>
                <text:list-item>
                  <text:h text:style-name="P351" text:outline-level="3">将<text:span text:style-name="T18">map_t</text:span>作为关联数组使用</text:h>
                </text:list-item>
              </text:list>
            </text:list-item>
          </text:list>
        </text:list-item>
      </text:list>
      <text:p text:style-name="P37"><text:tab/>关联容器是不提供数据访问操作的，但是<text:span text:style-name="T18">map_t</text:span>例外，它提供了一个通过下标对数据进行随即访问的操作函数，所以可以将<text:span text:style-name="T18">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37"><text:tab/>这个操作函数使用<text:span text:style-name="T18">key</text:span>为下标，返回指向数据的<text:span text:style-name="T18">value</text:span>的指针。如果容器中没有以<text:span text:style-name="T18">key</text:span>为键值的数据则先向容器中插入一个键值为<text:span text:style-name="T18">key，value</text:span>为该数据类型的默认值的数据然后返回指向<text:span text:style-name="T18">value</text:span>的指针。</text:p>
      <text:p text:style-name="P37">例如：</text:p>
      <text:p text:style-name="P56">map_t* pmap_coll = create_map(char, double);</text:p>
      <text:p text:style-name="P56">...</text:p>
      <text:p text:style-name="P56">map_init(pmap_coll);</text:p>
      <text:p text:style-name="P56">...</text:p>
      <text:p text:style-name="P56">*(double*)map_at(pmap_coll, ‘A’) = 7.7;</text:p>
      <text:p text:style-name="P73"><text:span text:style-name="T54">这个例子中</text:span><text:span text:style-name="T35">*(double*)map_at(pmap_coll, ‘A’) = 7.7;</text:span><text:span text:style-name="T54">是对键值为</text:span><text:span text:style-name="T44">’A’</text:span><text:span text:style-name="T54">的数据的访问，如果容器中包含键值为</text:span><text:span text:style-name="T44">’A’</text:span><text:span text:style-name="T54">的数据，就将这个数据的</text:span><text:span text:style-name="T32">value</text:span><text:span text:style-name="T54">改为</text:span><text:span text:style-name="T32">7.7，</text:span><text:span text:style-name="T54">如果没有就插入一个</text:span><text:span text:style-name="T32">(‘A’, 0.0)</text:span><text:span text:style-name="T54">的数据，然后在将</text:span><text:span text:style-name="T32">0.0</text:span><text:span text:style-name="T54">改为</text:span><text:span text:style-name="T32">7.7</text:span><text:span text:style-name="T54">。</text:span></text:p>
      <text:p text:style-name="P37"><text:tab/>这个操作有一个缺点，那就是调用者可能偶然或者错误的插了新数据。如：</text:p>
      <text:p text:style-name="P56">printf(“value = %f\n”, *(double*)map_at(pmap_coll, ‘A’));</text:p>
      <text:p text:style-name="P37">如果容器中有键值为<text:span text:style-name="T43">’A’</text:span>的数据这个操作没有任何错误，但是如果没有那么就无声无息的插入了一个新数据 <text:span text:style-name="T18">(‘A’,0.0)。</text:span></text:p>
      <text:p text:style-name="P28"/>
      <text:list xml:id="list1003504811" text:continue-numbering="true" text:style-name="WW8Num13">
        <text:list-item>
          <text:list>
            <text:list-item>
              <text:list>
                <text:list-item>
                  <text:h text:style-name="P351" text:outline-level="3"><text:span text:style-name="T18">map_t</text:span>和<text:span text:style-name="T18">multimap_t</text:span>的使用实例</text:h>
                </text:list-item>
              </text:list>
            </text:list-item>
          </text:list>
        </text:list-item>
      </text:list>
      <text:p text:style-name="P37"><text:span text:style-name="T18">map_t</text:span>作为关联数组，这个例子使用<text:span text:style-name="T18">map_t</text:span>来反应股价，其中<text:span text:style-name="T18">key</text:span>是公司名称，<text:span text:style-name="T18">value</text:span>是股价：</text:p>
      <table:table table:name="表格85" table:style-name="表格85">
        <table:table-column table:style-name="表格85.A"/>
        <table:table-row>
          <table:table-cell table:style-name="表格85.A1" office:value-type="string">
            <text:p text:style-name="P85">/* </text:p>
            <text:p text:style-name="P85"><text:s/>* map2.c </text:p>
            <text:p text:style-name="P85"><text:soft-page-break/><text:s/>* compile with : -lcstl </text:p>
            <text:p text:style-name="P85"><text:s/>*/ </text:p>
            <text:p text:style-name="P85"/>
            <text:p text:style-name="P85">#include &lt;stdio.h&gt; </text:p>
            <text:p text:style-name="P85">#include &lt;cstl/cmap.h&gt; </text:p>
            <text:p text:style-name="P85"/>
            <text:p text:style-name="P85">int main(int argc, char* argv[]) </text:p>
            <text:p text:style-name="P85">{ </text:p>
            <text:p text:style-name="P85"><text:s text:c="4"/>map_t* pmap_stocks = create_map(char*, double); </text:p>
            <text:p text:style-name="P85"><text:s text:c="4"/>map_iterator_t it_pos; </text:p>
            <text:p text:style-name="P85"/>
            <text:p text:style-name="P85"><text:s text:c="4"/>if(pmap_stocks == NULL) </text:p>
            <text:p text:style-name="P85"><text:s text:c="4"/>{ </text:p>
            <text:p text:style-name="P85"><text:s text:c="8"/>return -1; </text:p>
            <text:p text:style-name="P85"><text:s text:c="4"/>} </text:p>
            <text:p text:style-name="P85"/>
            <text:p text:style-name="P85"><text:s text:c="4"/>map_init(pmap_stocks); </text:p>
            <text:p text:style-name="P85"/>
            <text:p text:style-name="P85"><text:s text:c="4"/>*(double*)map_at(pmap_stocks, "Google") = 834.50; </text:p>
            <text:p text:style-name="P85"><text:s text:c="4"/>*(double*)map_at(pmap_stocks, "IBM") = 431.93; </text:p>
            <text:p text:style-name="P85"><text:s text:c="4"/>*(double*)map_at(pmap_stocks, "Apple") = 557.28; </text:p>
            <text:p text:style-name="P85"><text:s text:c="4"/>*(double*)map_at(pmap_stocks, "MS") = 691.03; </text:p>
            <text:p text:style-name="P85"><text:s text:c="4"/>*(double*)map_at(pmap_stocks, "Oracle") = 670.37; </text:p>
            <text:p text:style-name="P85"/>
            <text:p text:style-name="P85"><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all price double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double*)pair_second((pair_t*)iterator_get_pointer(it_pos)) *= 2; </text:p>
            <text:p text:style-name="P85"><text:s text:c="4"/>} </text:p>
            <text:p text:style-name="P85"/>
            <text:p text:style-name="P85"><text:soft-page-break/><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rename the key from "MS" to "Microsoft" */ </text:p>
            <text:p text:style-name="P85"><text:s text:c="4"/>*(double*)map_at(pmap_stocks, "Microsoft") = </text:p>
            <text:p text:style-name="P85"><text:s text:c="8"/>*(double*)map_at(pmap_stocks, "MS"); </text:p>
            <text:p text:style-name="P85"><text:s text:c="4"/>map_erase(pmap_stocks, "MS"); </text:p>
            <text:p text:style-name="P85"/>
            <text:p text:style-name="P85"><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map_destroy(pmap_stocks); </text:p>
            <text:p text:style-name="P85"/>
            <text:p text:style-name="P85"><text:s text:c="4"/>return 0; </text:p>
            <text:p text:style-name="P85">}</text:p>
          </table:table-cell>
        </table:table-row>
      </table:table>
      <text:p text:style-name="P41"/>
      <text:p text:style-name="P37">输出结果:</text:p>
      <text:p text:style-name="P30">stock:Apple<text:tab/><text:tab/>price:557.280000 </text:p>
      <text:p text:style-name="P30">stock:Google<text:tab/><text:tab/>price:834.500000 </text:p>
      <text:p text:style-name="P30">stock:IBM<text:tab/><text:tab/>price:431.930000 </text:p>
      <text:p text:style-name="P30">stock:MS<text:tab/><text:tab/><text:tab/>price:691.030000 </text:p>
      <text:p text:style-name="P30">stock:Oracle<text:tab/><text:tab/>price:670.370000 </text:p>
      <text:p text:style-name="P30"/>
      <text:p text:style-name="P30">stock:Apple<text:tab/><text:tab/>price:1114.560000 </text:p>
      <text:p text:style-name="P30">stock:Google<text:tab/><text:tab/>price:1669.000000 </text:p>
      <text:p text:style-name="P30">stock:IBM<text:tab/><text:tab/>price:863.860000 </text:p>
      <text:p text:style-name="P30">stock:MS<text:tab/><text:tab/><text:tab/>price:1382.060000 </text:p>
      <text:p text:style-name="P30"><text:soft-page-break/>stock:Oracle<text:tab/><text:tab/>price:1340.740000 </text:p>
      <text:p text:style-name="P30"/>
      <text:p text:style-name="P30">stock:Apple<text:tab/><text:tab/>price:1114.560000 </text:p>
      <text:p text:style-name="P30">stock:Google<text:tab/><text:tab/>price:1669.000000 </text:p>
      <text:p text:style-name="P30">stock:IBM<text:tab/><text:tab/>price:863.860000 </text:p>
      <text:p text:style-name="P30">stock:Microsoft<text:tab/>price:1382.060000 </text:p>
      <text:p text:style-name="P30">stock:Oracle<text:tab/><text:tab/>price:1340.740000 </text:p>
      <text:p text:style-name="P41"/>
      <text:p text:style-name="P37"><text:tab/>下面这个例子将<text:span text:style-name="T18">multimap_t</text:span>作为字典来使用：</text:p>
      <table:table table:name="表格86" table:style-name="表格86">
        <table:table-column table:style-name="表格86.A"/>
        <table:table-row>
          <table:table-cell table:style-name="表格86.A1" office:value-type="string">
            <text:p text:style-name="P85">/* </text:p>
            <text:p text:style-name="P85"><text:s/>* multimap2.c </text:p>
            <text:p text:style-name="P85"><text:s/>* compile with : -lcstl </text:p>
            <text:p text:style-name="P85"><text:s/>*/ </text:p>
            <text:p text:style-name="P85"/>
            <text:p text:style-name="P85">#include &lt;stdio.h&gt; </text:p>
            <text:p text:style-name="P85">#include &lt;string.h&gt; </text:p>
            <text:p text:style-name="P85">#include &lt;cstl/cmap.h&gt; </text:p>
            <text:p text:style-name="P85"/>
            <text:p text:style-name="P85">int main(int argc, char* argv[]) </text:p>
            <text:p text:style-name="P85">{ </text:p>
            <text:p text:style-name="P85"><text:s text:c="4"/>multimap_t* pmmap_dict = create_multimap(char*, char*); </text:p>
            <text:p text:style-name="P85"><text:s text:c="4"/>pair_t* ppair_item = create_pair(char*, char*); </text:p>
            <text:p text:style-name="P85"><text:s text:c="4"/>multimap_iterator_t it_pos; </text:p>
            <text:p text:style-name="P85"/>
            <text:p text:style-name="P85"><text:s text:c="4"/>if(pmmap_dict == NULL || ppair_item == NULL) </text:p>
            <text:p text:style-name="P85"><text:s text:c="4"/>{ </text:p>
            <text:p text:style-name="P85"><text:s text:c="8"/>return -1; </text:p>
            <text:p text:style-name="P85"><text:s text:c="4"/>} </text:p>
            <text:p text:style-name="P85"/>
            <text:p text:style-name="P85"><text:s text:c="4"/>multimap_init(pmmap_dict); </text:p>
            <text:p text:style-name="P85"><text:s text:c="4"/>pair_init(ppair_item); </text:p>
            <text:p text:style-name="P85"/>
            <text:p text:style-name="P85"><text:s text:c="4"/>pair_make(ppair_item, "day", "Tag"); </text:p>
            <text:p text:style-name="P85"><text:s text:c="4"/>multimap_insert(pmmap_dict, ppair_item); </text:p>
            <text:p text:style-name="P85"><text:s text:c="4"/>pair_make(ppair_item, "strange", "fremd"); </text:p>
            <text:p text:style-name="P85"><text:s text:c="4"/>multimap_insert(pmmap_dict, ppair_item); </text:p>
            <text:p text:style-name="P85"><text:s text:c="4"/>pair_make(ppair_item, "car", "Auto"); </text:p>
            <text:p text:style-name="P85"><text:s text:c="4"/>multimap_insert(pmmap_dict, ppair_item); </text:p>
            <text:p text:style-name="P85"><text:s text:c="4"/>pair_make(ppair_item, "smart", "elegant"); </text:p>
            <text:p text:style-name="P85"><text:s text:c="4"/>multimap_insert(pmmap_dict, ppair_item); </text:p>
            <text:p text:style-name="P85"><text:s text:c="4"/>pair_make(ppair_item, "trait", "Merkmal"); </text:p>
            <text:p text:style-name="P85"><text:s text:c="4"/>multimap_insert(pmmap_dict, ppair_item); </text:p>
            <text:p text:style-name="P85"><text:s text:c="4"/>pair_make(ppair_item, "strange", "seltsam"); </text:p>
            <text:p text:style-name="P85"><text:soft-page-break/><text:s text:c="4"/>multimap_insert(pmmap_dict, ppair_item); </text:p>
            <text:p text:style-name="P85"><text:s text:c="4"/>pair_make(ppair_item, "smart", "raffiniert"); </text:p>
            <text:p text:style-name="P85"><text:s text:c="4"/>multimap_insert(pmmap_dict, ppair_item); </text:p>
            <text:p text:style-name="P85"><text:s text:c="4"/>pair_make(ppair_item, "smart", "klug"); </text:p>
            <text:p text:style-name="P85"><text:s text:c="4"/>multimap_insert(pmmap_dict, ppair_item); </text:p>
            <text:p text:style-name="P85"><text:s text:c="4"/>pair_make(ppair_item, "clever", "raffiniert"); </text:p>
            <text:p text:style-name="P85"><text:s text:c="4"/>multimap_insert(pmmap_dict, ppair_item); </text:p>
            <text:p text:style-name="P85"/>
            <text:p text:style-name="P85"><text:s text:c="4"/>/* print all elements */ </text:p>
            <text:p text:style-name="P85"><text:s text:c="4"/>printf("english\t\tgerman\n"); </text:p>
            <text:p text:style-name="P85"><text:s text:c="4"/>printf("--------------------------------\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printf("%s\t\t%s\n", </text:p>
            <text:p text:style-name="P85"><text:s text:c="12"/>(char*)pair_first((pair_t*)iterator_get_pointer(it_pos)), </text:p>
            <text:p text:style-name="P85"><text:s text:c="12"/>(char*)pair_second((pair_t*)iterator_get_pointer(it_pos))); </text:p>
            <text:p text:style-name="P85"><text:s text:c="4"/>} </text:p>
            <text:p text:style-name="P85"><text:s text:c="4"/>printf("\n"); </text:p>
            <text:p text:style-name="P85"/>
            <text:p text:style-name="P85"><text:s text:c="4"/>/* print all values for key "smart" */ </text:p>
            <text:p text:style-name="P85"><text:s text:c="4"/>printf("smart:\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if(strcmp((char*)pair_first((pair_t*)iterator_get_pointer(it_pos)), </text:p>
            <text:p text:style-name="P85"><text:s text:c="12"/>"smart") == 0) </text:p>
            <text:p text:style-name="P85"><text:s text:c="8"/>{ </text:p>
            <text:p text:style-name="P85"><text:s text:c="12"/>printf("\t%s\n", </text:p>
            <text:p text:style-name="P85"><text:s text:c="16"/>(char*)pair_second((pair_t*)iterator_get_pointer(it_pos))); </text:p>
            <text:p text:style-name="P85"><text:s text:c="8"/>} </text:p>
            <text:p text:style-name="P85"><text:s text:c="4"/>} </text:p>
            <text:p text:style-name="P85"><text:s text:c="4"/>printf("\n"); </text:p>
            <text:p text:style-name="P85"/>
            <text:p text:style-name="P85"><text:s text:c="4"/>/* print all keys for value "raffiniert" */ </text:p>
            <text:p text:style-name="P85"><text:s text:c="4"/>printf("raffiniert:\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if(strcmp((char*)pair_second((pair_t*)iterator_get_pointer(it_pos)), </text:p>
            <text:p text:style-name="P85"><text:soft-page-break/><text:s text:c="12"/>"raffiniert") == 0) </text:p>
            <text:p text:style-name="P85"><text:s text:c="8"/>{ </text:p>
            <text:p text:style-name="P85"><text:s text:c="12"/>printf("\t%s\n", </text:p>
            <text:p text:style-name="P85"><text:s text:c="16"/>(char*)pair_first((pair_t*)iterator_get_pointer(it_pos))); </text:p>
            <text:p text:style-name="P85"><text:s text:c="8"/>} </text:p>
            <text:p text:style-name="P85"><text:s text:c="4"/>} </text:p>
            <text:p text:style-name="P85"><text:s text:c="4"/>printf("\n"); </text:p>
            <text:p text:style-name="P85"/>
            <text:p text:style-name="P85"><text:s text:c="4"/>multimap_destroy(pmmap_dict); </text:p>
            <text:p text:style-name="P85"><text:s text:c="4"/>pair_destroy(ppair_item); </text:p>
            <text:p text:style-name="P85"/>
            <text:p text:style-name="P85"><text:s text:c="4"/>return 0; </text:p>
            <text:p text:style-name="P85">}</text:p>
          </table:table-cell>
        </table:table-row>
      </table:table>
      <text:p text:style-name="P41"/>
      <text:p text:style-name="P37">结果：</text:p>
      <text:p text:style-name="P30">english<text:tab/><text:tab/>german </text:p>
      <text:p text:style-name="P30">-------------------------------- </text:p>
      <text:p text:style-name="P30">car<text:tab/><text:tab/><text:tab/>Auto </text:p>
      <text:p text:style-name="P30">clever<text:tab/><text:tab/>raffiniert </text:p>
      <text:p text:style-name="P30">day<text:tab/><text:tab/><text:tab/>Tag </text:p>
      <text:p text:style-name="P30">smart<text:tab/><text:tab/>elegant </text:p>
      <text:p text:style-name="P30">smart<text:tab/><text:tab/>raffiniert </text:p>
      <text:p text:style-name="P30">smart<text:tab/><text:tab/>klug </text:p>
      <text:p text:style-name="P30">strange<text:tab/><text:tab/>fremd </text:p>
      <text:p text:style-name="P30">strange<text:tab/><text:tab/>seltsam </text:p>
      <text:p text:style-name="P30">trait<text:tab/><text:tab/><text:tab/>Merkmal </text:p>
      <text:p text:style-name="P30"/>
      <text:p text:style-name="P30">smart: </text:p>
      <text:p text:style-name="P30"><text:tab/>elegant </text:p>
      <text:p text:style-name="P30"><text:tab/>raffiniert </text:p>
      <text:p text:style-name="P30"><text:tab/>klug </text:p>
      <text:p text:style-name="P30"/>
      <text:p text:style-name="P30">raffiniert: </text:p>
      <text:p text:style-name="P30"><text:tab/>clever </text:p>
      <text:p text:style-name="P30"><text:tab/>smart </text:p>
      <text:p text:style-name="P41"/>
      <text:p text:style-name="P37"><text:tab/>下面这个例子展示了通过算法来找到<text:span text:style-name="T18">value</text:span>：</text:p>
      <table:table table:name="表格87" table:style-name="表格87">
        <table:table-column table:style-name="表格87.A"/>
        <table:table-row>
          <table:table-cell table:style-name="表格87.A1" office:value-type="string">
            <text:p text:style-name="P85">/* </text:p>
            <text:p text:style-name="P85"><text:s/>* mapfind.c </text:p>
            <text:p text:style-name="P85"><text:s/>* compile with : -lcstl </text:p>
            <text:p text:style-name="P85"><text:s/>*/ </text:p>
            <text:p text:style-name="P85"/>
            <text:p text:style-name="P85">#include &lt;stdio.h&gt; </text:p>
            <text:p text:style-name="P85"><text:soft-page-break/>#include &lt;cstl/cmap.h&gt; </text:p>
            <text:p text:style-name="P85">#include &lt;cstl/calgorithm.h&gt; </text:p>
            <text:p text:style-name="P85"/>
            <text:p text:style-name="P85">static void _find_valud(const void* cpv_input, void* pv_output) </text:p>
            <text:p text:style-name="P85">{ </text:p>
            <text:p text:style-name="P85"><text:s text:c="4"/>if(*(int*)pair_second((pair_t*)cpv_input) == 3) </text:p>
            <text:p text:style-name="P85"><text:s text:c="4"/>{ </text:p>
            <text:p text:style-name="P85"><text:s text:c="8"/>*(bool_t*)pv_output = true; </text:p>
            <text:p text:style-name="P85"><text:s text:c="4"/>} </text:p>
            <text:p text:style-name="P85"><text:s text:c="4"/>else </text:p>
            <text:p text:style-name="P85"><text:s text:c="4"/>{ </text:p>
            <text:p text:style-name="P85"><text:s text:c="8"/>*(bool_t*)pv_output = false; </text:p>
            <text:p text:style-name="P85"><text:s text:c="4"/>} </text:p>
            <text:p text:style-name="P85">} </text:p>
            <text:p text:style-name="P85"/>
            <text:p text:style-name="P85">int main(int argc, char* argv[]) </text:p>
            <text:p text:style-name="P85">{ </text:p>
            <text:p text:style-name="P85"><text:s text:c="4"/>map_t* pmap_coll = create_map(int, int); </text:p>
            <text:p text:style-name="P85"><text:s text:c="4"/>map_iterator_t it_pos; </text:p>
            <text:p text:style-name="P85"/>
            <text:p text:style-name="P85"><text:s text:c="4"/>if(pmap_coll == NULL) </text:p>
            <text:p text:style-name="P85"><text:s text:c="4"/>{ </text:p>
            <text:p text:style-name="P85"><text:s text:c="8"/>return -1; </text:p>
            <text:p text:style-name="P85"><text:s text:c="4"/>} </text:p>
            <text:p text:style-name="P85"/>
            <text:p text:style-name="P85"><text:s text:c="4"/>map_init(pmap_coll); </text:p>
            <text:p text:style-name="P85"/>
            <text:p text:style-name="P85"><text:s text:c="4"/>*(int*)map_at(pmap_coll, 1) = 7; </text:p>
            <text:p text:style-name="P85"><text:s text:c="4"/>*(int*)map_at(pmap_coll, 2) = 4; </text:p>
            <text:p text:style-name="P85"><text:s text:c="4"/>*(int*)map_at(pmap_coll, 3) = 2; </text:p>
            <text:p text:style-name="P85"><text:s text:c="4"/>*(int*)map_at(pmap_coll, 4) = 3; </text:p>
            <text:p text:style-name="P85"><text:s text:c="4"/>*(int*)map_at(pmap_coll, 5) = 6; </text:p>
            <text:p text:style-name="P85"><text:s text:c="4"/>*(int*)map_at(pmap_coll, 6) = 1; </text:p>
            <text:p text:style-name="P85"><text:s text:c="4"/>*(int*)map_at(pmap_coll, 7) = 7; </text:p>
            <text:p text:style-name="P85"/>
            <text:p text:style-name="P85"><text:s text:c="4"/>/* search an element with key 3 */ </text:p>
            <text:p text:style-name="P85"><text:s text:c="4"/>it_pos = map_find(pmap_coll, 3); </text:p>
            <text:p text:style-name="P85"><text:s text:c="4"/>if(!iterator_equal(it_pos, map_end(pmap_coll))) </text:p>
            <text:p text:style-name="P85"><text:s text:c="4"/>{ </text:p>
            <text:p text:style-name="P85"><text:s text:c="8"/>printf("%d : %d\n", </text:p>
            <text:p text:style-name="P85"><text:s text:c="12"/>*(int*)pair_first((pair_t*)iterator_get_pointer(it_pos)), </text:p>
            <text:p text:style-name="P85"><text:s text:c="12"/>*(int*)pair_second((pair_t*)iterator_get_pointer(it_pos))); </text:p>
            <text:p text:style-name="P85"><text:s text:c="4"/>} </text:p>
            <text:p text:style-name="P85"><text:soft-page-break/><text:s text:c="4"/>/* search an element with value 3 */ </text:p>
            <text:p text:style-name="P85"><text:s text:c="4"/>it_pos = algo_find_if(map_begin(pmap_coll), map_end(pmap_coll), _find_valud); </text:p>
            <text:p text:style-name="P85"><text:s text:c="4"/>if(!iterator_equal(it_pos, map_end(pmap_coll))) </text:p>
            <text:p text:style-name="P85"><text:s text:c="4"/>{ </text:p>
            <text:p text:style-name="P85"><text:s text:c="8"/>printf("%d : %d\n", </text:p>
            <text:p text:style-name="P85"><text:s text:c="12"/>*(int*)pair_first((pair_t*)iterator_get_pointer(it_pos)), </text:p>
            <text:p text:style-name="P85"><text:s text:c="12"/>*(int*)pair_second((pair_t*)iterator_get_pointer(it_pos))); </text:p>
            <text:p text:style-name="P85"><text:s text:c="4"/>} </text:p>
            <text:p text:style-name="P85"/>
            <text:p text:style-name="P85"><text:s text:c="4"/>map_destroy(pmap_coll); </text:p>
            <text:p text:style-name="P85"/>
            <text:p text:style-name="P85"><text:s text:c="4"/>return 0; </text:p>
            <text:p text:style-name="P85">}</text:p>
          </table:table-cell>
        </table:table-row>
      </table:table>
      <text:p text:style-name="P41"/>
      <text:p text:style-name="P37">结果：</text:p>
      <text:p text:style-name="P30">3 : 2</text:p>
      <text:p text:style-name="P30">4 : 3</text:p>
      <text:p text:style-name="P30"/>
      <text:p text:style-name="P30"/>
      <text:list xml:id="list1133490777" text:continue-numbering="true" text:style-name="WW8Num13">
        <text:list-item>
          <text:list>
            <text:list-item>
              <text:h text:style-name="P337" text:outline-level="2">hash_set_t，hash_multiset_t，hash_map_t，hash_multimap_t</text:h>
            </text:list-item>
          </text:list>
        </text:list-item>
      </text:list>
      <text:p text:style-name="P35"><text:span text:style-name="T50"><text:tab/></text:span><text:span text:style-name="T35">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35">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31"><draw:frame draw:style-name="fr3" draw:name="图形20" text:anchor-type="paragraph" svg:width="19.006cm" svg:height="8.243cm" draw:z-index="22"><draw:image xlink:href="Pictures/10000000000002CD000001378C5C7FE7.jpg" xlink:type="simple" xlink:show="embed" xlink:actuate="onLoad"/></draw:frame><text:soft-page-break/>图 4.10 哈希表内部结构</text:p>
      <text:p text:style-name="P35"><text:span text:style-name="T54"><text:tab/></text:span><text:span text:style-name="T32">libcstl</text:span><text:span text:style-name="T54">提供的基于哈希结构的关联容器包括</text:span><text:span text:style-name="T44">hash_set_t</text:span><text:span text:style-name="T29">，</text:span><text:span text:style-name="T44">hash_multiset_t</text:span><text:span text:style-name="T29">，</text:span><text:span text:style-name="T44">hash_map_t</text:span><text:span text:style-name="T29">，</text:span><text:span text:style-name="T44">hash_multimap_t</text:span><text:span text:style-name="T29">。这几种容器与基于平衡二叉树的关联容器的操作基本相同。</text:span></text:p>
      <text:p text:style-name="P35"><text:span text:style-name="T54">要使用</text:span><text:span text:style-name="T32">hash_set_t</text:span><text:span text:style-name="T54">和</text:span><text:span text:style-name="T32">hash_multiset_t</text:span><text:span text:style-name="T54">必须包含头文件</text:span><text:span text:style-name="T35">&lt;cstl/chash_set.h&gt;</text:span></text:p>
      <text:p text:style-name="P56">#include &lt;cstl/chash_set.h&gt;</text:p>
      <text:p text:style-name="P35"><text:span text:style-name="T54">要使用</text:span><text:span text:style-name="T32">hash_map_t</text:span><text:span text:style-name="T54">和</text:span><text:span text:style-name="T32">hash_multimap_t</text:span><text:span text:style-name="T54">必须包含头文件</text:span><text:span text:style-name="T35">&lt;cstl/chash_map.h&gt;</text:span></text:p>
      <text:p text:style-name="P56">#include &lt;cstl/chash_map.h&gt;</text:p>
      <text:list xml:id="list1023138532" text:continue-numbering="true" text:style-name="WW8Num13">
        <text:list-item>
          <text:list>
            <text:list-item>
              <text:list>
                <text:list-item>
                  <text:h text:style-name="P351" text:outline-level="3">基于哈希结构的关联容器的能力</text:h>
                </text:list-item>
              </text:list>
            </text:list-item>
          </text:list>
        </text:list-item>
      </text:list>
      <text:p text:style-name="P51"><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51"><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779796295" text:continue-numbering="true" text:style-name="WW8Num13">
        <text:list-item>
          <text:list>
            <text:list-item>
              <text:list>
                <text:list-item>
                  <text:h text:style-name="P351" text:outline-level="3">基于哈希结构的关联容器的操作</text:h>
                </text:list-item>
              </text:list>
            </text:list-item>
          </text:list>
        </text:list-item>
      </text:list>
      <text:p text:style-name="P35"><text:span text:style-name="T54"><text:tab/>基于哈希结构的关联容器的操作大部分与基于平衡二叉树的关联容器操作相同，这里以hash_set_t的操作为例，其他操作函数请参考</text:span><text:span text:style-name="T44">《The libcstl Library Reference Manual》</text:span><text:span text:style-name="T54">。</text:span></text:p>
      <text:p text:style-name="P37"/>
      <text:list xml:id="list671400394" text:style-name="L106">
        <text:list-item>
          <text:p text:style-name="P267">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37"/>
      <text:list xml:id="list1438408465" text:style-name="L107">
        <text:list-item>
          <text:p text:style-name="P268">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37"/>
      <text:list xml:id="list318355111" text:style-name="L108">
        <text:list-item>
          <text:p text:style-name="P209">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82"><text:tab/>这些操作函数都是与哈希表相关的都是基于哈希结构的关联容器特有的操作函数。</text:p>
      <text:p text:style-name="P83"/>
      <text:list xml:id="list387628914" text:style-name="L109">
        <text:list-item>
          <text:p text:style-name="P269">特殊的查找函数</text:p>
        </text:list-item>
      </text:list>
      <text:p text:style-name="P35"><text:span text:style-name="T50"><text:tab/></text:span><text:span text:style-name="T62">基于哈希结构的关联容器</text:span><text:span text:style-name="T54">同样提供了特殊查找函数，但是没有</text:span><text:span text:style-name="T32">set_lower_bound()</text:span><text:span text:style-name="T54">和</text:span><text:span text:style-name="T32">set_upper_bound()</text:span><text:span text:style-name="T54">。因为只两个操作是基于有序的容器数据的。但是</text:span><text:span text:style-name="T62">基于哈希结构的关联容器</text:span><text:span text:style-name="T54">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37"/>
      <text:list xml:id="list291278735" text:style-name="L110">
        <text:list-item>
          <text:p text:style-name="P270">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37"/>
      <text:list xml:id="list1476213855" text:style-name="L111">
        <text:list-item>
          <text:p text:style-name="P271">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37"/>
      <text:list xml:id="list1145491967" text:style-name="L112">
        <text:list-item>
          <text:p text:style-name="P272">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37"/>
      <text:list xml:id="list977308175" text:continue-list="list1779796295" text:style-name="WW8Num13">
        <text:list-item>
          <text:list>
            <text:list-item>
              <text:list>
                <text:list-item>
                  <text:h text:style-name="P351" text:outline-level="3">将<text:span text:style-name="T18">hash_map_t</text:span>作为关联数组使用</text:h>
                </text:list-item>
              </text:list>
            </text:list-item>
          </text:list>
        </text:list-item>
      </text:list>
      <text:p text:style-name="P37"><text:tab/><text:span text:style-name="T18">hash_map_t</text:span>与<text:span text:style-name="T18">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37"/>
      <text:list xml:id="list1342545197" text:continue-numbering="true" text:style-name="WW8Num13">
        <text:list-item>
          <text:list>
            <text:list-item>
              <text:list>
                <text:list-item>
                  <text:h text:style-name="P352" text:outline-level="3"><text:span text:style-name="T17">基于哈希结构的关联容器</text:span>的使用实例</text:h>
                </text:list-item>
              </text:list>
            </text:list-item>
          </text:list>
        </text:list-item>
      </text:list>
      <text:p text:style-name="P41"><text:tab/><text:span text:style-name="T61">第一个例子展示了容器中的数据存储情况：</text:span></text:p>
      <table:table table:name="表格96" table:style-name="表格96">
        <table:table-column table:style-name="表格96.A"/>
        <table:table-row>
          <table:table-cell table:style-name="表格96.A1" office:value-type="string">
            <text:p text:style-name="P85">/* </text:p>
            <text:p text:style-name="P85"><text:s/>* hash_set1.c </text:p>
            <text:p text:style-name="P85"><text:s/>* compile with : -lcstl </text:p>
            <text:p text:style-name="P85"><text:s/>*/ </text:p>
            <text:p text:style-name="P85"/>
            <text:p text:style-name="P85">#include &lt;stdio.h&gt; </text:p>
            <text:p text:style-name="P85">#include &lt;cstl/chash_set.h&gt; </text:p>
            <text:p text:style-name="P85"/>
            <text:p text:style-name="P85">int main(int argc, char* argv[]) </text:p>
            <text:p text:style-name="P85">{ </text:p>
            <text:p text:style-name="P85"><text:s text:c="4"/>hash_set_t* phset_coll = create_hash_set(int); </text:p>
            <text:p text:style-name="P85"><text:s text:c="4"/>hash_set_iterator_t it_pos; </text:p>
            <text:p text:style-name="P85"><text:s text:c="4"/>int i = 0; </text:p>
            <text:p text:style-name="P85"/>
            <text:p text:style-name="P85"><text:s text:c="4"/>if(phset_coll == NULL) </text:p>
            <text:p text:style-name="P85"><text:s text:c="4"/>{ </text:p>
            <text:p text:style-name="P85"><text:s text:c="8"/>return -1; </text:p>
            <text:p text:style-name="P85"><text:soft-page-break/><text:s text:c="4"/>} </text:p>
            <text:p text:style-name="P85"/>
            <text:p text:style-name="P85"><text:s text:c="4"/>hash_set_init(phset_coll); </text:p>
            <text:p text:style-name="P85"/>
            <text:p text:style-name="P85"><text:s text:c="4"/>hash_set_insert(phset_coll, 7); </text:p>
            <text:p text:style-name="P85"><text:s text:c="4"/>hash_set_insert(phset_coll, 99); </text:p>
            <text:p text:style-name="P85"><text:s text:c="4"/>hash_set_insert(phset_coll, 63); </text:p>
            <text:p text:style-name="P85"><text:s text:c="4"/>hash_set_insert(phset_coll, 2); </text:p>
            <text:p text:style-name="P85"><text:s text:c="4"/>hash_set_insert(phset_coll, 108); </text:p>
            <text:p text:style-name="P85"><text:s text:c="4"/>hash_set_insert(phset_coll, 444); </text:p>
            <text:p text:style-name="P85"><text:s text:c="4"/>hash_set_insert(phset_coll, 53); </text:p>
            <text:p text:style-name="P85"><text:s text:c="4"/>hash_set_insert(phset_coll, 55); </text:p>
            <text:p text:style-name="P85"><text:s text:c="4"/>hash_set_insert(phset_coll, 255); </text:p>
            <text:p text:style-name="P85"><text:s text:c="4"/>hash_set_insert(phset_coll, 55); </text:p>
            <text:p text:style-name="P85"/>
            <text:p text:style-name="P85"><text:s text:c="4"/>printf("bucket count : %u\n", hash_set_bucket_count(phset_coll)); </text:p>
            <text:p text:style-name="P85"><text:s text:c="4"/>for(it_pos = hash_set_begin(phset_coll); </text:p>
            <text:p text:style-name="P85"><text:s text:c="8"/>!iterator_equal(it_pos, hash_set_end(ph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for(i = 0; i &lt; 50; ++i) </text:p>
            <text:p text:style-name="P85"><text:s text:c="4"/>{ </text:p>
            <text:p text:style-name="P85"><text:s text:c="8"/>hash_set_insert(phset_coll, i); </text:p>
            <text:p text:style-name="P85"><text:s text:c="4"/>} </text:p>
            <text:p text:style-name="P85"/>
            <text:p text:style-name="P85"><text:s text:c="4"/>printf("bucket count : %u\n", hash_set_bucket_count(phset_coll)); </text:p>
            <text:p text:style-name="P85"><text:s text:c="4"/>for(it_pos = hash_set_begin(phset_coll); </text:p>
            <text:p text:style-name="P85"><text:s text:c="8"/>!iterator_equal(it_pos, hash_set_end(ph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hash_set_destroy(phset_coll); </text:p>
            <text:p text:style-name="P85"/>
            <text:p text:style-name="P85"><text:s text:c="4"/>return 0; </text:p>
            <text:p text:style-name="P85">}</text:p>
          </table:table-cell>
        </table:table-row>
      </table:table>
      <text:p text:style-name="P41"/>
      <text:p text:style-name="P37"><text:soft-page-break/>结果：</text:p>
      <text:p text:style-name="P30">bucket count : 53 </text:p>
      <text:p text:style-name="P30">53 2 108 55 7 63 444 255 99 </text:p>
      <text:p text:style-name="P30">bucket count : 97 </text:p>
      <text:p text:style-name="P30">0 1 2 99 3 4 5 6 7 8 9 10 108 11 12 13 14 15 16 17 18 19 20 21 22 23 24 25 26 27 28 29 30 31 32 33 34 255 35 36 37 38 39 40 41 42 43 44 45 46 47 48 49 53 55 63 444 </text:p>
      <text:p text:style-name="P37">从结果中我们看出容器中的数据并不是排序的而是按照某些规则来计算哈希位置的。</text:p>
      <text:p text:style-name="P37"/>
      <text:p text:style-name="P37"><text:tab/>第二个例子将上面的股票的例子使用<text:span text:style-name="T18">hash_map_t</text:span>改写：</text:p>
      <table:table table:name="表格97" table:style-name="表格97">
        <table:table-column table:style-name="表格97.A"/>
        <table:table-row>
          <table:table-cell table:style-name="表格97.A1" office:value-type="string">
            <text:p text:style-name="P85">/* </text:p>
            <text:p text:style-name="P85"><text:s/>* hash_map1.c </text:p>
            <text:p text:style-name="P85"><text:s/>* compile with : -lcstl </text:p>
            <text:p text:style-name="P85"><text:s/>*/ </text:p>
            <text:p text:style-name="P85"/>
            <text:p text:style-name="P85">#include &lt;stdio.h&gt; </text:p>
            <text:p text:style-name="P85">#include &lt;cstl/chash_map.h&gt; </text:p>
            <text:p text:style-name="P85"/>
            <text:p text:style-name="P85">int main(int argc, char* argv[]) </text:p>
            <text:p text:style-name="P85">{ </text:p>
            <text:p text:style-name="P85"><text:s text:c="4"/>hash_map_t* phmap_stocks = create_hash_map(char*, double); </text:p>
            <text:p text:style-name="P85"><text:s text:c="4"/>hash_map_iterator_t it_pos; </text:p>
            <text:p text:style-name="P85"/>
            <text:p text:style-name="P85"><text:s text:c="4"/>if(phmap_stocks == NULL) </text:p>
            <text:p text:style-name="P85"><text:s text:c="4"/>{ </text:p>
            <text:p text:style-name="P85"><text:s text:c="8"/>return -1; </text:p>
            <text:p text:style-name="P85"><text:s text:c="4"/>} </text:p>
            <text:p text:style-name="P85"/>
            <text:p text:style-name="P85"><text:s text:c="4"/>hash_map_init(phmap_stocks); </text:p>
            <text:p text:style-name="P85"/>
            <text:p text:style-name="P85"><text:s text:c="4"/>*(double*)hash_map_at(phmap_stocks, "Google") = 834.50; </text:p>
            <text:p text:style-name="P85"><text:s text:c="4"/>*(double*)hash_map_at(phmap_stocks, "IBM") = 431.93; </text:p>
            <text:p text:style-name="P85"><text:s text:c="4"/>*(double*)hash_map_at(phmap_stocks, "Apple") = 557.28; </text:p>
            <text:p text:style-name="P85"><text:s text:c="4"/>*(double*)hash_map_at(phmap_stocks, "MS") = 691.03; </text:p>
            <text:p text:style-name="P85"><text:s text:c="4"/>*(double*)hash_map_at(phmap_stocks, "Oracle") = 670.37;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oft-page-break/><text:s text:c="4"/>} </text:p>
            <text:p text:style-name="P85"><text:s text:c="4"/>printf("\n"); </text:p>
            <text:p text:style-name="P85"/>
            <text:p text:style-name="P85"><text:s text:c="4"/>/* all price double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double*)pair_second((pair_t*)iterator_get_pointer(it_pos)) *= 2; </text:p>
            <text:p text:style-name="P85"><text:s text:c="4"/>}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rename the key from "MS" to "Microsoft" */ </text:p>
            <text:p text:style-name="P85"><text:s text:c="4"/>*(double*)hash_map_at(phmap_stocks, "Microsoft") = </text:p>
            <text:p text:style-name="P85"><text:s text:c="8"/>*(double*)hash_map_at(phmap_stocks, "MS"); </text:p>
            <text:p text:style-name="P85"><text:s text:c="4"/>hash_map_erase(phmap_stocks, "MS");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hash_map_destroy(phmap_stocks); </text:p>
            <text:p text:style-name="P85"/>
            <text:p text:style-name="P85"><text:s text:c="4"/>return 0; </text:p>
            <text:p text:style-name="P85">}</text:p>
          </table:table-cell>
        </table:table-row>
      </table:table>
      <text:p text:style-name="P37"/>
      <text:p text:style-name="P37"><text:soft-page-break/>输出结果：</text:p>
      <text:p text:style-name="P28">stock:MS<text:tab/><text:tab/><text:tab/>price:691.030000 </text:p>
      <text:p text:style-name="P28">stock:IBM<text:tab/><text:tab/>price:431.930000 </text:p>
      <text:p text:style-name="P28">stock:Oracle<text:tab/><text:tab/>price:670.370000 </text:p>
      <text:p text:style-name="P28">stock:Apple<text:tab/><text:tab/>price:557.280000 </text:p>
      <text:p text:style-name="P28">stock:Google<text:tab/><text:tab/>price:834.500000 </text:p>
      <text:p text:style-name="P28"/>
      <text:p text:style-name="P28">stock:MS<text:tab/><text:tab/><text:tab/>price:1382.060000 </text:p>
      <text:p text:style-name="P28">stock:IBM<text:tab/><text:tab/>price:863.860000 </text:p>
      <text:p text:style-name="P28">stock:Oracle<text:tab/><text:tab/>price:1340.740000 </text:p>
      <text:p text:style-name="P28">stock:Apple<text:tab/><text:tab/>price:1114.560000 </text:p>
      <text:p text:style-name="P28">stock:Google<text:tab/><text:tab/>price:1669.000000 </text:p>
      <text:p text:style-name="P28"/>
      <text:p text:style-name="P28">stock:IBM<text:tab/><text:tab/>price:863.860000 </text:p>
      <text:p text:style-name="P28">stock:Oracle<text:tab/><text:tab/>price:1340.740000 </text:p>
      <text:p text:style-name="P28">stock:Apple<text:tab/><text:tab/>price:1114.560000 </text:p>
      <text:p text:style-name="P28">stock:Google<text:tab/><text:tab/>price:1669.000000 </text:p>
      <text:p text:style-name="P28">stock:Microsoft<text:tab/>price:1382.060000 </text:p>
      <text:p text:style-name="P37"/>
      <text:list xml:id="list1419232839" text:continue-numbering="true" text:style-name="WW8Num13">
        <text:list-item>
          <text:list>
            <text:list-item>
              <text:h text:style-name="P335" text:outline-level="2">怎样选择容器类型</text:h>
            </text:list-item>
          </text:list>
        </text:list-item>
      </text:list>
      <text:p text:style-name="P37"><text:tab/><text:span text:style-name="T18">l</text:span><text:span text:style-name="T20">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00"/>
          </table:table-cell>
          <table:table-cell table:style-name="表格98.A1" office:value-type="string">
            <text:p text:style-name="P100">vector_t</text:p>
          </table:table-cell>
          <table:table-cell table:style-name="表格98.A1" office:value-type="string">
            <text:p text:style-name="P100">deque_t</text:p>
          </table:table-cell>
          <table:table-cell table:style-name="表格98.A1" office:value-type="string">
            <text:p text:style-name="P100">list_t</text:p>
          </table:table-cell>
          <table:table-cell table:style-name="表格98.E1" office:value-type="string">
            <text:p text:style-name="P100">slist_t</text:p>
          </table:table-cell>
        </table:table-row>
        <table:table-row>
          <table:table-cell table:style-name="表格98.A2" office:value-type="string">
            <text:p text:style-name="P100">典型的数据结构</text:p>
          </table:table-cell>
          <table:table-cell table:style-name="表格98.B2" office:value-type="string">
            <text:p text:style-name="P100">动态数组</text:p>
          </table:table-cell>
          <table:table-cell table:style-name="表格98.B2" office:value-type="string">
            <text:p text:style-name="P100">分段的动态数据</text:p>
          </table:table-cell>
          <table:table-cell table:style-name="表格98.B2" office:value-type="string">
            <text:p text:style-name="P100">双向链表</text:p>
          </table:table-cell>
          <table:table-cell table:style-name="表格98.E2" office:value-type="string">
            <text:p text:style-name="P100">单向链表</text:p>
          </table:table-cell>
        </table:table-row>
        <table:table-row>
          <table:table-cell table:style-name="表格98.A2" office:value-type="string">
            <text:p text:style-name="P100">数据形式</text:p>
          </table:table-cell>
          <table:table-cell table:style-name="表格98.B2" office:value-type="string">
            <text:p text:style-name="P100">value</text:p>
          </table:table-cell>
          <table:table-cell table:style-name="表格98.B2" office:value-type="string">
            <text:p text:style-name="P100">value</text:p>
          </table:table-cell>
          <table:table-cell table:style-name="表格98.B2" office:value-type="string">
            <text:p text:style-name="P100">value</text:p>
          </table:table-cell>
          <table:table-cell table:style-name="表格98.E2" office:value-type="string">
            <text:p text:style-name="P100">value</text:p>
          </table:table-cell>
        </table:table-row>
        <table:table-row>
          <table:table-cell table:style-name="表格98.A2" office:value-type="string">
            <text:p text:style-name="P100">是否允许数据重复</text:p>
          </table:table-cell>
          <table:table-cell table:style-name="表格98.B2" office:value-type="string">
            <text:p text:style-name="P100">是</text:p>
          </table:table-cell>
          <table:table-cell table:style-name="表格98.B2" office:value-type="string">
            <text:p text:style-name="P100">是</text:p>
          </table:table-cell>
          <table:table-cell table:style-name="表格98.B2" office:value-type="string">
            <text:p text:style-name="P100">是</text:p>
          </table:table-cell>
          <table:table-cell table:style-name="表格98.E2" office:value-type="string">
            <text:p text:style-name="P100">是</text:p>
          </table:table-cell>
        </table:table-row>
        <table:table-row>
          <table:table-cell table:style-name="表格98.A2" office:value-type="string">
            <text:p text:style-name="P100">是否支持随机访问</text:p>
          </table:table-cell>
          <table:table-cell table:style-name="表格98.B2" office:value-type="string">
            <text:p text:style-name="P100">是</text:p>
          </table:table-cell>
          <table:table-cell table:style-name="表格98.B2" office:value-type="string">
            <text:p text:style-name="P100">是</text:p>
          </table:table-cell>
          <table:table-cell table:style-name="表格98.B2" office:value-type="string">
            <text:p text:style-name="P100">否</text:p>
          </table:table-cell>
          <table:table-cell table:style-name="表格98.E2" office:value-type="string">
            <text:p text:style-name="P100">否</text:p>
          </table:table-cell>
        </table:table-row>
        <table:table-row>
          <table:table-cell table:style-name="表格98.A2" office:value-type="string">
            <text:p text:style-name="P100">迭代器类型</text:p>
          </table:table-cell>
          <table:table-cell table:style-name="表格98.B2" office:value-type="string">
            <text:p text:style-name="P100">随机</text:p>
          </table:table-cell>
          <table:table-cell table:style-name="表格98.B2" office:value-type="string">
            <text:p text:style-name="P100">随机</text:p>
          </table:table-cell>
          <table:table-cell table:style-name="表格98.B2" office:value-type="string">
            <text:p text:style-name="P100">双向</text:p>
          </table:table-cell>
          <table:table-cell table:style-name="表格98.E2" office:value-type="string">
            <text:p text:style-name="P100">单向</text:p>
          </table:table-cell>
        </table:table-row>
        <table:table-row>
          <table:table-cell table:style-name="表格98.A2" office:value-type="string">
            <text:p text:style-name="P100">数据查找速度</text:p>
          </table:table-cell>
          <table:table-cell table:style-name="表格98.B2" office:value-type="string">
            <text:p text:style-name="P100">慢</text:p>
          </table:table-cell>
          <table:table-cell table:style-name="表格98.B2" office:value-type="string">
            <text:p text:style-name="P100">慢</text:p>
          </table:table-cell>
          <table:table-cell table:style-name="表格98.B2" office:value-type="string">
            <text:p text:style-name="P100">慢</text:p>
          </table:table-cell>
          <table:table-cell table:style-name="表格98.E2" office:value-type="string">
            <text:p text:style-name="P100">慢</text:p>
          </table:table-cell>
        </table:table-row>
        <table:table-row>
          <table:table-cell table:style-name="表格98.A2" office:value-type="string">
            <text:p text:style-name="P100">快速插入删除数据的位置</text:p>
          </table:table-cell>
          <table:table-cell table:style-name="表格98.B2" office:value-type="string">
            <text:p text:style-name="P100">末尾</text:p>
          </table:table-cell>
          <table:table-cell table:style-name="表格98.B2" office:value-type="string">
            <text:p text:style-name="P100">开头和末尾</text:p>
          </table:table-cell>
          <table:table-cell table:style-name="表格98.B2" office:value-type="string">
            <text:p text:style-name="P100">任何位置</text:p>
          </table:table-cell>
          <table:table-cell table:style-name="表格98.E2" office:value-type="string">
            <text:p text:style-name="P100">任意位置后面</text:p>
          </table:table-cell>
        </table:table-row>
        <table:table-row>
          <table:table-cell table:style-name="表格98.A2" office:value-type="string">
            <text:p text:style-name="P100">插入删除数据导致迭代器失效</text:p>
          </table:table-cell>
          <table:table-cell table:style-name="表格98.B2" office:value-type="string">
            <text:p text:style-name="P100">重新分配内存</text:p>
          </table:table-cell>
          <table:table-cell table:style-name="表格98.B2" office:value-type="string">
            <text:p text:style-name="P100">任何时候</text:p>
          </table:table-cell>
          <table:table-cell table:style-name="表格98.B2" office:value-type="string">
            <text:p text:style-name="P100">不会失效</text:p>
          </table:table-cell>
          <table:table-cell table:style-name="表格98.E2" office:value-type="string">
            <text:p text:style-name="P100">不会失效</text:p>
          </table:table-cell>
        </table:table-row>
        <table:table-row>
          <table:table-cell table:style-name="表格98.A2" office:value-type="string">
            <text:p text:style-name="P100">释放被删除数据的内存</text:p>
          </table:table-cell>
          <table:table-cell table:style-name="表格98.B2" office:value-type="string">
            <text:p text:style-name="P100">否</text:p>
          </table:table-cell>
          <table:table-cell table:style-name="表格98.B2" office:value-type="string">
            <text:p text:style-name="P100">有时是</text:p>
          </table:table-cell>
          <table:table-cell table:style-name="表格98.B2" office:value-type="string">
            <text:p text:style-name="P100">是</text:p>
          </table:table-cell>
          <table:table-cell table:style-name="表格98.E2" office:value-type="string">
            <text:p text:style-name="P100">是</text:p>
          </table:table-cell>
        </table:table-row>
        <table:table-row>
          <table:table-cell table:style-name="表格98.A2" office:value-type="string">
            <text:p text:style-name="P100"/>
          </table:table-cell>
          <table:table-cell table:style-name="表格98.A2" office:value-type="string">
            <text:p text:style-name="P100">set_t</text:p>
          </table:table-cell>
          <table:table-cell table:style-name="表格98.A2" office:value-type="string">
            <text:p text:style-name="P100">multiset_t</text:p>
          </table:table-cell>
          <table:table-cell table:style-name="表格98.A2" office:value-type="string">
            <text:p text:style-name="P100">map_t</text:p>
          </table:table-cell>
          <table:table-cell table:style-name="表格98.E11" office:value-type="string">
            <text:p text:style-name="P100">multimap_t</text:p>
          </table:table-cell>
        </table:table-row>
        <table:table-row>
          <table:table-cell table:style-name="表格98.A2" office:value-type="string">
            <text:p text:style-name="P100">典型的数据结构</text:p>
          </table:table-cell>
          <table:table-cell table:style-name="表格98.B2" office:value-type="string">
            <text:p text:style-name="P100">平衡二叉树</text:p>
          </table:table-cell>
          <table:table-cell table:style-name="表格98.B2" office:value-type="string">
            <text:p text:style-name="P100">平衡二叉树</text:p>
          </table:table-cell>
          <table:table-cell table:style-name="表格98.B2" office:value-type="string">
            <text:p text:style-name="P100">平衡二叉树</text:p>
          </table:table-cell>
          <table:table-cell table:style-name="表格98.E2" office:value-type="string">
            <text:p text:style-name="P100">平衡二叉树</text:p>
          </table:table-cell>
        </table:table-row>
        <table:table-row>
          <table:table-cell table:style-name="表格98.A2" office:value-type="string">
            <text:p text:style-name="P100">数据形式</text:p>
          </table:table-cell>
          <table:table-cell table:style-name="表格98.B2" office:value-type="string">
            <text:p text:style-name="P100">value</text:p>
          </table:table-cell>
          <table:table-cell table:style-name="表格98.B2" office:value-type="string">
            <text:p text:style-name="P100">value</text:p>
          </table:table-cell>
          <table:table-cell table:style-name="表格98.B2" office:value-type="string">
            <text:p text:style-name="P100">key/value</text:p>
          </table:table-cell>
          <table:table-cell table:style-name="表格98.E2" office:value-type="string">
            <text:p text:style-name="P100">key/value</text:p>
          </table:table-cell>
        </table:table-row>
        <text:soft-page-break/>
        <table:table-row>
          <table:table-cell table:style-name="表格98.A2" office:value-type="string">
            <text:p text:style-name="P100">是否允许数据重复</text:p>
          </table:table-cell>
          <table:table-cell table:style-name="表格98.B2" office:value-type="string">
            <text:p text:style-name="P100">否</text:p>
          </table:table-cell>
          <table:table-cell table:style-name="表格98.B2" office:value-type="string">
            <text:p text:style-name="P100">是</text:p>
          </table:table-cell>
          <table:table-cell table:style-name="表格98.B2" office:value-type="string">
            <text:p text:style-name="P100">不允许key重复</text:p>
          </table:table-cell>
          <table:table-cell table:style-name="表格98.E2" office:value-type="string">
            <text:p text:style-name="P100">是</text:p>
          </table:table-cell>
        </table:table-row>
        <table:table-row>
          <table:table-cell table:style-name="表格98.A2" office:value-type="string">
            <text:p text:style-name="P100">是否支持随机访问</text:p>
          </table:table-cell>
          <table:table-cell table:style-name="表格98.B2" office:value-type="string">
            <text:p text:style-name="P100">否</text:p>
          </table:table-cell>
          <table:table-cell table:style-name="表格98.B2" office:value-type="string">
            <text:p text:style-name="P100">否</text:p>
          </table:table-cell>
          <table:table-cell table:style-name="表格98.B2" office:value-type="string">
            <text:p text:style-name="P100">使用key随机访问</text:p>
          </table:table-cell>
          <table:table-cell table:style-name="表格98.E2" office:value-type="string">
            <text:p text:style-name="P100">否</text:p>
          </table:table-cell>
        </table:table-row>
        <table:table-row>
          <table:table-cell table:style-name="表格98.A2" office:value-type="string">
            <text:p text:style-name="P100">迭代器类型</text:p>
          </table:table-cell>
          <table:table-cell table:style-name="表格98.B2" office:value-type="string">
            <text:p text:style-name="P100">双向</text:p>
          </table:table-cell>
          <table:table-cell table:style-name="表格98.B2" office:value-type="string">
            <text:p text:style-name="P100">双向</text:p>
          </table:table-cell>
          <table:table-cell table:style-name="表格98.B2" office:value-type="string">
            <text:p text:style-name="P100">双向</text:p>
          </table:table-cell>
          <table:table-cell table:style-name="表格98.E2" office:value-type="string">
            <text:p text:style-name="P100">双向</text:p>
          </table:table-cell>
        </table:table-row>
        <table:table-row>
          <table:table-cell table:style-name="表格98.A2" office:value-type="string">
            <text:p text:style-name="P100">数据查找速度</text:p>
          </table:table-cell>
          <table:table-cell table:style-name="表格98.B2" office:value-type="string">
            <text:p text:style-name="P100">快</text:p>
          </table:table-cell>
          <table:table-cell table:style-name="表格98.B2" office:value-type="string">
            <text:p text:style-name="P100">快</text:p>
          </table:table-cell>
          <table:table-cell table:style-name="表格98.B2" office:value-type="string">
            <text:p text:style-name="P100">查找key快</text:p>
          </table:table-cell>
          <table:table-cell table:style-name="表格98.E2" office:value-type="string">
            <text:p text:style-name="P100">查找key快</text:p>
          </table:table-cell>
        </table:table-row>
        <table:table-row>
          <table:table-cell table:style-name="表格98.A2" office:value-type="string">
            <text:p text:style-name="P100">快速插入删除数据的位置</text:p>
          </table:table-cell>
          <table:table-cell table:style-name="表格98.B2" office:value-type="string">
            <text:p text:style-name="P100">-</text:p>
          </table:table-cell>
          <table:table-cell table:style-name="表格98.B2" office:value-type="string">
            <text:p text:style-name="P100">-</text:p>
          </table:table-cell>
          <table:table-cell table:style-name="表格98.B2" office:value-type="string">
            <text:p text:style-name="P100">-</text:p>
          </table:table-cell>
          <table:table-cell table:style-name="表格98.E2" office:value-type="string">
            <text:p text:style-name="P100">-</text:p>
          </table:table-cell>
        </table:table-row>
        <table:table-row>
          <table:table-cell table:style-name="表格98.A2" office:value-type="string">
            <text:p text:style-name="P100">插入删除数据导致迭代器失效</text:p>
          </table:table-cell>
          <table:table-cell table:style-name="表格98.B2" office:value-type="string">
            <text:p text:style-name="P100">不会失效</text:p>
          </table:table-cell>
          <table:table-cell table:style-name="表格98.B2" office:value-type="string">
            <text:p text:style-name="P100">不会失效</text:p>
          </table:table-cell>
          <table:table-cell table:style-name="表格98.B2" office:value-type="string">
            <text:p text:style-name="P100">不会失效</text:p>
          </table:table-cell>
          <table:table-cell table:style-name="表格98.E2" office:value-type="string">
            <text:p text:style-name="P100">不会失效</text:p>
          </table:table-cell>
        </table:table-row>
        <table:table-row>
          <table:table-cell table:style-name="表格98.A2" office:value-type="string">
            <text:p text:style-name="P100">释放被删除数据的内存</text:p>
          </table:table-cell>
          <table:table-cell table:style-name="表格98.B2" office:value-type="string">
            <text:p text:style-name="P100">是</text:p>
          </table:table-cell>
          <table:table-cell table:style-name="表格98.B2" office:value-type="string">
            <text:p text:style-name="P100">是</text:p>
          </table:table-cell>
          <table:table-cell table:style-name="表格98.B2" office:value-type="string">
            <text:p text:style-name="P100">是</text:p>
          </table:table-cell>
          <table:table-cell table:style-name="表格98.E2" office:value-type="string">
            <text:p text:style-name="P100">是</text:p>
          </table:table-cell>
        </table:table-row>
        <table:table-row>
          <table:table-cell table:style-name="表格98.A2" office:value-type="string">
            <text:p text:style-name="P100"/>
          </table:table-cell>
          <table:table-cell table:style-name="表格98.A2" office:value-type="string">
            <text:p text:style-name="P100">hash_set_t</text:p>
          </table:table-cell>
          <table:table-cell table:style-name="表格98.A2" office:value-type="string">
            <text:p text:style-name="P100">hash_multiset_t</text:p>
          </table:table-cell>
          <table:table-cell table:style-name="表格98.A2" office:value-type="string">
            <text:p text:style-name="P100">hash_map_t</text:p>
          </table:table-cell>
          <table:table-cell table:style-name="表格98.E11" office:value-type="string">
            <text:p text:style-name="P100">hash_multimap_t</text:p>
          </table:table-cell>
        </table:table-row>
        <table:table-row>
          <table:table-cell table:style-name="表格98.A2" office:value-type="string">
            <text:p text:style-name="P100">典型的数据结构</text:p>
          </table:table-cell>
          <table:table-cell table:style-name="表格98.B2" office:value-type="string">
            <text:p text:style-name="P100">哈希表</text:p>
          </table:table-cell>
          <table:table-cell table:style-name="表格98.B2" office:value-type="string">
            <text:p text:style-name="P100">哈希表</text:p>
          </table:table-cell>
          <table:table-cell table:style-name="表格98.B2" office:value-type="string">
            <text:p text:style-name="P100">哈希表</text:p>
          </table:table-cell>
          <table:table-cell table:style-name="表格98.E2" office:value-type="string">
            <text:p text:style-name="P100">哈希表</text:p>
          </table:table-cell>
        </table:table-row>
        <table:table-row>
          <table:table-cell table:style-name="表格98.A2" office:value-type="string">
            <text:p text:style-name="P100">数据形式</text:p>
          </table:table-cell>
          <table:table-cell table:style-name="表格98.B2" office:value-type="string">
            <text:p text:style-name="P100">value</text:p>
          </table:table-cell>
          <table:table-cell table:style-name="表格98.B2" office:value-type="string">
            <text:p text:style-name="P100">value</text:p>
          </table:table-cell>
          <table:table-cell table:style-name="表格98.B2" office:value-type="string">
            <text:p text:style-name="P100">key/value</text:p>
          </table:table-cell>
          <table:table-cell table:style-name="表格98.E2" office:value-type="string">
            <text:p text:style-name="P100">key/value</text:p>
          </table:table-cell>
        </table:table-row>
        <table:table-row>
          <table:table-cell table:style-name="表格98.A2" office:value-type="string">
            <text:p text:style-name="P100">是否允许数据重复</text:p>
          </table:table-cell>
          <table:table-cell table:style-name="表格98.B2" office:value-type="string">
            <text:p text:style-name="P100">否</text:p>
          </table:table-cell>
          <table:table-cell table:style-name="表格98.B2" office:value-type="string">
            <text:p text:style-name="P100">是</text:p>
          </table:table-cell>
          <table:table-cell table:style-name="表格98.B2" office:value-type="string">
            <text:p text:style-name="P100">不允许key重复</text:p>
          </table:table-cell>
          <table:table-cell table:style-name="表格98.E2" office:value-type="string">
            <text:p text:style-name="P100">是</text:p>
          </table:table-cell>
        </table:table-row>
        <table:table-row>
          <table:table-cell table:style-name="表格98.A2" office:value-type="string">
            <text:p text:style-name="P100">是否支持随机访问</text:p>
          </table:table-cell>
          <table:table-cell table:style-name="表格98.B2" office:value-type="string">
            <text:p text:style-name="P100">否</text:p>
          </table:table-cell>
          <table:table-cell table:style-name="表格98.B2" office:value-type="string">
            <text:p text:style-name="P100">否</text:p>
          </table:table-cell>
          <table:table-cell table:style-name="表格98.B2" office:value-type="string">
            <text:p text:style-name="P100">使用key随机访问</text:p>
          </table:table-cell>
          <table:table-cell table:style-name="表格98.E2" office:value-type="string">
            <text:p text:style-name="P100">否</text:p>
          </table:table-cell>
        </table:table-row>
        <table:table-row>
          <table:table-cell table:style-name="表格98.A2" office:value-type="string">
            <text:p text:style-name="P100">迭代器类型</text:p>
          </table:table-cell>
          <table:table-cell table:style-name="表格98.B2" office:value-type="string">
            <text:p text:style-name="P100">双向</text:p>
          </table:table-cell>
          <table:table-cell table:style-name="表格98.B2" office:value-type="string">
            <text:p text:style-name="P100">双向</text:p>
          </table:table-cell>
          <table:table-cell table:style-name="表格98.B2" office:value-type="string">
            <text:p text:style-name="P100">双向</text:p>
          </table:table-cell>
          <table:table-cell table:style-name="表格98.E2" office:value-type="string">
            <text:p text:style-name="P100">双向</text:p>
          </table:table-cell>
        </table:table-row>
        <table:table-row>
          <table:table-cell table:style-name="表格98.A2" office:value-type="string">
            <text:p text:style-name="P100">数据查找速度</text:p>
          </table:table-cell>
          <table:table-cell table:style-name="表格98.B2" office:value-type="string">
            <text:p text:style-name="P100">非常快</text:p>
          </table:table-cell>
          <table:table-cell table:style-name="表格98.B2" office:value-type="string">
            <text:p text:style-name="P100">非常快</text:p>
          </table:table-cell>
          <table:table-cell table:style-name="表格98.B2" office:value-type="string">
            <text:p text:style-name="P100">查找key非常快</text:p>
          </table:table-cell>
          <table:table-cell table:style-name="表格98.E2" office:value-type="string">
            <text:p text:style-name="P100">查找key非常快</text:p>
          </table:table-cell>
        </table:table-row>
        <table:table-row>
          <table:table-cell table:style-name="表格98.A2" office:value-type="string">
            <text:p text:style-name="P100">快速插入删除数据的位置</text:p>
          </table:table-cell>
          <table:table-cell table:style-name="表格98.B2" office:value-type="string">
            <text:p text:style-name="P100">-</text:p>
          </table:table-cell>
          <table:table-cell table:style-name="表格98.B2" office:value-type="string">
            <text:p text:style-name="P100">-</text:p>
          </table:table-cell>
          <table:table-cell table:style-name="表格98.B2" office:value-type="string">
            <text:p text:style-name="P100">-</text:p>
          </table:table-cell>
          <table:table-cell table:style-name="表格98.E2" office:value-type="string">
            <text:p text:style-name="P100">-</text:p>
          </table:table-cell>
        </table:table-row>
        <table:table-row>
          <table:table-cell table:style-name="表格98.A2" office:value-type="string">
            <text:p text:style-name="P100">插入删除数据导致迭代器失效</text:p>
          </table:table-cell>
          <table:table-cell table:style-name="表格98.B2" office:value-type="string">
            <text:p text:style-name="P100">存储单元变化</text:p>
          </table:table-cell>
          <table:table-cell table:style-name="表格98.B2" office:value-type="string">
            <text:p text:style-name="P100">存储单元变化</text:p>
          </table:table-cell>
          <table:table-cell table:style-name="表格98.B2" office:value-type="string">
            <text:p text:style-name="P100">存储单元变化</text:p>
          </table:table-cell>
          <table:table-cell table:style-name="表格98.E2" office:value-type="string">
            <text:p text:style-name="P100">存储单元变化</text:p>
          </table:table-cell>
        </table:table-row>
        <table:table-row>
          <table:table-cell table:style-name="表格98.A2" office:value-type="string">
            <text:p text:style-name="P100">释放被删除数据的内存</text:p>
          </table:table-cell>
          <table:table-cell table:style-name="表格98.B2" office:value-type="string">
            <text:p text:style-name="P100">是</text:p>
          </table:table-cell>
          <table:table-cell table:style-name="表格98.B2" office:value-type="string">
            <text:p text:style-name="P100">是</text:p>
          </table:table-cell>
          <table:table-cell table:style-name="表格98.B2" office:value-type="string">
            <text:p text:style-name="P100">是</text:p>
          </table:table-cell>
          <table:table-cell table:style-name="表格98.E2" office:value-type="string">
            <text:p text:style-name="P100">是</text:p>
          </table:table-cell>
        </table:table-row>
      </table:table>
      <text:p text:style-name="P35"/>
      <text:list xml:id="list843588397" text:style-name="L113">
        <text:list-item>
          <text:p text:style-name="P220">在预分配存储的情况下使用<text:span text:style-name="T18">vector_t</text:span>，它简单并且提供了对数据的随即访问，使用起来方便。</text:p>
        </text:list-item>
        <text:list-item>
          <text:p text:style-name="P278"><text:span text:style-name="T56">如果经常在容器的开头和结尾插入数据，那么使用</text:span><text:span text:style-name="T27">deque_t</text:span><text:span text:style-name="T56">它不仅可以在开头和结尾高效的插入和删除数据而且也提供了对数据的随即访问，在删除数据的时候有时内存还会被释放。</text:span></text:p>
        </text:list-item>
        <text:list-item>
          <text:p text:style-name="P278"><text:span text:style-name="T56">如果经常在容器的任意位置插入删除或移动数据，那么使用</text:span><text:span text:style-name="T27">list_t</text:span><text:span text:style-name="T56">它可以高效的在任意位置插入或删除数据，并且不会影响已有的迭代器。如果要在任意位置的下一个位置插入或删除数据，那么使用</text:span><text:span text:style-name="T27">slist_t</text:span><text:span text:style-name="T56">。</text:span></text:p>
        </text:list-item>
        <text:list-item>
          <text:p text:style-name="P278"><text:span text:style-name="T56">如果经常查找或者数据的有序性很重要，那么使用</text:span><text:span text:style-name="T27">set_t</text:span><text:span text:style-name="T56">或</text:span><text:span text:style-name="T27">multiset_t</text:span><text:span text:style-name="T56">，如果只关心查找的效率，那么</text:span></text:p>
          <text:p text:style-name="P220"><text:span text:style-name="T18">hash_set_t</text:span>和<text:span text:style-name="T18">hash_multiset_t</text:span>也可以使用。如果数据是<text:span text:style-name="T18">key/value</text:span>形式的那么使用<text:span text:style-name="T18">map_t，multimap_t</text:span>或者<text:span text:style-name="T18">hash_map_t，hash_multimap_t。</text:span>如果要使用关联数组，那么使用<text:span text:style-name="T18">map_t，hash_map_t。</text:span></text:p>
        </text:list-item>
      </text:list>
      <text:p text:style-name="P26"/>
      <text:p text:style-name="P35"><text:tab/>下面是两个相同的例子都是对输入的一系列数据进行排序，使用了两个不同的容器：</text:p>
      <text:p text:style-name="P35"><text:tab/>使用<text:span text:style-name="T18">vector_t</text:span>：</text:p>
      <table:table table:name="表格99" table:style-name="表格99">
        <table:table-column table:style-name="表格99.A"/>
        <table:table-row>
          <table:table-cell table:style-name="表格99.A1" office:value-type="string">
            <text:p text:style-name="P85">/* </text:p>
            <text:p text:style-name="P85"><text:s/>* sortvec.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text:soft-page-break/>#include &lt;cstl/cfunctional.h&gt; </text:p>
            <text:p text:style-name="P85"/>
            <text:p text:style-name="P85">int main(int argc, char* argv[]) </text:p>
            <text:p text:style-name="P85">{ </text:p>
            <text:p text:style-name="P85"><text:s text:c="4"/>vector_t* pvec_coll = create_vector(int); </text:p>
            <text:p text:style-name="P85"><text:s text:c="4"/>int n_random = 0; </text:p>
            <text:p text:style-name="P85"><text:s text:c="4"/>int n_input = 1000000; </text:p>
            <text:p text:style-name="P85"><text:s text:c="4"/>int i = 0;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_n(pvec_coll, 1000000); </text:p>
            <text:p text:style-name="P85"/>
            <text:p text:style-name="P85"><text:s text:c="4"/>for(i = 0; i &lt; 1000000; ++i) </text:p>
            <text:p text:style-name="P85"><text:s text:c="4"/>{ </text:p>
            <text:p text:style-name="P85"><text:s text:c="8"/>fun_random_number(&amp;n_input, &amp;n_random); </text:p>
            <text:p text:style-name="P85"><text:s text:c="8"/>*(int*)vector_at(pvec_coll, i) = n_random; </text:p>
            <text:p text:style-name="P85"><text:s text:c="4"/>} </text:p>
            <text:p text:style-name="P85"/>
            <text:p text:style-name="P85"><text:s text:c="4"/>algo_sort(vector_begin(pvec_coll), vector_end(pvec_coll)); </text:p>
            <text:p text:style-name="P85"/>
            <text:p text:style-name="P85"><text:s text:c="4"/>vector_destroy(pvec_coll); </text:p>
            <text:p text:style-name="P85"/>
            <text:p text:style-name="P85"><text:s text:c="4"/>return 0; </text:p>
            <text:p text:style-name="P85">}</text:p>
          </table:table-cell>
        </table:table-row>
      </table:table>
      <text:p text:style-name="P40"/>
      <text:p text:style-name="P36">使用<text:span text:style-name="T18">time</text:span>命令测试执行结果：</text:p>
      <text:p text:style-name="P32">real <text:s text:c="2"/><text:tab/>0m51.613s</text:p>
      <text:p text:style-name="P32">user <text:s text:c="3"/><text:tab/>0m49.116s</text:p>
      <text:p text:style-name="P32">sys <text:s text:c="5"/><text:tab/>0m0.371s</text:p>
      <text:p text:style-name="P40"/>
      <text:p text:style-name="P52">使用<text:span text:style-name="T18">multiset_t</text:span>：</text:p>
      <table:table table:name="表格100" table:style-name="表格100">
        <table:table-column table:style-name="表格100.A"/>
        <table:table-row>
          <table:table-cell table:style-name="表格100.A1" office:value-type="string">
            <text:p text:style-name="P85">/* </text:p>
            <text:p text:style-name="P85"><text:s/>* sortmset.c </text:p>
            <text:p text:style-name="P85"><text:s/>* compile with : -lcstl </text:p>
            <text:p text:style-name="P85"><text:s/>*/ </text:p>
            <text:p text:style-name="P85"/>
            <text:p text:style-name="P85">#include &lt;stdio.h&gt; </text:p>
            <text:p text:style-name="P85">#include &lt;cstl/cset.h&gt; </text:p>
            <text:p text:style-name="P85">#include &lt;cstl/cfunctional.h&gt; </text:p>
            <text:p text:style-name="P85"><text:soft-page-break/><text:s/></text:p>
            <text:p text:style-name="P85">int main(int argc, char* argv[]) </text:p>
            <text:p text:style-name="P85">{ </text:p>
            <text:p text:style-name="P85"><text:s text:c="4"/>multiset_t* pmset_coll = create_multiset(int); </text:p>
            <text:p text:style-name="P85"><text:s text:c="4"/>int n_randmo = 0; </text:p>
            <text:p text:style-name="P85"><text:s text:c="4"/>int n_input = 1000000; </text:p>
            <text:p text:style-name="P85"><text:s text:c="4"/>int i = 0; </text:p>
            <text:p text:style-name="P85"/>
            <text:p text:style-name="P85"><text:s text:c="4"/>if(pmset_coll == NULL) </text:p>
            <text:p text:style-name="P85"><text:s text:c="4"/>{ </text:p>
            <text:p text:style-name="P85"><text:s text:c="8"/>return -1; </text:p>
            <text:p text:style-name="P85"><text:s text:c="4"/>} </text:p>
            <text:p text:style-name="P85"/>
            <text:p text:style-name="P85"><text:s text:c="4"/>multiset_init(pmset_coll); </text:p>
            <text:p text:style-name="P85"/>
            <text:p text:style-name="P85"><text:s text:c="4"/>for(i = 0; i &lt; 1000000; ++i) </text:p>
            <text:p text:style-name="P85"><text:s text:c="4"/>{ </text:p>
            <text:p text:style-name="P85"><text:s text:c="8"/>fun_random_number(&amp;n_input, &amp;n_randmo); </text:p>
            <text:p text:style-name="P85"><text:s text:c="8"/>multiset_insert(pmset_coll, n_randmo); </text:p>
            <text:p text:style-name="P85"><text:s text:c="4"/>} </text:p>
            <text:p text:style-name="P85"/>
            <text:p text:style-name="P85"><text:s text:c="4"/>multiset_destroy(pmset_coll); </text:p>
            <text:p text:style-name="P85"/>
            <text:p text:style-name="P85"><text:s text:c="4"/>return 0; </text:p>
            <text:p text:style-name="P85">}</text:p>
          </table:table-cell>
        </table:table-row>
      </table:table>
      <text:p text:style-name="P40"/>
      <text:p text:style-name="P36">使用<text:span text:style-name="T18">time</text:span>命令测试执行结果：</text:p>
      <text:p text:style-name="P32">real <text:s text:c="3"/><text:tab/>0m11.245s</text:p>
      <text:p text:style-name="P32">user <text:s text:c="3"/><text:tab/>0m10.545s</text:p>
      <text:p text:style-name="P32">sys <text:s text:c="4"/><text:tab/>0m0.356s</text:p>
      <text:p text:style-name="P36">由这个统计数据可以看出一切！</text:p>
      <text:p text:style-name="P36"/>
      <text:p text:style-name="P36"/>
      <text:list xml:id="list1510744005" text:continue-list="list1419232839" text:style-name="WW8Num13">
        <text:list-item>
          <text:h text:style-name="P324" text:outline-level="1"><text:span text:style-name="T18">libcstl</text:span>迭代器</text:h>
        </text:list-item>
      </text:list>
      <text:p text:style-name="P36"><text:tab/><text:span text:style-name="T18">libcstl</text:span>容器都定义了相关的迭代器类型，<text:tab/>所以在使用迭代器的时候并不需要包含特殊的头文件，但是除了各个容器定义的相关的迭代器外，<text:span text:style-name="T18">libcstl</text:span>还提供了很多类型的迭代器，这些类型的迭代器都定义在<text:span text:style-name="T18">&lt;cstl/citerator.h&gt;</text:span>中。要使用这些额外的迭代器类型就要包含这个头文件。</text:p>
      <text:p text:style-name="P55">#include &lt;cstl/citerator.h&gt;</text:p>
      <text:p text:style-name="P55"><text:soft-page-break/></text:p>
      <text:list xml:id="list948114212" text:continue-numbering="true" text:style-name="WW8Num13">
        <text:list-item>
          <text:list>
            <text:list-item>
              <text:h text:style-name="P335" text:outline-level="2">迭代器的种类</text:h>
            </text:list-item>
          </text:list>
        </text:list-item>
      </text:list>
      <text:p text:style-name="P36"><text:tab/>迭代器是一种表示数据位置的类型，它可以被用来访问数据等其他的一些操作。<text:span text:style-name="T19">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00">迭代器类型</text:p>
          </table:table-cell>
          <table:table-cell table:style-name="表格101.A1" office:value-type="string">
            <text:p text:style-name="P100">能力</text:p>
          </table:table-cell>
          <table:table-cell table:style-name="表格101.C1" office:value-type="string">
            <text:p text:style-name="P100">相关容器</text:p>
          </table:table-cell>
        </table:table-row>
        <table:table-row>
          <table:table-cell table:style-name="表格101.A2" office:value-type="string">
            <text:p text:style-name="P100">iterator_t</text:p>
          </table:table-cell>
          <table:table-cell table:style-name="表格101.A2" office:value-type="string">
            <text:p text:style-name="P100">[1]</text:p>
          </table:table-cell>
          <table:table-cell table:style-name="表格101.C2" office:value-type="string">
            <text:p text:style-name="P100">-</text:p>
          </table:table-cell>
        </table:table-row>
        <table:table-row>
          <table:table-cell table:style-name="表格101.A2" office:value-type="string">
            <text:p text:style-name="P100">input_iterator_t</text:p>
          </table:table-cell>
          <table:table-cell table:style-name="表格101.A2" office:value-type="string">
            <text:p text:style-name="P100">输入，先前迭代</text:p>
          </table:table-cell>
          <table:table-cell table:style-name="表格101.C2" office:value-type="string">
            <text:p text:style-name="P100">-</text:p>
          </table:table-cell>
        </table:table-row>
        <table:table-row>
          <table:table-cell table:style-name="表格101.A2" office:value-type="string">
            <text:p text:style-name="P100">output_iterator_t</text:p>
          </table:table-cell>
          <table:table-cell table:style-name="表格101.A2" office:value-type="string">
            <text:p text:style-name="P100">输出，向前迭代</text:p>
          </table:table-cell>
          <table:table-cell table:style-name="表格101.C2" office:value-type="string">
            <text:p text:style-name="P100">-</text:p>
          </table:table-cell>
        </table:table-row>
        <table:table-row>
          <table:table-cell table:style-name="表格101.A2" office:value-type="string">
            <text:p text:style-name="P100">forward_iterator_t</text:p>
          </table:table-cell>
          <table:table-cell table:style-name="表格101.A2" office:value-type="string">
            <text:p text:style-name="P100">输入，输出，向前迭代</text:p>
          </table:table-cell>
          <table:table-cell table:style-name="表格101.C2" office:value-type="string">
            <text:p text:style-name="P100">slist_t</text:p>
          </table:table-cell>
        </table:table-row>
        <table:table-row>
          <table:table-cell table:style-name="表格101.A2" office:value-type="string">
            <text:p text:style-name="P100">bidirectional_iterator_t</text:p>
          </table:table-cell>
          <table:table-cell table:style-name="表格101.A2" office:value-type="string">
            <text:p text:style-name="P100">输入，输出，双向迭代</text:p>
          </table:table-cell>
          <table:table-cell table:style-name="表格101.C2" office:value-type="string">
            <text:p text:style-name="P100">list_t, set_t, multiset_t, map_t, multimap_t, hash_set_t, hash_multiset_t, hash_map_t, hash_multimap_t</text:p>
          </table:table-cell>
        </table:table-row>
        <table:table-row>
          <table:table-cell table:style-name="表格101.A2" office:value-type="string">
            <text:p text:style-name="P100">random_access_iterator_t</text:p>
          </table:table-cell>
          <table:table-cell table:style-name="表格101.A2" office:value-type="string">
            <text:p text:style-name="P100">输入，输出，随机迭代</text:p>
          </table:table-cell>
          <table:table-cell table:style-name="表格101.C2" office:value-type="string">
            <text:p text:style-name="P100">vector_t, deque_t, string_t</text:p>
          </table:table-cell>
        </table:table-row>
      </table:table>
      <text:p text:style-name="P36"/>
      <text:p text:style-name="P35"><text:span text:style-name="T53"><text:tab/>表中的</text:span><text:span text:style-name="T36">iterator_t</text:span><text:span text:style-name="T53">是迭代器的基本类型,下面的所有的类型都是从它演变出来的，它可以表示所有的迭代器类型，所以在实际使用的过程中可以使用</text:span><text:span text:style-name="T31">iterator_t</text:span><text:span text:style-name="T53">类型取代实际的与迭代器相关的类型。</text:span><text:span text:style-name="T42"> iterator_t</text:span><text:span text:style-name="T53">可以接受任何迭代器类型的赋值，赋值后原来的</text:span><text:span text:style-name="T36">iterator_t</text:span><text:span text:style-name="T53">类型也就变成了相应的类型。如：</text:span></text:p>
      <text:p text:style-name="P58">iterator_t it_i;</text:p>
      <text:p text:style-name="P58">bidirectional_iterator_t it_bi;</text:p>
      <text:p text:style-name="P58">it_i = it_bi;</text:p>
      <text:p text:style-name="P35"><text:span text:style-name="T53">在赋值之前</text:span><text:span text:style-name="T31">i</text:span><text:span text:style-name="T36">t_i</text:span><text:span text:style-name="T53">是</text:span><text:span text:style-name="T36">iterator_t</text:span><text:span text:style-name="T53">类型，它不具有任何迭代器能力，但是赋值之后</text:span><text:span text:style-name="T31">it_i</text:span><text:span text:style-name="T53">变成了</text:span><text:span text:style-name="T36">bidirectional_iterator_t</text:span><text:span text:style-name="T53">类型，具有了与</text:span><text:span text:style-name="T31">it_bi</text:span><text:span text:style-name="T53">同样的能了。所有的迭代器类型都支持赋值操作符，赋值后迭代器类型也相应的改变了。</text:span></text:p>
      <text:p text:style-name="P47"><draw:frame draw:style-name="fr2" draw:name="图形21" text:anchor-type="paragraph" svg:width="19.006cm" svg:height="9.089cm" draw:z-index="23"><draw:image xlink:href="Pictures/10000000000002CB000001562DDD3F92.jpg" xlink:type="simple" xlink:show="embed" xlink:actuate="onLoad"/></draw:frame><text:soft-page-break/>图<text:span text:style-name="T43"> 5.1 </text:span>迭代器的种类</text:p>
      <text:p text:style-name="P35">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00">容器定义的迭代器类型</text:p>
          </table:table-cell>
          <table:table-cell table:style-name="表格102.B1" office:value-type="string">
            <text:p text:style-name="P100">对应的迭代器类型</text:p>
          </table:table-cell>
        </table:table-row>
        <table:table-row>
          <table:table-cell table:style-name="表格102.A2" office:value-type="string">
            <text:p text:style-name="P100">vector_iterator_t</text:p>
          </table:table-cell>
          <table:table-cell table:style-name="表格102.B2" office:value-type="string">
            <text:p text:style-name="P100">random_access_iterator_t</text:p>
          </table:table-cell>
        </table:table-row>
        <table:table-row>
          <table:table-cell table:style-name="表格102.A2" office:value-type="string">
            <text:p text:style-name="P100">deque_iterator_t</text:p>
          </table:table-cell>
          <table:table-cell table:style-name="表格102.B2" office:value-type="string">
            <text:p text:style-name="P100">random_access_iterator_t</text:p>
          </table:table-cell>
        </table:table-row>
        <table:table-row>
          <table:table-cell table:style-name="表格102.A2" office:value-type="string">
            <text:p text:style-name="P100">list_iterator_t</text:p>
          </table:table-cell>
          <table:table-cell table:style-name="表格102.B2" office:value-type="string">
            <text:p text:style-name="P100">bidirectional_iterator_t</text:p>
          </table:table-cell>
        </table:table-row>
        <table:table-row>
          <table:table-cell table:style-name="表格102.A2" office:value-type="string">
            <text:p text:style-name="P100">slist_iterator_t</text:p>
          </table:table-cell>
          <table:table-cell table:style-name="表格102.B2" office:value-type="string">
            <text:p text:style-name="P100">forward_iterator_t</text:p>
          </table:table-cell>
        </table:table-row>
        <table:table-row>
          <table:table-cell table:style-name="表格102.A2" office:value-type="string">
            <text:p text:style-name="P100">string_iterator_t</text:p>
          </table:table-cell>
          <table:table-cell table:style-name="表格102.B2" office:value-type="string">
            <text:p text:style-name="P100">random_access_iterator_t</text:p>
          </table:table-cell>
        </table:table-row>
        <table:table-row>
          <table:table-cell table:style-name="表格102.A2" office:value-type="string">
            <text:p text:style-name="P100">set_iterator_t</text:p>
          </table:table-cell>
          <table:table-cell table:style-name="表格102.B2" office:value-type="string">
            <text:p text:style-name="P100">bidirectional_iterator_t</text:p>
          </table:table-cell>
        </table:table-row>
        <table:table-row>
          <table:table-cell table:style-name="表格102.A2" office:value-type="string">
            <text:p text:style-name="P100">multiset_iterator_t</text:p>
          </table:table-cell>
          <table:table-cell table:style-name="表格102.B2" office:value-type="string">
            <text:p text:style-name="P100">bidirectional_iterator_t</text:p>
          </table:table-cell>
        </table:table-row>
        <table:table-row>
          <table:table-cell table:style-name="表格102.A2" office:value-type="string">
            <text:p text:style-name="P100">map_iterator_t</text:p>
          </table:table-cell>
          <table:table-cell table:style-name="表格102.B2" office:value-type="string">
            <text:p text:style-name="P100">bidirectional_iterator_t</text:p>
          </table:table-cell>
        </table:table-row>
        <table:table-row>
          <table:table-cell table:style-name="表格102.A2" office:value-type="string">
            <text:p text:style-name="P100">multimap_iterator_t</text:p>
          </table:table-cell>
          <table:table-cell table:style-name="表格102.B2" office:value-type="string">
            <text:p text:style-name="P100">bidirectional_iterator_t</text:p>
          </table:table-cell>
        </table:table-row>
        <table:table-row>
          <table:table-cell table:style-name="表格102.A2" office:value-type="string">
            <text:p text:style-name="P100">hash_set_iterator_t</text:p>
          </table:table-cell>
          <table:table-cell table:style-name="表格102.B2" office:value-type="string">
            <text:p text:style-name="P100">bidirectional_iterator_t</text:p>
          </table:table-cell>
        </table:table-row>
        <table:table-row>
          <table:table-cell table:style-name="表格102.A2" office:value-type="string">
            <text:p text:style-name="P100">hash_multiset_iterator_t</text:p>
          </table:table-cell>
          <table:table-cell table:style-name="表格102.B2" office:value-type="string">
            <text:p text:style-name="P100">bidirectional_iterator_t</text:p>
          </table:table-cell>
        </table:table-row>
        <table:table-row>
          <table:table-cell table:style-name="表格102.A2" office:value-type="string">
            <text:p text:style-name="P100">hash_map_iterator_t</text:p>
          </table:table-cell>
          <table:table-cell table:style-name="表格102.B2" office:value-type="string">
            <text:p text:style-name="P100">bidirectional_iterator_t</text:p>
          </table:table-cell>
        </table:table-row>
        <table:table-row>
          <table:table-cell table:style-name="表格102.A2" office:value-type="string">
            <text:p text:style-name="P100">hash_multimap_iterator_t</text:p>
          </table:table-cell>
          <table:table-cell table:style-name="表格102.B2" office:value-type="string">
            <text:p text:style-name="P100">bidirectional_iterator_t</text:p>
          </table:table-cell>
        </table:table-row>
      </table:table>
      <text:p text:style-name="P35"/>
      <text:list xml:id="list315421262" text:continue-numbering="true" text:style-name="WW8Num13">
        <text:list-item>
          <text:list>
            <text:list-item>
              <text:list>
                <text:list-item>
                  <text:h text:style-name="P355" text:outline-level="3"><text:soft-page-break/>input_iterator_t</text:h>
                </text:list-item>
              </text:list>
            </text:list-item>
          </text:list>
        </text:list-item>
      </text:list>
      <text:p text:style-name="P35"><text:span text:style-name="T12"><text:tab/></text:span><text:span text:style-name="T36">input_iterator_t</text:span><text:span text:style-name="T53">类型的迭代器只能一个数据一个数据的向前移动，同时还支持通过迭代器获得数据，比较两个</text:span><text:span text:style-name="T36">input_iterator_t</text:span><text:span text:style-name="T53">类型的迭代器是否相等。</text:span></text:p>
      <text:p text:style-name="P35"><text:span text:style-name="T53"><text:tab/>下面是</text:span><text:span text:style-name="T36">input_iterator_t</text:span><text:span text:style-name="T53">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36"/>
      <text:list xml:id="list783679887" text:continue-numbering="true" text:style-name="WW8Num13">
        <text:list-item>
          <text:list>
            <text:list-item>
              <text:list>
                <text:list-item>
                  <text:h text:style-name="P355" text:outline-level="3">output_iterator_t</text:h>
                </text:list-item>
              </text:list>
            </text:list-item>
          </text:list>
        </text:list-item>
      </text:list>
      <text:p text:style-name="P35"><text:span text:style-name="T12"><text:tab/></text:span><text:span text:style-name="T36">output_iterator_t</text:span><text:span text:style-name="T53">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36"/>
      <text:list xml:id="list491610963" text:continue-numbering="true" text:style-name="WW8Num13">
        <text:list-item>
          <text:list>
            <text:list-item>
              <text:list>
                <text:list-item>
                  <text:h text:style-name="P355" text:outline-level="3">forward_iterator_t</text:h>
                </text:list-item>
              </text:list>
            </text:list-item>
          </text:list>
        </text:list-item>
      </text:list>
      <text:p text:style-name="P35"><text:span text:style-name="T49"><text:tab/></text:span><text:span text:style-name="T36">forward_iterator_t</text:span><text:span text:style-name="T53">类型的迭代器支持</text:span><text:span text:style-name="T36">input_iterator_t</text:span><text:span text:style-name="T53">类型和</text:span><text:span text:style-name="T36">output_iterator_t</text:span><text:span text:style-name="T53">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40"/>
      <text:list xml:id="list328047188" text:continue-numbering="true" text:style-name="WW8Num13">
        <text:list-item>
          <text:list>
            <text:list-item>
              <text:list>
                <text:list-item>
                  <text:h text:style-name="P356" text:outline-level="3"><text:soft-page-break/>bidirectional_iterator_t</text:h>
                </text:list-item>
              </text:list>
            </text:list-item>
          </text:list>
        </text:list-item>
      </text:list>
      <text:p text:style-name="P35"><text:span text:style-name="T49"><text:tab/></text:span><text:span text:style-name="T36">bidirectional_iterator_t</text:span><text:span text:style-name="T53">类型的迭代器是双向迭代器，除了支持</text:span><text:span text:style-name="T36">forward_iterator_t</text:span><text:span text:style-name="T53">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40"/>
      <text:list xml:id="list1447409190" text:continue-numbering="true" text:style-name="WW8Num13">
        <text:list-item>
          <text:list>
            <text:list-item>
              <text:list>
                <text:list-item>
                  <text:h text:style-name="P355" text:outline-level="3">random_access_iterator_t</text:h>
                </text:list-item>
              </text:list>
            </text:list-item>
          </text:list>
        </text:list-item>
      </text:list>
      <text:p text:style-name="P35"><text:span text:style-name="T49"><text:tab/></text:span><text:span text:style-name="T36">random_access_iterator_t</text:span><text:span text:style-name="T53">类型的迭代器在</text:span><text:span text:style-name="T36">bidirectional_iterator_t</text:span><text:span text:style-name="T53">类型的基础上又具备了随即访问能力，所以它支持的操作除了</text:span><text:span text:style-name="T36">bidirectional_iterator_t</text:span><text:span text:style-name="T53">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35"><text:span text:style-name="T49"><text:tab/></text:span><text:span text:style-name="T53">下面的例子应用到了</text:span><text:span text:style-name="T36">random_access_iterator_t</text:span><text:span text:style-name="T53">类型的迭代器的特殊操作：</text:span></text:p>
      <table:table table:name="表格108" table:style-name="表格108">
        <table:table-column table:style-name="表格108.A"/>
        <table:table-row>
          <table:table-cell table:style-name="表格108.A1" office:value-type="string">
            <text:p text:style-name="P85">/* </text:p>
            <text:p text:style-name="P85"><text:s/>* itercat.c </text:p>
            <text:p text:style-name="P85"><text:s/>* compile with : -lcstl </text:p>
            <text:p text:style-name="P85"><text:s/>*/ </text:p>
            <text:p text:style-name="P85"/>
            <text:p text:style-name="P85">#include &lt;stdio.h&gt; </text:p>
            <text:p text:style-name="P85">#include &lt;cstl/cvector.h&gt; </text:p>
            <text:p text:style-name="P85"/>
            <text:p text:style-name="P85">int main(int argc, char* argv[]) </text:p>
            <text:p text:style-name="P85">{ </text:p>
            <text:p text:style-name="P85"><text:s text:c="4"/>vector_t* pvec_coll = create_vector(int); </text:p>
            <text:p text:style-name="P85"><text:s text:c="4"/>iterator_t it_pos; /* uses iterator_t instead of vector_iterator_t */ </text:p>
            <text:p text:style-name="P85"><text:s text:c="4"/>int i = 0; </text:p>
            <text:p text:style-name="P85"><text:s text:c="4"/>int n_value = 0; </text:p>
            <text:p text:style-name="P85"/>
            <text:p text:style-name="P85"><text:s text:c="4"/>if(pvec_coll == NULL) </text:p>
            <text:p text:style-name="P85"><text:soft-page-break/><text:s text:c="4"/>{ </text:p>
            <text:p text:style-name="P85"><text:s text:c="8"/>return -1; </text:p>
            <text:p text:style-name="P85"><text:s text:c="4"/>} </text:p>
            <text:p text:style-name="P85"/>
            <text:p text:style-name="P85"><text:s text:c="4"/>vector_init(pvec_coll); </text:p>
            <text:p text:style-name="P85"/>
            <text:p text:style-name="P85"><text:s text:c="4"/>/* insert from -3 to 9 */ </text:p>
            <text:p text:style-name="P85"><text:s text:c="4"/>for(i = -3; i &lt;= 9; ++i) </text:p>
            <text:p text:style-name="P85"><text:s text:c="4"/>{ </text:p>
            <text:p text:style-name="P85"><text:s text:c="8"/>vector_push_back(pvec_coll, i); </text:p>
            <text:p text:style-name="P85"><text:s text:c="4"/>} </text:p>
            <text:p text:style-name="P85"/>
            <text:p text:style-name="P85"><text:s text:c="4"/>/* </text:p>
            <text:p text:style-name="P85"><text:s text:c="5"/>* print number of elements by processing the distance </text:p>
            <text:p text:style-name="P85"><text:s text:c="5"/>* between vector_begin() and vector_end() </text:p>
            <text:p text:style-name="P85"><text:s text:c="5"/>*/ </text:p>
            <text:p text:style-name="P85"><text:s text:c="4"/>printf("number/distance : %d\n", </text:p>
            <text:p text:style-name="P85"><text:s text:c="8"/>iterator_minus(vector_end(pvec_coll), vector_begin(pvec_coll))); </text:p>
            <text:p text:style-name="P85"/>
            <text:p text:style-name="P85"><text:s text:c="4"/>/* </text:p>
            <text:p text:style-name="P85"><text:s text:c="5"/>* print all elements </text:p>
            <text:p text:style-name="P85"><text:s text:c="5"/>* uses iterator_less instead of !iterator_equal </text:p>
            <text:p text:style-name="P85"><text:s text:c="5"/>*/ </text:p>
            <text:p text:style-name="P85"><text:s text:c="4"/>for(it_pos = vector_begin(pvec_coll); </text:p>
            <text:p text:style-name="P85"><text:s text:c="8"/>iterator_less(it_pos, vector_end(pvec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text:p>
            <text:p text:style-name="P85"><text:s text:c="5"/>* print all elements </text:p>
            <text:p text:style-name="P85"><text:s text:c="5"/>* uses iterator_at instead of iterator_get_pointer </text:p>
            <text:p text:style-name="P85"><text:s text:c="5"/>*/ </text:p>
            <text:p text:style-name="P85"><text:s text:c="4"/>for(i = 0; i &lt; vector_size(pvec_coll); ++i) </text:p>
            <text:p text:style-name="P85"><text:s text:c="4"/>{ </text:p>
            <text:p text:style-name="P85"><text:s text:c="8"/>printf("%d ", *(int*)iterator_at(vector_begin(pvec_coll), i)); </text:p>
            <text:p text:style-name="P85"><text:s text:c="4"/>} </text:p>
            <text:p text:style-name="P85"><text:s text:c="4"/>printf("\n"); </text:p>
            <text:p text:style-name="P85"/>
            <text:p text:style-name="P85"><text:s text:c="4"/>/* print every second element */ </text:p>
            <text:p text:style-name="P85"><text:s text:c="4"/>for(it_pos = vector_begin(pvec_coll); </text:p>
            <text:p text:style-name="P85"><text:soft-page-break/><text:s text:c="8"/>iterator_less(it_pos, iterator_prev(vector_end(pvec_coll))); </text:p>
            <text:p text:style-name="P85"><text:s text:c="8"/>it_pos = iterator_next_n(it_pos, 2)) </text:p>
            <text:p text:style-name="P85"><text:s text:c="4"/>{ </text:p>
            <text:p text:style-name="P85"><text:s text:c="8"/>iterator_get_value(it_pos, &amp;n_value); </text:p>
            <text:p text:style-name="P85"><text:s text:c="8"/>printf("%d ", n_value); </text:p>
            <text:p text:style-name="P85"><text:s text:c="4"/>}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40"/>
      <text:p text:style-name="P36">结果如下：</text:p>
      <text:p text:style-name="P32">number/distance : 13 </text:p>
      <text:p text:style-name="P32">-3 -2 -1 0 1 2 3 4 5 6 7 8 9 </text:p>
      <text:p text:style-name="P32">-3 -2 -1 0 1 2 3 4 5 6 7 8 9 </text:p>
      <text:p text:style-name="P32">-3 -1 1 3 5 7 </text:p>
      <text:p text:style-name="P40"/>
      <text:p text:style-name="P74">这个例子不能应用于<text:span text:style-name="T18">list_t</text:span>，<text:span text:style-name="T18">map_t</text:span>，<text:span text:style-name="T18">hash_multiset_t</text:span>等等这些不是<text:span text:style-name="T18">random_access_iterator_t</text:span>的迭代器上。</text:p>
      <text:p text:style-name="P36"><text:tab/>这个例子中有一段代码：</text:p>
      <text:p text:style-name="P87">iterator_less(it_pos, iterator_prev(vector_end(pvec_coll))); </text:p>
      <text:p text:style-name="P36">这是保证迭代器访问数据不越界。这条语句要求<text:span text:style-name="T18">pvec_coll</text:span>中至少要包含一个数据，如果<text:span text:style-name="T18">pvec_coll</text:span>为空那么</text:p>
      <text:p text:style-name="P94">iterator_prev(vector_end(pvec_coll))<text:span text:style-name="T15">得到的迭代器是指向vector_begin()之前的，这样的迭代器行为是未定义的，类似于数组越界的行为，同理如果迭代器指向vector_end()之后那么这个迭代器的行为也是未定义的，例如下面的代码：</text:span></text:p>
      <text:p text:style-name="P61">for(it_pos = vector_begin(pvec_coll); </text:p>
      <text:p text:style-name="P85"><text:s text:c="4"/>iterator_less(it_pos, vector_end(pvec_coll)); </text:p>
      <text:p text:style-name="P89"><text:s text:c="4"/>it_pos = iterator_next_n(it_pos, 2)) </text:p>
      <text:p text:style-name="P89">{</text:p>
      <text:p text:style-name="P89"><text:tab/>...</text:p>
      <text:p text:style-name="P89">}</text:p>
      <text:p text:style-name="P46"><draw:frame draw:style-name="fr3" draw:name="图形22" text:anchor-type="paragraph" svg:width="19.006cm" svg:height="7.511cm" draw:z-index="24"><draw:image xlink:href="Pictures/10000000000002CC0000011B4E21B7EA.jpg" xlink:type="simple" xlink:show="embed" xlink:actuate="onLoad"/></draw:frame><text:soft-page-break/>图 <text:span text:style-name="T18">5.2 iterator</text:span>每次先前移动两个位置</text:p>
      <text:p text:style-name="P7"><text:tab/><text:span text:style-name="T56">迭代器在向前移动或者向后移动的过程中会发生越界，迭代器移动操作不检测是否越界(带有断言信息的版本会提示越界错误)。所以在移动迭代器时一定要注意，不要越界。</text:span></text:p>
      <text:p text:style-name="P7"/>
      <text:list xml:id="list1969579359" text:continue-numbering="true" text:style-name="WW8Num13">
        <text:list-item>
          <text:list>
            <text:list-item>
              <text:h text:style-name="P338" text:outline-level="2">迭代器的辅助操作</text:h>
            </text:list-item>
          </text:list>
        </text:list-item>
      </text:list>
      <text:p text:style-name="Standard"><text:span text:style-name="T2"><text:tab/></text:span><text:span text:style-name="T6">除了</text:span><text:span text:style-name="T23">random_access_iterator_t</text:span><text:span text:style-name="T6">外的迭代器要移动多步或者计算两个迭代器之间的差值只能一个一个的向前或者向后移动吗？答案是否等的，</text:span><text:span text:style-name="T23">libcstl</text:span><text:span text:style-name="T57">还提供两个迭代器的辅助操作函数，</text:span><text:span text:style-name="T40">iterator_advance()</text:span><text:span text:style-name="T57">和</text:span><text:span text:style-name="T40">iterator_distance()，</text:span><text:span text:style-name="T59">这两个操作函数就是为了解决这个问题的。</text:span></text:p>
      <text:list xml:id="list1780643292" text:continue-numbering="true" text:style-name="WW8Num13">
        <text:list-item>
          <text:list>
            <text:list-item>
              <text:list>
                <text:list-item>
                  <text:h text:style-name="P351" text:outline-level="3">使用<text:span text:style-name="T18">iterator_advance()</text:span>移动迭代器</text:h>
                </text:list-item>
              </text:list>
            </text:list-item>
          </text:list>
        </text:list-item>
      </text:list>
      <text:p text:style-name="P37"><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37"/>
      <text:p text:style-name="P37"><text:tab/>通常来说<text:span text:style-name="T18">random_access_iterator_t</text:span>的<text:span text:style-name="T18">iterator_next_n</text:span>和<text:span text:style-name="T18">iterator_prev_n</text:span>操作要比<text:span text:style-name="T18">iterator_advance</text:span>效率高很多。</text:p>
      <text:p text:style-name="P75">下面是使用<text:span text:style-name="T18">iterator_advance()</text:span>的一个例子：</text:p>
      <table:table table:name="表格110" table:style-name="表格110">
        <table:table-column table:style-name="表格110.A"/>
        <table:table-row>
          <table:table-cell table:style-name="表格110.A1" office:value-type="string">
            <text:p text:style-name="P85">/* </text:p>
            <text:p text:style-name="P85"><text:s/>* advance1.c </text:p>
            <text:p text:style-name="P85"><text:s/>* compile with : -lcstl </text:p>
            <text:p text:style-name="P85"><text:s/>*/ </text:p>
            <text:p text:style-name="P85"/>
            <text:p text:style-name="P85">#include &lt;stdio.h&gt; </text:p>
            <text:p text:style-name="P85"><text:soft-page-break/>#include &lt;cstl/clist.h&gt; </text:p>
            <text:p text:style-name="P85"/>
            <text:p text:style-name="P85">int main(int argc, char* argv[]) </text:p>
            <text:p text:style-name="P85">{ </text:p>
            <text:p text:style-name="P85"><text:s text:c="4"/>list_t* plist_coll = create_list(int); </text:p>
            <text:p text:style-name="P85"><text:s text:c="4"/>iterator_t it_pos;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for(i = 1; i &lt;= 9; ++i) </text:p>
            <text:p text:style-name="P85"><text:s text:c="4"/>{ </text:p>
            <text:p text:style-name="P85"><text:s text:c="8"/>list_push_back(plist_coll, i); </text:p>
            <text:p text:style-name="P85"><text:s text:c="4"/>} </text:p>
            <text:p text:style-name="P85"/>
            <text:p text:style-name="P85"><text:s text:c="4"/>it_pos = list_begin(plist_coll); </text:p>
            <text:p text:style-name="P85"><text:s text:c="4"/>/* print actual element */ </text:p>
            <text:p text:style-name="P85"><text:s text:c="4"/>printf("%d\n", *(int*)iterator_get_pointer(it_pos)); </text:p>
            <text:p text:style-name="P85"/>
            <text:p text:style-name="P85"><text:s text:c="4"/>/* step three elements forward */ </text:p>
            <text:p text:style-name="P85"><text:s text:c="4"/>it_pos = iterator_advance(it_pos, 3); </text:p>
            <text:p text:style-name="P85"><text:s text:c="4"/>/* print actual element */ </text:p>
            <text:p text:style-name="P85"><text:s text:c="4"/>printf("%d\n", *(int*)iterator_get_pointer(it_pos)); </text:p>
            <text:p text:style-name="P85"/>
            <text:p text:style-name="P85"><text:s text:c="4"/>/* step one element backward */ </text:p>
            <text:p text:style-name="P85"><text:s text:c="4"/>it_pos = iterator_advance(it_pos, -1); </text:p>
            <text:p text:style-name="P85"><text:s text:c="4"/>/* print actual element */ </text:p>
            <text:p text:style-name="P85"><text:s text:c="4"/>printf("%d\n", *(int*)iterator_get_pointer(it_pos)); </text:p>
            <text:p text:style-name="P85"/>
            <text:p text:style-name="P85"><text:s text:c="4"/>list_destroy(plist_coll); </text:p>
            <text:p text:style-name="P85"/>
            <text:p text:style-name="P85"><text:s text:c="4"/>return 0; </text:p>
            <text:p text:style-name="P85">}</text:p>
          </table:table-cell>
        </table:table-row>
      </table:table>
      <text:p text:style-name="P83"/>
      <text:p text:style-name="P37">结果：</text:p>
      <text:p text:style-name="P30">1</text:p>
      <text:p text:style-name="P30">4</text:p>
      <text:p text:style-name="P30">3</text:p>
      <text:list xml:id="list934970911" text:continue-numbering="true" text:style-name="WW8Num13">
        <text:list-item>
          <text:list>
            <text:list-item>
              <text:list>
                <text:list-item>
                  <text:h text:style-name="P351" text:outline-level="3"><text:soft-page-break/>使用<text:span text:style-name="T18">iterator_distance()</text:span>计算迭代器之间的距离</text:h>
                </text:list-item>
              </text:list>
            </text:list-item>
          </text:list>
        </text:list-item>
      </text:list>
      <text:p text:style-name="P35"><text:span text:style-name="T50"><text:tab/></text:span><text:span text:style-name="T54">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37"/>
      <text:p text:style-name="P37"><text:tab/>下面是使用<text:span text:style-name="T18">iterator_distance()</text:span>的例子：</text:p>
      <table:table table:name="表格112" table:style-name="表格112">
        <table:table-column table:style-name="表格112.A"/>
        <table:table-row>
          <table:table-cell table:style-name="表格112.A1" office:value-type="string">
            <text:p text:style-name="P85">/* </text:p>
            <text:p text:style-name="P85"><text:s/>* distance.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int main(int argc, char* argv[]) </text:p>
            <text:p text:style-name="P85">{ </text:p>
            <text:p text:style-name="P85"><text:s text:c="4"/>list_t* plist_coll = create_list(int); </text:p>
            <text:p text:style-name="P85"><text:s text:c="4"/>list_iterator_t it_pos;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for(i = -3; i &lt;= 9; ++i) </text:p>
            <text:p text:style-name="P85"><text:s text:c="4"/>{ </text:p>
            <text:p text:style-name="P85"><text:s text:c="8"/>list_push_back(plist_coll, i); </text:p>
            <text:p text:style-name="P85"><text:s text:c="4"/>} </text:p>
            <text:p text:style-name="P85"/>
            <text:p text:style-name="P85"><text:s text:c="4"/>it_pos = algo_find(list_begin(plist_coll), list_end(plist_coll), 5); </text:p>
            <text:p text:style-name="P85"><text:s text:c="4"/>if(iterator_equal(it_pos, list_end(plist_coll))) </text:p>
            <text:p text:style-name="P85"><text:s text:c="4"/>{ </text:p>
            <text:p text:style-name="P85"><text:s text:c="8"/>printf("5 not found!\n"); </text:p>
            <text:p text:style-name="P85"><text:s text:c="4"/>} </text:p>
            <text:p text:style-name="P85"><text:s text:c="4"/>else </text:p>
            <text:p text:style-name="P85"><text:s text:c="4"/>{ </text:p>
            <text:p text:style-name="P85"><text:s text:c="8"/>printf("distance between beginning and 5 : %d\n", </text:p>
            <text:p text:style-name="P85"><text:soft-page-break/><text:s text:c="12"/>iterator_distance(list_begin(plist_coll), it_pos)); </text:p>
            <text:p text:style-name="P85"><text:s text:c="4"/>} </text:p>
            <text:p text:style-name="P85"/>
            <text:p text:style-name="P85"><text:s text:c="4"/>list_destroy(plist_coll); </text:p>
            <text:p text:style-name="P85"/>
            <text:p text:style-name="P85"><text:s text:c="4"/>return 0; </text:p>
            <text:p text:style-name="P85">}</text:p>
          </table:table-cell>
        </table:table-row>
      </table:table>
      <text:p text:style-name="P41"/>
      <text:p text:style-name="P37">结果：</text:p>
      <text:p text:style-name="P30">distance between beginning and 5 : 8</text:p>
      <text:p text:style-name="P30"/>
      <text:p text:style-name="P30"/>
      <text:list xml:id="list1356233620" text:continue-numbering="true" text:style-name="WW8Num13">
        <text:list-item>
          <text:h text:style-name="P326" text:outline-level="1">libcstl算法</text:h>
        </text:list-item>
      </text:list>
      <text:p text:style-name="P30"><text:tab/>这一章详细的讨论libcstl提供的算法，算法的一般概念，种类，用法，并且给出使用的实例。</text:p>
      <text:p text:style-name="P30"/>
      <text:list xml:id="list1957134555" text:continue-numbering="true" text:style-name="WW8Num13">
        <text:list-item>
          <text:list>
            <text:list-item>
              <text:h text:style-name="P332" text:outline-level="2">算法的概述</text:h>
            </text:list-item>
          </text:list>
        </text:list-item>
      </text:list>
      <text:p text:style-name="P30"><text:tab/>这一节讲述一些关于算法的概念，让你了解它们的能力并且更好的使用它们来解决问题。</text:p>
      <text:p text:style-name="P30"/>
      <text:list xml:id="list1221870053" text:continue-numbering="true" text:style-name="WW8Num13">
        <text:list-item>
          <text:list>
            <text:list-item>
              <text:list>
                <text:list-item>
                  <text:h text:style-name="P346" text:outline-level="3">算法头文件</text:h>
                </text:list-item>
              </text:list>
            </text:list-item>
          </text:list>
        </text:list-item>
      </text:list>
      <text:p text:style-name="P30"><text:tab/>算法大体上分为两种，第一种是普通的算法，这类算法提供了诸如排序，删除，查找等等这样的算法，要使用这类算法必须包含头文件&lt;cstl/calgorithm.h&gt;：</text:p>
      <text:p text:style-name="P57">#include &lt;cstl/calgorithm.h&gt;</text:p>
      <text:p text:style-name="P30">此外libcstl还为算数运算提供了算数算法，要使用算数算法要包含头文件&lt;cstl/cnumeric.h&gt;：</text:p>
      <text:p text:style-name="P57">#include &lt;cstl/cnumeric.h&gt;</text:p>
      <text:p text:style-name="P30"/>
      <text:list xml:id="list1204428994" text:continue-numbering="true" text:style-name="WW8Num13">
        <text:list-item>
          <text:list>
            <text:list-item>
              <text:list>
                <text:list-item>
                  <text:h text:style-name="P343" text:outline-level="3">算法的共同特点</text:h>
                </text:list-item>
              </text:list>
            </text:list-item>
          </text:list>
        </text:list-item>
      </text:list>
      <text:p text:style-name="P30"><text:tab/>在第二章中已经介绍了一些算法的概念和特点，算法通常处理一个或者多个数据区间，第一个数据区间要给出开<text:soft-page-break/>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30"><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30"/>
      <text:list xml:id="list2011326966" text:continue-numbering="true" text:style-name="WW8Num13">
        <text:list-item>
          <text:list>
            <text:list-item>
              <text:list>
                <text:list-item>
                  <text:h text:style-name="P343" text:outline-level="3">算法的种类</text:h>
                </text:list-item>
              </text:list>
            </text:list-item>
          </text:list>
        </text:list-item>
      </text:list>
      <text:p text:style-name="P30"><text:tab/>不同的算法满足了不同的功能，可以根据算法的功能将算法划分为不同的类型，有的只是读取数据，有的要修改数据，有的只是改变数据的顺序。</text:p>
      <text:p text:style-name="P30"><text:tab/>从算法的命名上也能够看出算法的主要功能，算法的名字中有两种特殊的后最：</text:p>
      <text:list xml:id="list1681569236" text:style-name="L114">
        <text:list-item>
          <text:p text:style-name="P138">_if后缀</text:p>
        </text:list-item>
      </text:list>
      <text:p text:style-name="P30"><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720881270" text:style-name="L115">
        <text:list-item>
          <text:p text:style-name="P139">_copy后缀</text:p>
        </text:list-item>
      </text:list>
      <text:p text:style-name="P30"><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30"/>
      <text:p text:style-name="P30"><text:tab/>上面是按照名字的后缀简单的区分一下算法，下面按照功能区分算法可以分为四类：</text:p>
      <text:list xml:id="list1700178988" text:style-name="L116">
        <text:list-item>
          <text:p text:style-name="P140">非质变算法</text:p>
        </text:list-item>
        <text:list-item>
          <text:p text:style-name="P140"><text:tab/>质变算法</text:p>
        </text:list-item>
        <text:list-item>
          <text:p text:style-name="P140"><text:tab/>排序算法</text:p>
        </text:list-item>
        <text:list-item>
          <text:p text:style-name="P140"><text:tab/>算数算法</text:p>
        </text:list-item>
      </text:list>
      <text:p text:style-name="P30"/>
      <text:p text:style-name="P30"><text:tab/>接下来就按照上面的分类详细介绍每一种算法。</text:p>
      <text:list xml:id="list2148671894" text:continue-list="list2011326966" text:style-name="WW8Num13">
        <text:list-item>
          <text:list>
            <text:list-item>
              <text:h text:style-name="P332" text:outline-level="2">非质变算法</text:h>
            </text:list-item>
          </text:list>
        </text:list-item>
      </text:list>
      <text:p text:style-name="P30"><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ext:soft-page-break/>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30"><text:tab/>其中algo_for_each()不能严格算是非质变算法。</text:p>
      <text:p text:style-name="P30"/>
      <text:list xml:id="list1194439264" text:continue-numbering="true" text:style-name="WW8Num13">
        <text:list-item>
          <text:list>
            <text:list-item>
              <text:list>
                <text:list-item>
                  <text:h text:style-name="P343" text:outline-level="3">algo_for_each算法</text:h>
                </text:list-item>
              </text:list>
            </text:list-item>
          </text:list>
        </text:list-item>
      </text:list>
      <text:p text:style-name="P30"><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85">/* </text:p>
            <text:p text:style-name="P85"><text:s/>* foreach1.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text:soft-page-break/><text:s/></text:p>
            <text:p text:style-name="P85">static void _print(const void* cpv_input, void* pv_output) </text:p>
            <text:p text:style-name="P85">{ </text:p>
            <text:p text:style-name="P85"><text:s text:c="4"/>printf("%d ", *(int*)cpv_input); </text:p>
            <text:p text:style-name="P85">} </text:p>
            <text:p text:style-name="P85"/>
            <text:p text:style-name="P85">int main(int argc, char* argv[]) </text:p>
            <text:p text:style-name="P85">{ </text:p>
            <text:p text:style-name="P85"><text:s text:c="4"/>vector_t* pvec_coll = create_vector(int); </text:p>
            <text:p text:style-name="P85"><text:s text:c="4"/>int i = 0;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pvec_coll); </text:p>
            <text:p text:style-name="P85"/>
            <text:p text:style-name="P85"><text:s text:c="4"/>for(i = 1; i &lt;= 9; ++i) </text:p>
            <text:p text:style-name="P85"><text:s text:c="4"/>{ </text:p>
            <text:p text:style-name="P85"><text:s text:c="8"/>vector_push_back(pvec_coll, i); </text:p>
            <text:p text:style-name="P85"><text:s text:c="4"/>} </text:p>
            <text:p text:style-name="P85"/>
            <text:p text:style-name="P85"><text:s text:c="4"/>algo_for_each(vector_begin(pvec_coll), vector_end(pvec_coll), _print);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30">程序输出的结果：</text:p>
      <text:p text:style-name="P30">1 2 3 4 5 6 7 8 9 </text:p>
      <text:p text:style-name="P30"/>
      <text:p text:style-name="P30"><text:tab/>algo_for_each算法对pvec_coll中的每一个数据都应用了_print函数，结果就是打印出了pvec_coll中的所有数据。</text:p>
      <text:p text:style-name="P30"><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101">/* </text:p>
            <text:p text:style-name="P101"><text:s/>* foreach2.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text:soft-page-break/><text:s/></text:p>
            <text:p text:style-name="P101">static void _print(const void* cpv_input, void* pv_output) </text:p>
            <text:p text:style-name="P101">{ </text:p>
            <text:p text:style-name="P101"><text:s text:c="4"/>printf("%d ", *(int*)cpv_input); </text:p>
            <text:p text:style-name="P101">} </text:p>
            <text:p text:style-name="P101"/>
            <text:p text:style-name="P101">static void _plus_10(const void* cpv_input, void* pv_output) </text:p>
            <text:p text:style-name="P101">{ </text:p>
            <text:p text:style-name="P101"><text:s text:c="4"/>*(int*)cpv_input += 10; </text:p>
            <text:p text:style-name="P101">} </text:p>
            <text:p text:style-name="P101"/>
            <text:p text:style-name="P101">int main(int argc, char* argv[]) </text:p>
            <text:p text:style-name="P101">{ </text:p>
            <text:p text:style-name="P101"><text:s text:c="4"/>vector_t* pvec_coll = create_vector(int);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 text:c="4"/>} </text:p>
            <text:p text:style-name="P101"/>
            <text:p text:style-name="P101"><text:s text:c="4"/>algo_for_each(vector_begin(pvec_coll), vector_end(pvec_coll), _print); </text:p>
            <text:p text:style-name="P101"><text:s text:c="4"/>printf("\n"); </text:p>
            <text:p text:style-name="P101"/>
            <text:p text:style-name="P101"/>
            <text:p text:style-name="P101"><text:s text:c="4"/>algo_for_each(vector_begin(pvec_coll), vector_end(pvec_coll), _plus_10); </text:p>
            <text:p text:style-name="P101"/>
            <text:p text:style-name="P101"><text:s text:c="4"/>algo_for_each(vector_begin(pvec_coll), vector_end(pvec_coll), _print);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30">输出结果：</text:p>
      <text:p text:style-name="P30">1 2 3 4 5 6 7 8 9 </text:p>
      <text:p text:style-name="P30"><text:soft-page-break/>11 12 13 14 15 16 17 18 19 </text:p>
      <text:p text:style-name="P30"/>
      <text:p text:style-name="Standard"><text:tab/>algo_for_each算法将每一个数据都加上10。</text:p>
      <text:p text:style-name="P30"><text:tab/>通过上面两个例子看出algo_for_each算法只用到函数的输入参数，并没有用到输出参数，所以在使用algo_for_each算法的时候输出的函数不要使用输出参数。</text:p>
      <text:p text:style-name="P30"/>
      <text:list xml:id="list1675184365" text:continue-numbering="true" text:style-name="WW8Num13">
        <text:list-item>
          <text:list>
            <text:list-item>
              <text:list>
                <text:list-item>
                  <text:h text:style-name="P343" text:outline-level="3">搜索数据</text:h>
                </text:list-item>
              </text:list>
            </text:list-item>
          </text:list>
        </text:list-item>
      </text:list>
      <text:list xml:id="list954356376" text:style-name="L117">
        <text:list-item>
          <text:p text:style-name="P141">algo_find <text:s text:c="3"/>algo_find_if搜索第一个匹配的数据</text:p>
        </text:list-item>
      </text:list>
      <text:list xml:id="list159421718" text:style-name="L118">
        <text:list-item>
          <text:p text:style-name="P142">algo_find返回数据区间中与指定数据相等的第一个数据。</text:p>
        </text:list-item>
        <text:list-item>
          <text:p text:style-name="P142">algo_find_if返回数据区间中符合指定函数的第一个数据。</text:p>
        </text:list-item>
        <text:list-item>
          <text:p text:style-name="P142">如果没有符合条件的数据，两个算法都返回数据区间的末尾。</text:p>
        </text:list-item>
        <text:list-item>
          <text:p text:style-name="P142">algo_find_if中的函数一定不能够修改数据。</text:p>
        </text:list-item>
        <text:list-item>
          <text:p text:style-name="P142">关联容器提供了搜索的操作函数。</text:p>
        </text:list-item>
      </text:list>
      <text:p text:style-name="P30"><text:tab/>第一例子展示了如何使用algo_find算法：</text:p>
      <table:table table:name="表格116" table:style-name="表格116">
        <table:table-column table:style-name="表格116.A"/>
        <table:table-row>
          <table:table-cell table:style-name="表格116.A1" office:value-type="string">
            <text:p text:style-name="P101">/* </text:p>
            <text:p text:style-name="P101"><text:s/>* find2.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list_iterator_t it_pos1; </text:p>
            <text:p text:style-name="P101"><text:s text:c="4"/>list_iterator_t it_pos2;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9; ++i) </text:p>
            <text:p text:style-name="P101"><text:s text:c="4"/>{ </text:p>
            <text:p text:style-name="P101"><text:soft-page-break/><text:s text:c="8"/>list_push_back(plist_coll, i); </text:p>
            <text:p text:style-name="P101"><text:s text:c="4"/>} </text:p>
            <text:p text:style-name="P101"><text:s text:c="4"/>for(i = 1; i &lt;= 9; ++i) </text:p>
            <text:p text:style-name="P101"><text:s text:c="4"/>{ </text:p>
            <text:p text:style-name="P101"><text:s text:c="8"/>list_push_back(plist_coll, i); </text:p>
            <text:p text:style-name="P101"><text:s text:c="4"/>}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find first element with value 4 */ </text:p>
            <text:p text:style-name="P101"><text:s text:c="4"/>it_pos1 = algo_find(list_begin(plist_coll), list_end(plist_coll), 4); </text:p>
            <text:p text:style-name="P101"/>
            <text:p text:style-name="P101"><text:s text:c="4"/>/* find second element with value 4 */ </text:p>
            <text:p text:style-name="P101"><text:s text:c="4"/>if(!iterator_equal(it_pos1, list_end(plist_coll))) </text:p>
            <text:p text:style-name="P101"><text:s text:c="4"/>{ </text:p>
            <text:p text:style-name="P101"><text:s text:c="8"/>it_pos2 = algo_find(iterator_next(it_pos1), list_end(plist_coll), 4); </text:p>
            <text:p text:style-name="P101"><text:s text:c="4"/>} </text:p>
            <text:p text:style-name="P101"/>
            <text:p text:style-name="P101"><text:s text:c="4"/>/* print all elements from first to second 4 */ </text:p>
            <text:p text:style-name="P101"><text:s text:c="4"/>if(!iterator_equal(it_pos1, list_end(plist_coll)) &amp;&amp; </text:p>
            <text:p text:style-name="P101"><text:s text:c="7"/>!iterator_equal(it_pos2, list_end(plist_coll))) </text:p>
            <text:p text:style-name="P101"><text:s text:c="4"/>{ </text:p>
            <text:p text:style-name="P101"><text:s text:c="8"/>for(it_pos = it_pos1; </text:p>
            <text:p text:style-name="P101"><text:s text:c="12"/>!iterator_equal(it_pos, iterator_next(it_pos2)); </text:p>
            <text:p text:style-name="P101"><text:s text:c="12"/>it_pos = iterator_next(it_pos)) </text:p>
            <text:p text:style-name="P101"><text:s text:c="8"/>{ </text:p>
            <text:p text:style-name="P101"><text:s text:c="12"/>printf("%d ", *(int*)iterator_get_pointer(it_pos)); </text:p>
            <text:p text:style-name="P101"><text:s text:c="8"/>} </text:p>
            <text:p text:style-name="P101"><text:s text:c="8"/>printf("\n"); </text:p>
            <text:p text:style-name="P101"><text:s text:c="4"/>} </text:p>
            <text:p text:style-name="P101"/>
            <text:p text:style-name="P101"><text:s text:c="4"/>list_destroy(plist_coll); </text:p>
            <text:p text:style-name="P101"/>
            <text:p text:style-name="P101"><text:s text:c="4"/>return 0; </text:p>
            <text:p text:style-name="P101">}</text:p>
          </table:table-cell>
        </table:table-row>
      </table:table>
      <text:p text:style-name="P30">为了找到第二个4，必须将指向第一个4的迭代器向前移动一个数据，在每次查找之后要比较一下，返回的迭代器是否和数据区间的末尾相等。这个例子的结果：</text:p>
      <text:p text:style-name="P30">1 2 3 4 5 6 7 8 9 1 2 3 4 5 6 7 8 9 </text:p>
      <text:p text:style-name="P30"><text:soft-page-break/>4 5 6 7 8 9 1 2 3 4 </text:p>
      <text:p text:style-name="P30"/>
      <text:p text:style-name="P30"><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101">/* </text:p>
            <text:p text:style-name="P101"><text:s/>* find3.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greater_3(const void* cpv_input, void* pv_output) </text:p>
            <text:p text:style-name="P101">{ </text:p>
            <text:p text:style-name="P101"><text:s text:c="4"/>*(bool_t*)pv_output = *(int*)cpv_input &gt; 3 ? true : false; </text:p>
            <text:p text:style-name="P101">} </text:p>
            <text:p text:style-name="P101"/>
            <text:p text:style-name="P101">static void _divisible_3(const void* cpv_input, void* pv_output) </text:p>
            <text:p text:style-name="P101">{ </text:p>
            <text:p text:style-name="P101"><text:s text:c="4"/>*(bool_t*)pv_output = *(int*)cpv_input % 3 == 0 ? true : false; </text:p>
            <text:p text:style-name="P101">} </text:p>
            <text:p text:style-name="P101"/>
            <text:p text:style-name="P101">int main(int argc, char* argv[]) </text:p>
            <text:p text:style-name="P101">{ </text:p>
            <text:p text:style-name="P101"><text:s text:c="4"/>vector_t* pvec_coll = create_vector(int); </text:p>
            <text:p text:style-name="P101"><text:s text:c="4"/>vector_iterator_t it_pos; </text:p>
            <text:p text:style-name="P101"><text:s text:c="4"/>int i = 0; </text:p>
            <text:p text:style-name="P101"/>
            <text:p text:style-name="P101"><text:s text:c="4"/>if(pvec_coll == 0)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 text:c="4"/>}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oft-page-break/><text:s text:c="8"/>printf("%d ", *(int*)iterator_get_pointer(it_pos)); </text:p>
            <text:p text:style-name="P101"><text:s text:c="4"/>} </text:p>
            <text:p text:style-name="P101"><text:s text:c="4"/>printf("\n"); </text:p>
            <text:p text:style-name="P101"/>
            <text:p text:style-name="P101"><text:s text:c="4"/>/* find first element greater than 3 */ </text:p>
            <text:p text:style-name="P101"><text:s text:c="4"/>it_pos = algo_find_if(vector_begin(pvec_coll), </text:p>
            <text:p text:style-name="P101"><text:s text:c="8"/>vector_end(pvec_coll), _greater_3); </text:p>
            <text:p text:style-name="P101"/>
            <text:p text:style-name="P101"><text:s text:c="4"/>/* print its posititon */ </text:p>
            <text:p text:style-name="P101"><text:s text:c="4"/>printf("the %d. element is the first greater than 3.\n", </text:p>
            <text:p text:style-name="P101"><text:s text:c="8"/>iterator_distance(vector_begin(pvec_coll), it_pos) + 1); </text:p>
            <text:p text:style-name="P101"/>
            <text:p text:style-name="P101"><text:s text:c="4"/>/* find first element divisible by 3 */ </text:p>
            <text:p text:style-name="P101"><text:s text:c="4"/>it_pos = algo_find_if(vector_begin(pvec_coll), </text:p>
            <text:p text:style-name="P101"><text:s text:c="8"/>vector_end(pvec_coll), _divisible_3); </text:p>
            <text:p text:style-name="P101"/>
            <text:p text:style-name="P101"><text:s text:c="4"/>/* print its position */ </text:p>
            <text:p text:style-name="P101"><text:s text:c="4"/>printf("the %d. element is the first divisible by 3.\n", </text:p>
            <text:p text:style-name="P101"><text:s text:c="8"/>iterator_distance(vector_begin(pvec_coll), it_pos) + 1); </text:p>
            <text:p text:style-name="P101"/>
            <text:p text:style-name="P101"><text:s text:c="4"/>vector_destroy(pvec_coll); </text:p>
            <text:p text:style-name="P101"/>
            <text:p text:style-name="P101"><text:s text:c="4"/>return 0; </text:p>
            <text:p text:style-name="P101">}</text:p>
          </table:table-cell>
        </table:table-row>
      </table:table>
      <text:p text:style-name="P30">例子中分别使用了两函数_greater_3和_divisible_3，在数据区间中查找第一个大于3和第一个能够被三整除的数据。程序的结果：</text:p>
      <text:p text:style-name="P30">1 2 3 4 5 6 7 8 9 </text:p>
      <text:p text:style-name="P30">the 4. element is the first greater than 3. </text:p>
      <text:p text:style-name="P30">the 3. element is the first divisible by 3.</text:p>
      <text:p text:style-name="P30"/>
      <text:list xml:id="list1280867156" text:style-name="L119">
        <text:list-item>
          <text:p text:style-name="P143">algo_adjacent_find <text:s text:c="3"/>algo_adjacent_find_if搜索相邻的符合规则的数据</text:p>
        </text:list-item>
      </text:list>
      <text:list xml:id="list1717730272" text:style-name="L120">
        <text:list-item>
          <text:p text:style-name="P144">algo_adjacent_find算法返回指向数据区间中第一组相邻且相等的数据的第一个数据的迭代器。</text:p>
        </text:list-item>
        <text:list-item>
          <text:p text:style-name="P144">algo_adjacent_find_if算法发挥指向数据区间中第一组相邻且符合规则的数据的第一个数据的迭代器。</text:p>
        </text:list-item>
        <text:list-item>
          <text:p text:style-name="P144">如果不成功两个算法都返回数据区间末尾的迭代器。</text:p>
        </text:list-item>
        <text:list-item>
          <text:p text:style-name="P144">algo_adjacent_find_if算法使用的函数一定不能修改该传入的数据。</text:p>
        </text:list-item>
      </text:list>
      <text:p text:style-name="P30">下面的例子演示了这两个算法的用法：</text:p>
      <table:table table:name="表格118" table:style-name="表格118">
        <table:table-column table:style-name="表格118.A"/>
        <table:table-row>
          <table:table-cell table:style-name="表格118.A1" office:value-type="string">
            <text:p text:style-name="P101">/* </text:p>
            <text:p text:style-name="P101"><text:s/>* adjfind1.c </text:p>
            <text:p text:style-name="P101"><text:s/>* compile with : -lcstl </text:p>
            <text:p text:style-name="P101"><text:s/>*/ </text:p>
            <text:p text:style-name="P101"/>
            <text:p text:style-name="P101">#include &lt;stdio.h&gt; </text:p>
            <text:p text:style-name="P101">#include &lt;cstl/cvector.h&gt; </text:p>
            <text:p text:style-name="P101"><text:soft-page-break/>#include &lt;cstl/calgorithm.h&gt; </text:p>
            <text:p text:style-name="P101"/>
            <text:p text:style-name="P101">/* </text:p>
            <text:p text:style-name="P101"><text:s/>* return whether the second data has double the value of the first. </text:p>
            <text:p text:style-name="P101"><text:s/>*/ </text:p>
            <text:p text:style-name="P101">static void _doubled(const void* cpv_first, const void* cpv_second, void* pv_output) </text:p>
            <text:p text:style-name="P101">{ </text:p>
            <text:p text:style-name="P101"><text:s text:c="4"/>*(bool_t*)pv_output = *(int*)cpv_first * 2 == *(int*)cpv_second ? true : false; </text:p>
            <text:p text:style-name="P101">} </text:p>
            <text:p text:style-name="P101"/>
            <text:p text:style-name="P101">int main(int argc, char* argv[]) </text:p>
            <text:p text:style-name="P101">{ </text:p>
            <text:p text:style-name="P101"><text:s text:c="4"/>vector_t* pvec_coll = create_vector(int); </text:p>
            <text:p text:style-name="P101"><text:s text:c="4"/>vector_iterator_t it_pos;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vector_push_back(pvec_coll, 1); </text:p>
            <text:p text:style-name="P101"><text:s text:c="4"/>vector_push_back(pvec_coll, 3); </text:p>
            <text:p text:style-name="P101"><text:s text:c="4"/>vector_push_back(pvec_coll, 2); </text:p>
            <text:p text:style-name="P101"><text:s text:c="4"/>vector_push_back(pvec_coll, 4); </text:p>
            <text:p text:style-name="P101"><text:s text:c="4"/>vector_push_back(pvec_coll, 5); </text:p>
            <text:p text:style-name="P101"><text:s text:c="4"/>vector_push_back(pvec_coll, 5); </text:p>
            <text:p text:style-name="P101"><text:s text:c="4"/>vector_push_back(pvec_coll, 0); </text:p>
            <text:p text:style-name="P101"/>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search first two elements with equal values */ </text:p>
            <text:p text:style-name="P101"><text:s text:c="4"/>it_pos = algo_adjacent_find(vector_begin(pvec_coll), vector_end(pvec_coll)); </text:p>
            <text:p text:style-name="P101"><text:s text:c="4"/>if(!iterator_equal(it_pos, vector_end(pvec_coll))) </text:p>
            <text:p text:style-name="P101"><text:s text:c="4"/>{ </text:p>
            <text:p text:style-name="P101"><text:s text:c="8"/>printf("first two elements with equal value have position %d\n", </text:p>
            <text:p text:style-name="P101"><text:soft-page-break/><text:s text:c="12"/>iterator_distance(vector_begin(pvec_coll), it_pos) + 1); </text:p>
            <text:p text:style-name="P101"><text:s text:c="4"/>} </text:p>
            <text:p text:style-name="P101"/>
            <text:p text:style-name="P101"><text:s text:c="4"/>/* </text:p>
            <text:p text:style-name="P101"><text:s text:c="5"/>* search first two elements for which </text:p>
            <text:p text:style-name="P101"><text:s text:c="5"/>* the second has double the value of the first </text:p>
            <text:p text:style-name="P101"><text:s text:c="5"/>*/ </text:p>
            <text:p text:style-name="P101"><text:s text:c="4"/>it_pos = algo_adjacent_find_if(vector_begin(pvec_coll), </text:p>
            <text:p text:style-name="P101"><text:s text:c="8"/>vector_end(pvec_coll), _doubled); </text:p>
            <text:p text:style-name="P101"><text:s text:c="4"/>if(!iterator_equal(it_pos, vector_end(pvec_coll))) </text:p>
            <text:p text:style-name="P101"><text:s text:c="4"/>{ </text:p>
            <text:p text:style-name="P101"><text:s text:c="8"/>printf("first two elements with second value twice the first has pos %d\n", </text:p>
            <text:p text:style-name="P101"><text:s text:c="12"/>iterator_distance(vector_begin(pvec_coll), it_pos) + 1); </text:p>
            <text:p text:style-name="P101"><text:s text:c="4"/>} </text:p>
            <text:p text:style-name="P101"/>
            <text:p text:style-name="P101"><text:s text:c="4"/>vector_destroy(pvec_coll); </text:p>
            <text:p text:style-name="P101"/>
            <text:p text:style-name="P101"><text:s text:c="4"/>return 0; </text:p>
            <text:p text:style-name="P101">}</text:p>
          </table:table-cell>
        </table:table-row>
      </table:table>
      <text:p text:style-name="P30">使用algo_adjacent_find算法是为了查找相等的数据，使用algo_adjacent_find_if算法是为了查找满足_double函数的数据，程序的输出结果如下：</text:p>
      <text:p text:style-name="P30">1 3 2 4 5 5 0 </text:p>
      <text:p text:style-name="P30">first two elements with equal value have position 5 </text:p>
      <text:p text:style-name="P30">first two elements with second value twice the first has pos 3</text:p>
      <text:p text:style-name="P30"/>
      <text:list xml:id="list430518444" text:style-name="L121">
        <text:list-item>
          <text:p text:style-name="P145">algo_find_first_of <text:s text:c="3"/>algo_find_first_of_if在数据区间中查找多个可能数据中的第一个</text:p>
        </text:list-item>
      </text:list>
      <text:list xml:id="list2033470696" text:style-name="L122">
        <text:list-item>
          <text:p text:style-name="P146">algo_find_first_of算法返回第一个出现在第一个数据区间中同时也出现在第二个数据区间中的数据。</text:p>
        </text:list-item>
        <text:list-item>
          <text:p text:style-name="P146">algo_find_first_of_if算法返回第一个出现在第一个数据区间中并且和第二个数据区间中的数据满足指定规则的数据。</text:p>
        </text:list-item>
        <text:list-item>
          <text:p text:style-name="P146">如果不成功两个算法都返回第一个数据区间末尾的迭代器。</text:p>
        </text:list-item>
        <text:list-item>
          <text:p text:style-name="P146">algo_find_first_of_if算法使用的函数不能修改使用的数据。</text:p>
        </text:list-item>
      </text:list>
      <text:p text:style-name="P30">下面的例子展示如何使用这两个算法：</text:p>
      <table:table table:name="表格119" table:style-name="表格119">
        <table:table-column table:style-name="表格119.A"/>
        <table:table-row>
          <table:table-cell table:style-name="表格119.A1" office:value-type="string">
            <text:p text:style-name="P101">/* </text:p>
            <text:p text:style-name="P101"><text:s/>* findof1.c </text:p>
            <text:p text:style-name="P101"><text:s/>* compile with : -lcstl </text:p>
            <text:p text:style-name="P101"><text:s/>*/ </text:p>
            <text:p text:style-name="P101"/>
            <text:p text:style-name="P101">#include &lt;stdio.h&gt; </text:p>
            <text:p text:style-name="P101">#include &lt;cstl/clist.h&gt; </text:p>
            <text:p text:style-name="P101">#include &lt;cstl/cvector.h&gt; </text:p>
            <text:p text:style-name="P101">#include &lt;cstl/calgorithm.h&gt; </text:p>
            <text:p text:style-name="P101"/>
            <text:p text:style-name="P101">static void _doubled(const void* cpv_first, const void* cpv_second, void* pv_output) </text:p>
            <text:p text:style-name="P101"><text:soft-page-break/>{ </text:p>
            <text:p text:style-name="P101"><text:s text:c="4"/>*(bool_t*)pv_output = *(int*)cpv_first == *(int*)cpv_second * 2 ? true : false; </text:p>
            <text:p text:style-name="P101">} </text:p>
            <text:p text:style-name="P101"/>
            <text:p text:style-name="P101">int main(int argc, char* argv[]) </text:p>
            <text:p text:style-name="P101">{ </text:p>
            <text:p text:style-name="P101"><text:s text:c="4"/>vector_t* pvec_coll = create_vector(int); </text:p>
            <text:p text:style-name="P101"><text:s text:c="4"/>list_t* plist_searchcoll = create_list(int); </text:p>
            <text:p text:style-name="P101"><text:s text:c="4"/>iterator_t it_pos; </text:p>
            <text:p text:style-name="P101"><text:s text:c="4"/>int i = 0; </text:p>
            <text:p text:style-name="P101"/>
            <text:p text:style-name="P101"><text:s text:c="4"/>if(pvec_coll == NULL || plist_searchcoll == NULL) </text:p>
            <text:p text:style-name="P101"><text:s text:c="4"/>{ </text:p>
            <text:p text:style-name="P101"><text:s text:c="8"/>return -1; </text:p>
            <text:p text:style-name="P101"><text:s text:c="4"/>} </text:p>
            <text:p text:style-name="P101"/>
            <text:p text:style-name="P101"><text:s text:c="4"/>vector_init(pvec_coll); </text:p>
            <text:p text:style-name="P101"><text:s text:c="4"/>list_init(plist_searchcoll); </text:p>
            <text:p text:style-name="P101"/>
            <text:p text:style-name="P101"><text:s text:c="4"/>for(i = 1; i &lt;= 11; ++i) </text:p>
            <text:p text:style-name="P101"><text:s text:c="4"/>{ </text:p>
            <text:p text:style-name="P101"><text:s text:c="8"/>vector_push_back(pvec_coll, i); </text:p>
            <text:p text:style-name="P101"><text:s text:c="4"/>} </text:p>
            <text:p text:style-name="P101"><text:s text:c="4"/>for(i = 3; i &lt;= 5; ++i) </text:p>
            <text:p text:style-name="P101"><text:s text:c="4"/>{ </text:p>
            <text:p text:style-name="P101"><text:s text:c="8"/>list_push_back(plist_searchcoll, i); </text:p>
            <text:p text:style-name="P101"><text:s text:c="4"/>} </text:p>
            <text:p text:style-name="P101"/>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for(it_pos = list_begin(plist_searchcoll); </text:p>
            <text:p text:style-name="P101"><text:s text:c="8"/>!iterator_equal(it_pos, list_end(plist_search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oft-page-break/><text:s text:c="4"/>/* search first occurrence of an element of searchcoll in coll */ </text:p>
            <text:p text:style-name="P101"><text:s text:c="4"/>it_pos = algo_find_first_of(vector_begin(pvec_coll), vector_end(pvec_coll), </text:p>
            <text:p text:style-name="P101"><text:s text:c="8"/>list_begin(plist_searchcoll), list_end(plist_searchcoll)); </text:p>
            <text:p text:style-name="P101"><text:s text:c="4"/>if(!iterator_equal(it_pos, vector_end(pvec_coll))) </text:p>
            <text:p text:style-name="P101"><text:s text:c="4"/>{ </text:p>
            <text:p text:style-name="P101"><text:s text:c="8"/>printf("first element of searchcoll in coll is element %d\n", </text:p>
            <text:p text:style-name="P101"><text:s text:c="12"/>iterator_distance(vector_begin(pvec_coll), it_pos) + 1); </text:p>
            <text:p text:style-name="P101"><text:s text:c="4"/>} </text:p>
            <text:p text:style-name="P101"/>
            <text:p text:style-name="P101"><text:s text:c="4"/>it_pos = algo_find_first_of_if(vector_begin(pvec_coll), vector_end(pvec_coll), </text:p>
            <text:p text:style-name="P101"><text:s text:c="8"/>list_begin(plist_searchcoll), list_end(plist_searchcoll), _doubled); </text:p>
            <text:p text:style-name="P101"><text:s text:c="4"/>if(!iterator_equal(it_pos, vector_end(pvec_coll))) </text:p>
            <text:p text:style-name="P101"><text:s text:c="4"/>{ </text:p>
            <text:p text:style-name="P101"><text:s text:c="8"/>printf("first doubled element of searchcoll in coll is element %d\n", </text:p>
            <text:p text:style-name="P101"><text:s text:c="12"/>iterator_distance(vector_begin(pvec_coll), it_pos) + 1); </text:p>
            <text:p text:style-name="P101"><text:s text:c="4"/>} </text:p>
            <text:p text:style-name="P101"/>
            <text:p text:style-name="P101"><text:s text:c="4"/>vector_destroy(pvec_coll); </text:p>
            <text:p text:style-name="P101"><text:s text:c="4"/>list_destroy(plist_searchcoll); </text:p>
            <text:p text:style-name="P101"/>
            <text:p text:style-name="P101"><text:s text:c="4"/>return 0; </text:p>
            <text:p text:style-name="P101">}</text:p>
          </table:table-cell>
        </table:table-row>
      </table:table>
      <text:p text:style-name="P30">这个程序的结果如下：</text:p>
      <text:p text:style-name="P30">1 2 3 4 5 6 7 8 9 10 11 </text:p>
      <text:p text:style-name="P30">3 4 5 </text:p>
      <text:p text:style-name="P30">first element of searchcoll in coll is element 3 </text:p>
      <text:p text:style-name="P30">first doubled element of searchcoll in coll is element 6</text:p>
      <text:p text:style-name="P30"/>
      <text:list xml:id="list471388804" text:style-name="L123">
        <text:list-item>
          <text:p text:style-name="P147">algo_search <text:s text:c="3"/>algo_search_if搜索第一个子区间</text:p>
        </text:list-item>
      </text:list>
      <text:list xml:id="list1315506781" text:style-name="L124">
        <text:list-item>
          <text:p text:style-name="P148">algo_search返回第二个数据区间在第一个数据区间中第一次出现的位置。</text:p>
        </text:list-item>
        <text:list-item>
          <text:p text:style-name="P148">algo_search_if返回第一个数据区间中第一个与第二个数据区间中的全部数据满足指定规则的位置。</text:p>
        </text:list-item>
        <text:list-item>
          <text:p text:style-name="P148">如果失败两个算法都返回第一个数据区间的末尾。</text:p>
        </text:list-item>
        <text:list-item>
          <text:p text:style-name="P148">algo_search_if算法中使用的函数不能修改数据。</text:p>
        </text:list-item>
      </text:list>
      <text:p text:style-name="P30">下面是展示如果使用algo_search算法的例子：</text:p>
      <table:table table:name="表格120" table:style-name="表格120">
        <table:table-column table:style-name="表格120.A"/>
        <table:table-row>
          <table:table-cell table:style-name="表格120.A1" office:value-type="string">
            <text:p text:style-name="P101">/* </text:p>
            <text:p text:style-name="P101"><text:s/>* search1.c </text:p>
            <text:p text:style-name="P101"><text:s/>* compile with : -lcstl </text:p>
            <text:p text:style-name="P101"><text:s/>*/ </text:p>
            <text:p text:style-name="P101"/>
            <text:p text:style-name="P101">#include &lt;stdio.h&gt; </text:p>
            <text:p text:style-name="P101">#include &lt;cstl/clist.h&gt; </text:p>
            <text:p text:style-name="P101">#include &lt;cstl/cdeque.h&gt; </text:p>
            <text:p text:style-name="P101">#include &lt;cstl/calgorithm.h&gt; </text:p>
            <text:p text:style-name="P101"><text:soft-page-break/><text:s/></text:p>
            <text:p text:style-name="P101">int main(int argc, char* argv[]) </text:p>
            <text:p text:style-name="P101">{ </text:p>
            <text:p text:style-name="P101"><text:s text:c="4"/>deque_t* pdeq_coll = create_deque(int); </text:p>
            <text:p text:style-name="P101"><text:s text:c="4"/>list_t* plist_subcoll = create_list(int); </text:p>
            <text:p text:style-name="P101"><text:s text:c="4"/>iterator_t it_pos; </text:p>
            <text:p text:style-name="P101"><text:s text:c="4"/>int i = 0; </text:p>
            <text:p text:style-name="P101"/>
            <text:p text:style-name="P101"><text:s text:c="4"/>if(pdeq_coll == NULL || plist_subcoll == NULL) </text:p>
            <text:p text:style-name="P101"><text:s text:c="4"/>{ </text:p>
            <text:p text:style-name="P101"><text:s text:c="8"/>return -1; </text:p>
            <text:p text:style-name="P101"><text:s text:c="4"/>} </text:p>
            <text:p text:style-name="P101"/>
            <text:p text:style-name="P101"><text:s text:c="4"/>deque_init(pdeq_coll); </text:p>
            <text:p text:style-name="P101"><text:s text:c="4"/>list_init(plist_subcoll); </text:p>
            <text:p text:style-name="P101"/>
            <text:p text:style-name="P101"><text:s text:c="4"/>for(i = 1; i &lt;= 7; ++i) </text:p>
            <text:p text:style-name="P101"><text:s text:c="4"/>{ </text:p>
            <text:p text:style-name="P101"><text:s text:c="8"/>deque_push_back(pdeq_coll, i); </text:p>
            <text:p text:style-name="P101"><text:s text:c="4"/>} </text:p>
            <text:p text:style-name="P101"><text:s text:c="4"/>for(i = 1; i &lt;= 7; ++i) </text:p>
            <text:p text:style-name="P101"><text:s text:c="4"/>{ </text:p>
            <text:p text:style-name="P101"><text:s text:c="8"/>deque_push_back(pdeq_coll, i); </text:p>
            <text:p text:style-name="P101"><text:s text:c="4"/>} </text:p>
            <text:p text:style-name="P101"><text:s text:c="4"/>for(i = 3; i &lt;= 6; ++i) </text:p>
            <text:p text:style-name="P101"><text:s text:c="4"/>{ </text:p>
            <text:p text:style-name="P101"><text:s text:c="8"/>list_push_back(plist_subcoll, i); </text:p>
            <text:p text:style-name="P101"><text:s text:c="4"/>} </text:p>
            <text:p text:style-name="P101"/>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for(it_pos = list_begin(plist_subcoll); </text:p>
            <text:p text:style-name="P101"><text:s text:c="8"/>!iterator_equal(it_pos, list_end(plist_sub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oft-page-break/><text:s/></text:p>
            <text:p text:style-name="P101"><text:s text:c="4"/>it_pos = algo_search(deque_begin(pdeq_coll), deque_end(pdeq_coll), </text:p>
            <text:p text:style-name="P101"><text:s text:c="8"/>list_begin(plist_subcoll), list_end(plist_subcoll)); </text:p>
            <text:p text:style-name="P101"><text:s text:c="4"/>while(!iterator_equal(it_pos, deque_end(pdeq_coll))) </text:p>
            <text:p text:style-name="P101"><text:s text:c="4"/>{ </text:p>
            <text:p text:style-name="P101"><text:s text:c="8"/>printf("subcoll found starting with element %d\n", </text:p>
            <text:p text:style-name="P101"><text:s text:c="12"/>iterator_distance(deque_begin(pdeq_coll), it_pos) + 1); </text:p>
            <text:p text:style-name="P101"/>
            <text:p text:style-name="P101"><text:s text:c="8"/>it_pos = algo_search(iterator_next(it_pos), deque_end(pdeq_coll), </text:p>
            <text:p text:style-name="P101"><text:s text:c="12"/>list_begin(plist_subcoll), list_end(plist_subcoll)); </text:p>
            <text:p text:style-name="P101"><text:s text:c="4"/>} </text:p>
            <text:p text:style-name="P101"/>
            <text:p text:style-name="P101"><text:s text:c="4"/>deque_destroy(pdeq_coll); </text:p>
            <text:p text:style-name="P101"><text:s text:c="4"/>list_destroy(plist_subcoll); </text:p>
            <text:p text:style-name="P101"/>
            <text:p text:style-name="P101"><text:s text:c="4"/>return 0; </text:p>
            <text:p text:style-name="P101">}</text:p>
          </table:table-cell>
        </table:table-row>
      </table:table>
      <text:p text:style-name="P30">这个例子的输出结果：</text:p>
      <text:p text:style-name="P30">1 2 3 4 5 6 7 1 2 3 4 5 6 7 </text:p>
      <text:p text:style-name="P30">3 4 5 6 </text:p>
      <text:p text:style-name="P30">subcoll found starting with element 3 </text:p>
      <text:p text:style-name="P30">subcoll found starting with element 10</text:p>
      <text:p text:style-name="P30"/>
      <text:p text:style-name="P30">接下来的例子展示了algo_search_if算法的使用：</text:p>
      <table:table table:name="表格121" table:style-name="表格121">
        <table:table-column table:style-name="表格121.A"/>
        <table:table-row>
          <table:table-cell table:style-name="表格121.A1" office:value-type="string">
            <text:p text:style-name="P101">/* </text:p>
            <text:p text:style-name="P101"><text:s/>* search2.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check_even(const void* cpv_first, </text:p>
            <text:p text:style-name="P101"><text:s text:c="4"/>const void* cpv_second, void* pv_output) </text:p>
            <text:p text:style-name="P101">{ </text:p>
            <text:p text:style-name="P101"><text:s text:c="4"/>if(*(bool_t*)cpv_second) </text:p>
            <text:p text:style-name="P101"><text:s text:c="4"/>{ </text:p>
            <text:p text:style-name="P101"><text:s text:c="8"/>*(bool_t*)pv_output = *(int*)cpv_first % 2 == 0 ? true : false; </text:p>
            <text:p text:style-name="P101"><text:s text:c="4"/>} </text:p>
            <text:p text:style-name="P101"><text:s text:c="4"/>else </text:p>
            <text:p text:style-name="P101"><text:s text:c="4"/>{ </text:p>
            <text:p text:style-name="P101"><text:s text:c="8"/>*(bool_t*)pv_output = *(int*)cpv_first % 2 == 1 ? true : false; </text:p>
            <text:p text:style-name="P101"><text:soft-page-break/><text:s text:c="4"/>} </text:p>
            <text:p text:style-name="P101">} </text:p>
            <text:p text:style-name="P101"/>
            <text:p text:style-name="P101">int main(int argc, char* argv[]) </text:p>
            <text:p text:style-name="P101">{ </text:p>
            <text:p text:style-name="P101"><text:s text:c="4"/>vector_t* pvec_coll = create_vector(int); </text:p>
            <text:p text:style-name="P101"><text:s text:c="4"/>vector_t* pvec_subcoll = create_vector(bool_t); </text:p>
            <text:p text:style-name="P101"><text:s text:c="4"/>iterator_t it_pos; </text:p>
            <text:p text:style-name="P101"><text:s text:c="4"/>int i = 0; </text:p>
            <text:p text:style-name="P101"/>
            <text:p text:style-name="P101"><text:s text:c="4"/>if(pvec_coll == NULL || pvec_subcoll == NULL) </text:p>
            <text:p text:style-name="P101"><text:s text:c="4"/>{ </text:p>
            <text:p text:style-name="P101"><text:s text:c="8"/>return -1; </text:p>
            <text:p text:style-name="P101"><text:s text:c="4"/>} </text:p>
            <text:p text:style-name="P101"/>
            <text:p text:style-name="P101"><text:s text:c="4"/>vector_init(pvec_coll); </text:p>
            <text:p text:style-name="P101"><text:s text:c="4"/>vector_init(pvec_subcoll); </text:p>
            <text:p text:style-name="P101"/>
            <text:p text:style-name="P101"><text:s text:c="4"/>for(i = 1; i &lt;= 9; ++i) </text:p>
            <text:p text:style-name="P101"><text:s text:c="4"/>{ </text:p>
            <text:p text:style-name="P101"><text:s text:c="8"/>vector_push_back(pvec_coll, i); </text:p>
            <text:p text:style-name="P101"><text:s text:c="4"/>} </text:p>
            <text:p text:style-name="P101"><text:s text:c="4"/>vector_push_back(pvec_subcoll, true); </text:p>
            <text:p text:style-name="P101"><text:s text:c="4"/>vector_push_back(pvec_subcoll, false); </text:p>
            <text:p text:style-name="P101"><text:s text:c="4"/>vector_push_back(pvec_subcoll, true); </text:p>
            <text:p text:style-name="P101"/>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pos = algo_search_if(vector_begin(pvec_coll), vector_end(pvec_coll), </text:p>
            <text:p text:style-name="P101"><text:s text:c="8"/>vector_begin(pvec_subcoll), vector_end(pvec_subcoll), _check_even); </text:p>
            <text:p text:style-name="P101"><text:s text:c="4"/>while(!iterator_equal(it_pos, vector_end(pvec_coll))) </text:p>
            <text:p text:style-name="P101"><text:s text:c="4"/>{ </text:p>
            <text:p text:style-name="P101"><text:s text:c="8"/>printf("subcoll found starting with element %d\n", </text:p>
            <text:p text:style-name="P101"><text:s text:c="12"/>iterator_distance(vector_begin(pvec_coll), it_pos) + 1); </text:p>
            <text:p text:style-name="P101"/>
            <text:p text:style-name="P101"><text:s text:c="8"/>it_pos = algo_search_if(iterator_next(it_pos), vector_end(pvec_coll), </text:p>
            <text:p text:style-name="P101"><text:s text:c="12"/>vector_begin(pvec_subcoll), vector_end(pvec_subcoll), _check_even); </text:p>
            <text:p text:style-name="P101"><text:soft-page-break/><text:s text:c="4"/>} </text:p>
            <text:p text:style-name="P101"/>
            <text:p text:style-name="P101"><text:s text:c="4"/>vector_destroy(pvec_coll); </text:p>
            <text:p text:style-name="P101"><text:s text:c="4"/>vector_destroy(pvec_subcoll); </text:p>
            <text:p text:style-name="P101"/>
            <text:p text:style-name="P101"><text:s text:c="4"/>return 0; </text:p>
            <text:p text:style-name="P101">}</text:p>
          </table:table-cell>
        </table:table-row>
      </table:table>
      <text:p text:style-name="P30">这个例子的输出结果：</text:p>
      <text:p text:style-name="P30">1 2 3 4 5 6 7 8 9 </text:p>
      <text:p text:style-name="P30">subcoll found starting with element 2 </text:p>
      <text:p text:style-name="P30">subcoll found starting with element 4 </text:p>
      <text:p text:style-name="P30">subcoll found starting with element 6</text:p>
      <text:p text:style-name="P30"/>
      <text:list xml:id="list422245056" text:style-name="L125">
        <text:list-item>
          <text:p text:style-name="P149">algo_search_n <text:s text:c="3"/>algo_search_n_if在数据区间中查找第一个连续n个符合规则的数据</text:p>
        </text:list-item>
      </text:list>
      <text:list xml:id="list550157719" text:style-name="L126">
        <text:list-item>
          <text:p text:style-name="P150">algo_search_n返回数据区间中第一个出现连续n个指定数据的位置迭代器。</text:p>
        </text:list-item>
        <text:list-item>
          <text:p text:style-name="P150">algo_search_n_if返回数据区间中第一个出现连续n个满足指定规则的位置迭代器。</text:p>
        </text:list-item>
        <text:list-item>
          <text:p text:style-name="P150">如果失败，这个算法都返回数据区间的末尾。</text:p>
        </text:list-item>
        <text:list-item>
          <text:p text:style-name="P150">algo_search_n_if算法使用的函数不能修改数据。</text:p>
        </text:list-item>
      </text:list>
      <text:p text:style-name="P30">下面的例子展示了这两个算法的用法：</text:p>
      <table:table table:name="表格122" table:style-name="表格122">
        <table:table-column table:style-name="表格122.A"/>
        <table:table-row>
          <table:table-cell table:style-name="表格122.A1" office:value-type="string">
            <text:p text:style-name="P101">/* </text:p>
            <text:p text:style-name="P101"><text:s/>* searchn1.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deque_iterator_t it_pos; </text:p>
            <text:p text:style-name="P101"><text:s text:c="4"/>int i = 0;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for(i = 1; i &lt;= 9; ++i) </text:p>
            <text:p text:style-name="P101"><text:soft-page-break/><text:s text:c="4"/>{ </text:p>
            <text:p text:style-name="P101"><text:s text:c="8"/>deque_push_back(pdeq_coll, i); </text:p>
            <text:p text:style-name="P101"><text:s text:c="4"/>}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pos = algo_search_n(deque_begin(pdeq_coll), deque_end(pdeq_coll), 4, 3); </text:p>
            <text:p text:style-name="P101"><text:s text:c="4"/>if(iterator_equal(it_pos, deque_end(pdeq_coll))) </text:p>
            <text:p text:style-name="P101"><text:s text:c="4"/>{ </text:p>
            <text:p text:style-name="P101"><text:s text:c="8"/>printf("no four consecutive elements with value 3 found.\n"); </text:p>
            <text:p text:style-name="P101"><text:s text:c="4"/>} </text:p>
            <text:p text:style-name="P101"><text:s text:c="4"/>else </text:p>
            <text:p text:style-name="P101"><text:s text:c="4"/>{ </text:p>
            <text:p text:style-name="P101"><text:s text:c="8"/>printf("four consecutive elements with value 3 start with %d\n", </text:p>
            <text:p text:style-name="P101"><text:s text:c="12"/>iterator_distance(deque_begin(pdeq_coll), it_pos) + 1); </text:p>
            <text:p text:style-name="P101"><text:s text:c="4"/>} </text:p>
            <text:p text:style-name="P101"/>
            <text:p text:style-name="P101"><text:s text:c="4"/>it_pos = algo_search_n_if(deque_begin(pdeq_coll), </text:p>
            <text:p text:style-name="P101"><text:s text:c="8"/>deque_end(pdeq_coll), 4, 3, fun_greater_int); </text:p>
            <text:p text:style-name="P101"><text:s text:c="4"/>if(iterator_equal(it_pos, deque_end(pdeq_coll))) </text:p>
            <text:p text:style-name="P101"><text:s text:c="4"/>{ </text:p>
            <text:p text:style-name="P101"><text:s text:c="8"/>printf("no four consecutive elements with value &gt; 3 found.\n"); </text:p>
            <text:p text:style-name="P101"><text:s text:c="4"/>} </text:p>
            <text:p text:style-name="P101"><text:s text:c="4"/>else </text:p>
            <text:p text:style-name="P101"><text:s text:c="4"/>{ </text:p>
            <text:p text:style-name="P101"><text:s text:c="8"/>printf("four consecutive elements with value &gt; 3 start with %d\n", </text:p>
            <text:p text:style-name="P101"><text:s text:c="12"/>iterator_distance(deque_begin(pdeq_coll), it_pos) + 1); </text:p>
            <text:p text:style-name="P101"><text:s text:c="4"/>} </text:p>
            <text:p text:style-name="P101"/>
            <text:p text:style-name="P101"><text:s text:c="4"/>deque_destroy(pdeq_coll); </text:p>
            <text:p text:style-name="P101"/>
            <text:p text:style-name="P101"><text:s text:c="4"/>return 0; </text:p>
            <text:p text:style-name="P101">}</text:p>
          </table:table-cell>
        </table:table-row>
      </table:table>
      <text:p text:style-name="P30">程序的输出结果如下：</text:p>
      <text:p text:style-name="P30">1 2 3 4 5 6 7 8 9 </text:p>
      <text:p text:style-name="P30">no four consecutive elements with value 3 found. </text:p>
      <text:p text:style-name="P30">four consecutive elements with value &gt; 3 start with 4</text:p>
      <text:p text:style-name="P30"/>
      <text:list xml:id="list425963556" text:style-name="L127">
        <text:list-item>
          <text:p text:style-name="P151"><text:soft-page-break/>algo_search_end <text:s text:c="3"/>algo_search_end_if <text:s text:c="3"/>algo_find_end <text:s text:c="3"/>algo_find_end_if查找最有一个子区间</text:p>
        </text:list-item>
      </text:list>
      <text:p text:style-name="P30">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207550502" text:style-name="L128">
        <text:list-item>
          <text:p text:style-name="P152">algo_search_end和algo_find_end算法返回第二个数据区间在第一个数据区间中最后一次出现的位置。</text:p>
        </text:list-item>
        <text:list-item>
          <text:p text:style-name="P152">algo_search_end_if和algo_find_end_if算法返回第一个数据区间中与第二个数据区间共同满足规则的最后一个指定子区间的位置。</text:p>
        </text:list-item>
        <text:list-item>
          <text:p text:style-name="P152">如果失败四个算法都返回第一个数据区间的末尾。</text:p>
        </text:list-item>
        <text:list-item>
          <text:p text:style-name="P152">algo_search_end_if和algo_find_end_if使用的函数不能修改数据。</text:p>
        </text:list-item>
      </text:list>
      <text:p text:style-name="P30">下面所展示这四个算法用法的例子：</text:p>
      <table:table table:name="表格123" table:style-name="表格123">
        <table:table-column table:style-name="表格123.A"/>
        <table:table-row>
          <table:table-cell table:style-name="表格123.A1" office:value-type="string">
            <text:p text:style-name="P101">/* </text:p>
            <text:p text:style-name="P101"><text:s/>* searchend1.c </text:p>
            <text:p text:style-name="P101"><text:s/>* compile with : -lcstl </text:p>
            <text:p text:style-name="P101"><text:s/>*/ </text:p>
            <text:p text:style-name="P101"/>
            <text:p text:style-name="P101">#include &lt;stdio.h&gt; </text:p>
            <text:p text:style-name="P101">#include &lt;cstl/clist.h&gt; </text:p>
            <text:p text:style-name="P101">#include &lt;cstl/cdeque.h&gt; </text:p>
            <text:p text:style-name="P101">#include &lt;cstl/calgorithm.h&gt; </text:p>
            <text:p text:style-name="P101"/>
            <text:p text:style-name="P101">int main(int argc, char* argv[]) </text:p>
            <text:p text:style-name="P101">{ </text:p>
            <text:p text:style-name="P101"><text:s text:c="4"/>deque_t* pdeq_coll = create_deque(int); </text:p>
            <text:p text:style-name="P101"><text:s text:c="4"/>list_t* plist_subcoll = create_list(int); </text:p>
            <text:p text:style-name="P101"><text:s text:c="4"/>iterator_t it_pos; </text:p>
            <text:p text:style-name="P101"><text:s text:c="4"/>iterator_t it_end; </text:p>
            <text:p text:style-name="P101"><text:s text:c="4"/>int i = 0; </text:p>
            <text:p text:style-name="P101"/>
            <text:p text:style-name="P101"><text:s text:c="4"/>if(pdeq_coll == NULL || plist_subcoll == NULL) </text:p>
            <text:p text:style-name="P101"><text:s text:c="4"/>{ </text:p>
            <text:p text:style-name="P101"><text:s text:c="8"/>return -1; </text:p>
            <text:p text:style-name="P101"><text:s text:c="4"/>} </text:p>
            <text:p text:style-name="P101"/>
            <text:p text:style-name="P101"><text:s text:c="4"/>deque_init(pdeq_coll); </text:p>
            <text:p text:style-name="P101"><text:s text:c="4"/>list_init(plist_subcoll); </text:p>
            <text:p text:style-name="P101"/>
            <text:p text:style-name="P101"><text:s text:c="4"/>for(i = 1; i &lt;= 7; ++i) </text:p>
            <text:p text:style-name="P101"><text:s text:c="4"/>{ </text:p>
            <text:p text:style-name="P101"><text:s text:c="8"/>deque_push_back(pdeq_coll, i); </text:p>
            <text:p text:style-name="P101"><text:s text:c="4"/>} </text:p>
            <text:p text:style-name="P101"><text:s text:c="4"/>for(i = 1; i &lt;= 7; ++i) </text:p>
            <text:p text:style-name="P101"><text:s text:c="4"/>{ </text:p>
            <text:p text:style-name="P101"><text:s text:c="8"/>deque_push_back(pdeq_coll, i); </text:p>
            <text:p text:style-name="P101"><text:soft-page-break/><text:s text:c="4"/>} </text:p>
            <text:p text:style-name="P101"><text:s text:c="4"/>for(i = 3; i &lt;= 5; ++i) </text:p>
            <text:p text:style-name="P101"><text:s text:c="4"/>{ </text:p>
            <text:p text:style-name="P101"><text:s text:c="8"/>list_push_back(plist_subcoll, i); </text:p>
            <text:p text:style-name="P101"><text:s text:c="4"/>} </text:p>
            <text:p text:style-name="P101"/>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for(it_pos = list_begin(plist_subcoll); </text:p>
            <text:p text:style-name="P101"><text:s text:c="8"/>!iterator_equal(it_pos, list_end(plist_sub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pos = algo_search_end(deque_begin(pdeq_coll), deque_end(pdeq_coll), </text:p>
            <text:p text:style-name="P101"><text:s text:c="8"/>list_begin(plist_subcoll), list_end(plist_subcoll)); </text:p>
            <text:p text:style-name="P101"><text:s text:c="4"/>it_end = deque_end(pdeq_coll); </text:p>
            <text:p text:style-name="P101"><text:s text:c="4"/>while(!iterator_equal(it_pos, it_end)) </text:p>
            <text:p text:style-name="P101"><text:s text:c="4"/>{ </text:p>
            <text:p text:style-name="P101"><text:s text:c="8"/>printf("subcoll found starting with element %d\n", </text:p>
            <text:p text:style-name="P101"><text:s text:c="12"/>iterator_distance(deque_begin(pdeq_coll), it_pos) + 1); </text:p>
            <text:p text:style-name="P101"/>
            <text:p text:style-name="P101"><text:s text:c="8"/>it_end = it_pos; </text:p>
            <text:p text:style-name="P101"><text:s text:c="8"/>it_pos = algo_find_end(deque_begin(pdeq_coll), it_end, </text:p>
            <text:p text:style-name="P101"><text:s text:c="12"/>list_begin(plist_subcoll), list_end(plist_subcoll)); </text:p>
            <text:p text:style-name="P101"><text:s text:c="4"/>} </text:p>
            <text:p text:style-name="P101"/>
            <text:p text:style-name="P101"><text:s text:c="4"/>deque_destroy(pdeq_coll); </text:p>
            <text:p text:style-name="P101"><text:s text:c="4"/>list_destroy(plist_subcoll); </text:p>
            <text:p text:style-name="P101"/>
            <text:p text:style-name="P101"><text:s text:c="4"/>return 0; </text:p>
            <text:p text:style-name="P101">}</text:p>
          </table:table-cell>
        </table:table-row>
      </table:table>
      <text:p text:style-name="P30">程序的输出：</text:p>
      <text:p text:style-name="P30">1 2 3 4 5 6 7 1 2 3 4 5 6 7 </text:p>
      <text:p text:style-name="P30">3 4 5 </text:p>
      <text:p text:style-name="P30">subcoll found starting with element 10 </text:p>
      <text:p text:style-name="P30"><text:soft-page-break/>subcoll found starting with element 3</text:p>
      <text:p text:style-name="P30"/>
      <text:list xml:id="list2142103527" text:continue-list="list1675184365" text:style-name="WW8Num13">
        <text:list-item>
          <text:list>
            <text:list-item>
              <text:list>
                <text:list-item>
                  <text:h text:style-name="P343" text:outline-level="3">统计数据个数</text:h>
                </text:list-item>
              </text:list>
            </text:list-item>
          </text:list>
        </text:list-item>
      </text:list>
      <text:list xml:id="list1411602022" text:style-name="L129">
        <text:list-item>
          <text:p text:style-name="P153">algo_count <text:s text:c="3"/>algo_count_if统计数据区间中符合规则的数据个数</text:p>
        </text:list-item>
      </text:list>
      <text:list xml:id="list1240258914" text:style-name="L130">
        <text:list-item>
          <text:p text:style-name="P154">algo_count返回数据区间中指定数据的个数。</text:p>
        </text:list-item>
        <text:list-item>
          <text:p text:style-name="P154">algo_count_if返回数据区间中符合指定规则的数据的个数。</text:p>
        </text:list-item>
        <text:list-item>
          <text:p text:style-name="P154">algo_count_if使用的函数不能修改数据。</text:p>
        </text:list-item>
        <text:list-item>
          <text:p text:style-name="P154">关联容器提供的统计数据个数的操作函数。</text:p>
        </text:list-item>
      </text:list>
      <text:p text:style-name="P30">下面的例子展示了如何使用这两个算法：</text:p>
      <table:table table:name="表格124" table:style-name="表格124">
        <table:table-column table:style-name="表格124.A"/>
        <table:table-row>
          <table:table-cell table:style-name="表格124.A1" office:value-type="string">
            <text:p text:style-name="P101">/* </text:p>
            <text:p text:style-name="P101"><text:s/>* count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is_even(const void* cpv_input, void* pv_output) </text:p>
            <text:p text:style-name="P101">{ </text:p>
            <text:p text:style-name="P101"><text:s text:c="4"/>*(bool_t*)pv_output = *(int*)cpv_input % 2 == 0 ? true : false; </text:p>
            <text:p text:style-name="P101">} </text:p>
            <text:p text:style-name="P101"/>
            <text:p text:style-name="P101">int main(int argc, char* argv[]) </text:p>
            <text:p text:style-name="P101">{ </text:p>
            <text:p text:style-name="P101"><text:s text:c="4"/>vector_t* pvec_coll = create_vector(int); </text:p>
            <text:p text:style-name="P101"><text:s text:c="4"/>iterator_t it_pos; </text:p>
            <text:p text:style-name="P101"><text:s text:c="4"/>size_t t_count = 0;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oft-page-break/><text:s text:c="4"/>} </text:p>
            <text:p text:style-name="P101"/>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t_count = algo_count(vector_begin(pvec_coll), vector_end(pvec_coll), 4); </text:p>
            <text:p text:style-name="P101"><text:s text:c="4"/>printf("number of elements equal to 4: %u.\n", t_count); </text:p>
            <text:p text:style-name="P101"/>
            <text:p text:style-name="P101"><text:s text:c="4"/>t_count = algo_count_if(vector_begin(pvec_coll), </text:p>
            <text:p text:style-name="P101"><text:s text:c="8"/>vector_end(pvec_coll), _is_even); </text:p>
            <text:p text:style-name="P101"><text:s text:c="4"/>printf("number of elements with even values: %u.\n", t_count); </text:p>
            <text:p text:style-name="P101"/>
            <text:p text:style-name="P101"><text:s text:c="4"/>vector_destroy(pvec_coll); </text:p>
            <text:p text:style-name="P101"/>
            <text:p text:style-name="P101"><text:s text:c="4"/>return 0; </text:p>
            <text:p text:style-name="P101">}</text:p>
          </table:table-cell>
        </table:table-row>
      </table:table>
      <text:p text:style-name="P30">程序的输出结果：</text:p>
      <text:p text:style-name="P30">1 2 3 4 5 6 7 8 9 </text:p>
      <text:p text:style-name="P30">number of elements equal to 4: 1. </text:p>
      <text:p text:style-name="P30">number of elements with even values: 4.</text:p>
      <text:p text:style-name="P30"/>
      <text:list xml:id="list83742622" text:continue-list="list2142103527" text:style-name="WW8Num13">
        <text:list-item>
          <text:list>
            <text:list-item>
              <text:list>
                <text:list-item>
                  <text:h text:style-name="P343" text:outline-level="3">数据区间的比较</text:h>
                </text:list-item>
              </text:list>
            </text:list-item>
          </text:list>
        </text:list-item>
      </text:list>
      <text:list xml:id="list1351661572" text:style-name="L131">
        <text:list-item>
          <text:p text:style-name="P155">algo_equal <text:s text:c="3"/>algo_equal_if测试两个数据区间是否相等</text:p>
        </text:list-item>
      </text:list>
      <text:list xml:id="list2020277378" text:style-name="L132">
        <text:list-item>
          <text:p text:style-name="P156">algo_equal测试两个数据区间是否相等。</text:p>
        </text:list-item>
        <text:list-item>
          <text:p text:style-name="P156">algo_equal_if测试两个数据区间是否符合指定的规则。</text:p>
        </text:list-item>
        <text:list-item>
          <text:p text:style-name="P156">algo_equal_if使用的函数不能修改数据。</text:p>
        </text:list-item>
        <text:list-item>
          <text:p text:style-name="P156">用户必须保证第二个数据区间要有足够的数据。</text:p>
        </text:list-item>
      </text:list>
      <text:p text:style-name="P30">下面的例子展示了如何使用这两个算法：</text:p>
      <table:table table:name="表格125" table:style-name="表格125">
        <table:table-column table:style-name="表格125.A"/>
        <table:table-row>
          <table:table-cell table:style-name="表格125.A1" office:value-type="string">
            <text:p text:style-name="P101">/* </text:p>
            <text:p text:style-name="P101"><text:s/>* equal1.c </text:p>
            <text:p text:style-name="P101"><text:s/>* compile with : -lcstl </text:p>
            <text:p text:style-name="P101"><text:s/>*/ </text:p>
            <text:p text:style-name="P101"/>
            <text:p text:style-name="P101">#include &lt;stdio.h&gt; </text:p>
            <text:p text:style-name="P101"><text:soft-page-break/>#include &lt;cstl/cvector.h&gt; </text:p>
            <text:p text:style-name="P101">#include &lt;cstl/clist.h&gt; </text:p>
            <text:p text:style-name="P101">#include &lt;cstl/calgorithm.h&gt; </text:p>
            <text:p text:style-name="P101"/>
            <text:p text:style-name="P101">static void _both_even_or_odd(const void* cpv_first, </text:p>
            <text:p text:style-name="P101"><text:s text:c="4"/>const void* cpv_second, void* pv_output) </text:p>
            <text:p text:style-name="P101">{ </text:p>
            <text:p text:style-name="P101"><text:s text:c="4"/>*(bool_t*)pv_output = *(int*)cpv_first % 2 == *(int*)cpv_second % 2 ? </text:p>
            <text:p text:style-name="P101"><text:s text:c="8"/>true : false; </text:p>
            <text:p text:style-name="P101">} </text:p>
            <text:p text:style-name="P101"/>
            <text:p text:style-name="P101">int main(int argc, char* argv[]) </text:p>
            <text:p text:style-name="P101">{ </text:p>
            <text:p text:style-name="P101"><text:s text:c="4"/>vector_t* pvec_coll1 = create_vector(int); </text:p>
            <text:p text:style-name="P101"><text:s text:c="4"/>list_t* plist_coll2 = create_list(int); </text:p>
            <text:p text:style-name="P101"><text:s text:c="4"/>iterator_t it_pos; </text:p>
            <text:p text:style-name="P101"><text:s text:c="4"/>int i = 0; </text:p>
            <text:p text:style-name="P101"/>
            <text:p text:style-name="P101"><text:s text:c="4"/>if(pvec_coll1 == NULL || plist_coll2 == NULL) </text:p>
            <text:p text:style-name="P101"><text:s text:c="4"/>{ </text:p>
            <text:p text:style-name="P101"><text:s text:c="8"/>return -1; </text:p>
            <text:p text:style-name="P101"><text:s text:c="4"/>} </text:p>
            <text:p text:style-name="P101"/>
            <text:p text:style-name="P101"><text:s text:c="4"/>vector_init(pvec_coll1); </text:p>
            <text:p text:style-name="P101"><text:s text:c="4"/>list_init(plist_coll2); </text:p>
            <text:p text:style-name="P101"/>
            <text:p text:style-name="P101"><text:s text:c="4"/>for(i = 1; i &lt;= 7; ++i) </text:p>
            <text:p text:style-name="P101"><text:s text:c="4"/>{ </text:p>
            <text:p text:style-name="P101"><text:s text:c="8"/>vector_push_back(pvec_coll1, i); </text:p>
            <text:p text:style-name="P101"><text:s text:c="4"/>} </text:p>
            <text:p text:style-name="P101"><text:s text:c="4"/>for(i = 3; i &lt;= 9; ++i) </text:p>
            <text:p text:style-name="P101"><text:s text:c="4"/>{ </text:p>
            <text:p text:style-name="P101"><text:s text:c="8"/>list_push_back(plist_coll2, i); </text:p>
            <text:p text:style-name="P101"><text:s text:c="4"/>} </text:p>
            <text:p text:style-name="P101"/>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for(it_pos = list_begin(plist_coll2); </text:p>
            <text:p text:style-name="P101"><text:soft-page-break/><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f(algo_equal(vector_begin(pvec_coll1), </text:p>
            <text:p text:style-name="P101"><text:s text:c="8"/>vector_end(pvec_coll1), list_begin(plist_coll2))) </text:p>
            <text:p text:style-name="P101"><text:s text:c="4"/>{ </text:p>
            <text:p text:style-name="P101"><text:s text:c="8"/>printf("coll1 == coll2\n"); </text:p>
            <text:p text:style-name="P101"><text:s text:c="4"/>} </text:p>
            <text:p text:style-name="P101"><text:s text:c="4"/>else </text:p>
            <text:p text:style-name="P101"><text:s text:c="4"/>{ </text:p>
            <text:p text:style-name="P101"><text:s text:c="8"/>printf("coll1 != coll2\n"); </text:p>
            <text:p text:style-name="P101"><text:s text:c="4"/>} </text:p>
            <text:p text:style-name="P101"/>
            <text:p text:style-name="P101"><text:s text:c="4"/>if(algo_equal_if(vector_begin(pvec_coll1), vector_end(pvec_coll1), </text:p>
            <text:p text:style-name="P101"><text:s text:c="8"/>list_begin(plist_coll2), _both_even_or_odd)) </text:p>
            <text:p text:style-name="P101"><text:s text:c="4"/>{ </text:p>
            <text:p text:style-name="P101"><text:s text:c="8"/>printf("even and odd elements correspond\n"); </text:p>
            <text:p text:style-name="P101"><text:s text:c="4"/>} </text:p>
            <text:p text:style-name="P101"><text:s text:c="4"/>else </text:p>
            <text:p text:style-name="P101"><text:s text:c="4"/>{ </text:p>
            <text:p text:style-name="P101"><text:s text:c="8"/>printf("even and odd elements do not correspond\n"); </text:p>
            <text:p text:style-name="P101"><text:s text:c="4"/>} </text:p>
            <text:p text:style-name="P101"/>
            <text:p text:style-name="P101"><text:s text:c="4"/>vector_destroy(pvec_coll1); </text:p>
            <text:p text:style-name="P101"><text:s text:c="4"/>list_destroy(plist_coll2); </text:p>
            <text:p text:style-name="P101"/>
            <text:p text:style-name="P101"><text:s text:c="4"/>return 0; </text:p>
            <text:p text:style-name="P101">}</text:p>
          </table:table-cell>
        </table:table-row>
      </table:table>
      <text:p text:style-name="P30">程序的输出结果：</text:p>
      <text:p text:style-name="P30">1 2 3 4 5 6 7 </text:p>
      <text:p text:style-name="P30">3 4 5 6 7 8 9 </text:p>
      <text:p text:style-name="P30">coll1 != coll2 </text:p>
      <text:p text:style-name="P30">even and odd elements correspond</text:p>
      <text:p text:style-name="P30"/>
      <text:p text:style-name="P30">algo_mismatch <text:s text:c="3"/>algo_mismatch_if返回第一个不匹配的位置</text:p>
      <text:p text:style-name="P30">algo_mismatch返回第一处两个数据区间不匹配的位置。</text:p>
      <text:p text:style-name="P30">algo_mismatch_if返回第一处两个数据区间不符合规则的位置。</text:p>
      <text:p text:style-name="P30">如果两个数据区间完全匹配，返回两个区间的末尾。</text:p>
      <text:p text:style-name="P30">algo_mismatch_if使用的函数不能修改数据。</text:p>
      <text:p text:style-name="P30"><text:soft-page-break/>用户必须保证第二个数据区间足够大。</text:p>
      <text:p text:style-name="P30">下面的例子展示怎样使用这两算法：</text:p>
      <table:table table:name="表格126" table:style-name="表格126">
        <table:table-column table:style-name="表格126.A"/>
        <table:table-row>
          <table:table-cell table:style-name="表格126.A1" office:value-type="string">
            <text:p text:style-name="P101">/* </text:p>
            <text:p text:style-name="P101"><text:s/>* misma1.c </text:p>
            <text:p text:style-name="P101"><text:s/>* compile with : -lcstl </text:p>
            <text:p text:style-name="P101"><text:s/>*/ </text:p>
            <text:p text:style-name="P101"/>
            <text:p text:style-name="P101">#include &lt;stdio.h&gt; </text:p>
            <text:p text:style-name="P101">#include &lt;cstl/cvector.h&gt; </text:p>
            <text:p text:style-name="P101">#include &lt;cstl/clist.h&gt; </text:p>
            <text:p text:style-name="P101">#include &lt;cstl/calgorithm.h&gt; </text:p>
            <text:p text:style-name="P101">#include &lt;cstl/cfunctional.h&gt; </text:p>
            <text:p text:style-name="P101"/>
            <text:p text:style-name="P101">int main(int argc, char* argv[]) </text:p>
            <text:p text:style-name="P101">{ </text:p>
            <text:p text:style-name="P101"><text:s text:c="4"/>vector_t* pvec_coll1 = create_vector(int); </text:p>
            <text:p text:style-name="P101"><text:s text:c="4"/>list_t* plist_coll2 = create_list(int); </text:p>
            <text:p text:style-name="P101"><text:s text:c="4"/>iterator_t it_pos; </text:p>
            <text:p text:style-name="P101"><text:s text:c="4"/>range_t t_result; </text:p>
            <text:p text:style-name="P101"><text:s text:c="4"/>int i = 0; </text:p>
            <text:p text:style-name="P101"/>
            <text:p text:style-name="P101"><text:s text:c="4"/>if(pvec_coll1 == NULL || plist_coll2 == NULL) </text:p>
            <text:p text:style-name="P101"><text:s text:c="4"/>{ </text:p>
            <text:p text:style-name="P101"><text:s text:c="8"/>return -1; </text:p>
            <text:p text:style-name="P101"><text:s text:c="4"/>} </text:p>
            <text:p text:style-name="P101"/>
            <text:p text:style-name="P101"><text:s text:c="4"/>vector_init(pvec_coll1); </text:p>
            <text:p text:style-name="P101"><text:s text:c="4"/>list_init(plist_coll2); </text:p>
            <text:p text:style-name="P101"/>
            <text:p text:style-name="P101"><text:s text:c="4"/>for(i = 1; i &lt;= 6; ++i) </text:p>
            <text:p text:style-name="P101"><text:s text:c="4"/>{ </text:p>
            <text:p text:style-name="P101"><text:s text:c="8"/>vector_push_back(pvec_coll1, i); </text:p>
            <text:p text:style-name="P101"><text:s text:c="4"/>} </text:p>
            <text:p text:style-name="P101"><text:s text:c="4"/>for(i = 1; i &lt;= 16; i *= 2) </text:p>
            <text:p text:style-name="P101"><text:s text:c="4"/>{ </text:p>
            <text:p text:style-name="P101"><text:s text:c="8"/>list_push_back(plist_coll2, i); </text:p>
            <text:p text:style-name="P101"><text:s text:c="4"/>} </text:p>
            <text:p text:style-name="P101"><text:s text:c="4"/>list_push_back(plist_coll2, 3); </text:p>
            <text:p text:style-name="P101"/>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oft-page-break/><text:s text:c="8"/>printf("%d ", *(int*)iterator_get_pointer(it_pos)); </text:p>
            <text:p text:style-name="P101"><text:s text:c="4"/>} </text:p>
            <text:p text:style-name="P101"><text:s text:c="4"/>printf("\n");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t_result = algo_mismatch(vector_begin(pvec_coll1), </text:p>
            <text:p text:style-name="P101"><text:s text:c="8"/>vector_end(pvec_coll1), list_begin(plist_coll2)); </text:p>
            <text:p text:style-name="P101"><text:s text:c="4"/>if(iterator_equal(t_result.it_begin, vector_end(pvec_coll1))) </text:p>
            <text:p text:style-name="P101"><text:s text:c="4"/>{ </text:p>
            <text:p text:style-name="P101"><text:s text:c="8"/>printf("no mismatch\n"); </text:p>
            <text:p text:style-name="P101"><text:s text:c="4"/>} </text:p>
            <text:p text:style-name="P101"><text:s text:c="4"/>else </text:p>
            <text:p text:style-name="P101"><text:s text:c="4"/>{ </text:p>
            <text:p text:style-name="P101"><text:s text:c="8"/>printf("first mismatch: %d and %d\n", </text:p>
            <text:p text:style-name="P101"><text:s text:c="12"/>*(int*)iterator_get_pointer(t_result.it_begin), </text:p>
            <text:p text:style-name="P101"><text:s text:c="12"/>*(int*)iterator_get_pointer(t_result.it_end)); </text:p>
            <text:p text:style-name="P101"><text:s text:c="4"/>} </text:p>
            <text:p text:style-name="P101"/>
            <text:p text:style-name="P101"><text:s text:c="4"/>t_result = algo_mismatch_if(vector_begin(pvec_coll1), </text:p>
            <text:p text:style-name="P101"><text:s text:c="8"/>vector_end(pvec_coll1), list_begin(plist_coll2), fun_less_equal_int); </text:p>
            <text:p text:style-name="P101"><text:s text:c="4"/>if(iterator_equal(t_result.it_begin, vector_end(pvec_coll1))) </text:p>
            <text:p text:style-name="P101"><text:s text:c="4"/>{ </text:p>
            <text:p text:style-name="P101"><text:s text:c="8"/>printf("always less-or-equal\n"); </text:p>
            <text:p text:style-name="P101"><text:s text:c="4"/>} </text:p>
            <text:p text:style-name="P101"><text:s text:c="4"/>else </text:p>
            <text:p text:style-name="P101"><text:s text:c="4"/>{ </text:p>
            <text:p text:style-name="P101"><text:s text:c="8"/>printf("not less-or-equal: %d and %d\n", </text:p>
            <text:p text:style-name="P101"><text:s text:c="12"/>*(int*)iterator_get_pointer(t_result.it_begin), </text:p>
            <text:p text:style-name="P101"><text:s text:c="12"/>*(int*)iterator_get_pointer(t_result.it_end)); </text:p>
            <text:p text:style-name="P101"><text:s text:c="4"/>} </text:p>
            <text:p text:style-name="P101"/>
            <text:p text:style-name="P101"><text:s text:c="4"/>vector_destroy(pvec_coll1); </text:p>
            <text:p text:style-name="P101"><text:s text:c="4"/>list_destroy(plist_coll2); </text:p>
            <text:p text:style-name="P101"/>
            <text:p text:style-name="P101"><text:s text:c="4"/>return 0; </text:p>
            <text:p text:style-name="P101">}</text:p>
          </table:table-cell>
        </table:table-row>
      </table:table>
      <text:p text:style-name="P30">程序的输出结果：</text:p>
      <text:p text:style-name="P30"><text:soft-page-break/>1 2 3 4 5 6 </text:p>
      <text:p text:style-name="P30">1 2 4 8 16 3 </text:p>
      <text:p text:style-name="P30">first mismatch: 3 and 4 </text:p>
      <text:p text:style-name="P30">not less-or-equal: 6 and 3</text:p>
      <text:p text:style-name="P30"/>
      <text:list xml:id="list2039688210" text:continue-list="list83742622" text:style-name="WW8Num13">
        <text:list-item>
          <text:list>
            <text:list-item>
              <text:h text:style-name="P332" text:outline-level="2">质变算法</text:h>
            </text:list-item>
          </text:list>
        </text:list-item>
      </text:list>
      <text:p text:style-name="P30"><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30"><text:tab/>关联容器不可以作为质变算法的目的容器，因为关联容器中的数据和存储位置是有直接关系的，修改了数据就破坏了关联容器中数据的存储顺序。</text:p>
      <text:p text:style-name="P30"><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96">algo_copy</text:p>
          </table:table-cell>
          <table:table-cell table:style-name="表格127.B1" office:value-type="string">
            <text:p text:style-name="P97">将源数据区间中的数据拷贝到目的数据区间。</text:p>
          </table:table-cell>
        </table:table-row>
        <table:table-row>
          <table:table-cell table:style-name="表格127.A2" office:value-type="string">
            <text:p text:style-name="P96">algo_copy_n</text:p>
          </table:table-cell>
          <table:table-cell table:style-name="表格127.B2" office:value-type="string">
            <text:p text:style-name="P97">将<text:span text:style-name="T18">n</text:span>个数据拷贝到目的数据区间。</text:p>
          </table:table-cell>
        </table:table-row>
        <table:table-row>
          <table:table-cell table:style-name="表格127.A2" office:value-type="string">
            <text:p text:style-name="P96">algo_copy_backward</text:p>
          </table:table-cell>
          <table:table-cell table:style-name="表格127.B2" office:value-type="string">
            <text:p text:style-name="P97">从后向前将源数据区间中的数据拷贝到目的数据区间中。</text:p>
          </table:table-cell>
        </table:table-row>
        <table:table-row>
          <table:table-cell table:style-name="表格127.A2" office:value-type="string">
            <text:p text:style-name="P96">algo_swap</text:p>
          </table:table-cell>
          <table:table-cell table:style-name="表格127.B2" office:value-type="string">
            <text:p text:style-name="P97">交换两个迭代器指向的数据。</text:p>
          </table:table-cell>
        </table:table-row>
        <table:table-row>
          <table:table-cell table:style-name="表格127.A2" office:value-type="string">
            <text:p text:style-name="P96">algo_iter_swap</text:p>
          </table:table-cell>
          <table:table-cell table:style-name="表格127.B2" office:value-type="string">
            <text:p text:style-name="P97">交换两个迭代器指向的数据。</text:p>
          </table:table-cell>
        </table:table-row>
        <table:table-row>
          <table:table-cell table:style-name="表格127.A2" office:value-type="string">
            <text:p text:style-name="P96">algo_swap_ranges</text:p>
          </table:table-cell>
          <table:table-cell table:style-name="表格127.B2" office:value-type="string">
            <text:p text:style-name="P97">交换两个数据区间中的数据。</text:p>
          </table:table-cell>
        </table:table-row>
        <table:table-row>
          <table:table-cell table:style-name="表格127.A2" office:value-type="string">
            <text:p text:style-name="P96">algo_transform</text:p>
          </table:table-cell>
          <table:table-cell table:style-name="表格127.B2" office:value-type="string">
            <text:p text:style-name="P97">将源数据区间中的数据经过转换后拷贝到目的数据区间中。</text:p>
          </table:table-cell>
        </table:table-row>
        <table:table-row>
          <table:table-cell table:style-name="表格127.A2" office:value-type="string">
            <text:p text:style-name="P96">algo_transform_binary</text:p>
          </table:table-cell>
          <table:table-cell table:style-name="表格127.B2" office:value-type="string">
            <text:p text:style-name="P97">将来自于两个源数据区间中的数据经过转换拷贝到目的数据区间中。</text:p>
          </table:table-cell>
        </table:table-row>
        <table:table-row>
          <table:table-cell table:style-name="表格127.A2" office:value-type="string">
            <text:p text:style-name="P96">algo_replace</text:p>
          </table:table-cell>
          <table:table-cell table:style-name="表格127.B2" office:value-type="string">
            <text:p text:style-name="P97">将数据区间中的指定数据替换成新数据。</text:p>
          </table:table-cell>
        </table:table-row>
        <table:table-row>
          <table:table-cell table:style-name="表格127.A2" office:value-type="string">
            <text:p text:style-name="P96">algo_replace_if</text:p>
          </table:table-cell>
          <table:table-cell table:style-name="表格127.B2" office:value-type="string">
            <text:p text:style-name="P97">将数据区间中的符合规则的数据替换成新数据。</text:p>
          </table:table-cell>
        </table:table-row>
        <table:table-row>
          <table:table-cell table:style-name="表格127.A2" office:value-type="string">
            <text:p text:style-name="P96">algo_replace_copy</text:p>
          </table:table-cell>
          <table:table-cell table:style-name="表格127.B2" office:value-type="string">
            <text:p text:style-name="P97">将数据区间中的指定数据替换成新数据，将替换结果拷贝到新数据区间中。</text:p>
          </table:table-cell>
        </table:table-row>
        <table:table-row>
          <table:table-cell table:style-name="表格127.A2" office:value-type="string">
            <text:p text:style-name="P96">algo_replace_copy_if</text:p>
          </table:table-cell>
          <table:table-cell table:style-name="表格127.B2" office:value-type="string">
            <text:p text:style-name="P97">将数据区间中的符合规则的数据替换成新数据，将替换结果拷贝到新区间中。</text:p>
          </table:table-cell>
        </table:table-row>
        <table:table-row>
          <table:table-cell table:style-name="表格127.A2" office:value-type="string">
            <text:p text:style-name="P96">algo_fill</text:p>
          </table:table-cell>
          <table:table-cell table:style-name="表格127.B2" office:value-type="string">
            <text:p text:style-name="P97">向数据区间中填充指定的数据。</text:p>
          </table:table-cell>
        </table:table-row>
        <table:table-row>
          <table:table-cell table:style-name="表格127.A2" office:value-type="string">
            <text:p text:style-name="P96">algo_fill_n</text:p>
          </table:table-cell>
          <table:table-cell table:style-name="表格127.B2" office:value-type="string">
            <text:p text:style-name="P97">将<text:span text:style-name="T18">n</text:span>个数据填充成指定的数据。</text:p>
          </table:table-cell>
        </table:table-row>
        <table:table-row>
          <table:table-cell table:style-name="表格127.A2" office:value-type="string">
            <text:p text:style-name="P96">algo_generate</text:p>
          </table:table-cell>
          <table:table-cell table:style-name="表格127.B2" office:value-type="string">
            <text:p text:style-name="P97">使用指定的规则产生的数据填充数据区间。</text:p>
          </table:table-cell>
        </table:table-row>
        <table:table-row>
          <table:table-cell table:style-name="表格127.A2" office:value-type="string">
            <text:p text:style-name="P96">algo_generate_n</text:p>
          </table:table-cell>
          <table:table-cell table:style-name="表格127.B2" office:value-type="string">
            <text:p text:style-name="P97">使用指定的规则产生的数据填充<text:span text:style-name="T18">n</text:span>个数据。</text:p>
          </table:table-cell>
        </table:table-row>
        <table:table-row>
          <table:table-cell table:style-name="表格127.A2" office:value-type="string">
            <text:p text:style-name="P96">algo_remove</text:p>
          </table:table-cell>
          <table:table-cell table:style-name="表格127.B2" office:value-type="string">
            <text:p text:style-name="P97">移除数据区间中指定的数据。</text:p>
          </table:table-cell>
        </table:table-row>
        <table:table-row>
          <table:table-cell table:style-name="表格127.A2" office:value-type="string">
            <text:p text:style-name="P96">algo_remove_if</text:p>
          </table:table-cell>
          <table:table-cell table:style-name="表格127.B2" office:value-type="string">
            <text:p text:style-name="P97">移除数据区间中符合规则的数据。</text:p>
          </table:table-cell>
        </table:table-row>
        <table:table-row>
          <table:table-cell table:style-name="表格127.A2" office:value-type="string">
            <text:p text:style-name="P96">algo_remove_copy</text:p>
          </table:table-cell>
          <table:table-cell table:style-name="表格127.B2" office:value-type="string">
            <text:p text:style-name="P97">移除数据区间中的指定数据，把结果拷贝到新数据区间。</text:p>
          </table:table-cell>
        </table:table-row>
        <table:table-row>
          <table:table-cell table:style-name="表格127.A2" office:value-type="string">
            <text:p text:style-name="P96">algo_remove_copy_if</text:p>
          </table:table-cell>
          <table:table-cell table:style-name="表格127.B2" office:value-type="string">
            <text:p text:style-name="P97">移除数据区间中的符合规则的数据，把结果拷贝到新数据区间中。</text:p>
          </table:table-cell>
        </table:table-row>
        <table:table-row>
          <table:table-cell table:style-name="表格127.A2" office:value-type="string">
            <text:p text:style-name="P96">algo_unique</text:p>
          </table:table-cell>
          <table:table-cell table:style-name="表格127.B2" office:value-type="string">
            <text:p text:style-name="P97">移除数据区间中相邻的重复的数据。</text:p>
          </table:table-cell>
        </table:table-row>
        <text:soft-page-break/>
        <table:table-row>
          <table:table-cell table:style-name="表格127.A2" office:value-type="string">
            <text:p text:style-name="P96">algo_unique_if</text:p>
          </table:table-cell>
          <table:table-cell table:style-name="表格127.B2" office:value-type="string">
            <text:p text:style-name="P97">移除数据区间中相邻的符合指定规则的数据。</text:p>
          </table:table-cell>
        </table:table-row>
        <table:table-row>
          <table:table-cell table:style-name="表格127.A2" office:value-type="string">
            <text:p text:style-name="P96">algo_unique_copy</text:p>
          </table:table-cell>
          <table:table-cell table:style-name="表格127.B2" office:value-type="string">
            <text:p text:style-name="P97">移除数据区间中相邻的重复数据，将结果拷贝到新数据区间。</text:p>
          </table:table-cell>
        </table:table-row>
        <table:table-row>
          <table:table-cell table:style-name="表格127.A2" office:value-type="string">
            <text:p text:style-name="P96">algo_unique_copy_if</text:p>
          </table:table-cell>
          <table:table-cell table:style-name="表格127.B2" office:value-type="string">
            <text:p text:style-name="P97">移除数据区间中相邻的符合规则的数据，将结果拷贝到新数据区间中。</text:p>
          </table:table-cell>
        </table:table-row>
        <table:table-row>
          <table:table-cell table:style-name="表格127.A2" office:value-type="string">
            <text:p text:style-name="P96">algo_reverse</text:p>
          </table:table-cell>
          <table:table-cell table:style-name="表格127.B2" office:value-type="string">
            <text:p text:style-name="P97">将数据区间中的数据逆序。</text:p>
          </table:table-cell>
        </table:table-row>
        <table:table-row>
          <table:table-cell table:style-name="表格127.A2" office:value-type="string">
            <text:p text:style-name="P96">algo_reverse_copy</text:p>
          </table:table-cell>
          <table:table-cell table:style-name="表格127.B2" office:value-type="string">
            <text:p text:style-name="P97">将数据区间中的数据逆序，将结果拷贝到新数据区间中。</text:p>
          </table:table-cell>
        </table:table-row>
        <table:table-row>
          <table:table-cell table:style-name="表格127.A2" office:value-type="string">
            <text:p text:style-name="P96">algo_rotate</text:p>
          </table:table-cell>
          <table:table-cell table:style-name="表格127.B2" office:value-type="string">
            <text:p text:style-name="P97">交换同一数据区间中的两部分。</text:p>
          </table:table-cell>
        </table:table-row>
        <table:table-row>
          <table:table-cell table:style-name="表格127.A2" office:value-type="string">
            <text:p text:style-name="P96">algo_rotate_copy</text:p>
          </table:table-cell>
          <table:table-cell table:style-name="表格127.B2" office:value-type="string">
            <text:p text:style-name="P97">交换同一数据区间中的两部分，将结果拷贝到新数据区间中。</text:p>
          </table:table-cell>
        </table:table-row>
        <table:table-row>
          <table:table-cell table:style-name="表格127.A2" office:value-type="string">
            <text:p text:style-name="P96">algo_random_shuffle</text:p>
          </table:table-cell>
          <table:table-cell table:style-name="表格127.B2" office:value-type="string">
            <text:p text:style-name="P97">将数据区间中的数据随机重排。</text:p>
          </table:table-cell>
        </table:table-row>
        <table:table-row>
          <table:table-cell table:style-name="表格127.A2" office:value-type="string">
            <text:p text:style-name="P96">algo_random_shuffle_if</text:p>
          </table:table-cell>
          <table:table-cell table:style-name="表格127.B2" office:value-type="string">
            <text:p text:style-name="P97">将数据区间中的数据使用指定的规则随机重排。</text:p>
          </table:table-cell>
        </table:table-row>
        <table:table-row>
          <table:table-cell table:style-name="表格127.A2" office:value-type="string">
            <text:p text:style-name="P96">algo_random_sample</text:p>
          </table:table-cell>
          <table:table-cell table:style-name="表格127.B2" office:value-type="string">
            <text:p text:style-name="P97">将源数据区间中的数据随机的抽出填充到目的数据区间中。</text:p>
          </table:table-cell>
        </table:table-row>
        <table:table-row>
          <table:table-cell table:style-name="表格127.A2" office:value-type="string">
            <text:p text:style-name="P96">algo_random_sample_if</text:p>
          </table:table-cell>
          <table:table-cell table:style-name="表格127.B2" office:value-type="string">
            <text:p text:style-name="P97">将源数据区间中的数据使用指定的规则随机的抽出填充到目的数据区间中。</text:p>
          </table:table-cell>
        </table:table-row>
        <table:table-row>
          <table:table-cell table:style-name="表格127.A2" office:value-type="string">
            <text:p text:style-name="P96">algo_random_sample_n</text:p>
          </table:table-cell>
          <table:table-cell table:style-name="表格127.B2" office:value-type="string">
            <text:p text:style-name="P97">将源数据区间中的数据随机的抽出<text:span text:style-name="T18">n</text:span>个数据填充到目的数据区间中。</text:p>
          </table:table-cell>
        </table:table-row>
        <table:table-row>
          <table:table-cell table:style-name="表格127.A2" office:value-type="string">
            <text:p text:style-name="P96">algo_random_sample_n_if</text:p>
          </table:table-cell>
          <table:table-cell table:style-name="表格127.B2" office:value-type="string">
            <text:p text:style-name="P97">将源数据区间中的数据使用指定的规则随机的抽出<text:span text:style-name="T18">n</text:span>个数据填充到目的区间中。</text:p>
          </table:table-cell>
        </table:table-row>
        <table:table-row>
          <table:table-cell table:style-name="表格127.A2" office:value-type="string">
            <text:p text:style-name="P96">algo_partition</text:p>
          </table:table-cell>
          <table:table-cell table:style-name="表格127.B2" office:value-type="string">
            <text:p text:style-name="P97">将数据区间中的数据分为符合规则和不符合规则的两部分。</text:p>
          </table:table-cell>
        </table:table-row>
        <table:table-row>
          <table:table-cell table:style-name="表格127.A2" office:value-type="string">
            <text:p text:style-name="P96">algo_stable_partition</text:p>
          </table:table-cell>
          <table:table-cell table:style-name="表格127.B2" office:value-type="string">
            <text:p text:style-name="P97">将数据区间中的数据按照稳定的方式分为符合规则和不符合规则的两部分。</text:p>
          </table:table-cell>
        </table:table-row>
      </table:table>
      <text:p text:style-name="P30"/>
      <text:list xml:id="list113232275" text:continue-numbering="true" text:style-name="WW8Num13">
        <text:list-item>
          <text:list>
            <text:list-item>
              <text:list>
                <text:list-item>
                  <text:h text:style-name="P343" text:outline-level="3">拷贝数据</text:h>
                </text:list-item>
              </text:list>
            </text:list-item>
          </text:list>
        </text:list-item>
      </text:list>
      <text:list xml:id="list856177337" text:style-name="L133">
        <text:list-item>
          <text:p text:style-name="P157">algo_copy <text:s text:c="3"/>algo_copy_n <text:s text:c="3"/>algo_copy_backward将数据从源数据区间拷贝到目的数据区间</text:p>
        </text:list-item>
      </text:list>
      <text:list xml:id="list192009406" text:style-name="L134">
        <text:list-item>
          <text:p text:style-name="P158">algo_copy和algo_copy_backward都是将源数据区间中的数据拷贝到目的数据区间。</text:p>
        </text:list-item>
        <text:list-item>
          <text:p text:style-name="P158">algo_copy从源数据区间的第一个数据开始逐个拷贝到目的数据区间。</text:p>
        </text:list-item>
        <text:list-item>
          <text:p text:style-name="P158">algo_copy_backward从源数据区间的最后一个数据开始逐个拷贝到目的数据区间。</text:p>
        </text:list-item>
        <text:list-item>
          <text:p text:style-name="P158">algo_copy_n是将源数据区间中的n个数据拷贝到目的数据区间中。</text:p>
        </text:list-item>
        <text:list-item>
          <text:p text:style-name="P158">三个算法都返回拷贝后目的数据区间中被拷贝过来的数据的末尾。</text:p>
        </text:list-item>
        <text:list-item>
          <text:p text:style-name="P158">用户在使用这个三个算法是要保证目的数据区间足够大。</text:p>
        </text:list-item>
      </text:list>
      <text:p text:style-name="P30">下面的例子展示了如何使用algo_copy和algo_copy_n算法：</text:p>
      <table:table table:name="表格128" table:style-name="表格128">
        <table:table-column table:style-name="表格128.A"/>
        <table:table-row>
          <table:table-cell table:style-name="表格128.A1" office:value-type="string">
            <text:p text:style-name="P101">/* </text:p>
            <text:p text:style-name="P101"><text:s/>* copy3.c </text:p>
            <text:p text:style-name="P101"><text:s/>* compile with : -lcstl </text:p>
            <text:p text:style-name="P101"><text:s/>*/ </text:p>
            <text:p text:style-name="P101"/>
            <text:p text:style-name="P101">#include &lt;stdio.h&gt; </text:p>
            <text:p text:style-name="P101">#include &lt;cstl/cvector.h&gt; </text:p>
            <text:p text:style-name="P101">#include &lt;cstl/clist.h&gt; </text:p>
            <text:p text:style-name="P101">#include &lt;cstl/calgorithm.h&gt; </text:p>
            <text:p text:style-name="P101"><text:soft-page-break/><text:s/></text:p>
            <text:p text:style-name="P101">int main(int argc, char* argv[]) </text:p>
            <text:p text:style-name="P101">{ </text:p>
            <text:p text:style-name="P101"><text:s text:c="4"/>vector_t* pvec_coll1 = create_vector(int); </text:p>
            <text:p text:style-name="P101"><text:s text:c="4"/>list_t* plist_coll2 = create_list(int); </text:p>
            <text:p text:style-name="P101"><text:s text:c="4"/>list_t* plist_coll3 = create_list(int); </text:p>
            <text:p text:style-name="P101"><text:s text:c="4"/>iterator_t it_pos; </text:p>
            <text:p text:style-name="P101"><text:s text:c="4"/>int i = 0; </text:p>
            <text:p text:style-name="P101"/>
            <text:p text:style-name="P101"><text:s text:c="4"/>if(pvec_coll1 == NULL || plist_coll2 == NULL || plist_coll3 == NULL) </text:p>
            <text:p text:style-name="P101"><text:s text:c="4"/>{ </text:p>
            <text:p text:style-name="P101"><text:s text:c="8"/>return -1; </text:p>
            <text:p text:style-name="P101"><text:s text:c="4"/>} </text:p>
            <text:p text:style-name="P101"/>
            <text:p text:style-name="P101"><text:s text:c="4"/>vector_init(pvec_coll1); </text:p>
            <text:p text:style-name="P101"><text:s text:c="4"/>list_init(plist_coll2); </text:p>
            <text:p text:style-name="P101"><text:s text:c="4"/>list_init(plist_coll3); </text:p>
            <text:p text:style-name="P101"/>
            <text:p text:style-name="P101"><text:s text:c="4"/>for(i = 1; i &lt;= 9; ++i) </text:p>
            <text:p text:style-name="P101"><text:s text:c="4"/>{ </text:p>
            <text:p text:style-name="P101"><text:s text:c="8"/>vector_push_back(pvec_coll1, i); </text:p>
            <text:p text:style-name="P101"><text:s text:c="4"/>} </text:p>
            <text:p text:style-name="P101"/>
            <text:p text:style-name="P101"><text:s text:c="4"/>list_resize(plist_coll2, vector_size(pvec_coll1)); </text:p>
            <text:p text:style-name="P101"><text:s text:c="4"/>list_resize(plist_coll3, vector_size(pvec_coll1)); </text:p>
            <text:p text:style-name="P101"/>
            <text:p text:style-name="P101"><text:s text:c="4"/>algo_copy(vector_begin(pvec_coll1), vector_end(pvec_coll1), </text:p>
            <text:p text:style-name="P101"><text:s text:c="8"/>list_begin(plist_coll2)); </text:p>
            <text:p text:style-name="P101"><text:s text:c="4"/>algo_copy_n(vector_begin(pvec_coll1), 5, list_begin(plist_coll3)); </text:p>
            <text:p text:style-name="P101"/>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oft-page-break/><text:s text:c="4"/>printf("\n"); </text:p>
            <text:p text:style-name="P101"><text:s text:c="4"/>for(it_pos = list_begin(plist_coll3); </text:p>
            <text:p text:style-name="P101"><text:s text:c="8"/>!iterator_equal(it_pos, list_end(plist_coll3));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1); </text:p>
            <text:p text:style-name="P101"><text:s text:c="4"/>list_destroy(plist_coll2); </text:p>
            <text:p text:style-name="P101"><text:s text:c="4"/>list_destroy(plist_coll3); </text:p>
            <text:p text:style-name="P101"/>
            <text:p text:style-name="P101"><text:s text:c="4"/>return 0; </text:p>
            <text:p text:style-name="P101">}</text:p>
          </table:table-cell>
        </table:table-row>
      </table:table>
      <text:p text:style-name="P30">在这个例子中第一次使用algo_copy来拷贝数据，第二次使用了algo_copy_n拷贝数据，输出的结果如下：</text:p>
      <text:p text:style-name="P30">1 2 3 4 5 6 7 8 9 </text:p>
      <text:p text:style-name="P30">1 2 3 4 5 6 7 8 9 </text:p>
      <text:p text:style-name="P30">1 2 3 4 5 0 0 0 0 </text:p>
      <text:p text:style-name="P30"/>
      <text:p text:style-name="P30"><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101">/* </text:p>
            <text:p text:style-name="P101"><text:s/>* copy4.c </text:p>
            <text:p text:style-name="P101"><text:s/>* compile with : -lcstl </text:p>
            <text:p text:style-name="P101"><text:s/>*/ </text:p>
            <text:p text:style-name="P101"/>
            <text:p text:style-name="P101">#include &lt;stdio.h&gt; </text:p>
            <text:p text:style-name="P101">#include &lt;cstl/cvector.h&gt; </text:p>
            <text:p text:style-name="P101">#include &lt;cstl/clist.h&gt; </text:p>
            <text:p text:style-name="P101">#include &lt;cstl/cdeque.h&gt; </text:p>
            <text:p text:style-name="P101">#include &lt;cstl/calgorithm.h&gt; </text:p>
            <text:p text:style-name="P101"/>
            <text:p text:style-name="P101">int main(int argc, char* argv[]) </text:p>
            <text:p text:style-name="P101">{ </text:p>
            <text:p text:style-name="P101"><text:s text:c="4"/>vector_t* pvec_coll1 = create_vector(int); </text:p>
            <text:p text:style-name="P101"><text:s text:c="4"/>list_t* plist_coll2 = create_list(int); </text:p>
            <text:p text:style-name="P101"><text:s text:c="4"/>deque_t* pdeq_coll3 = create_deque(int); </text:p>
            <text:p text:style-name="P101"><text:s text:c="4"/>deque_t* pdeq_coll4 = create_deque(int); </text:p>
            <text:p text:style-name="P101"><text:s text:c="4"/>iterator_t it_pos; </text:p>
            <text:p text:style-name="P101"><text:s text:c="4"/>int i = 0; </text:p>
            <text:p text:style-name="P101"/>
            <text:p text:style-name="P101"><text:s text:c="4"/>if(pvec_coll1 == NULL || plist_coll2 == NULL || </text:p>
            <text:p text:style-name="P101"><text:soft-page-break/><text:s text:c="7"/>pdeq_coll3 == NULL || pdeq_coll4 == NULL) </text:p>
            <text:p text:style-name="P101"><text:s text:c="4"/>{ </text:p>
            <text:p text:style-name="P101"><text:s text:c="8"/>return -1; </text:p>
            <text:p text:style-name="P101"><text:s text:c="4"/>} </text:p>
            <text:p text:style-name="P101"/>
            <text:p text:style-name="P101"><text:s text:c="4"/>vector_init(pvec_coll1); </text:p>
            <text:p text:style-name="P101"><text:s text:c="4"/>list_init(plist_coll2); </text:p>
            <text:p text:style-name="P101"><text:s text:c="4"/>deque_init(pdeq_coll3); </text:p>
            <text:p text:style-name="P101"><text:s text:c="4"/>deque_init(pdeq_coll4); </text:p>
            <text:p text:style-name="P101"/>
            <text:p text:style-name="P101"><text:s text:c="4"/>for(i = 0; i &lt;= 8; ++i) </text:p>
            <text:p text:style-name="P101"><text:s text:c="4"/>{ </text:p>
            <text:p text:style-name="P101"><text:s text:c="8"/>vector_push_back(pvec_coll1, i); </text:p>
            <text:p text:style-name="P101"><text:s text:c="8"/>list_push_back(plist_coll2, i); </text:p>
            <text:p text:style-name="P101"><text:s text:c="4"/>} </text:p>
            <text:p text:style-name="P101"><text:s text:c="4"/>deque_resize(pdeq_coll3, vector_size(pvec_coll1)); </text:p>
            <text:p text:style-name="P101"><text:s text:c="4"/>deque_resize(pdeq_coll4, vector_size(pvec_coll1)); </text:p>
            <text:p text:style-name="P101"/>
            <text:p text:style-name="P101"><text:s text:c="4"/>algo_copy(vector_begin(pvec_coll1), vector_end(pvec_coll1), </text:p>
            <text:p text:style-name="P101"><text:s text:c="8"/>deque_begin(pdeq_coll3)); </text:p>
            <text:p text:style-name="P101"><text:s text:c="4"/>algo_copy_backward(list_begin(plist_coll2), list_end(plist_coll2), </text:p>
            <text:p text:style-name="P101"><text:s text:c="8"/>deque_end(pdeq_coll4)); </text:p>
            <text:p text:style-name="P101"/>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3: "); </text:p>
            <text:p text:style-name="P101"><text:s text:c="4"/>for(it_pos = deque_begin(pdeq_coll3); </text:p>
            <text:p text:style-name="P101"><text:s text:c="8"/>!iterator_equal(it_pos, deque_end(pdeq_coll3));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text:s text:c="4"/>printf("coll4: "); </text:p>
            <text:p text:style-name="P101"><text:s text:c="4"/>for(it_pos = deque_begin(pdeq_coll4); </text:p>
            <text:p text:style-name="P101"><text:s text:c="8"/>!iterator_equal(it_pos, deque_end(pdeq_coll4));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copy(iterator_advance(vector_begin(pvec_coll1), 2), </text:p>
            <text:p text:style-name="P101"><text:s text:c="8"/>iterator_advance(vector_begin(pvec_coll1), 7), </text:p>
            <text:p text:style-name="P101"><text:s text:c="8"/>vector_begin(pvec_coll1)); </text:p>
            <text:p text:style-name="P101"><text:s text:c="4"/>algo_copy(iterator_advance(list_begin(plist_coll2), 2), </text:p>
            <text:p text:style-name="P101"><text:s text:c="8"/>iterator_advance(list_begin(plist_coll2), 7), </text:p>
            <text:p text:style-name="P101"><text:s text:c="8"/>iterator_advance(list_begin(plist_coll2), 4)); </text:p>
            <text:p text:style-name="P101"><text:s text:c="4"/>algo_copy_backward(iterator_advance(deque_begin(pdeq_coll3), 2), </text:p>
            <text:p text:style-name="P101"><text:s text:c="8"/>iterator_advance(deque_begin(pdeq_coll3), 7), </text:p>
            <text:p text:style-name="P101"><text:s text:c="8"/>iterator_advance(deque_begin(pdeq_coll3), 5)); </text:p>
            <text:p text:style-name="P101"><text:s text:c="4"/>algo_copy_backward(iterator_advance(deque_begin(pdeq_coll4), 2), </text:p>
            <text:p text:style-name="P101"><text:s text:c="8"/>iterator_advance(deque_begin(pdeq_coll4), 7), </text:p>
            <text:p text:style-name="P101"><text:s text:c="8"/>deque_end(pdeq_coll4)); </text:p>
            <text:p text:style-name="P101"/>
            <text:p text:style-name="P101"><text:s text:c="4"/>printf("\n");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oft-page-break/><text:s text:c="4"/>printf("coll3: "); </text:p>
            <text:p text:style-name="P101"><text:s text:c="4"/>for(it_pos = deque_begin(pdeq_coll3); </text:p>
            <text:p text:style-name="P101"><text:s text:c="8"/>!iterator_equal(it_pos, deque_end(pdeq_coll3));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4: "); </text:p>
            <text:p text:style-name="P101"><text:s text:c="4"/>for(it_pos = deque_begin(pdeq_coll4); </text:p>
            <text:p text:style-name="P101"><text:s text:c="8"/>!iterator_equal(it_pos, deque_end(pdeq_coll4));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1); </text:p>
            <text:p text:style-name="P101"><text:s text:c="4"/>list_destroy(plist_coll2); </text:p>
            <text:p text:style-name="P101"><text:s text:c="4"/>deque_destroy(pdeq_coll3); </text:p>
            <text:p text:style-name="P101"><text:s text:c="4"/>deque_destroy(pdeq_coll4); </text:p>
            <text:p text:style-name="P101"/>
            <text:p text:style-name="P101"><text:s text:c="4"/>return 0; </text:p>
            <text:p text:style-name="P101">}</text:p>
          </table:table-cell>
        </table:table-row>
      </table:table>
      <text:p text:style-name="P30">这个程序的输出：</text:p>
      <text:p text:style-name="P30">coll1: 0 1 2 3 4 5 6 7 8 </text:p>
      <text:p text:style-name="P30">coll2: 0 1 2 3 4 5 6 7 8 </text:p>
      <text:p text:style-name="P30">coll3: 0 1 2 3 4 5 6 7 8 </text:p>
      <text:p text:style-name="P30">coll4: 0 1 2 3 4 5 6 7 8 </text:p>
      <text:p text:style-name="P30"/>
      <text:p text:style-name="P30">coll1: 2 3 4 5 6 5 6 7 8 </text:p>
      <text:p text:style-name="P30">coll2: 0 1 2 3 2 3 2 3 2 </text:p>
      <text:p text:style-name="P30">coll3: 6 5 6 5 6 5 6 7 8 </text:p>
      <text:p text:style-name="P30">coll4: 0 1 2 3 2 3 4 5 6 </text:p>
      <text:p text:style-name="P30">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31"><draw:frame draw:style-name="fr2" draw:name="图形23" text:anchor-type="paragraph" svg:width="19.006cm" svg:height="22.428cm" draw:z-index="25"><draw:image xlink:href="Pictures/10000000000002D20000035472C8A261.jpg" xlink:type="simple" xlink:show="embed" xlink:actuate="onLoad"/></draw:frame><text:soft-page-break/>图 6.1 algo_copy的执行过程</text:p>
      <text:p text:style-name="P30">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30"><text:soft-page-break/><text:tab/>对于coll3和coll4来说，它们的输出数据区间和输入数据区间的重叠情况分别和coll1和coll2相同，但是使用了算法algo_copy_backward执行拷贝，输出结果就与coll1和coll2不同了：</text:p>
      <text:p text:style-name="P31"><draw:frame draw:style-name="fr2" draw:name="图形24" text:anchor-type="paragraph" svg:width="19.006cm" svg:height="22.52cm" draw:z-index="26"><draw:image xlink:href="Pictures/10000000000002CA0000034E3168A19E.jpg" xlink:type="simple" xlink:show="embed" xlink:actuate="onLoad"/></draw:frame>图 6.2 algo_copy_backward执行过程</text:p>
      <text:p text:style-name="P30"><text:soft-page-break/>使用algo_copy_backward的情况与algo_copy的情况正好相反，输出数据区间在输入数据区间后面的情况下的结果是正确的。</text:p>
      <text:p text:style-name="P30">由上面的例子可以总结出：</text:p>
      <text:list xml:id="list679922875" text:style-name="L135">
        <text:list-item>
          <text:p text:style-name="P159">输入数据区间和输出数据区间没有重叠的情况下algo_copy和algo_copy_backward是等效并正确的。</text:p>
        </text:list-item>
        <text:list-item>
          <text:p text:style-name="P159">有重叠并且输出数据区间在输入数据区间的前面时使用algo_copy是正确的。</text:p>
        </text:list-item>
        <text:list-item>
          <text:p text:style-name="P159">有重叠并且输出数据区间在输入数据区间的后面时使用algo_copy_backward是正确的。</text:p>
        </text:list-item>
      </text:list>
      <text:p text:style-name="P30"/>
      <text:list xml:id="list1670667304" text:continue-list="list113232275" text:style-name="WW8Num13">
        <text:list-item>
          <text:list>
            <text:list-item>
              <text:list>
                <text:list-item>
                  <text:h text:style-name="P349" text:outline-level="3">交换数据</text:h>
                </text:list-item>
              </text:list>
            </text:list-item>
          </text:list>
        </text:list-item>
      </text:list>
      <text:list xml:id="list1422210045" text:style-name="L136">
        <text:list-item>
          <text:p text:style-name="P160">algo_iter_swap <text:s text:c="3"/>algo_swap交换迭代器指向的数据。</text:p>
        </text:list-item>
      </text:list>
      <text:p text:style-name="P30"><text:tab/>下面这个例子展示了如何使用这两个算法：</text:p>
      <table:table table:name="表格130" table:style-name="表格130">
        <table:table-column table:style-name="表格130.A"/>
        <table:table-row>
          <table:table-cell table:style-name="表格130.A1" office:value-type="string">
            <text:p text:style-name="P101">/* </text:p>
            <text:p text:style-name="P101"><text:s/>* swap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9; ++i) </text:p>
            <text:p text:style-name="P101"><text:s text:c="4"/>{ </text:p>
            <text:p text:style-name="P101"><text:s text:c="8"/>list_push_back(plist_coll, i); </text:p>
            <text:p text:style-name="P101"><text:s text:c="4"/>} </text:p>
            <text:p text:style-name="P101"/>
            <text:p text:style-name="P101"><text:s text:c="4"/>for(it_pos = list_begin(plist_coll); </text:p>
            <text:p text:style-name="P101"><text:s text:c="8"/>!iterator_equal(it_pos, list_end(plist_coll)); </text:p>
            <text:p text:style-name="P101"><text:soft-page-break/><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iter_swap(list_begin(plist_coll), </text:p>
            <text:p text:style-name="P101"><text:s text:c="8"/>iterator_next(list_begin(plist_coll)));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wap(list_begin(plist_coll), </text:p>
            <text:p text:style-name="P101"><text:s text:c="8"/>iterator_prev(list_end(plist_coll)));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30">程序的输出结果：</text:p>
      <text:p text:style-name="P30">1 2 3 4 5 6 7 8 9 </text:p>
      <text:p text:style-name="P30">2 1 3 4 5 6 7 8 9 </text:p>
      <text:p text:style-name="P30">9 1 3 4 5 6 7 8 2 </text:p>
      <text:p text:style-name="P30"/>
      <text:list xml:id="list824973871" text:style-name="L137">
        <text:list-item>
          <text:p text:style-name="P161">algo_swap交换数据区间中的数据</text:p>
        </text:list-item>
      </text:list>
      <text:list xml:id="list2079895410" text:style-name="L138">
        <text:list-item>
          <text:p text:style-name="P162">交换源数据区间和目的数据区间中的数据。</text:p>
        </text:list-item>
        <text:list-item>
          <text:p text:style-name="P162">返回目的数据区间交换后的数据末尾。</text:p>
        </text:list-item>
        <text:list-item>
          <text:p text:style-name="P162">用户必须保证用户数据区间足够大。</text:p>
        </text:list-item>
      </text:list>
      <text:p text:style-name="P30"><text:tab/>下面是展示这个算法的例子：</text:p>
      <table:table table:name="表格131" table:style-name="表格131">
        <table:table-column table:style-name="表格131.A"/>
        <table:table-row>
          <table:table-cell table:style-name="表格131.A1" office:value-type="string">
            <text:p text:style-name="P101">/* </text:p>
            <text:p text:style-name="P101"><text:s/>* swap2.c </text:p>
            <text:p text:style-name="P101"><text:s/>* compile with : -lcstl </text:p>
            <text:p text:style-name="P101"><text:soft-page-break/><text:s/>*/ </text:p>
            <text:p text:style-name="P101"><text:s/></text:p>
            <text:p text:style-name="P101">#include &lt;stdio.h&gt; </text:p>
            <text:p text:style-name="P101">#include &lt;cstl/cvector.h&gt; </text:p>
            <text:p text:style-name="P101">#include &lt;cstl/clist.h&gt; </text:p>
            <text:p text:style-name="P101">#include &lt;cstl/calgorithm.h&gt; </text:p>
            <text:p text:style-name="P101"/>
            <text:p text:style-name="P101">int main(int argc, char* argv[]) </text:p>
            <text:p text:style-name="P101">{ </text:p>
            <text:p text:style-name="P101"><text:s text:c="4"/>vector_t* pvec_coll1 = create_vector(int); </text:p>
            <text:p text:style-name="P101"><text:s text:c="4"/>list_t* plist_coll2 = create_list(int); </text:p>
            <text:p text:style-name="P101"><text:s text:c="4"/>iterator_t it_pos; </text:p>
            <text:p text:style-name="P101"><text:s text:c="4"/>iterator_t it_end; </text:p>
            <text:p text:style-name="P101"><text:s text:c="4"/>int i = 0; </text:p>
            <text:p text:style-name="P101"/>
            <text:p text:style-name="P101"><text:s text:c="4"/>if(pvec_coll1 == NULL || plist_coll2 == NULL) </text:p>
            <text:p text:style-name="P101"><text:s text:c="4"/>{ </text:p>
            <text:p text:style-name="P101"><text:s text:c="8"/>return -1; </text:p>
            <text:p text:style-name="P101"><text:s text:c="4"/>} </text:p>
            <text:p text:style-name="P101"/>
            <text:p text:style-name="P101"><text:s text:c="4"/>vector_init(pvec_coll1); </text:p>
            <text:p text:style-name="P101"><text:s text:c="4"/>list_init(plist_coll2); </text:p>
            <text:p text:style-name="P101"/>
            <text:p text:style-name="P101"><text:s text:c="4"/>for(i = 1; i &lt;= 9; ++i) </text:p>
            <text:p text:style-name="P101"><text:s text:c="4"/>{ </text:p>
            <text:p text:style-name="P101"><text:s text:c="8"/>vector_push_back(pvec_coll1, i); </text:p>
            <text:p text:style-name="P101"><text:s text:c="4"/>} </text:p>
            <text:p text:style-name="P101"><text:s text:c="4"/>for(i = 11; i &lt;= 23; ++i) </text:p>
            <text:p text:style-name="P101"><text:s text:c="4"/>{ </text:p>
            <text:p text:style-name="P101"><text:s text:c="8"/>list_push_back(plist_coll2, i); </text:p>
            <text:p text:style-name="P101"><text:s text:c="4"/>} </text:p>
            <text:p text:style-name="P101"/>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list_begin(plist_coll2); </text:p>
            <text:p text:style-name="P101"><text:s text:c="8"/>!iterator_equal(it_pos, list_end(plist_coll2)); </text:p>
            <text:p text:style-name="P101"><text:soft-page-break/><text:s text:c="8"/>it_pos = iterator_next(it_pos)) </text:p>
            <text:p text:style-name="P101"><text:s text:c="4"/>{ </text:p>
            <text:p text:style-name="P101"><text:s text:c="8"/>printf("%d ", *(int*)iterator_get_pointer(it_pos)); </text:p>
            <text:p text:style-name="P101"><text:s text:c="4"/>} </text:p>
            <text:p text:style-name="P101"><text:s text:c="4"/>printf("\n\n"); </text:p>
            <text:p text:style-name="P101"/>
            <text:p text:style-name="P101"><text:s text:c="4"/>it_end = algo_swap_ranges(vector_begin(pvec_coll1), </text:p>
            <text:p text:style-name="P101"><text:s text:c="8"/>vector_end(pvec_coll1), list_begin(plist_coll2));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n"); </text:p>
            <text:p text:style-name="P101"/>
            <text:p text:style-name="P101"><text:s text:c="4"/>if(!iterator_equal(it_end, list_end(plist_coll2))) </text:p>
            <text:p text:style-name="P101"><text:s text:c="4"/>{ </text:p>
            <text:p text:style-name="P101"><text:s text:c="8"/>printf("first element not modified: %d\n", </text:p>
            <text:p text:style-name="P101"><text:s text:c="12"/>*(int*)iterator_get_pointer(it_end)); </text:p>
            <text:p text:style-name="P101"><text:s text:c="4"/>} </text:p>
            <text:p text:style-name="P101"/>
            <text:p text:style-name="P101"><text:s text:c="4"/>vector_destroy(pvec_coll1); </text:p>
            <text:p text:style-name="P101"><text:s text:c="4"/>list_destroy(plist_coll2); </text:p>
            <text:p text:style-name="P101"/>
            <text:p text:style-name="P101"><text:s text:c="4"/>return 0; </text:p>
            <text:p text:style-name="P101">}</text:p>
          </table:table-cell>
        </table:table-row>
      </table:table>
      <text:p text:style-name="P30">algo_swap算法将源数据区间与目的数据区间中相应的数据交换，目的数据区间中剩余的数据不会被修改，算法返回目的数据区间中第一个没有被修改的数据的迭代器。</text:p>
      <text:p text:style-name="P30">下面是程序输出的结果：</text:p>
      <text:p text:style-name="P30">coll1: 1 2 3 4 5 6 7 8 9 </text:p>
      <text:p text:style-name="P30">coll2: 11 12 13 14 15 16 17 18 19 20 21 22 23 </text:p>
      <text:p text:style-name="P30"/>
      <text:p text:style-name="P30">coll1: 11 12 13 14 15 16 17 18 19 </text:p>
      <text:p text:style-name="P30"><text:soft-page-break/>coll2: 1 2 3 4 5 6 7 8 9 20 21 22 23 </text:p>
      <text:p text:style-name="P30"><text:s/></text:p>
      <text:p text:style-name="P30">first element not modified: 20</text:p>
      <text:p text:style-name="P30"/>
      <text:list xml:id="list1739128715" text:continue-list="list1670667304" text:style-name="WW8Num13">
        <text:list-item>
          <text:list>
            <text:list-item>
              <text:list>
                <text:list-item>
                  <text:h text:style-name="P349" text:outline-level="3">转换和合并</text:h>
                </text:list-item>
              </text:list>
            </text:list-item>
          </text:list>
        </text:list-item>
      </text:list>
      <text:list xml:id="list1702129226" text:style-name="L139">
        <text:list-item>
          <text:p text:style-name="P279">algo_transform是将源数据区间中的数据按照指定的转换函数转换到目的数据区间中</text:p>
        </text:list-item>
      </text:list>
      <text:p text:style-name="P68"><draw:frame draw:style-name="fr3" draw:name="图形25" text:anchor-type="paragraph" svg:width="19.006cm" svg:height="3.582cm" draw:z-index="27"><draw:image xlink:href="Pictures/10000000000002CC000000872F4514CC.jpg" xlink:type="simple" xlink:show="embed" xlink:actuate="onLoad"/></draw:frame>图 6.3 algo_transform执行过程</text:p>
      <text:list xml:id="list1174166855" text:style-name="L140">
        <text:list-item>
          <text:p text:style-name="P280">algo_transform对于源数据区间中的每一个数据都调用指定的函数产生新数据保存到目的数据区间中。</text:p>
        </text:list-item>
        <text:list-item>
          <text:p text:style-name="P280">algo_transform返回目的数据区间被转换数据填充的数据区间的末尾。</text:p>
        </text:list-item>
        <text:list-item>
          <text:p text:style-name="P280">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85">/* </text:p>
            <text:p text:style-name="P85"><text:s/>* transform2.c </text:p>
            <text:p text:style-name="P85"><text:s/>* compile with : -lcstl </text:p>
            <text:p text:style-name="P85"><text:s/>*/ </text:p>
            <text:p text:style-name="P85"/>
            <text:p text:style-name="P85">#include &lt;stdio.h&gt; </text:p>
            <text:p text:style-name="P85">#include &lt;cstl/cvector.h&gt; </text:p>
            <text:p text:style-name="P85">#include &lt;cstl/clist.h&gt; </text:p>
            <text:p text:style-name="P85">#include &lt;cstl/calgorithm.h&gt; </text:p>
            <text:p text:style-name="P85">#include &lt;cstl/cfunctional.h&gt; </text:p>
            <text:p text:style-name="P85"/>
            <text:p text:style-name="P85">static void _multiplies_10(const void* cpv_input, void* pv_output) </text:p>
            <text:p text:style-name="P85">{ </text:p>
            <text:p text:style-name="P85"><text:s text:c="4"/>*(int*)pv_output = *(int*)cpv_input * 10; </text:p>
            <text:p text:style-name="P85">} </text:p>
            <text:p text:style-name="P85"/>
            <text:p text:style-name="P85">int main(int argc, char* argv[]) </text:p>
            <text:p text:style-name="P85">{ </text:p>
            <text:p text:style-name="P85"><text:s text:c="4"/>vector_t* pvec_coll1 = create_vector(int); </text:p>
            <text:p text:style-name="P85"><text:s text:c="4"/>list_t* plist_coll2 = create_list(int); </text:p>
            <text:p text:style-name="P85"><text:s text:c="4"/>iterator_t it_pos; </text:p>
            <text:p text:style-name="P85"><text:soft-page-break/><text:s text:c="4"/>int i = 0; </text:p>
            <text:p text:style-name="P85"/>
            <text:p text:style-name="P85"><text:s text:c="4"/>if(pvec_coll1 == NULL || plist_coll2 == NULL) </text:p>
            <text:p text:style-name="P85"><text:s text:c="4"/>{ </text:p>
            <text:p text:style-name="P85"><text:s text:c="8"/>return -1; </text:p>
            <text:p text:style-name="P85"><text:s text:c="4"/>} </text:p>
            <text:p text:style-name="P85"/>
            <text:p text:style-name="P85"><text:s text:c="4"/>vector_init(pvec_coll1); </text:p>
            <text:p text:style-name="P85"><text:s text:c="4"/>list_init(plist_coll2); </text:p>
            <text:p text:style-name="P85"/>
            <text:p text:style-name="P85"><text:s text:c="4"/>for(i = 1; i &lt;= 9; ++i) </text:p>
            <text:p text:style-name="P85"><text:s text:c="4"/>{ </text:p>
            <text:p text:style-name="P85"><text:s text:c="8"/>vector_push_back(pvec_coll1, i); </text:p>
            <text:p text:style-name="P85"><text:s text:c="4"/>} </text:p>
            <text:p text:style-name="P85"><text:s text:c="4"/>printf("coll1: "); </text:p>
            <text:p text:style-name="P85"><text:s text:c="4"/>for(it_pos = vector_begin(pvec_coll1); </text:p>
            <text:p text:style-name="P85"><text:s text:c="8"/>!iterator_equal(it_pos, vector_end(pvec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negate all elements in coll1 */ </text:p>
            <text:p text:style-name="P85"><text:s text:c="4"/>algo_transform(vector_begin(pvec_coll1), vector_end(pvec_coll1), </text:p>
            <text:p text:style-name="P85"><text:s text:c="8"/>vector_begin(pvec_coll1), fun_negate_int); </text:p>
            <text:p text:style-name="P85"><text:s text:c="4"/>printf("negated: "); </text:p>
            <text:p text:style-name="P85"><text:s text:c="4"/>for(it_pos = vector_begin(pvec_coll1); </text:p>
            <text:p text:style-name="P85"><text:s text:c="8"/>!iterator_equal(it_pos, vector_end(pvec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list_resize(plist_coll2, vector_size(pvec_coll1)); </text:p>
            <text:p text:style-name="P85"><text:s text:c="4"/>/* transform elements of coll1 into coll2 with ten times their value */ </text:p>
            <text:p text:style-name="P85"><text:s text:c="4"/>algo_transform(vector_begin(pvec_coll1), vector_end(pvec_coll1), </text:p>
            <text:p text:style-name="P85"><text:s text:c="8"/>list_begin(plist_coll2), _multiplies_10); </text:p>
            <text:p text:style-name="P85"><text:s text:c="4"/>printf("coll2: "); </text:p>
            <text:p text:style-name="P85"><text:s text:c="4"/>for(it_pos = list_begin(plist_coll2); </text:p>
            <text:p text:style-name="P85"><text:s text:c="8"/>!iterator_equal(it_pos, list_end(plist_coll2)); </text:p>
            <text:p text:style-name="P85"><text:s text:c="8"/>it_pos = iterator_next(it_pos)) </text:p>
            <text:p text:style-name="P85"><text:soft-page-break/><text:s text:c="4"/>{ </text:p>
            <text:p text:style-name="P85"><text:s text:c="8"/>printf("%d ", *(int*)iterator_get_pointer(it_pos)); </text:p>
            <text:p text:style-name="P85"><text:s text:c="4"/>} </text:p>
            <text:p text:style-name="P85"><text:s text:c="4"/>printf("\n"); </text:p>
            <text:p text:style-name="P85"/>
            <text:p text:style-name="P85"><text:s text:c="4"/>vector_destroy(pvec_coll1); </text:p>
            <text:p text:style-name="P85"><text:s text:c="4"/>list_destroy(plist_coll2); </text:p>
            <text:p text:style-name="P85"/>
            <text:p text:style-name="P85"><text:s text:c="4"/>return 0; </text:p>
            <text:p text:style-name="P85">}</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185254567" text:style-name="L141">
        <text:list-item>
          <text:p text:style-name="P281">algo_transform_binary是将两个源数据区间中的数据通过函数合并到目的数据区间中</text:p>
        </text:list-item>
      </text:list>
      <text:p text:style-name="P68"><draw:frame draw:style-name="fr2" draw:name="图形26" text:anchor-type="paragraph" svg:width="19.006cm" svg:height="7.354cm" draw:z-index="28"><draw:image xlink:href="Pictures/10000000000002C4000001126AEAB463.jpg" xlink:type="simple" xlink:show="embed" xlink:actuate="onLoad"/></draw:frame>图 6.4 algo_transform_binary执行过程</text:p>
      <text:list xml:id="list992423503" text:style-name="L142">
        <text:list-item>
          <text:p text:style-name="P282">algo_transform_binary对两个源数据区间中的每一个数据都调用指定的函数生成新数据并赋值到目的数据区间中。</text:p>
        </text:list-item>
        <text:list-item>
          <text:p text:style-name="P282">algo_transform_binary返回目的数据区间中被合并的数据填充的数据区间的末尾。</text:p>
        </text:list-item>
        <text:list-item>
          <text:p text:style-name="P282">用户要保证第二个源数据区间要足够大。</text:p>
        </text:list-item>
        <text:list-item>
          <text:p text:style-name="P282">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101">/* </text:p>
            <text:p text:style-name="P101"><text:s/>* transform3.c </text:p>
            <text:p text:style-name="P101"><text:s/>* compile with : -lcstl </text:p>
            <text:p text:style-name="P101"><text:s/>*/ </text:p>
            <text:p text:style-name="P101"/>
            <text:p text:style-name="P101"><text:soft-page-break/>#include &lt;stdio.h&gt; </text:p>
            <text:p text:style-name="P101">#include &lt;cstl/cvector.h&gt; </text:p>
            <text:p text:style-name="P101">#include &lt;cstl/clist.h&gt; </text:p>
            <text:p text:style-name="P101">#include &lt;cstl/calgorithm.h&gt; </text:p>
            <text:p text:style-name="P101">#include &lt;cstl/cfunctional.h&gt; </text:p>
            <text:p text:style-name="P101"/>
            <text:p text:style-name="P101">int main(int argc, char* argv[]) </text:p>
            <text:p text:style-name="P101">{ </text:p>
            <text:p text:style-name="P101"><text:s text:c="4"/>vector_t* pvec_coll1 = create_vector(int); </text:p>
            <text:p text:style-name="P101"><text:s text:c="4"/>list_t* plist_coll2 = create_list(int); </text:p>
            <text:p text:style-name="P101"><text:s text:c="4"/>iterator_t it_pos; </text:p>
            <text:p text:style-name="P101"><text:s text:c="4"/>int i = 0; </text:p>
            <text:p text:style-name="P101"/>
            <text:p text:style-name="P101"><text:s text:c="4"/>if(pvec_coll1 == NULL || plist_coll2 == NULL) </text:p>
            <text:p text:style-name="P101"><text:s text:c="4"/>{ </text:p>
            <text:p text:style-name="P101"><text:s text:c="8"/>return -1; </text:p>
            <text:p text:style-name="P101"><text:s text:c="4"/>} </text:p>
            <text:p text:style-name="P101"/>
            <text:p text:style-name="P101"><text:s text:c="4"/>vector_init(pvec_coll1); </text:p>
            <text:p text:style-name="P101"><text:s text:c="4"/>list_init(plist_coll2); </text:p>
            <text:p text:style-name="P101"/>
            <text:p text:style-name="P101"><text:s text:c="4"/>for(i = 1; i &lt;= 9; ++i) </text:p>
            <text:p text:style-name="P101"><text:s text:c="4"/>{ </text:p>
            <text:p text:style-name="P101"><text:s text:c="8"/>vector_push_back(pvec_coll1, i); </text:p>
            <text:p text:style-name="P101"><text:s text:c="4"/>}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square each element */ </text:p>
            <text:p text:style-name="P101"><text:s text:c="4"/>algo_transform_binary(vector_begin(pvec_coll1), vector_end(pvec_coll1), </text:p>
            <text:p text:style-name="P101"><text:s text:c="8"/>vector_begin(pvec_coll1), vector_begin(pvec_coll1), fun_multiplies_int); </text:p>
            <text:p text:style-name="P101"><text:s text:c="4"/>printf("squared: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oft-page-break/><text:s text:c="4"/>} </text:p>
            <text:p text:style-name="P101"><text:s text:c="4"/>printf("\n"); </text:p>
            <text:p text:style-name="P101"/>
            <text:p text:style-name="P101"><text:s text:c="4"/>list_resize(plist_coll2, vector_size(pvec_coll1)); </text:p>
            <text:p text:style-name="P101"><text:s text:c="4"/>algo_transform_binary(vector_begin(pvec_coll1), vector_end(pvec_coll1), </text:p>
            <text:p text:style-name="P101"><text:s text:c="8"/>vector_begin(pvec_coll1), list_begin(plist_coll2), fun_plus_int); </text:p>
            <text:p text:style-name="P101"><text:s text:c="4"/>printf("coll2: ");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1); </text:p>
            <text:p text:style-name="P101"><text:s text:c="4"/>list_destroy(plist_coll2); </text:p>
            <text:p text:style-name="P101"/>
            <text:p text:style-name="P101"><text:s text:c="4"/>return 0; </text:p>
            <text:p text:style-name="P101">}</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1076204656" text:continue-list="list1739128715" text:style-name="WW8Num13">
        <text:list-item>
          <text:list>
            <text:list-item>
              <text:list>
                <text:list-item>
                  <text:h text:style-name="P344" text:outline-level="3">替换数据</text:h>
                </text:list-item>
              </text:list>
            </text:list-item>
          </text:list>
        </text:list-item>
      </text:list>
      <text:list xml:id="list133739244" text:style-name="L143">
        <text:list-item>
          <text:p text:style-name="P283">algo_replace <text:s text:c="3"/>algo_replace_if替换数据区间中符合规则的数据</text:p>
        </text:list-item>
      </text:list>
      <text:list xml:id="list990407035" text:style-name="L144">
        <text:list-item>
          <text:p text:style-name="P284">algo_replace替换数据区间中与指定数据相等的数据。</text:p>
        </text:list-item>
        <text:list-item>
          <text:p text:style-name="P284">algo_replace_if替换数据区间中符合指定规则的数据。</text:p>
        </text:list-item>
        <text:list-item>
          <text:p text:style-name="P284">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101">/* </text:p>
            <text:p text:style-name="P101"><text:s/>* replace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text:soft-page-break/><text:s/></text:p>
            <text:p text:style-name="P101">static void _less_5(const void* cpv_input, void* pv_output) </text:p>
            <text:p text:style-name="P101">{ </text:p>
            <text:p text:style-name="P101"><text:s text:c="4"/>*(bool_t*)pv_output = *(int*)cpv_input &lt; 5 ? true : false; </text:p>
            <text:p text:style-name="P101">}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2; i &lt;= 7; ++i) </text:p>
            <text:p text:style-name="P101"><text:s text:c="4"/>{ </text:p>
            <text:p text:style-name="P101"><text:s text:c="8"/>list_push_back(plist_coll, i); </text:p>
            <text:p text:style-name="P101"><text:s text:c="4"/>} </text:p>
            <text:p text:style-name="P101"><text:s text:c="4"/>for(i = 4; i &lt;= 9; ++i) </text:p>
            <text:p text:style-name="P101"><text:s text:c="4"/>{ </text:p>
            <text:p text:style-name="P101"><text:s text:c="8"/>list_push_back(plist_coll, i); </text:p>
            <text:p text:style-name="P101"><text:s text:c="4"/>} </text:p>
            <text:p text:style-name="P101"/>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place all elements from value 6 to value 42 */ </text:p>
            <text:p text:style-name="P101"><text:s text:c="4"/>algo_replace(list_begin(plist_coll), list_end(plist_coll), 6, 42); </text:p>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
            <text:p text:style-name="P101"><text:s text:c="4"/>/* replace all elemens from value less than 5 to value 0 */ </text:p>
            <text:p text:style-name="P101"><text:s text:c="4"/>algo_replace_if(list_begin(plist_coll), list_end(plist_coll), _less_5, 0); </text:p>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488073162" text:style-name="L145">
        <text:list-item>
          <text:p text:style-name="P285">algo_replace_copy <text:s text:c="3"/>algo_replace_copy_if将源数据区间中符合规则的数据替换并将结果拷贝到目的数据区间中</text:p>
        </text:list-item>
      </text:list>
      <text:list xml:id="list816184585" text:style-name="L146">
        <text:list-item>
          <text:p text:style-name="P286">algo_replace_copy将源数据区间中与指定数据相等的数据替换并将结果拷贝到目的数据区间中。</text:p>
        </text:list-item>
        <text:list-item>
          <text:p text:style-name="P286">algo_replace_copy_if将源数据区间中符合指定规则的数据替换并将结果拷贝到目的数据区间中。</text:p>
        </text:list-item>
        <text:list-item>
          <text:p text:style-name="P286">两个算法都返回目的数据区间中拷贝过来的数据区间的末尾。</text:p>
        </text:list-item>
        <text:list-item>
          <text:p text:style-name="P286">algo_replace_copy_if中使用的函数不能修改源数据区间中的数据。</text:p>
        </text:list-item>
        <text:list-item>
          <text:p text:style-name="P286">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101">/* </text:p>
            <text:p text:style-name="P101"><text:s/>* replace2.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static void _less_5(const void* cpv_input, void* pv_output) </text:p>
            <text:p text:style-name="P101">{ </text:p>
            <text:p text:style-name="P101"><text:soft-page-break/><text:s text:c="4"/>*(bool_t*)pv_output = *(int*)cpv_input &lt; 5 ? true : false; </text:p>
            <text:p text:style-name="P101">} </text:p>
            <text:p text:style-name="P101"/>
            <text:p text:style-name="P101">int main(int argc, char* argv[]) </text:p>
            <text:p text:style-name="P101">{ </text:p>
            <text:p text:style-name="P101"><text:s text:c="4"/>list_t* plist_coll1 = create_list(int); </text:p>
            <text:p text:style-name="P101"><text:s text:c="4"/>list_t* plist_coll2 = create_list(int); </text:p>
            <text:p text:style-name="P101"><text:s text:c="4"/>iterator_t it_pos; </text:p>
            <text:p text:style-name="P101"><text:s text:c="4"/>int i = 0; </text:p>
            <text:p text:style-name="P101"/>
            <text:p text:style-name="P101"><text:s text:c="4"/>if(plist_coll1 == NULL || plist_coll2 == NULL) </text:p>
            <text:p text:style-name="P101"><text:s text:c="4"/>{ </text:p>
            <text:p text:style-name="P101"><text:s text:c="8"/>return -1; </text:p>
            <text:p text:style-name="P101"><text:s text:c="4"/>} </text:p>
            <text:p text:style-name="P101"/>
            <text:p text:style-name="P101"><text:s text:c="4"/>list_init(plist_coll1); </text:p>
            <text:p text:style-name="P101"><text:s text:c="4"/>list_init(plist_coll2); </text:p>
            <text:p text:style-name="P101"/>
            <text:p text:style-name="P101"><text:s text:c="4"/>for(i = 2; i &lt;= 7; ++i) </text:p>
            <text:p text:style-name="P101"><text:s text:c="4"/>{ </text:p>
            <text:p text:style-name="P101"><text:s text:c="8"/>list_push_back(plist_coll1, i); </text:p>
            <text:p text:style-name="P101"><text:s text:c="4"/>} </text:p>
            <text:p text:style-name="P101"><text:s text:c="4"/>for(i = 4; i &lt;= 9; ++i) </text:p>
            <text:p text:style-name="P101"><text:s text:c="4"/>{ </text:p>
            <text:p text:style-name="P101"><text:s text:c="8"/>list_push_back(plist_coll1, i); </text:p>
            <text:p text:style-name="P101"><text:s text:c="4"/>} </text:p>
            <text:p text:style-name="P101"/>
            <text:p text:style-name="P101"><text:s text:c="4"/>printf("coll1: "); </text:p>
            <text:p text:style-name="P101"><text:s text:c="4"/>for(it_pos = list_begin(plist_coll1); </text:p>
            <text:p text:style-name="P101"><text:s text:c="8"/>!iterator_equal(it_pos, list_end(plis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resize(plist_coll2, list_size(plist_coll1)); </text:p>
            <text:p text:style-name="P101"><text:s text:c="4"/>/* replace all elements of coll1 from value 6 to value 42 and copy to coll2*/ </text:p>
            <text:p text:style-name="P101"><text:s text:c="4"/>algo_replace_copy(list_begin(plist_coll1), list_end(plist_coll1), </text:p>
            <text:p text:style-name="P101"><text:s text:c="8"/>list_begin(plist_coll2), 6, 42); </text:p>
            <text:p text:style-name="P101"><text:s text:c="4"/>printf("coll2: "); </text:p>
            <text:p text:style-name="P101"><text:s text:c="4"/>for(it_pos = list_begin(plist_coll2); </text:p>
            <text:p text:style-name="P101"><text:s text:c="8"/>!iterator_equal(it_pos, list_end(plist_coll2)); </text:p>
            <text:p text:style-name="P101"><text:soft-page-break/><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text:p>
            <text:p text:style-name="P101"><text:s text:c="5"/>* replace all elemens of coll1 from value less than 5 to value 0 </text:p>
            <text:p text:style-name="P101"><text:s text:c="5"/>* and copy to coll2 </text:p>
            <text:p text:style-name="P101"><text:s text:c="5"/>*/ </text:p>
            <text:p text:style-name="P101"><text:s text:c="4"/>algo_replace_copy_if(list_begin(plist_coll1), list_end(plist_coll1), </text:p>
            <text:p text:style-name="P101"><text:s text:c="8"/>list_begin(plist_coll2), _less_5, 0); </text:p>
            <text:p text:style-name="P101"><text:s text:c="4"/>printf("coll2: ");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1); </text:p>
            <text:p text:style-name="P101"><text:s text:c="4"/>list_destroy(plist_coll2); </text:p>
            <text:p text:style-name="P101"/>
            <text:p text:style-name="P101"><text:s text:c="4"/>return 0; </text:p>
            <text:p text:style-name="P101">}</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616141903" text:continue-list="list1076204656" text:style-name="WW8Num13">
        <text:list-item>
          <text:list>
            <text:list-item>
              <text:list>
                <text:list-item>
                  <text:h text:style-name="P344" text:outline-level="3">赋值新数据</text:h>
                </text:list-item>
              </text:list>
            </text:list-item>
          </text:list>
        </text:list-item>
      </text:list>
      <text:list xml:id="list504666445" text:style-name="L147">
        <text:list-item>
          <text:p text:style-name="P287">algo_fill <text:s text:c="3"/>algo_fill_n向数据区间中填充数据</text:p>
        </text:list-item>
      </text:list>
      <text:list xml:id="list1403993508" text:style-name="L148">
        <text:list-item>
          <text:p text:style-name="P288">algo_fill向数据区间中填充指定的数据。</text:p>
        </text:list-item>
        <text:list-item>
          <text:p text:style-name="P288">algo_fill_n向指定的数据区间填充n个指定的数据。</text:p>
        </text:list-item>
        <text:list-item>
          <text:p text:style-name="P288">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101">/* </text:p>
            <text:p text:style-name="P101"><text:s/>* fill1.c </text:p>
            <text:p text:style-name="P101"><text:soft-page-break/><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char*); </text:p>
            <text:p text:style-name="P101"><text:s text:c="4"/>iterator_t it_pos;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_n(plist_coll, 10); </text:p>
            <text:p text:style-name="P101"/>
            <text:p text:style-name="P101"><text:s text:c="4"/>algo_fill(list_begin(plist_coll), list_end(plist_coll), "hello"); </text:p>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s ", (char*)iterator_get_pointer(it_pos)); </text:p>
            <text:p text:style-name="P101"><text:s text:c="4"/>} </text:p>
            <text:p text:style-name="P101"><text:s text:c="4"/>printf("\n"); </text:p>
            <text:p text:style-name="P101"/>
            <text:p text:style-name="P101"><text:s text:c="4"/>algo_fill_n(list_begin(plist_coll), list_size(plist_coll) - 2, "again"); </text:p>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s ", (char*)iterator_get_pointer(it_pos)); </text:p>
            <text:p text:style-name="P101"><text:s text:c="4"/>} </text:p>
            <text:p text:style-name="P101"><text:s text:c="4"/>printf("\n"); </text:p>
            <text:p text:style-name="P101"/>
            <text:p text:style-name="P101"><text:s text:c="4"/>algo_fill(iterator_next(list_begin(plist_coll)), </text:p>
            <text:p text:style-name="P101"><text:s text:c="8"/>iterator_prev(list_end(plist_coll)), "mmmm"); </text:p>
            <text:p text:style-name="P101"><text:s text:c="4"/>printf("coll: "); </text:p>
            <text:p text:style-name="P101"><text:s text:c="4"/>for(it_pos = list_begin(plist_coll); </text:p>
            <text:p text:style-name="P101"><text:soft-page-break/><text:s text:c="8"/>!iterator_equal(it_pos, list_end(plist_coll)); </text:p>
            <text:p text:style-name="P101"><text:s text:c="8"/>it_pos = iterator_next(it_pos)) </text:p>
            <text:p text:style-name="P101"><text:s text:c="4"/>{ </text:p>
            <text:p text:style-name="P101"><text:s text:c="8"/>printf("%s ", (char*)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101">/* </text:p>
            <text:p text:style-name="P101"><text:s/>* generate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include &lt;cstl/cfunctional.h&gt; </text:p>
            <text:p text:style-name="P101"/>
            <text:p text:style-name="P101">int main(int argc, char* argv[]) </text:p>
            <text:p text:style-name="P101">{ </text:p>
            <text:p text:style-name="P101"><text:s text:c="4"/>list_t* plist_coll = create_list(int); </text:p>
            <text:p text:style-name="P101"><text:s text:c="4"/>iterator_t it_pos;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_elem(plist_coll, 10, 100); </text:p>
            <text:p text:style-name="P101"><text:s text:c="4"/>printf("coll: "); </text:p>
            <text:p text:style-name="P101"><text:soft-page-break/><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generate(list_begin(plist_coll), </text:p>
            <text:p text:style-name="P101"><text:s text:c="8"/>list_end(plist_coll), fun_random_number); </text:p>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generate_n(list_begin(plist_coll), </text:p>
            <text:p text:style-name="P101"><text:s text:c="8"/>list_size(plist_coll) - 3, fun_random_number); </text:p>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574251169" text:continue-list="list616141903" text:style-name="WW8Num13">
        <text:list-item>
          <text:list>
            <text:list-item>
              <text:list>
                <text:list-item>
                  <text:h text:style-name="P344"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937170273" text:style-name="L149">
        <text:list-item>
          <text:p text:style-name="P289">algo_remove <text:s text:c="3"/>algo_remove_if移除数据区间中符合指定规则的数据</text:p>
        </text:list-item>
      </text:list>
      <text:list xml:id="list1747097572" text:style-name="L150">
        <text:list-item>
          <text:p text:style-name="P290">algo_remove移除数据区间中所有与指定数据相等的数据。</text:p>
        </text:list-item>
        <text:list-item>
          <text:p text:style-name="P290">algo_remove_if移除了数据区间中所有满足指定规则的数据。</text:p>
        </text:list-item>
        <text:list-item>
          <text:p text:style-name="P290">两个算法都返回移除数据后数据区间的新末尾。</text:p>
        </text:list-item>
        <text:list-item>
          <text:p text:style-name="P290">两个算法都是使用后面的数据来覆盖要移除的数据，而并不是将数据真的删除。</text:p>
        </text:list-item>
        <text:list-item>
          <text:p text:style-name="P290">数据区间中没有被移除的数据的内容和顺序不会改变。</text:p>
        </text:list-item>
        <text:list-item>
          <text:p text:style-name="P290">algo_remove_if算法使用的函数不能修改数据。</text:p>
        </text:list-item>
        <text:list-item>
          <text:p text:style-name="P290">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101">/* </text:p>
            <text:p text:style-name="P101"><text:s/>* remove5.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static void _less_4(const void* cpv_input, void* pv_output) </text:p>
            <text:p text:style-name="P101">{ </text:p>
            <text:p text:style-name="P101"><text:s text:c="4"/>*(bool_t*)pv_output = *(int*)cpv_input &lt; 4 ? true : false; </text:p>
            <text:p text:style-name="P101">}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iterator_t it_end;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oft-page-break/><text:s text:c="4"/>for(i = 2; i &lt;= 6; ++i) </text:p>
            <text:p text:style-name="P101"><text:s text:c="4"/>{ </text:p>
            <text:p text:style-name="P101"><text:s text:c="8"/>list_push_back(plist_coll, i); </text:p>
            <text:p text:style-name="P101"><text:s text:c="4"/>} </text:p>
            <text:p text:style-name="P101"><text:s text:c="4"/>for(i = 4; i &lt;= 9; ++i) </text:p>
            <text:p text:style-name="P101"><text:s text:c="4"/>{ </text:p>
            <text:p text:style-name="P101"><text:s text:c="8"/>list_push_back(plist_coll, i); </text:p>
            <text:p text:style-name="P101"><text:s text:c="4"/>} </text:p>
            <text:p text:style-name="P101"><text:s text:c="4"/>for(i = 1; i &lt;= 7; ++i) </text:p>
            <text:p text:style-name="P101"><text:s text:c="4"/>{ </text:p>
            <text:p text:style-name="P101"><text:s text:c="8"/>list_push_back(plist_coll, i); </text:p>
            <text:p text:style-name="P101"><text:s text:c="4"/>} </text:p>
            <text:p text:style-name="P101"/>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text:p>
            <text:p text:style-name="P101"><text:s text:c="5"/>* remove all elements with value 5 </text:p>
            <text:p text:style-name="P101"><text:s text:c="5"/>*/ </text:p>
            <text:p text:style-name="P101"><text:s text:c="4"/>it_end = algo_remove(list_begin(plist_coll), list_end(plist_coll), 5); </text:p>
            <text:p text:style-name="P101"/>
            <text:p text:style-name="P101"><text:s text:c="4"/>printf("size not changed: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erase the "removed" elements in the container */ </text:p>
            <text:p text:style-name="P101"><text:s text:c="4"/>list_erase_range(plist_coll, it_end, list_end(plist_coll)); </text:p>
            <text:p text:style-name="P101"><text:s text:c="4"/>printf("size changed: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oft-page-break/><text:s text:c="8"/>printf("%d ", *(int*)iterator_get_pointer(it_pos)); </text:p>
            <text:p text:style-name="P101"><text:s text:c="4"/>} </text:p>
            <text:p text:style-name="P101"><text:s text:c="4"/>printf("\n"); </text:p>
            <text:p text:style-name="P101"/>
            <text:p text:style-name="P101"><text:s text:c="4"/>/* </text:p>
            <text:p text:style-name="P101"><text:s text:c="5"/>* remove all elements with value less than 4 </text:p>
            <text:p text:style-name="P101"><text:s text:c="5"/>*/ </text:p>
            <text:p text:style-name="P101"><text:s text:c="4"/>list_erase_range(plist_coll, </text:p>
            <text:p text:style-name="P101"><text:s text:c="8"/>algo_remove_if(list_begin(plist_coll), list_end(plist_coll), _less_4), </text:p>
            <text:p text:style-name="P101"><text:s text:c="8"/>list_end(plist_coll)); </text:p>
            <text:p text:style-name="P101"><text:s text:c="4"/>printf("&lt; 4 removed: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935804103" text:style-name="L151">
        <text:list-item>
          <text:p text:style-name="P291">algo_remove_copy <text:s text:c="3"/>algo_remove_copy_if移除数据区间中符合指定规则的数据并将数据拷贝到目的数据区间</text:p>
        </text:list-item>
      </text:list>
      <text:list xml:id="list1329252687" text:style-name="L152">
        <text:list-item>
          <text:p text:style-name="P292">algo_remove_copy移除数据区间中所有与指定数据相等的数据并将结果拷贝到目的数据区间中。</text:p>
        </text:list-item>
        <text:list-item>
          <text:p text:style-name="P292">algo_remove_copy_if移除数据区间中所有符合指定规则的数据并将结果拷贝到目的数据区间中。</text:p>
        </text:list-item>
        <text:list-item>
          <text:p text:style-name="P292">两个算法都返回目的数据区间中的新的数据区间结尾。</text:p>
        </text:list-item>
        <text:list-item>
          <text:p text:style-name="P292">用户要保证目的数据区间要足够大。</text:p>
        </text:list-item>
        <text:list-item>
          <text:p text:style-name="P292">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101">/* </text:p>
            <text:p text:style-name="P101"><text:s/>* remove6.c </text:p>
            <text:p text:style-name="P101"><text:s/>* compile with : -lcstl </text:p>
            <text:p text:style-name="P101"><text:s/>*/ </text:p>
            <text:p text:style-name="P101"/>
            <text:p text:style-name="P101">#include &lt;stdio.h&gt; </text:p>
            <text:p text:style-name="P101">#include &lt;cstl/clist.h&gt; </text:p>
            <text:p text:style-name="P101"><text:soft-page-break/>#include &lt;cstl/calgorithm.h&gt; </text:p>
            <text:p text:style-name="P101"/>
            <text:p text:style-name="P101">static void _greater_4(const void* cpv_input, void* pv_output) </text:p>
            <text:p text:style-name="P101">{ </text:p>
            <text:p text:style-name="P101"><text:s text:c="4"/>*(bool_t*)pv_output = *(int*)cpv_input &gt; 4 ? true : false; </text:p>
            <text:p text:style-name="P101">} </text:p>
            <text:p text:style-name="P101"/>
            <text:p text:style-name="P101">int main(int argc, char* argv[]) </text:p>
            <text:p text:style-name="P101">{ </text:p>
            <text:p text:style-name="P101"><text:s text:c="4"/>list_t* plist_coll1 = create_list(int); </text:p>
            <text:p text:style-name="P101"><text:s text:c="4"/>list_t* plist_coll2 = create_list(int); </text:p>
            <text:p text:style-name="P101"><text:s text:c="4"/>iterator_t it_pos; </text:p>
            <text:p text:style-name="P101"><text:s text:c="4"/>iterator_t it_end; </text:p>
            <text:p text:style-name="P101"><text:s text:c="4"/>int i = 0; </text:p>
            <text:p text:style-name="P101"/>
            <text:p text:style-name="P101"><text:s text:c="4"/>if(plist_coll1 == NULL || plist_coll2 == NULL) </text:p>
            <text:p text:style-name="P101"><text:s text:c="4"/>{ </text:p>
            <text:p text:style-name="P101"><text:s text:c="8"/>return -1; </text:p>
            <text:p text:style-name="P101"><text:s text:c="4"/>} </text:p>
            <text:p text:style-name="P101"/>
            <text:p text:style-name="P101"><text:s text:c="4"/>list_init(plist_coll1); </text:p>
            <text:p text:style-name="P101"><text:s text:c="4"/>list_init(plist_coll2); </text:p>
            <text:p text:style-name="P101"/>
            <text:p text:style-name="P101"><text:s text:c="4"/>for(i = 1; i &lt;= 6; ++i) </text:p>
            <text:p text:style-name="P101"><text:s text:c="4"/>{ </text:p>
            <text:p text:style-name="P101"><text:s text:c="8"/>list_push_back(plist_coll1, i); </text:p>
            <text:p text:style-name="P101"><text:s text:c="4"/>} </text:p>
            <text:p text:style-name="P101"><text:s text:c="4"/>for(i = 1; i &lt;= 9; ++i) </text:p>
            <text:p text:style-name="P101"><text:s text:c="4"/>{ </text:p>
            <text:p text:style-name="P101"><text:s text:c="8"/>list_push_back(plist_coll1, i); </text:p>
            <text:p text:style-name="P101"><text:s text:c="4"/>} </text:p>
            <text:p text:style-name="P101"/>
            <text:p text:style-name="P101"><text:s text:c="4"/>list_resize(plist_coll2, list_size(plist_coll1)); </text:p>
            <text:p text:style-name="P101"/>
            <text:p text:style-name="P101"><text:s text:c="4"/>printf("coll1: "); </text:p>
            <text:p text:style-name="P101"><text:s text:c="4"/>for(it_pos = list_begin(plist_coll1); </text:p>
            <text:p text:style-name="P101"><text:s text:c="8"/>!iterator_equal(it_pos, list_end(plis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oft-page-break/><text:s text:c="4"/>/* remove elements that with value 3 */ </text:p>
            <text:p text:style-name="P101"><text:s text:c="4"/>it_end = algo_remove_copy(list_begin(plist_coll1), list_end(plist_coll1), </text:p>
            <text:p text:style-name="P101"><text:s text:c="8"/>list_begin(plist_coll2), 3); </text:p>
            <text:p text:style-name="P101"><text:s text:c="4"/>printf("coll2: "); </text:p>
            <text:p text:style-name="P101"><text:s text:c="4"/>for(it_pos = list_begin(plist_coll2);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elements that with value greater than 4 */ </text:p>
            <text:p text:style-name="P101"><text:s text:c="4"/>it_end = algo_remove_copy_if(list_begin(plist_coll1), list_end(plist_coll1), </text:p>
            <text:p text:style-name="P101"><text:s text:c="8"/>list_begin(plist_coll2), _greater_4); </text:p>
            <text:p text:style-name="P101"><text:s text:c="4"/>printf("coll2: "); </text:p>
            <text:p text:style-name="P101"><text:s text:c="4"/>for(it_pos = list_begin(plist_coll2);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1); </text:p>
            <text:p text:style-name="P101"><text:s text:c="4"/>list_destroy(plist_coll2); </text:p>
            <text:p text:style-name="P101"/>
            <text:p text:style-name="P101"><text:s text:c="4"/>return 0; </text:p>
            <text:p text:style-name="P101">}</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667984873" text:continue-list="list574251169" text:style-name="WW8Num13">
        <text:list-item>
          <text:list>
            <text:list-item>
              <text:list>
                <text:list-item>
                  <text:h text:style-name="P344" text:outline-level="3">数据唯一</text:h>
                </text:list-item>
              </text:list>
            </text:list-item>
          </text:list>
        </text:list-item>
      </text:list>
      <text:list xml:id="list1594648590" text:style-name="L153">
        <text:list-item>
          <text:p text:style-name="P293">algo_unique <text:s text:c="3"/>algo_unique_if移除相邻的并且满足指定规则的数据</text:p>
        </text:list-item>
      </text:list>
      <text:list xml:id="list1368756877" text:style-name="L154">
        <text:list-item>
          <text:p text:style-name="P294">algo_unique移除数据区间中相邻的并且相等的数据。</text:p>
        </text:list-item>
        <text:list-item>
          <text:p text:style-name="P294">algo_unique_if移除数据区间中相邻并且符合指定规则的数据。</text:p>
        </text:list-item>
        <text:list-item>
          <text:p text:style-name="P294">两个算法都是是使用后面的数据覆盖要被移除的数据，而不是直接删掉。</text:p>
        </text:list-item>
        <text:list-item>
          <text:p text:style-name="P294"><text:soft-page-break/>两个算法都返回移除数据后新的数据区间的末尾。</text:p>
        </text:list-item>
        <text:list-item>
          <text:p text:style-name="P294">algo_remove_if使用的函数不能修改数据。</text:p>
        </text:list-item>
        <text:list-item>
          <text:p text:style-name="P294">数据区间中没有被移除的数据的顺序和内容不变。</text:p>
        </text:list-item>
        <text:list-item>
          <text:p text:style-name="P294">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101">/* </text:p>
            <text:p text:style-name="P101"><text:s/>* unique1.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iterator_t it_pos; </text:p>
            <text:p text:style-name="P101"><text:s text:c="4"/>iterator_t it_end; </text:p>
            <text:p text:style-name="P101"><text:s text:c="4"/>int i = 0;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deque_push_back(pdeq_coll, 1); </text:p>
            <text:p text:style-name="P101"><text:s text:c="4"/>deque_push_back(pdeq_coll, 4); </text:p>
            <text:p text:style-name="P101"><text:s text:c="4"/>deque_push_back(pdeq_coll, 4); </text:p>
            <text:p text:style-name="P101"><text:s text:c="4"/>deque_push_back(pdeq_coll, 6); </text:p>
            <text:p text:style-name="P101"><text:s text:c="4"/>deque_push_back(pdeq_coll, 1); </text:p>
            <text:p text:style-name="P101"><text:s text:c="4"/>deque_push_back(pdeq_coll, 2); </text:p>
            <text:p text:style-name="P101"><text:s text:c="4"/>deque_push_back(pdeq_coll, 2); </text:p>
            <text:p text:style-name="P101"><text:s text:c="4"/>deque_push_back(pdeq_coll, 3); </text:p>
            <text:p text:style-name="P101"><text:s text:c="4"/>deque_push_back(pdeq_coll, 1); </text:p>
            <text:p text:style-name="P101"><text:s text:c="4"/>deque_push_back(pdeq_coll, 6); </text:p>
            <text:p text:style-name="P101"><text:s text:c="4"/>deque_push_back(pdeq_coll, 6); </text:p>
            <text:p text:style-name="P101"><text:s text:c="4"/>deque_push_back(pdeq_coll, 6); </text:p>
            <text:p text:style-name="P101"><text:s text:c="4"/>deque_push_back(pdeq_coll, 5); </text:p>
            <text:p text:style-name="P101"><text:s text:c="4"/>deque_push_back(pdeq_coll, 7); </text:p>
            <text:p text:style-name="P101"><text:soft-page-break/><text:s text:c="4"/>deque_push_back(pdeq_coll, 5); </text:p>
            <text:p text:style-name="P101"><text:s text:c="4"/>deque_push_back(pdeq_coll, 4); </text:p>
            <text:p text:style-name="P101"><text:s text:c="4"/>deque_push_back(pdeq_coll, 4); </text:p>
            <text:p text:style-name="P101"/>
            <text:p text:style-name="P101"><text:s text:c="4"/>printf("coll: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end = algo_unique(deque_begin(pdeq_coll), deque_end(pdeq_coll)); </text:p>
            <text:p text:style-name="P101"><text:s text:c="4"/>printf("coll: "); </text:p>
            <text:p text:style-name="P101"><text:s text:c="4"/>for(it_pos = deque_begin(pdeq_coll);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n"); </text:p>
            <text:p text:style-name="P101"/>
            <text:p text:style-name="P101"><text:s text:c="4"/>printf("coll: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t_end = algo_unique_if(deque_begin(pdeq_coll), </text:p>
            <text:p text:style-name="P101"><text:s text:c="8"/>deque_end(pdeq_coll), fun_greater_int); </text:p>
            <text:p text:style-name="P101"><text:s text:c="4"/>printf("coll: "); </text:p>
            <text:p text:style-name="P101"><text:s text:c="4"/>for(it_pos = deque_begin(pdeq_coll);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 </text:p>
            <text:p text:style-name="P101"><text:soft-page-break/><text:s/></text:p>
            <text:p text:style-name="P101"><text:s text:c="4"/>return 0; </text:p>
            <text:p text:style-name="P101">}</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458839790" text:style-name="L155">
        <text:list-item>
          <text:p text:style-name="P295">algo_unique_copy <text:s text:c="3"/>algo_unique_copy_if将数据区间中相邻的符合规则的数据移除并拷贝到目的数据区间中</text:p>
        </text:list-item>
      </text:list>
      <text:list xml:id="list1978457616" text:style-name="L156">
        <text:list-item>
          <text:p text:style-name="P296">两个算法都返回拷贝到目的数据区间的末尾。</text:p>
        </text:list-item>
        <text:list-item>
          <text:p text:style-name="P296">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101">/* </text:p>
            <text:p text:style-name="P101"><text:s/>* unique2.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
            <text:p text:style-name="P101">static void _difference_one(const void* cpv_first, </text:p>
            <text:p text:style-name="P101"><text:s text:c="4"/>const void* cpv_second, void* pv_output) </text:p>
            <text:p text:style-name="P101">{ </text:p>
            <text:p text:style-name="P101"><text:s text:c="4"/>*(bool_t*)pv_output = </text:p>
            <text:p text:style-name="P101"><text:s text:c="8"/>*(int*)cpv_first + 1 == *(int*)cpv_second || </text:p>
            <text:p text:style-name="P101"><text:s text:c="8"/>*(int*)cpv_first - 1 == *(int*)cpv_second ? </text:p>
            <text:p text:style-name="P101"><text:s text:c="8"/>true : false; </text:p>
            <text:p text:style-name="P101">} </text:p>
            <text:p text:style-name="P101"/>
            <text:p text:style-name="P101">int main(int argc, char* argv[]) </text:p>
            <text:p text:style-name="P101">{ </text:p>
            <text:p text:style-name="P101"><text:s text:c="4"/>deque_t* pdeq_coll1 = create_deque(int); </text:p>
            <text:p text:style-name="P101"><text:s text:c="4"/>deque_t* pdeq_coll2 = create_deque(int); </text:p>
            <text:p text:style-name="P101"><text:s text:c="4"/>deque_t* pdeq_coll3 = create_deque(int); </text:p>
            <text:p text:style-name="P101"><text:s text:c="4"/>deque_t* pdeq_coll4 = create_deque(int); </text:p>
            <text:p text:style-name="P101"><text:s text:c="4"/>iterator_t it_pos; </text:p>
            <text:p text:style-name="P101"><text:s text:c="4"/>iterator_t it_end; </text:p>
            <text:p text:style-name="P101"><text:s text:c="4"/>int i = 0; </text:p>
            <text:p text:style-name="P101"/>
            <text:p text:style-name="P101"><text:s text:c="4"/>if(pdeq_coll1 == NULL || pdeq_coll2 == NULL || </text:p>
            <text:p text:style-name="P101"><text:soft-page-break/><text:s text:c="7"/>pdeq_coll3 == NULL || pdeq_coll4 == NULL) </text:p>
            <text:p text:style-name="P101"><text:s text:c="4"/>{ </text:p>
            <text:p text:style-name="P101"><text:s text:c="8"/>return -1; </text:p>
            <text:p text:style-name="P101"><text:s text:c="4"/>} </text:p>
            <text:p text:style-name="P101"/>
            <text:p text:style-name="P101"><text:s text:c="4"/>deque_init(pdeq_coll1); </text:p>
            <text:p text:style-name="P101"><text:s text:c="4"/>deque_init(pdeq_coll2); </text:p>
            <text:p text:style-name="P101"><text:s text:c="4"/>deque_init(pdeq_coll3); </text:p>
            <text:p text:style-name="P101"><text:s text:c="4"/>deque_init(pdeq_coll4); </text:p>
            <text:p text:style-name="P101"/>
            <text:p text:style-name="P101"><text:s text:c="4"/>deque_push_back(pdeq_coll1, 1); </text:p>
            <text:p text:style-name="P101"><text:s text:c="4"/>deque_push_back(pdeq_coll1, 4); </text:p>
            <text:p text:style-name="P101"><text:s text:c="4"/>deque_push_back(pdeq_coll1, 4); </text:p>
            <text:p text:style-name="P101"><text:s text:c="4"/>deque_push_back(pdeq_coll1, 6); </text:p>
            <text:p text:style-name="P101"><text:s text:c="4"/>deque_push_back(pdeq_coll1, 1); </text:p>
            <text:p text:style-name="P101"><text:s text:c="4"/>deque_push_back(pdeq_coll1, 2); </text:p>
            <text:p text:style-name="P101"><text:s text:c="4"/>deque_push_back(pdeq_coll1, 2); </text:p>
            <text:p text:style-name="P101"><text:s text:c="4"/>deque_push_back(pdeq_coll1, 3); </text:p>
            <text:p text:style-name="P101"><text:s text:c="4"/>deque_push_back(pdeq_coll1, 1); </text:p>
            <text:p text:style-name="P101"><text:s text:c="4"/>deque_push_back(pdeq_coll1, 6); </text:p>
            <text:p text:style-name="P101"><text:s text:c="4"/>deque_push_back(pdeq_coll1, 6); </text:p>
            <text:p text:style-name="P101"><text:s text:c="4"/>deque_push_back(pdeq_coll1, 6); </text:p>
            <text:p text:style-name="P101"><text:s text:c="4"/>deque_push_back(pdeq_coll1, 5); </text:p>
            <text:p text:style-name="P101"><text:s text:c="4"/>deque_push_back(pdeq_coll1, 7); </text:p>
            <text:p text:style-name="P101"><text:s text:c="4"/>deque_push_back(pdeq_coll1, 5); </text:p>
            <text:p text:style-name="P101"><text:s text:c="4"/>deque_push_back(pdeq_coll1, 4); </text:p>
            <text:p text:style-name="P101"><text:s text:c="4"/>deque_push_back(pdeq_coll1, 4); </text:p>
            <text:p text:style-name="P101"><text:s text:c="4"/>deque_assign(pdeq_coll3, pdeq_coll1); </text:p>
            <text:p text:style-name="P101"><text:s text:c="4"/>deque_resize(pdeq_coll2, deque_size(pdeq_coll1)); </text:p>
            <text:p text:style-name="P101"><text:s text:c="4"/>deque_resize(pdeq_coll4, deque_size(pdeq_coll1)); </text:p>
            <text:p text:style-name="P101"/>
            <text:p text:style-name="P101"><text:s text:c="4"/>printf("coll1: "); </text:p>
            <text:p text:style-name="P101"><text:s text:c="4"/>for(it_pos = deque_begin(pdeq_coll1); </text:p>
            <text:p text:style-name="P101"><text:s text:c="8"/>!iterator_equal(it_pos, deque_end(pdeq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end = algo_unique_copy(deque_begin(pdeq_coll1), </text:p>
            <text:p text:style-name="P101"><text:s text:c="8"/>deque_end(pdeq_coll1), deque_begin(pdeq_coll2)); </text:p>
            <text:p text:style-name="P101"><text:s text:c="4"/>printf("coll2: "); </text:p>
            <text:p text:style-name="P101"><text:soft-page-break/><text:s text:c="4"/>for(it_pos = deque_begin(pdeq_coll2);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n"); </text:p>
            <text:p text:style-name="P101"/>
            <text:p text:style-name="P101"><text:s text:c="4"/>printf("coll3: "); </text:p>
            <text:p text:style-name="P101"><text:s text:c="4"/>for(it_pos = deque_begin(pdeq_coll3); </text:p>
            <text:p text:style-name="P101"><text:s text:c="8"/>!iterator_equal(it_pos, deque_end(pdeq_coll3));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t_end = algo_unique_copy_if(deque_begin(pdeq_coll3), deque_end(pdeq_coll3), </text:p>
            <text:p text:style-name="P101"><text:s text:c="8"/>deque_begin(pdeq_coll4), _difference_one); </text:p>
            <text:p text:style-name="P101"><text:s text:c="4"/>printf("coll4: "); </text:p>
            <text:p text:style-name="P101"><text:s text:c="4"/>for(it_pos = deque_begin(pdeq_coll4);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1); </text:p>
            <text:p text:style-name="P101"><text:s text:c="4"/>deque_destroy(pdeq_coll2); </text:p>
            <text:p text:style-name="P101"><text:s text:c="4"/>deque_destroy(pdeq_coll3); </text:p>
            <text:p text:style-name="P101"><text:s text:c="4"/>deque_destroy(pdeq_coll4); </text:p>
            <text:p text:style-name="P101"/>
            <text:p text:style-name="P101"><text:s text:c="4"/>return 0; </text:p>
            <text:p text:style-name="P101">}</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1552917648" text:continue-list="list667984873" text:style-name="WW8Num13">
        <text:list-item>
          <text:list>
            <text:list-item>
              <text:list>
                <text:list-item>
                  <text:h text:style-name="P344" text:outline-level="3"><text:soft-page-break/>逆序</text:h>
                </text:list-item>
              </text:list>
            </text:list-item>
          </text:list>
        </text:list-item>
      </text:list>
      <text:list xml:id="list1880478566" text:style-name="L157">
        <text:list-item>
          <text:p text:style-name="P297">algo_reverse <text:s text:c="3"/>algo_reverse_copy将数据区间中的数据逆序</text:p>
        </text:list-item>
      </text:list>
      <text:list xml:id="list846367217" text:style-name="L158">
        <text:list-item>
          <text:p text:style-name="P298">algo_reverse将数据区间中的数据逆序。</text:p>
        </text:list-item>
        <text:list-item>
          <text:p text:style-name="P298">algo_reverse_copy将数据区间中的数据逆序并将结果拷贝的目的数据区间。</text:p>
        </text:list-item>
        <text:list-item>
          <text:p text:style-name="P298">用户必须保证algo_reverse_copy的目的数据区间足够大。</text:p>
        </text:list-item>
        <text:list-item>
          <text:p text:style-name="P298">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101">/* </text:p>
            <text:p text:style-name="P101"><text:s/>* reverse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int main(int argc, char* argv[]) </text:p>
            <text:p text:style-name="P101">{ </text:p>
            <text:p text:style-name="P101"><text:s text:c="4"/>vector_t* pvec_coll1 = create_vector(int); </text:p>
            <text:p text:style-name="P101"><text:s text:c="4"/>vector_t* pvec_coll2 = create_vector(int); </text:p>
            <text:p text:style-name="P101"><text:s text:c="4"/>iterator_t it_pos; </text:p>
            <text:p text:style-name="P101"><text:s text:c="4"/>iterator_t it_end; </text:p>
            <text:p text:style-name="P101"><text:s text:c="4"/>int i = 0; </text:p>
            <text:p text:style-name="P101"/>
            <text:p text:style-name="P101"><text:s text:c="4"/>if(pvec_coll1 == NULL || pvec_coll2 == NULL) </text:p>
            <text:p text:style-name="P101"><text:s text:c="4"/>{ </text:p>
            <text:p text:style-name="P101"><text:s text:c="8"/>return -1; </text:p>
            <text:p text:style-name="P101"><text:s text:c="4"/>} </text:p>
            <text:p text:style-name="P101"/>
            <text:p text:style-name="P101"><text:s text:c="4"/>vector_init(pvec_coll1); </text:p>
            <text:p text:style-name="P101"><text:s text:c="4"/>vector_init(pvec_coll2); </text:p>
            <text:p text:style-name="P101"/>
            <text:p text:style-name="P101"><text:s text:c="4"/>for(i = 1; i &lt;= 9; ++i) </text:p>
            <text:p text:style-name="P101"><text:s text:c="4"/>{ </text:p>
            <text:p text:style-name="P101"><text:s text:c="8"/>vector_push_back(pvec_coll1, i); </text:p>
            <text:p text:style-name="P101"><text:s text:c="4"/>}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
            <text:p text:style-name="P101"><text:s text:c="4"/>algo_reverse(vector_begin(pvec_coll1), vector_end(pvec_coll1)); </text:p>
            <text:p text:style-name="P101"><text:s text:c="4"/>printf("after reversing 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resize(pvec_coll2, vector_size(pvec_coll1)); </text:p>
            <text:p text:style-name="P101"><text:s text:c="4"/>it_end = algo_reverse_copy(iterator_next_n(vector_begin(pvec_coll1), 3), </text:p>
            <text:p text:style-name="P101"><text:s text:c="8"/>iterator_prev(vector_end(pvec_coll1)), vector_begin(pvec_coll2)); </text:p>
            <text:p text:style-name="P101"><text:s text:c="4"/>printf("after reversing coll2: "); </text:p>
            <text:p text:style-name="P101"><text:s text:c="4"/>for(it_pos = vector_begin(pvec_coll2);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1); </text:p>
            <text:p text:style-name="P101"><text:s text:c="4"/>vector_destroy(pvec_coll2); </text:p>
            <text:p text:style-name="P101"/>
            <text:p text:style-name="P101"><text:s text:c="4"/>return 0; </text:p>
            <text:p text:style-name="P101">}</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1876263836" text:continue-list="list1552917648" text:style-name="WW8Num13">
        <text:list-item>
          <text:list>
            <text:list-item>
              <text:list>
                <text:list-item>
                  <text:h text:style-name="P344" text:outline-level="3">数据轮换</text:h>
                </text:list-item>
              </text:list>
            </text:list-item>
          </text:list>
        </text:list-item>
      </text:list>
      <text:list xml:id="list2147571988" text:style-name="L159">
        <text:list-item>
          <text:p text:style-name="P299">algo_rotate <text:s text:c="3"/>algo_rotate_copy是将数据区间的两部分数据调换</text:p>
        </text:list-item>
      </text:list>
      <text:list xml:id="list1106160811" text:style-name="L160">
        <text:list-item>
          <text:p text:style-name="P300"><text:soft-page-break/>algo_rotate将数据区间中的两部分调换，返回新的分界线迭代器。</text:p>
        </text:list-item>
        <text:list-item>
          <text:p text:style-name="P300">algo_rotate_copy将数据区间两部分调换并拷贝到目的数据区间中，返回目的数据区间的新末尾。</text:p>
        </text:list-item>
        <text:list-item>
          <text:p text:style-name="P300">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101">/* </text:p>
            <text:p text:style-name="P101"><text:s/>* rotate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int main(int argc, char* argv[]) </text:p>
            <text:p text:style-name="P101">{ </text:p>
            <text:p text:style-name="P101"><text:s text:c="4"/>vector_t* pvec_coll1 = create_vector(int); </text:p>
            <text:p text:style-name="P101"><text:s text:c="4"/>vector_t* pvec_coll2 = create_vector(int); </text:p>
            <text:p text:style-name="P101"><text:s text:c="4"/>iterator_t it_pos; </text:p>
            <text:p text:style-name="P101"><text:s text:c="4"/>iterator_t it_end; </text:p>
            <text:p text:style-name="P101"><text:s text:c="4"/>int i = 0; </text:p>
            <text:p text:style-name="P101"/>
            <text:p text:style-name="P101"><text:s text:c="4"/>if(pvec_coll1 == NULL || pvec_coll2 == NULL) </text:p>
            <text:p text:style-name="P101"><text:s text:c="4"/>{ </text:p>
            <text:p text:style-name="P101"><text:s text:c="8"/>return -1; </text:p>
            <text:p text:style-name="P101"><text:s text:c="4"/>} </text:p>
            <text:p text:style-name="P101"/>
            <text:p text:style-name="P101"><text:s text:c="4"/>vector_init(pvec_coll1); </text:p>
            <text:p text:style-name="P101"><text:s text:c="4"/>vector_init(pvec_coll2); </text:p>
            <text:p text:style-name="P101"/>
            <text:p text:style-name="P101"><text:s text:c="4"/>for(i = 1; i &lt;= 9; ++i) </text:p>
            <text:p text:style-name="P101"><text:s text:c="4"/>{ </text:p>
            <text:p text:style-name="P101"><text:s text:c="8"/>vector_push_back(pvec_coll1, i); </text:p>
            <text:p text:style-name="P101"><text:s text:c="4"/>} </text:p>
            <text:p text:style-name="P101"><text:s text:c="4"/>vector_resize(pvec_coll2, vector_size(pvec_coll1)); </text:p>
            <text:p text:style-name="P101"/>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oft-page-break/><text:s/></text:p>
            <text:p text:style-name="P101"><text:s text:c="4"/>algo_rotate(vector_begin(pvec_coll1), </text:p>
            <text:p text:style-name="P101"><text:s text:c="8"/>iterator_next_n(vector_begin(pvec_coll1), 3), </text:p>
            <text:p text:style-name="P101"><text:s text:c="8"/>vector_end(pvec_coll1));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rotate(vector_begin(pvec_coll1), </text:p>
            <text:p text:style-name="P101"><text:s text:c="8"/>iterator_prev_n(vector_end(pvec_coll1), 2), </text:p>
            <text:p text:style-name="P101"><text:s text:c="8"/>vector_end(pvec_coll1));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rotate_copy(vector_begin(pvec_coll1), </text:p>
            <text:p text:style-name="P101"><text:s text:c="8"/>algo_find(vector_begin(pvec_coll1), vector_end(pvec_coll1), 6), </text:p>
            <text:p text:style-name="P101"><text:s text:c="8"/>vector_end(pvec_coll1), vector_begin(pvec_coll2)); </text:p>
            <text:p text:style-name="P101"><text:s text:c="4"/>printf("coll2: ");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1); </text:p>
            <text:p text:style-name="P101"><text:s text:c="4"/>vector_destroy(pvec_coll2); </text:p>
            <text:p text:style-name="P101"/>
            <text:p text:style-name="P101"><text:s text:c="4"/>return 0; </text:p>
            <text:p text:style-name="P101">}</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2046685183" text:continue-list="list1876263836" text:style-name="WW8Num13">
        <text:list-item>
          <text:list>
            <text:list-item>
              <text:list>
                <text:list-item>
                  <text:h text:style-name="P344" text:outline-level="3">随机算法</text:h>
                </text:list-item>
              </text:list>
            </text:list-item>
          </text:list>
        </text:list-item>
      </text:list>
      <text:list xml:id="list2048190001" text:style-name="L161">
        <text:list-item>
          <text:p text:style-name="P301">algo_random_shuffle <text:s text:c="3"/>algo_random_shuffle_if将数据区间中的数据随机重排</text:p>
        </text:list-item>
      </text:list>
      <text:list xml:id="list1313313783" text:style-name="L162">
        <text:list-item>
          <text:p text:style-name="P302">两个算法都是将数据区间中的数据顺序打乱，但是不修改数据内容。</text:p>
        </text:list-item>
        <text:list-item>
          <text:p text:style-name="P302">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101">/* </text:p>
            <text:p text:style-name="P101"><text:s/>* random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include &lt;cstl/cfunctional.h&gt; </text:p>
            <text:p text:style-name="P101"/>
            <text:p text:style-name="P101">int main(int argc, char* argv[]) </text:p>
            <text:p text:style-name="P101">{ </text:p>
            <text:p text:style-name="P101"><text:s text:c="4"/>vector_t* pvec_coll = create_vector(int); </text:p>
            <text:p text:style-name="P101"><text:s text:c="4"/>iterator_t it_pos;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 text:c="4"/>} </text:p>
            <text:p text:style-name="P101"><text:s text:c="4"/>printf("coll: "); </text:p>
            <text:p text:style-name="P101"><text:s text:c="4"/>for(it_pos = vector_begin(pvec_coll); </text:p>
            <text:p text:style-name="P101"><text:soft-page-break/><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random_shuffle(vector_begin(pvec_coll), vector_end(pvec_coll)); </text:p>
            <text:p text:style-name="P101"><text:s text:c="4"/>printf("shuffle: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ort(vector_begin(pvec_coll), vector_end(pvec_coll)); </text:p>
            <text:p text:style-name="P101"><text:s text:c="4"/>printf("sort: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random_shuffle_if(vector_begin(pvec_coll), </text:p>
            <text:p text:style-name="P101"><text:s text:c="8"/>vector_end(pvec_coll), fun_random_number); </text:p>
            <text:p text:style-name="P101"><text:s text:c="4"/>printf("shuffle: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940518411" text:style-name="L163">
        <text:list-item>
          <text:p text:style-name="P303">algo_random_sample <text:s text:c="3"/>algo_random_sample_if <text:s text:c="3"/>algo_random_sample_n <text:s text:c="3"/>algo_random_sample_n_if随机抽样</text:p>
        </text:list-item>
      </text:list>
      <text:list xml:id="list718447560" text:style-name="L164">
        <text:list-item>
          <text:p text:style-name="P304">随机抽样是在源数据区间中随机抽取n个数据样本到目的数据区间中，保证不会重复抽样。</text:p>
        </text:list-item>
        <text:list-item>
          <text:p text:style-name="P304">用户可以指定随机数生成函数。</text:p>
        </text:list-item>
        <text:list-item>
          <text:p text:style-name="P304">使用algo_random_sample_n和algo_random_sample_n_if算法，用户必须保证目的数据区间足够大。</text:p>
        </text:list-item>
        <text:list-item>
          <text:p text:style-name="P304">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101">/* </text:p>
            <text:p text:style-name="P101"><text:s/>* random2.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include &lt;cstl/cfunctional.h&gt; </text:p>
            <text:p text:style-name="P101"/>
            <text:p text:style-name="P101">int main(int argc, char* argv[]) </text:p>
            <text:p text:style-name="P101">{ </text:p>
            <text:p text:style-name="P101"><text:s text:c="4"/>vector_t* pvec_coll1 = create_vector(int); </text:p>
            <text:p text:style-name="P101"><text:s text:c="4"/>vector_t* pvec_coll2 = create_vector(int); </text:p>
            <text:p text:style-name="P101"><text:s text:c="4"/>iterator_t it_pos; </text:p>
            <text:p text:style-name="P101"><text:s text:c="4"/>iterator_t it_end; </text:p>
            <text:p text:style-name="P101"><text:s text:c="4"/>int i = 0; </text:p>
            <text:p text:style-name="P101"/>
            <text:p text:style-name="P101"><text:s text:c="4"/>if(pvec_coll1 == NULL || pvec_coll2 == NULL) </text:p>
            <text:p text:style-name="P101"><text:s text:c="4"/>{ </text:p>
            <text:p text:style-name="P101"><text:s text:c="8"/>return -1; </text:p>
            <text:p text:style-name="P101"><text:s text:c="4"/>} </text:p>
            <text:p text:style-name="P101"/>
            <text:p text:style-name="P101"><text:s text:c="4"/>vector_init(pvec_coll1); </text:p>
            <text:p text:style-name="P101"><text:s text:c="4"/>vector_init_n(pvec_coll2, 10); </text:p>
            <text:p text:style-name="P101"/>
            <text:p text:style-name="P101"><text:s text:c="4"/>for(i = 1; i &lt;= 19; ++i) </text:p>
            <text:p text:style-name="P101"><text:s text:c="4"/>{ </text:p>
            <text:p text:style-name="P101"><text:s text:c="8"/>vector_push_back(pvec_coll1, i); </text:p>
            <text:p text:style-name="P101"><text:s text:c="4"/>} </text:p>
            <text:p text:style-name="P101"><text:s text:c="4"/>printf("coll1: "); </text:p>
            <text:p text:style-name="P101"><text:s text:c="4"/>for(it_pos = vector_begin(pvec_coll1); </text:p>
            <text:p text:style-name="P101"><text:soft-page-break/><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random_sample(vector_begin(pvec_coll1), vector_end(pvec_coll1), </text:p>
            <text:p text:style-name="P101"><text:s text:c="8"/>vector_begin(pvec_coll2), vector_end(pvec_coll2)); </text:p>
            <text:p text:style-name="P101"><text:s text:c="4"/>printf("coll2: ");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random_sample_if(vector_begin(pvec_coll1), vector_end(pvec_coll1), </text:p>
            <text:p text:style-name="P101"><text:s text:c="8"/>vector_begin(pvec_coll2), vector_end(pvec_coll2), fun_random_number); </text:p>
            <text:p text:style-name="P101"><text:s text:c="4"/>printf("coll2: ");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end = algo_random_sample_n(vector_begin(pvec_coll1), </text:p>
            <text:p text:style-name="P101"><text:s text:c="8"/>vector_end(pvec_coll1), vector_begin(pvec_coll2), 5); </text:p>
            <text:p text:style-name="P101"><text:s text:c="4"/>printf("coll2: "); </text:p>
            <text:p text:style-name="P101"><text:s text:c="4"/>for(it_pos = vector_begin(pvec_coll2);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end = algo_random_sample_n_if(vector_begin(pvec_coll1), vector_end(pvec_coll1), </text:p>
            <text:p text:style-name="P101"><text:s text:c="8"/>vector_begin(pvec_coll2), 8, fun_random_number); </text:p>
            <text:p text:style-name="P101"><text:soft-page-break/><text:s text:c="4"/>printf("coll2: "); </text:p>
            <text:p text:style-name="P101"><text:s text:c="4"/>for(it_pos = vector_begin(pvec_coll2);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1); </text:p>
            <text:p text:style-name="P101"><text:s text:c="4"/>vector_destroy(pvec_coll2); </text:p>
            <text:p text:style-name="P101"/>
            <text:p text:style-name="P101"><text:s text:c="4"/>return 0; </text:p>
            <text:p text:style-name="P101">}</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875645476" text:continue-list="list2046685183" text:style-name="WW8Num13">
        <text:list-item>
          <text:list>
            <text:list-item>
              <text:list>
                <text:list-item>
                  <text:h text:style-name="P344" text:outline-level="3">数据划分</text:h>
                </text:list-item>
              </text:list>
            </text:list-item>
          </text:list>
        </text:list-item>
      </text:list>
      <text:list xml:id="list1466887059" text:style-name="L165">
        <text:list-item>
          <text:p text:style-name="P163">algo_partition <text:s text:c="3"/>algo_stable_partition将符合规则的数据放在数据区间的前部，其余的数据放在后部</text:p>
        </text:list-item>
      </text:list>
      <text:list xml:id="list1582005156" text:style-name="L166">
        <text:list-item>
          <text:p text:style-name="P164">两个算法都将符合指定规则的数据放到数据区间的前部，其余的数据放在区间的后部。</text:p>
        </text:list-item>
        <text:list-item>
          <text:p text:style-name="P164">两个算法都返回两部分数据的边界迭代器。</text:p>
        </text:list-item>
        <text:list-item>
          <text:p text:style-name="P164">algo_stable_partition不改变每一个部分中数据的原始顺序。</text:p>
        </text:list-item>
      </text:list>
      <text:p text:style-name="P30">下面是两个算法的例子：</text:p>
      <table:table table:name="表格146" table:style-name="表格146">
        <table:table-column table:style-name="表格146.A"/>
        <table:table-row>
          <table:table-cell table:style-name="表格146.A1" office:value-type="string">
            <text:p text:style-name="P101">/* </text:p>
            <text:p text:style-name="P101"><text:s/>* partition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is_even(const void* cpv_input, void* pv_output) </text:p>
            <text:p text:style-name="P101">{ </text:p>
            <text:p text:style-name="P101"><text:s text:c="4"/>*(bool_t*)pv_output = *(int*)cpv_input % 2 == 0 ? true : false; </text:p>
            <text:p text:style-name="P101"><text:soft-page-break/>} </text:p>
            <text:p text:style-name="P101"/>
            <text:p text:style-name="P101">int main(int argc, char* argv[]) </text:p>
            <text:p text:style-name="P101">{ </text:p>
            <text:p text:style-name="P101"><text:s text:c="4"/>vector_t* pvec_coll1 = create_vector(int); </text:p>
            <text:p text:style-name="P101"><text:s text:c="4"/>vector_t* pvec_coll2 = create_vector(int); </text:p>
            <text:p text:style-name="P101"><text:s text:c="4"/>iterator_t it_pos; </text:p>
            <text:p text:style-name="P101"><text:s text:c="4"/>iterator_t it_odd; </text:p>
            <text:p text:style-name="P101"><text:s text:c="4"/>int i = 0; </text:p>
            <text:p text:style-name="P101"/>
            <text:p text:style-name="P101"><text:s text:c="4"/>if(pvec_coll1 == NULL || pvec_coll2 == NULL) </text:p>
            <text:p text:style-name="P101"><text:s text:c="4"/>{ </text:p>
            <text:p text:style-name="P101"><text:s text:c="8"/>return -1; </text:p>
            <text:p text:style-name="P101"><text:s text:c="4"/>} </text:p>
            <text:p text:style-name="P101"/>
            <text:p text:style-name="P101"><text:s text:c="4"/>vector_init(pvec_coll1); </text:p>
            <text:p text:style-name="P101"><text:s text:c="4"/>vector_init(pvec_coll2); </text:p>
            <text:p text:style-name="P101"/>
            <text:p text:style-name="P101"><text:s text:c="4"/>for(i = 1; i &lt;= 9; ++i) </text:p>
            <text:p text:style-name="P101"><text:s text:c="4"/>{ </text:p>
            <text:p text:style-name="P101"><text:s text:c="8"/>vector_push_back(pvec_coll1, i); </text:p>
            <text:p text:style-name="P101"><text:s text:c="8"/>vector_push_back(pvec_coll2, i); </text:p>
            <text:p text:style-name="P101"><text:s text:c="4"/>}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printf("partition:\n"); </text:p>
            <text:p text:style-name="P101"><text:s text:c="4"/>it_odd = algo_partition(vector_begin(pvec_coll1), </text:p>
            <text:p text:style-name="P101"><text:s text:c="8"/>vector_end(pvec_coll1), _is_even); </text:p>
            <text:p text:style-name="P101"><text:soft-page-break/><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first odd: %d\n", *(int*)iterator_get_pointer(it_odd)); </text:p>
            <text:p text:style-name="P101"><text:s text:c="4"/>it_odd = algo_stable_partition(vector_begin(pvec_coll2), </text:p>
            <text:p text:style-name="P101"><text:s text:c="8"/>vector_end(pvec_coll2), _is_even); </text:p>
            <text:p text:style-name="P101"><text:s text:c="4"/>printf("coll2: ");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first odd: %d\n", *(int*)iterator_get_pointer(it_odd)); </text:p>
            <text:p text:style-name="P101"/>
            <text:p text:style-name="P101"><text:s text:c="4"/>vector_destroy(pvec_coll1); </text:p>
            <text:p text:style-name="P101"><text:s text:c="4"/>vector_destroy(pvec_coll2); </text:p>
            <text:p text:style-name="P101"/>
            <text:p text:style-name="P101"><text:s text:c="4"/>return 0; </text:p>
            <text:p text:style-name="P101">}</text:p>
          </table:table-cell>
        </table:table-row>
      </table:table>
      <text:p text:style-name="P30">输出结果：</text:p>
      <text:p text:style-name="P30">coll1: 1 2 3 4 5 6 7 8 9 </text:p>
      <text:p text:style-name="P30">coll2: 1 2 3 4 5 6 7 8 9 </text:p>
      <text:p text:style-name="P30">partition: </text:p>
      <text:p text:style-name="P30">coll1: 8 2 6 4 5 3 7 1 9 </text:p>
      <text:p text:style-name="P30">first odd: 5 </text:p>
      <text:p text:style-name="P30">coll2: 2 4 6 8 1 3 5 7 9 </text:p>
      <text:p text:style-name="P30">first odd: 1</text:p>
      <text:p text:style-name="P30"/>
      <text:list xml:id="list636361870" text:continue-list="list875645476" text:style-name="WW8Num13">
        <text:list-item>
          <text:list>
            <text:list-item>
              <text:h text:style-name="P332" text:outline-level="2">排序算法</text:h>
            </text:list-item>
          </text:list>
        </text:list-item>
      </text:list>
      <text:p text:style-name="P30"><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96">algo_sort</text:p>
          </table:table-cell>
          <table:table-cell table:style-name="表格147.B1" office:value-type="string">
            <text:p text:style-name="P97">将数据区间中的数据按照默认的比较规则排序。</text:p>
          </table:table-cell>
        </table:table-row>
        <table:table-row>
          <table:table-cell table:style-name="表格147.A2" office:value-type="string">
            <text:p text:style-name="P96">algo_sort_if</text:p>
          </table:table-cell>
          <table:table-cell table:style-name="表格147.B2" office:value-type="string">
            <text:p text:style-name="P97">将数据区间中的数据按照指定的比较规则排序。</text:p>
          </table:table-cell>
        </table:table-row>
        <table:table-row>
          <table:table-cell table:style-name="表格147.A2" office:value-type="string">
            <text:p text:style-name="P96">algo_stable_sort</text:p>
          </table:table-cell>
          <table:table-cell table:style-name="表格147.B2" office:value-type="string">
            <text:p text:style-name="P97">将数据区间中的数据按照默认比较规则进行稳定排序。</text:p>
          </table:table-cell>
        </table:table-row>
        <table:table-row>
          <table:table-cell table:style-name="表格147.A2" office:value-type="string">
            <text:p text:style-name="P96">algo_stable_sort_if</text:p>
          </table:table-cell>
          <table:table-cell table:style-name="表格147.B2" office:value-type="string">
            <text:p text:style-name="P97">将数据区间中的数据按照指定的比较规则进行稳定排序。</text:p>
          </table:table-cell>
        </table:table-row>
        <table:table-row>
          <table:table-cell table:style-name="表格147.A2" office:value-type="string">
            <text:p text:style-name="P96">algo_partial_sort</text:p>
          </table:table-cell>
          <table:table-cell table:style-name="表格147.B2" office:value-type="string">
            <text:p text:style-name="P97">将数据区间中的数据按照默认的比较规则进行部分排序。</text:p>
          </table:table-cell>
        </table:table-row>
        <table:table-row>
          <table:table-cell table:style-name="表格147.A2" office:value-type="string">
            <text:p text:style-name="P96">algo_partial_sort_if</text:p>
          </table:table-cell>
          <table:table-cell table:style-name="表格147.B2" office:value-type="string">
            <text:p text:style-name="P97">将数据区间中的数据按照指定的比较规则进行部分排序。</text:p>
          </table:table-cell>
        </table:table-row>
        <table:table-row>
          <table:table-cell table:style-name="表格147.A2" office:value-type="string">
            <text:p text:style-name="P96">algo_partial_sort_copy</text:p>
          </table:table-cell>
          <table:table-cell table:style-name="表格147.B2" office:value-type="string">
            <text:p text:style-name="P97">将数据区间按照默认比较规则部分排序，将排序结果拷贝到目的区间。</text:p>
          </table:table-cell>
        </table:table-row>
        <table:table-row>
          <table:table-cell table:style-name="表格147.A2" office:value-type="string">
            <text:p text:style-name="P96">algo_partial_sort_copy_if</text:p>
          </table:table-cell>
          <table:table-cell table:style-name="表格147.B2" office:value-type="string">
            <text:p text:style-name="P97">将数据区间按照指定比较规则部分排序，将排序结果拷贝到目的区间。</text:p>
          </table:table-cell>
        </table:table-row>
        <table:table-row>
          <table:table-cell table:style-name="表格147.A2" office:value-type="string">
            <text:p text:style-name="P96">algo_is_sorted</text:p>
          </table:table-cell>
          <table:table-cell table:style-name="表格147.B2" office:value-type="string">
            <text:p text:style-name="P97">判断数据区间是否是使用默认比较规则排序的。</text:p>
          </table:table-cell>
        </table:table-row>
        <table:table-row>
          <table:table-cell table:style-name="表格147.A2" office:value-type="string">
            <text:p text:style-name="P96">algo_is_sorted_if</text:p>
          </table:table-cell>
          <table:table-cell table:style-name="表格147.B2" office:value-type="string">
            <text:p text:style-name="P97">判断数据区间是否是使用指定比较规则排序的。</text:p>
          </table:table-cell>
        </table:table-row>
        <table:table-row>
          <table:table-cell table:style-name="表格147.A2" office:value-type="string">
            <text:p text:style-name="P96">algo_nth_element</text:p>
          </table:table-cell>
          <table:table-cell table:style-name="表格147.B2" office:value-type="string">
            <text:p text:style-name="P97">将数据区间按照默认的比较规则分成两部分,第n个数据与排序后的结果相同。</text:p>
          </table:table-cell>
        </table:table-row>
        <table:table-row>
          <table:table-cell table:style-name="表格147.A2" office:value-type="string">
            <text:p text:style-name="P96">algo_nth_element_if</text:p>
          </table:table-cell>
          <table:table-cell table:style-name="表格147.B2" office:value-type="string">
            <text:p text:style-name="P97">将数据区间按照指定的比较规则分成两部分,第n个数据与排序后的结果相同。</text:p>
          </table:table-cell>
        </table:table-row>
        <table:table-row>
          <table:table-cell table:style-name="表格147.A2" office:value-type="string">
            <text:p text:style-name="P96">algo_lower_bound</text:p>
          </table:table-cell>
          <table:table-cell table:style-name="表格147.B2" office:value-type="string">
            <text:p text:style-name="P97">返回使用默认比较规则排序的数据区间中第一个与指定数据相等的迭代器。</text:p>
          </table:table-cell>
        </table:table-row>
        <table:table-row>
          <table:table-cell table:style-name="表格147.A2" office:value-type="string">
            <text:p text:style-name="P96">algo_lower_bound_if</text:p>
          </table:table-cell>
          <table:table-cell table:style-name="表格147.B2" office:value-type="string">
            <text:p text:style-name="P97">返回使用指定比较规则排序的数据区间中第一个与指定数据相等的迭代器。</text:p>
          </table:table-cell>
        </table:table-row>
        <table:table-row>
          <table:table-cell table:style-name="表格147.A2" office:value-type="string">
            <text:p text:style-name="P96">algo_upper_bound</text:p>
          </table:table-cell>
          <table:table-cell table:style-name="表格147.B2" office:value-type="string">
            <text:p text:style-name="P97">返回使用默认比较规则排序的数据区间中第一个大于指定数据的迭代器。</text:p>
          </table:table-cell>
        </table:table-row>
        <table:table-row>
          <table:table-cell table:style-name="表格147.A2" office:value-type="string">
            <text:p text:style-name="P96">algo_upper_bound_if</text:p>
          </table:table-cell>
          <table:table-cell table:style-name="表格147.B2" office:value-type="string">
            <text:p text:style-name="P97">返回使用指定比较规则排序的数据区间中第一个大于指定数据的迭代器。</text:p>
          </table:table-cell>
        </table:table-row>
        <table:table-row>
          <table:table-cell table:style-name="表格147.A2" office:value-type="string">
            <text:p text:style-name="P96">algo_equal_range</text:p>
          </table:table-cell>
          <table:table-cell table:style-name="表格147.B2" office:value-type="string">
            <text:p text:style-name="P97">返回使用默认比较规俄排序的数据区间中包含指定数据的范围。</text:p>
          </table:table-cell>
        </table:table-row>
        <table:table-row>
          <table:table-cell table:style-name="表格147.A2" office:value-type="string">
            <text:p text:style-name="P96">algo_equal_range_if</text:p>
          </table:table-cell>
          <table:table-cell table:style-name="表格147.B2" office:value-type="string">
            <text:p text:style-name="P97">返回使用指定比较规则排序的数据区间中包含指定数据的范围。</text:p>
          </table:table-cell>
        </table:table-row>
        <table:table-row>
          <table:table-cell table:style-name="表格147.A2" office:value-type="string">
            <text:p text:style-name="P96">algo_binary_search</text:p>
          </table:table-cell>
          <table:table-cell table:style-name="表格147.B2" office:value-type="string">
            <text:p text:style-name="P97">在使用默认比较规则排序的数据区间中实现二分查找。</text:p>
          </table:table-cell>
        </table:table-row>
        <table:table-row>
          <table:table-cell table:style-name="表格147.A2" office:value-type="string">
            <text:p text:style-name="P96">algo_binary_search_if</text:p>
          </table:table-cell>
          <table:table-cell table:style-name="表格147.B2" office:value-type="string">
            <text:p text:style-name="P97">在使用指定比较规则排序的数据区间中实现二分查找。</text:p>
          </table:table-cell>
        </table:table-row>
        <table:table-row>
          <table:table-cell table:style-name="表格147.A2" office:value-type="string">
            <text:p text:style-name="P96">algo_merge</text:p>
          </table:table-cell>
          <table:table-cell table:style-name="表格147.B2" office:value-type="string">
            <text:p text:style-name="P97">合并两个使用默认比较规则排序的数据区间。</text:p>
          </table:table-cell>
        </table:table-row>
        <table:table-row>
          <table:table-cell table:style-name="表格147.A2" office:value-type="string">
            <text:p text:style-name="P96">algo_merge_if</text:p>
          </table:table-cell>
          <table:table-cell table:style-name="表格147.B2" office:value-type="string">
            <text:p text:style-name="P97">合并两个使用指定比较规则排序的数据区间。</text:p>
          </table:table-cell>
        </table:table-row>
        <table:table-row>
          <table:table-cell table:style-name="表格147.A2" office:value-type="string">
            <text:p text:style-name="P96">algo_inplace_merge</text:p>
          </table:table-cell>
          <table:table-cell table:style-name="表格147.B2" office:value-type="string">
            <text:p text:style-name="P97">合并同一数据区间中使用默认比较规则排序的两部分。</text:p>
          </table:table-cell>
        </table:table-row>
        <table:table-row>
          <table:table-cell table:style-name="表格147.A2" office:value-type="string">
            <text:p text:style-name="P96">algo_inplace_merge_if</text:p>
          </table:table-cell>
          <table:table-cell table:style-name="表格147.B2" office:value-type="string">
            <text:p text:style-name="P97">合并同一数据区间中使用指定比较规则排序的两部分。</text:p>
          </table:table-cell>
        </table:table-row>
        <table:table-row>
          <table:table-cell table:style-name="表格147.A2" office:value-type="string">
            <text:p text:style-name="P96">algo_includes</text:p>
          </table:table-cell>
          <table:table-cell table:style-name="表格147.B2" office:value-type="string">
            <text:p text:style-name="P97">判断两个使用默认比较规则排序的数据区间第一个是否包含第二个。</text:p>
          </table:table-cell>
        </table:table-row>
        <table:table-row>
          <table:table-cell table:style-name="表格147.A2" office:value-type="string">
            <text:p text:style-name="P96">algo_includes_if</text:p>
          </table:table-cell>
          <table:table-cell table:style-name="表格147.B2" office:value-type="string">
            <text:p text:style-name="P97">判断两个使用指定比较规则排序的数据区间第一个是否包含第二个。</text:p>
          </table:table-cell>
        </table:table-row>
        <table:table-row>
          <table:table-cell table:style-name="表格147.A2" office:value-type="string">
            <text:p text:style-name="P96">algo_set_union</text:p>
          </table:table-cell>
          <table:table-cell table:style-name="表格147.B2" office:value-type="string">
            <text:p text:style-name="P97">将两个使用默认比较规则排序的数据区间取并集。</text:p>
          </table:table-cell>
        </table:table-row>
        <table:table-row>
          <table:table-cell table:style-name="表格147.A2" office:value-type="string">
            <text:p text:style-name="P96">algo_set_union_if</text:p>
          </table:table-cell>
          <table:table-cell table:style-name="表格147.B2" office:value-type="string">
            <text:p text:style-name="P97">将两个使用指定比较规则排序的数据区间取并集。</text:p>
          </table:table-cell>
        </table:table-row>
        <table:table-row>
          <table:table-cell table:style-name="表格147.A2" office:value-type="string">
            <text:p text:style-name="P96">algo_set_intersection</text:p>
          </table:table-cell>
          <table:table-cell table:style-name="表格147.B2" office:value-type="string">
            <text:p text:style-name="P97">将两个使用默认比较规则排序的数据区间取交集。</text:p>
          </table:table-cell>
        </table:table-row>
        <table:table-row>
          <table:table-cell table:style-name="表格147.A2" office:value-type="string">
            <text:p text:style-name="P96">algo_set_intersection_if</text:p>
          </table:table-cell>
          <table:table-cell table:style-name="表格147.B2" office:value-type="string">
            <text:p text:style-name="P97">将两个使用指定比较规则排序的数据区间取交集。</text:p>
          </table:table-cell>
        </table:table-row>
        <table:table-row>
          <table:table-cell table:style-name="表格147.A2" office:value-type="string">
            <text:p text:style-name="P96">algo_set_difference</text:p>
          </table:table-cell>
          <table:table-cell table:style-name="表格147.B2" office:value-type="string">
            <text:p text:style-name="P97">将两个使用默认比较规则排序的数据区间取差集。</text:p>
          </table:table-cell>
        </table:table-row>
        <table:table-row>
          <table:table-cell table:style-name="表格147.A2" office:value-type="string">
            <text:p text:style-name="P96">algo_set_difference_if</text:p>
          </table:table-cell>
          <table:table-cell table:style-name="表格147.B2" office:value-type="string">
            <text:p text:style-name="P97">将两个使用指定比较规则排序的数据区间取差集。</text:p>
          </table:table-cell>
        </table:table-row>
        <text:soft-page-break/>
        <table:table-row>
          <table:table-cell table:style-name="表格147.A2" office:value-type="string">
            <text:p text:style-name="P96">algo_set_symmetric_difference</text:p>
          </table:table-cell>
          <table:table-cell table:style-name="表格147.B2" office:value-type="string">
            <text:p text:style-name="P97">将两个使用默认比较规则排序的数据区间取对称差集。</text:p>
          </table:table-cell>
        </table:table-row>
        <table:table-row>
          <table:table-cell table:style-name="表格147.A2" office:value-type="string">
            <text:p text:style-name="P96">algo_set_symmetric_difference_if</text:p>
          </table:table-cell>
          <table:table-cell table:style-name="表格147.B2" office:value-type="string">
            <text:p text:style-name="P97">将两个使用指定比较规则排序的数据区间取对称差集。</text:p>
          </table:table-cell>
        </table:table-row>
        <table:table-row>
          <table:table-cell table:style-name="表格147.A2" office:value-type="string">
            <text:p text:style-name="P96">algo_push_heap</text:p>
          </table:table-cell>
          <table:table-cell table:style-name="表格147.B2" office:value-type="string">
            <text:p text:style-name="P97">向使用默认比较规则的堆中插入一个数据。</text:p>
          </table:table-cell>
        </table:table-row>
        <table:table-row>
          <table:table-cell table:style-name="表格147.A2" office:value-type="string">
            <text:p text:style-name="P96">algo_push_heap_if</text:p>
          </table:table-cell>
          <table:table-cell table:style-name="表格147.B2" office:value-type="string">
            <text:p text:style-name="P97">向使用指定比较规则的堆中插入一个数据。</text:p>
          </table:table-cell>
        </table:table-row>
        <table:table-row>
          <table:table-cell table:style-name="表格147.A2" office:value-type="string">
            <text:p text:style-name="P96">algo_pop_heap</text:p>
          </table:table-cell>
          <table:table-cell table:style-name="表格147.B2" office:value-type="string">
            <text:p text:style-name="P97">将使用默认比较规则的堆中优先级最高的数据删除。</text:p>
          </table:table-cell>
        </table:table-row>
        <table:table-row>
          <table:table-cell table:style-name="表格147.A2" office:value-type="string">
            <text:p text:style-name="P96">algo_pop_heap_if</text:p>
          </table:table-cell>
          <table:table-cell table:style-name="表格147.B2" office:value-type="string">
            <text:p text:style-name="P97">将使用指定比较规则的堆中优先级最高的数据删除。</text:p>
          </table:table-cell>
        </table:table-row>
        <table:table-row>
          <table:table-cell table:style-name="表格147.A2" office:value-type="string">
            <text:p text:style-name="P96">algo_make_heap</text:p>
          </table:table-cell>
          <table:table-cell table:style-name="表格147.B2" office:value-type="string">
            <text:p text:style-name="P97">将数据区间变成使用默认比较规则的堆。</text:p>
          </table:table-cell>
        </table:table-row>
        <table:table-row>
          <table:table-cell table:style-name="表格147.A2" office:value-type="string">
            <text:p text:style-name="P96">algo_make_heap_if</text:p>
          </table:table-cell>
          <table:table-cell table:style-name="表格147.B2" office:value-type="string">
            <text:p text:style-name="P97">将数据区间变成使用指定比较规则的堆。</text:p>
          </table:table-cell>
        </table:table-row>
        <table:table-row>
          <table:table-cell table:style-name="表格147.A2" office:value-type="string">
            <text:p text:style-name="P96">algo_sort_heap</text:p>
          </table:table-cell>
          <table:table-cell table:style-name="表格147.B2" office:value-type="string">
            <text:p text:style-name="P97">将使用默认比较规则的堆进行堆排序。</text:p>
          </table:table-cell>
        </table:table-row>
        <table:table-row>
          <table:table-cell table:style-name="表格147.A2" office:value-type="string">
            <text:p text:style-name="P96">algo_sort_heap_if</text:p>
          </table:table-cell>
          <table:table-cell table:style-name="表格147.B2" office:value-type="string">
            <text:p text:style-name="P97">将使用指定比较规则的堆进行堆排序。</text:p>
          </table:table-cell>
        </table:table-row>
        <table:table-row>
          <table:table-cell table:style-name="表格147.A2" office:value-type="string">
            <text:p text:style-name="P96">algo_is_heap</text:p>
          </table:table-cell>
          <table:table-cell table:style-name="表格147.B2" office:value-type="string">
            <text:p text:style-name="P97">判断一个数据区间是否是使用默认比较规则的堆。</text:p>
          </table:table-cell>
        </table:table-row>
        <table:table-row>
          <table:table-cell table:style-name="表格147.A2" office:value-type="string">
            <text:p text:style-name="P96">algo_is_heap_if</text:p>
          </table:table-cell>
          <table:table-cell table:style-name="表格147.B2" office:value-type="string">
            <text:p text:style-name="P97">判断一个数据区间是否是使用指定比较规则的堆。</text:p>
          </table:table-cell>
        </table:table-row>
        <table:table-row>
          <table:table-cell table:style-name="表格147.A2" office:value-type="string">
            <text:p text:style-name="P96">algo_min</text:p>
          </table:table-cell>
          <table:table-cell table:style-name="表格147.B2" office:value-type="string">
            <text:p text:style-name="P97">使用默认比较规则找出两个迭代器所指的数据的小者。</text:p>
          </table:table-cell>
        </table:table-row>
        <table:table-row>
          <table:table-cell table:style-name="表格147.A2" office:value-type="string">
            <text:p text:style-name="P96">algo_min_if</text:p>
          </table:table-cell>
          <table:table-cell table:style-name="表格147.B2" office:value-type="string">
            <text:p text:style-name="P97">使用指定比较规则找出两个迭代器所指的数据的小者。</text:p>
          </table:table-cell>
        </table:table-row>
        <table:table-row>
          <table:table-cell table:style-name="表格147.A2" office:value-type="string">
            <text:p text:style-name="P96">algo_max</text:p>
          </table:table-cell>
          <table:table-cell table:style-name="表格147.B2" office:value-type="string">
            <text:p text:style-name="P97">使用默认比较规则找出两个迭代器所指的数据的大者。</text:p>
          </table:table-cell>
        </table:table-row>
        <table:table-row>
          <table:table-cell table:style-name="表格147.A2" office:value-type="string">
            <text:p text:style-name="P96">algo_max_if</text:p>
          </table:table-cell>
          <table:table-cell table:style-name="表格147.B2" office:value-type="string">
            <text:p text:style-name="P97">使用指定比较规则找出两个迭代器所指的数据的大者。</text:p>
          </table:table-cell>
        </table:table-row>
        <table:table-row>
          <table:table-cell table:style-name="表格147.A2" office:value-type="string">
            <text:p text:style-name="P96">algo_min_element</text:p>
          </table:table-cell>
          <table:table-cell table:style-name="表格147.B2" office:value-type="string">
            <text:p text:style-name="P97">使用默认的比较规则找出数据区间中最小的数据。</text:p>
          </table:table-cell>
        </table:table-row>
        <table:table-row>
          <table:table-cell table:style-name="表格147.A2" office:value-type="string">
            <text:p text:style-name="P96">algo_min_element_if</text:p>
          </table:table-cell>
          <table:table-cell table:style-name="表格147.B2" office:value-type="string">
            <text:p text:style-name="P97">使用指定的比较规则找出数据区间中最小的数据。</text:p>
          </table:table-cell>
        </table:table-row>
        <table:table-row>
          <table:table-cell table:style-name="表格147.A2" office:value-type="string">
            <text:p text:style-name="P96">algo_max_element</text:p>
          </table:table-cell>
          <table:table-cell table:style-name="表格147.B2" office:value-type="string">
            <text:p text:style-name="P97">使用默认的比较规则找出数据区间中最大的数据。</text:p>
          </table:table-cell>
        </table:table-row>
        <table:table-row>
          <table:table-cell table:style-name="表格147.A2" office:value-type="string">
            <text:p text:style-name="P96">algo_max_element_if</text:p>
          </table:table-cell>
          <table:table-cell table:style-name="表格147.B2" office:value-type="string">
            <text:p text:style-name="P97">使用指定的比较规则找出数据区间中最大的数据。</text:p>
          </table:table-cell>
        </table:table-row>
        <table:table-row>
          <table:table-cell table:style-name="表格147.A2" office:value-type="string">
            <text:p text:style-name="P96">algo_lexicographical_compare</text:p>
          </table:table-cell>
          <table:table-cell table:style-name="表格147.B2" office:value-type="string">
            <text:p text:style-name="P97">使用默认比较规则按照字典方式比较两个数据区间。</text:p>
          </table:table-cell>
        </table:table-row>
        <table:table-row>
          <table:table-cell table:style-name="表格147.A2" office:value-type="string">
            <text:p text:style-name="P96">algo_lexicographical_compare_if</text:p>
          </table:table-cell>
          <table:table-cell table:style-name="表格147.B2" office:value-type="string">
            <text:p text:style-name="P97">使用指定比较规则按照字典方式比较两个数据区间。</text:p>
          </table:table-cell>
        </table:table-row>
        <table:table-row>
          <table:table-cell table:style-name="表格147.A2" office:value-type="string">
            <text:p text:style-name="P96">algo_lexicographical_compare_3way</text:p>
          </table:table-cell>
          <table:table-cell table:style-name="表格147.B2" office:value-type="string">
            <text:p text:style-name="P97">使用默认比较规则按照字典方式比较两个数据区间，返回3种结果。</text:p>
          </table:table-cell>
        </table:table-row>
        <table:table-row>
          <table:table-cell table:style-name="表格147.A2" office:value-type="string">
            <text:p text:style-name="P96">algo_lexicographical_compare_3way_if</text:p>
          </table:table-cell>
          <table:table-cell table:style-name="表格147.B2" office:value-type="string">
            <text:p text:style-name="P97">使用指定比较规则按照字典方式比较两个数据区间，返回3种结果。</text:p>
          </table:table-cell>
        </table:table-row>
        <table:table-row>
          <table:table-cell table:style-name="表格147.A2" office:value-type="string">
            <text:p text:style-name="P96">algo_next_permutation</text:p>
          </table:table-cell>
          <table:table-cell table:style-name="表格147.B2" office:value-type="string">
            <text:p text:style-name="P97">返回使用默认比较规则的当前数据区间的下一排列方式。</text:p>
          </table:table-cell>
        </table:table-row>
        <table:table-row>
          <table:table-cell table:style-name="表格147.A2" office:value-type="string">
            <text:p text:style-name="P96">algo_next_permutation_if</text:p>
          </table:table-cell>
          <table:table-cell table:style-name="表格147.B2" office:value-type="string">
            <text:p text:style-name="P97">返回使用指定比较规则的当前数据区间的下一排列方式。</text:p>
          </table:table-cell>
        </table:table-row>
        <table:table-row>
          <table:table-cell table:style-name="表格147.A2" office:value-type="string">
            <text:p text:style-name="P96">algo_prev_permutation</text:p>
          </table:table-cell>
          <table:table-cell table:style-name="表格147.B2" office:value-type="string">
            <text:p text:style-name="P97">返回使用默认比较规则的当前数据区间的上一排列方式。</text:p>
          </table:table-cell>
        </table:table-row>
        <table:table-row>
          <table:table-cell table:style-name="表格147.A2" office:value-type="string">
            <text:p text:style-name="P96">algo_prev_permutation_if</text:p>
          </table:table-cell>
          <table:table-cell table:style-name="表格147.B2" office:value-type="string">
            <text:p text:style-name="P97">返回使用指定比较规则的当前数据区间的上一排列方式。</text:p>
          </table:table-cell>
        </table:table-row>
      </table:table>
      <text:p text:style-name="P30"/>
      <text:list xml:id="list174090267" text:continue-numbering="true" text:style-name="WW8Num13">
        <text:list-item>
          <text:list>
            <text:list-item>
              <text:list>
                <text:list-item>
                  <text:h text:style-name="P344" text:outline-level="3"><text:soft-page-break/>排序整个数据区间</text:h>
                </text:list-item>
              </text:list>
            </text:list-item>
          </text:list>
        </text:list-item>
      </text:list>
      <text:list xml:id="list2102221575" text:style-name="L167">
        <text:list-item>
          <text:p text:style-name="P165">algo_sort <text:s text:c="3"/>algo_sort_if <text:s text:c="3"/>algo_stable_sort <text:s text:c="3"/>algo_stable_sort_if对整个数据区间进行排序</text:p>
        </text:list-item>
      </text:list>
      <text:list xml:id="list105941252" text:style-name="L168">
        <text:list-item>
          <text:p text:style-name="P166">algo_sort和algo_stable_sort默认使用数据类型的小于操作函数作为比较规则进行排序。</text:p>
        </text:list-item>
        <text:list-item>
          <text:p text:style-name="P166">algo_sort_if和algo_stable_sort_if使用指定的比较规则进行排序。</text:p>
        </text:list-item>
        <text:list-item>
          <text:p text:style-name="P166">algo_sort_if和algo_stable_sort_if使用的比较规则不能修改数据。</text:p>
        </text:list-item>
        <text:list-item>
          <text:p text:style-name="P166">algo_sort和algo_stable_sort的不同之处在于algo_stable_sort对于相等的数据不改变原有数据的相对位置。</text:p>
        </text:list-item>
        <text:list-item>
          <text:p text:style-name="P166">有些容器提供了排序操作操作，排序时应该使用容器提供的排序操作函数。</text:p>
        </text:list-item>
      </text:list>
      <text:p text:style-name="P30">下面给出了algo_sort和algo_sort_if的例子：</text:p>
      <table:table table:name="表格148" table:style-name="表格148">
        <table:table-column table:style-name="表格148.A"/>
        <table:table-row>
          <table:table-cell table:style-name="表格148.A1" office:value-type="string">
            <text:p text:style-name="P101">/* </text:p>
            <text:p text:style-name="P101"><text:s/>* sort3.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iterator_t it_pos; </text:p>
            <text:p text:style-name="P101"><text:s text:c="4"/>int i = 0;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for(i = 1; i &lt;= 9; ++i) </text:p>
            <text:p text:style-name="P101"><text:s text:c="4"/>{ </text:p>
            <text:p text:style-name="P101"><text:s text:c="8"/>deque_push_back(pdeq_coll, i); </text:p>
            <text:p text:style-name="P101"><text:s text:c="4"/>} </text:p>
            <text:p text:style-name="P101"><text:s text:c="4"/>for(i = 1; i &lt;= 9; ++i) </text:p>
            <text:p text:style-name="P101"><text:s text:c="4"/>{ </text:p>
            <text:p text:style-name="P101"><text:s text:c="8"/>deque_push_back(pdeq_coll, i); </text:p>
            <text:p text:style-name="P101"><text:s text:c="4"/>} </text:p>
            <text:p text:style-name="P101"/>
            <text:p text:style-name="P101"><text:soft-page-break/><text:s text:c="4"/>printf("on entry: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ort(deque_begin(pdeq_coll), deque_end(pdeq_coll)); </text:p>
            <text:p text:style-name="P101"><text:s text:c="4"/>printf("sorted: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ort_if(deque_begin(pdeq_coll), deque_end(pdeq_coll), fun_greater_int); </text:p>
            <text:p text:style-name="P101"><text:s text:c="4"/>printf("sorted &gt;: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30">输出结果：</text:p>
      <text:p text:style-name="P30">on entry: 1 2 3 4 5 6 7 8 9 1 2 3 4 5 6 7 8 9 </text:p>
      <text:p text:style-name="P30">sorted: 1 1 2 2 3 3 4 4 5 5 6 6 7 7 8 8 9 9 </text:p>
      <text:p text:style-name="P30">sorted &gt;: 9 9 8 8 7 7 6 6 5 5 4 4 3 3 2 2 1 1 </text:p>
      <text:p text:style-name="P30"/>
      <text:p text:style-name="P30">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101">/* </text:p>
            <text:p text:style-name="P101"><text:s/>* sort4.c </text:p>
            <text:p text:style-name="P101"><text:s/>* compile with : -lcstl </text:p>
            <text:p text:style-name="P101"><text:s/>*/ </text:p>
            <text:p text:style-name="P101"><text:soft-page-break/><text:s/></text:p>
            <text:p text:style-name="P101">#include &lt;stdio.h&gt; </text:p>
            <text:p text:style-name="P101">#include &lt;string.h&gt; </text:p>
            <text:p text:style-name="P101">#include &lt;cstl/cvector.h&gt; </text:p>
            <text:p text:style-name="P101">#include &lt;cstl/calgorithm.h&gt; </text:p>
            <text:p text:style-name="P101"/>
            <text:p text:style-name="P101">static void _less_length(const void* cpv_first, </text:p>
            <text:p text:style-name="P101"><text:s text:c="4"/>const void* cpv_second, void* pv_output) </text:p>
            <text:p text:style-name="P101">{ </text:p>
            <text:p text:style-name="P101"><text:s text:c="4"/>*(bool_t*)pv_output = strlen((char*)cpv_first) &lt; strlen((char*)cpv_second) ? </text:p>
            <text:p text:style-name="P101"><text:s text:c="8"/>true : false; </text:p>
            <text:p text:style-name="P101">} </text:p>
            <text:p text:style-name="P101"/>
            <text:p text:style-name="P101">int main(int argc, char* argv[]) </text:p>
            <text:p text:style-name="P101">{ </text:p>
            <text:p text:style-name="P101"><text:s text:c="4"/>vector_t* pvec_coll1 = create_vector(char*); </text:p>
            <text:p text:style-name="P101"><text:s text:c="4"/>vector_t* pvec_coll2 = create_vector(char*); </text:p>
            <text:p text:style-name="P101"><text:s text:c="4"/>iterator_t it_pos; </text:p>
            <text:p text:style-name="P101"/>
            <text:p text:style-name="P101"><text:s text:c="4"/>if(pvec_coll1 == NULL || pvec_coll2 == NULL) </text:p>
            <text:p text:style-name="P101"><text:s text:c="4"/>{ </text:p>
            <text:p text:style-name="P101"><text:s text:c="8"/>return -1; </text:p>
            <text:p text:style-name="P101"><text:s text:c="4"/>} </text:p>
            <text:p text:style-name="P101"/>
            <text:p text:style-name="P101"><text:s text:c="4"/>vector_init(pvec_coll1); </text:p>
            <text:p text:style-name="P101"><text:s text:c="4"/>vector_init(pvec_coll2); </text:p>
            <text:p text:style-name="P101"/>
            <text:p text:style-name="P101"><text:s text:c="4"/>vector_push_back(pvec_coll1, "1xxx"); </text:p>
            <text:p text:style-name="P101"><text:s text:c="4"/>vector_push_back(pvec_coll1, "2x"); </text:p>
            <text:p text:style-name="P101"><text:s text:c="4"/>vector_push_back(pvec_coll1, "3x"); </text:p>
            <text:p text:style-name="P101"><text:s text:c="4"/>vector_push_back(pvec_coll1, "4x"); </text:p>
            <text:p text:style-name="P101"><text:s text:c="4"/>vector_push_back(pvec_coll1, "5xx"); </text:p>
            <text:p text:style-name="P101"><text:s text:c="4"/>vector_push_back(pvec_coll1, "6xxxx"); </text:p>
            <text:p text:style-name="P101"><text:s text:c="4"/>vector_push_back(pvec_coll1, "7xx"); </text:p>
            <text:p text:style-name="P101"><text:s text:c="4"/>vector_push_back(pvec_coll1, "8xxx"); </text:p>
            <text:p text:style-name="P101"><text:s text:c="4"/>vector_push_back(pvec_coll1, "9xx"); </text:p>
            <text:p text:style-name="P101"><text:s text:c="4"/>vector_push_back(pvec_coll1, "10xxx"); </text:p>
            <text:p text:style-name="P101"><text:s text:c="4"/>vector_push_back(pvec_coll1, "11"); </text:p>
            <text:p text:style-name="P101"><text:s text:c="4"/>vector_push_back(pvec_coll1, "12"); </text:p>
            <text:p text:style-name="P101"><text:s text:c="4"/>vector_push_back(pvec_coll1, "13"); </text:p>
            <text:p text:style-name="P101"><text:s text:c="4"/>vector_push_back(pvec_coll1, "14xx"); </text:p>
            <text:p text:style-name="P101"><text:s text:c="4"/>vector_push_back(pvec_coll1, "15"); </text:p>
            <text:p text:style-name="P101"><text:s text:c="4"/>vector_push_back(pvec_coll1, "16"); </text:p>
            <text:p text:style-name="P101"><text:soft-page-break/><text:s text:c="4"/>vector_push_back(pvec_coll1, "17"); </text:p>
            <text:p text:style-name="P101"><text:s text:c="4"/>vector_assign(pvec_coll2, pvec_coll1); </text:p>
            <text:p text:style-name="P101"/>
            <text:p text:style-name="P101"><text:s text:c="4"/>printf("on entry:\n");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s ", (char*)iterator_get_pointer(it_pos)); </text:p>
            <text:p text:style-name="P101"><text:s text:c="4"/>} </text:p>
            <text:p text:style-name="P101"><text:s text:c="4"/>printf("\n"); </text:p>
            <text:p text:style-name="P101"/>
            <text:p text:style-name="P101"><text:s text:c="4"/>algo_sort_if(vector_begin(pvec_coll1), </text:p>
            <text:p text:style-name="P101"><text:s text:c="8"/>vector_end(pvec_coll1), _less_length); </text:p>
            <text:p text:style-name="P101"><text:s text:c="4"/>algo_stable_sort_if(vector_begin(pvec_coll2), </text:p>
            <text:p text:style-name="P101"><text:s text:c="8"/>vector_end(pvec_coll2), _less_length); </text:p>
            <text:p text:style-name="P101"><text:s text:c="4"/>printf("with algo_sort_if():\n");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s ", (char*)iterator_get_pointer(it_pos)); </text:p>
            <text:p text:style-name="P101"><text:s text:c="4"/>} </text:p>
            <text:p text:style-name="P101"><text:s text:c="4"/>printf("\n"); </text:p>
            <text:p text:style-name="P101"><text:s text:c="4"/>printf("with algo_stable_sort_if():\n");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s ", (char*)iterator_get_pointer(it_pos)); </text:p>
            <text:p text:style-name="P101"><text:s text:c="4"/>} </text:p>
            <text:p text:style-name="P101"><text:s text:c="4"/>printf("\n"); </text:p>
            <text:p text:style-name="P101"/>
            <text:p text:style-name="P101"><text:s text:c="4"/>vector_destroy(pvec_coll1); </text:p>
            <text:p text:style-name="P101"><text:s text:c="4"/>vector_destroy(pvec_coll2); </text:p>
            <text:p text:style-name="P101"/>
            <text:p text:style-name="P101"><text:s text:c="4"/>return 0; </text:p>
            <text:p text:style-name="P101">}</text:p>
          </table:table-cell>
        </table:table-row>
      </table:table>
      <text:p text:style-name="P30">程序的输出结果：</text:p>
      <text:p text:style-name="P30">on entry: </text:p>
      <text:p text:style-name="P30">1xxx 2x 3x 4x 5xx 6xxxx 7xx 8xxx 9xx 10xxx 11 12 13 14xx 15 16 17 </text:p>
      <text:p text:style-name="P30">with algo_sort_if(): </text:p>
      <text:p text:style-name="P30">13 15 11 12 2x 17 16 3x 4x 5xx 7xx 9xx 1xxx 8xxx 14xx 10xxx 6xxxx </text:p>
      <text:p text:style-name="P30"><text:soft-page-break/>with algo_stable_sort_if(): </text:p>
      <text:p text:style-name="P30">2x 3x 4x 11 12 13 15 16 17 5xx 7xx 9xx 1xxx 8xxx 14xx 6xxxx 10xxx </text:p>
      <text:p text:style-name="P30"/>
      <text:list xml:id="list1618792933" text:continue-list="list174090267" text:style-name="WW8Num13">
        <text:list-item>
          <text:list>
            <text:list-item>
              <text:list>
                <text:list-item>
                  <text:h text:style-name="P344" text:outline-level="3">部分排序</text:h>
                </text:list-item>
              </text:list>
            </text:list-item>
          </text:list>
        </text:list-item>
      </text:list>
      <text:list xml:id="list1475980889" text:style-name="L169">
        <text:list-item>
          <text:p text:style-name="P167">algo_partial_sort <text:s text:c="3"/>algo_partial_sort_if将数据区间的一部分排序。</text:p>
        </text:list-item>
      </text:list>
      <text:list xml:id="list1618431024" text:style-name="L170">
        <text:list-item>
          <text:p text:style-name="P168">algo_partial_sort使用数据的小于操作函数作为比较规则排序。</text:p>
        </text:list-item>
        <text:list-item>
          <text:p text:style-name="P168">algo_partial_sort_if使用指定的比较规则排序。</text:p>
        </text:list-item>
        <text:list-item>
          <text:p text:style-name="P168">这两个算法不像algo_sort排序整个数据区间，而是排序后只是前面的一部分数据有序，后面的一部分并未排序。</text:p>
        </text:list-item>
        <text:list-item>
          <text:p text:style-name="P168">algo_partial_sort_if使用的函数不能修改数据。</text:p>
        </text:list-item>
      </text:list>
      <text:p text:style-name="P30">下面的例子展示了如何使用algo_partial_sort和algo_partial_sort_if：</text:p>
      <table:table table:name="表格150" table:style-name="表格150">
        <table:table-column table:style-name="表格150.A"/>
        <table:table-row>
          <table:table-cell table:style-name="表格150.A1" office:value-type="string">
            <text:p text:style-name="P101">/* </text:p>
            <text:p text:style-name="P101"><text:s/>* psort1.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iterator_t it_pos; </text:p>
            <text:p text:style-name="P101"><text:s text:c="4"/>int i = 0;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for(i = 3; i &lt;= 7; ++i) </text:p>
            <text:p text:style-name="P101"><text:s text:c="4"/>{ </text:p>
            <text:p text:style-name="P101"><text:s text:c="8"/>deque_push_back(pdeq_coll, i); </text:p>
            <text:p text:style-name="P101"><text:s text:c="4"/>} </text:p>
            <text:p text:style-name="P101"><text:s text:c="4"/>for(i = 2; i &lt;= 6; ++i) </text:p>
            <text:p text:style-name="P101"><text:soft-page-break/><text:s text:c="4"/>{ </text:p>
            <text:p text:style-name="P101"><text:s text:c="8"/>deque_push_back(pdeq_coll, i); </text:p>
            <text:p text:style-name="P101"><text:s text:c="4"/>} </text:p>
            <text:p text:style-name="P101"><text:s text:c="4"/>for(i = 1; i &lt;= 5; ++i) </text:p>
            <text:p text:style-name="P101"><text:s text:c="4"/>{ </text:p>
            <text:p text:style-name="P101"><text:s text:c="8"/>deque_push_back(pdeq_coll, i); </text:p>
            <text:p text:style-name="P101"><text:s text:c="4"/>} </text:p>
            <text:p text:style-name="P101"><text:s text:c="4"/>printf("coll: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partial_sort(deque_begin(pdeq_coll), </text:p>
            <text:p text:style-name="P101"><text:s text:c="8"/>iterator_next_n(deque_begin(pdeq_coll), 5), deque_end(pdeq_coll)); </text:p>
            <text:p text:style-name="P101"><text:s text:c="4"/>printf("coll: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partial_sort_if(deque_begin(pdeq_coll), </text:p>
            <text:p text:style-name="P101"><text:s text:c="8"/>iterator_next_n(deque_begin(pdeq_coll), 5), </text:p>
            <text:p text:style-name="P101"><text:s text:c="8"/>deque_end(pdeq_coll), fun_greater_int); </text:p>
            <text:p text:style-name="P101"><text:s text:c="4"/>printf("coll: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30"><text:soft-page-break/>输出结果：</text:p>
      <text:p text:style-name="P30">coll: 3 4 5 6 7 2 3 4 5 6 1 2 3 4 5 </text:p>
      <text:p text:style-name="P30">coll: 1 2 2 3 3 7 6 5 5 6 4 4 3 4 5 </text:p>
      <text:p text:style-name="P30">coll: 7 6 6 5 5 1 2 2 3 3 4 4 3 4 5 </text:p>
      <text:p text:style-name="P30">从结果看来algo_partial_sort和algo_partial_sort_if执行后只有前5个数字是这个数据区间排序的其余的是无序的。</text:p>
      <text:p text:style-name="P30"/>
      <text:p text:style-name="P30">algo_partial_sort_copy <text:s text:c="3"/>algo_partial_sort_copy_if对数据区间进行部分排序并将结果拷贝到目的数据区间中</text:p>
      <text:p text:style-name="P30">algo_partial_sort_copy使用数据类型的小于操作函数作为比较规则排序。</text:p>
      <text:p text:style-name="P30">algo_partial_sort_copy_if使用指定的比较规则排序。</text:p>
      <text:p text:style-name="P30">algo_partial_sort_copy_if使用的函数不能修改数据。</text:p>
      <text:p text:style-name="P30">两个算法拷贝到目的数据区间中的是最小排序数据区间。</text:p>
      <text:p text:style-name="P30">两个算法都返回拷贝到目的数据区间的数据的末尾。</text:p>
      <text:p text:style-name="P30">下面是这两个算法的例子：</text:p>
      <table:table table:name="表格151" table:style-name="表格151">
        <table:table-column table:style-name="表格151.A"/>
        <table:table-row>
          <table:table-cell table:style-name="表格151.A1" office:value-type="string">
            <text:p text:style-name="P101">/* </text:p>
            <text:p text:style-name="P101"><text:s/>* psort2.c </text:p>
            <text:p text:style-name="P101"><text:s/>* compile with : -lcstl </text:p>
            <text:p text:style-name="P101"><text:s/>*/ </text:p>
            <text:p text:style-name="P101"/>
            <text:p text:style-name="P101">#include &lt;stdio.h&gt; </text:p>
            <text:p text:style-name="P101">#include &lt;cstl/cdeque.h&gt; </text:p>
            <text:p text:style-name="P101">#include &lt;cstl/cvector.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vector_t* pvec_coll6 = create_vector(int); </text:p>
            <text:p text:style-name="P101"><text:s text:c="4"/>vector_t* pvec_coll30 = create_vector(int); </text:p>
            <text:p text:style-name="P101"><text:s text:c="4"/>iterator_t it_pos; </text:p>
            <text:p text:style-name="P101"><text:s text:c="4"/>iterator_t it_end; </text:p>
            <text:p text:style-name="P101"><text:s text:c="4"/>int i = 0; </text:p>
            <text:p text:style-name="P101"/>
            <text:p text:style-name="P101"><text:s text:c="4"/>if(pdeq_coll == NULL || pvec_coll6 == NULL || pvec_coll30 == NULL) </text:p>
            <text:p text:style-name="P101"><text:s text:c="4"/>{ </text:p>
            <text:p text:style-name="P101"><text:s text:c="8"/>return -1; </text:p>
            <text:p text:style-name="P101"><text:s text:c="4"/>} </text:p>
            <text:p text:style-name="P101"/>
            <text:p text:style-name="P101"><text:s text:c="4"/>deque_init(pdeq_coll); </text:p>
            <text:p text:style-name="P101"><text:s text:c="4"/>vector_init_n(pvec_coll6, 6); </text:p>
            <text:p text:style-name="P101"><text:s text:c="4"/>vector_init_n(pvec_coll30, 30); </text:p>
            <text:p text:style-name="P101"/>
            <text:p text:style-name="P101"><text:s text:c="4"/>for(i = 3; i &lt;= 7; ++i) </text:p>
            <text:p text:style-name="P101"><text:soft-page-break/><text:s text:c="4"/>{ </text:p>
            <text:p text:style-name="P101"><text:s text:c="8"/>deque_push_back(pdeq_coll, i); </text:p>
            <text:p text:style-name="P101"><text:s text:c="4"/>} </text:p>
            <text:p text:style-name="P101"><text:s text:c="4"/>for(i = 2; i &lt;= 6; ++i) </text:p>
            <text:p text:style-name="P101"><text:s text:c="4"/>{ </text:p>
            <text:p text:style-name="P101"><text:s text:c="8"/>deque_push_back(pdeq_coll, i); </text:p>
            <text:p text:style-name="P101"><text:s text:c="4"/>} </text:p>
            <text:p text:style-name="P101"><text:s text:c="4"/>for(i = 1; i &lt;= 5; ++i) </text:p>
            <text:p text:style-name="P101"><text:s text:c="4"/>{ </text:p>
            <text:p text:style-name="P101"><text:s text:c="8"/>deque_push_back(pdeq_coll, i); </text:p>
            <text:p text:style-name="P101"><text:s text:c="4"/>}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end = algo_partial_sort_copy(deque_begin(pdeq_coll), deque_end(pdeq_coll), </text:p>
            <text:p text:style-name="P101"><text:s text:c="8"/>vector_begin(pvec_coll6), vector_end(pvec_coll6)); </text:p>
            <text:p text:style-name="P101"><text:s text:c="4"/>for(it_pos = vector_begin(pvec_coll6);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end = algo_partial_sort_copy_if(deque_begin(pdeq_coll), deque_end(pdeq_coll), </text:p>
            <text:p text:style-name="P101"><text:s text:c="8"/>vector_begin(pvec_coll30), vector_end(pvec_coll30), fun_greater_int); </text:p>
            <text:p text:style-name="P101"><text:s text:c="4"/>for(it_pos = vector_begin(pvec_coll30);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 </text:p>
            <text:p text:style-name="P101"><text:s text:c="4"/>vector_destroy(pvec_coll6); </text:p>
            <text:p text:style-name="P101"><text:s text:c="4"/>vector_destroy(pvec_coll30); </text:p>
            <text:p text:style-name="P101"/>
            <text:p text:style-name="P101"><text:soft-page-break/><text:s text:c="4"/>return 0; </text:p>
            <text:p text:style-name="P101">}</text:p>
          </table:table-cell>
        </table:table-row>
      </table:table>
      <text:p text:style-name="P30">程序输出：</text:p>
      <text:p text:style-name="P30">3 4 5 6 7 2 3 4 5 6 1 2 3 4 5 </text:p>
      <text:p text:style-name="P30">1 2 2 3 3 3 </text:p>
      <text:p text:style-name="P30">7 6 6 5 5 5 4 4 4 3 3 3 2 2 1 </text:p>
      <text:p text:style-name="P30"/>
      <text:list xml:id="list1087440403" text:continue-list="list1618792933" text:style-name="WW8Num13">
        <text:list-item>
          <text:list>
            <text:list-item>
              <text:list>
                <text:list-item>
                  <text:h text:style-name="P344" text:outline-level="3">测试数据区间是否排序</text:h>
                </text:list-item>
              </text:list>
            </text:list-item>
          </text:list>
        </text:list-item>
      </text:list>
      <text:p text:style-name="P30">algo_is_sorted <text:s text:c="3"/>algo_is_sorted_if判断一个数据区间是否排序</text:p>
      <text:p text:style-name="P30">algo_is_sorted判断一个数据区间是否是以数据类型的小于操作作为比较规则排序的。</text:p>
      <text:p text:style-name="P30">algo_is_sorted_if判断一个数据区间是否是以指定的比较规则排序的。</text:p>
      <text:p text:style-name="P30">algo_is_sorted_if使用的函数不能修改数据。</text:p>
      <text:p text:style-name="P30">下面是这个两个算法的例子：</text:p>
      <table:table table:name="表格152" table:style-name="表格152">
        <table:table-column table:style-name="表格152.A"/>
        <table:table-row>
          <table:table-cell table:style-name="表格152.A1" office:value-type="string">
            <text:p text:style-name="P101">/* </text:p>
            <text:p text:style-name="P101"><text:s/>* issorted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include &lt;cstl/cfunctional.h&gt; </text:p>
            <text:p text:style-name="P101"/>
            <text:p text:style-name="P101">int main(int argc, char* argv[]) </text:p>
            <text:p text:style-name="P101">{ </text:p>
            <text:p text:style-name="P101"><text:s text:c="4"/>vector_t* pvec_coll = create_vector(int); </text:p>
            <text:p text:style-name="P101"><text:s text:c="4"/>iterator_t it_pos;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oft-page-break/><text:s text:c="4"/>} </text:p>
            <text:p text:style-name="P101"/>
            <text:p text:style-name="P101"><text:s text:c="4"/>algo_random_shuffle(vector_begin(pvec_coll), vector_end(pvec_coll));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f(algo_is_sorted(vector_begin(pvec_coll), vector_end(pvec_coll))) </text:p>
            <text:p text:style-name="P101"><text:s text:c="4"/>{ </text:p>
            <text:p text:style-name="P101"><text:s text:c="8"/>printf("coll is sorted with &lt;.\n"); </text:p>
            <text:p text:style-name="P101"><text:s text:c="4"/>} </text:p>
            <text:p text:style-name="P101"><text:s text:c="4"/>else </text:p>
            <text:p text:style-name="P101"><text:s text:c="4"/>{ </text:p>
            <text:p text:style-name="P101"><text:s text:c="8"/>printf("coll is not sorted with &lt;.\n"); </text:p>
            <text:p text:style-name="P101"><text:s text:c="4"/>} </text:p>
            <text:p text:style-name="P101"><text:s text:c="4"/>if(algo_is_sorted_if(vector_begin(pvec_coll), </text:p>
            <text:p text:style-name="P101"><text:s text:c="8"/>vector_end(pvec_coll), fun_greater_int)) </text:p>
            <text:p text:style-name="P101"><text:s text:c="4"/>{ </text:p>
            <text:p text:style-name="P101"><text:s text:c="8"/>printf("coll is sorted with &gt;.\n"); </text:p>
            <text:p text:style-name="P101"><text:s text:c="4"/>} </text:p>
            <text:p text:style-name="P101"><text:s text:c="4"/>else </text:p>
            <text:p text:style-name="P101"><text:s text:c="4"/>{ </text:p>
            <text:p text:style-name="P101"><text:s text:c="8"/>printf("coll is not sorted with &gt;.\n"); </text:p>
            <text:p text:style-name="P101"><text:s text:c="4"/>} </text:p>
            <text:p text:style-name="P101"/>
            <text:p text:style-name="P101"><text:s text:c="4"/>algo_sort(vector_begin(pvec_coll), vector_end(pvec_coll));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f(algo_is_sorted(vector_begin(pvec_coll), vector_end(pvec_coll))) </text:p>
            <text:p text:style-name="P101"><text:s text:c="4"/>{ </text:p>
            <text:p text:style-name="P101"><text:s text:c="8"/>printf("coll is sorted with &lt;.\n"); </text:p>
            <text:p text:style-name="P101"><text:s text:c="4"/>} </text:p>
            <text:p text:style-name="P101"><text:s text:c="4"/>else </text:p>
            <text:p text:style-name="P101"><text:s text:c="4"/>{ </text:p>
            <text:p text:style-name="P101"><text:s text:c="8"/>printf("coll is not sorted with &lt;.\n"); </text:p>
            <text:p text:style-name="P101"><text:soft-page-break/><text:s text:c="4"/>} </text:p>
            <text:p text:style-name="P101"><text:s text:c="4"/>if(algo_is_sorted_if(vector_begin(pvec_coll), </text:p>
            <text:p text:style-name="P101"><text:s text:c="8"/>vector_end(pvec_coll), fun_greater_int)) </text:p>
            <text:p text:style-name="P101"><text:s text:c="4"/>{ </text:p>
            <text:p text:style-name="P101"><text:s text:c="8"/>printf("coll is sorted with &gt;.\n"); </text:p>
            <text:p text:style-name="P101"><text:s text:c="4"/>} </text:p>
            <text:p text:style-name="P101"><text:s text:c="4"/>else </text:p>
            <text:p text:style-name="P101"><text:s text:c="4"/>{ </text:p>
            <text:p text:style-name="P101"><text:s text:c="8"/>printf("coll is not sorted with &gt;.\n"); </text:p>
            <text:p text:style-name="P101"><text:s text:c="4"/>} </text:p>
            <text:p text:style-name="P101"/>
            <text:p text:style-name="P101"><text:s text:c="4"/>algo_sort_if(vector_begin(pvec_coll), vector_end(pvec_coll), fun_greater_int);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f(algo_is_sorted(vector_begin(pvec_coll), vector_end(pvec_coll))) </text:p>
            <text:p text:style-name="P101"><text:s text:c="4"/>{ </text:p>
            <text:p text:style-name="P101"><text:s text:c="8"/>printf("coll is sorted with &lt;.\n"); </text:p>
            <text:p text:style-name="P101"><text:s text:c="4"/>} </text:p>
            <text:p text:style-name="P101"><text:s text:c="4"/>else </text:p>
            <text:p text:style-name="P101"><text:s text:c="4"/>{ </text:p>
            <text:p text:style-name="P101"><text:s text:c="8"/>printf("coll is not sorted with &lt;.\n"); </text:p>
            <text:p text:style-name="P101"><text:s text:c="4"/>} </text:p>
            <text:p text:style-name="P101"><text:s text:c="4"/>if(algo_is_sorted_if(vector_begin(pvec_coll), </text:p>
            <text:p text:style-name="P101"><text:s text:c="8"/>vector_end(pvec_coll), fun_greater_int)) </text:p>
            <text:p text:style-name="P101"><text:s text:c="4"/>{ </text:p>
            <text:p text:style-name="P101"><text:s text:c="8"/>printf("coll is sorted with &gt;.\n"); </text:p>
            <text:p text:style-name="P101"><text:s text:c="4"/>} </text:p>
            <text:p text:style-name="P101"><text:s text:c="4"/>else </text:p>
            <text:p text:style-name="P101"><text:s text:c="4"/>{ </text:p>
            <text:p text:style-name="P101"><text:s text:c="8"/>printf("coll is not sorted with &gt;.\n"); </text:p>
            <text:p text:style-name="P101"><text:s text:c="4"/>} </text:p>
            <text:p text:style-name="P101"/>
            <text:p text:style-name="P101"><text:s text:c="4"/>vector_destroy(pvec_coll); </text:p>
            <text:p text:style-name="P101"/>
            <text:p text:style-name="P101"><text:s text:c="4"/>return 0; </text:p>
            <text:p text:style-name="P101">}</text:p>
          </table:table-cell>
        </table:table-row>
      </table:table>
      <text:p text:style-name="P30">输出结果：</text:p>
      <text:p text:style-name="P30">8 3 9 4 7 2 5 1 6 </text:p>
      <text:p text:style-name="P30"><text:soft-page-break/>coll is not sorted with &lt;. </text:p>
      <text:p text:style-name="P30">coll is not sorted with &gt;. </text:p>
      <text:p text:style-name="P30">1 2 3 4 5 6 7 8 9 </text:p>
      <text:p text:style-name="P30">coll is sorted with &lt;. </text:p>
      <text:p text:style-name="P30">coll is not sorted with &gt;. </text:p>
      <text:p text:style-name="P30">9 8 7 6 5 4 3 2 1 </text:p>
      <text:p text:style-name="P30">coll is not sorted with &lt;. </text:p>
      <text:p text:style-name="P30">coll is sorted with &gt;.</text:p>
      <text:p text:style-name="P30"/>
      <text:list xml:id="list461605026" text:continue-numbering="true" text:style-name="WW8Num13">
        <text:list-item>
          <text:list>
            <text:list-item>
              <text:list>
                <text:list-item>
                  <text:h text:style-name="P344" text:outline-level="3">根据第n个数据排序</text:h>
                </text:list-item>
              </text:list>
            </text:list-item>
          </text:list>
        </text:list-item>
      </text:list>
      <text:list xml:id="list1241671977" text:style-name="L171">
        <text:list-item>
          <text:p text:style-name="P169">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1622799326" text:style-name="L172">
        <text:list-item>
          <text:p text:style-name="P170">algo_nth_element使用数据的小于操作函数作为默认的比较规则排序。</text:p>
        </text:list-item>
        <text:list-item>
          <text:p text:style-name="P170">algo_nth_element_if使用指定的比较规则排序。</text:p>
        </text:list-item>
        <text:list-item>
          <text:p text:style-name="P170">algo_nth_element_if使用的函数不能修改数据。</text:p>
        </text:list-item>
      </text:list>
      <text:p text:style-name="P30">下面是algo_nth_element和algo_nth_element_if的使用实例：</text:p>
      <table:table table:name="表格153" table:style-name="表格153">
        <table:table-column table:style-name="表格153.A"/>
        <table:table-row>
          <table:table-cell table:style-name="表格153.A1" office:value-type="string">
            <text:p text:style-name="P101">/* </text:p>
            <text:p text:style-name="P101"><text:s/>* nth1.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iterator_t it_pos; </text:p>
            <text:p text:style-name="P101"><text:s text:c="4"/>int i = 0;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oft-page-break/><text:s text:c="4"/>for(i = 3; i &lt;= 7; ++i) </text:p>
            <text:p text:style-name="P101"><text:s text:c="4"/>{ </text:p>
            <text:p text:style-name="P101"><text:s text:c="8"/>deque_push_back(pdeq_coll, i); </text:p>
            <text:p text:style-name="P101"><text:s text:c="4"/>} </text:p>
            <text:p text:style-name="P101"><text:s text:c="4"/>for(i = 2; i &lt;= 6; ++i) </text:p>
            <text:p text:style-name="P101"><text:s text:c="4"/>{ </text:p>
            <text:p text:style-name="P101"><text:s text:c="8"/>deque_push_back(pdeq_coll, i); </text:p>
            <text:p text:style-name="P101"><text:s text:c="4"/>} </text:p>
            <text:p text:style-name="P101"><text:s text:c="4"/>for(i = 1; i &lt;= 5; ++i) </text:p>
            <text:p text:style-name="P101"><text:s text:c="4"/>{ </text:p>
            <text:p text:style-name="P101"><text:s text:c="8"/>deque_push_back(pdeq_coll, i); </text:p>
            <text:p text:style-name="P101"><text:s text:c="4"/>} </text:p>
            <text:p text:style-name="P101"><text:s text:c="4"/>printf("coll: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nth_element(deque_begin(pdeq_coll), </text:p>
            <text:p text:style-name="P101"><text:s text:c="8"/>iterator_next_n(deque_begin(pdeq_coll), 3), deque_end(pdeq_coll)); </text:p>
            <text:p text:style-name="P101"><text:s text:c="4"/>printf("the four last elements are: "); </text:p>
            <text:p text:style-name="P101"><text:s text:c="4"/>for(it_pos = deque_begin(pdeq_coll); </text:p>
            <text:p text:style-name="P101"><text:s text:c="8"/>!iterator_equal(it_pos, iterator_next_n(deque_begin(pdeq_coll), 4));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nth_element(deque_begin(pdeq_coll), </text:p>
            <text:p text:style-name="P101"><text:s text:c="8"/>iterator_prev_n(deque_end(pdeq_coll), 4), deque_end(pdeq_coll)); </text:p>
            <text:p text:style-name="P101"><text:s text:c="4"/>printf("the four highest elements are: "); </text:p>
            <text:p text:style-name="P101"><text:s text:c="4"/>for(it_pos = iterator_prev_n(deque_end(pdeq_coll), 4);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oft-page-break/><text:s text:c="4"/>algo_nth_element_if(deque_begin(pdeq_coll), </text:p>
            <text:p text:style-name="P101"><text:s text:c="8"/>iterator_next_n(deque_begin(pdeq_coll), 3), </text:p>
            <text:p text:style-name="P101"><text:s text:c="8"/>deque_end(pdeq_coll), fun_greater_int); </text:p>
            <text:p text:style-name="P101"><text:s text:c="4"/>printf("the four highest elements are: "); </text:p>
            <text:p text:style-name="P101"><text:s text:c="4"/>for(it_pos = deque_begin(pdeq_coll); </text:p>
            <text:p text:style-name="P101"><text:s text:c="8"/>!iterator_equal(it_pos, iterator_next_n(deque_begin(pdeq_coll), 4));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30">输出结果：</text:p>
      <text:p text:style-name="P30">coll: 3 4 5 6 7 2 3 4 5 6 1 2 3 4 5 </text:p>
      <text:p text:style-name="P30">the four last elements are: 2 1 2 3 </text:p>
      <text:p text:style-name="P30">the four highest elements are: 5 6 7 6 </text:p>
      <text:p text:style-name="P30">the four highest elements are: 6 7 6 5 </text:p>
      <text:p text:style-name="P30"/>
      <text:list xml:id="list878185945" text:continue-list="list461605026" text:style-name="WW8Num13">
        <text:list-item>
          <text:list>
            <text:list-item>
              <text:list>
                <text:list-item>
                  <text:h text:style-name="P344" text:outline-level="3">二分查找</text:h>
                </text:list-item>
              </text:list>
            </text:list-item>
          </text:list>
        </text:list-item>
      </text:list>
      <text:list xml:id="list424934849" text:style-name="L173">
        <text:list-item>
          <text:p text:style-name="P171">algo_lower_bound <text:s text:c="3"/>algo_lower_bound_if在有序的数据区间中查找第一个大于等于指定的数据。</text:p>
        </text:list-item>
      </text:list>
      <text:list xml:id="list1336975192" text:style-name="L174">
        <text:list-item>
          <text:p text:style-name="P172">algo_upper_bound <text:s text:c="3"/>algo_upper_bound_if在有序的数据区间中查找第一个大于指定的数据。</text:p>
        </text:list-item>
        <text:list-item>
          <text:p text:style-name="P172">algo_lower_bound和algo_upper_bound都要求数据区间使用数据类型的小于操作函数作为默认比较规则排序。</text:p>
        </text:list-item>
        <text:list-item>
          <text:p text:style-name="P172">algo_lower_bound_if和algo_upper_bound_if都要求数据区间使用指定的比较规则排序。</text:p>
        </text:list-item>
        <text:list-item>
          <text:p text:style-name="P172">如果没有这样的数据，四个算法都返回数据区间的末尾。</text:p>
        </text:list-item>
        <text:list-item>
          <text:p text:style-name="P172">algo_lower_bound_if和algo_upper_bound_if使用的函数都不能修改数据。</text:p>
        </text:list-item>
        <text:list-item>
          <text:p text:style-name="P172">关联容器提供了功能相同的操作函数，首先考虑使用关联容器提供的操作。</text:p>
        </text:list-item>
      </text:list>
      <text:p text:style-name="P30">下面的例子展示了algo_lower_bound和algo_upper_bound的用法：</text:p>
      <table:table table:name="表格154" table:style-name="表格154">
        <table:table-column table:style-name="表格154.A"/>
        <table:table-row>
          <table:table-cell table:style-name="表格154.A1" office:value-type="string">
            <text:p text:style-name="P101">/* </text:p>
            <text:p text:style-name="P101"><text:s/>* bounds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text:soft-page-break/><text:s/></text:p>
            <text:p text:style-name="P101">int main(int argc, char* argv[]) </text:p>
            <text:p text:style-name="P101">{ </text:p>
            <text:p text:style-name="P101"><text:s text:c="4"/>list_t* plist_coll = create_list(int); </text:p>
            <text:p text:style-name="P101"><text:s text:c="4"/>iterator_t it_pos; </text:p>
            <text:p text:style-name="P101"><text:s text:c="4"/>iterator_t it_lower; </text:p>
            <text:p text:style-name="P101"><text:s text:c="4"/>iterator_t it_upper;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9; ++i) </text:p>
            <text:p text:style-name="P101"><text:s text:c="4"/>{ </text:p>
            <text:p text:style-name="P101"><text:s text:c="8"/>list_push_back(plist_coll, i); </text:p>
            <text:p text:style-name="P101"><text:s text:c="4"/>} </text:p>
            <text:p text:style-name="P101"><text:s text:c="4"/>for(i = 1; i &lt;= 9; ++i) </text:p>
            <text:p text:style-name="P101"><text:s text:c="4"/>{ </text:p>
            <text:p text:style-name="P101"><text:s text:c="8"/>list_push_back(plist_coll, i); </text:p>
            <text:p text:style-name="P101"><text:s text:c="4"/>} </text:p>
            <text:p text:style-name="P101"/>
            <text:p text:style-name="P101"><text:s text:c="4"/>list_sort(plist_coll);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lower = algo_lower_bound(list_begin(plist_coll), list_end(plist_coll), 5); </text:p>
            <text:p text:style-name="P101"><text:s text:c="4"/>it_upper = algo_upper_bound(list_begin(plist_coll), list_end(plist_coll), 5); </text:p>
            <text:p text:style-name="P101"><text:s text:c="4"/>printf("5 could get position %d up to %d without breaking the sorting.\n", </text:p>
            <text:p text:style-name="P101"><text:s text:c="8"/>iterator_distance(list_begin(plist_coll), it_lower) + 1, </text:p>
            <text:p text:style-name="P101"><text:s text:c="8"/>iterator_distance(list_begin(plist_coll), it_upper) + 1); </text:p>
            <text:p text:style-name="P101"/>
            <text:p text:style-name="P101"><text:s text:c="4"/>list_insert(plist_coll, </text:p>
            <text:p text:style-name="P101"><text:s text:c="8"/>algo_lower_bound(list_begin(plist_coll), list_end(plist_coll), 3), </text:p>
            <text:p text:style-name="P101"><text:s text:c="8"/>3); </text:p>
            <text:p text:style-name="P101"><text:soft-page-break/><text:s text:c="4"/>list_insert(plist_coll, </text:p>
            <text:p text:style-name="P101"><text:s text:c="8"/>algo_upper_bound(list_begin(plist_coll), list_end(plist_coll), 7), </text:p>
            <text:p text:style-name="P101"><text:s text:c="8"/>7); </text:p>
            <text:p text:style-name="P101"/>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30">输出结果：</text:p>
      <text:p text:style-name="P30">1 1 2 2 3 3 4 4 5 5 6 6 7 7 8 8 9 9 </text:p>
      <text:p text:style-name="P30">5 could get position 9 up to 11 without breaking the sorting. </text:p>
      <text:p text:style-name="P30">1 1 2 2 3 3 3 4 4 5 5 6 6 7 7 7 8 8 9 9 </text:p>
      <text:p text:style-name="P30"/>
      <text:list xml:id="list427286683" text:style-name="L175">
        <text:list-item>
          <text:p text:style-name="P173">algo_equal_range <text:s text:c="3"/>algo_equal_range_if返回有序数据区间中包含指定数据的范围</text:p>
        </text:list-item>
      </text:list>
      <text:list xml:id="list874571781" text:style-name="L176">
        <text:list-item>
          <text:p text:style-name="P174">algo_equal_range要求数据区间是以数据类型的小于操作函数为默认比较规则排序的。</text:p>
        </text:list-item>
        <text:list-item>
          <text:p text:style-name="P174">algo_equal_range_if要求数据区间使用指定的比较规则排序。</text:p>
        </text:list-item>
        <text:list-item>
          <text:p text:style-name="P174">这两个算法返回的范围的上下界分别与lower_bound和upper_bound返回的位置相同。</text:p>
        </text:list-item>
        <text:list-item>
          <text:p text:style-name="P174">algo_equal_range_if使用的函数不能修改数据。</text:p>
        </text:list-item>
        <text:list-item>
          <text:p text:style-name="P174">关联容器提供了具有相同功能的操作函数，优先考虑使用容器提供的操作函数。</text:p>
        </text:list-item>
      </text:list>
      <text:p text:style-name="P30">下面是使用algo_equal_range和algo_equal_range_if的例子：</text:p>
      <table:table table:name="表格155" table:style-name="表格155">
        <table:table-column table:style-name="表格155.A"/>
        <table:table-row>
          <table:table-cell table:style-name="表格155.A1" office:value-type="string">
            <text:p text:style-name="P101">/* </text:p>
            <text:p text:style-name="P101"><text:s/>* eqrange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range_t r_range; </text:p>
            <text:p text:style-name="P101"><text:s text:c="4"/>int i = 0; </text:p>
            <text:p text:style-name="P101"><text:soft-page-break/><text:s/></text:p>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9; ++i) </text:p>
            <text:p text:style-name="P101"><text:s text:c="4"/>{ </text:p>
            <text:p text:style-name="P101"><text:s text:c="8"/>list_push_back(plist_coll, i); </text:p>
            <text:p text:style-name="P101"><text:s text:c="4"/>} </text:p>
            <text:p text:style-name="P101"><text:s text:c="4"/>for(i = 1; i &lt;= 9; ++i) </text:p>
            <text:p text:style-name="P101"><text:s text:c="4"/>{ </text:p>
            <text:p text:style-name="P101"><text:s text:c="8"/>list_push_back(plist_coll, i); </text:p>
            <text:p text:style-name="P101"><text:s text:c="4"/>} </text:p>
            <text:p text:style-name="P101"/>
            <text:p text:style-name="P101"><text:s text:c="4"/>list_sort(plist_coll);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r_range = algo_equal_range(list_begin(plist_coll), list_end(plist_coll), 5); </text:p>
            <text:p text:style-name="P101"><text:s text:c="4"/>printf("5 could get position %d up to %d without breaking the sorting.\n", </text:p>
            <text:p text:style-name="P101"><text:s text:c="8"/>iterator_distance(list_begin(plist_coll), r_range.it_begin), </text:p>
            <text:p text:style-name="P101"><text:s text:c="8"/>iterator_distance(list_begin(plist_coll), r_range.it_end)); </text:p>
            <text:p text:style-name="P101"/>
            <text:p text:style-name="P101"><text:s text:c="4"/>list_destroy(plist_coll); </text:p>
            <text:p text:style-name="P101"/>
            <text:p text:style-name="P101"><text:s text:c="4"/>return 0; </text:p>
            <text:p text:style-name="P101">}</text:p>
          </table:table-cell>
        </table:table-row>
      </table:table>
      <text:p text:style-name="P30">输出结果：</text:p>
      <text:p text:style-name="P30">1 1 2 2 3 3 4 4 5 5 6 6 7 7 8 8 9 9 </text:p>
      <text:p text:style-name="P30">5 could get position 8 up to 10 without breaking the sorting.</text:p>
      <text:p text:style-name="P30"/>
      <text:p text:style-name="P30">algo_binary_search <text:s text:c="3"/>algo_binary_search_if在有序的数据区间中查找指定的数据。</text:p>
      <text:p text:style-name="P30">algo_binary_search在使用数据类型的小于操作为默认比较规则排序的数据区间中查找指定的数据。</text:p>
      <text:p text:style-name="P30">algo_binary_search_if在使用指定的比较规则排序的数据区间中查找指定的数据。</text:p>
      <text:p text:style-name="P30">两个算法使用的二分查找方式。</text:p>
      <text:p text:style-name="P30"><text:soft-page-break/>algo_binary_search_if使用的函数不能修改数据。</text:p>
      <text:p text:style-name="P30">下面是这两个算法的例子：</text:p>
      <table:table table:name="表格156" table:style-name="表格156">
        <table:table-column table:style-name="表格156.A"/>
        <table:table-row>
          <table:table-cell table:style-name="表格156.A1" office:value-type="string">
            <text:p text:style-name="P101">/* </text:p>
            <text:p text:style-name="P101"><text:s/>* bsearch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9; ++i) </text:p>
            <text:p text:style-name="P101"><text:s text:c="4"/>{ </text:p>
            <text:p text:style-name="P101"><text:s text:c="8"/>list_push_back(plist_coll, i); </text:p>
            <text:p text:style-name="P101"><text:s text:c="4"/>} </text:p>
            <text:p text:style-name="P101"/>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f(algo_binary_search(list_begin(plist_coll), list_end(plist_coll), 5)) </text:p>
            <text:p text:style-name="P101"><text:s text:c="4"/>{ </text:p>
            <text:p text:style-name="P101"><text:s text:c="8"/>printf("5 is present\n"); </text:p>
            <text:p text:style-name="P101"><text:s text:c="4"/>} </text:p>
            <text:p text:style-name="P101"><text:s text:c="4"/>else </text:p>
            <text:p text:style-name="P101"><text:s text:c="4"/>{ </text:p>
            <text:p text:style-name="P101"><text:soft-page-break/><text:s text:c="8"/>printf("5 is not present\n"); </text:p>
            <text:p text:style-name="P101"><text:s text:c="4"/>} </text:p>
            <text:p text:style-name="P101"/>
            <text:p text:style-name="P101"><text:s text:c="4"/>if(algo_binary_search(list_begin(plist_coll), list_end(plist_coll), 43)) </text:p>
            <text:p text:style-name="P101"><text:s text:c="4"/>{ </text:p>
            <text:p text:style-name="P101"><text:s text:c="8"/>printf("43 is present\n"); </text:p>
            <text:p text:style-name="P101"><text:s text:c="4"/>} </text:p>
            <text:p text:style-name="P101"><text:s text:c="4"/>else </text:p>
            <text:p text:style-name="P101"><text:s text:c="4"/>{ </text:p>
            <text:p text:style-name="P101"><text:s text:c="8"/>printf("43 is not present\n"); </text:p>
            <text:p text:style-name="P101"><text:s text:c="4"/>} </text:p>
            <text:p text:style-name="P101"/>
            <text:p text:style-name="P101"><text:s text:c="4"/>list_destroy(plist_coll); </text:p>
            <text:p text:style-name="P101"/>
            <text:p text:style-name="P101"><text:s text:c="4"/>return 0; </text:p>
            <text:p text:style-name="P101">}</text:p>
          </table:table-cell>
        </table:table-row>
      </table:table>
      <text:p text:style-name="P30">程序的输出结果：</text:p>
      <text:p text:style-name="P30">1 2 3 4 5 6 7 8 9 </text:p>
      <text:p text:style-name="P30">5 is present </text:p>
      <text:p text:style-name="P30">43 is not present</text:p>
      <text:p text:style-name="P30"/>
      <text:list xml:id="list869003585" text:continue-list="list878185945" text:style-name="WW8Num13">
        <text:list-item>
          <text:list>
            <text:list-item>
              <text:list>
                <text:list-item>
                  <text:h text:style-name="P344" text:outline-level="3">合并</text:h>
                </text:list-item>
              </text:list>
            </text:list-item>
          </text:list>
        </text:list-item>
      </text:list>
      <text:list xml:id="list2114723547" text:style-name="L177">
        <text:list-item>
          <text:p text:style-name="P175">algo_merge <text:s text:c="3"/>algo_merge_if将两个有序的数据区间合并</text:p>
        </text:list-item>
      </text:list>
      <text:list xml:id="list893516899" text:style-name="L178">
        <text:list-item>
          <text:p text:style-name="P176">algo_merge将使用数据类型的小于操作函数作为默认比较规则排序的两个数据区间合并。</text:p>
        </text:list-item>
        <text:list-item>
          <text:p text:style-name="P176">algo_merge_if将使用指定比较规则排序的两个数据区间合并。</text:p>
        </text:list-item>
        <text:list-item>
          <text:p text:style-name="P176">两个算法都返回目的数据区间中合并的数据的末尾，源数据区间的数据不改变。</text:p>
        </text:list-item>
        <text:list-item>
          <text:p text:style-name="P176">algo_merge_if使用的函数不能修改数据。</text:p>
        </text:list-item>
        <text:list-item>
          <text:p text:style-name="P176">用户必须保证目的数据区间足够大。</text:p>
        </text:list-item>
      </text:list>
      <text:p text:style-name="P30">下面是使用algo_merge和algo_merge_if的实例：</text:p>
      <table:table table:name="表格157" table:style-name="表格157">
        <table:table-column table:style-name="表格157.A"/>
        <table:table-row>
          <table:table-cell table:style-name="表格157.A1" office:value-type="string">
            <text:p text:style-name="P101">/* </text:p>
            <text:p text:style-name="P101"><text:s/>* merge1.c </text:p>
            <text:p text:style-name="P101"><text:s/>* compile with : -lcstl </text:p>
            <text:p text:style-name="P101"><text:s/>*/ </text:p>
            <text:p text:style-name="P101"/>
            <text:p text:style-name="P101">#include &lt;stdio.h&gt; </text:p>
            <text:p text:style-name="P101">#include &lt;cstl/clist.h&gt; </text:p>
            <text:p text:style-name="P101">#include &lt;cstl/cset.h&gt; </text:p>
            <text:p text:style-name="P101">#include &lt;cstl/cvector.h&gt; </text:p>
            <text:p text:style-name="P101">#include &lt;cstl/calgorithm.h&gt; </text:p>
            <text:p text:style-name="P101"><text:soft-page-break/><text:s/></text:p>
            <text:p text:style-name="P101">int main(int argc, char* argv[]) </text:p>
            <text:p text:style-name="P101">{ </text:p>
            <text:p text:style-name="P101"><text:s text:c="4"/>list_t* plist_coll1 = create_list(int); </text:p>
            <text:p text:style-name="P101"><text:s text:c="4"/>set_t* pset_coll2 = create_set(int); </text:p>
            <text:p text:style-name="P101"><text:s text:c="4"/>vector_t* pvec_merge = create_vector(int); </text:p>
            <text:p text:style-name="P101"><text:s text:c="4"/>iterator_t it_pos; </text:p>
            <text:p text:style-name="P101"><text:s text:c="4"/>int i = 0; </text:p>
            <text:p text:style-name="P101"/>
            <text:p text:style-name="P101"><text:s text:c="4"/>if(plist_coll1 == NULL || pset_coll2 == NULL || pvec_merge == NULL) </text:p>
            <text:p text:style-name="P101"><text:s text:c="4"/>{ </text:p>
            <text:p text:style-name="P101"><text:s text:c="8"/>return -1; </text:p>
            <text:p text:style-name="P101"><text:s text:c="4"/>} </text:p>
            <text:p text:style-name="P101"/>
            <text:p text:style-name="P101"><text:s text:c="4"/>list_init(plist_coll1); </text:p>
            <text:p text:style-name="P101"><text:s text:c="4"/>set_init(pset_coll2); </text:p>
            <text:p text:style-name="P101"><text:s text:c="4"/>vector_init(pvec_merge); </text:p>
            <text:p text:style-name="P101"/>
            <text:p text:style-name="P101"><text:s text:c="4"/>for(i = 1; i &lt;= 6; ++i) </text:p>
            <text:p text:style-name="P101"><text:s text:c="4"/>{ </text:p>
            <text:p text:style-name="P101"><text:s text:c="8"/>list_push_back(plist_coll1, i); </text:p>
            <text:p text:style-name="P101"><text:s text:c="4"/>} </text:p>
            <text:p text:style-name="P101"><text:s text:c="4"/>for(i = 3; i &lt;= 8; ++i) </text:p>
            <text:p text:style-name="P101"><text:s text:c="4"/>{ </text:p>
            <text:p text:style-name="P101"><text:s text:c="8"/>set_insert(pset_coll2, i); </text:p>
            <text:p text:style-name="P101"><text:s text:c="4"/>} </text:p>
            <text:p text:style-name="P101"><text:s text:c="4"/>vector_resize(pvec_merge, list_size(plist_coll1) + set_size(pset_coll2)); </text:p>
            <text:p text:style-name="P101"/>
            <text:p text:style-name="P101"><text:s text:c="4"/>printf("coll1: "); </text:p>
            <text:p text:style-name="P101"><text:s text:c="4"/>for(it_pos = list_begin(plist_coll1); </text:p>
            <text:p text:style-name="P101"><text:s text:c="8"/>!iterator_equal(it_pos, list_end(plis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set_begin(pset_coll2); </text:p>
            <text:p text:style-name="P101"><text:s text:c="8"/>!iterator_equal(it_pos, set_end(pset_coll2)); </text:p>
            <text:p text:style-name="P101"><text:s text:c="8"/>it_pos = iterator_next(it_pos)) </text:p>
            <text:p text:style-name="P101"><text:s text:c="4"/>{ </text:p>
            <text:p text:style-name="P101"><text:s text:c="8"/>printf("%d ", *(int*)iterator_get_pointer(it_pos)); </text:p>
            <text:p text:style-name="P101"><text:s text:c="4"/>} </text:p>
            <text:p text:style-name="P101"><text:soft-page-break/><text:s text:c="4"/>printf("\n"); </text:p>
            <text:p text:style-name="P101"/>
            <text:p text:style-name="P101"><text:s text:c="4"/>algo_merge(list_begin(plist_coll1), list_end(plist_coll1), </text:p>
            <text:p text:style-name="P101"><text:s text:c="8"/>set_begin(pset_coll2), set_end(pset_coll2), vector_begin(pvec_merge)); </text:p>
            <text:p text:style-name="P101"><text:s text:c="4"/>printf("merge: "); </text:p>
            <text:p text:style-name="P101"><text:s text:c="4"/>for(it_pos = vector_begin(pvec_merge); </text:p>
            <text:p text:style-name="P101"><text:s text:c="8"/>!iterator_equal(it_pos, vector_end(pvec_merge));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1); </text:p>
            <text:p text:style-name="P101"><text:s text:c="4"/>set_destroy(pset_coll2); </text:p>
            <text:p text:style-name="P101"><text:s text:c="4"/>vector_destroy(pvec_merge); </text:p>
            <text:p text:style-name="P101"/>
            <text:p text:style-name="P101"><text:s text:c="4"/>return 0; </text:p>
            <text:p text:style-name="P101">}</text:p>
          </table:table-cell>
        </table:table-row>
      </table:table>
      <text:p text:style-name="P30">输出的结果：</text:p>
      <text:p text:style-name="P30">coll1: 1 2 3 4 5 6 </text:p>
      <text:p text:style-name="P30">coll2: 3 4 5 6 7 8 </text:p>
      <text:p text:style-name="P30">merge: 1 2 3 3 4 4 5 5 6 6 7 8 </text:p>
      <text:p text:style-name="P30"/>
      <text:list xml:id="list92645412" text:style-name="L179">
        <text:list-item>
          <text:p text:style-name="P177">algo_inplace_merge <text:s text:c="3"/>algo_inplace_merge_if合并同一数据区间的两个有序部分</text:p>
        </text:list-item>
      </text:list>
      <text:list xml:id="list865973942" text:style-name="L180">
        <text:list-item>
          <text:p text:style-name="P178">algo_inplace_merge合并同一数据区间中两个使用数据类型的小于操作作为默认比较规则排序的有序部分。</text:p>
        </text:list-item>
        <text:list-item>
          <text:p text:style-name="P178">algo_inplace_merge_if合并同一数据区间中两个使用指定比较规则排序的有序部分。</text:p>
        </text:list-item>
        <text:list-item>
          <text:p text:style-name="P178">合并后整个数据区间有序。</text:p>
        </text:list-item>
        <text:list-item>
          <text:p text:style-name="P178">algo_inplace_merge_if使用的函数不能修改数据。</text:p>
        </text:list-item>
      </text:list>
      <text:p text:style-name="P30">下面是这两个算法的例子：</text:p>
      <table:table table:name="表格158" table:style-name="表格158">
        <table:table-column table:style-name="表格158.A"/>
        <table:table-row>
          <table:table-cell table:style-name="表格158.A1" office:value-type="string">
            <text:p text:style-name="P101">/* </text:p>
            <text:p text:style-name="P101"><text:s/>* merge2.c </text:p>
            <text:p text:style-name="P101"><text:s/>* compile with : -lcstl </text:p>
            <text:p text:style-name="P101"><text:s/>*/ </text:p>
            <text:p text:style-name="P101"/>
            <text:p text:style-name="P101">#include &lt;stdio.h&gt; </text:p>
            <text:p text:style-name="P101">#include &lt;cstl/clist.h&gt; </text:p>
            <text:p text:style-name="P101">#include &lt;cstl/cvector.h&gt; </text:p>
            <text:p text:style-name="P101">#include &lt;cstl/calgorithm.h&gt; </text:p>
            <text:p text:style-name="P101">#include &lt;cstl/cfunctional.h&gt; </text:p>
            <text:p text:style-name="P101"/>
            <text:p text:style-name="P101">int main(int argc, char* argv[]) </text:p>
            <text:p text:style-name="P101">{ </text:p>
            <text:p text:style-name="P101"><text:soft-page-break/><text:s text:c="4"/>vector_t* pvec_coll1 = create_vector(int); </text:p>
            <text:p text:style-name="P101"><text:s text:c="4"/>list_t* plist_coll2 = create_list(int); </text:p>
            <text:p text:style-name="P101"><text:s text:c="4"/>iterator_t it_pos; </text:p>
            <text:p text:style-name="P101"><text:s text:c="4"/>iterator_t it_bound; </text:p>
            <text:p text:style-name="P101"><text:s text:c="4"/>int i = 0; </text:p>
            <text:p text:style-name="P101"/>
            <text:p text:style-name="P101"><text:s text:c="4"/>if(pvec_coll1 == NULL || plist_coll2 == NULL) </text:p>
            <text:p text:style-name="P101"><text:s text:c="4"/>{ </text:p>
            <text:p text:style-name="P101"><text:s text:c="8"/>return -1; </text:p>
            <text:p text:style-name="P101"><text:s text:c="4"/>} </text:p>
            <text:p text:style-name="P101"/>
            <text:p text:style-name="P101"><text:s text:c="4"/>vector_init(pvec_coll1); </text:p>
            <text:p text:style-name="P101"><text:s text:c="4"/>list_init(plist_coll2); </text:p>
            <text:p text:style-name="P101"/>
            <text:p text:style-name="P101"><text:s text:c="4"/>for(i = 4; i &lt;= 9; ++i) </text:p>
            <text:p text:style-name="P101"><text:s text:c="4"/>{ </text:p>
            <text:p text:style-name="P101"><text:s text:c="8"/>vector_push_back(pvec_coll1, i); </text:p>
            <text:p text:style-name="P101"><text:s text:c="4"/>} </text:p>
            <text:p text:style-name="P101"><text:s text:c="4"/>for(i = 1; i &lt;= 7; ++i) </text:p>
            <text:p text:style-name="P101"><text:s text:c="4"/>{ </text:p>
            <text:p text:style-name="P101"><text:s text:c="8"/>vector_push_back(pvec_coll1, i); </text:p>
            <text:p text:style-name="P101"><text:s text:c="4"/>} </text:p>
            <text:p text:style-name="P101"/>
            <text:p text:style-name="P101"><text:s text:c="4"/>for(i = 6; i &gt;= 2; --i) </text:p>
            <text:p text:style-name="P101"><text:s text:c="4"/>{ </text:p>
            <text:p text:style-name="P101"><text:s text:c="8"/>list_push_back(plist_coll2, i); </text:p>
            <text:p text:style-name="P101"><text:s text:c="4"/>} </text:p>
            <text:p text:style-name="P101"><text:s text:c="4"/>for(i = 9; i &gt;= 4; --i) </text:p>
            <text:p text:style-name="P101"><text:s text:c="4"/>{ </text:p>
            <text:p text:style-name="P101"><text:s text:c="8"/>list_push_back(plist_coll2, i); </text:p>
            <text:p text:style-name="P101"><text:s text:c="4"/>} </text:p>
            <text:p text:style-name="P101"/>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list_begin(plist_coll2); </text:p>
            <text:p text:style-name="P101"><text:s text:c="8"/>!iterator_equal(it_pos, list_end(plist_coll2)); </text:p>
            <text:p text:style-name="P101"><text:soft-page-break/><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bound = algo_find(vector_begin(pvec_coll1), vector_end(pvec_coll1), 1); </text:p>
            <text:p text:style-name="P101"><text:s text:c="4"/>algo_inplace_merge(vector_begin(pvec_coll1), it_bound, vector_end(pvec_coll1));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bound = algo_find(list_begin(plist_coll2), list_end(plist_coll2), 9); </text:p>
            <text:p text:style-name="P101"><text:s text:c="4"/>algo_inplace_merge_if(list_begin(plist_coll2), it_bound, </text:p>
            <text:p text:style-name="P101"><text:s text:c="8"/>list_end(plist_coll2), fun_greater_int); </text:p>
            <text:p text:style-name="P101"><text:s text:c="4"/>printf("coll2: ");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1); </text:p>
            <text:p text:style-name="P101"><text:s text:c="4"/>list_destroy(plist_coll2); </text:p>
            <text:p text:style-name="P101"/>
            <text:p text:style-name="P101"><text:s text:c="4"/>return 0; </text:p>
            <text:p text:style-name="P101">}</text:p>
          </table:table-cell>
        </table:table-row>
      </table:table>
      <text:p text:style-name="P30">程序的输出结果：</text:p>
      <text:p text:style-name="P30">coll1: 4 5 6 7 8 9 1 2 3 4 5 6 7 </text:p>
      <text:p text:style-name="P30">coll2: 6 5 4 3 2 9 8 7 6 5 4 </text:p>
      <text:p text:style-name="P30">coll1: 1 2 3 4 4 5 5 6 6 7 7 8 9 </text:p>
      <text:p text:style-name="P30">coll2: 9 8 7 6 6 5 5 4 4 3 2 </text:p>
      <text:p text:style-name="P30"/>
      <text:list xml:id="list54232140" text:continue-list="list869003585" text:style-name="WW8Num13">
        <text:list-item>
          <text:list>
            <text:list-item>
              <text:list>
                <text:list-item>
                  <text:h text:style-name="P344" text:outline-level="3"><text:soft-page-break/>集合算法</text:h>
                </text:list-item>
              </text:list>
            </text:list-item>
          </text:list>
        </text:list-item>
      </text:list>
      <text:list xml:id="list454694593" text:style-name="L181">
        <text:list-item>
          <text:p text:style-name="P179">algo_includes <text:s text:c="3"/>algo_includes_if判断第一个有序的数据区间是否包含第二个有序的数据区间。</text:p>
        </text:list-item>
      </text:list>
      <text:list xml:id="list990013285" text:style-name="L182">
        <text:list-item>
          <text:p text:style-name="P180">algo_includes要求两个数据区间都是以数据类型的小于操作为默认比较规则排序的。</text:p>
        </text:list-item>
        <text:list-item>
          <text:p text:style-name="P180">algo_includes_if要求两个数据区间都是以指定的比较规则排序的。</text:p>
        </text:list-item>
        <text:list-item>
          <text:p text:style-name="P180">algo_includes_if使用的函数不能修改数据。</text:p>
        </text:list-item>
      </text:list>
      <text:p text:style-name="P30">下面是这两个算法的例子：</text:p>
      <table:table table:name="表格159" table:style-name="表格159">
        <table:table-column table:style-name="表格159.A"/>
        <table:table-row>
          <table:table-cell table:style-name="表格159.A1" office:value-type="string">
            <text:p text:style-name="P101">/* </text:p>
            <text:p text:style-name="P101"><text:s/>* includes.c </text:p>
            <text:p text:style-name="P101"><text:s/>* compile with : -lcstl </text:p>
            <text:p text:style-name="P101"><text:s/>*/ </text:p>
            <text:p text:style-name="P101"/>
            <text:p text:style-name="P101">#include &lt;stdio.h&gt; </text:p>
            <text:p text:style-name="P101">#include &lt;cstl/clist.h&gt; </text:p>
            <text:p text:style-name="P101">#include &lt;cstl/cvector.h&gt; </text:p>
            <text:p text:style-name="P101">#include &lt;cstl/calgorithm.h&gt; </text:p>
            <text:p text:style-name="P101"/>
            <text:p text:style-name="P101">int main(int argc, char* argv[]) </text:p>
            <text:p text:style-name="P101">{ </text:p>
            <text:p text:style-name="P101"><text:s text:c="4"/>list_t* plist_coll1 = create_list(int); </text:p>
            <text:p text:style-name="P101"><text:s text:c="4"/>vector_t* pvec_coll2 = create_vector(int); </text:p>
            <text:p text:style-name="P101"><text:s text:c="4"/>iterator_t it_pos; </text:p>
            <text:p text:style-name="P101"><text:s text:c="4"/>int i = 0; </text:p>
            <text:p text:style-name="P101"/>
            <text:p text:style-name="P101"><text:s text:c="4"/>if(pvec_coll2 == NULL || plist_coll1 == NULL) </text:p>
            <text:p text:style-name="P101"><text:s text:c="4"/>{ </text:p>
            <text:p text:style-name="P101"><text:s text:c="8"/>return -1; </text:p>
            <text:p text:style-name="P101"><text:s text:c="4"/>} </text:p>
            <text:p text:style-name="P101"/>
            <text:p text:style-name="P101"><text:s text:c="4"/>list_init(plist_coll1); </text:p>
            <text:p text:style-name="P101"><text:s text:c="4"/>vector_init(pvec_coll2); </text:p>
            <text:p text:style-name="P101"/>
            <text:p text:style-name="P101"><text:s text:c="4"/>for(i = 1; i &lt;= 9; ++i) </text:p>
            <text:p text:style-name="P101"><text:s text:c="4"/>{ </text:p>
            <text:p text:style-name="P101"><text:s text:c="8"/>list_push_back(plist_coll1, i); </text:p>
            <text:p text:style-name="P101"><text:s text:c="4"/>} </text:p>
            <text:p text:style-name="P101"><text:s text:c="4"/>vector_push_back(pvec_coll2, 3); </text:p>
            <text:p text:style-name="P101"><text:s text:c="4"/>vector_push_back(pvec_coll2, 4); </text:p>
            <text:p text:style-name="P101"><text:s text:c="4"/>vector_push_back(pvec_coll2, 7); </text:p>
            <text:p text:style-name="P101"/>
            <text:p text:style-name="P101"><text:s text:c="4"/>printf("coll1: "); </text:p>
            <text:p text:style-name="P101"><text:soft-page-break/><text:s text:c="4"/>for(it_pos = list_begin(plist_coll1); </text:p>
            <text:p text:style-name="P101"><text:s text:c="8"/>!iterator_equal(it_pos, list_end(plis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f(algo_includes(list_begin(plist_coll1), list_end(plist_coll1), </text:p>
            <text:p text:style-name="P101"><text:s text:c="8"/>vector_begin(pvec_coll2), vector_end(pvec_coll2))) </text:p>
            <text:p text:style-name="P101"><text:s text:c="4"/>{ </text:p>
            <text:p text:style-name="P101"><text:s text:c="8"/>printf("all elements of coll2 are also in coll1\n"); </text:p>
            <text:p text:style-name="P101"><text:s text:c="4"/>} </text:p>
            <text:p text:style-name="P101"><text:s text:c="4"/>else </text:p>
            <text:p text:style-name="P101"><text:s text:c="4"/>{ </text:p>
            <text:p text:style-name="P101"><text:s text:c="8"/>printf("not all elements of coll2 are also in coll1\n"); </text:p>
            <text:p text:style-name="P101"><text:s text:c="4"/>} </text:p>
            <text:p text:style-name="P101"/>
            <text:p text:style-name="P101"><text:s text:c="4"/>list_destroy(plist_coll1); </text:p>
            <text:p text:style-name="P101"><text:s text:c="4"/>vector_destroy(pvec_coll2); </text:p>
            <text:p text:style-name="P101"/>
            <text:p text:style-name="P101"><text:s text:c="4"/>return 0; </text:p>
            <text:p text:style-name="P101">}</text:p>
          </table:table-cell>
        </table:table-row>
      </table:table>
      <text:p text:style-name="P30">程序的结果：</text:p>
      <text:p text:style-name="P30">coll1: 1 2 3 4 5 6 7 8 9 </text:p>
      <text:p text:style-name="P30">coll2: 3 4 7 </text:p>
      <text:p text:style-name="P30">all elements of coll2 are also in coll1</text:p>
      <text:p text:style-name="P30"/>
      <text:list xml:id="list2156790399" text:style-name="L183">
        <text:list-item>
          <text:p text:style-name="P181">algo_set_union <text:s text:c="3"/>algo_set_union_if获得两个有序数据区间的并集</text:p>
        </text:list-item>
        <text:list-item>
          <text:p text:style-name="P181">algo_set_intersection <text:s text:c="3"/>algo_set_intersection_if获得两个有序数据区间的交集。</text:p>
        </text:list-item>
        <text:list-item>
          <text:p text:style-name="P181">algo_set_difference <text:s text:c="3"/>algo_set_difference_if获得两个有序数据区间的差集。</text:p>
        </text:list-item>
        <text:list-item>
          <text:p text:style-name="P181">algo_set_symmetric_difference <text:s text:c="3"/>algo_set_symmetric_difference_if获得两个有序数据区间的对称差集。</text:p>
        </text:list-item>
      </text:list>
      <text:p text:style-name="P30">不带_if后缀的算法要求两个数据区间是使用数据类型的小于操作函数作为默认比较规则进行排序的。</text:p>
      <text:p text:style-name="P30">带有_if后缀的算法要求两个数据区间使用指定的比较规则进行排序。</text:p>
      <text:p text:style-name="P30">带有_if后缀的算法使用的函数不能修改数据。</text:p>
      <text:p text:style-name="P30"><text:soft-page-break/>目的数据区间要足够大，源数据区间中的数据不会被修改。</text:p>
      <text:p text:style-name="P30">上面的算法都返回目的数据区间中结果数据的末尾。</text:p>
      <text:p text:style-name="P30">下面是关于集合算法的例子：</text:p>
      <table:table table:name="表格160" table:style-name="表格160">
        <table:table-column table:style-name="表格160.A"/>
        <table:table-row>
          <table:table-cell table:style-name="表格160.A1" office:value-type="string">
            <text:p text:style-name="P101">/* </text:p>
            <text:p text:style-name="P101"><text:s/>* setalgos.c </text:p>
            <text:p text:style-name="P101"><text:s/>* compile with : -lcstl </text:p>
            <text:p text:style-name="P101"><text:s/>*/ </text:p>
            <text:p text:style-name="P101"/>
            <text:p text:style-name="P101">#include &lt;stdio.h&gt; </text:p>
            <text:p text:style-name="P101">#include &lt;cstl/clist.h&gt; </text:p>
            <text:p text:style-name="P101">#include &lt;cstl/cvector.h&gt; </text:p>
            <text:p text:style-name="P101">#include &lt;cstl/cdeque.h&gt; </text:p>
            <text:p text:style-name="P101">#include &lt;cstl/calgorithm.h&gt; </text:p>
            <text:p text:style-name="P101"/>
            <text:p text:style-name="P101">int main(int argc, char* argv[]) </text:p>
            <text:p text:style-name="P101">{ </text:p>
            <text:p text:style-name="P101"><text:s text:c="4"/>list_t* plist_coll1 = create_list(int); </text:p>
            <text:p text:style-name="P101"><text:s text:c="4"/>deque_t* pdeq_coll2 = create_deque(int); </text:p>
            <text:p text:style-name="P101"><text:s text:c="4"/>vector_t* pvec_result = create_vector(int); </text:p>
            <text:p text:style-name="P101"><text:s text:c="4"/>iterator_t it_pos; </text:p>
            <text:p text:style-name="P101"><text:s text:c="4"/>iterator_t it_end; </text:p>
            <text:p text:style-name="P101"><text:s text:c="4"/>int i = 0; </text:p>
            <text:p text:style-name="P101"/>
            <text:p text:style-name="P101"><text:s text:c="4"/>if(plist_coll1 == NULL || pdeq_coll2 == NULL || pvec_result == NULL) </text:p>
            <text:p text:style-name="P101"><text:s text:c="4"/>{ </text:p>
            <text:p text:style-name="P101"><text:s text:c="8"/>return -1; </text:p>
            <text:p text:style-name="P101"><text:s text:c="4"/>} </text:p>
            <text:p text:style-name="P101"/>
            <text:p text:style-name="P101"><text:s text:c="4"/>list_init(plist_coll1); </text:p>
            <text:p text:style-name="P101"><text:s text:c="4"/>deque_init(pdeq_coll2); </text:p>
            <text:p text:style-name="P101"><text:s text:c="4"/>vector_init(pvec_result); </text:p>
            <text:p text:style-name="P101"/>
            <text:p text:style-name="P101"><text:s text:c="4"/>list_push_back(plist_coll1, 1); </text:p>
            <text:p text:style-name="P101"><text:s text:c="4"/>list_push_back(plist_coll1, 2); </text:p>
            <text:p text:style-name="P101"><text:s text:c="4"/>list_push_back(plist_coll1, 2); </text:p>
            <text:p text:style-name="P101"><text:s text:c="4"/>list_push_back(plist_coll1, 4); </text:p>
            <text:p text:style-name="P101"><text:s text:c="4"/>list_push_back(plist_coll1, 6); </text:p>
            <text:p text:style-name="P101"><text:s text:c="4"/>list_push_back(plist_coll1, 7); </text:p>
            <text:p text:style-name="P101"><text:s text:c="4"/>list_push_back(plist_coll1, 7); </text:p>
            <text:p text:style-name="P101"><text:s text:c="4"/>list_push_back(plist_coll1, 9); </text:p>
            <text:p text:style-name="P101"><text:s text:c="4"/>deque_push_back(pdeq_coll2, 2); </text:p>
            <text:p text:style-name="P101"><text:s text:c="4"/>deque_push_back(pdeq_coll2, 2); </text:p>
            <text:p text:style-name="P101"><text:s text:c="4"/>deque_push_back(pdeq_coll2, 2); </text:p>
            <text:p text:style-name="P101"><text:soft-page-break/><text:s text:c="4"/>deque_push_back(pdeq_coll2, 3); </text:p>
            <text:p text:style-name="P101"><text:s text:c="4"/>deque_push_back(pdeq_coll2, 6); </text:p>
            <text:p text:style-name="P101"><text:s text:c="4"/>deque_push_back(pdeq_coll2, 6); </text:p>
            <text:p text:style-name="P101"><text:s text:c="4"/>deque_push_back(pdeq_coll2, 8); </text:p>
            <text:p text:style-name="P101"><text:s text:c="4"/>deque_push_back(pdeq_coll2, 9); </text:p>
            <text:p text:style-name="P101"><text:s text:c="4"/>vector_resize(pvec_result, list_size(plist_coll1) + deque_size(pdeq_coll2)); </text:p>
            <text:p text:style-name="P101"/>
            <text:p text:style-name="P101"><text:s text:c="4"/>printf("coll1: "); </text:p>
            <text:p text:style-name="P101"><text:s text:c="4"/>for(it_pos = list_begin(plist_coll1); </text:p>
            <text:p text:style-name="P101"><text:s text:c="8"/>!iterator_equal(it_pos, list_end(plis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deque_begin(pdeq_coll2); </text:p>
            <text:p text:style-name="P101"><text:s text:c="8"/>!iterator_equal(it_pos, deque_end(pdeq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end = algo_merge(list_begin(plist_coll1), list_end(plist_coll1), </text:p>
            <text:p text:style-name="P101"><text:s text:c="8"/>deque_begin(pdeq_coll2), deque_end(pdeq_coll2), vector_begin(pvec_result)); </text:p>
            <text:p text:style-name="P101"><text:s text:c="4"/>printf("merge: "); </text:p>
            <text:p text:style-name="P101"><text:s text:c="4"/>for(it_pos = vector_begin(pvec_result);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t_end = algo_set_union(list_begin(plist_coll1), list_end(plist_coll1), </text:p>
            <text:p text:style-name="P101"><text:s text:c="8"/>deque_begin(pdeq_coll2), deque_end(pdeq_coll2), vector_begin(pvec_result)); </text:p>
            <text:p text:style-name="P101"><text:s text:c="4"/>printf("union: "); </text:p>
            <text:p text:style-name="P101"><text:s text:c="4"/>for(it_pos = vector_begin(pvec_result);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oft-page-break/><text:s text:c="4"/>printf("\n"); </text:p>
            <text:p text:style-name="P101"><text:s text:c="4"/>it_end = algo_set_intersection(list_begin(plist_coll1), list_end(plist_coll1), </text:p>
            <text:p text:style-name="P101"><text:s text:c="8"/>deque_begin(pdeq_coll2), deque_end(pdeq_coll2), vector_begin(pvec_result)); </text:p>
            <text:p text:style-name="P101"><text:s text:c="4"/>printf("intersection: "); </text:p>
            <text:p text:style-name="P101"><text:s text:c="4"/>for(it_pos = vector_begin(pvec_result);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t_end = algo_set_difference(list_begin(plist_coll1), list_end(plist_coll1), </text:p>
            <text:p text:style-name="P101"><text:s text:c="8"/>deque_begin(pdeq_coll2), deque_end(pdeq_coll2), vector_begin(pvec_result)); </text:p>
            <text:p text:style-name="P101"><text:s text:c="4"/>printf("difference: "); </text:p>
            <text:p text:style-name="P101"><text:s text:c="4"/>for(it_pos = vector_begin(pvec_result);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t_end = algo_set_symmetric_difference(list_begin(plist_coll1), </text:p>
            <text:p text:style-name="P101"><text:s text:c="8"/>list_end(plist_coll1), deque_begin(pdeq_coll2), deque_end(pdeq_coll2), </text:p>
            <text:p text:style-name="P101"><text:s text:c="8"/>vector_begin(pvec_result)); </text:p>
            <text:p text:style-name="P101"><text:s text:c="4"/>printf("symmetric difference: "); </text:p>
            <text:p text:style-name="P101"><text:s text:c="4"/>for(it_pos = vector_begin(pvec_result);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1); </text:p>
            <text:p text:style-name="P101"><text:s text:c="4"/>deque_destroy(pdeq_coll2); </text:p>
            <text:p text:style-name="P101"><text:s text:c="4"/>vector_destroy(pvec_result); </text:p>
            <text:p text:style-name="P101"/>
            <text:p text:style-name="P101"><text:s text:c="4"/>return 0; </text:p>
            <text:p text:style-name="P101">}</text:p>
          </table:table-cell>
        </table:table-row>
      </table:table>
      <text:p text:style-name="P30">程序的输出结果：</text:p>
      <text:p text:style-name="P30">coll1: <text:s text:c="26"/>1 2 2 4 6 7 7 9 </text:p>
      <text:p text:style-name="P30">coll2: <text:s text:c="26"/>2 2 2 3 6 6 8 9 </text:p>
      <text:p text:style-name="P30">merge: <text:s text:c="24"/>1 2 2 2 2 2 3 4 6 6 6 7 7 8 9 9 </text:p>
      <text:p text:style-name="P30"><text:soft-page-break/>union: <text:s text:c="25"/>1 2 2 2 3 4 6 6 7 7 8 9 </text:p>
      <text:p text:style-name="P30">intersection: <text:s text:c="15"/>2 2 6 9 </text:p>
      <text:p text:style-name="P30">difference: <text:s text:c="18"/>1 4 7 7 </text:p>
      <text:p text:style-name="P30">symmetric difference: 1 2 3 4 6 7 7 8 </text:p>
      <text:p text:style-name="P30"/>
      <text:list xml:id="list1772624426" text:continue-list="list54232140" text:style-name="WW8Num13">
        <text:list-item>
          <text:list>
            <text:list-item>
              <text:list>
                <text:list-item>
                  <text:h text:style-name="P344" text:outline-level="3">堆算法</text:h>
                </text:list-item>
              </text:list>
            </text:list-item>
          </text:list>
        </text:list-item>
      </text:list>
      <text:list xml:id="list2010906953" text:style-name="L184">
        <text:list-item>
          <text:p text:style-name="P182">algo_make_heap <text:s text:c="3"/>algo_make_heap_if将一个数据区间转换成堆</text:p>
        </text:list-item>
        <text:list-item>
          <text:p text:style-name="P182">algo_push_heap <text:s text:c="3"/>algo_push_heap_if向堆中添加一个数据</text:p>
        </text:list-item>
        <text:list-item>
          <text:p text:style-name="P182">algo_pop_heap <text:s text:c="3"/>algo_pop_heap_if将堆中优先级最高的数据删除</text:p>
        </text:list-item>
        <text:list-item>
          <text:p text:style-name="P182">algo_sort_heap <text:s text:c="3"/>algo_sort_heap_if将一个堆转换成有序的数据区间</text:p>
        </text:list-item>
        <text:list-item>
          <text:p text:style-name="P182">algo_is_heap <text:s text:c="3"/>algo_is_heap_if判断一个数据区间是否是堆</text:p>
        </text:list-item>
      </text:list>
      <text:list xml:id="list172850284" text:style-name="L185">
        <text:list-item>
          <text:p text:style-name="P183">没有_if后缀的算法要求使用数据类型的小于操作函数作为默认的比较规则。</text:p>
        </text:list-item>
        <text:list-item>
          <text:p text:style-name="P183">带有_if后缀的算法要求使用指定的比较规则。</text:p>
        </text:list-item>
        <text:list-item>
          <text:p text:style-name="P183">带有_if后缀的算法使用的函数不能修改数据。</text:p>
        </text:list-item>
      </text:list>
      <text:p text:style-name="P30">下面是关于堆算法的例子：</text:p>
      <table:table table:name="表格161" table:style-name="表格161">
        <table:table-column table:style-name="表格161.A"/>
        <table:table-row>
          <table:table-cell table:style-name="表格161.A1" office:value-type="string">
            <text:p text:style-name="P101">/* </text:p>
            <text:p text:style-name="P101"><text:s/>* heap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int main(int argc, char* argv[]) </text:p>
            <text:p text:style-name="P101">{ </text:p>
            <text:p text:style-name="P101"><text:s text:c="4"/>vector_t* pvec_coll = create_vector(int); </text:p>
            <text:p text:style-name="P101"><text:s text:c="4"/>iterator_t it_pos;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3; i &lt;= 7; ++i) </text:p>
            <text:p text:style-name="P101"><text:s text:c="4"/>{ </text:p>
            <text:p text:style-name="P101"><text:soft-page-break/><text:s text:c="8"/>vector_push_back(pvec_coll, i); </text:p>
            <text:p text:style-name="P101"><text:s text:c="4"/>} </text:p>
            <text:p text:style-name="P101"><text:s text:c="4"/>for(i = 5; i &lt;= 9; ++i) </text:p>
            <text:p text:style-name="P101"><text:s text:c="4"/>{ </text:p>
            <text:p text:style-name="P101"><text:s text:c="8"/>vector_push_back(pvec_coll, i); </text:p>
            <text:p text:style-name="P101"><text:s text:c="4"/>} </text:p>
            <text:p text:style-name="P101"><text:s text:c="4"/>for(i = 1; i &lt;= 4; ++i) </text:p>
            <text:p text:style-name="P101"><text:s text:c="4"/>{ </text:p>
            <text:p text:style-name="P101"><text:s text:c="8"/>vector_push_back(pvec_coll, i); </text:p>
            <text:p text:style-name="P101"><text:s text:c="4"/>} </text:p>
            <text:p text:style-name="P101"/>
            <text:p text:style-name="P101"><text:s text:c="4"/>printf("on entry: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make_heap(vector_begin(pvec_coll), vector_end(pvec_coll)); </text:p>
            <text:p text:style-name="P101"><text:s text:c="4"/>printf("after algo_make_heap():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pop_heap(vector_begin(pvec_coll), vector_end(pvec_coll)); </text:p>
            <text:p text:style-name="P101"><text:s text:c="4"/>vector_pop_back(pvec_coll); </text:p>
            <text:p text:style-name="P101"><text:s text:c="4"/>printf("after algo_pop_heap():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push_back(pvec_coll, 17); </text:p>
            <text:p text:style-name="P101"><text:s text:c="4"/>algo_push_heap(vector_begin(pvec_coll), vector_end(pvec_coll)); </text:p>
            <text:p text:style-name="P101"><text:soft-page-break/><text:s text:c="4"/>printf("after algo_push_heap():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ort_heap(vector_begin(pvec_coll), vector_end(pvec_coll)); </text:p>
            <text:p text:style-name="P101"><text:s text:c="4"/>printf("after algo_sort_heap():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30">程序的输出：</text:p>
      <text:p text:style-name="P30">on entry: <text:s text:c="25"/>3 4 5 6 7 5 6 7 8 9 1 2 3 4 </text:p>
      <text:p text:style-name="P30">after algo_make_heap(): 9 8 6 7 7 5 5 3 6 4 1 2 3 4 </text:p>
      <text:p text:style-name="P30">after algo_pop_heap(): <text:s text:c="3"/>8 7 6 7 4 5 5 3 6 4 1 2 3 </text:p>
      <text:p text:style-name="P30">after algo_push_heap(): <text:s/>17 7 8 7 4 5 6 3 6 4 1 2 3 5 </text:p>
      <text:p text:style-name="P30">after algo_sort_heap(): <text:s text:c="2"/>1 2 3 3 4 4 5 5 6 6 7 7 8 17 </text:p>
      <text:p text:style-name="P30">将pvec_coll中的数据转换成堆后，数据的顺序是：9 8 6 7 7 5 5 3 6 4 1 2 3 4 ，将这个序列转换成二叉树可以看出字节点的值都是小于或者等于父节点的。</text:p>
      <text:p text:style-name="P31"><draw:frame draw:style-name="fr3" draw:name="图形27" text:anchor-type="paragraph" svg:width="19.006cm" svg:height="7.893cm" draw:z-index="29"><draw:image xlink:href="Pictures/10000000000002CB0000012935F99A85.jpg" xlink:type="simple" xlink:show="embed" xlink:actuate="onLoad"/></draw:frame><text:soft-page-break/>图 6.5 以二叉树的形式显示堆数据</text:p>
      <text:p text:style-name="P30"/>
      <text:list xml:id="list2184704775" text:continue-list="list1772624426" text:style-name="WW8Num13">
        <text:list-item>
          <text:list>
            <text:list-item>
              <text:list>
                <text:list-item>
                  <text:h text:style-name="P344" text:outline-level="3">最大值与最小值</text:h>
                </text:list-item>
              </text:list>
            </text:list-item>
          </text:list>
        </text:list-item>
      </text:list>
      <text:list xml:id="list429710311" text:style-name="L186">
        <text:list-item>
          <text:p text:style-name="P184">algo_min <text:s text:c="3"/>algo_min_if 返回两个迭代器中值小的迭代器</text:p>
        </text:list-item>
        <text:list-item>
          <text:p text:style-name="P184">algo_max <text:s text:c="3"/>algo_max_if返回两个迭代器中值大的迭代器</text:p>
        </text:list-item>
      </text:list>
      <text:list xml:id="list1803444691" text:style-name="L187">
        <text:list-item>
          <text:p text:style-name="P185">没有_if后缀的算法使用数据类型的小于操作作为默认的比较规则。</text:p>
        </text:list-item>
        <text:list-item>
          <text:p text:style-name="P185">带有_if后缀的算法使用指定的比较规则。</text:p>
        </text:list-item>
        <text:list-item>
          <text:p text:style-name="P185">带有_if后缀的算法使用的函数不能修改数据。</text:p>
        </text:list-item>
      </text:list>
      <text:p text:style-name="P30">下面给出了这些算法的例子：</text:p>
      <table:table table:name="表格162" table:style-name="表格162">
        <table:table-column table:style-name="表格162.A"/>
        <table:table-row>
          <table:table-cell table:style-name="表格162.A1" office:value-type="string">
            <text:p text:style-name="P101">/* </text:p>
            <text:p text:style-name="P101"><text:s/>* minmax1.c </text:p>
            <text:p text:style-name="P101"><text:s/>* compile with : -lcstl </text:p>
            <text:p text:style-name="P101"><text:s/>*/ </text:p>
            <text:p text:style-name="P101"/>
            <text:p text:style-name="P101">#include &lt;stdio.h&gt; </text:p>
            <text:p text:style-name="P101">#include &lt;stdlib.h&gt; </text:p>
            <text:p text:style-name="P101">#include &lt;cstl/cdeque.h&gt; </text:p>
            <text:p text:style-name="P101">#include &lt;cstl/calgorithm.h&gt; </text:p>
            <text:p text:style-name="P101"/>
            <text:p text:style-name="P101">static void _abs_less(const void* cpv_first, </text:p>
            <text:p text:style-name="P101"><text:s text:c="4"/>const void* cpv_second, void* pv_output) </text:p>
            <text:p text:style-name="P101">{ </text:p>
            <text:p text:style-name="P101"><text:s text:c="4"/>*(bool_t*)pv_output = abs(*(int*)cpv_first) &lt; abs(*(int*)cpv_second) ? </text:p>
            <text:p text:style-name="P101"><text:s text:c="8"/>true : false; </text:p>
            <text:p text:style-name="P101"><text:soft-page-break/>} </text:p>
            <text:p text:style-name="P101"/>
            <text:p text:style-name="P101">int main(int argc, char* argv[]) </text:p>
            <text:p text:style-name="P101">{ </text:p>
            <text:p text:style-name="P101"><text:s text:c="4"/>deque_t* pdeq_coll = create_deque(int); </text:p>
            <text:p text:style-name="P101"><text:s text:c="4"/>iterator_t it_first; </text:p>
            <text:p text:style-name="P101"><text:s text:c="4"/>iterator_t it_second; </text:p>
            <text:p text:style-name="P101"><text:s text:c="4"/>iterator_t it_min; </text:p>
            <text:p text:style-name="P101"><text:s text:c="4"/>iterator_t it_max;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deque_push_back(pdeq_coll, 3); </text:p>
            <text:p text:style-name="P101"><text:s text:c="4"/>deque_push_back(pdeq_coll, -5); </text:p>
            <text:p text:style-name="P101"/>
            <text:p text:style-name="P101"><text:s text:c="4"/>it_first = deque_begin(pdeq_coll); </text:p>
            <text:p text:style-name="P101"><text:s text:c="4"/>it_second = iterator_next(deque_begin(pdeq_coll)); </text:p>
            <text:p text:style-name="P101"><text:s text:c="4"/>it_min = algo_min(it_first, it_second); </text:p>
            <text:p text:style-name="P101"><text:s text:c="4"/>it_max = algo_max(it_first, it_second); </text:p>
            <text:p text:style-name="P101"><text:s text:c="4"/>printf("min: %d\n", *(int*)iterator_get_pointer(it_min)); </text:p>
            <text:p text:style-name="P101"><text:s text:c="4"/>printf("max: %d\n", *(int*)iterator_get_pointer(it_max)); </text:p>
            <text:p text:style-name="P101"/>
            <text:p text:style-name="P101"><text:s text:c="4"/>it_min = algo_min_if(it_first, it_second, _abs_less); </text:p>
            <text:p text:style-name="P101"><text:s text:c="4"/>it_max = algo_max_if(it_first, it_second, _abs_less); </text:p>
            <text:p text:style-name="P101"><text:s text:c="4"/>printf("absolute min: %d\n", *(int*)iterator_get_pointer(it_min)); </text:p>
            <text:p text:style-name="P101"><text:s text:c="4"/>printf("absolute max: %d\n", *(int*)iterator_get_pointer(it_max)); </text:p>
            <text:p text:style-name="P101"/>
            <text:p text:style-name="P101"><text:s text:c="4"/>deque_destroy(pdeq_coll); </text:p>
            <text:p text:style-name="P101"/>
            <text:p text:style-name="P101"><text:s text:c="4"/>return 0; </text:p>
            <text:p text:style-name="P101">}</text:p>
          </table:table-cell>
        </table:table-row>
      </table:table>
      <text:p text:style-name="P30">程序输出：</text:p>
      <text:p text:style-name="P30">min: -5 </text:p>
      <text:p text:style-name="P30">max: 3 </text:p>
      <text:p text:style-name="P30">absolute min: 3 </text:p>
      <text:p text:style-name="P30">absolute max: -5</text:p>
      <text:p text:style-name="P30"/>
      <text:p text:style-name="P30">algo_min_element <text:s text:c="3"/>algo_min_element_if返回数据区间中最小数据的迭代器</text:p>
      <text:p text:style-name="P30"><text:soft-page-break/>algo_max_element <text:s text:c="3"/>algo_max_element_if返回数据区间中最大数据的迭代器</text:p>
      <text:p text:style-name="P30">没有_if后缀的算法要求使用数据类型的小于草组函数作为默认的比较规则。</text:p>
      <text:p text:style-name="P30">带有_if后缀的算法要求使用指定的比较规则。</text:p>
      <text:p text:style-name="P30">带有_if后缀的算法使用的函数不能修改数据。</text:p>
      <text:p text:style-name="P30">下面是这四个算法的例子：</text:p>
      <table:table table:name="表格163" table:style-name="表格163">
        <table:table-column table:style-name="表格163.A"/>
        <table:table-row>
          <table:table-cell table:style-name="表格163.A1" office:value-type="string">
            <text:p text:style-name="P101">/* </text:p>
            <text:p text:style-name="P101"><text:s/>* minmax2.c </text:p>
            <text:p text:style-name="P101"><text:s/>* compile with : -lcstl </text:p>
            <text:p text:style-name="P101"><text:s/>*/ </text:p>
            <text:p text:style-name="P101"/>
            <text:p text:style-name="P101">#include &lt;stdio.h&gt; </text:p>
            <text:p text:style-name="P101">#include &lt;stdlib.h&gt; </text:p>
            <text:p text:style-name="P101">#include &lt;cstl/cdeque.h&gt; </text:p>
            <text:p text:style-name="P101">#include &lt;cstl/calgorithm.h&gt; </text:p>
            <text:p text:style-name="P101"/>
            <text:p text:style-name="P101">static void _abs_less(const void* cpv_first, </text:p>
            <text:p text:style-name="P101"><text:s text:c="4"/>const void* cpv_second, void* pv_output) </text:p>
            <text:p text:style-name="P101">{ </text:p>
            <text:p text:style-name="P101"><text:s text:c="4"/>*(bool_t*)pv_output = abs(*(int*)cpv_first) &lt; abs(*(int*)cpv_second) ? </text:p>
            <text:p text:style-name="P101"><text:s text:c="8"/>true : false; </text:p>
            <text:p text:style-name="P101">} </text:p>
            <text:p text:style-name="P101"/>
            <text:p text:style-name="P101">int main(int argc, char* argv[]) </text:p>
            <text:p text:style-name="P101">{ </text:p>
            <text:p text:style-name="P101"><text:s text:c="4"/>deque_t* pdeq_coll = create_deque(int); </text:p>
            <text:p text:style-name="P101"><text:s text:c="4"/>iterator_t it_pos; </text:p>
            <text:p text:style-name="P101"><text:s text:c="4"/>iterator_t it_min; </text:p>
            <text:p text:style-name="P101"><text:s text:c="4"/>iterator_t it_max; </text:p>
            <text:p text:style-name="P101"><text:s text:c="4"/>int i = 0;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for(i = 2; i &lt;= 8; ++i) </text:p>
            <text:p text:style-name="P101"><text:s text:c="4"/>{ </text:p>
            <text:p text:style-name="P101"><text:s text:c="8"/>deque_push_back(pdeq_coll, i); </text:p>
            <text:p text:style-name="P101"><text:s text:c="4"/>} </text:p>
            <text:p text:style-name="P101"><text:s text:c="4"/>for(i = -3; i &lt;= 5; ++i) </text:p>
            <text:p text:style-name="P101"><text:s text:c="4"/>{ </text:p>
            <text:p text:style-name="P101"><text:soft-page-break/><text:s text:c="8"/>deque_push_back(pdeq_coll, i); </text:p>
            <text:p text:style-name="P101"><text:s text:c="4"/>} </text:p>
            <text:p text:style-name="P101"/>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min = algo_min_element(deque_begin(pdeq_coll), deque_end(pdeq_coll)); </text:p>
            <text:p text:style-name="P101"><text:s text:c="4"/>it_max = algo_max_element(deque_begin(pdeq_coll), deque_end(pdeq_coll)); </text:p>
            <text:p text:style-name="P101"><text:s text:c="4"/>printf("min: %d\n", *(int*)iterator_get_pointer(it_min)); </text:p>
            <text:p text:style-name="P101"><text:s text:c="4"/>printf("max: %d\n", *(int*)iterator_get_pointer(it_max)); </text:p>
            <text:p text:style-name="P101"/>
            <text:p text:style-name="P101"><text:s text:c="4"/>it_min = algo_min_element_if(deque_begin(pdeq_coll), </text:p>
            <text:p text:style-name="P101"><text:s text:c="8"/>deque_end(pdeq_coll), _abs_less); </text:p>
            <text:p text:style-name="P101"><text:s text:c="4"/>it_max = algo_max_element_if(deque_begin(pdeq_coll), </text:p>
            <text:p text:style-name="P101"><text:s text:c="8"/>deque_end(pdeq_coll), _abs_less); </text:p>
            <text:p text:style-name="P101"><text:s text:c="4"/>printf("absolute min: %d\n", *(int*)iterator_get_pointer(it_min)); </text:p>
            <text:p text:style-name="P101"><text:s text:c="4"/>printf("absolute max: %d\n", *(int*)iterator_get_pointer(it_max)); </text:p>
            <text:p text:style-name="P101"/>
            <text:p text:style-name="P101"><text:s text:c="4"/>deque_destroy(pdeq_coll); </text:p>
            <text:p text:style-name="P101"/>
            <text:p text:style-name="P101"><text:s text:c="4"/>return 0; </text:p>
            <text:p text:style-name="P101">}</text:p>
          </table:table-cell>
        </table:table-row>
      </table:table>
      <text:p text:style-name="P30">程序输出：</text:p>
      <text:p text:style-name="P30">2 3 4 5 6 7 8 -3 -2 -1 0 1 2 3 4 5 </text:p>
      <text:p text:style-name="P30">min: -3 </text:p>
      <text:p text:style-name="P30">max: 8 </text:p>
      <text:p text:style-name="P30">absolute min: 0 </text:p>
      <text:p text:style-name="P30">absolute max: 8</text:p>
      <text:p text:style-name="P30"/>
      <text:list xml:id="list1970834266" text:continue-list="list2184704775" text:style-name="WW8Num13">
        <text:list-item>
          <text:list>
            <text:list-item>
              <text:list>
                <text:list-item>
                  <text:h text:style-name="P344" text:outline-level="3">按照辞典顺序比较</text:h>
                </text:list-item>
              </text:list>
            </text:list-item>
          </text:list>
        </text:list-item>
      </text:list>
      <text:list xml:id="list2014896721" text:style-name="L188">
        <text:list-item>
          <text:p text:style-name="P186">algo_lexicographical_compare <text:s text:c="3"/>algo_lexicographical_compare_if按照辞典顺序比较</text:p>
        </text:list-item>
        <text:list-item>
          <text:p text:style-name="P186">algo_lexicographical_compare_3wap <text:s text:c="3"/>algo_lexicographical_compare_3way_if按照辞典顺序比较，返回3种结果</text:p>
        </text:list-item>
      </text:list>
      <text:list xml:id="list1237645398" text:style-name="L189">
        <text:list-item>
          <text:p text:style-name="P187">没有_if后缀的算法使用数据类型的小于操作函数作为默认的比较规则。</text:p>
        </text:list-item>
        <text:list-item>
          <text:p text:style-name="P187">带有_if后缀的算法使用指定的比较规则。</text:p>
        </text:list-item>
        <text:list-item>
          <text:p text:style-name="P187"><text:soft-page-break/>带有_if后缀的算法使用的函数不能修改数据。</text:p>
        </text:list-item>
      </text:list>
      <text:p text:style-name="P30">下面是这四个算法的例子：</text:p>
      <table:table table:name="表格164" table:style-name="表格164">
        <table:table-column table:style-name="表格164.A"/>
        <table:table-row>
          <table:table-cell table:style-name="表格164.A1" office:value-type="string">
            <text:p text:style-name="P101">/* </text:p>
            <text:p text:style-name="P101"><text:s/>* lexico1.c </text:p>
            <text:p text:style-name="P101"><text:s/>* compile with : -lcstl </text:p>
            <text:p text:style-name="P101"><text:s/>*/ </text:p>
            <text:p text:style-name="P101"/>
            <text:p text:style-name="P101">#include &lt;stdio.h&gt; </text:p>
            <text:p text:style-name="P101">#include &lt;cstl/clist.h&gt; </text:p>
            <text:p text:style-name="P101">#include &lt;cstl/cvector.h&gt; </text:p>
            <text:p text:style-name="P101">#include &lt;cstl/calgorithm.h&gt; </text:p>
            <text:p text:style-name="P101"/>
            <text:p text:style-name="P101">static void _print_list(const void* cpv_input, void* pv_output) </text:p>
            <text:p text:style-name="P101">{ </text:p>
            <text:p text:style-name="P101"><text:s text:c="4"/>list_t* plist_coll = (list_t*)cpv_input; </text:p>
            <text:p text:style-name="P101"><text:s text:c="4"/>iterator_t it_pos;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p text:style-name="P101"/>
            <text:p text:style-name="P101">static void _less_for_coll(const void* cpv_first, </text:p>
            <text:p text:style-name="P101"><text:s text:c="4"/>const void* cpv_second, void* pv_output) </text:p>
            <text:p text:style-name="P101">{ </text:p>
            <text:p text:style-name="P101"><text:s text:c="4"/>list_t* plist_coll1 = (list_t*)cpv_first; </text:p>
            <text:p text:style-name="P101"><text:s text:c="4"/>list_t* plist_coll2 = (list_t*)cpv_second; </text:p>
            <text:p text:style-name="P101"/>
            <text:p text:style-name="P101"><text:s text:c="4"/>if(algo_lexicographical_compare( </text:p>
            <text:p text:style-name="P101"><text:s text:c="8"/>list_begin(plist_coll1), list_end(plist_coll1), </text:p>
            <text:p text:style-name="P101"><text:s text:c="8"/>list_begin(plist_coll2), list_end(plist_coll2))) </text:p>
            <text:p text:style-name="P101"><text:s text:c="4"/>{ </text:p>
            <text:p text:style-name="P101"><text:s text:c="8"/>*(bool_t*)pv_output = true; </text:p>
            <text:p text:style-name="P101"><text:s text:c="4"/>} </text:p>
            <text:p text:style-name="P101"><text:s text:c="4"/>else </text:p>
            <text:p text:style-name="P101"><text:s text:c="4"/>{ </text:p>
            <text:p text:style-name="P101"><text:s text:c="8"/>*(bool_t*)pv_output = false; </text:p>
            <text:p text:style-name="P101"><text:s text:c="4"/>} </text:p>
            <text:p text:style-name="P101">} </text:p>
            <text:p text:style-name="P101"/>
            <text:p text:style-name="P101"><text:soft-page-break/>int main(int argc, char* argv[]) </text:p>
            <text:p text:style-name="P101">{ </text:p>
            <text:p text:style-name="P101"><text:s text:c="4"/>list_t* plist_c1 = create_list(int); </text:p>
            <text:p text:style-name="P101"><text:s text:c="4"/>list_t* plist_c2 = create_list(int); </text:p>
            <text:p text:style-name="P101"><text:s text:c="4"/>list_t* plist_c3 = create_list(int); </text:p>
            <text:p text:style-name="P101"><text:s text:c="4"/>list_t* plist_c4 = create_list(int); </text:p>
            <text:p text:style-name="P101"><text:s text:c="4"/>vector_t* pvec_cc = create_vector(list_t&lt;int&gt;); </text:p>
            <text:p text:style-name="P101"><text:s text:c="4"/>int i = 0; </text:p>
            <text:p text:style-name="P101"/>
            <text:p text:style-name="P101"><text:s text:c="4"/>if(plist_c1 == NULL || plist_c2 == NULL || plist_c3 == NULL || </text:p>
            <text:p text:style-name="P101"><text:s text:c="7"/>plist_c4 == NULL || pvec_cc == NULL) </text:p>
            <text:p text:style-name="P101"><text:s text:c="4"/>{ </text:p>
            <text:p text:style-name="P101"><text:s text:c="8"/>return -1; </text:p>
            <text:p text:style-name="P101"><text:s text:c="4"/>} </text:p>
            <text:p text:style-name="P101"/>
            <text:p text:style-name="P101"><text:s text:c="4"/>list_init(plist_c1); </text:p>
            <text:p text:style-name="P101"><text:s text:c="4"/>list_init(plist_c2); </text:p>
            <text:p text:style-name="P101"><text:s text:c="4"/>list_init(plist_c3); </text:p>
            <text:p text:style-name="P101"><text:s text:c="4"/>list_init(plist_c4); </text:p>
            <text:p text:style-name="P101"><text:s text:c="4"/>vector_init(pvec_cc); </text:p>
            <text:p text:style-name="P101"/>
            <text:p text:style-name="P101"><text:s text:c="4"/>for(i = 1; i &lt;= 5; ++i) </text:p>
            <text:p text:style-name="P101"><text:s text:c="4"/>{ </text:p>
            <text:p text:style-name="P101"><text:s text:c="8"/>list_push_back(plist_c1, i); </text:p>
            <text:p text:style-name="P101"><text:s text:c="4"/>} </text:p>
            <text:p text:style-name="P101"><text:s text:c="4"/>list_assign(plist_c2, plist_c1); </text:p>
            <text:p text:style-name="P101"><text:s text:c="4"/>list_assign(plist_c3, plist_c1); </text:p>
            <text:p text:style-name="P101"><text:s text:c="4"/>list_assign(plist_c4, plist_c1); </text:p>
            <text:p text:style-name="P101"><text:s text:c="4"/>list_push_back(plist_c1, 7); </text:p>
            <text:p text:style-name="P101"><text:s text:c="4"/>list_push_back(plist_c3, 2); </text:p>
            <text:p text:style-name="P101"><text:s text:c="4"/>list_push_back(plist_c3, 0); </text:p>
            <text:p text:style-name="P101"><text:s text:c="4"/>list_push_back(plist_c4, 2); </text:p>
            <text:p text:style-name="P101"/>
            <text:p text:style-name="P101"><text:s text:c="4"/>vector_push_back(pvec_cc, plist_c1); </text:p>
            <text:p text:style-name="P101"><text:s text:c="4"/>vector_push_back(pvec_cc, plist_c2); </text:p>
            <text:p text:style-name="P101"><text:s text:c="4"/>vector_push_back(pvec_cc, plist_c3); </text:p>
            <text:p text:style-name="P101"><text:s text:c="4"/>vector_push_back(pvec_cc, plist_c4); </text:p>
            <text:p text:style-name="P101"><text:s text:c="4"/>vector_push_back(pvec_cc, plist_c3); </text:p>
            <text:p text:style-name="P101"><text:s text:c="4"/>vector_push_back(pvec_cc, plist_c1); </text:p>
            <text:p text:style-name="P101"><text:s text:c="4"/>vector_push_back(pvec_cc, plist_c4); </text:p>
            <text:p text:style-name="P101"><text:s text:c="4"/>vector_push_back(pvec_cc, plist_c2); </text:p>
            <text:p text:style-name="P101"/>
            <text:p text:style-name="P101"><text:s text:c="4"/>algo_for_each(vector_begin(pvec_cc), vector_end(pvec_cc), _print_list); </text:p>
            <text:p text:style-name="P101"><text:soft-page-break/><text:s text:c="4"/>printf("\n"); </text:p>
            <text:p text:style-name="P101"><text:s text:c="4"/>algo_sort_if(vector_begin(pvec_cc), vector_end(pvec_cc), _less_for_coll); </text:p>
            <text:p text:style-name="P101"><text:s text:c="4"/>algo_for_each(vector_begin(pvec_cc), vector_end(pvec_cc), _print_list); </text:p>
            <text:p text:style-name="P101"/>
            <text:p text:style-name="P101"><text:s text:c="4"/>list_destroy(plist_c1); </text:p>
            <text:p text:style-name="P101"><text:s text:c="4"/>list_destroy(plist_c2); </text:p>
            <text:p text:style-name="P101"><text:s text:c="4"/>list_destroy(plist_c3); </text:p>
            <text:p text:style-name="P101"><text:s text:c="4"/>list_destroy(plist_c4); </text:p>
            <text:p text:style-name="P101"><text:s text:c="4"/>vector_destroy(pvec_cc); </text:p>
            <text:p text:style-name="P101"/>
            <text:p text:style-name="P101"><text:s text:c="4"/>return 0; </text:p>
            <text:p text:style-name="P101">}</text:p>
          </table:table-cell>
        </table:table-row>
      </table:table>
      <text:p text:style-name="P30">程序的输出结果：</text:p>
      <text:p text:style-name="P30">1 2 3 4 5 7 </text:p>
      <text:p text:style-name="P30">1 2 3 4 5 </text:p>
      <text:p text:style-name="P30">1 2 3 4 5 2 0 </text:p>
      <text:p text:style-name="P30">1 2 3 4 5 2 </text:p>
      <text:p text:style-name="P30">1 2 3 4 5 2 0 </text:p>
      <text:p text:style-name="P30">1 2 3 4 5 7 </text:p>
      <text:p text:style-name="P30">1 2 3 4 5 2 </text:p>
      <text:p text:style-name="P30">1 2 3 4 5 </text:p>
      <text:p text:style-name="P30"/>
      <text:p text:style-name="P30">1 2 3 4 5 </text:p>
      <text:p text:style-name="P30">1 2 3 4 5 </text:p>
      <text:p text:style-name="P30">1 2 3 4 5 2 </text:p>
      <text:p text:style-name="P30">1 2 3 4 5 2 </text:p>
      <text:p text:style-name="P30">1 2 3 4 5 2 0 </text:p>
      <text:p text:style-name="P30">1 2 3 4 5 2 0 </text:p>
      <text:p text:style-name="P30">1 2 3 4 5 7 </text:p>
      <text:p text:style-name="P30">1 2 3 4 5 7 </text:p>
      <text:p text:style-name="P30"/>
      <text:list xml:id="list806478301" text:continue-list="list1970834266" text:style-name="WW8Num13">
        <text:list-item>
          <text:list>
            <text:list-item>
              <text:list>
                <text:list-item>
                  <text:h text:style-name="P344" text:outline-level="3">数据排列</text:h>
                </text:list-item>
              </text:list>
            </text:list-item>
          </text:list>
        </text:list-item>
      </text:list>
      <text:p text:style-name="P30">algo_next_permutation <text:s text:c="3"/>algo_next_permutation_if获得当前数据区间的下一个排序</text:p>
      <text:p text:style-name="P30">algo_prev_permutation <text:s text:c="3"/>algo_prev_permutation_if获得当前数据区间的上一个排序</text:p>
      <text:p text:style-name="P30">没有_if后缀的版本使用数据类型的小于操作函数作为默认的比较规则。</text:p>
      <text:p text:style-name="P30">带有_if后缀的版本使用指定的比较规则。</text:p>
      <text:p text:style-name="P30">带有_if后缀的版本使用的函数不能修改数据。</text:p>
      <text:p text:style-name="P30">如果当前数据区间不是最后一个排列，算法返回true，如果是最后一个排序则返回false同时生成第一个排列。</text:p>
      <text:p text:style-name="P30">下面是这四个算法的例子：</text:p>
      <table:table table:name="表格165" table:style-name="表格165">
        <table:table-column table:style-name="表格165.A"/>
        <table:table-row>
          <table:table-cell table:style-name="表格165.A1" office:value-type="string">
            <text:p text:style-name="P101">/* </text:p>
            <text:p text:style-name="P101"><text:s/>* perm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print(const void* cpv_input, void* pv_output) </text:p>
            <text:p text:style-name="P101">{ </text:p>
            <text:p text:style-name="P101"><text:s text:c="4"/>printf("%d ", *(int*)cpv_input); </text:p>
            <text:p text:style-name="P101">} </text:p>
            <text:p text:style-name="P101"/>
            <text:p text:style-name="P101">int main(int argc, char* argv[]) </text:p>
            <text:p text:style-name="P101">{ </text:p>
            <text:p text:style-name="P101"><text:s text:c="4"/>vector_t* pvec_coll = create_vector(int);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vector_push_back(pvec_coll, 1); </text:p>
            <text:p text:style-name="P101"><text:s text:c="4"/>vector_push_back(pvec_coll, 2); </text:p>
            <text:p text:style-name="P101"><text:s text:c="4"/>vector_push_back(pvec_coll, 3); </text:p>
            <text:p text:style-name="P101"/>
            <text:p text:style-name="P101"><text:s text:c="4"/>printf("on entry: "); </text:p>
            <text:p text:style-name="P101"><text:s text:c="4"/>algo_for_each(vector_begin(pvec_coll), vector_end(pvec_coll), _print); </text:p>
            <text:p text:style-name="P101"><text:s text:c="4"/>printf("\n"); </text:p>
            <text:p text:style-name="P101"/>
            <text:p text:style-name="P101"><text:s text:c="4"/>while(algo_next_permutation(vector_begin(pvec_coll), vector_end(pvec_coll))) </text:p>
            <text:p text:style-name="P101"><text:s text:c="4"/>{ </text:p>
            <text:p text:style-name="P101"><text:s text:c="8"/>algo_for_each(vector_begin(pvec_coll), vector_end(pvec_coll), _print); </text:p>
            <text:p text:style-name="P101"><text:s text:c="8"/>printf("\n"); </text:p>
            <text:p text:style-name="P101"><text:s text:c="4"/>} </text:p>
            <text:p text:style-name="P101"><text:s text:c="4"/>printf("afterward: "); </text:p>
            <text:p text:style-name="P101"><text:s text:c="4"/>algo_for_each(vector_begin(pvec_coll), vector_end(pvec_coll), _print); </text:p>
            <text:p text:style-name="P101"><text:s text:c="4"/>printf("\n"); </text:p>
            <text:p text:style-name="P101"/>
            <text:p text:style-name="P101"><text:s text:c="4"/>while(algo_prev_permutation(vector_begin(pvec_coll), vector_end(pvec_coll))) </text:p>
            <text:p text:style-name="P101"><text:soft-page-break/><text:s text:c="4"/>{ </text:p>
            <text:p text:style-name="P101"><text:s text:c="8"/>algo_for_each(vector_begin(pvec_coll), vector_end(pvec_coll), _print); </text:p>
            <text:p text:style-name="P101"><text:s text:c="8"/>printf("\n"); </text:p>
            <text:p text:style-name="P101"><text:s text:c="4"/>} </text:p>
            <text:p text:style-name="P101"><text:s text:c="4"/>printf("now: "); </text:p>
            <text:p text:style-name="P101"><text:s text:c="4"/>algo_for_each(vector_begin(pvec_coll), vector_end(pvec_coll), _print); </text:p>
            <text:p text:style-name="P101"><text:s text:c="4"/>printf("\n"); </text:p>
            <text:p text:style-name="P101"/>
            <text:p text:style-name="P101"><text:s text:c="4"/>while(algo_prev_permutation(vector_begin(pvec_coll), vector_end(pvec_coll))) </text:p>
            <text:p text:style-name="P101"><text:s text:c="4"/>{ </text:p>
            <text:p text:style-name="P101"><text:s text:c="8"/>algo_for_each(vector_begin(pvec_coll), vector_end(pvec_coll), _print); </text:p>
            <text:p text:style-name="P101"><text:s text:c="8"/>printf("\n"); </text:p>
            <text:p text:style-name="P101"><text:s text:c="4"/>} </text:p>
            <text:p text:style-name="P101"><text:s text:c="4"/>printf("afterward: "); </text:p>
            <text:p text:style-name="P101"><text:s text:c="4"/>algo_for_each(vector_begin(pvec_coll), vector_end(pvec_coll), _print);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30">输出结果：</text:p>
      <text:p text:style-name="P30">on entry: 1 2 3 </text:p>
      <text:p text:style-name="P30">1 3 2 </text:p>
      <text:p text:style-name="P30">2 1 3 </text:p>
      <text:p text:style-name="P30">2 3 1 </text:p>
      <text:p text:style-name="P30">3 1 2 </text:p>
      <text:p text:style-name="P30">3 2 1 </text:p>
      <text:p text:style-name="P30">afterward: 1 2 3 </text:p>
      <text:p text:style-name="P30">now: 3 2 1 </text:p>
      <text:p text:style-name="P30">3 1 2 </text:p>
      <text:p text:style-name="P30">2 3 1 </text:p>
      <text:p text:style-name="P30">2 1 3 </text:p>
      <text:p text:style-name="P30">1 3 2 </text:p>
      <text:p text:style-name="P30">1 2 3 </text:p>
      <text:p text:style-name="P30">afterward: 3 2 1 </text:p>
      <text:list xml:id="list1201117591" text:continue-numbering="true" text:style-name="WW8Num13">
        <text:list-item>
          <text:list>
            <text:list-item>
              <text:h text:style-name="P332" text:outline-level="2">算数算法</text:h>
            </text:list-item>
          </text:list>
        </text:list-item>
      </text:list>
      <text:p text:style-name="P30"><text:tab/>libcstl提供了很多数值算法，它们主要对数据区间中的数值进行各种运算，要使用这些数值算法要包含头文件：</text:p>
      <text:p text:style-name="P57">#include &lt;cstl/cnumeric.h&gt;</text:p>
      <text:p text:style-name="P30"/>
      <text:p text:style-name="P30"><text:soft-page-break/><text:tab/>下面给出了libcstl提供的数值算法：</text:p>
      <table:table table:name="表格166" table:style-name="表格166">
        <table:table-column table:style-name="表格166.A"/>
        <table:table-column table:style-name="表格166.B"/>
        <table:table-row>
          <table:table-cell table:style-name="表格166.A1" office:value-type="string">
            <text:p text:style-name="P96">algo_iota</text:p>
          </table:table-cell>
          <table:table-cell table:style-name="表格166.B1" office:value-type="string">
            <text:p text:style-name="P97">根据初始值将数据区间中的数据依次加一。</text:p>
          </table:table-cell>
        </table:table-row>
        <table:table-row>
          <table:table-cell table:style-name="表格166.A2" office:value-type="string">
            <text:p text:style-name="P96">algo_accumulate</text:p>
          </table:table-cell>
          <table:table-cell table:style-name="表格166.B2" office:value-type="string">
            <text:p text:style-name="P97">计算数据区间中数据的和。</text:p>
          </table:table-cell>
        </table:table-row>
        <table:table-row>
          <table:table-cell table:style-name="表格166.A2" office:value-type="string">
            <text:p text:style-name="P96">algo_accumulate_if</text:p>
          </table:table-cell>
          <table:table-cell table:style-name="表格166.B2" office:value-type="string">
            <text:p text:style-name="P97">使用指定函数计算数据区间中数据的和。</text:p>
          </table:table-cell>
        </table:table-row>
        <table:table-row>
          <table:table-cell table:style-name="表格166.A2" office:value-type="string">
            <text:p text:style-name="P96">algo_inner_product</text:p>
          </table:table-cell>
          <table:table-cell table:style-name="表格166.B2" office:value-type="string">
            <text:p text:style-name="P97">计算两个数据区间的内积。</text:p>
          </table:table-cell>
        </table:table-row>
        <table:table-row>
          <table:table-cell table:style-name="表格166.A2" office:value-type="string">
            <text:p text:style-name="P96">algo_inner_product_if</text:p>
          </table:table-cell>
          <table:table-cell table:style-name="表格166.B2" office:value-type="string">
            <text:p text:style-name="P97">使用指定函数计算两个数据区间的内积。</text:p>
          </table:table-cell>
        </table:table-row>
        <table:table-row>
          <table:table-cell table:style-name="表格166.A2" office:value-type="string">
            <text:p text:style-name="P96">algo_partial_sum</text:p>
          </table:table-cell>
          <table:table-cell table:style-name="表格166.B2" office:value-type="string">
            <text:p text:style-name="P97">计算数据区间的局部和。</text:p>
          </table:table-cell>
        </table:table-row>
        <table:table-row>
          <table:table-cell table:style-name="表格166.A2" office:value-type="string">
            <text:p text:style-name="P96">algo_partial_sum_if</text:p>
          </table:table-cell>
          <table:table-cell table:style-name="表格166.B2" office:value-type="string">
            <text:p text:style-name="P97">使用指定函数计算数据区间的局部和。</text:p>
          </table:table-cell>
        </table:table-row>
        <table:table-row>
          <table:table-cell table:style-name="表格166.A2" office:value-type="string">
            <text:p text:style-name="P96">algo_adjacent_difference</text:p>
          </table:table-cell>
          <table:table-cell table:style-name="表格166.B2" office:value-type="string">
            <text:p text:style-name="P97">计算数据区间中相邻数据的差。</text:p>
          </table:table-cell>
        </table:table-row>
        <table:table-row>
          <table:table-cell table:style-name="表格166.A2" office:value-type="string">
            <text:p text:style-name="P96">algo_adjacent_difference_if</text:p>
          </table:table-cell>
          <table:table-cell table:style-name="表格166.B2" office:value-type="string">
            <text:p text:style-name="P97">使用指定函数计算数据区间中相邻数据的差。</text:p>
          </table:table-cell>
        </table:table-row>
        <table:table-row>
          <table:table-cell table:style-name="表格166.A2" office:value-type="string">
            <text:p text:style-name="P96">algo_power</text:p>
          </table:table-cell>
          <table:table-cell table:style-name="表格166.B2" office:value-type="string">
            <text:p text:style-name="P97">计算数据的n次幂。</text:p>
          </table:table-cell>
        </table:table-row>
        <table:table-row>
          <table:table-cell table:style-name="表格166.A2" office:value-type="string">
            <text:p text:style-name="P96">algo_power_if</text:p>
          </table:table-cell>
          <table:table-cell table:style-name="表格166.B2" office:value-type="string">
            <text:p text:style-name="P97">使用指定函数计算数据的n次幂。</text:p>
          </table:table-cell>
        </table:table-row>
      </table:table>
      <text:p text:style-name="P30"/>
      <text:list xml:id="list1794145054" text:continue-numbering="true" text:style-name="WW8Num13">
        <text:list-item>
          <text:list>
            <text:list-item>
              <text:list>
                <text:list-item>
                  <text:h text:style-name="P344" text:outline-level="3">对整个区间计算</text:h>
                </text:list-item>
              </text:list>
            </text:list-item>
          </text:list>
        </text:list-item>
      </text:list>
      <text:list xml:id="list1765100902" text:style-name="L190">
        <text:list-item>
          <text:p text:style-name="P188">algo_iota根据初始值对将数据区间一次赋予一个比上一个数大于一的值</text:p>
        </text:list-item>
      </text:list>
      <text:p text:style-name="P30">下面是这个算法的使用实例：</text:p>
      <table:table table:name="表格167" table:style-name="表格167">
        <table:table-column table:style-name="表格167.A"/>
        <table:table-row>
          <table:table-cell table:style-name="表格167.A1" office:value-type="string">
            <text:p text:style-name="P101">/* </text:p>
            <text:p text:style-name="P101"><text:s/>* iota.c </text:p>
            <text:p text:style-name="P101"><text:s/>* compile with : -lcstl </text:p>
            <text:p text:style-name="P101"><text:s/>*/ </text:p>
            <text:p text:style-name="P101"/>
            <text:p text:style-name="P101">#include &lt;stdio.h&gt; </text:p>
            <text:p text:style-name="P101">#include &lt;cstl/cvector.h&gt; </text:p>
            <text:p text:style-name="P101">#include &lt;cstl/cnumeric.h&gt; </text:p>
            <text:p text:style-name="P101"/>
            <text:p text:style-name="P101">int main(int argc, char* argv[]) </text:p>
            <text:p text:style-name="P101">{ </text:p>
            <text:p text:style-name="P101"><text:s text:c="4"/>vector_t* pvec_coll = create_vector(int); </text:p>
            <text:p text:style-name="P101"><text:s text:c="4"/>iterator_t it_pos; </text:p>
            <text:p text:style-name="P101"/>
            <text:p text:style-name="P101"><text:s text:c="4"/>if(pvec_coll == NULL) </text:p>
            <text:p text:style-name="P101"><text:s text:c="4"/>{ </text:p>
            <text:p text:style-name="P101"><text:s text:c="8"/>return -1; </text:p>
            <text:p text:style-name="P101"><text:s text:c="4"/>} </text:p>
            <text:p text:style-name="P101"/>
            <text:p text:style-name="P101"><text:soft-page-break/><text:s text:c="4"/>vector_init_n(pvec_coll, 10); </text:p>
            <text:p text:style-name="P101"/>
            <text:p text:style-name="P101"><text:s text:c="4"/>algo_iota(vector_begin(pvec_coll), vector_end(pvec_coll), 7);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30">程序输出的结果：</text:p>
      <text:p text:style-name="P30">7 8 9 10 11 12 13 14 15 16 </text:p>
      <text:p text:style-name="P30"/>
      <text:list xml:id="list935137654" text:style-name="L191">
        <text:list-item>
          <text:p text:style-name="P189">algo_accumulate <text:s text:c="3"/>algo_accumulate_if计算初始值和数据区间的和</text:p>
        </text:list-item>
      </text:list>
      <text:list xml:id="list1099915521" text:style-name="L192">
        <text:list-item>
          <text:p text:style-name="P190">algo_accumulate计算初始值和数据区间中所有数据的和：initValue + elem1 + elem2 + elem3 + ...。</text:p>
        </text:list-item>
        <text:list-item>
          <text:p text:style-name="P190">algo_accumulate_if使用指定的函数计算初始值和数据区间中的所有数据的和：initValue op elem1 op elem2 op ...。</text:p>
        </text:list-item>
        <text:list-item>
          <text:p text:style-name="P190">如果数据区间为空返回初始值。</text:p>
        </text:list-item>
        <text:list-item>
          <text:p text:style-name="P190">algo_accumulate_if使用的函数不能修改数据。</text:p>
        </text:list-item>
      </text:list>
      <text:p text:style-name="P30">下面是这两算法的使用实例：</text:p>
      <table:table table:name="表格168" table:style-name="表格168">
        <table:table-column table:style-name="表格168.A"/>
        <table:table-row>
          <table:table-cell table:style-name="表格168.A1" office:value-type="string">
            <text:p text:style-name="P101">/* </text:p>
            <text:p text:style-name="P101"><text:s/>* accu1.c </text:p>
            <text:p text:style-name="P101"><text:s/>* compile with : -lcstl </text:p>
            <text:p text:style-name="P101"><text:s/>*/ </text:p>
            <text:p text:style-name="P101"/>
            <text:p text:style-name="P101">#include &lt;stdio.h&gt; </text:p>
            <text:p text:style-name="P101">#include &lt;cstl/cvector.h&gt; </text:p>
            <text:p text:style-name="P101">#include &lt;cstl/cnumeric.h&gt; </text:p>
            <text:p text:style-name="P101">#include &lt;cstl/cfunctional.h&gt; </text:p>
            <text:p text:style-name="P101"/>
            <text:p text:style-name="P101">int main(int argc, char* argv[]) </text:p>
            <text:p text:style-name="P101">{ </text:p>
            <text:p text:style-name="P101"><text:s text:c="4"/>vector_t* pvec_coll = create_vector(int); </text:p>
            <text:p text:style-name="P101"><text:s text:c="4"/>iterator_t it_pos; </text:p>
            <text:p text:style-name="P101"><text:s text:c="4"/>int n_result = 0; </text:p>
            <text:p text:style-name="P101"/>
            <text:p text:style-name="P101"><text:s text:c="4"/>if(pvec_coll == NULL) </text:p>
            <text:p text:style-name="P101"><text:s text:c="4"/>{ </text:p>
            <text:p text:style-name="P101"><text:soft-page-break/><text:s text:c="8"/>return -1; </text:p>
            <text:p text:style-name="P101"><text:s text:c="4"/>} </text:p>
            <text:p text:style-name="P101"/>
            <text:p text:style-name="P101"><text:s text:c="4"/>vector_init_n(pvec_coll, 9); </text:p>
            <text:p text:style-name="P101"><text:s text:c="4"/>algo_iota(vector_begin(pvec_coll), vector_end(pvec_coll), 1); </text:p>
            <text:p text:style-name="P101"/>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accumulate(vector_begin(pvec_coll), vector_end(pvec_coll), </text:p>
            <text:p text:style-name="P101"><text:s text:c="8"/>0, &amp;n_result); </text:p>
            <text:p text:style-name="P101"><text:s text:c="4"/>printf("sum: %d\n", n_result); </text:p>
            <text:p text:style-name="P101"><text:s text:c="4"/>algo_accumulate(vector_begin(pvec_coll), vector_end(pvec_coll), </text:p>
            <text:p text:style-name="P101"><text:s text:c="8"/>-100, &amp;n_result); </text:p>
            <text:p text:style-name="P101"><text:s text:c="4"/>printf("sum: %d\n", n_result); </text:p>
            <text:p text:style-name="P101"><text:s text:c="4"/>algo_accumulate_if(vector_begin(pvec_coll), vector_end(pvec_coll), </text:p>
            <text:p text:style-name="P101"><text:s text:c="8"/>1, fun_multiplies_int, &amp;n_result); </text:p>
            <text:p text:style-name="P101"><text:s text:c="4"/>printf("product: %d\n", n_result); </text:p>
            <text:p text:style-name="P101"><text:s text:c="4"/>algo_accumulate_if(vector_begin(pvec_coll), vector_end(pvec_coll), </text:p>
            <text:p text:style-name="P101"><text:s text:c="8"/>0, fun_multiplies_int, &amp;n_result); </text:p>
            <text:p text:style-name="P101"><text:s text:c="4"/>printf("product: %d\n", n_result); </text:p>
            <text:p text:style-name="P101"/>
            <text:p text:style-name="P101"><text:s text:c="4"/>vector_destroy(pvec_coll); </text:p>
            <text:p text:style-name="P101"/>
            <text:p text:style-name="P101"><text:s text:c="4"/>return 0; </text:p>
            <text:p text:style-name="P101">}</text:p>
          </table:table-cell>
        </table:table-row>
      </table:table>
      <text:p text:style-name="P30">程序输出：</text:p>
      <text:p text:style-name="P30">1 2 3 4 5 6 7 8 9 </text:p>
      <text:p text:style-name="P30">sum: 45 </text:p>
      <text:p text:style-name="P30">sum: -55 </text:p>
      <text:p text:style-name="P30">product: 362880 </text:p>
      <text:p text:style-name="P30">product: 0</text:p>
      <text:p text:style-name="P30"/>
      <text:list xml:id="list892494807" text:style-name="L193">
        <text:list-item>
          <text:p text:style-name="P191">algo_inner_product <text:s text:c="3"/>algo_inner_product_if计算两个数据区间的内积</text:p>
        </text:list-item>
      </text:list>
      <text:list xml:id="list1837219835" text:style-name="L194">
        <text:list-item>
          <text:p text:style-name="P192">algo_inner_product计算两个数据区间的内积：initValue + (a1 * b1) + (a2 * b2) + (a3 * b3) + ...。</text:p>
        </text:list-item>
        <text:list-item>
          <text:p text:style-name="P192">algo_inner_product_if使用指定的函数计算两个数据区间的内积：initValue op1 (a1 op2 b1) op1 (a2 op2 b2) op1 ...。</text:p>
        </text:list-item>
        <text:list-item>
          <text:p text:style-name="P192">如果数据区间为空，两个算法返回initValue。</text:p>
        </text:list-item>
        <text:list-item>
          <text:p text:style-name="P192"><text:soft-page-break/>必须保证第二个数据区间足够大。</text:p>
        </text:list-item>
        <text:list-item>
          <text:p text:style-name="P192">op1和op2不能修改数据。</text:p>
        </text:list-item>
      </text:list>
      <text:p text:style-name="P30">下面是这两个算法的例子：</text:p>
      <table:table table:name="表格169" table:style-name="表格169">
        <table:table-column table:style-name="表格169.A"/>
        <table:table-row>
          <table:table-cell table:style-name="表格169.A1" office:value-type="string">
            <text:p text:style-name="P101">/* </text:p>
            <text:p text:style-name="P101"><text:s/>* inner1.c </text:p>
            <text:p text:style-name="P101"><text:s/>* compile with : -lcstl </text:p>
            <text:p text:style-name="P101"><text:s/>*/ </text:p>
            <text:p text:style-name="P101"/>
            <text:p text:style-name="P101">#include &lt;stdio.h&gt; </text:p>
            <text:p text:style-name="P101">#include &lt;cstl/clist.h&gt; </text:p>
            <text:p text:style-name="P101">#include &lt;cstl/cnumeric.h&gt; </text:p>
            <text:p text:style-name="P101">#include &lt;cstl/cfunctional.h&gt;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int n_result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_n(plist_coll, 6); </text:p>
            <text:p text:style-name="P101"><text:s text:c="4"/>algo_iota(list_begin(plist_coll), list_end(plist_coll), 1); </text:p>
            <text:p text:style-name="P101"/>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inner_product(list_begin(plist_coll), list_end(plist_coll), </text:p>
            <text:p text:style-name="P101"><text:s text:c="8"/>list_begin(plist_coll), 0, &amp;n_result); </text:p>
            <text:p text:style-name="P101"><text:s text:c="4"/>printf("inner product: %d\n", n_result); </text:p>
            <text:p text:style-name="P101"/>
            <text:p text:style-name="P101"><text:s text:c="4"/>algo_inner_product_if(list_begin(plist_coll), list_end(plist_coll), </text:p>
            <text:p text:style-name="P101"><text:s text:c="8"/>list_begin(plist_coll), 1, fun_multiplies_int, fun_plus_int, &amp;n_result); </text:p>
            <text:p text:style-name="P101"><text:s text:c="4"/>printf("product of sums: %d\n", n_result); </text:p>
            <text:p text:style-name="P101"/>
            <text:p text:style-name="P101"><text:soft-page-break/><text:s text:c="4"/>list_destroy(plist_coll); </text:p>
            <text:p text:style-name="P101"/>
            <text:p text:style-name="P101"><text:s text:c="4"/>return 0; </text:p>
            <text:p text:style-name="P101">}</text:p>
          </table:table-cell>
        </table:table-row>
      </table:table>
      <text:p text:style-name="P30">程序的输出：</text:p>
      <text:p text:style-name="P30">1 2 3 4 5 6 </text:p>
      <text:p text:style-name="P30">inner product: 91 </text:p>
      <text:p text:style-name="P30">product of sums: 46080</text:p>
      <text:p text:style-name="P30"/>
      <text:list xml:id="list767133918" text:continue-list="list1794145054" text:style-name="WW8Num13">
        <text:list-item>
          <text:list>
            <text:list-item>
              <text:list>
                <text:list-item>
                  <text:h text:style-name="P344" text:outline-level="3">相对值和绝对值转换</text:h>
                </text:list-item>
              </text:list>
            </text:list-item>
          </text:list>
        </text:list-item>
      </text:list>
      <text:list xml:id="list1779926852" text:style-name="L195">
        <text:list-item>
          <text:p text:style-name="P193">algo_partial_sum <text:s text:c="3"/>algo_partial_sum_if计算局部和</text:p>
        </text:list-item>
      </text:list>
      <text:list xml:id="list173461988" text:style-name="L196">
        <text:list-item>
          <text:p text:style-name="P194">algo_partial_sum计算局部和后的数据区间：a1 <text:s text:c="3"/>a1+a2 <text:s text:c="3"/>a1+a2+a3 <text:s text:c="3"/>a1+a2+a3+a4 <text:s text:c="3"/>...。</text:p>
        </text:list-item>
        <text:list-item>
          <text:p text:style-name="P194">algo_partial_sum_if使用指定函数计算局部和后的数据区间：a1 <text:s text:c="3"/>a1 op a2 <text:s text:c="3"/>a1 op a2 op a3 <text:s text:c="3"/>a1 op a2 op a3 op a4 ...。</text:p>
        </text:list-item>
        <text:list-item>
          <text:p text:style-name="P194">两个算法返回目的区间中被覆盖的数据的末尾。</text:p>
        </text:list-item>
        <text:list-item>
          <text:p text:style-name="P194">要确保目的数据区间足够大。</text:p>
        </text:list-item>
        <text:list-item>
          <text:p text:style-name="P194">op不能修改数据。</text:p>
        </text:list-item>
      </text:list>
      <text:p text:style-name="P30">下面是两个算法的例子：</text:p>
      <table:table table:name="表格170" table:style-name="表格170">
        <table:table-column table:style-name="表格170.A"/>
        <table:table-row>
          <table:table-cell table:style-name="表格170.A1" office:value-type="string">
            <text:p text:style-name="P101">/* </text:p>
            <text:p text:style-name="P101"><text:s/>* partsum1.c </text:p>
            <text:p text:style-name="P101"><text:s/>* compile with : -lcstl </text:p>
            <text:p text:style-name="P101"><text:s/>*/ </text:p>
            <text:p text:style-name="P101"/>
            <text:p text:style-name="P101">#include &lt;stdio.h&gt; </text:p>
            <text:p text:style-name="P101">#include &lt;cstl/clist.h&gt; </text:p>
            <text:p text:style-name="P101">#include &lt;cstl/cvector.h&gt; </text:p>
            <text:p text:style-name="P101">#include &lt;cstl/cnumeric.h&gt; </text:p>
            <text:p text:style-name="P101">#include &lt;cstl/cfunctional.h&gt; </text:p>
            <text:p text:style-name="P101"/>
            <text:p text:style-name="P101">int main(int argc, char* argv[]) </text:p>
            <text:p text:style-name="P101">{ </text:p>
            <text:p text:style-name="P101"><text:s text:c="4"/>list_t* plist_coll1 = create_list(int); </text:p>
            <text:p text:style-name="P101"><text:s text:c="4"/>vector_t* pvec_coll2 = create_vector(int); </text:p>
            <text:p text:style-name="P101"><text:s text:c="4"/>iterator_t it_pos; </text:p>
            <text:p text:style-name="P101"/>
            <text:p text:style-name="P101"><text:s text:c="4"/>if(plist_coll1 == NULL || pvec_coll2 == NULL) </text:p>
            <text:p text:style-name="P101"><text:s text:c="4"/>{ </text:p>
            <text:p text:style-name="P101"><text:s text:c="8"/>return -1; </text:p>
            <text:p text:style-name="P101"><text:s text:c="4"/>} </text:p>
            <text:p text:style-name="P101"><text:soft-page-break/><text:s/></text:p>
            <text:p text:style-name="P101"><text:s text:c="4"/>list_init_n(plist_coll1, 6); </text:p>
            <text:p text:style-name="P101"><text:s text:c="4"/>vector_init_n(pvec_coll2, list_size(plist_coll1)); </text:p>
            <text:p text:style-name="P101"/>
            <text:p text:style-name="P101"><text:s text:c="4"/>algo_iota(list_begin(plist_coll1), list_end(plist_coll1), 1); </text:p>
            <text:p text:style-name="P101"><text:s text:c="4"/>for(it_pos = list_begin(plist_coll1); </text:p>
            <text:p text:style-name="P101"><text:s text:c="8"/>!iterator_equal(it_pos, list_end(plis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partial_sum(list_begin(plist_coll1), </text:p>
            <text:p text:style-name="P101"><text:s text:c="8"/>list_end(plist_coll1), vector_begin(pvec_coll2));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partial_sum_if(list_begin(plist_coll1), list_end(plist_coll1), </text:p>
            <text:p text:style-name="P101"><text:s text:c="8"/>vector_begin(pvec_coll2), fun_multiplies_int);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1); </text:p>
            <text:p text:style-name="P101"><text:s text:c="4"/>vector_destroy(pvec_coll2); </text:p>
            <text:p text:style-name="P101"/>
            <text:p text:style-name="P101"><text:s text:c="4"/>return 0; </text:p>
            <text:p text:style-name="P101">}</text:p>
          </table:table-cell>
        </table:table-row>
      </table:table>
      <text:p text:style-name="P30">程序的输出结果：</text:p>
      <text:p text:style-name="P30">1 2 3 4 5 6 </text:p>
      <text:p text:style-name="P30">1 3 6 10 15 21 </text:p>
      <text:p text:style-name="P30">1 2 6 24 120 720 </text:p>
      <text:p text:style-name="P30"/>
      <text:list xml:id="list1233305114" text:style-name="L197">
        <text:list-item>
          <text:p text:style-name="P195"><text:soft-page-break/>algo_adjacent_difference <text:s text:c="3"/>algo_adjacent_difference_if相邻数据的差</text:p>
        </text:list-item>
      </text:list>
      <text:list xml:id="list1696228449" text:style-name="L198">
        <text:list-item>
          <text:p text:style-name="P196">algo_adjacent_difference计算相邻数据的差后数据区间：a1 <text:s text:c="3"/>a2-a1 <text:s text:c="3"/>a3-a2 <text:s text:c="3"/>a4-a3 ...。</text:p>
        </text:list-item>
        <text:list-item>
          <text:p text:style-name="P196">algo_adjacent_difference_if使用指定函数计算相邻数据的差后数据区间：a1 <text:s text:c="3"/>a2 op a1 <text:s text:c="3"/>a3 op a2 <text:s text:c="3"/>a4 op a3 ...。</text:p>
        </text:list-item>
        <text:list-item>
          <text:p text:style-name="P196">两算法都返回目的数据区间被覆盖的数据的末尾。</text:p>
        </text:list-item>
        <text:list-item>
          <text:p text:style-name="P196">必须保证目的数据区间足够大。</text:p>
        </text:list-item>
        <text:list-item>
          <text:p text:style-name="P196">op不能修改数据。</text:p>
        </text:list-item>
      </text:list>
      <text:p text:style-name="P30">下面是这两个算法的使用实例：</text:p>
      <table:table table:name="表格171" table:style-name="表格171">
        <table:table-column table:style-name="表格171.A"/>
        <table:table-row>
          <table:table-cell table:style-name="表格171.A1" office:value-type="string">
            <text:p text:style-name="P101">/* </text:p>
            <text:p text:style-name="P101"><text:s/>* adjdiff.c </text:p>
            <text:p text:style-name="P101"><text:s/>* compile with : -lcstl </text:p>
            <text:p text:style-name="P101"><text:s/>*/ </text:p>
            <text:p text:style-name="P101"/>
            <text:p text:style-name="P101">#include &lt;stdio.h&gt; </text:p>
            <text:p text:style-name="P101">#include &lt;cstl/cdeque.h&gt; </text:p>
            <text:p text:style-name="P101">#include &lt;cstl/clist.h&gt; </text:p>
            <text:p text:style-name="P101">#include &lt;cstl/cnumeric.h&gt; </text:p>
            <text:p text:style-name="P101">#include &lt;cstl/cfunctional.h&gt; </text:p>
            <text:p text:style-name="P101"/>
            <text:p text:style-name="P101">int main(int argc, char* argv[]) </text:p>
            <text:p text:style-name="P101">{ </text:p>
            <text:p text:style-name="P101"><text:s text:c="4"/>deque_t* pdeq_coll1 = create_deque(int); </text:p>
            <text:p text:style-name="P101"><text:s text:c="4"/>list_t* plist_coll2 = create_list(int); </text:p>
            <text:p text:style-name="P101"><text:s text:c="4"/>iterator_t it_pos; </text:p>
            <text:p text:style-name="P101"/>
            <text:p text:style-name="P101"><text:s text:c="4"/>if(pdeq_coll1 == NULL || plist_coll2 == NULL) </text:p>
            <text:p text:style-name="P101"><text:s text:c="4"/>{ </text:p>
            <text:p text:style-name="P101"><text:s text:c="8"/>return -1; </text:p>
            <text:p text:style-name="P101"><text:s text:c="4"/>} </text:p>
            <text:p text:style-name="P101"/>
            <text:p text:style-name="P101"><text:s text:c="4"/>deque_init_n(pdeq_coll1, 6); </text:p>
            <text:p text:style-name="P101"><text:s text:c="4"/>list_init_n(plist_coll2, deque_size(pdeq_coll1)); </text:p>
            <text:p text:style-name="P101"/>
            <text:p text:style-name="P101"><text:s text:c="4"/>algo_iota(deque_begin(pdeq_coll1), deque_end(pdeq_coll1), 1); </text:p>
            <text:p text:style-name="P101"><text:s text:c="4"/>for(it_pos = deque_begin(pdeq_coll1); </text:p>
            <text:p text:style-name="P101"><text:s text:c="8"/>!iterator_equal(it_pos, deque_end(pdeq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adjacent_difference(deque_begin(pdeq_coll1), </text:p>
            <text:p text:style-name="P101"><text:s text:c="8"/>deque_end(pdeq_coll1), list_begin(plist_coll2)); </text:p>
            <text:p text:style-name="P101"><text:soft-page-break/><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adjacent_difference_if(deque_begin(pdeq_coll1), deque_end(pdeq_coll1), </text:p>
            <text:p text:style-name="P101"><text:s text:c="8"/>list_begin(plist_coll2), fun_plus_int);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adjacent_difference_if(deque_begin(pdeq_coll1), deque_end(pdeq_coll1), </text:p>
            <text:p text:style-name="P101"><text:s text:c="8"/>list_begin(plist_coll2), fun_multiplies_int);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1); </text:p>
            <text:p text:style-name="P101"><text:s text:c="4"/>list_destroy(plist_coll2); </text:p>
            <text:p text:style-name="P101"/>
            <text:p text:style-name="P101"><text:s text:c="4"/>return 0; </text:p>
            <text:p text:style-name="P101">}</text:p>
          </table:table-cell>
        </table:table-row>
      </table:table>
      <text:p text:style-name="P30">程序输出的结果：</text:p>
      <text:p text:style-name="P30">1 2 3 4 5 6 </text:p>
      <text:p text:style-name="P30">1 1 1 1 1 1 </text:p>
      <text:p text:style-name="P30">1 3 5 7 9 11 </text:p>
      <text:p text:style-name="P30">1 2 6 12 20 30 </text:p>
      <text:p text:style-name="P30"/>
      <text:list xml:id="list240966911" text:style-name="L199">
        <text:list-item>
          <text:p text:style-name="P197">algo_power <text:s text:c="3"/>algo_power_if计算数据的幂值</text:p>
        </text:list-item>
      </text:list>
      <text:list xml:id="list523366025" text:style-name="L200">
        <text:list-item>
          <text:p text:style-name="P198">algo_power计算数据的n次幂。</text:p>
        </text:list-item>
        <text:list-item>
          <text:p text:style-name="P198">algo_power_if使用指定的函数计算数据的n次幂。</text:p>
        </text:list-item>
      </text:list>
      <text:p text:style-name="P30">下面是两个算法的例子：</text:p>
      <table:table table:name="表格172" table:style-name="表格172">
        <table:table-column table:style-name="表格172.A"/>
        <text:soft-page-break/>
        <table:table-row>
          <table:table-cell table:style-name="表格172.A1" office:value-type="string">
            <text:p text:style-name="P101">/* </text:p>
            <text:p text:style-name="P101"><text:s/>* power.c </text:p>
            <text:p text:style-name="P101"><text:s/>* compile with : -lcstl </text:p>
            <text:p text:style-name="P101"><text:s/>*/ </text:p>
            <text:p text:style-name="P101"/>
            <text:p text:style-name="P101">#include &lt;stdio.h&gt; </text:p>
            <text:p text:style-name="P101">#include &lt;cstl/clist.h&gt; </text:p>
            <text:p text:style-name="P101">#include &lt;cstl/cnumeric.h&gt; </text:p>
            <text:p text:style-name="P101">#include &lt;cstl/cfunctional.h&gt; </text:p>
            <text:p text:style-name="P101"/>
            <text:p text:style-name="P101">int main(int argc, char* argv[]) </text:p>
            <text:p text:style-name="P101">{ </text:p>
            <text:p text:style-name="P101"><text:s text:c="4"/>list_t* plist_coll = create_list(int); </text:p>
            <text:p text:style-name="P101"><text:s text:c="4"/>int n_result = 0; </text:p>
            <text:p text:style-name="P101"/>
            <text:p text:style-name="P101"><text:s text:c="4"/>if(plist_coll == 0) </text:p>
            <text:p text:style-name="P101"><text:s text:c="4"/>{ </text:p>
            <text:p text:style-name="P101"><text:s text:c="8"/>return -1; </text:p>
            <text:p text:style-name="P101"><text:s text:c="4"/>} </text:p>
            <text:p text:style-name="P101"/>
            <text:p text:style-name="P101"><text:s text:c="4"/>list_init_elem(plist_coll, 1, -2); </text:p>
            <text:p text:style-name="P101"/>
            <text:p text:style-name="P101"><text:s text:c="4"/>algo_power(list_begin(plist_coll), 4, &amp;n_result); </text:p>
            <text:p text:style-name="P101"><text:s text:c="4"/>printf("-2 * -2 * -2 * -2 = %d\n", n_result); </text:p>
            <text:p text:style-name="P101"><text:s text:c="4"/>algo_power_if(list_begin(plist_coll), 4, fun_plus_int, &amp;n_result); </text:p>
            <text:p text:style-name="P101"><text:s text:c="4"/>printf("-2 + -2 + -2 + -2 = %d\n", n_result); </text:p>
            <text:p text:style-name="P101"/>
            <text:p text:style-name="P101"><text:s text:c="4"/>list_destroy(plist_coll); </text:p>
            <text:p text:style-name="P101"/>
            <text:p text:style-name="P101"><text:s text:c="4"/>return 0; </text:p>
            <text:p text:style-name="P101">}</text:p>
          </table:table-cell>
        </table:table-row>
      </table:table>
      <text:p text:style-name="P30">程序的输出：</text:p>
      <text:p text:style-name="P30">-2 * -2 * -2 * -2 = 16 </text:p>
      <text:p text:style-name="P30">-2 + -2 + -2 + -2 = -8</text:p>
      <text:p text:style-name="P30"/>
      <text:p text:style-name="P30">下面给出一个相对数据和绝对数据相互转换的例子：</text:p>
      <table:table table:name="表格173" table:style-name="表格173">
        <table:table-column table:style-name="表格173.A"/>
        <table:table-row>
          <table:table-cell table:style-name="表格173.A1" office:value-type="string">
            <text:p text:style-name="P101">/* </text:p>
            <text:p text:style-name="P101"><text:s/>* relabs.c </text:p>
            <text:p text:style-name="P101"><text:s/>* compile with : -lcstl </text:p>
            <text:p text:style-name="P101"><text:s/>*/ </text:p>
            <text:p text:style-name="P101"/>
            <text:p text:style-name="P101">#include &lt;stdio.h&gt; </text:p>
            <text:p text:style-name="P101">#include &lt;cstl/cvector.h&gt; </text:p>
            <text:p text:style-name="P101"><text:soft-page-break/>#include &lt;cstl/cnumeric.h&gt; </text:p>
            <text:p text:style-name="P101"/>
            <text:p text:style-name="P101">int main(int argc, char* argv[]) </text:p>
            <text:p text:style-name="P101">{ </text:p>
            <text:p text:style-name="P101"><text:s text:c="4"/>vector_t* pvec_coll = create_vector(int); </text:p>
            <text:p text:style-name="P101"><text:s text:c="4"/>iterator_t it_pos;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vector_push_back(pvec_coll, 17); </text:p>
            <text:p text:style-name="P101"><text:s text:c="4"/>vector_push_back(pvec_coll, -3); </text:p>
            <text:p text:style-name="P101"><text:s text:c="4"/>vector_push_back(pvec_coll, 22); </text:p>
            <text:p text:style-name="P101"><text:s text:c="4"/>vector_push_back(pvec_coll, 13); </text:p>
            <text:p text:style-name="P101"><text:s text:c="4"/>vector_push_back(pvec_coll, 13); </text:p>
            <text:p text:style-name="P101"><text:s text:c="4"/>vector_push_back(pvec_coll, -9); </text:p>
            <text:p text:style-name="P101"/>
            <text:p text:style-name="P101"><text:s text:c="4"/>printf("coll: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adjacent_difference(vector_begin(pvec_coll), </text:p>
            <text:p text:style-name="P101"><text:s text:c="8"/>vector_end(pvec_coll), vector_begin(pvec_coll)); </text:p>
            <text:p text:style-name="P101"><text:s text:c="4"/>printf("relative: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partial_sum(vector_begin(pvec_coll), </text:p>
            <text:p text:style-name="P101"><text:s text:c="8"/>vector_end(pvec_coll), vector_begin(pvec_coll)); </text:p>
            <text:p text:style-name="P101"><text:soft-page-break/><text:s text:c="4"/>printf("absolute: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30">程序的输出结果：</text:p>
      <text:p text:style-name="P30">coll: <text:s text:c="7"/>17 -3 22 13 13 -9 </text:p>
      <text:p text:style-name="P30">relative: <text:s/>17 -20 25 -9 0 -22 </text:p>
      <text:p text:style-name="P30">absolute: 17 -3 22 13 13 -9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07540577" text:continue-list="list767133918" text:style-name="WW8Num13">
        <text:list-item>
          <text:h text:style-name="P324" text:outline-level="1"><text:span text:style-name="T18">libcstl</text:span>函数</text:h>
        </text:list-item>
      </text:list>
      <text:p text:style-name="P75">这一节主要讨论<text:span text:style-name="T18">libcstl函数的概念，种类和用法。libcstl提供的函数主要用来扩展算法的功能，有很多算法都提供了_if后缀的版本，通过向这样的算法提供特殊的函数来改变和扩展算法原有的功能。</text:span></text:p>
      <text:p text:style-name="P81"><text:span text:style-name="T18"/></text:p>
      <text:list xml:id="list1281313142" text:continue-numbering="true" text:style-name="WW8Num13">
        <text:list-item>
          <text:list>
            <text:list-item>
              <text:h text:style-name="P333" text:outline-level="2">函数的种类</text:h>
              <text:list>
                <text:list-item>
                  <text:h text:style-name="P344" text:outline-level="3">函数的例子</text:h>
                </text:list-item>
              </text:list>
            </text:list-item>
          </text:list>
        </text:list-item>
      </text:list>
      <text:p text:style-name="P49"><text:span text:style-name="T53"><text:tab/>为了说明函数的种类我们先看一个使用函数的例子，这个例子将函数的两种类型都用到了：</text:span></text:p>
      <table:table table:name="表格174" table:style-name="表格174">
        <table:table-column table:style-name="表格174.A"/>
        <table:table-row>
          <table:table-cell table:style-name="表格174.A1" office:value-type="string">
            <text:p text:style-name="P101">/*</text:p>
            <text:p text:style-name="P101"><text:s/>* fun1.c</text:p>
            <text:p text:style-name="P101"><text:s/>* compile with : -lcstl</text:p>
            <text:p text:style-name="P101"><text:s/>*/</text:p>
            <text:p text:style-name="P101"></text:p>
            <text:p text:style-name="P101">#include &lt;stdio.h&gt;</text:p>
            <text:p text:style-name="P101">#include &lt;string.h&gt;</text:p>
            <text:p text:style-name="P101">#include &lt;cstl/cvector.h&gt;</text:p>
            <text:p text:style-name="P101"><text:soft-page-break/>#include &lt;cstl/cutility.h&gt;</text:p>
            <text:p text:style-name="P101">#include &lt;cstl/calgorithm.h&gt;</text:p>
            <text:p text:style-name="P101"></text:p>
            <text:p text:style-name="P101">static void _print_name(const void* cpv_input, void* pv_output)</text:p>
            <text:p text:style-name="P101">{</text:p>
            <text:p text:style-name="P101"><text:s text:c="4"/>printf("%s. %s\n", (char*)pair_first((pair_t*)cpv_input),</text:p>
            <text:p text:style-name="P101"><text:s text:c="8"/>(char*)pair_second((pair_t*)cpv_input));</text:p>
            <text:p text:style-name="P101">}</text:p>
            <text:p text:style-name="P101"></text:p>
            <text:p text:style-name="P101">static void _less_name(const void* cpv_first,</text:p>
            <text:p text:style-name="P101"><text:s text:c="4"/>const void* cpv_second, void* pv_output)</text:p>
            <text:p text:style-name="P101">{</text:p>
            <text:p text:style-name="P101"><text:s text:c="4"/>if(strcmp((char*)pair_second((pair_t*)cpv_first),</text:p>
            <text:p text:style-name="P101"><text:s text:c="8"/>(char*)pair_second((pair_t*)cpv_second)) &lt; 0)</text:p>
            <text:p text:style-name="P101"><text:s text:c="4"/>{</text:p>
            <text:p text:style-name="P101"><text:s text:c="8"/>*(bool_t*)pv_output = true;</text:p>
            <text:p text:style-name="P101"><text:s text:c="4"/>}</text:p>
            <text:p text:style-name="P101"><text:s text:c="4"/>else</text:p>
            <text:p text:style-name="P101"><text:s text:c="4"/>{</text:p>
            <text:p text:style-name="P101"><text:s text:c="8"/>*(bool_t*)pv_output = false;</text:p>
            <text:p text:style-name="P101"><text:s text:c="4"/>}</text:p>
            <text:p text:style-name="P101">}</text:p>
            <text:p text:style-name="P101"></text:p>
            <text:p text:style-name="P101">int main(int argc, char* argv[])</text:p>
            <text:p text:style-name="P101">{</text:p>
            <text:p text:style-name="P101"><text:s text:c="4"/>vector_t* pvec_coll = create_vector(pair_t&lt;char*, char*&gt;);</text:p>
            <text:p text:style-name="P101"><text:s text:c="4"/>pair_t* ppair_item = create_pair(char*, char*);</text:p>
            <text:p text:style-name="P101"></text:p>
            <text:p text:style-name="P101"><text:s text:c="4"/>if(pvec_coll == NULL || ppair_item == NULL)</text:p>
            <text:p text:style-name="P101"><text:s text:c="4"/>{</text:p>
            <text:p text:style-name="P101"><text:s text:c="8"/>return -1;</text:p>
            <text:p text:style-name="P101"><text:s text:c="4"/>}</text:p>
            <text:p text:style-name="P101"></text:p>
            <text:p text:style-name="P101"><text:s text:c="4"/>vector_init(pvec_coll);</text:p>
            <text:p text:style-name="P101"><text:s text:c="4"/>pair_init(ppair_item);</text:p>
            <text:p text:style-name="P101"></text:p>
            <text:p text:style-name="P101"><text:s text:c="4"/>pair_make(ppair_item, "Douglas E", "Comer");</text:p>
            <text:p text:style-name="P101"><text:s text:c="4"/>vector_push_back(pvec_coll, ppair_item);</text:p>
            <text:p text:style-name="P101"><text:s text:c="4"/>pair_make(ppair_item, "David L", "Stevens");</text:p>
            <text:p text:style-name="P101"><text:s text:c="4"/>vector_push_back(pvec_coll, ppair_item);</text:p>
            <text:p text:style-name="P101"><text:s text:c="4"/>pair_make(ppair_item, "Behdad", "Esfahbod");</text:p>
            <text:p text:style-name="P101"><text:s text:c="4"/>vector_push_back(pvec_coll, ppair_item);</text:p>
            <text:p text:style-name="P101"><text:s text:c="4"/>pair_make(ppair_item, "Guilherme de S", "Pastve");</text:p>
            <text:p text:style-name="P101"><text:soft-page-break/><text:s text:c="4"/>vector_push_back(pvec_coll, ppair_item);</text:p>
            <text:p text:style-name="P101"><text:s text:c="4"/>pair_make(ppair_item, "Havoc", "Pennington");</text:p>
            <text:p text:style-name="P101"><text:s text:c="4"/>vector_push_back(pvec_coll, ppair_item);</text:p>
            <text:p text:style-name="P101"><text:s text:c="4"/>pair_make(ppair_item, "Christian", "Persch");</text:p>
            <text:p text:style-name="P101"><text:s text:c="4"/>vector_push_back(pvec_coll, ppair_item);</text:p>
            <text:p text:style-name="P101"><text:s text:c="4"/>pair_make(ppair_item, "Mariano", "Suarez-Alvarez");</text:p>
            <text:p text:style-name="P101"><text:s text:c="4"/>vector_push_back(pvec_coll, ppair_item);</text:p>
            <text:p text:style-name="P101"></text:p>
            <text:p text:style-name="P101"><text:s text:c="4"/>algo_for_each(vector_begin(pvec_coll), vector_end(pvec_coll), _print_name);</text:p>
            <text:p text:style-name="P101"><text:s text:c="4"/>printf("\n------------------\n\n");</text:p>
            <text:p text:style-name="P101"></text:p>
            <text:p text:style-name="P101"><text:s text:c="4"/>algo_sort_if(vector_begin(pvec_coll), vector_end(pvec_coll), _less_name);</text:p>
            <text:p text:style-name="P101"></text:p>
            <text:p text:style-name="P101"><text:s text:c="4"/>algo_for_each(vector_begin(pvec_coll), vector_end(pvec_coll), _print_name);</text:p>
            <text:p text:style-name="P101"></text:p>
            <text:p text:style-name="P101"><text:s text:c="4"/>vector_destroy(pvec_coll);</text:p>
            <text:p text:style-name="P101"><text:s text:c="4"/>pair_destroy(ppair_item);</text:p>
            <text:p text:style-name="P101"></text:p>
            <text:p text:style-name="P101"><text:s text:c="4"/>return 0;</text:p>
            <text:p text:style-name="P101">}</text:p>
          </table:table-cell>
        </table:table-row>
      </table:table>
      <text:p text:style-name="P49"><text:span text:style-name="T53"><text:tab/>在这个例子中我们在</text:span><text:span text:style-name="T31">vector_t中保存pair_t，用pair_t的来保存人的名字，然后使用algo_for_each算法将这些名字打印出来，然后使用algo_sort_if算法依旧这些人名的second name进行排序，再次打印出来。这个程序的输出为：</text:span></text:p>
      <text:p text:style-name="P49"><text:span text:style-name="T31">Douglas E. Comer</text:span></text:p>
      <text:p text:style-name="P49"><text:span text:style-name="T31">David L. Stevens</text:span></text:p>
      <text:p text:style-name="P49"><text:span text:style-name="T31">Behdad. Esfahbod</text:span></text:p>
      <text:p text:style-name="P49"><text:span text:style-name="T31">Guilherme de S. Pastve</text:span></text:p>
      <text:p text:style-name="P49"><text:span text:style-name="T31">Havoc. Pennington</text:span></text:p>
      <text:p text:style-name="P49"><text:span text:style-name="T31">Christian. Persch</text:span></text:p>
      <text:p text:style-name="P49"><text:span text:style-name="T31">Mariano. Suarez-Alvarez</text:span></text:p>
      <text:p text:style-name="P49"><text:span text:style-name="T31">------------------</text:span></text:p>
      <text:p text:style-name="P49"><text:span text:style-name="T31">Douglas E. Comer</text:span></text:p>
      <text:p text:style-name="P49"><text:span text:style-name="T31">Behdad. Esfahbod</text:span></text:p>
      <text:p text:style-name="P49"><text:span text:style-name="T31">Guilherme de S. Pastve</text:span></text:p>
      <text:p text:style-name="P49"><text:span text:style-name="T31">Havoc. Pennington</text:span></text:p>
      <text:p text:style-name="P49"><text:span text:style-name="T31">Christian. Persch</text:span></text:p>
      <text:p text:style-name="P49"><text:span text:style-name="T31">David L. Stevens</text:span></text:p>
      <text:p text:style-name="P49"><text:span text:style-name="T31">Mariano. Suarez-Alvarez</text:span></text:p>
      <text:p text:style-name="P49"><text:span text:style-name="T31"/></text:p>
      <text:list xml:id="list721221267" text:continue-numbering="true" text:style-name="WW8Num13">
        <text:list-item>
          <text:list>
            <text:list-item>
              <text:list>
                <text:list-item>
                  <text:h text:style-name="P344" text:outline-level="3"><text:soft-page-break/>一元函数和二元函数</text:h>
                </text:list-item>
              </text:list>
            </text:list-item>
          </text:list>
        </text:list-item>
      </text:list>
      <text:p text:style-name="P49"><text:span text:style-name="T53"><text:tab/>在上面的例子中使用</text:span><text:span text:style-name="T31">algo_for_each</text:span><text:span text:style-name="T53">算法打印名字的时候，我们使用了函数</text:span><text:span text:style-name="T31">_print_name，这个函数具</text:span></text:p>
      <text:p text:style-name="P49"><text:span text:style-name="T74">void _print_name(const void* cpv_input, void* pv_output);</text:span></text:p>
      <text:p text:style-name="P49"><text:span text:style-name="T31">这样的声明形式。在使用algo_sort_if对名字进行排序的时候，我们使用了函数_less_name，这个函数具有</text:span></text:p>
      <text:p text:style-name="P49"><text:span text:style-name="T31">void _less_name(const void* cpv_first, const void* cpv_second, void* pv_output);</text:span></text:p>
      <text:p text:style-name="P49"><text:span text:style-name="T31">这样的声明形式。</text:span></text:p>
      <text:p text:style-name="P49"><text:span text:style-name="T31"><text:tab/>以上这两种形式就是libcstl规定的函数规范形式，这两种形式以外的其他形式都不被认为是libcstl函数，libcstl也不会接受其他形式的函数。libcstl为函数定义的标准形式如下：</text:span></text:p>
      <text:p text:style-name="P311"><text:span text:style-name="T53">typedef void (*unary_function_t)(const void*, void*);</text:span></text:p>
      <text:p text:style-name="P311"><text:span text:style-name="T53">typedef void (*binary_function_t)(const void*, const void*, void*);</text:span></text:p>
      <text:p text:style-name="P49"><text:span text:style-name="T53"><text:tab/>把第一种形式的函数叫做一元函数，使用</text:span><text:span text:style-name="T31">unary_function_t</text:span><text:span text:style-name="T53">类型表示，它的第一个参数是输入参数，第二个参数是输出参数。把第二种形式叫做二元函数，使用</text:span><text:span text:style-name="T31">binary_function_t</text:span><text:span text:style-name="T53">类型表示，它的前两个参数是输入参数，第三个参数是输出参数。</text:span></text:p>
      <text:p text:style-name="P49"><text:span text:style-name="T53"><text:tab/>虽然一元函数和二元函数都是</text:span><text:span text:style-name="T31">libcstl</text:span><text:span text:style-name="T53">的函数形式但是二者是不能够通用的，也就是在要求使用一元函数的地方不能使用二元函数，反过来也一样。要求使用函数的的算法都明确的只是使用一元或者二元函数，如</text:span><text:span text:style-name="T31">algo_for_each</text:span><text:span text:style-name="T53">要求使用一元函数，而</text:span><text:span text:style-name="T31">algo_sort_if</text:span><text:span text:style-name="T53">要求使用二元函数。还有就是要求使用函数的算法中可以传递</text:span><text:span text:style-name="T31">NULL</text:span><text:span text:style-name="T53">表示使用默认函数。</text:span></text:p>
      <text:p text:style-name="P49"><text:span text:style-name="T53"/></text:p>
      <text:list xml:id="list250750669" text:continue-numbering="true" text:style-name="WW8Num13">
        <text:list-item>
          <text:list>
            <text:list-item>
              <text:list>
                <text:list-item>
                  <text:h text:style-name="P344" text:outline-level="3">谓词</text:h>
                </text:list-item>
              </text:list>
            </text:list-item>
          </text:list>
        </text:list-item>
      </text:list>
      <text:p text:style-name="P49"><text:span text:style-name="T53"><text:tab/>我们再次观察上面使用的两个函数，</text:span><text:span text:style-name="T31">_print_name的输出参数pv_output根本没有使用，而_less_name的输出参数pv_output作为bool_t类型来使用，说明_print_name主要起到了执行某种动作的作用，而_less_name起点了判断条件的作用。我们把像_less_name这样输出参数为bool_t类型的函数叫做谓词，而_print_name这样输出参数不是bool_t类型(包括输出参数没有使用)的叫做非谓词。</text:span></text:p>
      <text:p text:style-name="P49"><text:span text:style-name="T53"><text:tab/>函数分为一元函数和二元函数，那么谓词也就分为一元谓词和二元谓词了。一元谓词就是包含一个输入参数，输出参数是</text:span><text:span text:style-name="T31">bool_t</text:span><text:span text:style-name="T53">类型的函数，二元谓词就是包含两个输入参数，输出参数是</text:span><text:span text:style-name="T31">bool_t</text:span><text:span text:style-name="T53">类型的函数。前面例子中的</text:span><text:span text:style-name="T31">_less_name</text:span><text:span text:style-name="T53">就是二元谓词。下面在列举一个一元谓词的例子：</text:span></text:p>
      <table:table table:name="表格175" table:style-name="表格175">
        <table:table-column table:style-name="表格175.A"/>
        <table:table-row>
          <table:table-cell table:style-name="表格175.A1" office:value-type="string">
            <text:p text:style-name="P101">/*</text:p>
            <text:p text:style-name="P101"><text:s/>* pre1.c</text:p>
            <text:p text:style-name="P101"><text:s/>* compile with : -lcstl</text:p>
            <text:p text:style-name="P101"><text:s/>*/</text:p>
            <text:p text:style-name="P101"></text:p>
            <text:p text:style-name="P101">#include &lt;stdio.h&gt;</text:p>
            <text:p text:style-name="P101">#include &lt;cstl/clist.h&gt;</text:p>
            <text:p text:style-name="P101">#include &lt;cstl/calgorithm.h&gt;</text:p>
            <text:p text:style-name="P101">#include &lt;cstl/cnumeric.h&gt;</text:p>
            <text:p text:style-name="P101"></text:p>
            <text:p text:style-name="P101">static void _mod3(const void* cpv_input, void* pv_output)</text:p>
            <text:p text:style-name="P101">{</text:p>
            <text:p text:style-name="P101"><text:soft-page-break/><text:s text:c="4"/>*(bool_t*)pv_output = *(int*)cpv_input % 3 == 0 ? true : false;</text:p>
            <text:p text:style-name="P101">}</text:p>
            <text:p text:style-name="P101"></text:p>
            <text:p text:style-name="P101">static void _print(const void* cpv_input, void* pv_output)</text:p>
            <text:p text:style-name="P101">{</text:p>
            <text:p text:style-name="P101"><text:s text:c="4"/>printf("%d ", *(int*)cpv_input);</text:p>
            <text:p text:style-name="P101">}</text:p>
            <text:p text:style-name="P101"></text:p>
            <text:p text:style-name="P101">int main(int argc, char* argv[])</text:p>
            <text:p text:style-name="P101">{</text:p>
            <text:p text:style-name="P101"><text:s text:c="3"/>list_t* plist_coll = create_list(int);</text:p>
            <text:p text:style-name="P101"><text:s text:c="3"/>iterator_t it_end;</text:p>
            <text:p text:style-name="P101"></text:p>
            <text:p text:style-name="P101"><text:s text:c="3"/>if(plist_coll == NULL)</text:p>
            <text:p text:style-name="P101"><text:s text:c="3"/>{</text:p>
            <text:p text:style-name="P101"><text:s text:c="7"/>return -1;</text:p>
            <text:p text:style-name="P101"><text:s text:c="3"/>}</text:p>
            <text:p text:style-name="P101"></text:p>
            <text:p text:style-name="P101"><text:s text:c="3"/>list_init_n(plist_coll, 10);</text:p>
            <text:p text:style-name="P101"></text:p>
            <text:p text:style-name="P101"><text:s text:c="3"/>algo_iota(list_begin(plist_coll), list_end(plist_coll), 1);</text:p>
            <text:p text:style-name="P101"><text:s text:c="3"/>algo_for_each(list_begin(plist_coll), list_end(plist_coll), _print);</text:p>
            <text:p text:style-name="P101"><text:s text:c="3"/>printf("\n");</text:p>
            <text:p text:style-name="P101"></text:p>
            <text:p text:style-name="P101"><text:s text:c="3"/>it_end = algo_remove_if(list_begin(plist_coll), list_end(plist_coll), _mod3);</text:p>
            <text:p text:style-name="P101"><text:s text:c="3"/>algo_for_each(list_begin(plist_coll), it_end, _print);</text:p>
            <text:p text:style-name="P101"><text:s text:c="3"/>printf("\n");</text:p>
            <text:p text:style-name="P101"></text:p>
            <text:p text:style-name="P101"><text:s text:c="3"/>list_destroy(plist_coll);</text:p>
            <text:p text:style-name="P101"></text:p>
            <text:p text:style-name="P101"><text:s text:c="3"/>return 0; </text:p>
            <text:p text:style-name="P101">}</text:p>
          </table:table-cell>
        </table:table-row>
      </table:table>
      <text:p text:style-name="P49"><text:span text:style-name="T53">程序的输出结果：</text:span></text:p>
      <text:p text:style-name="P23"><text:span text:style-name="T53">1 2 3 4 5 6 7 8 9 10 </text:span></text:p>
      <text:p text:style-name="P23"><text:span text:style-name="T53">1 2 4 5 7 8 10 </text:span></text:p>
      <text:p text:style-name="P49"><text:span text:style-name="T53"><text:tab/>这个例子中的函数</text:span><text:span text:style-name="T31">_mode3</text:span><text:span text:style-name="T53">就是一元谓词的例子。一般的说谓词主要是作为算法的判断条件出现，而函数则主要用于指向实际的任务。</text:span></text:p>
      <text:p text:style-name="P49"><text:span text:style-name="T53"/></text:p>
      <text:list xml:id="list1132985174" text:continue-numbering="true" text:style-name="WW8Num13">
        <text:list-item>
          <text:list>
            <text:list-item>
              <text:h text:style-name="P332" text:outline-level="2">预定义函数</text:h>
            </text:list-item>
          </text:list>
        </text:list-item>
      </text:list>
      <text:p text:style-name="P49"><text:span text:style-name="T53"><text:tab/></text:span><text:span text:style-name="T31">libcstl</text:span><text:span text:style-name="T53">提供了大量的常用的函数，这些函数极大的方便的算法的使用，用户在扩展算法的时候大部分情况下是不</text:span><text:soft-page-break/><text:span text:style-name="T53">用自己再重新设计和实现函数的。</text:span><text:span text:style-name="T31">libcstl</text:span><text:span text:style-name="T53">的函数都定义在</text:span><text:span text:style-name="T31">&lt;cstl/cfunctional.h&gt;</text:span><text:span text:style-name="T53">中。下面将分类描述这些预定义函数，这些类型的函数对数据类型的支持成都不同，在每个类型的函数中都给出类这一类函数支持的数据类型，同时我们使用如</text:span><text:span text:style-name="T31">fun_plus_xxxx</text:span><text:span text:style-name="T53">这样的形式表形一个功能的函数，其中</text:span><text:span text:style-name="T31">fun_plus</text:span><text:span text:style-name="T53">表示两个数据相加的功能，</text:span><text:span text:style-name="T31">xxxx</text:span><text:span text:style-name="T53">是某一具体的数据类型的名字，例如</text:span><text:span text:style-name="T31">int</text:span><text:span text:style-name="T53">，这样真正的函数就是</text:span><text:span text:style-name="T31">fun_plus_int</text:span><text:span text:style-name="T53">表示两个</text:span><text:span text:style-name="T31">int</text:span><text:span text:style-name="T53">类型相加的函数，要全面的俩解形式如</text:span><text:span text:style-name="T31">fun_plus_xxxx</text:span><text:span text:style-name="T53">这样的函数的具体细节请参考</text:span><text:span text:style-name="T75">《The libcstl Library Reference Manual》。</text:span></text:p>
      <text:p text:style-name="P49"><text:span text:style-name="T31"/></text:p>
      <text:list xml:id="list793920812" text:continue-numbering="true" text:style-name="WW8Num13">
        <text:list-item>
          <text:list>
            <text:list-item>
              <text:list>
                <text:list-item>
                  <text:h text:style-name="P344" text:outline-level="3">算数函数</text:h>
                </text:list-item>
              </text:list>
            </text:list-item>
          </text:list>
        </text:list-item>
      </text:list>
      <text:p text:style-name="P49"><text:span text:style-name="T53"><text:tab/>算数函数支持除了</text:span><text:span text:style-name="T31">C</text:span><text:span text:style-name="T53">字符串以外的所有</text:span><text:span text:style-name="T31">C</text:span><text:span text:style-name="T53">语言内建类型。</text:span></text:p>
      <table:table table:name="表格176" table:style-name="表格176">
        <table:table-column table:style-name="表格176.A"/>
        <table:table-column table:style-name="表格176.B"/>
        <table:table-row>
          <table:table-cell table:style-name="表格176.A1" office:value-type="string">
            <text:p text:style-name="P96">fun_plus_xxxx</text:p>
          </table:table-cell>
          <table:table-cell table:style-name="表格176.B1" office:value-type="string">
            <text:p text:style-name="P97">求两个数据的和。</text:p>
          </table:table-cell>
        </table:table-row>
        <table:table-row>
          <table:table-cell table:style-name="表格176.A2" office:value-type="string">
            <text:p text:style-name="P96">fun_minus_xxxx</text:p>
          </table:table-cell>
          <table:table-cell table:style-name="表格176.B2" office:value-type="string">
            <text:p text:style-name="P97">求两个数据的差。</text:p>
          </table:table-cell>
        </table:table-row>
        <table:table-row>
          <table:table-cell table:style-name="表格176.A2" office:value-type="string">
            <text:p text:style-name="P96">fun_multiplies_xxxx</text:p>
          </table:table-cell>
          <table:table-cell table:style-name="表格176.B2" office:value-type="string">
            <text:p text:style-name="P97">求两个数据的积。</text:p>
          </table:table-cell>
        </table:table-row>
        <table:table-row>
          <table:table-cell table:style-name="表格176.A2" office:value-type="string">
            <text:p text:style-name="P96">fun_divides_xxxx</text:p>
          </table:table-cell>
          <table:table-cell table:style-name="表格176.B2" office:value-type="string">
            <text:p text:style-name="P97">求两个数据的商。</text:p>
          </table:table-cell>
        </table:table-row>
        <table:table-row>
          <table:table-cell table:style-name="表格176.A2" office:value-type="string">
            <text:p text:style-name="P96">fun_modulus_xxxx</text:p>
          </table:table-cell>
          <table:table-cell table:style-name="表格176.B2" office:value-type="string">
            <text:p text:style-name="P97">求两个数据的余数。</text:p>
          </table:table-cell>
        </table:table-row>
        <table:table-row>
          <table:table-cell table:style-name="表格176.A2" office:value-type="string">
            <text:p text:style-name="P96">fun_negation_xxxx</text:p>
          </table:table-cell>
          <table:table-cell table:style-name="表格176.B2" office:value-type="string">
            <text:p text:style-name="P97">对数据取反。</text:p>
          </table:table-cell>
        </table:table-row>
      </table:table>
      <text:p text:style-name="P49"><text:span text:style-name="T53"><text:tab/>上面这些函数都是普通的函数，不是谓词，其中只有</text:span><text:span text:style-name="T31">fun_negation_xxxx</text:span><text:span text:style-name="T53">是一元函数，其余的都是二元函数。</text:span></text:p>
      <text:p text:style-name="P49"><text:span text:style-name="T53"/></text:p>
      <text:list xml:id="list1880885244" text:continue-numbering="true" text:style-name="WW8Num13">
        <text:list-item>
          <text:list>
            <text:list-item>
              <text:list>
                <text:list-item>
                  <text:h text:style-name="P344" text:outline-level="3">关系函数</text:h>
                </text:list-item>
              </text:list>
            </text:list-item>
          </text:list>
        </text:list-item>
      </text:list>
      <text:p text:style-name="P49"><text:span text:style-name="T53"><text:tab/>关系函数支持所有的</text:span><text:span text:style-name="T31">C</text:span><text:span text:style-name="T53">语言内建类型和除了</text:span><text:span text:style-name="T75">bool_t，range_t，</text:span><text:span text:style-name="T31">priority_queue_t</text:span><text:span text:style-name="T53">和</text:span><text:span text:style-name="T31">迭代器类型</text:span><text:span text:style-name="T53">以外的</text:span><text:span text:style-name="T31">libcstl</text:span><text:span text:style-name="T53">内建类型。</text:span></text:p>
      <table:table table:name="表格177" table:style-name="表格177">
        <table:table-column table:style-name="表格177.A"/>
        <table:table-column table:style-name="表格177.B"/>
        <table:table-row>
          <table:table-cell table:style-name="表格177.A1" office:value-type="string">
            <text:p text:style-name="P96">fun_equal_xxxx</text:p>
          </table:table-cell>
          <table:table-cell table:style-name="表格177.B1" office:value-type="string">
            <text:p text:style-name="P97">测试两个数据是否相等。</text:p>
          </table:table-cell>
        </table:table-row>
        <table:table-row>
          <table:table-cell table:style-name="表格177.A2" office:value-type="string">
            <text:p text:style-name="P96">fun_not_equal_xxxx</text:p>
          </table:table-cell>
          <table:table-cell table:style-name="表格177.B2" office:value-type="string">
            <text:p text:style-name="P97">测试两个数据是否不等。</text:p>
          </table:table-cell>
        </table:table-row>
        <table:table-row>
          <table:table-cell table:style-name="表格177.A2" office:value-type="string">
            <text:p text:style-name="P96">fun_greater_xxxx</text:p>
          </table:table-cell>
          <table:table-cell table:style-name="表格177.B2" office:value-type="string">
            <text:p text:style-name="P97">测试第一个数据是否大于第二个数据。</text:p>
          </table:table-cell>
        </table:table-row>
        <table:table-row>
          <table:table-cell table:style-name="表格177.A2" office:value-type="string">
            <text:p text:style-name="P96">fun_greater_equal_xxxx</text:p>
          </table:table-cell>
          <table:table-cell table:style-name="表格177.B2" office:value-type="string">
            <text:p text:style-name="P97">测试第一个数据是否大于等于第二个数据。</text:p>
          </table:table-cell>
        </table:table-row>
        <table:table-row>
          <table:table-cell table:style-name="表格177.A2" office:value-type="string">
            <text:p text:style-name="P96">fun_less_xxxx</text:p>
          </table:table-cell>
          <table:table-cell table:style-name="表格177.B2" office:value-type="string">
            <text:p text:style-name="P97">测试第一个数据是否小于第二个数据。</text:p>
          </table:table-cell>
        </table:table-row>
        <table:table-row>
          <table:table-cell table:style-name="表格177.A2" office:value-type="string">
            <text:p text:style-name="P96">fun_less_equal_xxxx</text:p>
          </table:table-cell>
          <table:table-cell table:style-name="表格177.B2" office:value-type="string">
            <text:p text:style-name="P97">测试第一个数据是否小于等于第二个数据。</text:p>
          </table:table-cell>
        </table:table-row>
      </table:table>
      <text:p text:style-name="P49"><text:span text:style-name="T53"><text:tab/>这些函数都是二元谓词。</text:span></text:p>
      <text:p text:style-name="P49"><text:span text:style-name="T53"/></text:p>
      <text:list xml:id="list684097511" text:continue-numbering="true" text:style-name="WW8Num13">
        <text:list-item>
          <text:list>
            <text:list-item>
              <text:list>
                <text:list-item>
                  <text:h text:style-name="P344" text:outline-level="3"><text:soft-page-break/>逻辑函数</text:h>
                </text:list-item>
              </text:list>
            </text:list-item>
          </text:list>
        </text:list-item>
      </text:list>
      <text:p text:style-name="P49"><text:span text:style-name="T53"><text:tab/>逻辑函数只支持</text:span><text:span text:style-name="T31">bool_t</text:span><text:span text:style-name="T53">类型。</text:span></text:p>
      <table:table table:name="表格178" table:style-name="表格178">
        <table:table-column table:style-name="表格178.A"/>
        <table:table-column table:style-name="表格178.B"/>
        <table:table-row>
          <table:table-cell table:style-name="表格178.A1" office:value-type="string">
            <text:p text:style-name="P96">fun_logical_and_bool</text:p>
          </table:table-cell>
          <table:table-cell table:style-name="表格178.B1" office:value-type="string">
            <text:p text:style-name="P97">逻辑与函数。</text:p>
          </table:table-cell>
        </table:table-row>
        <table:table-row>
          <table:table-cell table:style-name="表格178.A2" office:value-type="string">
            <text:p text:style-name="P96">fun_logical_or_bool</text:p>
          </table:table-cell>
          <table:table-cell table:style-name="表格178.B2" office:value-type="string">
            <text:p text:style-name="P97">逻辑或函数。</text:p>
          </table:table-cell>
        </table:table-row>
        <table:table-row>
          <table:table-cell table:style-name="表格178.A2" office:value-type="string">
            <text:p text:style-name="P96">fun_logical_not_bool</text:p>
          </table:table-cell>
          <table:table-cell table:style-name="表格178.B2" office:value-type="string">
            <text:p text:style-name="P97">逻辑非函数。</text:p>
          </table:table-cell>
        </table:table-row>
      </table:table>
      <text:p text:style-name="P49"><text:span text:style-name="T53"><text:tab/>逻辑非函数是一元的其余两个是二元的，这一组函数即可以认为是谓词，又可以认为不是谓词。</text:span></text:p>
      <text:p text:style-name="P49"><text:span text:style-name="T53"/></text:p>
      <text:list xml:id="list1829592739" text:continue-numbering="true" text:style-name="WW8Num13">
        <text:list-item>
          <text:list>
            <text:list-item>
              <text:list>
                <text:list-item>
                  <text:h text:style-name="P344" text:outline-level="3">其他函数</text:h>
                </text:list-item>
              </text:list>
            </text:list-item>
          </text:list>
        </text:list-item>
      </text:list>
      <text:p text:style-name="P49"><text:span text:style-name="T53"><text:tab/>这是一些未归类的函数，它们可以支持任意类型。</text:span></text:p>
      <table:table table:name="表格179" table:style-name="表格179">
        <table:table-column table:style-name="表格179.A"/>
        <table:table-column table:style-name="表格179.B"/>
        <table:table-row>
          <table:table-cell table:style-name="表格179.A1" office:value-type="string">
            <text:p text:style-name="P96">fun_random_number</text:p>
          </table:table-cell>
          <table:table-cell table:style-name="表格179.B1" office:value-type="string">
            <text:p text:style-name="P97">产生随机数。</text:p>
          </table:table-cell>
        </table:table-row>
        <table:table-row>
          <table:table-cell table:style-name="表格179.A2" office:value-type="string">
            <text:p text:style-name="P96">fun_default_uniary</text:p>
          </table:table-cell>
          <table:table-cell table:style-name="表格179.B2" office:value-type="string">
            <text:p text:style-name="P97">默认的一元函数。</text:p>
          </table:table-cell>
        </table:table-row>
        <table:table-row>
          <table:table-cell table:style-name="表格179.A2" office:value-type="string">
            <text:p text:style-name="P96">fun_default_binary</text:p>
          </table:table-cell>
          <table:table-cell table:style-name="表格179.B2" office:value-type="string">
            <text:p text:style-name="P97">默认的二元函数。</text:p>
          </table:table-cell>
        </table:table-row>
      </table:table>
      <text:p text:style-name="Standard"><text:tab/>第一个函数是一个一元函数，用于产生一个小于等于输入数据的随机数，输入数据是<text:span text:style-name="T23">0</text:span>时，随机数也是0。</text:p>
      <text:p text:style-name="P49"><text:span text:style-name="T53"/></text:p>
      <text:list xml:id="list309010769" text:continue-numbering="true" text:style-name="WW8Num13">
        <text:list-item>
          <text:list>
            <text:list-item>
              <text:list>
                <text:list-item>
                  <text:h text:style-name="P344" text:outline-level="3">预定义函数的例子</text:h>
                </text:list-item>
              </text:list>
            </text:list-item>
          </text:list>
        </text:list-item>
      </text:list>
      <text:p text:style-name="P49"><text:tab/>我们将本章第一节中的例子改造一些，使用预定义的函数进行排序：</text:p>
      <table:table table:name="表格180" table:style-name="表格180">
        <table:table-column table:style-name="表格180.A"/>
        <table:table-row>
          <table:table-cell table:style-name="表格180.A1" office:value-type="string">
            <text:p text:style-name="P101">/*</text:p>
            <text:p text:style-name="P101"><text:s/>* fun1.c</text:p>
            <text:p text:style-name="P101"><text:s/>* compile with : -lcstl</text:p>
            <text:p text:style-name="P101"><text:s/>*/</text:p>
            <text:p text:style-name="P101"></text:p>
            <text:p text:style-name="P101">#include &lt;stdio.h&gt;</text:p>
            <text:p text:style-name="P101">#include &lt;string.h&gt;</text:p>
            <text:p text:style-name="P101">#include &lt;cstl/cvector.h&gt;</text:p>
            <text:p text:style-name="P101">#include &lt;cstl/cutility.h&gt;</text:p>
            <text:p text:style-name="P101">#include &lt;cstl/calgorithm.h&gt;</text:p>
            <text:p text:style-name="P101">#include &lt;cstl/cfunctional.h&gt;</text:p>
            <text:p text:style-name="P101"></text:p>
            <text:p text:style-name="P101">static void _print_name(const void* cpv_input, void* pv_output)</text:p>
            <text:p text:style-name="P101">{</text:p>
            <text:p text:style-name="P101"><text:s text:c="4"/>printf("%s. %s\n", (char*)pair_first((pair_t*)cpv_input),</text:p>
            <text:p text:style-name="P101"><text:soft-page-break/><text:s text:c="8"/>(char*)pair_second((pair_t*)cpv_input));</text:p>
            <text:p text:style-name="P101">}</text:p>
            <text:p text:style-name="P101"></text:p>
            <text:p text:style-name="P101">static void _less_name(const void* cpv_first,</text:p>
            <text:p text:style-name="P101"><text:s text:c="4"/>const void* cpv_second, void* pv_output)</text:p>
            <text:p text:style-name="P101">{</text:p>
            <text:p text:style-name="P101"><text:s text:c="4"/>if(strcmp((char*)pair_second((pair_t*)cpv_first),</text:p>
            <text:p text:style-name="P101"><text:s text:c="8"/>(char*)pair_second((pair_t*)cpv_second)) &lt; 0)</text:p>
            <text:p text:style-name="P101"><text:s text:c="4"/>{</text:p>
            <text:p text:style-name="P101"><text:s text:c="8"/>*(bool_t*)pv_output = true;</text:p>
            <text:p text:style-name="P101"><text:s text:c="4"/>}</text:p>
            <text:p text:style-name="P101"><text:s text:c="4"/>else</text:p>
            <text:p text:style-name="P101"><text:s text:c="4"/>{</text:p>
            <text:p text:style-name="P101"><text:s text:c="8"/>*(bool_t*)pv_output = false;</text:p>
            <text:p text:style-name="P101"><text:s text:c="4"/>}</text:p>
            <text:p text:style-name="P101">}</text:p>
            <text:p text:style-name="P101"></text:p>
            <text:p text:style-name="P101">int main(int argc, char* argv[])</text:p>
            <text:p text:style-name="P101">{</text:p>
            <text:p text:style-name="P101"><text:s text:c="4"/>vector_t* pvec_coll = create_vector(pair_t&lt;char*, char*&gt;);</text:p>
            <text:p text:style-name="P101"><text:s text:c="4"/>pair_t* ppair_item = create_pair(char*, char*);</text:p>
            <text:p text:style-name="P101"></text:p>
            <text:p text:style-name="P101"><text:s text:c="4"/>if(pvec_coll == NULL || ppair_item == NULL)</text:p>
            <text:p text:style-name="P101"><text:s text:c="4"/>{</text:p>
            <text:p text:style-name="P101"><text:s text:c="8"/>return -1;</text:p>
            <text:p text:style-name="P101"><text:s text:c="4"/>}</text:p>
            <text:p text:style-name="P101"></text:p>
            <text:p text:style-name="P101"><text:s text:c="4"/>vector_init(pvec_coll);</text:p>
            <text:p text:style-name="P101"><text:s text:c="4"/>pair_init(ppair_item);</text:p>
            <text:p text:style-name="P101"></text:p>
            <text:p text:style-name="P101"><text:s text:c="4"/>pair_make(ppair_item, "Douglas E", "Comer");</text:p>
            <text:p text:style-name="P101"><text:s text:c="4"/>vector_push_back(pvec_coll, ppair_item);</text:p>
            <text:p text:style-name="P101"><text:s text:c="4"/>pair_make(ppair_item, "David L", "Stevens");</text:p>
            <text:p text:style-name="P101"><text:s text:c="4"/>vector_push_back(pvec_coll, ppair_item);</text:p>
            <text:p text:style-name="P101"><text:s text:c="4"/>pair_make(ppair_item, "Behdad", "Esfahbod");</text:p>
            <text:p text:style-name="P101"><text:s text:c="4"/>vector_push_back(pvec_coll, ppair_item);</text:p>
            <text:p text:style-name="P101"><text:s text:c="4"/>pair_make(ppair_item, "Guilherme de S", "Pastve");</text:p>
            <text:p text:style-name="P101"><text:s text:c="4"/>vector_push_back(pvec_coll, ppair_item);</text:p>
            <text:p text:style-name="P101"><text:s text:c="4"/>pair_make(ppair_item, "Havoc", "Pennington");</text:p>
            <text:p text:style-name="P101"><text:s text:c="4"/>vector_push_back(pvec_coll, ppair_item);</text:p>
            <text:p text:style-name="P101"><text:s text:c="4"/>pair_make(ppair_item, "Christian", "Persch");</text:p>
            <text:p text:style-name="P101"><text:s text:c="4"/>vector_push_back(pvec_coll, ppair_item);</text:p>
            <text:p text:style-name="P101"><text:s text:c="4"/>pair_make(ppair_item, "Mariano", "Suarez-Alvarez");</text:p>
            <text:p text:style-name="P101"><text:soft-page-break/><text:s text:c="4"/>vector_push_back(pvec_coll, ppair_item);</text:p>
            <text:p text:style-name="P101"></text:p>
            <text:p text:style-name="P101"><text:s text:c="4"/>algo_for_each(vector_begin(pvec_coll), vector_end(pvec_coll), _print_name);</text:p>
            <text:p text:style-name="P101"><text:s text:c="4"/>printf("------------------\n");</text:p>
            <text:p text:style-name="P101"></text:p>
            <text:p text:style-name="P101"><text:s text:c="4"/>algo_sort_if(vector_begin(pvec_coll), vector_end(pvec_coll), _less_name);</text:p>
            <text:p text:style-name="P101"><text:s text:c="4"/>algo_for_each(vector_begin(pvec_coll), vector_end(pvec_coll), _print_name);</text:p>
            <text:p text:style-name="P101"><text:s text:c="4"/>printf("------------------\n");</text:p>
            <text:p text:style-name="P101"></text:p>
            <text:p text:style-name="P101"><text:s text:c="4"/>algo_sort_if(vector_begin(pvec_coll), vector_end(pvec_coll), fun_less_pair);</text:p>
            <text:p text:style-name="P101"><text:s text:c="4"/>algo_for_each(vector_begin(pvec_coll), vector_end(pvec_coll), _print_name);</text:p>
            <text:p text:style-name="P101"></text:p>
            <text:p text:style-name="P101"><text:s text:c="4"/>vector_destroy(pvec_coll);</text:p>
            <text:p text:style-name="P101"><text:s text:c="4"/>pair_destroy(ppair_item);</text:p>
            <text:p text:style-name="P101"></text:p>
            <text:p text:style-name="P101"><text:s text:c="4"/>return 0;</text:p>
            <text:p text:style-name="P101">}</text:p>
          </table:table-cell>
        </table:table-row>
      </table:table>
      <text:p text:style-name="P49">程序的输出：</text:p>
      <text:p text:style-name="P23">Douglas E. Comer</text:p>
      <text:p text:style-name="P23">David L. Stevens</text:p>
      <text:p text:style-name="P23">Behdad. Esfahbod</text:p>
      <text:p text:style-name="P23">Guilherme de S. Pastve</text:p>
      <text:p text:style-name="P23">Havoc. Pennington</text:p>
      <text:p text:style-name="P23">Christian. Persch</text:p>
      <text:p text:style-name="P23">Mariano. Suarez-Alvarez</text:p>
      <text:p text:style-name="P23">------------------</text:p>
      <text:p text:style-name="P23">Douglas E. Comer</text:p>
      <text:p text:style-name="P23">Behdad. Esfahbod</text:p>
      <text:p text:style-name="P23">Guilherme de S. Pastve</text:p>
      <text:p text:style-name="P23">Havoc. Pennington</text:p>
      <text:p text:style-name="P23">Christian. Persch</text:p>
      <text:p text:style-name="P23">David L. Stevens</text:p>
      <text:p text:style-name="P23">Mariano. Suarez-Alvarez</text:p>
      <text:p text:style-name="P23">------------------</text:p>
      <text:p text:style-name="P23">Behdad. Esfahbod</text:p>
      <text:p text:style-name="P23">Christian. Persch</text:p>
      <text:p text:style-name="P23">David L. Stevens</text:p>
      <text:p text:style-name="P23">Douglas E. Comer</text:p>
      <text:p text:style-name="P23">Guilherme de S. Pastve</text:p>
      <text:p text:style-name="P23">Havoc. Pennington</text:p>
      <text:p text:style-name="P23">Mariano. Suarez-Alvarez</text:p>
      <text:p text:style-name="P49"><text:tab/>第一次使用自定义的函数作为比较规则，这个规则主要是比较<text:span text:style-name="T18">second name，而第二次排序使用fun_less_pair作为排序的比较规则，它首先比较first name，如果first name相等再比较second name。从结果可以看出第一次排序是根据</text:span><text:soft-page-break/><text:span text:style-name="T18">second name排序的，第二次是根据first name排序的。</text:span></text:p>
      <text:p text:style-name="P49"/>
      <text:list xml:id="list1217815850" text:continue-numbering="true" text:style-name="WW8Num13">
        <text:list-item>
          <text:h text:style-name="P325" text:outline-level="1">libcstl容器适配器</text:h>
        </text:list-item>
      </text:list>
      <text:p text:style-name="P315">libcstl除了提供第五章中描述的容器外,还提供了一些为了满足特定需要接口简单的类型,这些类型都是使用基本容器实现的,所以这种类型叫做容器适配器.容器适配器包括:</text:p>
      <text:p text:style-name="P316"><text:span text:style-name="T53">stack_t,queue_t,priority_queue_t</text:span><text:span text:style-name="T53">.</text:span></text:p>
      <text:list xml:id="list309561134" text:continue-numbering="true" text:style-name="WW8Num13">
        <text:list-item>
          <text:list>
            <text:list-item>
              <text:h text:style-name="P340" text:outline-level="2">stack_t</text:h>
            </text:list-item>
          </text:list>
        </text:list-item>
      </text:list>
      <text:p text:style-name="P318"><text:span text:style-name="T53">stack_t是堆栈类型,实现后进先出(LIFO)规则.要使用stack_t必须包含头文件</text:span><text:span text:style-name="T53">&lt;cstl/cstack.h&gt;</text:span></text:p>
      <text:p text:style-name="P50">#include &lt;cstl/cstack.h&gt;</text:p>
      <text:p text:style-name="P49"><text:span text:style-name="T53"><text:tab/></text:span><text:span text:style-name="T53">stack_t是使用普通的容器实现的,它只不过是在普通容器上面又包装了一层,通常采用deque_t来实现,但是通过修改编译选项可以改变底层实现,具体参考第二章.</text:span></text:p>
      <text:p text:style-name="P310"><draw:g text:anchor-type="as-char" svg:y="0cm" draw:z-index="0" draw:style-name="gr1"><draw:rect draw:style-name="gr2" draw:text-style-name="P363" svg:width="17.781cm" svg:height="9.632cm" svg:x="0cm" svg:y="0cm"><text:p/></draw:rect><draw:frame draw:style-name="gr3" draw:text-style-name="P364" svg:width="9.843cm" svg:height="5.779cm" svg:x="0.635cm" svg:y="3.025cm"><draw:text-box><text:p text:style-name="P364"><text:span text:style-name="T87">stack_t</text:span></text:p><text:p text:style-name="P365"><text:span text:style-name="T88">deque_back()</text:span></text:p><text:p text:style-name="P366"><text:span text:style-name="T88"/></text:p><text:p text:style-name="P366"><text:span text:style-name="T89"><text:s/></text:span><text:span text:style-name="T88">deque_push_back() <text:s text:c="2"/>deque_pop_back()</text:span></text:p></draw:text-box></draw:frame><draw:custom-shape draw:style-name="gr4" draw:text-style-name="P367"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5" draw:text-style-name="P366" svg:width="3.493cm" svg:height="0.825cm" svg:x="11.113cm" svg:y="0.826cm"><draw:text-box><text:p text:style-name="P366"><text:span text:style-name="T88">stack_top()</text:span></text:p></draw:text-box></draw:frame><draw:custom-shape draw:style-name="gr4" draw:text-style-name="P367"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67"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366" svg:width="3.492cm" svg:height="0.823cm" svg:x="13.651cm" svg:y="4.678cm"><draw:text-box><text:p text:style-name="P366"><text:span text:style-name="T88">stack_pop()</text:span></text:p></draw:text-box></draw:frame><draw:frame draw:style-name="gr5" draw:text-style-name="P366" svg:width="3.807cm" svg:height="0.823cm" svg:x="13.653cm" svg:y="6.329cm"><draw:text-box><text:p text:style-name="P366"><text:span text:style-name="T88">stack_push()</text:span></text:p></draw:text-box></draw:frame><draw:frame draw:style-name="gr6" draw:text-style-name="P364" svg:width="8.572cm" svg:height="0.826cm" svg:x="1.586cm" svg:y="7.722cm"><draw:text-box><text:p text:style-name="P364"><text:span text:style-name="T90">cstl </text:span><text:span text:style-name="T90">容器</text:span><text:span text:style-name="T90">(</text:span><text:span text:style-name="T90">通常是</text:span><text:span text:style-name="T90">deque_t)</text:span></text:p></draw:text-box></draw:frame><draw:custom-shape draw:style-name="gr4" draw:text-style-name="P367"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4" draw:text-style-name="P367"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67"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50"><text:tab/>stack_t的操作函数很简单最主要的就是三个数据操作函数:</text:p>
      <text:p text:style-name="P49"><text:span text:style-name="T53"><text:tab/></text:span><text:span text:style-name="T53">stack_push()</text:span><text:span text:style-name="T53">:将数据压栈.</text:span></text:p>
      <text:p text:style-name="P49"><text:span text:style-name="T53"><text:tab/></text:span><text:span text:style-name="T53">stack_top()</text:span><text:span text:style-name="T53">:获得栈顶数据.</text:span></text:p>
      <text:p text:style-name="P49"><text:span text:style-name="T53"><text:tab/></text:span><text:span text:style-name="T53">stack_pop()</text:span><text:span text:style-name="T53">:数据出栈.</text:span></text:p>
      <text:list xml:id="list1821395588" text:continue-numbering="true" text:style-name="WW8Num13">
        <text:list-item>
          <text:list>
            <text:list-item>
              <text:list>
                <text:list-item>
                  <text:h text:style-name="P357" text:outline-level="3">stack_t的操作</text:h>
                </text:list-item>
              </text:list>
            </text:list-item>
          </text:list>
        </text:list-item>
      </text:list>
      <text:p text:style-name="P315">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309">create_stack()</text:p>
          </table:table-cell>
          <table:table-cell table:style-name="Table99.B1" office:value-type="string">
            <text:p text:style-name="P309">创建一个指定类型的stack_t.</text:p>
          </table:table-cell>
        </table:table-row>
        <text:soft-page-break/>
        <table:table-row table:style-name="Table99.1">
          <table:table-cell table:style-name="Table99.A1" office:value-type="string">
            <text:p text:style-name="P309">stack_init()</text:p>
          </table:table-cell>
          <table:table-cell table:style-name="Table99.B1" office:value-type="string">
            <text:p text:style-name="P309">初始化一个空的stack_t.</text:p>
          </table:table-cell>
        </table:table-row>
        <table:table-row table:style-name="Table99.1">
          <table:table-cell table:style-name="Table99.A1" office:value-type="string">
            <text:p text:style-name="P309">stack_init_copy()</text:p>
          </table:table-cell>
          <table:table-cell table:style-name="Table99.B1" office:value-type="string">
            <text:p text:style-name="P309">使用另一个stack_t初始化stack_t.</text:p>
          </table:table-cell>
        </table:table-row>
        <table:table-row table:style-name="Table99.1">
          <table:table-cell table:style-name="Table99.A1" office:value-type="string">
            <text:p text:style-name="P307"><text:span text:style-name="T53">stack</text:span><text:span text:style-name="T53">_destroy()</text:span></text:p>
          </table:table-cell>
          <table:table-cell table:style-name="Table99.B1" office:value-type="string">
            <text:p text:style-name="P309">销毁stack_t.</text:p>
          </table:table-cell>
        </table:table-row>
      </table:table>
      <text:p text:style-name="P50"/>
      <text:p text:style-name="P315">非质变操作:</text:p>
      <table:table table:name="Table100" table:style-name="Table100">
        <table:table-column table:style-name="Table100.A"/>
        <table:table-column table:style-name="Table100.B"/>
        <table:table-row table:style-name="Table100.1">
          <table:table-cell table:style-name="Table100.A1" office:value-type="string">
            <text:p text:style-name="P309">stack_size()</text:p>
          </table:table-cell>
          <table:table-cell table:style-name="Table100.B1" office:value-type="string">
            <text:p text:style-name="P309">获得stack_t中数据的数目.</text:p>
          </table:table-cell>
        </table:table-row>
        <table:table-row table:style-name="Table100.1">
          <table:table-cell table:style-name="Table100.A1" office:value-type="string">
            <text:p text:style-name="P309">stack_empty()</text:p>
          </table:table-cell>
          <table:table-cell table:style-name="Table100.B1" office:value-type="string">
            <text:p text:style-name="P309">判断stack_t是否为空.</text:p>
          </table:table-cell>
        </table:table-row>
        <table:table-row table:style-name="Table100.1">
          <table:table-cell table:style-name="Table100.A1" office:value-type="string">
            <text:p text:style-name="P307"><text:span text:style-name="T53">stack_equal</text:span><text:span text:style-name="T53">()</text:span></text:p>
          </table:table-cell>
          <table:table-cell table:style-name="Table100.B1" office:value-type="string">
            <text:p text:style-name="P309">判断两个stack_t是否相等.</text:p>
          </table:table-cell>
        </table:table-row>
        <table:table-row table:style-name="Table100.1">
          <table:table-cell table:style-name="Table100.A1" office:value-type="string">
            <text:p text:style-name="P307"><text:span text:style-name="T53">stack</text:span><text:span text:style-name="T53">_not_equal()</text:span></text:p>
          </table:table-cell>
          <table:table-cell table:style-name="Table100.B1" office:value-type="string">
            <text:p text:style-name="P309">判断两个stack_t是否不等.</text:p>
          </table:table-cell>
        </table:table-row>
        <table:table-row table:style-name="Table100.1">
          <table:table-cell table:style-name="Table100.A1" office:value-type="string">
            <text:p text:style-name="P307"><text:span text:style-name="T53">stack</text:span><text:span text:style-name="T53">_less()</text:span></text:p>
          </table:table-cell>
          <table:table-cell table:style-name="Table100.B1" office:value-type="string">
            <text:p text:style-name="P309">判断第一个stack_t是否小于第二个stack_t.</text:p>
          </table:table-cell>
        </table:table-row>
        <table:table-row table:style-name="Table100.1">
          <table:table-cell table:style-name="Table100.A1" office:value-type="string">
            <text:p text:style-name="P307"><text:span text:style-name="T53">stack</text:span><text:span text:style-name="T53">_less_equal()</text:span></text:p>
          </table:table-cell>
          <table:table-cell table:style-name="Table100.B1" office:value-type="string">
            <text:p text:style-name="P309">判断第一个stack_t是否小于等于第二个stack_t.</text:p>
          </table:table-cell>
        </table:table-row>
        <table:table-row table:style-name="Table100.1">
          <table:table-cell table:style-name="Table100.A1" office:value-type="string">
            <text:p text:style-name="P307"><text:span text:style-name="T53">stack</text:span><text:span text:style-name="T53">_great()</text:span></text:p>
          </table:table-cell>
          <table:table-cell table:style-name="Table100.B1" office:value-type="string">
            <text:p text:style-name="P309">判断第一个stack_t是否大于第二个stack_t.</text:p>
          </table:table-cell>
        </table:table-row>
        <table:table-row table:style-name="Table100.1">
          <table:table-cell table:style-name="Table100.A1" office:value-type="string">
            <text:p text:style-name="P307"><text:span text:style-name="T53">stack</text:span><text:span text:style-name="T53">_great_equal()</text:span></text:p>
          </table:table-cell>
          <table:table-cell table:style-name="Table100.B1" office:value-type="string">
            <text:p text:style-name="P309">判断第一个stack_t是否大于等于第二个stack_t.</text:p>
          </table:table-cell>
        </table:table-row>
      </table:table>
      <text:p text:style-name="P50"/>
      <text:p text:style-name="P315">赋值:</text:p>
      <table:table table:name="Table101" table:style-name="Table101">
        <table:table-column table:style-name="Table101.A"/>
        <table:table-column table:style-name="Table101.B"/>
        <table:table-row table:style-name="Table101.1">
          <table:table-cell table:style-name="Table101.A1" office:value-type="string">
            <text:p text:style-name="P309">stack_assign()</text:p>
          </table:table-cell>
          <table:table-cell table:style-name="Table101.B1" office:value-type="string">
            <text:p text:style-name="P309">使用另一个stack_t为当前stack_t赋值.</text:p>
          </table:table-cell>
        </table:table-row>
      </table:table>
      <text:p text:style-name="P50"/>
      <text:p text:style-name="P315">数据操作:</text:p>
      <table:table table:name="Table102" table:style-name="Table102">
        <table:table-column table:style-name="Table102.A"/>
        <table:table-column table:style-name="Table102.B"/>
        <table:table-row table:style-name="Table102.1">
          <table:table-cell table:style-name="Table102.A1" office:value-type="string">
            <text:p text:style-name="P309">stack_push()</text:p>
          </table:table-cell>
          <table:table-cell table:style-name="Table102.B1" office:value-type="string">
            <text:p text:style-name="P307"><text:span text:style-name="T53">将数据压栈</text:span><text:span text:style-name="T53">.</text:span></text:p>
          </table:table-cell>
        </table:table-row>
        <table:table-row table:style-name="Table102.1">
          <table:table-cell table:style-name="Table102.A1" office:value-type="string">
            <text:p text:style-name="P309">stack_top()</text:p>
          </table:table-cell>
          <table:table-cell table:style-name="Table102.B1" office:value-type="string">
            <text:p text:style-name="P307"><text:span text:style-name="T53">获得栈顶数据</text:span><text:span text:style-name="T53">.</text:span></text:p>
          </table:table-cell>
        </table:table-row>
        <table:table-row table:style-name="Table102.1">
          <table:table-cell table:style-name="Table102.A1" office:value-type="string">
            <text:p text:style-name="P309">stack_pop()</text:p>
          </table:table-cell>
          <table:table-cell table:style-name="Table102.B1" office:value-type="string">
            <text:p text:style-name="P307"><text:span text:style-name="T53">数据出栈</text:span><text:span text:style-name="T53">.</text:span></text:p>
          </table:table-cell>
        </table:table-row>
      </table:table>
      <text:p text:style-name="P50"><text:tab/>stack_t不支持迭代器,所以没有迭代器相关的操作函数.</text:p>
      <text:list xml:id="list906063208" text:continue-numbering="true" text:style-name="WW8Num13">
        <text:list-item>
          <text:list>
            <text:list-item>
              <text:list>
                <text:list-item>
                  <text:h text:style-name="P357" text:outline-level="3">stack_t的使用实例</text:h>
                </text:list-item>
              </text:list>
            </text:list-item>
          </text:list>
        </text:list-item>
      </text:list>
      <text:p text:style-name="P50">#include &lt;stdio.h&gt;</text:p>
      <text:p text:style-name="P50">#include &lt;cstl/cstack.h&gt;</text:p>
      <text:p text:style-name="P50"/>
      <text:p text:style-name="P50">int main(int argc, char* argv[])</text:p>
      <text:p text:style-name="P50">{</text:p>
      <text:p text:style-name="P50"><text:s text:c="4"/>stack_t t_st = create_stack(int);</text:p>
      <text:p text:style-name="P50"/>
      <text:p text:style-name="P50"><text:s text:c="4"/>stack_init(&amp;t_st);</text:p>
      <text:p text:style-name="P50"><text:s text:c="4"/>stack_push(&amp;t_st, 1);</text:p>
      <text:p text:style-name="P50"><text:s text:c="4"/>stack_push(&amp;t_st, 2);</text:p>
      <text:p text:style-name="P50"><text:s text:c="4"/>stack_push(&amp;t_st, 3);</text:p>
      <text:p text:style-name="P50"/>
      <text:p text:style-name="P50"><text:s text:c="4"/>printf("%d ", *(int*)stack_top(&amp;t_st));</text:p>
      <text:p text:style-name="P50"><text:s text:c="4"/>stack_pop(&amp;t_st);</text:p>
      <text:p text:style-name="P50"><text:s text:c="4"/>printf("%d ", *(int*)stack_top(&amp;t_st));</text:p>
      <text:p text:style-name="P50"><text:s text:c="4"/>stack_pop(&amp;t_st);</text:p>
      <text:p text:style-name="P50"/>
      <text:p text:style-name="P50"><text:s text:c="4"/>*(int*)stack_top(&amp;t_st) = 77;</text:p>
      <text:p text:style-name="P50"><text:s text:c="4"/>stack_push(&amp;t_st, 4);</text:p>
      <text:p text:style-name="P50"><text:soft-page-break/></text:p>
      <text:p text:style-name="P50"><text:s text:c="4"/>while(!stack_empty(&amp;t_st))</text:p>
      <text:p text:style-name="P50"><text:s text:c="4"/>{</text:p>
      <text:p text:style-name="P50"><text:s text:c="8"/>printf("%d ", *(int*)stack_top(&amp;t_st));</text:p>
      <text:p text:style-name="P50"><text:s text:c="8"/>stack_pop(&amp;t_st);</text:p>
      <text:p text:style-name="P50"><text:s text:c="4"/>}</text:p>
      <text:p text:style-name="P50"><text:s text:c="4"/>printf("\n");</text:p>
      <text:p text:style-name="P50"/>
      <text:p text:style-name="P50"><text:s text:c="4"/>stack_destroy(&amp;t_st);</text:p>
      <text:p text:style-name="P50"><text:s text:c="4"/>return 0;</text:p>
      <text:p text:style-name="P50">}</text:p>
      <text:p text:style-name="P50">结果:</text:p>
      <text:p text:style-name="P50">3 2 4 77</text:p>
      <text:list xml:id="list168229839" text:continue-numbering="true" text:style-name="WW8Num13">
        <text:list-item>
          <text:list>
            <text:list-item>
              <text:h text:style-name="P340" text:outline-level="2">queue_t</text:h>
            </text:list-item>
          </text:list>
        </text:list-item>
      </text:list>
      <text:p text:style-name="P318"><text:span text:style-name="T53">queue_t是队列类型,实现先进先出(FIFO)规则.要使用queue_t必须包含头文件</text:span><text:span text:style-name="T53">&lt;cstl/cqueue.h&gt;</text:span></text:p>
      <text:p text:style-name="P50">#include &lt;cstl/cqueue.h&gt;</text:p>
      <text:p text:style-name="P49"><text:span text:style-name="T53"><text:tab/></text:span><text:span text:style-name="T53">queue_t是使用普通的容器实现的,它只不过是在普通容器上面又包装了一层,通常采用deque_t来实现,但是通过修改编译选项可以改变底层实现,具体参考第二章.</text:span></text:p>
      <text:p text:style-name="P310"><draw:g text:anchor-type="as-char" svg:y="0cm" draw:z-index="1" draw:style-name="gr1"><draw:rect draw:style-name="gr2" draw:text-style-name="P363" svg:width="17.781cm" svg:height="8.531cm" svg:x="0.002cm" svg:y="0cm"><text:p/></draw:rect><draw:frame draw:style-name="gr3" draw:text-style-name="P366" svg:width="10.798cm" svg:height="4.679cm" svg:x="3.81cm" svg:y="3.577cm"><draw:text-box><text:p text:style-name="P366"><text:span text:style-name="T91"><text:s text:c="12"/></text:span><text:span text:style-name="T92"><text:s/></text:span><text:span text:style-name="T92">deque_back() <text:s/>deque_front()</text:span></text:p><text:p text:style-name="P366"><text:span text:style-name="T92"/></text:p><text:p text:style-name="P366"><text:span text:style-name="T92"/></text:p><text:p text:style-name="P366"><text:span text:style-name="T92">deque_push_back() <text:s text:c="13"/>deque_pop_front()</text:span></text:p></draw:text-box></draw:frame><draw:custom-shape draw:style-name="gr4" draw:text-style-name="P367"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4" draw:text-style-name="P367"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67"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366" svg:width="3.807cm" svg:height="0.773cm" svg:x="5.082cm" svg:y="0.55cm"><draw:text-box><text:p text:style-name="P366"><text:span text:style-name="T88">queue_back()</text:span></text:p></draw:text-box></draw:frame><draw:frame draw:style-name="gr5" draw:text-style-name="P366" svg:width="3.492cm" svg:height="0.772cm" svg:x="14.288cm" svg:y="2.475cm"><draw:text-box><text:p text:style-name="P366"><text:span text:style-name="T88">queue_pop()</text:span></text:p></draw:text-box></draw:frame><draw:frame draw:style-name="gr5" draw:text-style-name="P366" svg:width="3.805cm" svg:height="0.773cm" svg:x="0cm" svg:y="2.752cm"><draw:text-box><text:p text:style-name="P366"><text:span text:style-name="T88">queue_push()</text:span></text:p></draw:text-box></draw:frame><draw:custom-shape draw:style-name="gr4" draw:text-style-name="P367"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5" draw:text-style-name="P366" svg:width="4.127cm" svg:height="0.773cm" svg:x="8.89cm" svg:y="0.55cm"><draw:text-box><text:p text:style-name="P366"><text:span text:style-name="T88">queue_front()</text:span></text:p></draw:text-box></draw:frame><draw:frame draw:style-name="gr6" draw:text-style-name="P364" svg:width="8.572cm" svg:height="0.825cm" svg:x="5.08cm" svg:y="7.153cm"><draw:text-box><text:p text:style-name="P364"><text:span text:style-name="T90">cstl </text:span><text:span text:style-name="T90">容器</text:span><text:span text:style-name="T90">(</text:span><text:span text:style-name="T90">通常是</text:span><text:span text:style-name="T90">deque_t)</text:span></text:p></draw:text-box></draw:frame><draw:custom-shape draw:style-name="gr4" draw:text-style-name="P367"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4" draw:text-style-name="P367"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67"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67"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5" draw:text-style-name="P364" svg:width="3.807cm" svg:height="1.325cm" svg:x="6.987cm" svg:y="2.2cm"><draw:text-box><text:p text:style-name="P364"><text:span text:style-name="T89">queue_t</text:span></text:p></draw:text-box></draw:frame></draw:g></text:p>
      <text:p text:style-name="P50">queue_t的操作函数很简单最主要的就是四个数据操作函数:</text:p>
      <text:p text:style-name="P49"><text:span text:style-name="T53"><text:tab/></text:span><text:span text:style-name="T53">queue_push()</text:span><text:span text:style-name="T53">:向队列中插入数据.</text:span></text:p>
      <text:p text:style-name="P49"><text:span text:style-name="T53"><text:tab/></text:span><text:span text:style-name="T53">queue_front()</text:span><text:span text:style-name="T53">:获得队列开头数据.</text:span></text:p>
      <text:p text:style-name="P49"><text:span text:style-name="T53"><text:tab/></text:span><text:span text:style-name="T53">queue_back()</text:span><text:span text:style-name="T53">:获得队列末尾的数据.</text:span></text:p>
      <text:p text:style-name="P49"><text:span text:style-name="T53"><text:tab/></text:span><text:span text:style-name="T53">queue_pop()</text:span><text:span text:style-name="T53">:从队列中弹出数据.</text:span></text:p>
      <text:list xml:id="list509024586" text:continue-numbering="true" text:style-name="WW8Num13">
        <text:list-item>
          <text:list>
            <text:list-item>
              <text:list>
                <text:list-item>
                  <text:h text:style-name="P357" text:outline-level="3"><text:soft-page-break/>queue_t的操作</text:h>
                </text:list-item>
              </text:list>
            </text:list-item>
          </text:list>
        </text:list-item>
      </text:list>
      <text:p text:style-name="P315">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309">create_queue()</text:p>
          </table:table-cell>
          <table:table-cell table:style-name="Table103.B1" office:value-type="string">
            <text:p text:style-name="P309">创建一个指定类型的queue_t.</text:p>
          </table:table-cell>
        </table:table-row>
        <table:table-row table:style-name="Table103.1">
          <table:table-cell table:style-name="Table103.A1" office:value-type="string">
            <text:p text:style-name="P309">queue_init()</text:p>
          </table:table-cell>
          <table:table-cell table:style-name="Table103.B1" office:value-type="string">
            <text:p text:style-name="P309">初始化一个空的queue_t.</text:p>
          </table:table-cell>
        </table:table-row>
        <table:table-row table:style-name="Table103.1">
          <table:table-cell table:style-name="Table103.A1" office:value-type="string">
            <text:p text:style-name="P309">queue_init_copy()</text:p>
          </table:table-cell>
          <table:table-cell table:style-name="Table103.B1" office:value-type="string">
            <text:p text:style-name="P309">使用另一个queue_t初始化queue_t.</text:p>
          </table:table-cell>
        </table:table-row>
        <table:table-row table:style-name="Table103.1">
          <table:table-cell table:style-name="Table103.A1" office:value-type="string">
            <text:p text:style-name="P309">queue_destroy()</text:p>
          </table:table-cell>
          <table:table-cell table:style-name="Table103.B1" office:value-type="string">
            <text:p text:style-name="P309">销毁queue_t.</text:p>
          </table:table-cell>
        </table:table-row>
      </table:table>
      <text:p text:style-name="P50"/>
      <text:p text:style-name="P315">非质变操作:</text:p>
      <table:table table:name="Table104" table:style-name="Table104">
        <table:table-column table:style-name="Table104.A"/>
        <table:table-column table:style-name="Table104.B"/>
        <table:table-row table:style-name="Table104.1">
          <table:table-cell table:style-name="Table104.A1" office:value-type="string">
            <text:p text:style-name="P309">queue_size()</text:p>
          </table:table-cell>
          <table:table-cell table:style-name="Table104.B1" office:value-type="string">
            <text:p text:style-name="P309">获得queue_t中数据的数目.</text:p>
          </table:table-cell>
        </table:table-row>
        <table:table-row table:style-name="Table104.1">
          <table:table-cell table:style-name="Table104.A1" office:value-type="string">
            <text:p text:style-name="P309">queue_empty()</text:p>
          </table:table-cell>
          <table:table-cell table:style-name="Table104.B1" office:value-type="string">
            <text:p text:style-name="P309">判断queue_t是否为空.</text:p>
          </table:table-cell>
        </table:table-row>
        <table:table-row table:style-name="Table104.1">
          <table:table-cell table:style-name="Table104.A1" office:value-type="string">
            <text:p text:style-name="P307"><text:span text:style-name="T53">queue_equal</text:span><text:span text:style-name="T53">()</text:span></text:p>
          </table:table-cell>
          <table:table-cell table:style-name="Table104.B1" office:value-type="string">
            <text:p text:style-name="P309">判断两个queue_t是否相等.</text:p>
          </table:table-cell>
        </table:table-row>
        <table:table-row table:style-name="Table104.1">
          <table:table-cell table:style-name="Table104.A1" office:value-type="string">
            <text:p text:style-name="P307"><text:span text:style-name="T53">queue_not_equal</text:span><text:span text:style-name="T53">()</text:span></text:p>
          </table:table-cell>
          <table:table-cell table:style-name="Table104.B1" office:value-type="string">
            <text:p text:style-name="P309">判断两个queue_t是否不等.</text:p>
          </table:table-cell>
        </table:table-row>
        <table:table-row table:style-name="Table104.1">
          <table:table-cell table:style-name="Table104.A1" office:value-type="string">
            <text:p text:style-name="P307"><text:span text:style-name="T53">queue_less</text:span><text:span text:style-name="T53">()</text:span></text:p>
          </table:table-cell>
          <table:table-cell table:style-name="Table104.B1" office:value-type="string">
            <text:p text:style-name="P309">判断第一个queue_t是否小于第二个queue_t.</text:p>
          </table:table-cell>
        </table:table-row>
        <table:table-row table:style-name="Table104.1">
          <table:table-cell table:style-name="Table104.A1" office:value-type="string">
            <text:p text:style-name="P307"><text:span text:style-name="T53">queue_less_equal</text:span><text:span text:style-name="T53">()</text:span></text:p>
          </table:table-cell>
          <table:table-cell table:style-name="Table104.B1" office:value-type="string">
            <text:p text:style-name="P309">判断第一个queue_t是否小于等于第二个queue_t.</text:p>
          </table:table-cell>
        </table:table-row>
        <table:table-row table:style-name="Table104.1">
          <table:table-cell table:style-name="Table104.A1" office:value-type="string">
            <text:p text:style-name="P307"><text:span text:style-name="T53">queue_great</text:span><text:span text:style-name="T53">()</text:span></text:p>
          </table:table-cell>
          <table:table-cell table:style-name="Table104.B1" office:value-type="string">
            <text:p text:style-name="P309">判断第一个queue_t是否大于第二个queue_t.</text:p>
          </table:table-cell>
        </table:table-row>
        <table:table-row table:style-name="Table104.1">
          <table:table-cell table:style-name="Table104.A1" office:value-type="string">
            <text:p text:style-name="P307"><text:span text:style-name="T53">queue_great_equal</text:span><text:span text:style-name="T53">()</text:span></text:p>
          </table:table-cell>
          <table:table-cell table:style-name="Table104.B1" office:value-type="string">
            <text:p text:style-name="P309">判断第一个queue_t是否大于等于第二个queue_t.</text:p>
          </table:table-cell>
        </table:table-row>
      </table:table>
      <text:p text:style-name="P50"/>
      <text:p text:style-name="P315">赋值:</text:p>
      <table:table table:name="Table105" table:style-name="Table105">
        <table:table-column table:style-name="Table105.A"/>
        <table:table-column table:style-name="Table105.B"/>
        <table:table-row table:style-name="Table105.1">
          <table:table-cell table:style-name="Table105.A1" office:value-type="string">
            <text:p text:style-name="P309">queue_assign()</text:p>
          </table:table-cell>
          <table:table-cell table:style-name="Table105.B1" office:value-type="string">
            <text:p text:style-name="P309">使用另一个queue_t为当前queue_t赋值.</text:p>
          </table:table-cell>
        </table:table-row>
      </table:table>
      <text:p text:style-name="P50"/>
      <text:p text:style-name="P315">数据操作:</text:p>
      <table:table table:name="Table106" table:style-name="Table106">
        <table:table-column table:style-name="Table106.A"/>
        <table:table-column table:style-name="Table106.B"/>
        <table:table-row table:style-name="Table106.1">
          <table:table-cell table:style-name="Table106.A1" office:value-type="string">
            <text:p text:style-name="P309">queue_push()</text:p>
          </table:table-cell>
          <table:table-cell table:style-name="Table106.B1" office:value-type="string">
            <text:p text:style-name="P307"><text:span text:style-name="T53">向队列中插入数据</text:span><text:span text:style-name="T53">.</text:span></text:p>
          </table:table-cell>
        </table:table-row>
        <table:table-row table:style-name="Table106.1">
          <table:table-cell table:style-name="Table106.A1" office:value-type="string">
            <text:p text:style-name="P307"><text:span text:style-name="T53">queue_front</text:span><text:span text:style-name="T53">()</text:span></text:p>
          </table:table-cell>
          <table:table-cell table:style-name="Table106.B1" office:value-type="string">
            <text:p text:style-name="P307"><text:span text:style-name="T53">获得队列开头数据</text:span><text:span text:style-name="T53">.</text:span></text:p>
          </table:table-cell>
        </table:table-row>
        <table:table-row table:style-name="Table106.1">
          <table:table-cell table:style-name="Table106.A1" office:value-type="string">
            <text:p text:style-name="P309">queue_back()</text:p>
          </table:table-cell>
          <table:table-cell table:style-name="Table106.B1" office:value-type="string">
            <text:p text:style-name="P309">获得队列末尾的数据.</text:p>
          </table:table-cell>
        </table:table-row>
        <table:table-row table:style-name="Table106.1">
          <table:table-cell table:style-name="Table106.A1" office:value-type="string">
            <text:p text:style-name="P307"><text:span text:style-name="T53">queue</text:span><text:span text:style-name="T53">_pop()</text:span></text:p>
          </table:table-cell>
          <table:table-cell table:style-name="Table106.B1" office:value-type="string">
            <text:p text:style-name="P307"><text:span text:style-name="T53">从队列中弹出数据</text:span><text:span text:style-name="T53">.</text:span></text:p>
          </table:table-cell>
        </table:table-row>
      </table:table>
      <text:p text:style-name="P315">queue_t不支持迭代器,所以没有迭代器相关的操作函数.</text:p>
      <text:list xml:id="list1501892248" text:continue-numbering="true" text:style-name="WW8Num13">
        <text:list-item>
          <text:list>
            <text:list-item>
              <text:list>
                <text:list-item>
                  <text:h text:style-name="P357" text:outline-level="3">queue_t的使用实例</text:h>
                </text:list-item>
              </text:list>
            </text:list-item>
          </text:list>
        </text:list-item>
      </text:list>
      <text:p text:style-name="P50">#include &lt;stdio.h&gt;</text:p>
      <text:p text:style-name="P50">#include &lt;cstl/cqueue.h&gt;</text:p>
      <text:p text:style-name="P50"/>
      <text:p text:style-name="P50">int main(int argc, char* argv[])</text:p>
      <text:p text:style-name="P50">{</text:p>
      <text:p text:style-name="P50"><text:s text:c="4"/>queue_t t_q = create_queue(int);</text:p>
      <text:p text:style-name="P50"/>
      <text:p text:style-name="P50"><text:s text:c="4"/>queue_init(&amp;t_q);</text:p>
      <text:p text:style-name="P50"><text:s text:c="4"/>printf("queue - size:%u, empty:%d\n", queue_size(&amp;t_q), queue_empty(&amp;t_q));</text:p>
      <text:p text:style-name="P50"/>
      <text:p text:style-name="P50"><text:s text:c="4"/>queue_push(&amp;t_q, 100);</text:p>
      <text:p text:style-name="P50"><text:s text:c="4"/>queue_push(&amp;t_q, 200);</text:p>
      <text:p text:style-name="P50"><text:s text:c="4"/>queue_push(&amp;t_q, 300);</text:p>
      <text:p text:style-name="P50"><text:s text:c="4"/>printf("queue - size:%u, empty:%d\n", queue_size(&amp;t_q), queue_empty(&amp;t_q));</text:p>
      <text:p text:style-name="P315"><text:soft-page-break/>printf("front:%d, back:%d\n", </text:p>
      <text:p text:style-name="P320">*(int*)queue_front(&amp;t_q), *(int*)queue_back(&amp;t_q));</text:p>
      <text:p text:style-name="P50"><text:s text:c="4"/>*(int*)queue_front(&amp;t_q) = 5000;</text:p>
      <text:p text:style-name="P50"><text:s text:c="4"/>*(int*)queue_back(&amp;t_q) = -10000;</text:p>
      <text:p text:style-name="P50"><text:s text:c="4"/>printf("queue - size:%u, empty:%d\n", queue_size(&amp;t_q), queue_empty(&amp;t_q));</text:p>
      <text:p text:style-name="P315">printf("front:%d, back:%d\n", </text:p>
      <text:p text:style-name="P320">*(int*)queue_front(&amp;t_q), *(int*)queue_back(&amp;t_q));</text:p>
      <text:p text:style-name="P50"/>
      <text:p text:style-name="P50"><text:s text:c="4"/>while(!queue_empty(&amp;t_q))</text:p>
      <text:p text:style-name="P50"><text:s text:c="4"/>{</text:p>
      <text:p text:style-name="P50"><text:s text:c="8"/>printf("%d ", *(int*)queue_front(&amp;t_q));</text:p>
      <text:p text:style-name="P50"><text:s text:c="8"/>queue_pop(&amp;t_q);</text:p>
      <text:p text:style-name="P50"><text:s text:c="4"/>}</text:p>
      <text:p text:style-name="P50"><text:s text:c="4"/>printf("\n");</text:p>
      <text:p text:style-name="P50"/>
      <text:p text:style-name="P50"><text:s text:c="4"/>queue_destroy(&amp;t_q);</text:p>
      <text:p text:style-name="P50"><text:s text:c="4"/>return 0;</text:p>
      <text:p text:style-name="P50">}</text:p>
      <text:p text:style-name="P50">结果:</text:p>
      <text:p text:style-name="P50">queue - size:0, empty:1</text:p>
      <text:p text:style-name="P50">queue - size:3, empty:0</text:p>
      <text:p text:style-name="P50">front:100, back:300</text:p>
      <text:p text:style-name="P50">queue - size:3, empty:0</text:p>
      <text:p text:style-name="P50">front:5000, back:-10000</text:p>
      <text:p text:style-name="P50">5000 200 -10000</text:p>
      <text:list xml:id="list301787277" text:continue-numbering="true" text:style-name="WW8Num13">
        <text:list-item>
          <text:list>
            <text:list-item>
              <text:h text:style-name="P340" text:outline-level="2">priority_queue_t</text:h>
            </text:list-item>
          </text:list>
        </text:list-item>
      </text:list>
      <text:p text:style-name="P319">priority_queue_t是优先队列类型.要使用priority_queue_t必须包含头文件</text:p>
      <text:p text:style-name="P50">#include &lt;cstl/cqueue.h&gt;</text:p>
      <text:p text:style-name="P49"><text:span text:style-name="T53"><text:tab/></text:span><text:span text:style-name="T53">priority_queue_t是使用普通的容器实现的,它只不过是在普通容器上面又包装了一层,通常采用priorigy_deque_t来实现.</text:span></text:p>
      <text:p text:style-name="P49"><text:span text:style-name="T53"><text:tab/></text:span><text:span text:style-name="T53">priority_queue_t是带有优先级的队列,每次从队列中取出的数据总是优先级最高的数据. </text:span></text:p>
      <text:p text:style-name="P315">priority_queue_t的操作函数很简单最主要的就是三个数据操作函数:</text:p>
      <text:p text:style-name="P49"><text:span text:style-name="T53"><text:tab/></text:span><text:span text:style-name="T53">priority_queue_push()</text:span><text:span text:style-name="T53">:将数据插入优先队列.</text:span></text:p>
      <text:p text:style-name="P49"><text:span text:style-name="T53"><text:tab/></text:span><text:span text:style-name="T53">priority_queue_top()</text:span><text:span text:style-name="T53">:获得优先级最高的数据.</text:span></text:p>
      <text:p text:style-name="P49"><text:span text:style-name="T53"><text:tab/></text:span><text:span text:style-name="T53">priority_queue_pop()</text:span><text:span text:style-name="T53">:弹出优先级最高的数据.</text:span></text:p>
      <text:p text:style-name="P50"><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2087284589" text:continue-numbering="true" text:style-name="WW8Num13">
        <text:list-item>
          <text:list>
            <text:list-item>
              <text:list>
                <text:list-item>
                  <text:h text:style-name="P357" text:outline-level="3">priority_queue_t的操作</text:h>
                </text:list-item>
              </text:list>
            </text:list-item>
          </text:list>
        </text:list-item>
      </text:list>
      <text:p text:style-name="P315">创建,初始化和销毁操作:</text:p>
      <table:table table:name="Table107" table:style-name="Table107">
        <table:table-column table:style-name="Table107.A"/>
        <table:table-column table:style-name="Table107.B"/>
        <text:soft-page-break/>
        <table:table-row table:style-name="Table107.1">
          <table:table-cell table:style-name="Table107.A1" office:value-type="string">
            <text:p text:style-name="P309">create_priority_queue()</text:p>
          </table:table-cell>
          <table:table-cell table:style-name="Table107.B1" office:value-type="string">
            <text:p text:style-name="P309">创建一个指定类型的priority_queue_t.</text:p>
          </table:table-cell>
        </table:table-row>
        <table:table-row table:style-name="Table107.1">
          <table:table-cell table:style-name="Table107.A1" office:value-type="string">
            <text:p text:style-name="P307"><text:span text:style-name="T53">priority_</text:span><text:span text:style-name="T53">queue_init()</text:span></text:p>
          </table:table-cell>
          <table:table-cell table:style-name="Table107.B1" office:value-type="string">
            <text:p text:style-name="P309">初始化一个空的priority_queue_t.</text:p>
          </table:table-cell>
        </table:table-row>
        <table:table-row table:style-name="Table107.1">
          <table:table-cell table:style-name="Table107.A1" office:value-type="string">
            <text:p text:style-name="P309">priority_queue_init_op()</text:p>
          </table:table-cell>
          <table:table-cell table:style-name="Table107.B1" office:value-type="string">
            <text:p text:style-name="P309">使用指定的优先级规则初始化一个空的</text:p>
            <text:p text:style-name="P50">priority_queue_t.</text:p>
          </table:table-cell>
        </table:table-row>
        <table:table-row table:style-name="Table107.1">
          <table:table-cell table:style-name="Table107.A1" office:value-type="string">
            <text:p text:style-name="P307"><text:span text:style-name="T53">priority_</text:span><text:span text:style-name="T53">queue_init_copy()</text:span></text:p>
          </table:table-cell>
          <table:table-cell table:style-name="Table107.B1" office:value-type="string">
            <text:p text:style-name="P309">使用另一个priority_queue_t初始化</text:p>
            <text:p text:style-name="P50">priority_queue_t.</text:p>
          </table:table-cell>
        </table:table-row>
        <table:table-row table:style-name="Table107.1">
          <table:table-cell table:style-name="Table107.A1" office:value-type="string">
            <text:p text:style-name="P309">priority_queue_init_copy_range()</text:p>
          </table:table-cell>
          <table:table-cell table:style-name="Table107.B1" office:value-type="string">
            <text:p text:style-name="P309">使用一个数据区间初始化priority_queue_t.</text:p>
          </table:table-cell>
        </table:table-row>
        <table:table-row table:style-name="Table107.1">
          <table:table-cell table:style-name="Table107.A1" office:value-type="string">
            <text:p text:style-name="P309">priority_queue_init_copy_range_op()</text:p>
          </table:table-cell>
          <table:table-cell table:style-name="Table107.B1" office:value-type="string">
            <text:p text:style-name="P309">使用一个数据区间和指定的优先级规则初始化</text:p>
            <text:p text:style-name="P50">priority_queue_t.</text:p>
          </table:table-cell>
        </table:table-row>
        <table:table-row table:style-name="Table107.1">
          <table:table-cell table:style-name="Table107.A1" office:value-type="string">
            <text:p text:style-name="P307"><text:span text:style-name="T53">priority_</text:span><text:span text:style-name="T53">queue_destroy()</text:span></text:p>
          </table:table-cell>
          <table:table-cell table:style-name="Table107.B1" office:value-type="string">
            <text:p text:style-name="P309">销毁priority_queue_t.</text:p>
          </table:table-cell>
        </table:table-row>
      </table:table>
      <text:p text:style-name="P50"/>
      <text:p text:style-name="P315">非质变操作:</text:p>
      <table:table table:name="Table108" table:style-name="Table108">
        <table:table-column table:style-name="Table108.A"/>
        <table:table-column table:style-name="Table108.B"/>
        <table:table-row table:style-name="Table108.1">
          <table:table-cell table:style-name="Table108.A1" office:value-type="string">
            <text:p text:style-name="P309">priority_queue_size()</text:p>
          </table:table-cell>
          <table:table-cell table:style-name="Table108.B1" office:value-type="string">
            <text:p text:style-name="P309">获得priority_queue_t中数据的数目.</text:p>
          </table:table-cell>
        </table:table-row>
        <table:table-row table:style-name="Table108.1">
          <table:table-cell table:style-name="Table108.A1" office:value-type="string">
            <text:p text:style-name="P309">priority_queue_empty()</text:p>
          </table:table-cell>
          <table:table-cell table:style-name="Table108.B1" office:value-type="string">
            <text:p text:style-name="P309">判断priority_queue_t是否为空.</text:p>
          </table:table-cell>
        </table:table-row>
      </table:table>
      <text:p text:style-name="P50"/>
      <text:p text:style-name="P315">赋值:</text:p>
      <table:table table:name="Table109" table:style-name="Table109">
        <table:table-column table:style-name="Table109.A"/>
        <table:table-column table:style-name="Table109.B"/>
        <table:table-row table:style-name="Table109.1">
          <table:table-cell table:style-name="Table109.A1" office:value-type="string">
            <text:p text:style-name="P309">priority_queue_assign()</text:p>
          </table:table-cell>
          <table:table-cell table:style-name="Table109.B1" office:value-type="string">
            <text:p text:style-name="P309">使用另一个priority_queue_t为当前</text:p>
            <text:p text:style-name="P50">priority_queue_t赋值.</text:p>
          </table:table-cell>
        </table:table-row>
      </table:table>
      <text:p text:style-name="P50"/>
      <text:p text:style-name="P315">数据操作:</text:p>
      <table:table table:name="Table110" table:style-name="Table110">
        <table:table-column table:style-name="Table110.A"/>
        <table:table-column table:style-name="Table110.B"/>
        <table:table-row table:style-name="Table110.1">
          <table:table-cell table:style-name="Table110.A1" office:value-type="string">
            <text:p text:style-name="P309">priority_queue_push()</text:p>
          </table:table-cell>
          <table:table-cell table:style-name="Table110.B1" office:value-type="string">
            <text:p text:style-name="P307"><text:span text:style-name="T53">将数据插入优先队列</text:span><text:span text:style-name="T53">.</text:span></text:p>
          </table:table-cell>
        </table:table-row>
        <table:table-row table:style-name="Table110.1">
          <table:table-cell table:style-name="Table110.A1" office:value-type="string">
            <text:p text:style-name="P309">priority_queue_top()</text:p>
          </table:table-cell>
          <table:table-cell table:style-name="Table110.B1" office:value-type="string">
            <text:p text:style-name="P307"><text:span text:style-name="T53">获得优先级最高的数据</text:span><text:span text:style-name="T53">.</text:span></text:p>
          </table:table-cell>
        </table:table-row>
        <table:table-row table:style-name="Table110.1">
          <table:table-cell table:style-name="Table110.A1" office:value-type="string">
            <text:p text:style-name="P309">priority_queue_pop()</text:p>
          </table:table-cell>
          <table:table-cell table:style-name="Table110.B1" office:value-type="string">
            <text:p text:style-name="P307"><text:span text:style-name="T53">弹出优先级最高的数据</text:span><text:span text:style-name="T53">.</text:span></text:p>
          </table:table-cell>
        </table:table-row>
      </table:table>
      <text:p text:style-name="P315">priority_queue_t不支持迭代器,所以没有迭代器相关的操作函数.</text:p>
      <text:list xml:id="list401316074" text:continue-numbering="true" text:style-name="WW8Num13">
        <text:list-item>
          <text:list>
            <text:list-item>
              <text:list>
                <text:list-item>
                  <text:h text:style-name="P357" text:outline-level="3">priority_queue_t的使用实例</text:h>
                </text:list-item>
              </text:list>
            </text:list-item>
          </text:list>
        </text:list-item>
      </text:list>
      <text:p text:style-name="P50">#include &lt;stdio.h&gt;</text:p>
      <text:p text:style-name="P50">#include &lt;cstl/cqueue.h&gt;</text:p>
      <text:p text:style-name="P50"/>
      <text:p text:style-name="P50">int main(int argc, char* argv[])</text:p>
      <text:p text:style-name="P50">{</text:p>
      <text:p text:style-name="P50"><text:s text:c="4"/>priority_queue_t t_pq = create_priority_queue(double);</text:p>
      <text:p text:style-name="P50"/>
      <text:p text:style-name="P50"><text:s text:c="4"/>priority_queue_init(&amp;t_pq);</text:p>
      <text:p text:style-name="P50"><text:s text:c="4"/>priority_queue_push(&amp;t_pq, 66.6);</text:p>
      <text:p text:style-name="P50"><text:s text:c="4"/>priority_queue_push(&amp;t_pq, 22.2);</text:p>
      <text:p text:style-name="P50"><text:s text:c="4"/>priority_queue_push(&amp;t_pq, 44.4);</text:p>
      <text:p text:style-name="P50"/>
      <text:p text:style-name="P50"><text:s text:c="4"/>printf("%f ", *(double*)priority_queue_top(&amp;t_pq));</text:p>
      <text:p text:style-name="P50"><text:s text:c="4"/>priority_queue_pop(&amp;t_pq);</text:p>
      <text:p text:style-name="P50"><text:s text:c="4"/>printf("%f ", *(double*)priority_queue_top(&amp;t_pq));</text:p>
      <text:p text:style-name="P50"><text:s text:c="4"/>priority_queue_pop(&amp;t_pq);</text:p>
      <text:p text:style-name="P50"><text:s text:c="4"/>printf("\n");</text:p>
      <text:p text:style-name="P50"><text:soft-page-break/></text:p>
      <text:p text:style-name="P50"><text:s text:c="4"/>priority_queue_push(&amp;t_pq, 11.1);</text:p>
      <text:p text:style-name="P50"><text:s text:c="4"/>priority_queue_push(&amp;t_pq, 55.5);</text:p>
      <text:p text:style-name="P50"><text:s text:c="4"/>priority_queue_push(&amp;t_pq, 33.3);</text:p>
      <text:p text:style-name="P50"><text:s text:c="4"/>priority_queue_pop(&amp;t_pq);</text:p>
      <text:p text:style-name="P50"/>
      <text:p text:style-name="P50"><text:s text:c="4"/>while(!priority_queue_empty(&amp;t_pq))</text:p>
      <text:p text:style-name="P50"><text:s text:c="4"/>{</text:p>
      <text:p text:style-name="P50"><text:s text:c="8"/>printf("%f ", *(double*)priority_queue_top(&amp;t_pq));</text:p>
      <text:p text:style-name="P50"><text:s text:c="8"/>priority_queue_pop(&amp;t_pq);</text:p>
      <text:p text:style-name="P50"><text:s text:c="4"/>}</text:p>
      <text:p text:style-name="P50"><text:s text:c="4"/>printf("\n");</text:p>
      <text:p text:style-name="P50"/>
      <text:p text:style-name="P50"><text:s text:c="4"/>priority_queue_destroy(&amp;t_pq);</text:p>
      <text:p text:style-name="P50"><text:s text:c="4"/>return 0;</text:p>
      <text:p text:style-name="P50">}</text:p>
      <text:p text:style-name="P50">结果:</text:p>
      <text:p text:style-name="P50">66.600000 44.400000 </text:p>
      <text:p text:style-name="P50">33.300000 22.200000 11.100000</text:p>
      <text:list xml:id="list722859373" text:continue-numbering="true" text:style-name="WW8Num13">
        <text:list-item>
          <text:h text:style-name="P325" text:outline-level="1">libcstl字符串</text:h>
        </text:list-item>
      </text:list>
      <text:p text:style-name="P315">这里说的libcstl字符串并不是C语言中的char*或const char*(统称为c-str),而是libcstl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777453956" text:continue-numbering="true" text:style-name="WW8Num13">
        <text:list-item>
          <text:list>
            <text:list-item>
              <text:h text:style-name="P340" text:outline-level="2">两个string_t的使用实例</text:h>
              <text:list>
                <text:list-item>
                  <text:h text:style-name="P357" text:outline-level="3">第一个例子:提取文件名模版</text:h>
                </text:list-item>
              </text:list>
            </text:list-item>
          </text:list>
        </text:list-item>
      </text:list>
      <text:p text:style-name="P319">这个例子使用命令行参数获得文件名模版,例如输入:</text:p>
      <text:p text:style-name="P50">./test prog.dat mydir hello. oops.tmp end.dat</text:p>
      <text:p text:style-name="P50">输出结果如下:</text:p>
      <text:p text:style-name="P50">prog.dat =&gt; prog.tmp</text:p>
      <text:p text:style-name="P50">mydir =&gt; mydir.tmp</text:p>
      <text:p text:style-name="P50">hello. =&gt; hello.tmp</text:p>
      <text:p text:style-name="P50">oops.tmp =&gt; oops.xxx</text:p>
      <text:p text:style-name="P50">end.dat =&gt; end.tmp</text:p>
      <text:p text:style-name="P50">通常文件的后缀替换为.tmp,如果是模版文件”后缀为.tmp”替换为.xxx</text:p>
      <text:p text:style-name="P50">程序如下:</text:p>
      <text:p text:style-name="P50">#include &lt;stdio.h&gt;</text:p>
      <text:p text:style-name="P50">#include &lt;cstl/cstring.h&gt;</text:p>
      <text:p text:style-name="P50"><text:soft-page-break/></text:p>
      <text:p text:style-name="P50">int main(int argc, char* argv[])</text:p>
      <text:p text:style-name="P50">{</text:p>
      <text:p text:style-name="P50"><text:tab/> <text:s/>string_t t_basename, t_filename, t_extname, t_tmpname, t_sffuix;</text:p>
      <text:p text:style-name="P50"><text:tab/> <text:s/>int i = 0;</text:p>
      <text:p text:style-name="P50"><text:tab/> <text:s/>size_t t_pos = 0;</text:p>
      <text:p text:style-name="P50"><text:tab/></text:p>
      <text:p text:style-name="P50"><text:tab/> <text:s/>string_init_cstr(&amp;t_sffuix, "tmp");</text:p>
      <text:p text:style-name="P50"><text:tab/> <text:s/>string_init(&amp;t_basename);</text:p>
      <text:p text:style-name="P50"><text:tab/> <text:s/>string_init(&amp;t_filename);</text:p>
      <text:p text:style-name="P50"><text:tab/> <text:s/>string_init(&amp;t_extname);</text:p>
      <text:p text:style-name="P50"><text:tab/> <text:s/>string_init(&amp;t_tmpname);</text:p>
      <text:p text:style-name="P50"><text:tab/></text:p>
      <text:p text:style-name="P50"><text:tab/> <text:s/>for(i = 1; i &lt; argc; ++i)</text:p>
      <text:p text:style-name="P50"><text:tab/> <text:s/>{</text:p>
      <text:p text:style-name="P50"><text:tab/> <text:s text:c="5"/>string_assign_cstr(&amp;t_filename, argv[i]);</text:p>
      <text:p text:style-name="P50"><text:tab/></text:p>
      <text:p text:style-name="P50"><text:tab/> <text:s text:c="5"/>t_pos = string_find_char(&amp;t_filename, '.', 0);</text:p>
      <text:p text:style-name="P50"><text:tab/> <text:s text:c="5"/>if(t_pos == NPOS)</text:p>
      <text:p text:style-name="P50"><text:tab/> <text:s text:c="5"/>{</text:p>
      <text:p text:style-name="P50"><text:tab/> <text:s text:c="9"/>string_assign(&amp;t_tmpname, &amp;t_filename);</text:p>
      <text:p text:style-name="P50"><text:tab/> <text:s text:c="9"/>string_connect_char(&amp;t_tmpname, '.');</text:p>
      <text:p text:style-name="P50"><text:tab/> <text:s text:c="9"/>string_connect(&amp;t_tmpname, &amp;t_sffuix);</text:p>
      <text:p text:style-name="P50"><text:tab/> <text:s text:c="5"/>}</text:p>
      <text:p text:style-name="P50"><text:tab/> <text:s text:c="5"/>else</text:p>
      <text:p text:style-name="P50"><text:tab/> <text:s text:c="5"/>{</text:p>
      <text:p text:style-name="P50"><text:tab/> <text:s text:c="9"/>string_assign_substring(&amp;t_basename, &amp;t_filename, 0, t_pos);</text:p>
      <text:p text:style-name="P50"><text:tab/> <text:s text:c="9"/>string_assign_substring(&amp;t_extname, &amp;t_filename, t_pos + 1, NPOS);</text:p>
      <text:p text:style-name="P50"><text:tab/></text:p>
      <text:p text:style-name="P50"><text:tab/> <text:s text:c="9"/>string_assign(&amp;t_tmpname, &amp;t_filename);</text:p>
      <text:p text:style-name="P50"><text:tab/> <text:s text:c="9"/>if(string_empty(&amp;t_extname))</text:p>
      <text:p text:style-name="P50"><text:tab/> <text:s text:c="9"/>{</text:p>
      <text:p text:style-name="P50"><text:tab/> <text:s text:c="13"/>string_connect(&amp;t_tmpname, &amp;t_sffuix);</text:p>
      <text:p text:style-name="P50"><text:tab/> <text:s text:c="9"/>}</text:p>
      <text:p text:style-name="P50"><text:tab/> <text:s text:c="9"/>else if(string_equal(&amp;t_extname, &amp;t_sffuix))</text:p>
      <text:p text:style-name="P50"><text:tab/> <text:s text:c="9"/>{</text:p>
      <text:p text:style-name="P50"><text:tab/> <text:s text:c="13"/>string_replace_cstr(&amp;t_tmpname, t_pos + 1, NPOS, "xxx");</text:p>
      <text:p text:style-name="P50"><text:tab/> <text:s text:c="9"/>}</text:p>
      <text:p text:style-name="P50"><text:tab/> <text:s text:c="9"/>else</text:p>
      <text:p text:style-name="P50"><text:tab/> <text:s text:c="9"/>{</text:p>
      <text:p text:style-name="P50"><text:tab/> <text:s text:c="13"/>string_replace(&amp;t_tmpname, t_pos + 1, NPOS, &amp;t_sffuix);</text:p>
      <text:p text:style-name="P50"><text:tab/> <text:s text:c="9"/>}</text:p>
      <text:p text:style-name="P50"><text:tab/> <text:s text:c="5"/>}</text:p>
      <text:p text:style-name="P50"><text:tab/></text:p>
      <text:p text:style-name="P50"><text:soft-page-break/><text:tab/> <text:s text:c="5"/>printf("%s =&gt; %s\n", </text:p>
      <text:p text:style-name="P321">string_c_str(&amp;t_filename), string_c_str(&amp;t_tmpname));</text:p>
      <text:p text:style-name="P50"><text:tab/> <text:s/>}</text:p>
      <text:p text:style-name="P50"><text:tab/></text:p>
      <text:p text:style-name="P50"><text:tab/> <text:s/>string_destroy(&amp;t_sffuix);</text:p>
      <text:p text:style-name="P50"><text:tab/> <text:s/>string_destroy(&amp;t_basename);</text:p>
      <text:p text:style-name="P50"><text:tab/> <text:s/>string_destroy(&amp;t_filename);</text:p>
      <text:p text:style-name="P50"><text:tab/> <text:s/>string_destroy(&amp;t_extname);</text:p>
      <text:p text:style-name="P50"><text:tab/> <text:s/>string_destroy(&amp;t_tmpname);</text:p>
      <text:p text:style-name="P50"><text:s text:c="6"/>return 0;</text:p>
      <text:p text:style-name="P50">}</text:p>
      <text:p text:style-name="P50"/>
      <text:p text:style-name="P50">首先是包含头文件</text:p>
      <text:p text:style-name="P50">#include &lt;cstl/cstring.h&gt;</text:p>
      <text:p text:style-name="P49"><text:span text:style-name="T53">要使用</text:span><text:span text:style-name="T53">string_t</text:span><text:span text:style-name="T53">类型就必须包含上面的头文件.</text:span></text:p>
      <text:p text:style-name="P50"/>
      <text:p text:style-name="P49"><text:span text:style-name="T53">接下来是创建</text:span><text:span text:style-name="T53">string_t</text:span><text:span text:style-name="T53">类型的变量:</text:span></text:p>
      <text:p text:style-name="P50">string_t t_basename, t_filename, t_extname, t_tmpname, t_sffuix;</text:p>
      <text:p text:style-name="P49"><text:span text:style-name="T53">创建</text:span><text:span text:style-name="T53">string_t</text:span><text:span text:style-name="T53">类型的变量不需要使用</text:span><text:span text:style-name="T53">create_string()</text:span><text:span text:style-name="T53">这样的函数,因为</text:span><text:span text:style-name="T53">string_t</text:span><text:span text:style-name="T53">类型中保存的就是</text:span><text:span text:style-name="T53">char</text:span><text:span text:style-name="T53">类型,所以不用指定数据类型,因此</text:span><text:span text:style-name="T53">libcstl</text:span><text:span text:style-name="T53">也没有提供</text:span><text:span text:style-name="T53">create_string()</text:span><text:span text:style-name="T53">操作函数.</text:span></text:p>
      <text:p text:style-name="P50"/>
      <text:p text:style-name="P50">下面是初始化string_t类型的变量:</text:p>
      <text:p text:style-name="P50">string_init_cstr(&amp;t_sffuix, "tmp");</text:p>
      <text:p text:style-name="P50">string_init(&amp;t_basename);</text:p>
      <text:p text:style-name="P50">string_init(&amp;t_filename);</text:p>
      <text:p text:style-name="P50">string_init(&amp;t_extname);</text:p>
      <text:p text:style-name="P50">string_init(&amp;t_tmpname);</text:p>
      <text:p text:style-name="P49"><text:span text:style-name="T53">你可以直接使用字符串常量直接对</text:span><text:span text:style-name="T53">string_t</text:span><text:span text:style-name="T53">类型的变量进行初始化如:</text:span><text:span text:style-name="T53"> </text:span></text:p>
      <text:p text:style-name="P50">string_init_cstr(&amp;t_sffuix, "tmp");</text:p>
      <text:p text:style-name="P49"><text:span text:style-name="T53">也可以将</text:span><text:span text:style-name="T53">string_t</text:span><text:span text:style-name="T53">类型初始化为一个空字符串.如其余4个</text:span><text:span text:style-name="T53">string_t</text:span><text:span text:style-name="T53">类型的变量.</text:span></text:p>
      <text:p text:style-name="P50"/>
      <text:p text:style-name="P49"><text:span text:style-name="T53">为</text:span><text:span text:style-name="T53">string_t</text:span><text:span text:style-name="T53">类型变量赋值:</text:span></text:p>
      <text:p text:style-name="P50">string_assign_cstr(&amp;t_filename, argv[i]);</text:p>
      <text:p text:style-name="P49"><text:span text:style-name="T53">直接使用来自于命令行的参数的字符串为</text:span><text:span text:style-name="T53">string_t</text:span><text:span text:style-name="T53">类型的变量赋值.</text:span></text:p>
      <text:p text:style-name="P50">string_assign(&amp;t_tmpname, &amp;t_filename);</text:p>
      <text:p text:style-name="P49"><text:span text:style-name="T53">使用另一个</text:span><text:span text:style-name="T53">string_t</text:span><text:span text:style-name="T53">类型赋值.</text:span></text:p>
      <text:p text:style-name="P50">string_assign_substring(&amp;t_basename, &amp;t_filename, 0, t_pos);</text:p>
      <text:p text:style-name="P49"><text:span text:style-name="T53">使用</text:span><text:span text:style-name="T53">string_t</text:span><text:span text:style-name="T53">的子串赋值.</text:span></text:p>
      <text:p text:style-name="P50"/>
      <text:p text:style-name="P49"><text:span text:style-name="T53">在</text:span><text:span text:style-name="T53">string_t</text:span><text:span text:style-name="T53">类型中查找字符:</text:span></text:p>
      <text:p text:style-name="P50">t_pos = string_find_char(&amp;t_filename, '.', 0);</text:p>
      <text:p text:style-name="P49"><text:span text:style-name="T53">这个操作函数返回的是</text:span><text:span text:style-name="T53">size_t</text:span><text:span text:style-name="T53">类型的值表示字符在</text:span><text:span text:style-name="T53">string_t</text:span><text:span text:style-name="T53">类型中的位置.如果没有找到则返回</text:span><text:span text:style-name="T53">NPOS</text:span><text:span text:style-name="T53">表示查找失败:</text:span></text:p>
      <text:p text:style-name="P50">if(t_pos == NPOS)</text:p>
      <text:p text:style-name="P50"/>
      <text:p text:style-name="P49"><text:soft-page-break/><text:span text:style-name="T53">连接</text:span><text:span text:style-name="T53">string_t</text:span><text:span text:style-name="T53">:</text:span></text:p>
      <text:p text:style-name="P50">string_connect_char(&amp;t_tmpname, '.');</text:p>
      <text:p text:style-name="P50">string_connect(&amp;t_tmpname, &amp;t_sffuix);</text:p>
      <text:p text:style-name="P49"><text:span text:style-name="T53">可以将单个字符连接到</text:span><text:span text:style-name="T53">string_t</text:span><text:span text:style-name="T53">类型,或者将两个</text:span><text:span text:style-name="T53">string_t</text:span><text:span text:style-name="T53">类型连接在一起.</text:span></text:p>
      <text:p text:style-name="P50"/>
      <text:p text:style-name="P49"><text:span text:style-name="T53">判断</text:span><text:span text:style-name="T53">string_t</text:span><text:span text:style-name="T53">类型是否为空:</text:span></text:p>
      <text:p text:style-name="P50">if(string_empty(&amp;t_extname))</text:p>
      <text:p text:style-name="P49"><text:span text:style-name="T53">判断两个</text:span><text:span text:style-name="T53">string_t</text:span><text:span text:style-name="T53">是否相等:</text:span></text:p>
      <text:p text:style-name="P12">if(string_equal(&amp;t_extname, &amp;t_sffuix))</text:p>
      <text:p text:style-name="P8"/>
      <text:p text:style-name="P8">对string_t类型进行替换:</text:p>
      <text:p text:style-name="P12">string_replace_cstr(&amp;t_tmpname, t_pos + 1, NPOS, "xxx");</text:p>
      <text:p text:style-name="P12">string_replace(&amp;t_tmpname, t_pos + 1, NPOS, &amp;t_sffuix);</text:p>
      <text:p text:style-name="Standard"><text:span text:style-name="T8">可以使用字符串常量进行替换也可以使用另一个</text:span><text:span text:style-name="T7">string_t</text:span><text:span text:style-name="T4">类型进行替换.</text:span></text:p>
      <text:p text:style-name="P8"/>
      <text:p text:style-name="P8">获得C字符串:</text:p>
      <text:p text:style-name="P12">string_c_str(&amp;t_filename);</text:p>
      <text:p text:style-name="P8">这样可以获得C字符串.</text:p>
      <text:p text:style-name="P8"/>
      <text:list xml:id="list1229786729" text:continue-numbering="true" text:style-name="WW8Num13">
        <text:list-item>
          <text:list>
            <text:list-item>
              <text:list>
                <text:list-item>
                  <text:h text:style-name="P354" text:outline-level="3">第二个例子:提取单词并逆序打印</text:h>
                </text:list-item>
              </text:list>
            </text:list-item>
          </text:list>
        </text:list-item>
      </text:list>
      <text:p text:style-name="P12">#include &lt;stdio.h&gt;</text:p>
      <text:p text:style-name="P12">#include &lt;cstl/cstring.h&gt;</text:p>
      <text:p text:style-name="P12"/>
      <text:p text:style-name="P12">int main(int argc, char* argv[])</text:p>
      <text:p text:style-name="P12">{</text:p>
      <text:p text:style-name="P12"><text:s text:c="4"/>string_t t_delims, t_str;</text:p>
      <text:p text:style-name="P12"/>
      <text:p text:style-name="P12"><text:s text:c="4"/>string_init_cstr(&amp;t_delims, " \t,.:");</text:p>
      <text:p text:style-name="P12"><text:s text:c="4"/>string_init(&amp;t_str);</text:p>
      <text:p text:style-name="P12"/>
      <text:p text:style-name="P12"><text:s text:c="4"/>while(string_getline(&amp;t_str, stdin))</text:p>
      <text:p text:style-name="P12"><text:s text:c="4"/>{</text:p>
      <text:p text:style-name="P12"><text:s text:c="8"/>size_t t_beginx, t_endinx;</text:p>
      <text:p text:style-name="P12"><text:s text:c="8"/>int i = 0;</text:p>
      <text:p text:style-name="P12"/>
      <text:p text:style-name="P12"><text:s text:c="8"/>t_beginx = string_find_first_not_of(&amp;t_str, &amp;t_delims, 0);</text:p>
      <text:p text:style-name="P12"><text:s text:c="8"/>while(t_beginx != NPOS)</text:p>
      <text:p text:style-name="P12"><text:s text:c="8"/>{</text:p>
      <text:p text:style-name="P12"><text:s text:c="12"/>t_endinx = string_find_first_of(&amp;t_str, &amp;t_delims, t_beginx);</text:p>
      <text:p text:style-name="P12"><text:s text:c="12"/>if(t_endinx == NPOS)</text:p>
      <text:p text:style-name="P12"><text:soft-page-break/><text:s text:c="12"/>{</text:p>
      <text:p text:style-name="P12"><text:s text:c="16"/>t_endinx = string_length(&amp;t_str);</text:p>
      <text:p text:style-name="P12"><text:s text:c="12"/>}</text:p>
      <text:p text:style-name="P12"/>
      <text:p text:style-name="P12"><text:s text:c="12"/>for(i = t_endinx - 1; i &gt;= (int)t_beginx; --i)</text:p>
      <text:p text:style-name="P12"><text:s text:c="12"/>{</text:p>
      <text:p text:style-name="P12"><text:s text:c="16"/>printf("%c", *string_at(&amp;t_str, i));</text:p>
      <text:p text:style-name="P12"><text:s text:c="12"/>}</text:p>
      <text:p text:style-name="P12"><text:s text:c="12"/>printf(" ");</text:p>
      <text:p text:style-name="P12"/>
      <text:p text:style-name="P12"><text:s text:c="12"/>t_beginx = string_find_first_not_of(&amp;t_str, &amp;t_delims, t_endinx);</text:p>
      <text:p text:style-name="P12"><text:s text:c="8"/>}</text:p>
      <text:p text:style-name="P12"><text:s text:c="8"/>printf("\n");</text:p>
      <text:p text:style-name="P12"><text:s text:c="4"/>}</text:p>
      <text:p text:style-name="P12"/>
      <text:p text:style-name="P12"><text:s text:c="4"/>string_destroy(&amp;t_delims);</text:p>
      <text:p text:style-name="P12"/>
      <text:p text:style-name="P12"><text:s text:c="4"/>return 0;</text:p>
      <text:p text:style-name="P12">}</text:p>
      <text:p text:style-name="P70">在程序的开始,所有自定义的分隔符都定义在t_delms中</text:p>
      <text:p text:style-name="P12">string_init_cstr(&amp;t_delims, " \t,.:");</text:p>
      <text:p text:style-name="P8">换行符当然也是分隔符,但是没有必要特殊处理换行符,因为程序是按行读取数据的.</text:p>
      <text:p text:style-name="P12">while(string_getline(&amp;t_str, stdin))</text:p>
      <text:p text:style-name="P8">这个函数从指定的流中一行一行的读取数据.接下来使用分隔符来区分单词,首先找到单词的开头.</text:p>
      <text:p text:style-name="P12">t_beginx = string_find_first_not_of(&amp;t_str, &amp;t_delims, 0);</text:p>
      <text:p text:style-name="P8">这是从一行的开始位置查找第一个不是分隔符的字符即为第一个单词的开头.接下来检查查找的结果:</text:p>
      <text:p text:style-name="P12">while(t_beginx != NPOS)</text:p>
      <text:p text:style-name="P8">NPOS表示查找失败,如果查找没有失败我们通过找到下一个分隔符字符来确定一个单词的末尾.</text:p>
      <text:p text:style-name="P12">t_endinx = string_find_first_of(&amp;t_str, &amp;t_delims, t_beginx);</text:p>
      <text:p text:style-name="P8">如果没有找到就使用这一行的行尾作为单词的结尾.</text:p>
      <text:p text:style-name="P12">if(t_endinx == NPOS)</text:p>
      <text:p text:style-name="P12">{</text:p>
      <text:p text:style-name="P78">t_endinx = string_length(&amp;t_str);</text:p>
      <text:p text:style-name="P12">}</text:p>
      <text:p text:style-name="P8">确定了单词的开始和结尾然后逆序打印单词.</text:p>
      <text:p text:style-name="P12">for(i = t_endinx - 1; i &gt;= (int)t_beginx; --i)</text:p>
      <text:p text:style-name="P12">{</text:p>
      <text:p text:style-name="P79">printf("%c", *string_at(&amp;t_str, i));</text:p>
      <text:p text:style-name="P12">}</text:p>
      <text:p text:style-name="P12">printf(" ");</text:p>
      <text:p text:style-name="P8">然后重复上面的步骤.</text:p>
      <text:p text:style-name="P8">如果输入的语句为</text:p>
      <text:p text:style-name="P12">pots &amp; pans</text:p>
      <text:p text:style-name="P12">I saw a reed</text:p>
      <text:p text:style-name="P8"><text:soft-page-break/>数据结果为</text:p>
      <text:p text:style-name="P12">stop &amp; snap</text:p>
      <text:p text:style-name="P12">I was a deer</text:p>
      <text:list xml:id="list736558583" text:continue-numbering="true" text:style-name="WW8Num13">
        <text:list-item>
          <text:list>
            <text:list-item>
              <text:h text:style-name="P339" text:outline-level="2">string_t类型的描述</text:h>
              <text:list>
                <text:list-item>
                  <text:h text:style-name="P354" text:outline-level="3">strint_t的能力</text:h>
                </text:list-item>
              </text:list>
            </text:list-item>
          </text:list>
        </text:list-item>
      </text:list>
      <text:p text:style-name="P69"><text:span text:style-name="T7">string_t</text:span><text:span text:style-name="T4">类型是一个序列容器,专门用来存储</text:span><text:span text:style-name="T7">char</text:span><text:span text:style-name="T4">类型,它包含了所有的序列容器的操作,同时它有包含了很多针对字符串的操作函数.</text:span></text:p>
      <text:p text:style-name="Standard"><text:span text:style-name="T4"><text:tab/>要使用</text:span><text:span text:style-name="T7">string_t</text:span><text:span text:style-name="T4">类型必须包含头文件</text:span><text:span text:style-name="T7">&lt;cstl/cstring.h&gt;</text:span></text:p>
      <text:p text:style-name="P12">#include &lt;cstl/cstring.h&gt;</text:p>
      <text:p text:style-name="P8"/>
      <text:list xml:id="list362061804" text:continue-numbering="true" text:style-name="WW8Num13">
        <text:list-item>
          <text:list>
            <text:list-item>
              <text:list>
                <text:list-item>
                  <text:h text:style-name="P354" text:outline-level="3">string_t的操作概览</text:h>
                </text:list-item>
              </text:list>
            </text:list-item>
          </text:list>
        </text:list-item>
      </text:list>
      <text:p text:style-name="P69"><text:span text:style-name="T7">string_t</text:span><text:span text:style-name="T4">是序列容器同时它保存的是</text:span><text:span text:style-name="T7">char</text:span><text:span text:style-name="T4">类型的数据,所以它还具有很多针对字符串的特殊操作.因此,</text:span><text:span text:style-name="T7">string_t</text:span><text:span text:style-name="T4">的操作函数即支持迭代器,同时又支持字符串.下面列出了</text:span><text:span text:style-name="T7">string_t</text:span><text:span text:style-name="T4">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18"><text:span text:style-name="T7">const </text:span><text:span text:style-name="T7">string_t* cpt_string</text:span></text:p>
          </table:table-cell>
          <table:table-cell table:style-name="Table111.A2" office:value-type="string">
            <text:p text:style-name="P16">整个string_t类型.</text:p>
          </table:table-cell>
          <table:table-cell table:style-name="Table111.C2" office:value-type="string">
            <text:p text:style-name="P16">--</text:p>
          </table:table-cell>
        </table:table-row>
        <table:table-row table:style-name="Table111.1">
          <table:table-cell table:style-name="Table111.A2" office:value-type="string">
            <text:p text:style-name="P13">const string_t* cpt_string, </text:p>
            <text:p text:style-name="P12">size_t t_pos,</text:p>
            <text:p text:style-name="P12">size_t t_len</text:p>
          </table:table-cell>
          <table:table-cell table:style-name="Table111.A2" office:value-type="string">
            <text:p text:style-name="P16">cpt_string中从t_pos开始的最多t_len个字符.</text:p>
          </table:table-cell>
          <table:table-cell table:style-name="Table111.C2" office:value-type="string">
            <text:p text:style-name="P16">substring</text:p>
          </table:table-cell>
        </table:table-row>
        <table:table-row table:style-name="Table111.1">
          <table:table-cell table:style-name="Table111.A2" office:value-type="string">
            <text:p text:style-name="P13">const char* s_cstr</text:p>
          </table:table-cell>
          <table:table-cell table:style-name="Table111.A2" office:value-type="string">
            <text:p text:style-name="P16">整个C字符串.</text:p>
          </table:table-cell>
          <table:table-cell table:style-name="Table111.C2" office:value-type="string">
            <text:p text:style-name="P16">cstr</text:p>
          </table:table-cell>
        </table:table-row>
        <table:table-row table:style-name="Table111.1">
          <table:table-cell table:style-name="Table111.A2" office:value-type="string">
            <text:p text:style-name="P13">const char* s_cstr,</text:p>
            <text:p text:style-name="P12">size_t t_len</text:p>
          </table:table-cell>
          <table:table-cell table:style-name="Table111.A2" office:value-type="string">
            <text:p text:style-name="P16">C字符串中的前t_len个字符.</text:p>
          </table:table-cell>
          <table:table-cell table:style-name="Table111.C2" office:value-type="string">
            <text:p text:style-name="P16">subcstr</text:p>
          </table:table-cell>
        </table:table-row>
        <table:table-row table:style-name="Table111.1">
          <table:table-cell table:style-name="Table111.A2" office:value-type="string">
            <text:p text:style-name="P13">size_t t_count,</text:p>
            <text:p text:style-name="P12">char c_char</text:p>
          </table:table-cell>
          <table:table-cell table:style-name="Table111.A2" office:value-type="string">
            <text:p text:style-name="P16">t_count个字符.</text:p>
          </table:table-cell>
          <table:table-cell table:style-name="Table111.C2" office:value-type="string">
            <text:p text:style-name="P16">char</text:p>
          </table:table-cell>
        </table:table-row>
        <table:table-row table:style-name="Table111.1">
          <table:table-cell table:style-name="Table111.A2" office:value-type="string">
            <text:p text:style-name="P13">string_iterator_t t_begin,</text:p>
            <text:p text:style-name="P12">string_iterator_t t_end</text:p>
          </table:table-cell>
          <table:table-cell table:style-name="Table111.A2" office:value-type="string">
            <text:p text:style-name="P16">数据区间[t_begin, t_end)</text:p>
          </table:table-cell>
          <table:table-cell table:style-name="Table111.C2" office:value-type="string">
            <text:p text:style-name="P16">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4">string</text:p>
          </table:table-cell>
          <table:table-cell table:style-name="Table112.A1" office:value-type="string">
            <text:p text:style-name="P14">substring</text:p>
          </table:table-cell>
          <table:table-cell table:style-name="Table112.A1" office:value-type="string">
            <text:p text:style-name="P14">cstr</text:p>
          </table:table-cell>
          <table:table-cell table:style-name="Table112.A1" office:value-type="string">
            <text:p text:style-name="P14">subcstr</text:p>
          </table:table-cell>
          <table:table-cell table:style-name="Table112.A1" office:value-type="string">
            <text:p text:style-name="P14">char</text:p>
          </table:table-cell>
          <table:table-cell table:style-name="Table112.G1" office:value-type="string">
            <text:p text:style-name="P14">range</text:p>
          </table:table-cell>
        </table:table-row>
        <table:table-row table:style-name="Table112.1">
          <table:table-cell table:style-name="Table112.A1" office:value-type="string">
            <text:p text:style-name="P9">初始化</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yes</text:p>
          </table:table-cell>
        </table:table-row>
        <table:table-row table:style-name="Table112.1">
          <table:table-cell table:style-name="Table112.A1" office:value-type="string">
            <text:p text:style-name="P9">赋值</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yes</text:p>
          </table:table-cell>
        </table:table-row>
        <table:table-row table:style-name="Table112.1">
          <table:table-cell table:style-name="Table112.A1" office:value-type="string">
            <text:p text:style-name="P9">添加</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yes</text:p>
          </table:table-cell>
        </table:table-row>
        <table:table-row table:style-name="Table112.1">
          <table:table-cell table:style-name="Table112.A1" office:value-type="string">
            <text:p text:style-name="P9">比较</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text:p>
          </table:table-cell>
          <table:table-cell table:style-name="Table112.G2" office:value-type="string">
            <text:p text:style-name="P13">--</text:p>
          </table:table-cell>
        </table:table-row>
        <table:table-row table:style-name="Table112.1">
          <table:table-cell table:style-name="Table112.A1" office:value-type="string">
            <text:p text:style-name="P9">compare</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text:p>
          </table:table-cell>
          <table:table-cell table:style-name="Table112.G2" office:value-type="string">
            <text:p text:style-name="P13">--</text:p>
          </table:table-cell>
        </table:table-row>
        <table:table-row table:style-name="Table112.1">
          <table:table-cell table:style-name="Table112.A1" office:value-type="string">
            <text:p text:style-name="P9">connect</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yes</text:p>
          </table:table-cell>
          <table:table-cell table:style-name="Table112.G2" office:value-type="string">
            <text:p text:style-name="P13">--</text:p>
          </table:table-cell>
        </table:table-row>
        <table:table-row table:style-name="Table112.1">
          <table:table-cell table:style-name="Table112.A1" office:value-type="string">
            <text:p text:style-name="P9">find</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text:p>
          </table:table-cell>
        </table:table-row>
        <table:table-row table:style-name="Table112.1">
          <table:table-cell table:style-name="Table112.A1" office:value-type="string">
            <text:p text:style-name="P9">push_back</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yes</text:p>
          </table:table-cell>
          <table:table-cell table:style-name="Table112.G2" office:value-type="string">
            <text:p text:style-name="P13">--</text:p>
          </table:table-cell>
        </table:table-row>
        <text:soft-page-break/>
        <table:table-row table:style-name="Table112.1">
          <table:table-cell table:style-name="Table112.A1" office:value-type="string">
            <text:p text:style-name="P9">插入(下标版本)</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yes</text:p>
          </table:table-cell>
          <table:table-cell table:style-name="Table112.G2" office:value-type="string">
            <text:p text:style-name="P13">yes</text:p>
          </table:table-cell>
        </table:table-row>
        <table:table-row table:style-name="Table112.1">
          <table:table-cell table:style-name="Table112.A1" office:value-type="string">
            <text:p text:style-name="P9">替换(下标版本)</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yes</text:p>
          </table:table-cell>
        </table:table-row>
      </table:table>
      <text:p text:style-name="P8"/>
      <text:list xml:id="list1226474926" text:continue-numbering="true" text:style-name="WW8Num13">
        <text:list-item>
          <text:list>
            <text:list-item>
              <text:list>
                <text:list-item>
                  <text:h text:style-name="P354"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3">string_init()</text:p>
          </table:table-cell>
          <table:table-cell table:style-name="Table113.B1" office:value-type="string">
            <text:p text:style-name="P16">初始化一个空的string_t容器类型.</text:p>
          </table:table-cell>
        </table:table-row>
        <table:table-row table:style-name="Table113.1">
          <table:table-cell table:style-name="Table113.A1" office:value-type="string">
            <text:p text:style-name="P13">string_init_cstr()</text:p>
          </table:table-cell>
          <table:table-cell table:style-name="Table113.B1" office:value-type="string">
            <text:p text:style-name="P16">使用一个字符串常量初始化一个string_t容器类型.</text:p>
          </table:table-cell>
        </table:table-row>
        <table:table-row table:style-name="Table113.1">
          <table:table-cell table:style-name="Table113.A1" office:value-type="string">
            <text:p text:style-name="P13">string_init_subcstr()</text:p>
          </table:table-cell>
          <table:table-cell table:style-name="Table113.B1" office:value-type="string">
            <text:p text:style-name="P16">使用子字符串初始化一个string_t容器类型.</text:p>
          </table:table-cell>
        </table:table-row>
        <table:table-row table:style-name="Table113.1">
          <table:table-cell table:style-name="Table113.A1" office:value-type="string">
            <text:p text:style-name="P13">string_init_char()</text:p>
          </table:table-cell>
          <table:table-cell table:style-name="Table113.B1" office:value-type="string">
            <text:p text:style-name="P16">使用n个指定字符初始化一个string_t容器类型.</text:p>
          </table:table-cell>
        </table:table-row>
        <table:table-row table:style-name="Table113.1">
          <table:table-cell table:style-name="Table113.A1" office:value-type="string">
            <text:p text:style-name="P13">string_init_copy()</text:p>
          </table:table-cell>
          <table:table-cell table:style-name="Table113.B1" office:value-type="string">
            <text:p text:style-name="P16">使用另一个string_t类型来初始化一个string_t容器类型.</text:p>
          </table:table-cell>
        </table:table-row>
        <table:table-row table:style-name="Table113.1">
          <table:table-cell table:style-name="Table113.A1" office:value-type="string">
            <text:p text:style-name="P13">string_init_copy_substring()</text:p>
          </table:table-cell>
          <table:table-cell table:style-name="Table113.B1" office:value-type="string">
            <text:p text:style-name="P16">使用另一个string_t类型的子串来初始化一个string_t容器类型.</text:p>
          </table:table-cell>
        </table:table-row>
        <table:table-row table:style-name="Table113.1">
          <table:table-cell table:style-name="Table113.A1" office:value-type="string">
            <text:p text:style-name="P13">string_init_copy_range()</text:p>
          </table:table-cell>
          <table:table-cell table:style-name="Table113.B1" office:value-type="string">
            <text:p text:style-name="P16">使用一个数据区间来初始化一个string_t容器类型.</text:p>
          </table:table-cell>
        </table:table-row>
        <table:table-row table:style-name="Table113.1">
          <table:table-cell table:style-name="Table113.A1" office:value-type="string">
            <text:p text:style-name="P13">string_destroy()</text:p>
          </table:table-cell>
          <table:table-cell table:style-name="Table113.B1" office:value-type="string">
            <text:p text:style-name="P16">销毁string_t容器类型.</text:p>
          </table:table-cell>
        </table:table-row>
      </table:table>
      <text:p text:style-name="P69"><text:span text:style-name="T7">string_t</text:span><text:span text:style-name="T4">容器中只能保存</text:span><text:span text:style-name="T7">char</text:span><text:span text:style-name="T4">类型的数据,所以对于</text:span><text:span text:style-name="T7">string_t</text:span><text:span text:style-name="T4">容器类型就确定下来了,所以不需要创建类型的函数,因此</text:span><text:span text:style-name="T5">libcstl</text:span><text:span text:style-name="T4">没有提供</text:span><text:span text:style-name="T7">create_string()</text:span><text:span text:style-name="T4">函数.</text:span></text:p>
      <text:list xml:id="list519376271" text:continue-numbering="true" text:style-name="WW8Num13">
        <text:list-item>
          <text:list>
            <text:list-item>
              <text:list>
                <text:list-item>
                  <text:h text:style-name="P354"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3">string_c_str()</text:p>
          </table:table-cell>
          <table:table-cell table:style-name="Table114.B1" office:value-type="string">
            <text:p text:style-name="P16">返回一个指向以’\0’结尾的字符数组的指针.</text:p>
          </table:table-cell>
        </table:table-row>
        <table:table-row table:style-name="Table114.1">
          <table:table-cell table:style-name="Table114.A1" office:value-type="string">
            <text:p text:style-name="P13">string_data()</text:p>
          </table:table-cell>
          <table:table-cell table:style-name="Table114.B1" office:value-type="string">
            <text:p text:style-name="P16">返回一个指向字符数组的指针.</text:p>
          </table:table-cell>
        </table:table-row>
        <table:table-row table:style-name="Table114.1">
          <table:table-cell table:style-name="Table114.A1" office:value-type="string">
            <text:p text:style-name="P13">string_copy()</text:p>
          </table:table-cell>
          <table:table-cell table:style-name="Table114.B1" office:value-type="string">
            <text:p text:style-name="P16">将string_t的子串拷贝到用户指定的缓冲区中.</text:p>
          </table:table-cell>
        </table:table-row>
      </table:table>
      <text:p text:style-name="P70">这三个操作函数都是提供了从string_t到C字符串的转换,它们的结果都是普通的C字符串或C字符数组,但是它们之间是有区别的.</text:p>
      <text:p text:style-name="P69"><text:span text:style-name="T7">string_c_str()</text:span><text:span text:style-name="T8">返回一个指向以’\0’结尾的字符数组的指针</text:span><text:span text:style-name="T4">,</text:span><text:span text:style-name="T8">但是</text:span><text:span text:style-name="T7">string_data()</text:span><text:span text:style-name="T8">返回一个指向字符数组的指针</text:span><text:span text:style-name="T4">并没有明确说明数组是不是以</text:span><text:span text:style-name="T8">’\0’</text:span><text:span text:style-name="T4">结尾的</text:span><text:span text:style-name="T8">.同时</text:span><text:span text:style-name="T7">string_copy()</text:span><text:span text:style-name="T4">只是</text:span><text:span text:style-name="T8">将string_t的子串拷贝到用户指定的缓冲区中</text:span><text:span text:style-name="T4">,</text:span><text:span text:style-name="T8">并不会在拷贝的字符后面自动的添加’\0’.</text:span></text:p>
      <text:p text:style-name="P71">strint_t t_str;</text:p>
      <text:p text:style-name="P71">string_init_cstr(&amp;t_str, “12345”);</text:p>
      <text:p text:style-name="P72"/>
      <text:p text:style-name="P69"><text:span text:style-name="T7">atoi(string_c_str(&amp;t_str)); <text:s/></text:span><text:span text:style-name="T8"><text:s text:c="23"/>/* 将字符串转变成整数 */</text:span></text:p>
      <text:p text:style-name="P69"><text:span text:style-name="T7">f(string_data(&amp;t_str), string_length(&amp;t_str));</text:span><text:span text:style-name="T8"> <text:s/>/* 使用字符数组及其长度最为参数</text:span></text:p>
      <text:p text:style-name="P72"><text:s text:c="61"/>调用函数f() */</text:p>
      <text:p text:style-name="P71">char ac_buf[100];</text:p>
      <text:p text:style-name="P69"><text:soft-page-break/><text:span text:style-name="T7">string_copy(&amp;t_str, ac_buff, 100, 2);</text:span><text:span text:style-name="T8"> <text:s/>/* 从第二个字符开始拷贝最多100个字符 */</text:span></text:p>
      <text:p text:style-name="P15"/>
      <text:p text:style-name="Standard"><text:span text:style-name="T8"><text:tab/></text:span><text:span text:style-name="T7">string_c_str()</text:span><text:span text:style-name="T4">和</text:span><text:span text:style-name="T7">string_data()</text:span><text:span text:style-name="T4">返回的指针并不是持续有效的,当string_t中的数据修改之后,内部可能重新分配内存,那么在修改之前获得的指针就实效了,必须重新获得指针.</text:span></text:p>
      <text:p text:style-name="Standard"><text:span text:style-name="T4"><text:tab/></text:span><text:span text:style-name="T7">strint_t t_str;</text:span></text:p>
      <text:p text:style-name="P71">string_init_cstr(&amp;t_str, “12345”);</text:p>
      <text:p text:style-name="Standard"><text:span text:style-name="T8"><text:tab/></text:span><text:span text:style-name="T7">f(string_c_str(&amp;t_str));</text:span><text:span text:style-name="T8"> <text:s text:c="11"/>/* 通过这种方式使用总是有效的 */</text:span></text:p>
      <text:p text:style-name="P15"/>
      <text:p text:style-name="Standard"><text:span text:style-name="T8"><text:tab/></text:span><text:span text:style-name="T7">char* p = string_c_str(&amp;t_str);</text:span><text:span text:style-name="T8"> <text:s text:c="3"/>/* 获得指向C字符串的指针 */</text:span></text:p>
      <text:p text:style-name="Standard"><text:span text:style-name="T8"><text:tab/></text:span><text:span text:style-name="T7">foo(p);</text:span><text:span text:style-name="T8"> <text:s text:c="32"/>/* 在t_str没有修改之前,p是有效的 */</text:span></text:p>
      <text:p text:style-name="Standard"><text:span text:style-name="T8"><text:tab/></text:span><text:span text:style-name="T7">string_connect_cstr(&amp;t_str, “abc”);</text:span><text:span text:style-name="T8"> /* 修改了t_str的内容 */</text:span></text:p>
      <text:p text:style-name="Standard"><text:span text:style-name="T8"><text:tab/></text:span><text:span text:style-name="T7">foo(p</text:span><text:span text:style-name="T8">);</text:span><text:span text:style-name="T7"> </text:span><text:span text:style-name="T8"><text:s text:c="34"/>/* t_str被修改, p肯能会实效 */</text:span></text:p>
      <text:list xml:id="list1128007076" text:continue-numbering="true" text:style-name="WW8Num13">
        <text:list-item>
          <text:list>
            <text:list-item>
              <text:list>
                <text:list-item>
                  <text:h text:style-name="P354"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3">string_size()</text:p>
          </table:table-cell>
          <table:table-cell table:style-name="Table115.B1" office:value-type="string">
            <text:p text:style-name="P16">返回string_t容器中字符的个数.</text:p>
          </table:table-cell>
        </table:table-row>
        <table:table-row table:style-name="Table115.1">
          <table:table-cell table:style-name="Table115.A1" office:value-type="string">
            <text:p text:style-name="P13">string_length()</text:p>
          </table:table-cell>
          <table:table-cell table:style-name="Table115.B1" office:value-type="string">
            <text:p text:style-name="P16">返回string_t容器字符串的长度,与string_size()相同.</text:p>
          </table:table-cell>
        </table:table-row>
        <table:table-row table:style-name="Table115.1">
          <table:table-cell table:style-name="Table115.A1" office:value-type="string">
            <text:p text:style-name="P13">string_max_size()</text:p>
          </table:table-cell>
          <table:table-cell table:style-name="Table115.B1" office:value-type="string">
            <text:p text:style-name="P16">返回string_t容器能够保存的字符的最大数目.</text:p>
          </table:table-cell>
        </table:table-row>
        <table:table-row table:style-name="Table115.1">
          <table:table-cell table:style-name="Table115.A1" office:value-type="string">
            <text:p text:style-name="P13">string_capacity()</text:p>
          </table:table-cell>
          <table:table-cell table:style-name="Table115.B1" office:value-type="string">
            <text:p text:style-name="P16">返回string_t容器的容量.</text:p>
          </table:table-cell>
        </table:table-row>
        <table:table-row table:style-name="Table115.1">
          <table:table-cell table:style-name="Table115.A1" office:value-type="string">
            <text:p text:style-name="P13">string_empty()</text:p>
          </table:table-cell>
          <table:table-cell table:style-name="Table115.B1" office:value-type="string">
            <text:p text:style-name="P16">判断string_t容器是否为空.</text:p>
          </table:table-cell>
        </table:table-row>
        <table:table-row table:style-name="Table115.1">
          <table:table-cell table:style-name="Table115.A1" office:value-type="string">
            <text:p text:style-name="P13">string_reserve()</text:p>
          </table:table-cell>
          <table:table-cell table:style-name="Table115.B1" office:value-type="string">
            <text:p text:style-name="P16">设置string_t容器的容量.</text:p>
          </table:table-cell>
        </table:table-row>
        <table:table-row table:style-name="Table115.1">
          <table:table-cell table:style-name="Table115.A1" office:value-type="string">
            <text:p text:style-name="P13">string_resize()</text:p>
          </table:table-cell>
          <table:table-cell table:style-name="Table115.B1" office:value-type="string">
            <text:p text:style-name="P16">设置string_t容器中保存的字符的数目.</text:p>
          </table:table-cell>
        </table:table-row>
      </table:table>
      <text:p text:style-name="P15"><text:tab/>这些操作函数与vector_t容器的相应操作功能相似,只是多了一个string_length()函数,它与string_size()函数功能相同.</text:p>
      <text:list xml:id="list239575839" text:continue-numbering="true" text:style-name="WW8Num13">
        <text:list-item>
          <text:list>
            <text:list-item>
              <text:list>
                <text:list-item>
                  <text:h text:style-name="P354"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3">string_at()</text:p>
          </table:table-cell>
          <table:table-cell table:style-name="Table116.B1" office:value-type="string">
            <text:p text:style-name="P16">通过下标随机访问string_t容器中的字符.</text:p>
          </table:table-cell>
        </table:table-row>
      </table:table>
      <text:p text:style-name="P15"><text:tab/>通过string_at()函数可以对string_t中的数据随机访问,它返回char*类型,如果string_t中的数据修改后,先前获得指向字符的指针可能无效.</text:p>
      <text:p text:style-name="Standard"><text:span text:style-name="T8"><text:tab/></text:span><text:span text:style-name="T7">string_t t_str;</text:span></text:p>
      <text:p text:style-name="P12"><text:tab/>char* p;</text:p>
      <text:p text:style-name="P12"><text:tab/>string_init_cstr(&amp;t_str, “abcde”);</text:p>
      <text:p text:style-name="P15"/>
      <text:p text:style-name="Standard"><text:span text:style-name="T8"><text:tab/></text:span><text:span text:style-name="T7">p = string_at(&amp;t_str, 2);</text:span><text:span text:style-name="T8"> <text:s text:c="2"/>/* *p == ‘c’ */</text:span></text:p>
      <text:p text:style-name="Standard"><text:span text:style-name="T8"><text:tab/></text:span><text:span text:style-name="T7">*p = ‘X’;</text:span><text:span text:style-name="T8"> <text:s text:c="21"/>/* string_t中的数据变成了”abXde” */</text:span></text:p>
      <text:p text:style-name="Standard"><text:span text:style-name="T8"><text:tab/></text:span><text:span text:style-name="T7">string_assign_cstr(&amp;t_str, “new long value”);</text:span></text:p>
      <text:p text:style-name="Standard"><text:span text:style-name="T8"><text:tab/></text:span><text:span text:style-name="T7">*p = ‘Y’;</text:span><text:span text:style-name="T8"> <text:s text:c="21"/>/* string_t中的数据被修改,p可能已经无效 */</text:span></text:p>
      <text:list xml:id="list125504648" text:continue-numbering="true" text:style-name="WW8Num13">
        <text:list-item>
          <text:list>
            <text:list-item>
              <text:list>
                <text:list-item>
                  <text:h text:style-name="P354" text:outline-level="3"><text:soft-page-break/>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3">string_equal()</text:p>
          </table:table-cell>
          <table:table-cell table:style-name="Table117.B1" office:value-type="string">
            <text:p text:style-name="P16">判断两个string_t容器是否相等.</text:p>
          </table:table-cell>
        </table:table-row>
        <table:table-row table:style-name="Table117.1">
          <table:table-cell table:style-name="Table117.A1" office:value-type="string">
            <text:p text:style-name="P13">string_not_equal()</text:p>
          </table:table-cell>
          <table:table-cell table:style-name="Table117.B1" office:value-type="string">
            <text:p text:style-name="P16">判断两个string_t容器是否不等.</text:p>
          </table:table-cell>
        </table:table-row>
        <table:table-row table:style-name="Table117.1">
          <table:table-cell table:style-name="Table117.A1" office:value-type="string">
            <text:p text:style-name="P13">string_less()</text:p>
          </table:table-cell>
          <table:table-cell table:style-name="Table117.B1" office:value-type="string">
            <text:p text:style-name="P16">判断第一个string_t容器是否小于第二个string_t容器.</text:p>
          </table:table-cell>
        </table:table-row>
        <table:table-row table:style-name="Table117.1">
          <table:table-cell table:style-name="Table117.A1" office:value-type="string">
            <text:p text:style-name="P13">string_less_equal()</text:p>
          </table:table-cell>
          <table:table-cell table:style-name="Table117.B1" office:value-type="string">
            <text:p text:style-name="P16">判断第一个string_t是否小于等于第二个string_t.</text:p>
          </table:table-cell>
        </table:table-row>
        <table:table-row table:style-name="Table117.1">
          <table:table-cell table:style-name="Table117.A1" office:value-type="string">
            <text:p text:style-name="P13">string_great()</text:p>
          </table:table-cell>
          <table:table-cell table:style-name="Table117.B1" office:value-type="string">
            <text:p text:style-name="P16">判断第一个string_t是否大于第二个string_t.</text:p>
          </table:table-cell>
        </table:table-row>
        <table:table-row table:style-name="Table117.1">
          <table:table-cell table:style-name="Table117.A1" office:value-type="string">
            <text:p text:style-name="P13">string_great_equal()</text:p>
          </table:table-cell>
          <table:table-cell table:style-name="Table117.B1" office:value-type="string">
            <text:p text:style-name="P16">判断第一个string_t是否大于等于第二个string_t.</text:p>
          </table:table-cell>
        </table:table-row>
        <table:table-row table:style-name="Table117.1">
          <table:table-cell table:style-name="Table117.A1" office:value-type="string">
            <text:p text:style-name="P13">string_equal_cstr()</text:p>
          </table:table-cell>
          <table:table-cell table:style-name="Table117.B1" office:value-type="string">
            <text:p text:style-name="P16">判断string_t是否等于字符串常量.</text:p>
          </table:table-cell>
        </table:table-row>
        <table:table-row table:style-name="Table117.1">
          <table:table-cell table:style-name="Table117.A1" office:value-type="string">
            <text:p text:style-name="P13">string_not_equal_cstr()</text:p>
          </table:table-cell>
          <table:table-cell table:style-name="Table117.B1" office:value-type="string">
            <text:p text:style-name="P16">判断string_t是否不等于字符串常量.</text:p>
          </table:table-cell>
        </table:table-row>
        <table:table-row table:style-name="Table117.1">
          <table:table-cell table:style-name="Table117.A1" office:value-type="string">
            <text:p text:style-name="P13">string_less_cstr()</text:p>
          </table:table-cell>
          <table:table-cell table:style-name="Table117.B1" office:value-type="string">
            <text:p text:style-name="P16">判断string_t是否小于字符串常量.</text:p>
          </table:table-cell>
        </table:table-row>
        <table:table-row table:style-name="Table117.1">
          <table:table-cell table:style-name="Table117.A1" office:value-type="string">
            <text:p text:style-name="P13">string_less_equal_cstr()</text:p>
          </table:table-cell>
          <table:table-cell table:style-name="Table117.B1" office:value-type="string">
            <text:p text:style-name="P16">判断string_t是否小于等于字符串常量.</text:p>
          </table:table-cell>
        </table:table-row>
        <table:table-row table:style-name="Table117.1">
          <table:table-cell table:style-name="Table117.A1" office:value-type="string">
            <text:p text:style-name="P13">string_great_cstr()</text:p>
          </table:table-cell>
          <table:table-cell table:style-name="Table117.B1" office:value-type="string">
            <text:p text:style-name="P16">判断string_t是否大于字符串常量.</text:p>
          </table:table-cell>
        </table:table-row>
        <table:table-row table:style-name="Table117.1">
          <table:table-cell table:style-name="Table117.A1" office:value-type="string">
            <text:p text:style-name="P13">string_great_equal_cstr()</text:p>
          </table:table-cell>
          <table:table-cell table:style-name="Table117.B1" office:value-type="string">
            <text:p text:style-name="P16">判断string_t是否大于等于字符串常量.</text:p>
          </table:table-cell>
        </table:table-row>
        <table:table-row table:style-name="Table117.1">
          <table:table-cell table:style-name="Table117.A1" office:value-type="string">
            <text:p text:style-name="P13">string_compare()</text:p>
          </table:table-cell>
          <table:table-cell table:style-name="Table117.B1" office:value-type="string">
            <text:p text:style-name="P16">两个string_t比较.</text:p>
          </table:table-cell>
        </table:table-row>
        <table:table-row table:style-name="Table117.1">
          <table:table-cell table:style-name="Table117.A1" office:value-type="string">
            <text:p text:style-name="P13">string_compare_substring_string()</text:p>
          </table:table-cell>
          <table:table-cell table:style-name="Table117.B1" office:value-type="string">
            <text:p text:style-name="P16">第一个string_t的子串与第二个string_t比较.</text:p>
          </table:table-cell>
        </table:table-row>
        <table:table-row table:style-name="Table117.1">
          <table:table-cell table:style-name="Table117.A1" office:value-type="string">
            <text:p text:style-name="P18"><text:span text:style-name="T7">string_compare_substring_</text:span><text:span text:style-name="T7">substring()</text:span></text:p>
          </table:table-cell>
          <table:table-cell table:style-name="Table117.B1" office:value-type="string">
            <text:p text:style-name="P16">两个string_t的子串比较.</text:p>
          </table:table-cell>
        </table:table-row>
        <table:table-row table:style-name="Table117.1">
          <table:table-cell table:style-name="Table117.A1" office:value-type="string">
            <text:p text:style-name="P13">string_compare_cstr()</text:p>
          </table:table-cell>
          <table:table-cell table:style-name="Table117.B1" office:value-type="string">
            <text:p text:style-name="P16">string_t与字符串常量比较.</text:p>
          </table:table-cell>
        </table:table-row>
        <table:table-row table:style-name="Table117.1">
          <table:table-cell table:style-name="Table117.A1" office:value-type="string">
            <text:p text:style-name="P13">string_compare_substring_cstr()</text:p>
          </table:table-cell>
          <table:table-cell table:style-name="Table117.B1" office:value-type="string">
            <text:p text:style-name="P16">string_t的子串与字符串常量比较.</text:p>
          </table:table-cell>
        </table:table-row>
        <table:table-row table:style-name="Table117.1">
          <table:table-cell table:style-name="Table117.A1" office:value-type="string">
            <text:p text:style-name="P13">string_compare_substring_subcstr()</text:p>
          </table:table-cell>
          <table:table-cell table:style-name="Table117.B1" office:value-type="string">
            <text:p text:style-name="P16">string_t的子串与字符串常量的子串比较.</text:p>
          </table:table-cell>
        </table:table-row>
      </table:table>
      <text:p text:style-name="P15"><text:tab/>string_t的比较操作函数与其他容器的比较操作函数相同,除此之外string_t还有另外的比较函数,这些函数可以比较子串,而且与strcmp相似返回3种状态的值.</text:p>
      <text:p text:style-name="Standard"><text:span text:style-name="T8"><text:tab/></text:span><text:span text:style-name="T7">string_t t_str;</text:span></text:p>
      <text:p text:style-name="P12"><text:tab/>string_init_cstr(&amp;t_str, “abcd”);</text:p>
      <text:p text:style-name="Standard"><text:span text:style-name="T8"><text:tab/></text:span><text:span text:style-name="T7">string_compare_cstr(&amp;t_str, “abcd”);</text:span><text:span text:style-name="T8"> <text:s/>/* return 0 */</text:span></text:p>
      <text:p text:style-name="P69"><text:span text:style-name="T7">string_compare_cstr(&amp;t_str, “dcba”);</text:span><text:span text:style-name="T8"> <text:s/>/* return a value &lt; 0 */</text:span></text:p>
      <text:p text:style-name="P69"><text:span text:style-name="T7">string_compare_cstr(&amp;t_str, “ab”);</text:span><text:span text:style-name="T8"> <text:s text:c="3"/>/* return a value &gt; 0 */</text:span></text:p>
      <text:p text:style-name="P69"><text:span text:style-name="T7">string_compare(&amp;t_str, &amp;t_str);</text:span><text:span text:style-name="T8"> <text:s text:c="7"/>/* return 0 */</text:span></text:p>
      <text:p text:style-name="P71">string_compare_substring_substring(&amp;t_str, 0, 2, &amp;t_str, 2, 2); </text:p>
      <text:p text:style-name="P72"><text:s text:c="45"/>/* return a value &lt; 0 “ab” &lt; cd “ */</text:p>
      <text:p text:style-name="P71">string_compare_substring_subcstr(&amp;t_str, 1, 2, “bcx”, 2);</text:p>
      <text:p text:style-name="P72"><text:s text:c="45"/>/* return 0 “bc” == “bc” */</text:p>
      <text:list xml:id="list1854607964" text:continue-numbering="true" text:style-name="WW8Num13">
        <text:list-item>
          <text:list>
            <text:list-item>
              <text:list>
                <text:list-item>
                  <text:h text:style-name="P354"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3">string_assign()</text:p>
          </table:table-cell>
          <table:table-cell table:style-name="Table118.B1" office:value-type="string">
            <text:p text:style-name="P16">使用一个string_t为string_t赋值.</text:p>
          </table:table-cell>
        </table:table-row>
        <table:table-row table:style-name="Table118.1">
          <table:table-cell table:style-name="Table118.A1" office:value-type="string">
            <text:p text:style-name="P13">string_assign_substring()</text:p>
          </table:table-cell>
          <table:table-cell table:style-name="Table118.B1" office:value-type="string">
            <text:p text:style-name="P16">使用一个string_t的子串为string_t赋值.</text:p>
          </table:table-cell>
        </table:table-row>
        <table:table-row table:style-name="Table118.1">
          <table:table-cell table:style-name="Table118.A1" office:value-type="string">
            <text:p text:style-name="P13">string_assign_cstr()</text:p>
          </table:table-cell>
          <table:table-cell table:style-name="Table118.B1" office:value-type="string">
            <text:p text:style-name="P16">使用一个字符串常量为string_t赋值.</text:p>
          </table:table-cell>
        </table:table-row>
        <table:table-row table:style-name="Table118.1">
          <table:table-cell table:style-name="Table118.A1" office:value-type="string">
            <text:p text:style-name="P13">string_assign_subcstr()</text:p>
          </table:table-cell>
          <table:table-cell table:style-name="Table118.B1" office:value-type="string">
            <text:p text:style-name="P16">使用一个字符串常量的子串为string_t赋值.</text:p>
          </table:table-cell>
        </table:table-row>
        <text:soft-page-break/>
        <table:table-row table:style-name="Table118.1">
          <table:table-cell table:style-name="Table118.A1" office:value-type="string">
            <text:p text:style-name="P13">string_assign_char()</text:p>
          </table:table-cell>
          <table:table-cell table:style-name="Table118.B1" office:value-type="string">
            <text:p text:style-name="P16">使用n个指定的字符为string_t赋值.</text:p>
          </table:table-cell>
        </table:table-row>
        <table:table-row table:style-name="Table118.1">
          <table:table-cell table:style-name="Table118.A1" office:value-type="string">
            <text:p text:style-name="P13">string_assign_range()</text:p>
          </table:table-cell>
          <table:table-cell table:style-name="Table118.B1" office:value-type="string">
            <text:p text:style-name="P16">使用数据区间为string_t赋值.</text:p>
          </table:table-cell>
        </table:table-row>
      </table:table>
      <text:p text:style-name="P15"><text:tab/>为了修改strint_t中的字符串的值可以使用赋值操作函数,你可以使用string_t,C字符串,以及它们的子串,或者单个字符为string_t赋值.</text:p>
      <text:p text:style-name="Standard"><text:span text:style-name="T8"><text:tab/></text:span><text:span text:style-name="T7">string_t t_s, t_srt;</text:span></text:p>
      <text:p text:style-name="Standard"><text:span text:style-name="T8"><text:tab/></text:span><text:span text:style-name="T7">string_init_cstr(&amp;t_s, “othello”);</text:span></text:p>
      <text:p text:style-name="Standard"><text:span text:style-name="T8"><text:tab/></text:span><text:span text:style-name="T7">string_init(&amp;t_str);</text:span></text:p>
      <text:p text:style-name="Standard"><text:span text:style-name="T8"><text:tab/></text:span><text:span text:style-name="T7">string_assign(&amp;t_str, &amp;t_s);</text:span><text:span text:style-name="T8"> <text:s/>/* assign “othello” */</text:span></text:p>
      <text:p text:style-name="Standard"><text:span text:style-name="T8"><text:tab/></text:span><text:span text:style-name="T7">string_assign_substring(&amp;t_str, &amp;t_s, 1, 3);</text:span><text:span text:style-name="T8"> /* assign “the” */</text:span></text:p>
      <text:p text:style-name="Standard"><text:span text:style-name="T8"><text:tab/></text:span><text:span text:style-name="T7">string_assign_substring(&amp;t_str, &amp;t_s, 2, NPOS);</text:span><text:span text:style-name="T8"> /* assign “hello” */</text:span></text:p>
      <text:p text:style-name="Standard"><text:span text:style-name="T8"><text:tab/></text:span><text:span text:style-name="T7">string_assign_cstr(&amp;t_str, “two\nlines”);</text:span><text:span text:style-name="T8"> /* assign C-str */</text:span></text:p>
      <text:p text:style-name="Standard"><text:span text:style-name="T8"><text:tab/></text:span><text:span text:style-name="T7">string_assign_subcstr(&amp;t_str, “nice”, 3);</text:span><text:span text:style-name="T8"> /* assign “nic” */</text:span></text:p>
      <text:p text:style-name="Standard"><text:span text:style-name="T8"><text:tab/></text:span><text:span text:style-name="T7">string_assign_char(&amp;t_str, 5, ‘x’);</text:span><text:span text:style-name="T8"> /* assign “xxxxx” */</text:span></text:p>
      <text:list xml:id="list406583386" text:continue-numbering="true" text:style-name="WW8Num13">
        <text:list-item>
          <text:list>
            <text:list-item>
              <text:list>
                <text:list-item>
                  <text:h text:style-name="P354"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3">string_swap()</text:p>
          </table:table-cell>
          <table:table-cell table:style-name="Table119.B1" office:value-type="string">
            <text:p text:style-name="P16">交换两个string_t的数据.</text:p>
          </table:table-cell>
        </table:table-row>
      </table:table>
      <text:p text:style-name="P15"><text:tab/>这个操作函数与其他的容器类型相应的函数功能相同.</text:p>
      <text:list xml:id="list1366284760" text:continue-numbering="true" text:style-name="WW8Num13">
        <text:list-item>
          <text:list>
            <text:list-item>
              <text:list>
                <text:list-item>
                  <text:h text:style-name="P354"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3">string_append()</text:p>
          </table:table-cell>
          <table:table-cell table:style-name="Table120.B1" office:value-type="string">
            <text:p text:style-name="P16">向string_t后面添加一个string_t.</text:p>
          </table:table-cell>
        </table:table-row>
        <table:table-row table:style-name="Table120.1">
          <table:table-cell table:style-name="Table120.A1" office:value-type="string">
            <text:p text:style-name="P13">string_append_substring()</text:p>
          </table:table-cell>
          <table:table-cell table:style-name="Table120.B1" office:value-type="string">
            <text:p text:style-name="P16">向string_t后面添加一个string_t的子串.</text:p>
          </table:table-cell>
        </table:table-row>
        <table:table-row table:style-name="Table120.1">
          <table:table-cell table:style-name="Table120.A1" office:value-type="string">
            <text:p text:style-name="P13">string_append_cstr()</text:p>
          </table:table-cell>
          <table:table-cell table:style-name="Table120.B1" office:value-type="string">
            <text:p text:style-name="P16">向string_t后面添加一个字符串常量.</text:p>
          </table:table-cell>
        </table:table-row>
        <table:table-row table:style-name="Table120.1">
          <table:table-cell table:style-name="Table120.A1" office:value-type="string">
            <text:p text:style-name="P13">string_append_subcstr()</text:p>
          </table:table-cell>
          <table:table-cell table:style-name="Table120.B1" office:value-type="string">
            <text:p text:style-name="P16">向string_t后面添加一个字符串常量的子串.</text:p>
          </table:table-cell>
        </table:table-row>
        <table:table-row table:style-name="Table120.1">
          <table:table-cell table:style-name="Table120.A1" office:value-type="string">
            <text:p text:style-name="P13">string_append_char()</text:p>
          </table:table-cell>
          <table:table-cell table:style-name="Table120.B1" office:value-type="string">
            <text:p text:style-name="P16">向string_t后面添加n个指定的字符.</text:p>
          </table:table-cell>
        </table:table-row>
        <table:table-row table:style-name="Table120.1">
          <table:table-cell table:style-name="Table120.A1" office:value-type="string">
            <text:p text:style-name="P13">string_append_range()</text:p>
          </table:table-cell>
          <table:table-cell table:style-name="Table120.B1" office:value-type="string">
            <text:p text:style-name="P16">向string_t后面添加一个数据区间.</text:p>
          </table:table-cell>
        </table:table-row>
        <table:table-row table:style-name="Table120.1">
          <table:table-cell table:style-name="Table120.A1" office:value-type="string">
            <text:p text:style-name="P13">string_connect()</text:p>
          </table:table-cell>
          <table:table-cell table:style-name="Table120.B1" office:value-type="string">
            <text:p text:style-name="P16">将两个string_t连接在一起.</text:p>
          </table:table-cell>
        </table:table-row>
        <table:table-row table:style-name="Table120.1">
          <table:table-cell table:style-name="Table120.A1" office:value-type="string">
            <text:p text:style-name="P13">string_connect_cstr()</text:p>
          </table:table-cell>
          <table:table-cell table:style-name="Table120.B1" office:value-type="string">
            <text:p text:style-name="P16">将一个string_t和字符串常量连接在一起.</text:p>
          </table:table-cell>
        </table:table-row>
        <table:table-row table:style-name="Table120.1">
          <table:table-cell table:style-name="Table120.A1" office:value-type="string">
            <text:p text:style-name="P13">string_connect_char()</text:p>
          </table:table-cell>
          <table:table-cell table:style-name="Table120.B1" office:value-type="string">
            <text:p text:style-name="P16">将一个string_t和一个字符连接在一起.</text:p>
          </table:table-cell>
        </table:table-row>
        <table:table-row table:style-name="Table120.1">
          <table:table-cell table:style-name="Table120.A1" office:value-type="string">
            <text:p text:style-name="P13">string_push_back()</text:p>
          </table:table-cell>
          <table:table-cell table:style-name="Table120.B1" office:value-type="string">
            <text:p text:style-name="P16">在string_t最后添加一个字符.</text:p>
          </table:table-cell>
        </table:table-row>
      </table:table>
      <text:p text:style-name="P15"><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8"><text:tab/></text:span><text:span text:style-name="T7">string_t t_s, t_str;</text:span></text:p>
      <text:p text:style-name="Standard"><text:span text:style-name="T8"><text:tab/></text:span><text:span text:style-name="T7">string_init_cstr(&amp;t_s, “othello”);</text:span></text:p>
      <text:p text:style-name="Standard"><text:span text:style-name="T8"><text:tab/></text:span><text:span text:style-name="T7">string_init(&amp;t_str);</text:span></text:p>
      <text:p text:style-name="Standard"><text:span text:style-name="T8"><text:tab/></text:span><text:span text:style-name="T7">string_connect(&amp;t_str, &amp;t_s); </text:span><text:span text:style-name="T8"><text:s/>/* append “othello” */</text:span></text:p>
      <text:p text:style-name="Standard"><text:span text:style-name="T8"><text:tab/></text:span><text:span text:style-name="T7">string_connect_cstr(&amp;t_str, “two\nlines”);</text:span><text:span text:style-name="T8"> /* append C-str */</text:span></text:p>
      <text:p text:style-name="Standard"><text:span text:style-name="T8"><text:tab/></text:span><text:span text:style-name="T7">string_connect_char(&amp;t_str, ‘\n’);</text:span><text:span text:style-name="T8"> /* append single character */</text:span></text:p>
      <text:p text:style-name="Standard"><text:span text:style-name="T8"><text:tab/></text:span><text:span text:style-name="T7">string_append(&amp;t_str, &amp;t_s);</text:span><text:span text:style-name="T8"> /* append “othello” */</text:span></text:p>
      <text:p text:style-name="Standard"><text:soft-page-break/><text:span text:style-name="T8"><text:tab/></text:span><text:span text:style-name="T7">string_append_substring(&amp;t_str, &amp;t_s, 1, 3);</text:span><text:span text:style-name="T8"> /* append “the” */</text:span></text:p>
      <text:p text:style-name="Standard"><text:span text:style-name="T8"><text:tab/></text:span><text:span text:style-name="T7">string_append_substring(&amp;t_str, &amp;t_s, 2, NPOS);</text:span><text:span text:style-name="T8"> /* append “hello” */</text:span></text:p>
      <text:p text:style-name="Standard"><text:span text:style-name="T8"><text:tab/></text:span><text:span text:style-name="T7">string_append_cstr(&amp;t_str, “two\nlines”);</text:span><text:span text:style-name="T8"> /* append C-str */</text:span></text:p>
      <text:p text:style-name="Standard"><text:span text:style-name="T8"><text:tab/></text:span><text:span text:style-name="T7">string_append_subcstr(&amp;t_str, “nice”, 3);</text:span><text:span text:style-name="T8"> /* append “nic” */</text:span></text:p>
      <text:p text:style-name="Standard"><text:span text:style-name="T8"><text:tab/></text:span><text:span text:style-name="T7">string_append_char(&amp;t_str, 5, ‘x’);</text:span><text:span text:style-name="T8"> /* append “xxxxx” */</text:span></text:p>
      <text:p text:style-name="Standard"><text:span text:style-name="T8"><text:tab/></text:span><text:span text:style-name="T7">string_push_back(&amp;t_str, ‘\n’);</text:span><text:span text:style-name="T8"> /* append signal character */</text:span></text:p>
      <text:list xml:id="list387812453" text:continue-numbering="true" text:style-name="WW8Num13">
        <text:list-item>
          <text:list>
            <text:list-item>
              <text:list>
                <text:list-item>
                  <text:h text:style-name="P354" text:outline-level="3">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3">string_insert()</text:p>
          </table:table-cell>
          <table:table-cell table:style-name="Table121.B1" office:value-type="string">
            <text:p text:style-name="P16">在string_t指定位置插入字符(迭代器版本).</text:p>
          </table:table-cell>
        </table:table-row>
        <table:table-row table:style-name="Table121.1">
          <table:table-cell table:style-name="Table121.A1" office:value-type="string">
            <text:p text:style-name="P13">string_insert_n()</text:p>
          </table:table-cell>
          <table:table-cell table:style-name="Table121.B1" office:value-type="string">
            <text:p text:style-name="P16">在string_t指定位置插入n个字符(迭代器版本).</text:p>
          </table:table-cell>
        </table:table-row>
        <table:table-row table:style-name="Table121.1">
          <table:table-cell table:style-name="Table121.A1" office:value-type="string">
            <text:p text:style-name="P13">string_insert_range()</text:p>
          </table:table-cell>
          <table:table-cell table:style-name="Table121.B1" office:value-type="string">
            <text:p text:style-name="P16">在string_t指定位置插入一个数据区间(迭代器版本).</text:p>
          </table:table-cell>
        </table:table-row>
        <table:table-row table:style-name="Table121.1">
          <table:table-cell table:style-name="Table121.A1" office:value-type="string">
            <text:p text:style-name="P13">string_insert_string()</text:p>
          </table:table-cell>
          <table:table-cell table:style-name="Table121.B1" office:value-type="string">
            <text:p text:style-name="P16">在string_t的指定位置插入string_t.</text:p>
          </table:table-cell>
        </table:table-row>
        <table:table-row table:style-name="Table121.1">
          <table:table-cell table:style-name="Table121.A1" office:value-type="string">
            <text:p text:style-name="P13">string_insert_substring()</text:p>
          </table:table-cell>
          <table:table-cell table:style-name="Table121.B1" office:value-type="string">
            <text:p text:style-name="P16">在string_t的指定位置插入string_t的子串.</text:p>
          </table:table-cell>
        </table:table-row>
        <table:table-row table:style-name="Table121.1">
          <table:table-cell table:style-name="Table121.A1" office:value-type="string">
            <text:p text:style-name="P13">string_insert_cstr()</text:p>
          </table:table-cell>
          <table:table-cell table:style-name="Table121.B1" office:value-type="string">
            <text:p text:style-name="P16">在string_t的指定位置插入字符串常量.</text:p>
          </table:table-cell>
        </table:table-row>
        <table:table-row table:style-name="Table121.1">
          <table:table-cell table:style-name="Table121.A1" office:value-type="string">
            <text:p text:style-name="P13">string_insert_subcstr()</text:p>
          </table:table-cell>
          <table:table-cell table:style-name="Table121.B1" office:value-type="string">
            <text:p text:style-name="P16">在string_t的指定位置插入字符串常量的子串.</text:p>
          </table:table-cell>
        </table:table-row>
        <table:table-row table:style-name="Table121.1">
          <table:table-cell table:style-name="Table121.A1" office:value-type="string">
            <text:p text:style-name="P13">string_insert_char()</text:p>
          </table:table-cell>
          <table:table-cell table:style-name="Table121.B1" office:value-type="string">
            <text:p text:style-name="P16">在string_t的指定位置插入n个字符.</text:p>
          </table:table-cell>
        </table:table-row>
      </table:table>
      <text:p text:style-name="P15"><text:tab/>string_t的插入函数分为迭代器版本和下标版本,迭代器版本是指使用迭代器来表示插入的位置,下标版本是使用下标来表示插入的位置.</text:p>
      <text:p text:style-name="Standard"><text:span text:style-name="T8"><text:tab/></text:span><text:span text:style-name="T7">string_t t_s, t_srt;</text:span></text:p>
      <text:p text:style-name="P12"><text:tab/>string_init_cstr(&amp;t_s, “age”);</text:p>
      <text:p text:style-name="P12"><text:tab/>string_init_cstr(&amp;t_str, “p”);</text:p>
      <text:p text:style-name="Standard"><text:span text:style-name="T8"><text:tab/></text:span><text:span text:style-name="T7">string_insert_string(&amp;t_str, 1, &amp;t_s);</text:span><text:span text:style-name="T8"> /* “page” */</text:span></text:p>
      <text:p text:style-name="Standard"><text:span text:style-name="T8"><text:tab/></text:span><text:span text:style-name="T7">string_insert_cstr(&amp;t_str, 1, “ersifl”);</text:span><text:span text:style-name="T8"> /* “persiflage” */</text:span></text:p>
      <text:list xml:id="list616800925" text:continue-numbering="true" text:style-name="WW8Num13">
        <text:list-item>
          <text:list>
            <text:list-item>
              <text:list>
                <text:list-item>
                  <text:h text:style-name="P354"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3">string_erase()</text:p>
          </table:table-cell>
          <table:table-cell table:style-name="Table122.B1" office:value-type="string">
            <text:p text:style-name="P16">删除指定位置的字符.</text:p>
          </table:table-cell>
        </table:table-row>
        <table:table-row table:style-name="Table122.1">
          <table:table-cell table:style-name="Table122.A1" office:value-type="string">
            <text:p text:style-name="P13">string_erase_range()</text:p>
          </table:table-cell>
          <table:table-cell table:style-name="Table122.B1" office:value-type="string">
            <text:p text:style-name="P16">删除指定数据区间内的字符.</text:p>
          </table:table-cell>
        </table:table-row>
        <table:table-row table:style-name="Table122.1">
          <table:table-cell table:style-name="Table122.A1" office:value-type="string">
            <text:p text:style-name="P13">string_erase_substring()</text:p>
          </table:table-cell>
          <table:table-cell table:style-name="Table122.B1" office:value-type="string">
            <text:p text:style-name="P16">删除string_t的子串.</text:p>
          </table:table-cell>
        </table:table-row>
        <table:table-row table:style-name="Table122.1">
          <table:table-cell table:style-name="Table122.A1" office:value-type="string">
            <text:p text:style-name="P13">string_clear()</text:p>
          </table:table-cell>
          <table:table-cell table:style-name="Table122.B1" office:value-type="string">
            <text:p text:style-name="P16">清空string_t.</text:p>
          </table:table-cell>
        </table:table-row>
      </table:table>
      <text:p text:style-name="P15"><text:tab/>string_t的删除操作与其他容器的相应函数功能相同,此为还有一个使用下标的删除函数用来删除子串,string_erase_substring().</text:p>
      <text:p text:style-name="Standard"><text:span text:style-name="T8"><text:tab/></text:span><text:span text:style-name="T7">string_t t_str;</text:span></text:p>
      <text:p text:style-name="P12"><text:tab/>string_init_cstr(&amp;t_str, “internationalization”);</text:p>
      <text:p text:style-name="Standard"><text:span text:style-name="T8"><text:tab/></text:span><text:span text:style-name="T7">string_erase_substring(&amp;t_str, 13, NPOS);</text:span><text:span text:style-name="T8"> /* “international” */</text:span></text:p>
      <text:p text:style-name="Standard"><text:span text:style-name="T8"><text:tab/></text:span><text:span text:style-name="T7">string_erase_substring(&amp;t_str, 7, 5);</text:span><text:span text:style-name="T8"> /* “internal” */</text:span></text:p>
      <text:list xml:id="list311253156" text:continue-numbering="true" text:style-name="WW8Num13">
        <text:list-item>
          <text:list>
            <text:list-item>
              <text:list>
                <text:list-item>
                  <text:h text:style-name="P354" text:outline-level="3"><text:soft-page-break/>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3">string_replace()</text:p>
          </table:table-cell>
          <table:table-cell table:style-name="Table123.B1" office:value-type="string">
            <text:p text:style-name="P16">使用string_t替换.</text:p>
          </table:table-cell>
        </table:table-row>
        <table:table-row table:style-name="Table123.1">
          <table:table-cell table:style-name="Table123.A1" office:value-type="string">
            <text:p text:style-name="P13">string_replace_substring()</text:p>
          </table:table-cell>
          <table:table-cell table:style-name="Table123.B1" office:value-type="string">
            <text:p text:style-name="P16">使用string_t的子串替换.</text:p>
          </table:table-cell>
        </table:table-row>
        <table:table-row table:style-name="Table123.1">
          <table:table-cell table:style-name="Table123.A1" office:value-type="string">
            <text:p text:style-name="P13">string_replace_cstr()</text:p>
          </table:table-cell>
          <table:table-cell table:style-name="Table123.B1" office:value-type="string">
            <text:p text:style-name="P16">使用字符串常量替换.</text:p>
          </table:table-cell>
        </table:table-row>
        <table:table-row table:style-name="Table123.1">
          <table:table-cell table:style-name="Table123.A1" office:value-type="string">
            <text:p text:style-name="P13">string_replace_subcstr()</text:p>
          </table:table-cell>
          <table:table-cell table:style-name="Table123.B1" office:value-type="string">
            <text:p text:style-name="P16">使用字符串常量的子串替换.</text:p>
          </table:table-cell>
        </table:table-row>
        <table:table-row table:style-name="Table123.1">
          <table:table-cell table:style-name="Table123.A1" office:value-type="string">
            <text:p text:style-name="P13">string_replace_char()</text:p>
          </table:table-cell>
          <table:table-cell table:style-name="Table123.B1" office:value-type="string">
            <text:p text:style-name="P16">使用n个指定字符替换.</text:p>
          </table:table-cell>
        </table:table-row>
        <table:table-row table:style-name="Table123.1">
          <table:table-cell table:style-name="Table123.A1" office:value-type="string">
            <text:p text:style-name="P13">string_range_replace()</text:p>
          </table:table-cell>
          <table:table-cell table:style-name="Table123.B1" office:value-type="string">
            <text:p text:style-name="P16">使用string_t替换(迭代器版本).</text:p>
          </table:table-cell>
        </table:table-row>
        <table:table-row table:style-name="Table123.1">
          <table:table-cell table:style-name="Table123.A1" office:value-type="string">
            <text:p text:style-name="P13">string_range_replace_substring()</text:p>
          </table:table-cell>
          <table:table-cell table:style-name="Table123.B1" office:value-type="string">
            <text:p text:style-name="P16">使用string_t的子串替换(迭代器版本).</text:p>
          </table:table-cell>
        </table:table-row>
        <table:table-row table:style-name="Table123.1">
          <table:table-cell table:style-name="Table123.A1" office:value-type="string">
            <text:p text:style-name="P13">string_range_replace_cstr()</text:p>
          </table:table-cell>
          <table:table-cell table:style-name="Table123.B1" office:value-type="string">
            <text:p text:style-name="P16">使用字符串常量替换(迭代器版本).</text:p>
          </table:table-cell>
        </table:table-row>
        <table:table-row table:style-name="Table123.1">
          <table:table-cell table:style-name="Table123.A1" office:value-type="string">
            <text:p text:style-name="P13">string_range_replace_subcstr()</text:p>
          </table:table-cell>
          <table:table-cell table:style-name="Table123.B1" office:value-type="string">
            <text:p text:style-name="P16">使用字符串常量的子串替换(迭代器版本).</text:p>
          </table:table-cell>
        </table:table-row>
        <table:table-row table:style-name="Table123.1">
          <table:table-cell table:style-name="Table123.A1" office:value-type="string">
            <text:p text:style-name="P13">string_range_replace_char()</text:p>
          </table:table-cell>
          <table:table-cell table:style-name="Table123.B1" office:value-type="string">
            <text:p text:style-name="P16">使用n个指定字符替换(迭代器版本).</text:p>
          </table:table-cell>
        </table:table-row>
        <table:table-row table:style-name="Table123.1">
          <table:table-cell table:style-name="Table123.A1" office:value-type="string">
            <text:p text:style-name="P13">string_replace_range()</text:p>
          </table:table-cell>
          <table:table-cell table:style-name="Table123.B1" office:value-type="string">
            <text:p text:style-name="P16">使用数据区间替换(迭代器版本).</text:p>
          </table:table-cell>
        </table:table-row>
      </table:table>
      <text:p text:style-name="P15"><text:tab/>string_t的替换操作也分为下标版本和迭代器版本,下标版本是使用下标来指定被替换的范围,迭代器版本是使用迭代器来指定被替换的范围.</text:p>
      <text:list xml:id="list1141200136" text:continue-numbering="true" text:style-name="WW8Num13">
        <text:list-item>
          <text:list>
            <text:list-item>
              <text:list>
                <text:list-item>
                  <text:h text:style-name="P354"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3">string_substr()</text:p>
          </table:table-cell>
          <table:table-cell table:style-name="Table124.B1" office:value-type="string">
            <text:p text:style-name="P16">返回string_t的子串.</text:p>
          </table:table-cell>
        </table:table-row>
      </table:table>
      <text:p text:style-name="P15"><text:tab/>这个函数通过下标来确定string_t类型的子串,子串的类型也是strint_t.</text:p>
      <text:p text:style-name="Standard"><text:span text:style-name="T8"><text:tab/></text:span><text:span text:style-name="T7">string_t t_s, t_srt;</text:span></text:p>
      <text:p text:style-name="P12"><text:tab/>string_init_cstr(&amp;t_s, “interchangeability”);</text:p>
      <text:p text:style-name="Standard"><text:span text:style-name="T7"><text:tab/>t_str = string_substr(&amp;t_s, 0, NPOS); </text:span><text:span text:style-name="T8"><text:s text:c="2"/>/* the copy of t_s */</text:span></text:p>
      <text:p text:style-name="Standard"><text:span text:style-name="T8"><text:tab/></text:span><text:span text:style-name="T7">string_destroy(&amp;t_str);</text:span></text:p>
      <text:p text:style-name="Standard"><text:span text:style-name="T7"><text:tab/>t_str = string_substr(&amp;t_s, 11, NPOS);</text:span><text:span text:style-name="T8"> /* “ability” */</text:span></text:p>
      <text:p text:style-name="Standard"><text:span text:style-name="T8"><text:tab/></text:span><text:span text:style-name="T7">string_destroy(&amp;t_str);</text:span></text:p>
      <text:p text:style-name="Standard"><text:span text:style-name="T7"><text:tab/>t_str = string_substr(&amp;t_s, 5, 6);</text:span><text:span text:style-name="T8"> /* “change” */</text:span></text:p>
      <text:p text:style-name="Standard"><text:span text:style-name="T8"><text:tab/></text:span><text:span text:style-name="T7">string_destroy(&amp;t_str);</text:span></text:p>
      <text:p text:style-name="P17"><draw:g text:anchor-type="as-char" svg:y="0cm" draw:z-index="2" draw:style-name="gr1"><draw:rect draw:style-name="gr7" draw:text-style-name="P363" svg:width="17.779cm" svg:height="3.026cm" svg:x="0.002cm" svg:y="0.002cm"><text:p/></draw:rect><draw:frame draw:style-name="gr8" draw:text-style-name="P366" svg:width="17.779cm" svg:height="3.026cm" svg:x="0cm" svg:y="0cm"><draw:text-box><text:p text:style-name="P366"><text:span text:style-name="T93">注意</text:span><text:span text:style-name="T93">:</text:span><text:span text:style-name="T94"> </text:span><text:span text:style-name="T90">string_substr()</text:span><text:span text:style-name="T94">函数的返回值是一个已经初始化的</text:span><text:span text:style-name="T90">string_t</text:span><text:span text:style-name="T94">类型</text:span><text:span text:style-name="T93">,</text:span><text:span text:style-name="T94">所以这个函数的返回值不能忽略</text:span><text:span text:style-name="T93">,</text:span><text:span text:style-name="T93">同时必须使用为初始化的</text:span><text:span text:style-name="T93">string_t</text:span><text:span text:style-name="T93">变量去接收返回值</text:span><text:span text:style-name="T93">,</text:span><text:span text:style-name="T93">使用之后要销毁</text:span><text:span text:style-name="T93">.</text:span><text:span text:style-name="T93">这个函数与</text:span></text:p><text:p text:style-name="P366"><text:span text:style-name="T90">xxxx_equal_range()</text:span><text:span text:style-name="T93">函数一样</text:span><text:span text:style-name="T93">.</text:span></text:p></draw:text-box></draw:frame></draw:g></text:p>
      <text:list xml:id="list309669391" text:continue-numbering="true" text:style-name="WW8Num13">
        <text:list-item>
          <text:list>
            <text:list-item>
              <text:list>
                <text:list-item>
                  <text:h text:style-name="P354"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3">string_output()</text:p>
          </table:table-cell>
          <table:table-cell table:style-name="Table125.B1" office:value-type="string">
            <text:p text:style-name="P16">将string_t输出指定的流中.</text:p>
          </table:table-cell>
        </table:table-row>
        <table:table-row table:style-name="Table125.1">
          <table:table-cell table:style-name="Table125.A1" office:value-type="string">
            <text:p text:style-name="P13">string_input()</text:p>
          </table:table-cell>
          <table:table-cell table:style-name="Table125.B1" office:value-type="string">
            <text:p text:style-name="P16">从指定的流中获得输入.</text:p>
          </table:table-cell>
        </table:table-row>
        <text:soft-page-break/>
        <table:table-row table:style-name="Table125.1">
          <table:table-cell table:style-name="Table125.A1" office:value-type="string">
            <text:p text:style-name="P13">string_getline()</text:p>
          </table:table-cell>
          <table:table-cell table:style-name="Table125.B1" office:value-type="string">
            <text:p text:style-name="P16">从指定的流中获得一行输入.</text:p>
          </table:table-cell>
        </table:table-row>
        <table:table-row table:style-name="Table125.1">
          <table:table-cell table:style-name="Table125.A1" office:value-type="string">
            <text:p text:style-name="P13">string_getline_delimiter()</text:p>
          </table:table-cell>
          <table:table-cell table:style-name="Table125.B1" office:value-type="string">
            <text:p text:style-name="P16">从指定的流中获得一行输入,使用用户自定义的换行符.</text:p>
          </table:table-cell>
        </table:table-row>
      </table:table>
      <text:p text:style-name="P15"><text:tab/>string_t类型的输入输出函数,使string_t类型与标准输入输出或文件的互操作更简便.例如使用下面的操作方式:</text:p>
      <text:p text:style-name="P12"><text:tab/>while(string_getline(&amp;t_str, stdin))</text:p>
      <text:p text:style-name="P12"><text:tab/>{</text:p>
      <text:p text:style-name="P12"><text:tab/>...</text:p>
      <text:p text:style-name="P12"><text:tab/>}</text:p>
      <text:p text:style-name="P15"><text:tab/>或者调用者可以自定义换行符,例如使用’:’作为换行符:</text:p>
      <text:p text:style-name="P12"><text:tab/>while(string_getline_delimiter(&amp;t_str, stdin, ‘:’))</text:p>
      <text:p text:style-name="P12"><text:tab/>{</text:p>
      <text:p text:style-name="P12"><text:tab/>...</text:p>
      <text:p text:style-name="P12"><text:tab/>}</text:p>
      <text:list xml:id="list954817537" text:continue-numbering="true" text:style-name="WW8Num13">
        <text:list-item>
          <text:list>
            <text:list-item>
              <text:list>
                <text:list-item>
                  <text:h text:style-name="P354"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3">string_find()</text:p>
          </table:table-cell>
          <table:table-cell table:style-name="Table126.B1" office:value-type="string">
            <text:p text:style-name="P16">从指定位置开始查找string_t的第一个位置.</text:p>
          </table:table-cell>
        </table:table-row>
        <table:table-row table:style-name="Table126.1">
          <table:table-cell table:style-name="Table126.A1" office:value-type="string">
            <text:p text:style-name="P13">string_find_cstr()</text:p>
          </table:table-cell>
          <table:table-cell table:style-name="Table126.B1" office:value-type="string">
            <text:p text:style-name="P16">从指定位置开始查找字符串常量的第一个位置.</text:p>
          </table:table-cell>
        </table:table-row>
        <table:table-row table:style-name="Table126.1">
          <table:table-cell table:style-name="Table126.A1" office:value-type="string">
            <text:p text:style-name="P13">string_find_subcstr()</text:p>
          </table:table-cell>
          <table:table-cell table:style-name="Table126.B1" office:value-type="string">
            <text:p text:style-name="P16">从指定位置开始查找字符串常量的子串的第一个位置.</text:p>
          </table:table-cell>
        </table:table-row>
        <table:table-row table:style-name="Table126.1">
          <table:table-cell table:style-name="Table126.A1" office:value-type="string">
            <text:p text:style-name="P13">string_find_char()</text:p>
          </table:table-cell>
          <table:table-cell table:style-name="Table126.B1" office:value-type="string">
            <text:p text:style-name="P16">从指定位置开始查找指定的字符第一个位置.</text:p>
          </table:table-cell>
        </table:table-row>
        <table:table-row table:style-name="Table126.1">
          <table:table-cell table:style-name="Table126.A1" office:value-type="string">
            <text:p text:style-name="P13">string_rfind()</text:p>
          </table:table-cell>
          <table:table-cell table:style-name="Table126.B1" office:value-type="string">
            <text:p text:style-name="P16">从指定位置开始向前查找string_t的最后一个位置.</text:p>
          </table:table-cell>
        </table:table-row>
        <table:table-row table:style-name="Table126.1">
          <table:table-cell table:style-name="Table126.A1" office:value-type="string">
            <text:p text:style-name="P13">string_rfind_cstr()</text:p>
          </table:table-cell>
          <table:table-cell table:style-name="Table126.B1" office:value-type="string">
            <text:p text:style-name="P16">从指定位置开始向前查找字符串常量的最后一个位置.</text:p>
          </table:table-cell>
        </table:table-row>
        <table:table-row table:style-name="Table126.1">
          <table:table-cell table:style-name="Table126.A1" office:value-type="string">
            <text:p text:style-name="P13">string_rfind_subcstr()</text:p>
          </table:table-cell>
          <table:table-cell table:style-name="Table126.B1" office:value-type="string">
            <text:p text:style-name="P16">从指定位置开始向前查找字符串的子串的最后一个位置.</text:p>
          </table:table-cell>
        </table:table-row>
        <table:table-row table:style-name="Table126.1">
          <table:table-cell table:style-name="Table126.A1" office:value-type="string">
            <text:p text:style-name="P13">string_rfind_char()</text:p>
          </table:table-cell>
          <table:table-cell table:style-name="Table126.B1" office:value-type="string">
            <text:p text:style-name="P16">从指定位置开始向前查找指定字符的最后一个位置.</text:p>
          </table:table-cell>
        </table:table-row>
        <table:table-row table:style-name="Table126.1">
          <table:table-cell table:style-name="Table126.A1" office:value-type="string">
            <text:p text:style-name="P13">string_find_first_of()</text:p>
          </table:table-cell>
          <table:table-cell table:style-name="Table126.B1" office:value-type="string">
            <text:p text:style-name="P16">从指定位置开始查找string_t包含的任意一个字符的第一个位置.</text:p>
          </table:table-cell>
        </table:table-row>
        <table:table-row table:style-name="Table126.1">
          <table:table-cell table:style-name="Table126.A1" office:value-type="string">
            <text:p text:style-name="P13">string_find_first_of_cstr()</text:p>
          </table:table-cell>
          <table:table-cell table:style-name="Table126.B1" office:value-type="string">
            <text:p text:style-name="P16">从指定位置开始查找字符串常量中包含的任意一个字符的第一个位置.</text:p>
          </table:table-cell>
        </table:table-row>
        <table:table-row table:style-name="Table126.1">
          <table:table-cell table:style-name="Table126.A1" office:value-type="string">
            <text:p text:style-name="P13">string_find_first_of_subcstr()</text:p>
          </table:table-cell>
          <table:table-cell table:style-name="Table126.B1" office:value-type="string">
            <text:p text:style-name="P16">从指定位置开始查找字符串常量的子串包含的任意一个字符的第一个位置.</text:p>
          </table:table-cell>
        </table:table-row>
        <table:table-row table:style-name="Table126.1">
          <table:table-cell table:style-name="Table126.A1" office:value-type="string">
            <text:p text:style-name="P13">string_find_first_of_char()</text:p>
          </table:table-cell>
          <table:table-cell table:style-name="Table126.B1" office:value-type="string">
            <text:p text:style-name="P16">从指定位置开始查找指定字符的第一个位置.</text:p>
          </table:table-cell>
        </table:table-row>
        <table:table-row table:style-name="Table126.1">
          <table:table-cell table:style-name="Table126.A1" office:value-type="string">
            <text:p text:style-name="P13">string_find_last_of()</text:p>
          </table:table-cell>
          <table:table-cell table:style-name="Table126.B1" office:value-type="string">
            <text:p text:style-name="P16">从指定位置开始向前查找string_t包含的任意一个字符的最后一个位置.</text:p>
          </table:table-cell>
        </table:table-row>
        <table:table-row table:style-name="Table126.1">
          <table:table-cell table:style-name="Table126.A1" office:value-type="string">
            <text:p text:style-name="P13">string_find_last_of_cstr()</text:p>
          </table:table-cell>
          <table:table-cell table:style-name="Table126.B1" office:value-type="string">
            <text:p text:style-name="P16">从指定位置开始向前查找字符串常量包含的任意一个字符的最后一个位置.</text:p>
          </table:table-cell>
        </table:table-row>
        <table:table-row table:style-name="Table126.1">
          <table:table-cell table:style-name="Table126.A1" office:value-type="string">
            <text:p text:style-name="P13">string_find_last_of_subcstr()</text:p>
          </table:table-cell>
          <table:table-cell table:style-name="Table126.B1" office:value-type="string">
            <text:p text:style-name="P16">从指定位置开始向前查找字符串常量的子串中包含的任意一个字符的最后一个位置.</text:p>
          </table:table-cell>
        </table:table-row>
        <table:table-row table:style-name="Table126.1">
          <table:table-cell table:style-name="Table126.A1" office:value-type="string">
            <text:p text:style-name="P13">string_find_last_of_char()</text:p>
          </table:table-cell>
          <table:table-cell table:style-name="Table126.B1" office:value-type="string">
            <text:p text:style-name="P16">从指定位置开始向前查找指定字符的最后一个位置.</text:p>
          </table:table-cell>
        </table:table-row>
        <table:table-row table:style-name="Table126.1">
          <table:table-cell table:style-name="Table126.A1" office:value-type="string">
            <text:p text:style-name="P13">string_find_first_not_of()</text:p>
          </table:table-cell>
          <table:table-cell table:style-name="Table126.B1" office:value-type="string">
            <text:p text:style-name="P16">从指定位置开始查找不包含在string_t中的任意字符的第一个位置.</text:p>
          </table:table-cell>
        </table:table-row>
        <table:table-row table:style-name="Table126.1">
          <table:table-cell table:style-name="Table126.A1" office:value-type="string">
            <text:p text:style-name="P13">string_find_first_not_of_cstr()</text:p>
          </table:table-cell>
          <table:table-cell table:style-name="Table126.B1" office:value-type="string">
            <text:p text:style-name="P16">从指定位置开始查找不包含在字符串常量中的任意字符的第一个位置.</text:p>
          </table:table-cell>
        </table:table-row>
        <table:table-row table:style-name="Table126.1">
          <table:table-cell table:style-name="Table126.A1" office:value-type="string">
            <text:p text:style-name="P13">string_find_first_not_of_subcstr()</text:p>
          </table:table-cell>
          <table:table-cell table:style-name="Table126.B1" office:value-type="string">
            <text:p text:style-name="P16">从指定位置开始查找不包含在字符串常量的子串的任意字符的第一个位置.</text:p>
          </table:table-cell>
        </table:table-row>
        <text:soft-page-break/>
        <table:table-row table:style-name="Table126.1">
          <table:table-cell table:style-name="Table126.A1" office:value-type="string">
            <text:p text:style-name="P13">string_find_first_not_of_char()</text:p>
          </table:table-cell>
          <table:table-cell table:style-name="Table126.B1" office:value-type="string">
            <text:p text:style-name="P16">从指定位置开始查找不是指定字符的任意字符的第一个位置.</text:p>
          </table:table-cell>
        </table:table-row>
        <table:table-row table:style-name="Table126.1">
          <table:table-cell table:style-name="Table126.A1" office:value-type="string">
            <text:p text:style-name="P13">string_find_last_not_of()</text:p>
          </table:table-cell>
          <table:table-cell table:style-name="Table126.B1" office:value-type="string">
            <text:p text:style-name="P16">从指定位置开始向前查找不包含在string_t中的任意字符的最后一个位置.</text:p>
          </table:table-cell>
        </table:table-row>
        <table:table-row table:style-name="Table126.1">
          <table:table-cell table:style-name="Table126.A1" office:value-type="string">
            <text:p text:style-name="P13">string_find_last_not_of_cstr()</text:p>
          </table:table-cell>
          <table:table-cell table:style-name="Table126.B1" office:value-type="string">
            <text:p text:style-name="P16">从指定位置开始向前查找不包含在字符串常量中的任意字符的最后一个位置.</text:p>
          </table:table-cell>
        </table:table-row>
        <table:table-row table:style-name="Table126.1">
          <table:table-cell table:style-name="Table126.A1" office:value-type="string">
            <text:p text:style-name="P13">string_find_last_not_of_subcstr()</text:p>
          </table:table-cell>
          <table:table-cell table:style-name="Table126.B1" office:value-type="string">
            <text:p text:style-name="P16">从指定位置开始向前查找不包含在字符串常量的子串的任意字符的最后一个位置.</text:p>
          </table:table-cell>
        </table:table-row>
        <table:table-row table:style-name="Table126.1">
          <table:table-cell table:style-name="Table126.A1" office:value-type="string">
            <text:p text:style-name="P13">string_find_last_not_of_char()</text:p>
          </table:table-cell>
          <table:table-cell table:style-name="Table126.B1" office:value-type="string">
            <text:p text:style-name="P16">从指定位置开始向前查找不是指定字符的的任意字符的最后一个位置.</text:p>
          </table:table-cell>
        </table:table-row>
      </table:table>
      <text:p text:style-name="Standard"><text:span text:style-name="T8"><text:tab/></text:span><text:span text:style-name="T4">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2">string_t t_str;</text:p>
      <text:p text:style-name="P12">string_init_cstr(&amp;t_str, “Hi Bill, I’m ill, so please pay the bill”);</text:p>
      <text:p text:style-name="Standard"><text:span text:style-name="T7">string_find_cstr(&amp;t_str, “il”, 0);</text:span><text:span text:style-name="T8"> <text:s text:c="18"/>/* return 4 */</text:span></text:p>
      <text:p text:style-name="Standard"><text:span text:style-name="T7">string_find_cstr(&amp;t_str, “il”, 10); </text:span><text:span text:style-name="T8"><text:s text:c="17"/>/* return 13 */</text:span></text:p>
      <text:p text:style-name="Standard"><text:span text:style-name="T7">string_rfind_cstr(&amp;t_str, “il”, NPOS);</text:span><text:span text:style-name="T8"> <text:s text:c="13"/>/* return 37 */</text:span></text:p>
      <text:p text:style-name="Standard"><text:span text:style-name="T7">string_find_first_of_cstr(&amp;t_str, “il”, 0); </text:span><text:span text:style-name="T8"><text:s text:c="7"/>/* return 1 */</text:span></text:p>
      <text:p text:style-name="Standard"><text:span text:style-name="T7">string_find_last_of_cstr(&amp;t_str, “il”, NPOS);</text:span><text:span text:style-name="T8"> <text:s text:c="5"/>/* return 39 */</text:span></text:p>
      <text:p text:style-name="Standard"><text:span text:style-name="T7">string_find_first_not_of_cstr(&amp;t_str, “il”, 0);</text:span><text:span text:style-name="T8"> <text:s text:c="3"/>/* return 0 */</text:span></text:p>
      <text:p text:style-name="Standard"><text:span text:style-name="T7">string_find_last_not_of_cstr(&amp;t_str, “il”, NPOS);</text:span><text:span text:style-name="T8"> /* return 36 */</text:span></text:p>
      <text:list xml:id="list782776097" text:continue-numbering="true" text:style-name="WW8Num13">
        <text:list-item>
          <text:list>
            <text:list-item>
              <text:list>
                <text:list-item>
                  <text:h text:style-name="P354" text:outline-level="3">NPOS值</text:h>
                </text:list-item>
              </text:list>
            </text:list-item>
          </text:list>
        </text:list-item>
      </text:list>
      <text:p text:style-name="P70">上一节的查找函数都是使用下标位置为参数,同时返回结果也是下标位置,那么当查找失败时怎么区分呢?&lt;cstl/cstring.h&gt;中定义了值NPOS表示查找失败,例如:</text:p>
      <text:p text:style-name="P71">size_t t_pos = string_find_cstr(&amp;t_str, “not found”);</text:p>
      <text:p text:style-name="P71">if(t_pos == NPOS)</text:p>
      <text:p text:style-name="P77">{</text:p>
      <text:p text:style-name="P77">...<text:line-break/>}</text:p>
      <text:p text:style-name="P8"><text:tab/>此外NPOS用在接受下标为参数的操作函数中时表示长度到达字符串的末尾,这样可以节省计算字符串常的的时间,同时使用更方便,如在10.1.1的例子中</text:p>
      <text:p text:style-name="P12">string_replace_cstr(&amp;t_tmpname, t_pos + 1, NPOS, "xxx");</text:p>
      <text:p text:style-name="Standard"><text:span text:style-name="T4">表示将从t_pos+1开始的一直到字符串末尾的子串替换成</text:span><text:span text:style-name="T8">”xxx”</text:span><text:span text:style-name="T4">.</text:span></text:p>
      <text:list xml:id="list578147031" text:continue-numbering="true" text:style-name="WW8Num13">
        <text:list-item>
          <text:list>
            <text:list-item>
              <text:list>
                <text:list-item>
                  <text:h text:style-name="P354"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3">string_begin()</text:p>
          </table:table-cell>
          <table:table-cell table:style-name="Table127.B1" office:value-type="string">
            <text:p text:style-name="P16">获得指向第一个字符的迭代器.</text:p>
          </table:table-cell>
        </table:table-row>
        <table:table-row table:style-name="Table127.1">
          <table:table-cell table:style-name="Table127.A1" office:value-type="string">
            <text:p text:style-name="P13">string_end()</text:p>
          </table:table-cell>
          <table:table-cell table:style-name="Table127.B1" office:value-type="string">
            <text:p text:style-name="P16">获得指向最后一个字符的下一个位置的迭代器.</text:p>
          </table:table-cell>
        </table:table-row>
      </table:table>
      <text:p text:style-name="P8"/>
      <text:p text:style-name="P70"><text:soft-page-break/>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30T20:43:14</dc:date>
    <meta:editing-cycles>1219</meta:editing-cycles>
    <meta:editing-duration>PT181H42M54S</meta:editing-duration>
    <meta:generator>OpenOffice.org/3.1$Linux OpenOffice.org_project/310m19$Build-9420</meta:generator>
    <dc:creator>Wangbo </dc:creator>
    <meta:document-statistic meta:table-count="209" meta:image-count="27" meta:object-count="0" meta:page-count="275" meta:paragraph-count="9594" meta:word-count="46777" meta:character-count="270189"/>
  </office:meta>
</office:document-meta>
</file>